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8cm"/>
    </style:style>
    <style:style style:name="co2" style:family="table-column">
      <style:table-column-properties fo:break-before="auto" style:column-width="2.327cm"/>
    </style:style>
    <style:style style:name="co3" style:family="table-column">
      <style:table-column-properties fo:break-before="auto" style:column-width="6.357cm"/>
    </style:style>
    <style:style style:name="co4" style:family="table-column">
      <style:table-column-properties fo:break-before="auto" style:column-width="6.7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1.96cm" svg:height="16.302cm" svg:x="20.624cm" svg:y="2.294cm">
            <draw:object draw:notify-on-update-of-ranges="Sheet1.C1:Sheet1.C1 Sheet1.C2:Sheet1.C1670 Sheet1.D1:Sheet1.D1 Sheet1.D2:Sheet1.D167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ketID</text:p>
          </table:table-cell>
          <table:table-cell office:value-type="string" calcext:value-type="string">
            <text:p>Transmitions</text:p>
          </table:table-cell>
          <table:table-cell office:value-type="string" calcext:value-type="string">
            <text:p>RTT</text:p>
          </table:table-cell>
          <table:table-cell office:value-type="string" calcext:value-type="string">
            <text:p>RTO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0124502182006836" calcext:value-type="float">
            <text:p>0.0124502182</text:p>
          </table:table-cell>
          <table:table-cell office:value-type="float" office:value="0.031125545501709" calcext:value-type="float">
            <text:p>0.031125545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24208927154541" calcext:value-type="float">
            <text:p>0.0124208927</text:p>
          </table:table-cell>
          <table:table-cell office:value-type="float" office:value="0.0264823734760284" calcext:value-type="float">
            <text:p>0.0264823735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.0141429901123047" calcext:value-type="float">
            <text:p>0.0141429901</text:p>
          </table:table-cell>
          <table:table-cell office:value-type="float" office:value="0.0161415097438437" calcext:value-type="float">
            <text:p>0.016141509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23970508575439" calcext:value-type="float">
            <text:p>0.0123970509</text:p>
          </table:table-cell>
          <table:table-cell office:value-type="float" office:value="0.023016732186079" calcext:value-type="float">
            <text:p>0.023016732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124039649963379" calcext:value-type="float">
            <text:p>0.012403965</text:p>
          </table:table-cell>
          <table:table-cell office:value-type="float" office:value="0.0204044901765883" calcext:value-type="float">
            <text:p>0.020404490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123319625854492" calcext:value-type="float">
            <text:p>0.0123319626</text:p>
          </table:table-cell>
          <table:table-cell office:value-type="float" office:value="0.0185031920555048" calcext:value-type="float">
            <text:p>0.018503192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12315034866333" calcext:value-type="float">
            <text:p>0.0123150349</text:p>
          </table:table-cell>
          <table:table-cell office:value-type="float" office:value="0.0170774259968312" calcext:value-type="float">
            <text:p>0.01707742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23131275177002" calcext:value-type="float">
            <text:p>0.0123131275</text:p>
          </table:table-cell>
          <table:table-cell office:value-type="float" office:value="0.0159946112280522" calcext:value-type="float">
            <text:p>0.015994611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123021602630615" calcext:value-type="float">
            <text:p>0.0123021603</text:p>
          </table:table-cell>
          <table:table-cell office:value-type="float" office:value="0.0151785640179014" calcext:value-type="float">
            <text:p>0.01517856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12315034866333" calcext:value-type="float">
            <text:p>0.0123150349</text:p>
          </table:table-cell>
          <table:table-cell office:value-type="float" office:value="0.0145418801410386" calcext:value-type="float">
            <text:p>0.014541880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123050212860107" calcext:value-type="float">
            <text:p>0.0123050213</text:p>
          </table:table-cell>
          <table:table-cell office:value-type="float" office:value="0.0140632293147949" calcext:value-type="float">
            <text:p>0.014063229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123121738433838" calcext:value-type="float">
            <text:p>0.0123121738</text:p>
          </table:table-cell>
          <table:table-cell office:value-type="float" office:value="0.0136879122214715" calcext:value-type="float">
            <text:p>0.013687912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0122749805450439" calcext:value-type="float">
            <text:p>0.0122749805</text:p>
          </table:table-cell>
          <table:table-cell office:value-type="float" office:value="0.0129190130663373" calcext:value-type="float">
            <text:p>0.012919013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0123069286346436" calcext:value-type="float">
            <text:p>0.0123069286</text:p>
          </table:table-cell>
          <table:table-cell office:value-type="float" office:value="0.0134032081123105" calcext:value-type="float">
            <text:p>0.013403208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0122890472412109" calcext:value-type="float">
            <text:p>0.0122890472</text:p>
          </table:table-cell>
          <table:table-cell office:value-type="float" office:value="0.01319775852625" calcext:value-type="float">
            <text:p>0.013197758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22840404510498" calcext:value-type="float">
            <text:p>0.0122840405</text:p>
          </table:table-cell>
          <table:table-cell office:value-type="float" office:value="0.0130389159491313" calcext:value-type="float">
            <text:p>0.013038915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0122590065002441" calcext:value-type="float">
            <text:p>0.0122590065</text:p>
          </table:table-cell>
          <table:table-cell office:value-type="float" office:value="0.0128341780724131" calcext:value-type="float">
            <text:p>0.012834178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0122601985931396" calcext:value-type="float">
            <text:p>0.0122601986</text:p>
          </table:table-cell>
          <table:table-cell office:value-type="float" office:value="0.0127594879147365" calcext:value-type="float">
            <text:p>0.012759487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0122690200805664" calcext:value-type="float">
            <text:p>0.0122690201</text:p>
          </table:table-cell>
          <table:table-cell office:value-type="float" office:value="0.012687150905963" calcext:value-type="float">
            <text:p>0.012687150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122711658477783" calcext:value-type="float">
            <text:p>0.0122711658</text:p>
          </table:table-cell>
          <table:table-cell office:value-type="float" office:value="0.0126247356093512" calcext:value-type="float">
            <text:p>0.012624735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0121159553527832" calcext:value-type="float">
            <text:p>0.0121159554</text:p>
          </table:table-cell>
          <table:table-cell office:value-type="float" office:value="0.0127085356990214" calcext:value-type="float">
            <text:p>0.012708535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122339725494385" calcext:value-type="float">
            <text:p>0.0122339725</text:p>
          </table:table-cell>
          <table:table-cell office:value-type="float" office:value="0.0125478197867197" calcext:value-type="float">
            <text:p>0.012547819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0121009349822998" calcext:value-type="float">
            <text:p>0.012100935</text:p>
          </table:table-cell>
          <table:table-cell office:value-type="float" office:value="0.0127581541962204" calcext:value-type="float">
            <text:p>0.012758154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0120830535888672" calcext:value-type="float">
            <text:p>0.0120830536</text:p>
          </table:table-cell>
          <table:table-cell office:value-type="float" office:value="0.0127858244538258" calcext:value-type="float">
            <text:p>0.012785824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0122368335723877" calcext:value-type="float">
            <text:p>0.0122368336</text:p>
          </table:table-cell>
          <table:table-cell office:value-type="float" office:value="0.0126494422042864" calcext:value-type="float">
            <text:p>0.012649442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0122330188751221" calcext:value-type="float">
            <text:p>0.0122330189</text:p>
          </table:table-cell>
          <table:table-cell office:value-type="float" office:value="0.0124721568140533" calcext:value-type="float">
            <text:p>0.012472156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0122320652008057" calcext:value-type="float">
            <text:p>0.0122320652</text:p>
          </table:table-cell>
          <table:table-cell office:value-type="float" office:value="0.0124158643926762" calcext:value-type="float">
            <text:p>0.012415864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0122530460357666" calcext:value-type="float">
            <text:p>0.012253046</text:p>
          </table:table-cell>
          <table:table-cell office:value-type="float" office:value="0.012390979233834" calcext:value-type="float">
            <text:p>0.012390979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0122499465942383" calcext:value-type="float">
            <text:p>0.0122499466</text:p>
          </table:table-cell>
          <table:table-cell office:value-type="float" office:value="0.0123668510641848" calcext:value-type="float">
            <text:p>0.012366851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122549533843994" calcext:value-type="float">
            <text:p>0.0122549534</text:p>
          </table:table-cell>
          <table:table-cell office:value-type="float" office:value="0.012352996327098" calcext:value-type="float">
            <text:p>0.0123529963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.0122427940368652" calcext:value-type="float">
            <text:p>0.012242794</text:p>
          </table:table-cell>
          <table:table-cell office:value-type="float" office:value="0.0123014659368149" calcext:value-type="float">
            <text:p>0.012301465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122158527374268" calcext:value-type="float">
            <text:p>0.0122158527</text:p>
          </table:table-cell>
          <table:table-cell office:value-type="float" office:value="0.0123468140143074" calcext:value-type="float">
            <text:p>0.01234681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.0122458934783936" calcext:value-type="float">
            <text:p>0.0122458935</text:p>
          </table:table-cell>
          <table:table-cell office:value-type="float" office:value="0.0123287434780258" calcext:value-type="float">
            <text:p>0.012328743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0122489929199219" calcext:value-type="float">
            <text:p>0.0122489929</text:p>
          </table:table-cell>
          <table:table-cell office:value-type="float" office:value="0.0123177824978218" calcext:value-type="float">
            <text:p>0.012317782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0122699737548828" calcext:value-type="float">
            <text:p>0.0122699738</text:p>
          </table:table-cell>
          <table:table-cell office:value-type="float" office:value="0.0123195018795504" calcext:value-type="float">
            <text:p>0.012319501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.0122377872467041" calcext:value-type="float">
            <text:p>0.0122377872</text:p>
          </table:table-cell>
          <table:table-cell office:value-type="float" office:value="0.012306135431294" calcext:value-type="float">
            <text:p>0.012306135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.0122439861297607" calcext:value-type="float">
            <text:p>0.0122439861</text:p>
          </table:table-cell>
          <table:table-cell office:value-type="float" office:value="0.0122912159023657" calcext:value-type="float">
            <text:p>0.012291215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.0122308731079102" calcext:value-type="float">
            <text:p>0.0122308731</text:p>
          </table:table-cell>
          <table:table-cell office:value-type="float" office:value="0.0122901873323218" calcext:value-type="float">
            <text:p>0.012290187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.0122239589691162" calcext:value-type="float">
            <text:p>0.012223959</text:p>
          </table:table-cell>
          <table:table-cell office:value-type="float" office:value="0.0122937086351623" calcext:value-type="float">
            <text:p>0.012293708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0122280120849609" calcext:value-type="float">
            <text:p>0.0122280121</text:p>
          </table:table-cell>
          <table:table-cell office:value-type="float" office:value="0.0122836808812691" calcext:value-type="float">
            <text:p>0.0122836809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.0122101306915283" calcext:value-type="float">
            <text:p>0.0122101307</text:p>
          </table:table-cell>
          <table:table-cell office:value-type="float" office:value="0.0123059395559769" calcext:value-type="float">
            <text:p>0.0123059396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.0122120380401611" calcext:value-type="float">
            <text:p>0.012212038</text:p>
          </table:table-cell>
          <table:table-cell office:value-type="float" office:value="0.0123093031406937" calcext:value-type="float">
            <text:p>0.012309303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.0122261047363281" calcext:value-type="float">
            <text:p>0.0122261047</text:p>
          </table:table-cell>
          <table:table-cell office:value-type="float" office:value="0.0122961625996263" calcext:value-type="float">
            <text:p>0.0122961626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012239933013916" calcext:value-type="float">
            <text:p>0.012239933</text:p>
          </table:table-cell>
          <table:table-cell office:value-type="float" office:value="0.012280074177195" calcext:value-type="float">
            <text:p>0.012280074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0122268199920654" calcext:value-type="float">
            <text:p>0.01222682</text:p>
          </table:table-cell>
          <table:table-cell office:value-type="float" office:value="0.0122732662348848" calcext:value-type="float">
            <text:p>0.012273266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.0121369361877441" calcext:value-type="float">
            <text:p>0.0121369362</text:p>
          </table:table-cell>
          <table:table-cell office:value-type="float" office:value="0.0123459954064368" calcext:value-type="float">
            <text:p>0.0123459954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0121219158172607" calcext:value-type="float">
            <text:p>0.0121219158</text:p>
          </table:table-cell>
          <table:table-cell office:value-type="float" office:value="0.0124003336488565" calcext:value-type="float">
            <text:p>0.012400333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0121080875396729" calcext:value-type="float">
            <text:p>0.0121080875</text:p>
          </table:table-cell>
          <table:table-cell office:value-type="float" office:value="0.0124393923060966" calcext:value-type="float">
            <text:p>0.0124393923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0.012160062789917" calcext:value-type="float">
            <text:p>0.0121600628</text:p>
          </table:table-cell>
          <table:table-cell office:value-type="float" office:value="0.0123297226375814" calcext:value-type="float">
            <text:p>0.012329722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121669769287109" calcext:value-type="float">
            <text:p>0.0121669769</text:p>
          </table:table-cell>
          <table:table-cell office:value-type="float" office:value="0.0124031430605513" calcext:value-type="float">
            <text:p>0.012403143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.0121719837188721" calcext:value-type="float">
            <text:p>0.0121719837</text:p>
          </table:table-cell>
          <table:table-cell office:value-type="float" office:value="0.0123675933601512" calcext:value-type="float">
            <text:p>0.012367593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.0121610164642334" calcext:value-type="float">
            <text:p>0.0121610165</text:p>
          </table:table-cell>
          <table:table-cell office:value-type="float" office:value="0.0123477474157825" calcext:value-type="float">
            <text:p>0.0123477474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.0121579170227051" calcext:value-type="float">
            <text:p>0.012157917</text:p>
          </table:table-cell>
          <table:table-cell office:value-type="float" office:value="0.0123144695529579" calcext:value-type="float">
            <text:p>0.0123144696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.0121541023254395" calcext:value-type="float">
            <text:p>0.0121541023</text:p>
          </table:table-cell>
          <table:table-cell office:value-type="float" office:value="0.0123029053097108" calcext:value-type="float">
            <text:p>0.0123029053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.0121688842773438" calcext:value-type="float">
            <text:p>0.0121688843</text:p>
          </table:table-cell>
          <table:table-cell office:value-type="float" office:value="0.0122777319739051" calcext:value-type="float">
            <text:p>0.012277732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.0121450424194336" calcext:value-type="float">
            <text:p>0.0121450424</text:p>
          </table:table-cell>
          <table:table-cell office:value-type="float" office:value="0.0122786721074365" calcext:value-type="float">
            <text:p>0.0122786721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.0121378898620606" calcext:value-type="float">
            <text:p>0.0121378899</text:p>
          </table:table-cell>
          <table:table-cell office:value-type="float" office:value="0.0122813716300177" calcext:value-type="float">
            <text:p>0.0122813716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.0122170448303223" calcext:value-type="float">
            <text:p>0.0122170448</text:p>
          </table:table-cell>
          <table:table-cell office:value-type="float" office:value="0.020011061567455" calcext:value-type="float">
            <text:p>0.0200110616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.0121288299560547" calcext:value-type="float">
            <text:p>0.01212883</text:p>
          </table:table-cell>
          <table:table-cell office:value-type="float" office:value="0.0122865868042182" calcext:value-type="float">
            <text:p>0.012286586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000684976577758789" calcext:value-type="float">
            <text:p>0.0006849766</text:p>
          </table:table-cell>
          <table:table-cell office:value-type="float" office:value="0.022298451066791" calcext:value-type="float">
            <text:p>0.022298451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0122249126434326" calcext:value-type="float">
            <text:p>0.0122249126</text:p>
          </table:table-cell>
          <table:table-cell office:value-type="float" office:value="0.0182460860815542" calcext:value-type="float">
            <text:p>0.0182460861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.0122249126434326" calcext:value-type="float">
            <text:p>0.0122249126</text:p>
          </table:table-cell>
          <table:table-cell office:value-type="float" office:value="0.0210899955998022" calcext:value-type="float">
            <text:p>0.021089995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.0122389793395996" calcext:value-type="float">
            <text:p>0.0122389793</text:p>
          </table:table-cell>
          <table:table-cell office:value-type="float" office:value="0.0190841244086289" calcext:value-type="float">
            <text:p>0.019084124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.0121848583221436" calcext:value-type="float">
            <text:p>0.0121848583</text:p>
          </table:table-cell>
          <table:table-cell office:value-type="float" office:value="0.0174629006480199" calcext:value-type="float">
            <text:p>0.017462900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12178897857666" calcext:value-type="float">
            <text:p>0.0121788979</text:p>
          </table:table-cell>
          <table:table-cell office:value-type="float" office:value="0.0167772908620421" calcext:value-type="float">
            <text:p>0.016777290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.0121641159057617" calcext:value-type="float">
            <text:p>0.0121641159</text:p>
          </table:table-cell>
          <table:table-cell office:value-type="float" office:value="0.0161670299627152" calcext:value-type="float">
            <text:p>0.0161670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0121471881866455" calcext:value-type="float">
            <text:p>0.0121471882</text:p>
          </table:table-cell>
          <table:table-cell office:value-type="float" office:value="0.0140781966138958" calcext:value-type="float">
            <text:p>0.014078196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.0120420455932617" calcext:value-type="float">
            <text:p>0.0120420456</text:p>
          </table:table-cell>
          <table:table-cell office:value-type="float" office:value="0.0155041260816895" calcext:value-type="float">
            <text:p>0.0155041261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.0121068954467773" calcext:value-type="float">
            <text:p>0.0121068954</text:p>
          </table:table-cell>
          <table:table-cell office:value-type="float" office:value="0.0150338614797082" calcext:value-type="float">
            <text:p>0.0150338615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.0121209621429443" calcext:value-type="float">
            <text:p>0.0121209621</text:p>
          </table:table-cell>
          <table:table-cell office:value-type="float" office:value="0.0146496076793167" calcext:value-type="float">
            <text:p>0.014649607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0121431350708008" calcext:value-type="float">
            <text:p>0.0121431351</text:p>
          </table:table-cell>
          <table:table-cell office:value-type="float" office:value="0.0143433654936367" calcext:value-type="float">
            <text:p>0.0143433655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.012160062789917" calcext:value-type="float">
            <text:p>0.0121600628</text:p>
          </table:table-cell>
          <table:table-cell office:value-type="float" office:value="0.0138583194518947" calcext:value-type="float">
            <text:p>0.0138583195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.0121519565582275" calcext:value-type="float">
            <text:p>0.0121519566</text:p>
          </table:table-cell>
          <table:table-cell office:value-type="float" office:value="0.0136518350329941" calcext:value-type="float">
            <text:p>0.013651835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.0121378898620606" calcext:value-type="float">
            <text:p>0.0121378899</text:p>
          </table:table-cell>
          <table:table-cell office:value-type="float" office:value="0.0134536333975662" calcext:value-type="float">
            <text:p>0.0134536334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.012131929397583" calcext:value-type="float">
            <text:p>0.0121319294</text:p>
          </table:table-cell>
          <table:table-cell office:value-type="float" office:value="0.0132757410662949" calcext:value-type="float">
            <text:p>0.013275741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0.0121159553527832" calcext:value-type="float">
            <text:p>0.0121159554</text:p>
          </table:table-cell>
          <table:table-cell office:value-type="float" office:value="0.0127445505886077" calcext:value-type="float">
            <text:p>0.0127445506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.012113094329834" calcext:value-type="float">
            <text:p>0.0121130943</text:p>
          </table:table-cell>
          <table:table-cell office:value-type="float" office:value="0.0131020656580332" calcext:value-type="float">
            <text:p>0.0131020657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.0121161937713623" calcext:value-type="float">
            <text:p>0.0121161938</text:p>
          </table:table-cell>
          <table:table-cell office:value-type="float" office:value="0.0129606726890746" calcext:value-type="float">
            <text:p>0.0129606727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.0121219158172607" calcext:value-type="float">
            <text:p>0.0121219158</text:p>
          </table:table-cell>
          <table:table-cell office:value-type="float" office:value="0.0128479308886527" calcext:value-type="float">
            <text:p>0.0128479309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.0121238231658936" calcext:value-type="float">
            <text:p>0.0121238232</text:p>
          </table:table-cell>
          <table:table-cell office:value-type="float" office:value="0.0126659149553327" calcext:value-type="float">
            <text:p>0.012665915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0121240615844727" calcext:value-type="float">
            <text:p>0.0121240616</text:p>
          </table:table-cell>
          <table:table-cell office:value-type="float" office:value="0.0125976381734775" calcext:value-type="float">
            <text:p>0.012597638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.0121021270751953" calcext:value-type="float">
            <text:p>0.0121021271</text:p>
          </table:table-cell>
          <table:table-cell office:value-type="float" office:value="0.0125133559440417" calcext:value-type="float">
            <text:p>0.0125133559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.0120880603790283" calcext:value-type="float">
            <text:p>0.0120880604</text:p>
          </table:table-cell>
          <table:table-cell office:value-type="float" office:value="0.0124293697956351" calcext:value-type="float">
            <text:p>0.0124293698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.0120909214019775" calcext:value-type="float">
            <text:p>0.0120909214</text:p>
          </table:table-cell>
          <table:table-cell office:value-type="float" office:value="0.0123668066172922" calcext:value-type="float">
            <text:p>0.0123668066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.0121431350708008" calcext:value-type="float">
            <text:p>0.0121431351</text:p>
          </table:table-cell>
          <table:table-cell office:value-type="float" office:value="0.0209744732721047" calcext:value-type="float">
            <text:p>0.0209744733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.0120670795440674" calcext:value-type="float">
            <text:p>0.0120670795</text:p>
          </table:table-cell>
          <table:table-cell office:value-type="float" office:value="0.0122938919040545" calcext:value-type="float">
            <text:p>0.0122938919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.0120639801025391" calcext:value-type="float">
            <text:p>0.0120639801</text:p>
          </table:table-cell>
          <table:table-cell office:value-type="float" office:value="0.01224166574858" calcext:value-type="float">
            <text:p>0.0122416657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0.000673055648803711" calcext:value-type="float">
            <text:p>0.0006730556</text:p>
          </table:table-cell>
          <table:table-cell office:value-type="float" office:value="0.0221688985546294" calcext:value-type="float">
            <text:p>0.0221688986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0.0121579170227051" calcext:value-type="float">
            <text:p>0.012157917</text:p>
          </table:table-cell>
          <table:table-cell office:value-type="float" office:value="0.0181910659167593" calcext:value-type="float">
            <text:p>0.0181910659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.0121650695800781" calcext:value-type="float">
            <text:p>0.0121650696</text:p>
          </table:table-cell>
          <table:table-cell office:value-type="float" office:value="0.019939328684594" calcext:value-type="float">
            <text:p>0.0199393287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.0121669769287109" calcext:value-type="float">
            <text:p>0.0121669769</text:p>
          </table:table-cell>
          <table:table-cell office:value-type="float" office:value="0.019019215219236" calcext:value-type="float">
            <text:p>0.019019215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0121071338653564" calcext:value-type="float">
            <text:p>0.0121071339</text:p>
          </table:table-cell>
          <table:table-cell office:value-type="float" office:value="0.0174019259820525" calcext:value-type="float">
            <text:p>0.017401926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.012099027633667" calcext:value-type="float">
            <text:p>0.0120990276</text:p>
          </table:table-cell>
          <table:table-cell office:value-type="float" office:value="0.0167094711356038" calcext:value-type="float">
            <text:p>0.0167094711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.0120341777801514" calcext:value-type="float">
            <text:p>0.0120341778</text:p>
          </table:table-cell>
          <table:table-cell office:value-type="float" office:value="0.0139625220179633" calcext:value-type="float">
            <text:p>0.01396252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.0120029449462891" calcext:value-type="float">
            <text:p>0.0120029449</text:p>
          </table:table-cell>
          <table:table-cell office:value-type="float" office:value="0.0160028782598862" calcext:value-type="float">
            <text:p>0.0160028783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.0119898319244385" calcext:value-type="float">
            <text:p>0.0119898319</text:p>
          </table:table-cell>
          <table:table-cell office:value-type="float" office:value="0.0153994266195646" calcext:value-type="float">
            <text:p>0.0153994266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.0120539665222168" calcext:value-type="float">
            <text:p>0.0120539665</text:p>
          </table:table-cell>
          <table:table-cell office:value-type="float" office:value="0.0149690130688815" calcext:value-type="float">
            <text:p>0.0149690131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.0120601654052734" calcext:value-type="float">
            <text:p>0.0120601654</text:p>
          </table:table-cell>
          <table:table-cell office:value-type="float" office:value="0.0146024327151012" calcext:value-type="float">
            <text:p>0.0146024327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.0120449066162109" calcext:value-type="float">
            <text:p>0.0120449066</text:p>
          </table:table-cell>
          <table:table-cell office:value-type="float" office:value="0.0142652523668054" calcext:value-type="float">
            <text:p>0.0142652524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.0120480060577393" calcext:value-type="float">
            <text:p>0.0120480061</text:p>
          </table:table-cell>
          <table:table-cell office:value-type="float" office:value="0.0137191512813903" calcext:value-type="float">
            <text:p>0.0137191513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.0120339393615723" calcext:value-type="float">
            <text:p>0.0120339394</text:p>
          </table:table-cell>
          <table:table-cell office:value-type="float" office:value="0.0134913909140874" calcext:value-type="float">
            <text:p>0.013491390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120360851287842" calcext:value-type="float">
            <text:p>0.0120360851</text:p>
          </table:table-cell>
          <table:table-cell office:value-type="float" office:value="0.0132987918001421" calcext:value-type="float">
            <text:p>0.0132987918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0132598876953125" calcext:value-type="float">
            <text:p>0.0132598877</text:p>
          </table:table-cell>
          <table:table-cell office:value-type="float" office:value="0.0143801015251146" calcext:value-type="float">
            <text:p>0.0143801015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.011948823928833" calcext:value-type="float">
            <text:p>0.0119488239</text:p>
          </table:table-cell>
          <table:table-cell office:value-type="float" office:value="0.0130347701981905" calcext:value-type="float">
            <text:p>0.013034770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.0132529735565186" calcext:value-type="float">
            <text:p>0.0132529736</text:p>
          </table:table-cell>
          <table:table-cell office:value-type="float" office:value="0.0142947385321386" calcext:value-type="float">
            <text:p>0.0142947385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.0120229721069336" calcext:value-type="float">
            <text:p>0.0120229721</text:p>
          </table:table-cell>
          <table:table-cell office:value-type="float" office:value="0.0137544538754586" calcext:value-type="float">
            <text:p>0.0137544539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.0120360851287842" calcext:value-type="float">
            <text:p>0.0120360851</text:p>
          </table:table-cell>
          <table:table-cell office:value-type="float" office:value="0.0133343093701267" calcext:value-type="float">
            <text:p>0.0133343094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.0120511054992676" calcext:value-type="float">
            <text:p>0.0120511055</text:p>
          </table:table-cell>
          <table:table-cell office:value-type="float" office:value="0.0139602852188005" calcext:value-type="float">
            <text:p>0.0139602852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0.0120527744293213" calcext:value-type="float">
            <text:p>0.0120527744</text:p>
          </table:table-cell>
          <table:table-cell office:value-type="float" office:value="0.0136236585877494" calcext:value-type="float">
            <text:p>0.0136236586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0120310783386231" calcext:value-type="float">
            <text:p>0.0120310783</text:p>
          </table:table-cell>
          <table:table-cell office:value-type="float" office:value="0.0133726413105322" calcext:value-type="float">
            <text:p>0.0133726413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0.0120251178741455" calcext:value-type="float">
            <text:p>0.0120251179</text:p>
          </table:table-cell>
          <table:table-cell office:value-type="float" office:value="0.0131712027859041" calcext:value-type="float">
            <text:p>0.0131712028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.0132629871368408" calcext:value-type="float">
            <text:p>0.0132629871</text:p>
          </table:table-cell>
          <table:table-cell office:value-type="float" office:value="0.0153998245791927" calcext:value-type="float">
            <text:p>0.0153998246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.0119349956512451" calcext:value-type="float">
            <text:p>0.0119349957</text:p>
          </table:table-cell>
          <table:table-cell office:value-type="float" office:value="0.0130820505456623" calcext:value-type="float">
            <text:p>0.0130820505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0.0132560729980469" calcext:value-type="float">
            <text:p>0.013256073</text:p>
          </table:table-cell>
          <table:table-cell office:value-type="float" office:value="0.0141318449812694" calcext:value-type="float">
            <text:p>0.014131845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0.0132730007171631" calcext:value-type="float">
            <text:p>0.0132730007</text:p>
          </table:table-cell>
          <table:table-cell office:value-type="float" office:value="0.0148124483891665" calcext:value-type="float">
            <text:p>0.0148124484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.0132718086242676" calcext:value-type="float">
            <text:p>0.0132718086</text:p>
          </table:table-cell>
          <table:table-cell office:value-type="float" office:value="0.0152096455313415" calcext:value-type="float">
            <text:p>0.0152096455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0.0118980407714844" calcext:value-type="float">
            <text:p>0.0118980408</text:p>
          </table:table-cell>
          <table:table-cell office:value-type="float" office:value="0.0152984941860057" calcext:value-type="float">
            <text:p>0.0152984942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.0131340026855469" calcext:value-type="float">
            <text:p>0.0131340027</text:p>
          </table:table-cell>
          <table:table-cell office:value-type="float" office:value="0.0153120093415531" calcext:value-type="float">
            <text:p>0.0153120093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0.0118839740753174" calcext:value-type="float">
            <text:p>0.0118839741</text:p>
          </table:table-cell>
          <table:table-cell office:value-type="float" office:value="0.0152373149270075" calcext:value-type="float">
            <text:p>0.0152373149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.0119080543518066" calcext:value-type="float">
            <text:p>0.0119080544</text:p>
          </table:table-cell>
          <table:table-cell office:value-type="float" office:value="0.0150624345739185" calcext:value-type="float">
            <text:p>0.0150624346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.0119919776916504" calcext:value-type="float">
            <text:p>0.0119919777</text:p>
          </table:table-cell>
          <table:table-cell office:value-type="float" office:value="0.0137670513967068" calcext:value-type="float">
            <text:p>0.0137670514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0119500160217285" calcext:value-type="float">
            <text:p>0.011950016</text:p>
          </table:table-cell>
          <table:table-cell office:value-type="float" office:value="0.0148123784990813" calcext:value-type="float">
            <text:p>0.0148123785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0.0120291709899902" calcext:value-type="float">
            <text:p>0.012029171</text:p>
          </table:table-cell>
          <table:table-cell office:value-type="float" office:value="0.014489569775323" calcext:value-type="float">
            <text:p>0.0144895698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.0120210647583008" calcext:value-type="float">
            <text:p>0.0120210648</text:p>
          </table:table-cell>
          <table:table-cell office:value-type="float" office:value="0.0142079320410433" calcext:value-type="float">
            <text:p>0.014207932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0.0119950771331787" calcext:value-type="float">
            <text:p>0.0119950771</text:p>
          </table:table-cell>
          <table:table-cell office:value-type="float" office:value="0.0139775068473183" calcext:value-type="float">
            <text:p>0.0139775068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.0119979381561279" calcext:value-type="float">
            <text:p>0.0119979382</text:p>
          </table:table-cell>
          <table:table-cell office:value-type="float" office:value="0.013568253547542" calcext:value-type="float">
            <text:p>0.0135682535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0.0132229328155518" calcext:value-type="float">
            <text:p>0.0132229328</text:p>
          </table:table-cell>
          <table:table-cell office:value-type="float" office:value="0.0143880917111512" calcext:value-type="float">
            <text:p>0.0143880917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0.0119791030883789" calcext:value-type="float">
            <text:p>0.0119791031</text:p>
          </table:table-cell>
          <table:table-cell office:value-type="float" office:value="0.014165713608595" calcext:value-type="float">
            <text:p>0.0141657136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0.0132029056549072" calcext:value-type="float">
            <text:p>0.0132029057</text:p>
          </table:table-cell>
          <table:table-cell office:value-type="float" office:value="0.0147373168713894" calcext:value-type="float">
            <text:p>0.0147373169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.0119869709014893" calcext:value-type="float">
            <text:p>0.0119869709</text:p>
          </table:table-cell>
          <table:table-cell office:value-type="float" office:value="0.0138467535420479" calcext:value-type="float">
            <text:p>0.0138467535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0.0119731426239014" calcext:value-type="float">
            <text:p>0.0119731426</text:p>
          </table:table-cell>
          <table:table-cell office:value-type="float" office:value="0.0145159133117806" calcext:value-type="float">
            <text:p>0.0145159133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.0119750499725342" calcext:value-type="float">
            <text:p>0.01197505</text:p>
          </table:table-cell>
          <table:table-cell office:value-type="float" office:value="0.0142894867117374" calcext:value-type="float">
            <text:p>0.0142894867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.011976957321167" calcext:value-type="float">
            <text:p>0.0119769573</text:p>
          </table:table-cell>
          <table:table-cell office:value-type="float" office:value="0.0140668991773053" calcext:value-type="float">
            <text:p>0.0140668992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.0119941234588623" calcext:value-type="float">
            <text:p>0.0119941235</text:p>
          </table:table-cell>
          <table:table-cell office:value-type="float" office:value="0.0136379062736913" calcext:value-type="float">
            <text:p>0.0136379063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.0119869709014893" calcext:value-type="float">
            <text:p>0.0119869709</text:p>
          </table:table-cell>
          <table:table-cell office:value-type="float" office:value="0.0134557405285704" calcext:value-type="float">
            <text:p>0.0134557405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.0119919776916504" calcext:value-type="float">
            <text:p>0.0119919777</text:p>
          </table:table-cell>
          <table:table-cell office:value-type="float" office:value="0.0132859142660974" calcext:value-type="float">
            <text:p>0.0132859143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.0119831562042236" calcext:value-type="float">
            <text:p>0.0119831562</text:p>
          </table:table-cell>
          <table:table-cell office:value-type="float" office:value="0.0131417490648965" calcext:value-type="float">
            <text:p>0.0131417491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.0119929313659668" calcext:value-type="float">
            <text:p>0.0119929314</text:p>
          </table:table-cell>
          <table:table-cell office:value-type="float" office:value="0.0130023813581871" calcext:value-type="float">
            <text:p>0.0130023814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0.0119807720184326" calcext:value-type="float">
            <text:p>0.011980772</text:p>
          </table:table-cell>
          <table:table-cell office:value-type="float" office:value="0.0126069988128242" calcext:value-type="float">
            <text:p>0.0126069988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0.0119562149047852" calcext:value-type="float">
            <text:p>0.0119562149</text:p>
          </table:table-cell>
          <table:table-cell office:value-type="float" office:value="0.0129115028919361" calcext:value-type="float">
            <text:p>0.0129115029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.0119810104370117" calcext:value-type="float">
            <text:p>0.0119810104</text:p>
          </table:table-cell>
          <table:table-cell office:value-type="float" office:value="0.0128003150581622" calcext:value-type="float">
            <text:p>0.0128003151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.0119960308074951" calcext:value-type="float">
            <text:p>0.0119960308</text:p>
          </table:table-cell>
          <table:table-cell office:value-type="float" office:value="0.0126886019486642" calcext:value-type="float">
            <text:p>0.0126886019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.0120131969451904" calcext:value-type="float">
            <text:p>0.0120131969</text:p>
          </table:table-cell>
          <table:table-cell office:value-type="float" office:value="0.0125055053566914" calcext:value-type="float">
            <text:p>0.0125055054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.011991024017334" calcext:value-type="float">
            <text:p>0.011991024</text:p>
          </table:table-cell>
          <table:table-cell office:value-type="float" office:value="0.0124429169501193" calcext:value-type="float">
            <text:p>0.012442917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.0132269859313965" calcext:value-type="float">
            <text:p>0.0132269859</text:p>
          </table:table-cell>
          <table:table-cell office:value-type="float" office:value="0.013675462474617" calcext:value-type="float">
            <text:p>0.0136754625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.0120000839233398" calcext:value-type="float">
            <text:p>0.0120000839</text:p>
          </table:table-cell>
          <table:table-cell office:value-type="float" office:value="0.0134707882817857" calcext:value-type="float">
            <text:p>0.0134707883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0.000652790069580078" calcext:value-type="float">
            <text:p>0.0006527901</text:p>
          </table:table-cell>
          <table:table-cell office:value-type="float" office:value="0.0232193934535786" calcext:value-type="float">
            <text:p>0.0232193935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0.0119719505310059" calcext:value-type="float">
            <text:p>0.0119719505</text:p>
          </table:table-cell>
          <table:table-cell office:value-type="float" office:value="0.0189081606487102" calcext:value-type="float">
            <text:p>0.0189081606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0.0131471157073975" calcext:value-type="float">
            <text:p>0.0131471157</text:p>
          </table:table-cell>
          <table:table-cell office:value-type="float" office:value="0.0183324916466359" calcext:value-type="float">
            <text:p>0.0183324916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.0120158195495606" calcext:value-type="float">
            <text:p>0.0120158195</text:p>
          </table:table-cell>
          <table:table-cell office:value-type="float" office:value="0.0215458433903713" calcext:value-type="float">
            <text:p>0.0215458434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.0119860172271729" calcext:value-type="float">
            <text:p>0.0119860172</text:p>
          </table:table-cell>
          <table:table-cell office:value-type="float" office:value="0.02011623530368" calcext:value-type="float">
            <text:p>0.0201162353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119168758392334" calcext:value-type="float">
            <text:p>0.0119168758</text:p>
          </table:table-cell>
          <table:table-cell office:value-type="float" office:value="0.0178366460619639" calcext:value-type="float">
            <text:p>0.0178366461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0119450092315674" calcext:value-type="float">
            <text:p>0.0119450092</text:p>
          </table:table-cell>
          <table:table-cell office:value-type="float" office:value="0.0171434775281669" calcext:value-type="float">
            <text:p>0.0171434775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.0119609832763672" calcext:value-type="float">
            <text:p>0.0119609833</text:p>
          </table:table-cell>
          <table:table-cell office:value-type="float" office:value="0.0162187056790527" calcext:value-type="float">
            <text:p>0.0162187057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119428634643555" calcext:value-type="float">
            <text:p>0.0119428635</text:p>
          </table:table-cell>
          <table:table-cell office:value-type="float" office:value="0.0154583855394743" calcext:value-type="float">
            <text:p>0.0154583855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0119249820709229" calcext:value-type="float">
            <text:p>0.0119249821</text:p>
          </table:table-cell>
          <table:table-cell office:value-type="float" office:value="0.0148294488154169" calcext:value-type="float">
            <text:p>0.0148294488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0.0131077766418457" calcext:value-type="float">
            <text:p>0.0131077766</text:p>
          </table:table-cell>
          <table:table-cell office:value-type="float" office:value="0.0149272874566708" calcext:value-type="float">
            <text:p>0.0149272875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.0118119716644287" calcext:value-type="float">
            <text:p>0.0118119717</text:p>
          </table:table-cell>
          <table:table-cell office:value-type="float" office:value="0.0141988077971828" calcext:value-type="float">
            <text:p>0.0141988078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0118839740753174" calcext:value-type="float">
            <text:p>0.0118839741</text:p>
          </table:table-cell>
          <table:table-cell office:value-type="float" office:value="0.0137913637120679" calcext:value-type="float">
            <text:p>0.0137913637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.0131001472473145" calcext:value-type="float">
            <text:p>0.0131001472</text:p>
          </table:table-cell>
          <table:table-cell office:value-type="float" office:value="0.0148325674235595" calcext:value-type="float">
            <text:p>0.0148325674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0118989944458008" calcext:value-type="float">
            <text:p>0.0118989944</text:p>
          </table:table-cell>
          <table:table-cell office:value-type="float" office:value="0.0141104223270154" calcext:value-type="float">
            <text:p>0.0141104223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.011929988861084" calcext:value-type="float">
            <text:p>0.0119299889</text:p>
          </table:table-cell>
          <table:table-cell office:value-type="float" office:value="0.0143020066913147" calcext:value-type="float">
            <text:p>0.0143020067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01192307472229" calcext:value-type="float">
            <text:p>0.0119230747</text:p>
          </table:table-cell>
          <table:table-cell office:value-type="float" office:value="0.0138235905032997" calcext:value-type="float">
            <text:p>0.0138235905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119128227233887" calcext:value-type="float">
            <text:p>0.0119128227</text:p>
          </table:table-cell>
          <table:table-cell office:value-type="float" office:value="0.013459209260797" calcext:value-type="float">
            <text:p>0.0134592093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0119190216064453" calcext:value-type="float">
            <text:p>0.0119190216</text:p>
          </table:table-cell>
          <table:table-cell office:value-type="float" office:value="0.0131663354684361" calcext:value-type="float">
            <text:p>0.0131663355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0.0118598937988281" calcext:value-type="float">
            <text:p>0.0118598938</text:p>
          </table:table-cell>
          <table:table-cell office:value-type="float" office:value="0.0136314220210307" calcext:value-type="float">
            <text:p>0.013631422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.0118720531463623" calcext:value-type="float">
            <text:p>0.0118720531</text:p>
          </table:table-cell>
          <table:table-cell office:value-type="float" office:value="0.0129762558865846" calcext:value-type="float">
            <text:p>0.0129762559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0118651390075684" calcext:value-type="float">
            <text:p>0.011865139</text:p>
          </table:table-cell>
          <table:table-cell office:value-type="float" office:value="0.0128230596968074" calcext:value-type="float">
            <text:p>0.0128230597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.0130751132965088" calcext:value-type="float">
            <text:p>0.0130751133</text:p>
          </table:table-cell>
          <table:table-cell office:value-type="float" office:value="0.0138600149263769" calcext:value-type="float">
            <text:p>0.0138600149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118930339813232" calcext:value-type="float">
            <text:p>0.011893034</text:p>
          </table:table-cell>
          <table:table-cell office:value-type="float" office:value="0.0133970500102702" calcext:value-type="float">
            <text:p>0.01339705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0118951797485352" calcext:value-type="float">
            <text:p>0.0118951797</text:p>
          </table:table-cell>
          <table:table-cell office:value-type="float" office:value="0.0131943653309936" calcext:value-type="float">
            <text:p>0.0131943653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.011897087097168" calcext:value-type="float">
            <text:p>0.0118970871</text:p>
          </table:table-cell>
          <table:table-cell office:value-type="float" office:value="0.0130190850307128" calcext:value-type="float">
            <text:p>0.013019085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118820667266846" calcext:value-type="float">
            <text:p>0.0118820667</text:p>
          </table:table-cell>
          <table:table-cell office:value-type="float" office:value="0.0128821377224032" calcext:value-type="float">
            <text:p>0.0128821377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.0118899345397949" calcext:value-type="float">
            <text:p>0.0118899345</text:p>
          </table:table-cell>
          <table:table-cell office:value-type="float" office:value="0.0127541294962373" calcext:value-type="float">
            <text:p>0.0127541295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0.0118658542633057" calcext:value-type="float">
            <text:p>0.0118658543</text:p>
          </table:table-cell>
          <table:table-cell office:value-type="float" office:value="0.013255752675417" calcext:value-type="float">
            <text:p>0.0132557527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130631923675537" calcext:value-type="float">
            <text:p>0.0130631924</text:p>
          </table:table-cell>
          <table:table-cell office:value-type="float" office:value="0.0137763001757884" calcext:value-type="float">
            <text:p>0.0137763002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118370056152344" calcext:value-type="float">
            <text:p>0.0118370056</text:p>
          </table:table-cell>
          <table:table-cell office:value-type="float" office:value="0.0136079185500719" calcext:value-type="float">
            <text:p>0.0136079186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.0118410587310791" calcext:value-type="float">
            <text:p>0.0118410587</text:p>
          </table:table-cell>
          <table:table-cell office:value-type="float" office:value="0.0134385306026177" calcext:value-type="float">
            <text:p>0.0134385306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.0119011402130127" calcext:value-type="float">
            <text:p>0.0119011402</text:p>
          </table:table-cell>
          <table:table-cell office:value-type="float" office:value="0.0130614951293194" calcext:value-type="float">
            <text:p>0.0130614951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.0118980407714844" calcext:value-type="float">
            <text:p>0.0118980408</text:p>
          </table:table-cell>
          <table:table-cell office:value-type="float" office:value="0.0129004645348956" calcext:value-type="float">
            <text:p>0.0129004645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.0131049156188965" calcext:value-type="float">
            <text:p>0.0131049156</text:p>
          </table:table-cell>
          <table:table-cell office:value-type="float" office:value="0.013919234231316" calcext:value-type="float">
            <text:p>0.0139192342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0118939876556396" calcext:value-type="float">
            <text:p>0.0118939877</text:p>
          </table:table-cell>
          <table:table-cell office:value-type="float" office:value="0.0136866025049632" calcext:value-type="float">
            <text:p>0.0136866025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130858421325684" calcext:value-type="float">
            <text:p>0.0130858421</text:p>
          </table:table-cell>
          <table:table-cell office:value-type="float" office:value="0.0143930306908334" calcext:value-type="float">
            <text:p>0.0143930307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0.0118870735168457" calcext:value-type="float">
            <text:p>0.0118870735</text:p>
          </table:table-cell>
          <table:table-cell office:value-type="float" office:value="0.0135370186643581" calcext:value-type="float">
            <text:p>0.0135370187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118539333343506" calcext:value-type="float">
            <text:p>0.0118539333</text:p>
          </table:table-cell>
          <table:table-cell office:value-type="float" office:value="0.0141804581858676" calcext:value-type="float">
            <text:p>0.0141804582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.0118401050567627" calcext:value-type="float">
            <text:p>0.0118401051</text:p>
          </table:table-cell>
          <table:table-cell office:value-type="float" office:value="0.0139803533207634" calcext:value-type="float">
            <text:p>0.0139803533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118658542633057" calcext:value-type="float">
            <text:p>0.0118658543</text:p>
          </table:table-cell>
          <table:table-cell office:value-type="float" office:value="0.0137596211890636" calcext:value-type="float">
            <text:p>0.0137596212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.0119118690490723" calcext:value-type="float">
            <text:p>0.011911869</text:p>
          </table:table-cell>
          <table:table-cell office:value-type="float" office:value="0.0133176788809622" calcext:value-type="float">
            <text:p>0.0133176789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0119090080261231" calcext:value-type="float">
            <text:p>0.011909008</text:p>
          </table:table-cell>
          <table:table-cell office:value-type="float" office:value="0.0131323089859426" calcext:value-type="float">
            <text:p>0.013132309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129160881042481" calcext:value-type="float">
            <text:p>0.0129160881</text:p>
          </table:table-cell>
          <table:table-cell office:value-type="float" office:value="0.0138459336517142" calcext:value-type="float">
            <text:p>0.0138459337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129110813140869" calcext:value-type="float">
            <text:p>0.0129110813</text:p>
          </table:table-cell>
          <table:table-cell office:value-type="float" office:value="0.0142795595263372" calcext:value-type="float">
            <text:p>0.0142795595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116958618164063" calcext:value-type="float">
            <text:p>0.0116958618</text:p>
          </table:table-cell>
          <table:table-cell office:value-type="float" office:value="0.0142500007048366" calcext:value-type="float">
            <text:p>0.0142500007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0.0116350650787354" calcext:value-type="float">
            <text:p>0.0116350651</text:p>
          </table:table-cell>
          <table:table-cell office:value-type="float" office:value="0.0142571354419166" calcext:value-type="float">
            <text:p>0.0142571354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118060111999512" calcext:value-type="float">
            <text:p>0.0118060112</text:p>
          </table:table-cell>
          <table:table-cell office:value-type="float" office:value="0.0140544051773617" calcext:value-type="float">
            <text:p>0.0140544052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0117349624633789" calcext:value-type="float">
            <text:p>0.0117349625</text:p>
          </table:table-cell>
          <table:table-cell office:value-type="float" office:value="0.0139179509451629" calcext:value-type="float">
            <text:p>0.0139179509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0128459930419922" calcext:value-type="float">
            <text:p>0.012845993</text:p>
          </table:table-cell>
          <table:table-cell office:value-type="float" office:value="0.0143203505052603" calcext:value-type="float">
            <text:p>0.0143203505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128588676452637" calcext:value-type="float">
            <text:p>0.0128588676</text:p>
          </table:table-cell>
          <table:table-cell office:value-type="float" office:value="0.0145645456222005" calcext:value-type="float">
            <text:p>0.0145645456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130140781402588" calcext:value-type="float">
            <text:p>0.0130140781</text:p>
          </table:table-cell>
          <table:table-cell office:value-type="float" office:value="0.0148875929231021" calcext:value-type="float">
            <text:p>0.0148875929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117979049682617" calcext:value-type="float">
            <text:p>0.011797905</text:p>
          </table:table-cell>
          <table:table-cell office:value-type="float" office:value="0.0146838685600783" calcext:value-type="float">
            <text:p>0.0146838686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117940902709961" calcext:value-type="float">
            <text:p>0.0117940903</text:p>
          </table:table-cell>
          <table:table-cell office:value-type="float" office:value="0.0144633259447072" calcext:value-type="float">
            <text:p>0.0144633259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118100643157959" calcext:value-type="float">
            <text:p>0.0118100643</text:p>
          </table:table-cell>
          <table:table-cell office:value-type="float" office:value="0.0142212039493665" calcext:value-type="float">
            <text:p>0.0142212039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0.0129919052124023" calcext:value-type="float">
            <text:p>0.0129919052</text:p>
          </table:table-cell>
          <table:table-cell office:value-type="float" office:value="0.0149704162814497" calcext:value-type="float">
            <text:p>0.0149704163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117030143737793" calcext:value-type="float">
            <text:p>0.0117030144</text:p>
          </table:table-cell>
          <table:table-cell office:value-type="float" office:value="0.0140806319756397" calcext:value-type="float">
            <text:p>0.014080632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0.0129852294921875" calcext:value-type="float">
            <text:p>0.0129852295</text:p>
          </table:table-cell>
          <table:table-cell office:value-type="float" office:value="0.014595944644657" calcext:value-type="float">
            <text:p>0.0145959446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0.0117869377136231" calcext:value-type="float">
            <text:p>0.0117869377</text:p>
          </table:table-cell>
          <table:table-cell office:value-type="float" office:value="0.0143539624616681" calcext:value-type="float">
            <text:p>0.0143539625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0.013002872467041" calcext:value-type="float">
            <text:p>0.0130028725</text:p>
          </table:table-cell>
          <table:table-cell office:value-type="float" office:value="0.0147668938731033" calcext:value-type="float">
            <text:p>0.0147668939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.0118308067321777" calcext:value-type="float">
            <text:p>0.0118308067</text:p>
          </table:table-cell>
          <table:table-cell office:value-type="float" office:value="0.0147635714141726" calcext:value-type="float">
            <text:p>0.0147635714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0.013016939163208" calcext:value-type="float">
            <text:p>0.0130169392</text:p>
          </table:table-cell>
          <table:table-cell office:value-type="float" office:value="0.0149713789718885" calcext:value-type="float">
            <text:p>0.014971379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0.0118050575256348" calcext:value-type="float">
            <text:p>0.0118050575</text:p>
          </table:table-cell>
          <table:table-cell office:value-type="float" office:value="0.0148181416295808" calcext:value-type="float">
            <text:p>0.0148181416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0.0117998123168945" calcext:value-type="float">
            <text:p>0.0117998123</text:p>
          </table:table-cell>
          <table:table-cell office:value-type="float" office:value="0.0146280103030907" calcext:value-type="float">
            <text:p>0.0146280103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0.0117511749267578" calcext:value-type="float">
            <text:p>0.0117511749</text:p>
          </table:table-cell>
          <table:table-cell office:value-type="float" office:value="0.0146046639992788" calcext:value-type="float">
            <text:p>0.014604664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0.0115909576416016" calcext:value-type="float">
            <text:p>0.0115909576</text:p>
          </table:table-cell>
          <table:table-cell office:value-type="float" office:value="0.0145976032738944" calcext:value-type="float">
            <text:p>0.0145976033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0.0127940177917481" calcext:value-type="float">
            <text:p>0.0127940178</text:p>
          </table:table-cell>
          <table:table-cell office:value-type="float" office:value="0.0147033574420607" calcext:value-type="float">
            <text:p>0.0147033574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0.012800931930542" calcext:value-type="float">
            <text:p>0.0128009319</text:p>
          </table:table-cell>
          <table:table-cell office:value-type="float" office:value="0.0147208701569907" calcext:value-type="float">
            <text:p>0.0147208702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0.0117900371551514" calcext:value-type="float">
            <text:p>0.0117900372</text:p>
          </table:table-cell>
          <table:table-cell office:value-type="float" office:value="0.0144052277249196" calcext:value-type="float">
            <text:p>0.0144052277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0.0129761695861816" calcext:value-type="float">
            <text:p>0.0129761696</text:p>
          </table:table-cell>
          <table:table-cell office:value-type="float" office:value="0.0147426790479844" calcext:value-type="float">
            <text:p>0.014742679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0.0129659175872803" calcext:value-type="float">
            <text:p>0.0129659176</text:p>
          </table:table-cell>
          <table:table-cell office:value-type="float" office:value="0.0148973945593002" calcext:value-type="float">
            <text:p>0.0148973946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0.0129470825195313" calcext:value-type="float">
            <text:p>0.0129470825</text:p>
          </table:table-cell>
          <table:table-cell office:value-type="float" office:value="0.014917378507008" calcext:value-type="float">
            <text:p>0.0149173785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0.0129380226135254" calcext:value-type="float">
            <text:p>0.0129380226</text:p>
          </table:table-cell>
          <table:table-cell office:value-type="float" office:value="0.0148587288288259" calcext:value-type="float">
            <text:p>0.0148587288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0.0129020214080811" calcext:value-type="float">
            <text:p>0.0129020214</text:p>
          </table:table-cell>
          <table:table-cell office:value-type="float" office:value="0.014928828498886" calcext:value-type="float">
            <text:p>0.0149288285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0.0116429328918457" calcext:value-type="float">
            <text:p>0.0116429329</text:p>
          </table:table-cell>
          <table:table-cell office:value-type="float" office:value="0.0150210428243833" calcext:value-type="float">
            <text:p>0.0150210428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0.0117158889770508" calcext:value-type="float">
            <text:p>0.011715889</text:p>
          </table:table-cell>
          <table:table-cell office:value-type="float" office:value="0.0149581588740216" calcext:value-type="float">
            <text:p>0.0149581589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0.0117239952087402" calcext:value-type="float">
            <text:p>0.0117239952</text:p>
          </table:table-cell>
          <table:table-cell office:value-type="float" office:value="0.0148084773945882" calcext:value-type="float">
            <text:p>0.0148084774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0.0129129886627197" calcext:value-type="float">
            <text:p>0.0129129887</text:p>
          </table:table-cell>
          <table:table-cell office:value-type="float" office:value="0.0149265840337495" calcext:value-type="float">
            <text:p>0.014926584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0.0117580890655518" calcext:value-type="float">
            <text:p>0.0117580891</text:p>
          </table:table-cell>
          <table:table-cell office:value-type="float" office:value="0.0148511342641501" calcext:value-type="float">
            <text:p>0.0148511343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0.0129508972167969" calcext:value-type="float">
            <text:p>0.0129508972</text:p>
          </table:table-cell>
          <table:table-cell office:value-type="float" office:value="0.0149331912935918" calcext:value-type="float">
            <text:p>0.0149331913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0.0117509365081787" calcext:value-type="float">
            <text:p>0.0117509365</text:p>
          </table:table-cell>
          <table:table-cell office:value-type="float" office:value="0.014860827566744" calcext:value-type="float">
            <text:p>0.0148608276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0.0117530822753906" calcext:value-type="float">
            <text:p>0.0117530823</text:p>
          </table:table-cell>
          <table:table-cell office:value-type="float" office:value="0.0147142772291095" calcext:value-type="float">
            <text:p>0.0147142772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0.0129060745239258" calcext:value-type="float">
            <text:p>0.0129060745</text:p>
          </table:table-cell>
          <table:table-cell office:value-type="float" office:value="0.014916748489542" calcext:value-type="float">
            <text:p>0.0149167485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0.0116350650787354" calcext:value-type="float">
            <text:p>0.0116350651</text:p>
          </table:table-cell>
          <table:table-cell office:value-type="float" office:value="0.0146288312748066" calcext:value-type="float">
            <text:p>0.0146288313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0.0129148960113525" calcext:value-type="float">
            <text:p>0.012914896</text:p>
          </table:table-cell>
          <table:table-cell office:value-type="float" office:value="0.0148544565099659" calcext:value-type="float">
            <text:p>0.0148544565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0.012930154800415" calcext:value-type="float">
            <text:p>0.0129301548</text:p>
          </table:table-cell>
          <table:table-cell office:value-type="float" office:value="0.0149590779426529" calcext:value-type="float">
            <text:p>0.0149590779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0.0117309093475342" calcext:value-type="float">
            <text:p>0.0117309093</text:p>
          </table:table-cell>
          <table:table-cell office:value-type="float" office:value="0.0148422779607802" calcext:value-type="float">
            <text:p>0.014842278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0.0117559432983398" calcext:value-type="float">
            <text:p>0.0117559433</text:p>
          </table:table-cell>
          <table:table-cell office:value-type="float" office:value="0.0147921082590533" calcext:value-type="float">
            <text:p>0.0147921083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0.0117509365081787" calcext:value-type="float">
            <text:p>0.0117509365</text:p>
          </table:table-cell>
          <table:table-cell office:value-type="float" office:value="0.0146198138941638" calcext:value-type="float">
            <text:p>0.0146198139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0.0129561424255371" calcext:value-type="float">
            <text:p>0.0129561424</text:p>
          </table:table-cell>
          <table:table-cell office:value-type="float" office:value="0.0148582855092981" calcext:value-type="float">
            <text:p>0.0148582855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0.011775016784668" calcext:value-type="float">
            <text:p>0.0117750168</text:p>
          </table:table-cell>
          <table:table-cell office:value-type="float" office:value="0.014680046506541" calcext:value-type="float">
            <text:p>0.0146800465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0.0140738487243652" calcext:value-type="float">
            <text:p>0.0140738487</text:p>
          </table:table-cell>
          <table:table-cell office:value-type="float" office:value="0.0161561253502858" calcext:value-type="float">
            <text:p>0.0161561254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0.0128350257873535" calcext:value-type="float">
            <text:p>0.0128350258</text:p>
          </table:table-cell>
          <table:table-cell office:value-type="float" office:value="0.0147430168326826" calcext:value-type="float">
            <text:p>0.0147430168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0.0117158889770508" calcext:value-type="float">
            <text:p>0.011715889</text:p>
          </table:table-cell>
          <table:table-cell office:value-type="float" office:value="0.0146555100861844" calcext:value-type="float">
            <text:p>0.0146555101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0.0117099285125732" calcext:value-type="float">
            <text:p>0.0117099285</text:p>
          </table:table-cell>
          <table:table-cell office:value-type="float" office:value="0.0145114360305525" calcext:value-type="float">
            <text:p>0.014511436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0.0128891468048096" calcext:value-type="float">
            <text:p>0.0128891468</text:p>
          </table:table-cell>
          <table:table-cell office:value-type="float" office:value="0.0147345721527295" calcext:value-type="float">
            <text:p>0.0147345722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0.0117208957672119" calcext:value-type="float">
            <text:p>0.0117208958</text:p>
          </table:table-cell>
          <table:table-cell office:value-type="float" office:value="0.0159093142198365" calcext:value-type="float">
            <text:p>0.0159093142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0.0129108428955078" calcext:value-type="float">
            <text:p>0.0129108429</text:p>
          </table:table-cell>
          <table:table-cell office:value-type="float" office:value="0.0156142637787821" calcext:value-type="float">
            <text:p>0.0156142638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0.0117199420928955" calcext:value-type="float">
            <text:p>0.0117199421</text:p>
          </table:table-cell>
          <table:table-cell office:value-type="float" office:value="0.0154690584464681" calcext:value-type="float">
            <text:p>0.0154690584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0.0129079818725586" calcext:value-type="float">
            <text:p>0.0129079819</text:p>
          </table:table-cell>
          <table:table-cell office:value-type="float" office:value="0.0153045688411859" calcext:value-type="float">
            <text:p>0.0153045688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float" office:value="0.012847900390625" calcext:value-type="float">
            <text:p>0.0128479004</text:p>
          </table:table-cell>
          <table:table-cell office:value-type="float" office:value="0.0149377429723273" calcext:value-type="float">
            <text:p>0.014937743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0.011584997177124" calcext:value-type="float">
            <text:p>0.0115849972</text:p>
          </table:table-cell>
          <table:table-cell office:value-type="float" office:value="0.0153277817270647" calcext:value-type="float">
            <text:p>0.0153277817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0.0128660202026367" calcext:value-type="float">
            <text:p>0.0128660202</text:p>
          </table:table-cell>
          <table:table-cell office:value-type="float" office:value="0.0151845950447699" calcext:value-type="float">
            <text:p>0.015184595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0.0128688812255859" calcext:value-type="float">
            <text:p>0.0128688812</text:p>
          </table:table-cell>
          <table:table-cell office:value-type="float" office:value="0.0150213919715152" calcext:value-type="float">
            <text:p>0.015021392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0.0116748809814453" calcext:value-type="float">
            <text:p>0.011674881</text:p>
          </table:table-cell>
          <table:table-cell office:value-type="float" office:value="0.015060323444422" calcext:value-type="float">
            <text:p>0.0150603234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0.0116968154907227" calcext:value-type="float">
            <text:p>0.0116968155</text:p>
          </table:table-cell>
          <table:table-cell office:value-type="float" office:value="0.0149381406615424" calcext:value-type="float">
            <text:p>0.0149381407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0116989612579346" calcext:value-type="float">
            <text:p>0.0116989613</text:p>
          </table:table-cell>
          <table:table-cell office:value-type="float" office:value="0.0148352326871913" calcext:value-type="float">
            <text:p>0.0148352327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0.0128819942474365" calcext:value-type="float">
            <text:p>0.0128819942</text:p>
          </table:table-cell>
          <table:table-cell office:value-type="float" office:value="0.0149010011520808" calcext:value-type="float">
            <text:p>0.0149010012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0.0128719806671143" calcext:value-type="float">
            <text:p>0.0128719807</text:p>
          </table:table-cell>
          <table:table-cell office:value-type="float" office:value="0.0148698024635319" calcext:value-type="float">
            <text:p>0.0148698025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0.0140209197998047" calcext:value-type="float">
            <text:p>0.0140209198</text:p>
          </table:table-cell>
          <table:table-cell office:value-type="float" office:value="0.0160817983119541" calcext:value-type="float">
            <text:p>0.0160817983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27511024475098" calcext:value-type="float">
            <text:p>0.0127511024</text:p>
          </table:table-cell>
          <table:table-cell office:value-type="float" office:value="0.0146509083959786" calcext:value-type="float">
            <text:p>0.0146509084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.0116579532623291" calcext:value-type="float">
            <text:p>0.0116579533</text:p>
          </table:table-cell>
          <table:table-cell office:value-type="float" office:value="0.0147828338923857" calcext:value-type="float">
            <text:p>0.0147828339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11667013168335" calcext:value-type="float">
            <text:p>0.0116670132</text:p>
          </table:table-cell>
          <table:table-cell office:value-type="float" office:value="0.0147638300619585" calcext:value-type="float">
            <text:p>0.0147638301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0.0128450393676758" calcext:value-type="float">
            <text:p>0.0128450394</text:p>
          </table:table-cell>
          <table:table-cell office:value-type="float" office:value="0.0147977161992182" calcext:value-type="float">
            <text:p>0.0147977162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0.0128979682922363" calcext:value-type="float">
            <text:p>0.0128979683</text:p>
          </table:table-cell>
          <table:table-cell office:value-type="float" office:value="0.015596754298918" calcext:value-type="float">
            <text:p>0.0155967543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0.0128939151763916" calcext:value-type="float">
            <text:p>0.0128939152</text:p>
          </table:table-cell>
          <table:table-cell office:value-type="float" office:value="0.015189547347329" calcext:value-type="float">
            <text:p>0.0151895473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0.0116980075836182" calcext:value-type="float">
            <text:p>0.0116980076</text:p>
          </table:table-cell>
          <table:table-cell office:value-type="float" office:value="0.0153599927655985" calcext:value-type="float">
            <text:p>0.0153599928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0.0116920471191406" calcext:value-type="float">
            <text:p>0.0116920471</text:p>
          </table:table-cell>
          <table:table-cell office:value-type="float" office:value="0.0153626259408189" calcext:value-type="float">
            <text:p>0.0153626259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0.0128068923950195" calcext:value-type="float">
            <text:p>0.0128068924</text:p>
          </table:table-cell>
          <table:table-cell office:value-type="float" office:value="0.0146597157255016" calcext:value-type="float">
            <text:p>0.0146597157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0.0127358436584473" calcext:value-type="float">
            <text:p>0.0127358437</text:p>
          </table:table-cell>
          <table:table-cell office:value-type="float" office:value="0.0149934001233011" calcext:value-type="float">
            <text:p>0.0149934001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0.0127959251403809" calcext:value-type="float">
            <text:p>0.0127959251</text:p>
          </table:table-cell>
          <table:table-cell office:value-type="float" office:value="0.0147481387082037" calcext:value-type="float">
            <text:p>0.0147481387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0.0128021240234375" calcext:value-type="float">
            <text:p>0.012802124</text:p>
          </table:table-cell>
          <table:table-cell office:value-type="float" office:value="0.0145331529739903" calcext:value-type="float">
            <text:p>0.014533153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0.0116269588470459" calcext:value-type="float">
            <text:p>0.0116269588</text:p>
          </table:table-cell>
          <table:table-cell office:value-type="float" office:value="0.0148232075865944" calcext:value-type="float">
            <text:p>0.0148232076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0.0128359794616699" calcext:value-type="float">
            <text:p>0.0128359795</text:p>
          </table:table-cell>
          <table:table-cell office:value-type="float" office:value="0.0145272464125637" calcext:value-type="float">
            <text:p>0.0145272464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0.0128231048583984" calcext:value-type="float">
            <text:p>0.0128231049</text:p>
          </table:table-cell>
          <table:table-cell office:value-type="float" office:value="0.0143729774050523" calcext:value-type="float">
            <text:p>0.0143729774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0.0128159523010254" calcext:value-type="float">
            <text:p>0.0128159523</text:p>
          </table:table-cell>
          <table:table-cell office:value-type="float" office:value="0.0142152582247453" calcext:value-type="float">
            <text:p>0.0142152582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0.0128209590911865" calcext:value-type="float">
            <text:p>0.0128209591</text:p>
          </table:table-cell>
          <table:table-cell office:value-type="float" office:value="0.0140736593414839" calcext:value-type="float">
            <text:p>0.0140736593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float" office:value="0.0127720832824707" calcext:value-type="float">
            <text:p>0.0127720833</text:p>
          </table:table-cell>
          <table:table-cell office:value-type="float" office:value="0.0139333991134822" calcext:value-type="float">
            <text:p>0.0139333991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0.0115301609039307" calcext:value-type="float">
            <text:p>0.0115301609</text:p>
          </table:table-cell>
          <table:table-cell office:value-type="float" office:value="0.0146570848051141" calcext:value-type="float">
            <text:p>0.0146570848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0.0127761363983154" calcext:value-type="float">
            <text:p>0.0127761364</text:p>
          </table:table-cell>
          <table:table-cell office:value-type="float" office:value="0.0144472748224191" calcext:value-type="float">
            <text:p>0.0144472748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0.0127689838409424" calcext:value-type="float">
            <text:p>0.0127689838</text:p>
          </table:table-cell>
          <table:table-cell office:value-type="float" office:value="0.0142493173184775" calcext:value-type="float">
            <text:p>0.0142493173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0.012786865234375" calcext:value-type="float">
            <text:p>0.0127868652</text:p>
          </table:table-cell>
          <table:table-cell office:value-type="float" office:value="0.0140932638529546" calcext:value-type="float">
            <text:p>0.0140932639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0.011721134185791" calcext:value-type="float">
            <text:p>0.0117211342</text:p>
          </table:table-cell>
          <table:table-cell office:value-type="float" office:value="0.0143709164117819" calcext:value-type="float">
            <text:p>0.0143709164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0.0117199420928955" calcext:value-type="float">
            <text:p>0.0117199421</text:p>
          </table:table-cell>
          <table:table-cell office:value-type="float" office:value="0.0145762745255124" calcext:value-type="float">
            <text:p>0.0145762745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0.0127289295196533" calcext:value-type="float">
            <text:p>0.0127289295</text:p>
          </table:table-cell>
          <table:table-cell office:value-type="float" office:value="0.0144065108421947" calcext:value-type="float">
            <text:p>0.0144065108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0.0127358436584473" calcext:value-type="float">
            <text:p>0.0127358437</text:p>
          </table:table-cell>
          <table:table-cell office:value-type="float" office:value="0.0142504574148312" calcext:value-type="float">
            <text:p>0.0142504574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0.011491060256958" calcext:value-type="float">
            <text:p>0.0114910603</text:p>
          </table:table-cell>
          <table:table-cell office:value-type="float" office:value="0.0146666744123933" calcext:value-type="float">
            <text:p>0.0146666744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0.0127320289611816" calcext:value-type="float">
            <text:p>0.012732029</text:p>
          </table:table-cell>
          <table:table-cell office:value-type="float" office:value="0.0145161211093348" calcext:value-type="float">
            <text:p>0.0145161211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0.0117230415344238" calcext:value-type="float">
            <text:p>0.0117230415</text:p>
          </table:table-cell>
          <table:table-cell office:value-type="float" office:value="0.0145782155034971" calcext:value-type="float">
            <text:p>0.0145782155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0.011742115020752" calcext:value-type="float">
            <text:p>0.011742115</text:p>
          </table:table-cell>
          <table:table-cell office:value-type="float" office:value="0.0145130514625954" calcext:value-type="float">
            <text:p>0.0145130515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0.0129020214080811" calcext:value-type="float">
            <text:p>0.0129020214</text:p>
          </table:table-cell>
          <table:table-cell office:value-type="float" office:value="0.0146870288030264" calcext:value-type="float">
            <text:p>0.0146870288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0.0130000114440918" calcext:value-type="float">
            <text:p>0.0130000114</text:p>
          </table:table-cell>
          <table:table-cell office:value-type="float" office:value="0.01574770812103" calcext:value-type="float">
            <text:p>0.0157477081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0.0120398998260498" calcext:value-type="float">
            <text:p>0.0120398998</text:p>
          </table:table-cell>
          <table:table-cell office:value-type="float" office:value="0.0154603620464424" calcext:value-type="float">
            <text:p>0.015460362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0.0120720863342285" calcext:value-type="float">
            <text:p>0.0120720863</text:p>
          </table:table-cell>
          <table:table-cell office:value-type="float" office:value="0.0151367385459506" calcext:value-type="float">
            <text:p>0.0151367385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float" office:value="0.0133209228515625" calcext:value-type="float">
            <text:p>0.0133209229</text:p>
          </table:table-cell>
          <table:table-cell office:value-type="float" office:value="0.0143968644395821" calcext:value-type="float">
            <text:p>0.0143968644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0.0120720863342285" calcext:value-type="float">
            <text:p>0.0120720863</text:p>
          </table:table-cell>
          <table:table-cell office:value-type="float" office:value="0.0148285902421366" calcext:value-type="float">
            <text:p>0.0148285902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0.0120739936828613" calcext:value-type="float">
            <text:p>0.0120739937</text:p>
          </table:table-cell>
          <table:table-cell office:value-type="float" office:value="0.0145385582405828" calcext:value-type="float">
            <text:p>0.0145385582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0.0121331214904785" calcext:value-type="float">
            <text:p>0.0121331215</text:p>
          </table:table-cell>
          <table:table-cell office:value-type="float" office:value="0.0142194702654693" calcext:value-type="float">
            <text:p>0.0142194703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0.0121350288391113" calcext:value-type="float">
            <text:p>0.0121350288</text:p>
          </table:table-cell>
          <table:table-cell office:value-type="float" office:value="0.0139432014525288" calcext:value-type="float">
            <text:p>0.0139432015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0.0121161937713623" calcext:value-type="float">
            <text:p>0.0121161938</text:p>
          </table:table-cell>
          <table:table-cell office:value-type="float" office:value="0.0137218753341478" calcext:value-type="float">
            <text:p>0.0137218753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0.0121059417724609" calcext:value-type="float">
            <text:p>0.0121059418</text:p>
          </table:table-cell>
          <table:table-cell office:value-type="float" office:value="0.0135354230191619" calcext:value-type="float">
            <text:p>0.013535423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0.0121440887451172" calcext:value-type="float">
            <text:p>0.0121440887</text:p>
          </table:table-cell>
          <table:table-cell office:value-type="float" office:value="0.0141281591156068" calcext:value-type="float">
            <text:p>0.0141281591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0.0121490955352783" calcext:value-type="float">
            <text:p>0.0121490955</text:p>
          </table:table-cell>
          <table:table-cell office:value-type="float" office:value="0.0138854381062792" calcext:value-type="float">
            <text:p>0.0138854381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float" office:value="0.0121009349822998" calcext:value-type="float">
            <text:p>0.012100935</text:p>
          </table:table-cell>
          <table:table-cell office:value-type="float" office:value="0.0143953466773904" calcext:value-type="float">
            <text:p>0.0143953467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0.0133349895477295" calcext:value-type="float">
            <text:p>0.0133349895</text:p>
          </table:table-cell>
          <table:table-cell office:value-type="float" office:value="0.0146139526802869" calcext:value-type="float">
            <text:p>0.0146139527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0.013329029083252" calcext:value-type="float">
            <text:p>0.0133290291</text:p>
          </table:table-cell>
          <table:table-cell office:value-type="float" office:value="0.0150453672490499" calcext:value-type="float">
            <text:p>0.0150453672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121138095855713" calcext:value-type="float">
            <text:p>0.0121138096</text:p>
          </table:table-cell>
          <table:table-cell office:value-type="float" office:value="0.0148328736165466" calcext:value-type="float">
            <text:p>0.0148328736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0.0121121406555176" calcext:value-type="float">
            <text:p>0.0121121407</text:p>
          </table:table-cell>
          <table:table-cell office:value-type="float" office:value="0.0146099142330453" calcext:value-type="float">
            <text:p>0.0146099142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0.0121538639068604" calcext:value-type="float">
            <text:p>0.0121538639</text:p>
          </table:table-cell>
          <table:table-cell office:value-type="float" office:value="0.0141365235445298" calcext:value-type="float">
            <text:p>0.0141365235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0.0121569633483887" calcext:value-type="float">
            <text:p>0.0121569633</text:p>
          </table:table-cell>
          <table:table-cell office:value-type="float" office:value="0.0139020007385756" calcext:value-type="float">
            <text:p>0.0139020007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0.0121629238128662" calcext:value-type="float">
            <text:p>0.0121629238</text:p>
          </table:table-cell>
          <table:table-cell office:value-type="float" office:value="0.013688347322307" calcext:value-type="float">
            <text:p>0.0136883473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0.0121428966522217" calcext:value-type="float">
            <text:p>0.0121428967</text:p>
          </table:table-cell>
          <table:table-cell office:value-type="float" office:value="0.0135179915487746" calcext:value-type="float">
            <text:p>0.0135179915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.0133430957794189" calcext:value-type="float">
            <text:p>0.0133430958</text:p>
          </table:table-cell>
          <table:table-cell office:value-type="float" office:value="0.0139642200990052" calcext:value-type="float">
            <text:p>0.0139642201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0.0120229721069336" calcext:value-type="float">
            <text:p>0.0120229721</text:p>
          </table:table-cell>
          <table:table-cell office:value-type="float" office:value="0.0134681578340038" calcext:value-type="float">
            <text:p>0.0134681578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0.012019157409668" calcext:value-type="float">
            <text:p>0.0120191574</text:p>
          </table:table-cell>
          <table:table-cell office:value-type="float" office:value="0.013393630264822" calcext:value-type="float">
            <text:p>0.0133936303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0.0120770931243896" calcext:value-type="float">
            <text:p>0.0120770931</text:p>
          </table:table-cell>
          <table:table-cell office:value-type="float" office:value="0.0132510755204413" calcext:value-type="float">
            <text:p>0.0132510755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0.0120930671691895" calcext:value-type="float">
            <text:p>0.0120930672</text:p>
          </table:table-cell>
          <table:table-cell office:value-type="float" office:value="0.0131068597303651" calcext:value-type="float">
            <text:p>0.0131068597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0.0121231079101563" calcext:value-type="float">
            <text:p>0.0121231079</text:p>
          </table:table-cell>
          <table:table-cell office:value-type="float" office:value="0.0129542514522449" calcext:value-type="float">
            <text:p>0.0129542515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0.0121290683746338" calcext:value-type="float">
            <text:p>0.0121290684</text:p>
          </table:table-cell>
          <table:table-cell office:value-type="float" office:value="0.0128229136276204" calcext:value-type="float">
            <text:p>0.0128229136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0.0121750831604004" calcext:value-type="float">
            <text:p>0.0121750832</text:p>
          </table:table-cell>
          <table:table-cell office:value-type="float" office:value="0.0136932815106353" calcext:value-type="float">
            <text:p>0.0136932815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0.0121908187866211" calcext:value-type="float">
            <text:p>0.0121908188</text:p>
          </table:table-cell>
          <table:table-cell office:value-type="float" office:value="0.0134542656906296" calcext:value-type="float">
            <text:p>0.0134542657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0.0120501518249512" calcext:value-type="float">
            <text:p>0.0120501518</text:p>
          </table:table-cell>
          <table:table-cell office:value-type="float" office:value="0.0143012768095454" calcext:value-type="float">
            <text:p>0.0143012768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0.0133159160614014" calcext:value-type="float">
            <text:p>0.0133159161</text:p>
          </table:table-cell>
          <table:table-cell office:value-type="float" office:value="0.0143111746044651" calcext:value-type="float">
            <text:p>0.0143111746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0.0133321285247803" calcext:value-type="float">
            <text:p>0.0133321285</text:p>
          </table:table-cell>
          <table:table-cell office:value-type="float" office:value="0.0148606582710001" calcext:value-type="float">
            <text:p>0.0148606583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0.0120959281921387" calcext:value-type="float">
            <text:p>0.0120959282</text:p>
          </table:table-cell>
          <table:table-cell office:value-type="float" office:value="0.0146666752907433" calcext:value-type="float">
            <text:p>0.0146666753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0.0120720863342285" calcext:value-type="float">
            <text:p>0.0120720863</text:p>
          </table:table-cell>
          <table:table-cell office:value-type="float" office:value="0.0144798997387897" calcext:value-type="float">
            <text:p>0.0144798997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.0121009349822998" calcext:value-type="float">
            <text:p>0.012100935</text:p>
          </table:table-cell>
          <table:table-cell office:value-type="float" office:value="0.0140692725937801" calcext:value-type="float">
            <text:p>0.0140692726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0.013322114944458" calcext:value-type="float">
            <text:p>0.0133221149</text:p>
          </table:table-cell>
          <table:table-cell office:value-type="float" office:value="0.0147345436926261" calcext:value-type="float">
            <text:p>0.0147345437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0.0133328437805176" calcext:value-type="float">
            <text:p>0.0133328438</text:p>
          </table:table-cell>
          <table:table-cell office:value-type="float" office:value="0.0151390593934305" calcext:value-type="float">
            <text:p>0.0151390594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0.0133218765258789" calcext:value-type="float">
            <text:p>0.0133218765</text:p>
          </table:table-cell>
          <table:table-cell office:value-type="float" office:value="0.0153357404227113" calcext:value-type="float">
            <text:p>0.0153357404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office:value-type="float" office:value="0.0133068561553955" calcext:value-type="float">
            <text:p>0.0133068562</text:p>
          </table:table-cell>
          <table:table-cell office:value-type="float" office:value="0.0153208491886057" calcext:value-type="float">
            <text:p>0.0153208492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0.0119719505310059" calcext:value-type="float">
            <text:p>0.0119719505</text:p>
          </table:table-cell>
          <table:table-cell office:value-type="float" office:value="0.0152811108545773" calcext:value-type="float">
            <text:p>0.0152811109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0.0120410919189453" calcext:value-type="float">
            <text:p>0.0120410919</text:p>
          </table:table-cell>
          <table:table-cell office:value-type="float" office:value="0.0150813502259307" calcext:value-type="float">
            <text:p>0.0150813502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0.0132648944854736" calcext:value-type="float">
            <text:p>0.0132648945</text:p>
          </table:table-cell>
          <table:table-cell office:value-type="float" office:value="0.015282758520448" calcext:value-type="float">
            <text:p>0.0152827585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0.0132648944854736" calcext:value-type="float">
            <text:p>0.0132648945</text:p>
          </table:table-cell>
          <table:table-cell office:value-type="float" office:value="0.0153518744626321" calcext:value-type="float">
            <text:p>0.0153518745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0.0132911205291748" calcext:value-type="float">
            <text:p>0.0132911205</text:p>
          </table:table-cell>
          <table:table-cell office:value-type="float" office:value="0.015361517974568" calcext:value-type="float">
            <text:p>0.015361518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0.0133631229400635" calcext:value-type="float">
            <text:p>0.0133631229</text:p>
          </table:table-cell>
          <table:table-cell office:value-type="float" office:value="0.0152945231482816" calcext:value-type="float">
            <text:p>0.0152945231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0.0121450424194336" calcext:value-type="float">
            <text:p>0.0121450424</text:p>
          </table:table-cell>
          <table:table-cell office:value-type="float" office:value="0.0153564998397403" calcext:value-type="float">
            <text:p>0.0153564998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0.0121448040008545" calcext:value-type="float">
            <text:p>0.012144804</text:p>
          </table:table-cell>
          <table:table-cell office:value-type="float" office:value="0.0152970226153823" calcext:value-type="float">
            <text:p>0.0152970226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office:value-type="float" office:value="0.0132551193237305" calcext:value-type="float">
            <text:p>0.0132551193</text:p>
          </table:table-cell>
          <table:table-cell office:value-type="float" office:value="0.0152349464545445" calcext:value-type="float">
            <text:p>0.0152349465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0.0132029056549072" calcext:value-type="float">
            <text:p>0.0132029057</text:p>
          </table:table-cell>
          <table:table-cell office:value-type="float" office:value="0.0151933755165484" calcext:value-type="float">
            <text:p>0.0151933755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0.0131959915161133" calcext:value-type="float">
            <text:p>0.0131959915</text:p>
          </table:table-cell>
          <table:table-cell office:value-type="float" office:value="0.0150553765186193" calcext:value-type="float">
            <text:p>0.0150553765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0.0132708549499512" calcext:value-type="float">
            <text:p>0.0132708549</text:p>
          </table:table-cell>
          <table:table-cell office:value-type="float" office:value="0.0149909302579676" calcext:value-type="float">
            <text:p>0.0149909303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0.0132749080657959" calcext:value-type="float">
            <text:p>0.0132749081</text:p>
          </table:table-cell>
          <table:table-cell office:value-type="float" office:value="0.0148994448013647" calcext:value-type="float">
            <text:p>0.0148994448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0.0120351314544678" calcext:value-type="float">
            <text:p>0.0120351315</text:p>
          </table:table-cell>
          <table:table-cell office:value-type="float" office:value="0.0151984050495146" calcext:value-type="float">
            <text:p>0.015198405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0.0120530128479004" calcext:value-type="float">
            <text:p>0.0120530128</text:p>
          </table:table-cell>
          <table:table-cell office:value-type="float" office:value="0.0152800991932642" calcext:value-type="float">
            <text:p>0.0152800992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0.0133230686187744" calcext:value-type="float">
            <text:p>0.0133230686</text:p>
          </table:table-cell>
          <table:table-cell office:value-type="float" office:value="0.0152198883288462" calcext:value-type="float">
            <text:p>0.0152198883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0.0133299827575684" calcext:value-type="float">
            <text:p>0.0133299828</text:p>
          </table:table-cell>
          <table:table-cell office:value-type="float" office:value="0.0151585092240602" calcext:value-type="float">
            <text:p>0.0151585092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  <table:table-cell office:value-type="float" office:value="0.0144891738891602" calcext:value-type="float">
            <text:p>0.0144891739</text:p>
          </table:table-cell>
          <table:table-cell office:value-type="float" office:value="0.0167265652804072" calcext:value-type="float">
            <text:p>0.0167265653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0.0119559764862061" calcext:value-type="float">
            <text:p>0.0119559765</text:p>
          </table:table-cell>
          <table:table-cell office:value-type="float" office:value="0.0154411486458416" calcext:value-type="float">
            <text:p>0.0154411486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0.0119469165802002" calcext:value-type="float">
            <text:p>0.0119469166</text:p>
          </table:table-cell>
          <table:table-cell office:value-type="float" office:value="0.0155256465541522" calcext:value-type="float">
            <text:p>0.0155256466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0.0120179653167725" calcext:value-type="float">
            <text:p>0.0120179653</text:p>
          </table:table-cell>
          <table:table-cell office:value-type="float" office:value="0.0154070953502943" calcext:value-type="float">
            <text:p>0.0154070954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0.0120210647583008" calcext:value-type="float">
            <text:p>0.0120210648</text:p>
          </table:table-cell>
          <table:table-cell office:value-type="float" office:value="0.0152206737978778" calcext:value-type="float">
            <text:p>0.0152206738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0.0132501125335693" calcext:value-type="float">
            <text:p>0.0132501125</text:p>
          </table:table-cell>
          <table:table-cell office:value-type="float" office:value="0.0153542250256675" calcext:value-type="float">
            <text:p>0.015354225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0.0132617950439453" calcext:value-type="float">
            <text:p>0.013261795</text:p>
          </table:table-cell>
          <table:table-cell office:value-type="float" office:value="0.0153892573276994" calcext:value-type="float">
            <text:p>0.0153892573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0.0145401954650879" calcext:value-type="float">
            <text:p>0.0145401955</text:p>
          </table:table-cell>
          <table:table-cell office:value-type="float" office:value="0.0175916544163139" calcext:value-type="float">
            <text:p>0.0175916544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0.0145549774169922" calcext:value-type="float">
            <text:p>0.0145549774</text:p>
          </table:table-cell>
          <table:table-cell office:value-type="float" office:value="0.0180806407654193" calcext:value-type="float">
            <text:p>0.0180806408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 office:value-type="float" office:value="0.0131058692932129" calcext:value-type="float">
            <text:p>0.0131058693</text:p>
          </table:table-cell>
          <table:table-cell office:value-type="float" office:value="0.0154937382254087" calcext:value-type="float">
            <text:p>0.0154937382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0.013185977935791" calcext:value-type="float">
            <text:p>0.0131859779</text:p>
          </table:table-cell>
          <table:table-cell office:value-type="float" office:value="0.0169929244255608" calcext:value-type="float">
            <text:p>0.0169929244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float" office:value="0.013192892074585" calcext:value-type="float">
            <text:p>0.0131928921</text:p>
          </table:table-cell>
          <table:table-cell office:value-type="float" office:value="0.0161540936282787" calcext:value-type="float">
            <text:p>0.0161540936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0.0132670402526856" calcext:value-type="float">
            <text:p>0.0132670403</text:p>
          </table:table-cell>
          <table:table-cell office:value-type="float" office:value="0.0154461937131713" calcext:value-type="float">
            <text:p>0.0154461937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0.0132710933685303" calcext:value-type="float">
            <text:p>0.0132710934</text:p>
          </table:table-cell>
          <table:table-cell office:value-type="float" office:value="0.0149099893718778" calcext:value-type="float">
            <text:p>0.0149099894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0.0119009017944336" calcext:value-type="float">
            <text:p>0.0119009018</text:p>
          </table:table-cell>
          <table:table-cell office:value-type="float" office:value="0.0157058074001339" calcext:value-type="float">
            <text:p>0.0157058074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0.011897087097168" calcext:value-type="float">
            <text:p>0.0118970871</text:p>
          </table:table-cell>
          <table:table-cell office:value-type="float" office:value="0.0161124975411063" calcext:value-type="float">
            <text:p>0.0161124975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0.0131518840789795" calcext:value-type="float">
            <text:p>0.0131518841</text:p>
          </table:table-cell>
          <table:table-cell office:value-type="float" office:value="0.0150648231543384" calcext:value-type="float">
            <text:p>0.0150648232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0.0131499767303467" calcext:value-type="float">
            <text:p>0.0131499767</text:p>
          </table:table-cell>
          <table:table-cell office:value-type="float" office:value="0.0147214225256316" calcext:value-type="float">
            <text:p>0.0147214225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float" office:value="0.0132589340209961" calcext:value-type="float">
            <text:p>0.013258934</text:p>
          </table:table-cell>
          <table:table-cell office:value-type="float" office:value="0.0152310078927383" calcext:value-type="float">
            <text:p>0.0152310079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0.0119540691375732" calcext:value-type="float">
            <text:p>0.0119540691</text:p>
          </table:table-cell>
          <table:table-cell office:value-type="float" office:value="0.0152227553710346" calcext:value-type="float">
            <text:p>0.0152227554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0.0119659900665283" calcext:value-type="float">
            <text:p>0.0119659901</text:p>
          </table:table-cell>
          <table:table-cell office:value-type="float" office:value="0.0154391777931989" calcext:value-type="float">
            <text:p>0.0154391778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0.0119650363922119" calcext:value-type="float">
            <text:p>0.0119650364</text:p>
          </table:table-cell>
          <table:table-cell office:value-type="float" office:value="0.0154735023563126" calcext:value-type="float">
            <text:p>0.0154735024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0.0132489204406738" calcext:value-type="float">
            <text:p>0.0132489204</text:p>
          </table:table-cell>
          <table:table-cell office:value-type="float" office:value="0.0154263090898812" calcext:value-type="float">
            <text:p>0.0154263091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0.0120429992675781" calcext:value-type="float">
            <text:p>0.0120429993</text:p>
          </table:table-cell>
          <table:table-cell office:value-type="float" office:value="0.015364571715" calcext:value-type="float">
            <text:p>0.0153645717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0.0120389461517334" calcext:value-type="float">
            <text:p>0.0120389462</text:p>
          </table:table-cell>
          <table:table-cell office:value-type="float" office:value="0.0152238039001165" calcext:value-type="float">
            <text:p>0.0152238039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0.0120570659637451" calcext:value-type="float">
            <text:p>0.012057066</text:p>
          </table:table-cell>
          <table:table-cell office:value-type="float" office:value="0.0150160433814519" calcext:value-type="float">
            <text:p>0.0150160434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.0121150016784668" calcext:value-type="float">
            <text:p>0.0121150017</text:p>
          </table:table-cell>
          <table:table-cell office:value-type="float" office:value="0.0150029081416905" calcext:value-type="float">
            <text:p>0.0150029081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  <table:table-cell office:value-type="float" office:value="0.0132548809051514" calcext:value-type="float">
            <text:p>0.0132548809</text:p>
          </table:table-cell>
          <table:table-cell office:value-type="float" office:value="0.014505325419854" calcext:value-type="float">
            <text:p>0.0145053254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0.011962890625" calcext:value-type="float">
            <text:p>0.0119628906</text:p>
          </table:table-cell>
          <table:table-cell office:value-type="float" office:value="0.014896067774873" calcext:value-type="float">
            <text:p>0.0148960678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0.0119638442993164" calcext:value-type="float">
            <text:p>0.0119638443</text:p>
          </table:table-cell>
          <table:table-cell office:value-type="float" office:value="0.0147334575331887" calcext:value-type="float">
            <text:p>0.0147334575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0.0120358467102051" calcext:value-type="float">
            <text:p>0.0120358467</text:p>
          </table:table-cell>
          <table:table-cell office:value-type="float" office:value="0.0144771920389973" calcext:value-type="float">
            <text:p>0.014477192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0.0120601654052734" calcext:value-type="float">
            <text:p>0.0120601654</text:p>
          </table:table-cell>
          <table:table-cell office:value-type="float" office:value="0.0142114469087246" calcext:value-type="float">
            <text:p>0.0142114469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0.0120420455932617" calcext:value-type="float">
            <text:p>0.0120420456</text:p>
          </table:table-cell>
          <table:table-cell office:value-type="float" office:value="0.0139856789555105" calcext:value-type="float">
            <text:p>0.013985679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0.0120599269866943" calcext:value-type="float">
            <text:p>0.012059927</text:p>
          </table:table-cell>
          <table:table-cell office:value-type="float" office:value="0.01376113397439" calcext:value-type="float">
            <text:p>0.013761134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0.0133059024810791" calcext:value-type="float">
            <text:p>0.0133059025</text:p>
          </table:table-cell>
          <table:table-cell office:value-type="float" office:value="0.0150120239377739" calcext:value-type="float">
            <text:p>0.0150120239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0.0133190155029297" calcext:value-type="float">
            <text:p>0.0133190155</text:p>
          </table:table-cell>
          <table:table-cell office:value-type="float" office:value="0.0153059806942191" calcext:value-type="float">
            <text:p>0.0153059807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  <table:table-cell office:value-type="float" office:value="0.0132858753204346" calcext:value-type="float">
            <text:p>0.0132858753</text:p>
          </table:table-cell>
          <table:table-cell office:value-type="float" office:value="0.0151867924113331" calcext:value-type="float">
            <text:p>0.0151867924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0.0131659507751465" calcext:value-type="float">
            <text:p>0.0131659508</text:p>
          </table:table-cell>
          <table:table-cell office:value-type="float" office:value="0.0152645993346524" calcext:value-type="float">
            <text:p>0.0152645993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0.0132439136505127" calcext:value-type="float">
            <text:p>0.0132439137</text:p>
          </table:table-cell>
          <table:table-cell office:value-type="float" office:value="0.0152595682847391" calcext:value-type="float">
            <text:p>0.0152595683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0.0132298469543457" calcext:value-type="float">
            <text:p>0.013229847</text:p>
          </table:table-cell>
          <table:table-cell office:value-type="float" office:value="0.0151774524177261" calcext:value-type="float">
            <text:p>0.0151774524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0.0132229328155518" calcext:value-type="float">
            <text:p>0.0132229328</text:p>
          </table:table-cell>
          <table:table-cell office:value-type="float" office:value="0.015054922803125" calcext:value-type="float">
            <text:p>0.0150549228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0.0120589733123779" calcext:value-type="float">
            <text:p>0.0120589733</text:p>
          </table:table-cell>
          <table:table-cell office:value-type="float" office:value="0.0152035270498235" calcext:value-type="float">
            <text:p>0.015203527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0.0133631229400635" calcext:value-type="float">
            <text:p>0.0133631229</text:p>
          </table:table-cell>
          <table:table-cell office:value-type="float" office:value="0.0152033102178157" calcext:value-type="float">
            <text:p>0.0152033102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0.0133571624755859" calcext:value-type="float">
            <text:p>0.0133571625</text:p>
          </table:table-cell>
          <table:table-cell office:value-type="float" office:value="0.0151499386533529" calcext:value-type="float">
            <text:p>0.0151499387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0.0133888721466064" calcext:value-type="float">
            <text:p>0.0133888721</text:p>
          </table:table-cell>
          <table:table-cell office:value-type="float" office:value="0.015094562688517" calcext:value-type="float">
            <text:p>0.0150945627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2" calcext:value-type="float">
            <text:p>2</text:p>
          </table:table-cell>
          <table:table-cell office:value-type="float" office:value="0.0132210254669189" calcext:value-type="float">
            <text:p>0.0132210255</text:p>
          </table:table-cell>
          <table:table-cell office:value-type="float" office:value="0.0153380436607496" calcext:value-type="float">
            <text:p>0.0153380437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0.0119659900665283" calcext:value-type="float">
            <text:p>0.0119659901</text:p>
          </table:table-cell>
          <table:table-cell office:value-type="float" office:value="0.0154801598785256" calcext:value-type="float">
            <text:p>0.0154801599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float" office:value="0.0119760036468506" calcext:value-type="float">
            <text:p>0.0119760036</text:p>
          </table:table-cell>
          <table:table-cell office:value-type="float" office:value="0.0156146283450619" calcext:value-type="float">
            <text:p>0.0156146283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0.0132429599761963" calcext:value-type="float">
            <text:p>0.01324296</text:p>
          </table:table-cell>
          <table:table-cell office:value-type="float" office:value="0.0154425915313244" calcext:value-type="float">
            <text:p>0.0154425915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0.0132210254669189" calcext:value-type="float">
            <text:p>0.0132210255</text:p>
          </table:table-cell>
          <table:table-cell office:value-type="float" office:value="0.0152362775632745" calcext:value-type="float">
            <text:p>0.0152362776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0.0119969844818115" calcext:value-type="float">
            <text:p>0.0119969845</text:p>
          </table:table-cell>
          <table:table-cell office:value-type="float" office:value="0.0154107881595968" calcext:value-type="float">
            <text:p>0.0154107882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0.0120179653167725" calcext:value-type="float">
            <text:p>0.0120179653</text:p>
          </table:table-cell>
          <table:table-cell office:value-type="float" office:value="0.0154002711429117" calcext:value-type="float">
            <text:p>0.0154002711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float" office:value="0.0121049880981445" calcext:value-type="float">
            <text:p>0.0121049881</text:p>
          </table:table-cell>
          <table:table-cell office:value-type="float" office:value="0.0152424148810289" calcext:value-type="float">
            <text:p>0.0152424149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0.0133140087127686" calcext:value-type="float">
            <text:p>0.0133140087</text:p>
          </table:table-cell>
          <table:table-cell office:value-type="float" office:value="0.0153332185929321" calcext:value-type="float">
            <text:p>0.0153332186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office:value-type="float" office:value="0.0131309032440186" calcext:value-type="float">
            <text:p>0.0131309032</text:p>
          </table:table-cell>
          <table:table-cell office:value-type="float" office:value="0.015181035546773" calcext:value-type="float">
            <text:p>0.0151810355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0.0119879245758057" calcext:value-type="float">
            <text:p>0.0119879246</text:p>
          </table:table-cell>
          <table:table-cell office:value-type="float" office:value="0.0153442213320194" calcext:value-type="float">
            <text:p>0.0153442213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float" office:value="0.0131869316101074" calcext:value-type="float">
            <text:p>0.0131869316</text:p>
          </table:table-cell>
          <table:table-cell office:value-type="float" office:value="0.0152773774742627" calcext:value-type="float">
            <text:p>0.0152773775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float" office:value="0.0132551193237305" calcext:value-type="float">
            <text:p>0.0132551193</text:p>
          </table:table-cell>
          <table:table-cell office:value-type="float" office:value="0.0152448959371809" calcext:value-type="float">
            <text:p>0.0152448959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0120398998260498" calcext:value-type="float">
            <text:p>0.0120398998</text:p>
          </table:table-cell>
          <table:table-cell office:value-type="float" office:value="0.0152785504686687" calcext:value-type="float">
            <text:p>0.0152785505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0.0120120048522949" calcext:value-type="float">
            <text:p>0.0120120049</text:p>
          </table:table-cell>
          <table:table-cell office:value-type="float" office:value="0.0152238365244112" calcext:value-type="float">
            <text:p>0.0152238365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0.011937141418457" calcext:value-type="float">
            <text:p>0.0119371414</text:p>
          </table:table-cell>
          <table:table-cell office:value-type="float" office:value="0.0151530662633468" calcext:value-type="float">
            <text:p>0.0151530663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float" office:value="0.0131981372833252" calcext:value-type="float">
            <text:p>0.0131981373</text:p>
          </table:table-cell>
          <table:table-cell office:value-type="float" office:value="0.0152109620487803" calcext:value-type="float">
            <text:p>0.015210962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float" office:value="0.0132091045379639" calcext:value-type="float">
            <text:p>0.0132091045</text:p>
          </table:table-cell>
          <table:table-cell office:value-type="float" office:value="0.0151800387032707" calcext:value-type="float">
            <text:p>0.0151800387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office:value-type="float" office:value="0.0143911838531494" calcext:value-type="float">
            <text:p>0.0143911839</text:p>
          </table:table-cell>
          <table:table-cell office:value-type="float" office:value="0.0165925404300101" calcext:value-type="float">
            <text:p>0.0165925404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float" office:value="0.0119051933288574" calcext:value-type="float">
            <text:p>0.0119051933</text:p>
          </table:table-cell>
          <table:table-cell office:value-type="float" office:value="0.0152999938086933" calcext:value-type="float">
            <text:p>0.0152999938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0.01190185546875" calcext:value-type="float">
            <text:p>0.0119018555</text:p>
          </table:table-cell>
          <table:table-cell office:value-type="float" office:value="0.0152755474592261" calcext:value-type="float">
            <text:p>0.0152755475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0.0119659900665283" calcext:value-type="float">
            <text:p>0.0119659901</text:p>
          </table:table-cell>
          <table:table-cell office:value-type="float" office:value="0.0150979588946298" calcext:value-type="float">
            <text:p>0.0150979589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float" office:value="0.0131621360778809" calcext:value-type="float">
            <text:p>0.0131621361</text:p>
          </table:table-cell>
          <table:table-cell office:value-type="float" office:value="0.0152184054171076" calcext:value-type="float">
            <text:p>0.0152184054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float" office:value="0.0119791030883789" calcext:value-type="float">
            <text:p>0.0119791031</text:p>
          </table:table-cell>
          <table:table-cell office:value-type="float" office:value="0.015059539443117" calcext:value-type="float">
            <text:p>0.0150595394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0.0131869316101074" calcext:value-type="float">
            <text:p>0.0131869316</text:p>
          </table:table-cell>
          <table:table-cell office:value-type="float" office:value="0.01520522326358" calcext:value-type="float">
            <text:p>0.0152052233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office:value-type="float" office:value="0.0144648551940918" calcext:value-type="float">
            <text:p>0.0144648552</text:p>
          </table:table-cell>
          <table:table-cell office:value-type="float" office:value="0.0175170551860131" calcext:value-type="float">
            <text:p>0.0175170552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0.0132830142974854" calcext:value-type="float">
            <text:p>0.0132830143</text:p>
          </table:table-cell>
          <table:table-cell office:value-type="float" office:value="0.0166988157362103" calcext:value-type="float">
            <text:p>0.0166988157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float" office:value="2" calcext:value-type="float">
            <text:p>2</text:p>
          </table:table-cell>
          <table:table-cell office:value-type="float" office:value="0.0131599903106689" calcext:value-type="float">
            <text:p>0.0131599903</text:p>
          </table:table-cell>
          <table:table-cell office:value-type="float" office:value="0.0155863937935431" calcext:value-type="float">
            <text:p>0.0155863938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0.0119969844818115" calcext:value-type="float">
            <text:p>0.0119969845</text:p>
          </table:table-cell>
          <table:table-cell office:value-type="float" office:value="0.0166998368463734" calcext:value-type="float">
            <text:p>0.0166998368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0.0120770931243896" calcext:value-type="float">
            <text:p>0.0120770931</text:p>
          </table:table-cell>
          <table:table-cell office:value-type="float" office:value="0.0164834477512695" calcext:value-type="float">
            <text:p>0.0164834478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0.0120618343353271" calcext:value-type="float">
            <text:p>0.0120618343</text:p>
          </table:table-cell>
          <table:table-cell office:value-type="float" office:value="0.0162170952659473" calcext:value-type="float">
            <text:p>0.0162170953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0.0120639801025391" calcext:value-type="float">
            <text:p>0.0120639801</text:p>
          </table:table-cell>
          <table:table-cell office:value-type="float" office:value="0.0159105719970622" calcext:value-type="float">
            <text:p>0.015910572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0.0119578838348389" calcext:value-type="float">
            <text:p>0.0119578838</text:p>
          </table:table-cell>
          <table:table-cell office:value-type="float" office:value="0.0156820443393903" calcext:value-type="float">
            <text:p>0.0156820443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0.0132379531860352" calcext:value-type="float">
            <text:p>0.0132379532</text:p>
          </table:table-cell>
          <table:table-cell office:value-type="float" office:value="0.015535506248778" calcext:value-type="float">
            <text:p>0.0155355062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office:value-type="float" office:value="0.0132548809051514" calcext:value-type="float">
            <text:p>0.0132548809</text:p>
          </table:table-cell>
          <table:table-cell office:value-type="float" office:value="0.015449356448321" calcext:value-type="float">
            <text:p>0.0154493564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0.0132460594177246" calcext:value-type="float">
            <text:p>0.0132460594</text:p>
          </table:table-cell>
          <table:table-cell office:value-type="float" office:value="0.0153143191076919" calcext:value-type="float">
            <text:p>0.0153143191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office:value-type="float" office:value="0.0131831169128418" calcext:value-type="float">
            <text:p>0.0131831169</text:p>
          </table:table-cell>
          <table:table-cell office:value-type="float" office:value="0.0150516592485328" calcext:value-type="float">
            <text:p>0.0150516592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0.0130970478057861" calcext:value-type="float">
            <text:p>0.0130970478</text:p>
          </table:table-cell>
          <table:table-cell office:value-type="float" office:value="0.0149934296741618" calcext:value-type="float">
            <text:p>0.0149934297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0.0130991935729981" calcext:value-type="float">
            <text:p>0.0130991936</text:p>
          </table:table-cell>
          <table:table-cell office:value-type="float" office:value="0.0147259980381343" calcext:value-type="float">
            <text:p>0.014725998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0.0131590366363525" calcext:value-type="float">
            <text:p>0.0131590366</text:p>
          </table:table-cell>
          <table:table-cell office:value-type="float" office:value="0.0145669818337296" calcext:value-type="float">
            <text:p>0.0145669818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0.0131630897521973" calcext:value-type="float">
            <text:p>0.0131630898</text:p>
          </table:table-cell>
          <table:table-cell office:value-type="float" office:value="0.0144231889174963" calcext:value-type="float">
            <text:p>0.0144231889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0.0119669437408447" calcext:value-type="float">
            <text:p>0.0119669437</text:p>
          </table:table-cell>
          <table:table-cell office:value-type="float" office:value="0.0149217142689365" calcext:value-type="float">
            <text:p>0.0149217143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float" office:value="0.01198410987854" calcext:value-type="float">
            <text:p>0.0119841099</text:p>
          </table:table-cell>
          <table:table-cell office:value-type="float" office:value="0.0151415145813329" calcext:value-type="float">
            <text:p>0.0151415146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0.0132620334625244" calcext:value-type="float">
            <text:p>0.0132620335</text:p>
          </table:table-cell>
          <table:table-cell office:value-type="float" office:value="0.0150230808567853" calcext:value-type="float">
            <text:p>0.0150230809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float" office:value="0.0132901668548584" calcext:value-type="float">
            <text:p>0.0132901669</text:p>
          </table:table-cell>
          <table:table-cell office:value-type="float" office:value="0.0149809436225061" calcext:value-type="float">
            <text:p>0.0149809436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2" calcext:value-type="float">
            <text:p>2</text:p>
          </table:table-cell>
          <table:table-cell office:value-type="float" office:value="0.0144109725952148" calcext:value-type="float">
            <text:p>0.0144109726</text:p>
          </table:table-cell>
          <table:table-cell office:value-type="float" office:value="0.0166014732554651" calcext:value-type="float">
            <text:p>0.0166014733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0.0119330883026123" calcext:value-type="float">
            <text:p>0.0119330883</text:p>
          </table:table-cell>
          <table:table-cell office:value-type="float" office:value="0.0153057154893317" calcext:value-type="float">
            <text:p>0.0153057155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0.0119311809539795" calcext:value-type="float">
            <text:p>0.011931181</text:p>
          </table:table-cell>
          <table:table-cell office:value-type="float" office:value="0.0154151213574047" calcext:value-type="float">
            <text:p>0.0154151214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0.0119781494140625" calcext:value-type="float">
            <text:p>0.0119781494</text:p>
          </table:table-cell>
          <table:table-cell office:value-type="float" office:value="0.0153369484181479" calcext:value-type="float">
            <text:p>0.0153369484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0.0131728649139404" calcext:value-type="float">
            <text:p>0.0131728649</text:p>
          </table:table-cell>
          <table:table-cell office:value-type="float" office:value="0.015309742045012" calcext:value-type="float">
            <text:p>0.015309742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office:value-type="float" office:value="0.0119860172271729" calcext:value-type="float">
            <text:p>0.0119860172</text:p>
          </table:table-cell>
          <table:table-cell office:value-type="float" office:value="0.0152359731723853" calcext:value-type="float">
            <text:p>0.0152359732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0.013206958770752" calcext:value-type="float">
            <text:p>0.0132069588</text:p>
          </table:table-cell>
          <table:table-cell office:value-type="float" office:value="0.0152817523912223" calcext:value-type="float">
            <text:p>0.0152817524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float" office:value="0.0144860744476318" calcext:value-type="float">
            <text:p>0.0144860744</text:p>
          </table:table-cell>
          <table:table-cell office:value-type="float" office:value="0.0174835765109608" calcext:value-type="float">
            <text:p>0.0174835765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0.0132889747619629" calcext:value-type="float">
            <text:p>0.0132889748</text:p>
          </table:table-cell>
          <table:table-cell office:value-type="float" office:value="0.0166220476865232" calcext:value-type="float">
            <text:p>0.0166220477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office:value-type="float" office:value="0.0133471488952637" calcext:value-type="float">
            <text:p>0.0133471489</text:p>
          </table:table-cell>
          <table:table-cell office:value-type="float" office:value="0.0157862909681531" calcext:value-type="float">
            <text:p>0.015786291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float" office:value="0.0119431018829346" calcext:value-type="float">
            <text:p>0.0119431019</text:p>
          </table:table-cell>
          <table:table-cell office:value-type="float" office:value="0.0167559064101195" calcext:value-type="float">
            <text:p>0.0167559064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office:value-type="float" office:value="0.0120160579681396" calcext:value-type="float">
            <text:p>0.012016058</text:p>
          </table:table-cell>
          <table:table-cell office:value-type="float" office:value="0.0166295144814506" calcext:value-type="float">
            <text:p>0.0166295145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0.0120279788970947" calcext:value-type="float">
            <text:p>0.0120279789</text:p>
          </table:table-cell>
          <table:table-cell office:value-type="float" office:value="0.016391968449385" calcext:value-type="float">
            <text:p>0.0163919684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0.0120317935943604" calcext:value-type="float">
            <text:p>0.0120317936</text:p>
          </table:table-cell>
          <table:table-cell office:value-type="float" office:value="0.0160963663322255" calcext:value-type="float">
            <text:p>0.0160963663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0.0121099948883057" calcext:value-type="float">
            <text:p>0.0121099949</text:p>
          </table:table-cell>
          <table:table-cell office:value-type="float" office:value="0.0157069334125791" calcext:value-type="float">
            <text:p>0.0157069334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0.0134348869323731" calcext:value-type="float">
            <text:p>0.0134348869</text:p>
          </table:table-cell>
          <table:table-cell office:value-type="float" office:value="0.0158608514659689" calcext:value-type="float">
            <text:p>0.0158608515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float" office:value="0.0134470462799072" calcext:value-type="float">
            <text:p>0.0134470463</text:p>
          </table:table-cell>
          <table:table-cell office:value-type="float" office:value="0.0158476496669615" calcext:value-type="float">
            <text:p>0.0158476497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0.0134439468383789" calcext:value-type="float">
            <text:p>0.0134439468</text:p>
          </table:table-cell>
          <table:table-cell office:value-type="float" office:value="0.0157604802587982" calcext:value-type="float">
            <text:p>0.0157604803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0.0143520832061768" calcext:value-type="float">
            <text:p>0.0143520832</text:p>
          </table:table-cell>
          <table:table-cell office:value-type="float" office:value="0.0159249713208046" calcext:value-type="float">
            <text:p>0.0159249713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float" office:value="0.0131340026855469" calcext:value-type="float">
            <text:p>0.0131340027</text:p>
          </table:table-cell>
          <table:table-cell office:value-type="float" office:value="0.0152821964933668" calcext:value-type="float">
            <text:p>0.0152821965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float" office:value="0.0131299495697021" calcext:value-type="float">
            <text:p>0.0131299496</text:p>
          </table:table-cell>
          <table:table-cell office:value-type="float" office:value="0.0148966319604828" calcext:value-type="float">
            <text:p>0.014896632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office:value-type="float" office:value="0.0132100582122803" calcext:value-type="float">
            <text:p>0.0132100582</text:p>
          </table:table-cell>
          <table:table-cell office:value-type="float" office:value="0.0146785186339661" calcext:value-type="float">
            <text:p>0.0146785186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0.0131988525390625" calcext:value-type="float">
            <text:p>0.0131988525</text:p>
          </table:table-cell>
          <table:table-cell office:value-type="float" office:value="0.0144768859928919" calcext:value-type="float">
            <text:p>0.014476886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0.0119929313659668" calcext:value-type="float">
            <text:p>0.0119929314</text:p>
          </table:table-cell>
          <table:table-cell office:value-type="float" office:value="0.0150232392879102" calcext:value-type="float">
            <text:p>0.0150232393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0.0131700038909912" calcext:value-type="float">
            <text:p>0.0131700039</text:p>
          </table:table-cell>
          <table:table-cell office:value-type="float" office:value="0.0147954278475806" calcext:value-type="float">
            <text:p>0.0147954278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0.0144369602203369" calcext:value-type="float">
            <text:p>0.0144369602</text:p>
          </table:table-cell>
          <table:table-cell office:value-type="float" office:value="0.016712568112456" calcext:value-type="float">
            <text:p>0.0167125681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0.0144150257110596" calcext:value-type="float">
            <text:p>0.0144150257</text:p>
          </table:table-cell>
          <table:table-cell office:value-type="float" office:value="0.0171336394374114" calcext:value-type="float">
            <text:p>0.0171336394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  <table:table-cell office:value-type="float" office:value="0.0143370628356934" calcext:value-type="float">
            <text:p>0.0143370628</text:p>
          </table:table-cell>
          <table:table-cell office:value-type="float" office:value="0.0160522578362059" calcext:value-type="float">
            <text:p>0.0160522578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0.0118720531463623" calcext:value-type="float">
            <text:p>0.0118720531</text:p>
          </table:table-cell>
          <table:table-cell office:value-type="float" office:value="0.0175591979589659" calcext:value-type="float">
            <text:p>0.017559198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float" office:value="0.0119400024414063" calcext:value-type="float">
            <text:p>0.0119400024</text:p>
          </table:table-cell>
          <table:table-cell office:value-type="float" office:value="0.0176012918301788" calcext:value-type="float">
            <text:p>0.0176012918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0.0131499767303467" calcext:value-type="float">
            <text:p>0.0131499767</text:p>
          </table:table-cell>
          <table:table-cell office:value-type="float" office:value="0.0165624996583279" calcext:value-type="float">
            <text:p>0.0165624997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office:value-type="float" office:value="0.0131499767303467" calcext:value-type="float">
            <text:p>0.0131499767</text:p>
          </table:table-cell>
          <table:table-cell office:value-type="float" office:value="0.0157741509540513" calcext:value-type="float">
            <text:p>0.015774151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float" office:value="0.0131480693817139" calcext:value-type="float">
            <text:p>0.0131480694</text:p>
          </table:table-cell>
          <table:table-cell office:value-type="float" office:value="0.0151726459051671" calcext:value-type="float">
            <text:p>0.0151726459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0.0144121646881104" calcext:value-type="float">
            <text:p>0.0144121647</text:p>
          </table:table-cell>
          <table:table-cell office:value-type="float" office:value="0.0166603929061532" calcext:value-type="float">
            <text:p>0.0166603929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office:value-type="float" office:value="0.013214111328125" calcext:value-type="float">
            <text:p>0.0132141113</text:p>
          </table:table-cell>
          <table:table-cell office:value-type="float" office:value="0.0160012043900371" calcext:value-type="float">
            <text:p>0.0160012044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float" office:value="0.0132210254669189" calcext:value-type="float">
            <text:p>0.0132210255</text:p>
          </table:table-cell>
          <table:table-cell office:value-type="float" office:value="0.0154754653967064" calcext:value-type="float">
            <text:p>0.0154754654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2" calcext:value-type="float">
            <text:p>2</text:p>
          </table:table-cell>
          <table:table-cell office:value-type="float" office:value="0.0119249820709229" calcext:value-type="float">
            <text:p>0.0119249821</text:p>
          </table:table-cell>
          <table:table-cell office:value-type="float" office:value="0.0156307662573007" calcext:value-type="float">
            <text:p>0.0156307663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office:value-type="float" office:value="0.0118811130523682" calcext:value-type="float">
            <text:p>0.0118811131</text:p>
          </table:table-cell>
          <table:table-cell office:value-type="float" office:value="0.0162324212972593" calcext:value-type="float">
            <text:p>0.0162324213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0.013139009475708" calcext:value-type="float">
            <text:p>0.0131390095</text:p>
          </table:table-cell>
          <table:table-cell office:value-type="float" office:value="0.0154925358539219" calcext:value-type="float">
            <text:p>0.0154925359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0.0131499767303467" calcext:value-type="float">
            <text:p>0.0131499767</text:p>
          </table:table-cell>
          <table:table-cell office:value-type="float" office:value="0.0149238419846037" calcext:value-type="float">
            <text:p>0.014923842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0.0131499767303467" calcext:value-type="float">
            <text:p>0.0131499767</text:p>
          </table:table-cell>
          <table:table-cell office:value-type="float" office:value="0.0144952033436681" calcext:value-type="float">
            <text:p>0.0144952033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0.0119259357452393" calcext:value-type="float">
            <text:p>0.0119259357</text:p>
          </table:table-cell>
          <table:table-cell office:value-type="float" office:value="0.0152429067658568" calcext:value-type="float">
            <text:p>0.0152429068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0.0120148658752441" calcext:value-type="float">
            <text:p>0.0120148659</text:p>
          </table:table-cell>
          <table:table-cell office:value-type="float" office:value="0.0156908449639553" calcext:value-type="float">
            <text:p>0.015690845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office:value-type="float" office:value="0.0131940841674805" calcext:value-type="float">
            <text:p>0.0131940842</text:p>
          </table:table-cell>
          <table:table-cell office:value-type="float" office:value="0.015442378599623" calcext:value-type="float">
            <text:p>0.0154423786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0.0131890773773193" calcext:value-type="float">
            <text:p>0.0131890774</text:p>
          </table:table-cell>
          <table:table-cell office:value-type="float" office:value="0.0152034307080942" calcext:value-type="float">
            <text:p>0.0152034307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 office:value-type="float" office:value="0.0130791664123535" calcext:value-type="float">
            <text:p>0.0130791664</text:p>
          </table:table-cell>
          <table:table-cell office:value-type="float" office:value="0.0151501931209372" calcext:value-type="float">
            <text:p>0.0151501931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0.0130410194396973" calcext:value-type="float">
            <text:p>0.0130410194</text:p>
          </table:table-cell>
          <table:table-cell office:value-type="float" office:value="0.0148171074328668" calcext:value-type="float">
            <text:p>0.0148171074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float" office:value="0.0130460262298584" calcext:value-type="float">
            <text:p>0.0130460262</text:p>
          </table:table-cell>
          <table:table-cell office:value-type="float" office:value="0.0145137126726436" calcext:value-type="float">
            <text:p>0.0145137127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0.0119271278381348" calcext:value-type="float">
            <text:p>0.0119271278</text:p>
          </table:table-cell>
          <table:table-cell office:value-type="float" office:value="0.0149690296716105" calcext:value-type="float">
            <text:p>0.0149690297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office:value-type="float" office:value="0.0119271278381348" calcext:value-type="float">
            <text:p>0.0119271278</text:p>
          </table:table-cell>
          <table:table-cell office:value-type="float" office:value="0.0151727720198864" calcext:value-type="float">
            <text:p>0.015172772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0.0119090080261231" calcext:value-type="float">
            <text:p>0.011909008</text:p>
          </table:table-cell>
          <table:table-cell office:value-type="float" office:value="0.0152209063907729" calcext:value-type="float">
            <text:p>0.0152209064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0.0118968486785889" calcext:value-type="float">
            <text:p>0.0118968487</text:p>
          </table:table-cell>
          <table:table-cell office:value-type="float" office:value="0.0151596371768643" calcext:value-type="float">
            <text:p>0.0151596372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0.0131709575653076" calcext:value-type="float">
            <text:p>0.0131709576</text:p>
          </table:table-cell>
          <table:table-cell office:value-type="float" office:value="0.0151825409216651" calcext:value-type="float">
            <text:p>0.0151825409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office:value-type="float" office:value="0.0131800174713135" calcext:value-type="float">
            <text:p>0.0131800175</text:p>
          </table:table-cell>
          <table:table-cell office:value-type="float" office:value="0.0151510995802632" calcext:value-type="float">
            <text:p>0.0151510996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 office:value-type="float" office:value="0.0142738819122314" calcext:value-type="float">
            <text:p>0.0142738819</text:p>
          </table:table-cell>
          <table:table-cell office:value-type="float" office:value="0.0164163105300868" calcext:value-type="float">
            <text:p>0.0164163105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office:value-type="float" office:value="0.0118389129638672" calcext:value-type="float">
            <text:p>0.011838913</text:p>
          </table:table-cell>
          <table:table-cell office:value-type="float" office:value="0.015303957285707" calcext:value-type="float">
            <text:p>0.0153039573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float" office:value="0.0118379592895508" calcext:value-type="float">
            <text:p>0.0118379593</text:p>
          </table:table-cell>
          <table:table-cell office:value-type="float" office:value="0.0152968219848739" calcext:value-type="float">
            <text:p>0.015296822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float" office:value="0.011915922164917" calcext:value-type="float">
            <text:p>0.0119159222</text:p>
          </table:table-cell>
          <table:table-cell office:value-type="float" office:value="0.0151158324685278" calcext:value-type="float">
            <text:p>0.0151158325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0.011915922164917" calcext:value-type="float">
            <text:p>0.0119159222</text:p>
          </table:table-cell>
          <table:table-cell office:value-type="float" office:value="0.0148970609014379" calcext:value-type="float">
            <text:p>0.0148970609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0.0119109153747559" calcext:value-type="float">
            <text:p>0.0119109154</text:p>
          </table:table-cell>
          <table:table-cell office:value-type="float" office:value="0.0146647124164098" calcext:value-type="float">
            <text:p>0.0146647124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0.0130910873413086" calcext:value-type="float">
            <text:p>0.0130910873</text:p>
          </table:table-cell>
          <table:table-cell office:value-type="float" office:value="0.0149540231887087" calcext:value-type="float">
            <text:p>0.0149540232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0.0143818855285645" calcext:value-type="float">
            <text:p>0.0143818855</text:p>
          </table:table-cell>
          <table:table-cell office:value-type="float" office:value="0.0174304897719328" calcext:value-type="float">
            <text:p>0.0174304898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0.0143868923187256" calcext:value-type="float">
            <text:p>0.0143868923</text:p>
          </table:table-cell>
          <table:table-cell office:value-type="float" office:value="0.0180064086557203" calcext:value-type="float">
            <text:p>0.0180064087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  <table:table-cell office:value-type="float" office:value="0.0131049156188965" calcext:value-type="float">
            <text:p>0.0131049156</text:p>
          </table:table-cell>
          <table:table-cell office:value-type="float" office:value="0.0158702449398338" calcext:value-type="float">
            <text:p>0.0158702449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0.0117230415344238" calcext:value-type="float">
            <text:p>0.0117230415</text:p>
          </table:table-cell>
          <table:table-cell office:value-type="float" office:value="0.0179284784797602" calcext:value-type="float">
            <text:p>0.0179284785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office:value-type="float" office:value="0.0118000507354736" calcext:value-type="float">
            <text:p>0.0118000507</text:p>
          </table:table-cell>
          <table:table-cell office:value-type="float" office:value="0.0176160338463261" calcext:value-type="float">
            <text:p>0.0176160338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float" office:value="0.011775016784668" calcext:value-type="float">
            <text:p>0.0117750168</text:p>
          </table:table-cell>
          <table:table-cell office:value-type="float" office:value="0.0172511472903757" calcext:value-type="float">
            <text:p>0.0172511473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0.012969970703125" calcext:value-type="float">
            <text:p>0.0129699707</text:p>
          </table:table-cell>
          <table:table-cell office:value-type="float" office:value="0.0164809792421609" calcext:value-type="float">
            <text:p>0.0164809792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0119290351867676" calcext:value-type="float">
            <text:p>0.0119290352</text:p>
          </table:table-cell>
          <table:table-cell office:value-type="float" office:value="0.0161764038232921" calcext:value-type="float">
            <text:p>0.0161764038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float" office:value="0.01320481300354" calcext:value-type="float">
            <text:p>0.013204813</text:p>
          </table:table-cell>
          <table:table-cell office:value-type="float" office:value="0.0156952961890091" calcext:value-type="float">
            <text:p>0.0156952962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0.013206958770752" calcext:value-type="float">
            <text:p>0.0132069588</text:p>
          </table:table-cell>
          <table:table-cell office:value-type="float" office:value="0.0155050724598478" calcext:value-type="float">
            <text:p>0.0155050725</text:p>
          </table:table-cell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office:value-type="float" office:value="0.0120341777801514" calcext:value-type="float">
            <text:p>0.0120341778</text:p>
          </table:table-cell>
          <table:table-cell office:value-type="float" office:value="0.015470884200771" calcext:value-type="float">
            <text:p>0.0154708842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2" calcext:value-type="float">
            <text:p>2</text:p>
          </table:table-cell>
          <table:table-cell office:value-type="float" office:value="0.014279842376709" calcext:value-type="float">
            <text:p>0.0142798424</text:p>
          </table:table-cell>
          <table:table-cell office:value-type="float" office:value="0.0164592826672552" calcext:value-type="float">
            <text:p>0.0164592827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0.0118439197540283" calcext:value-type="float">
            <text:p>0.0118439198</text:p>
          </table:table-cell>
          <table:table-cell office:value-type="float" office:value="0.0155075268529651" calcext:value-type="float">
            <text:p>0.0155075269</text:p>
          </table:table-cell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float" office:value="0.0118420124053955" calcext:value-type="float">
            <text:p>0.0118420124</text:p>
          </table:table-cell>
          <table:table-cell office:value-type="float" office:value="0.0154187548016794" calcext:value-type="float">
            <text:p>0.0154187548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0.0118308067321777" calcext:value-type="float">
            <text:p>0.0118308067</text:p>
          </table:table-cell>
          <table:table-cell office:value-type="float" office:value="0.0152585299072049" calcext:value-type="float">
            <text:p>0.0152585299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float" office:value="0.0130729675292969" calcext:value-type="float">
            <text:p>0.0130729675</text:p>
          </table:table-cell>
          <table:table-cell office:value-type="float" office:value="0.015297622454344" calcext:value-type="float">
            <text:p>0.0152976225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0.011876106262207" calcext:value-type="float">
            <text:p>0.0118761063</text:p>
          </table:table-cell>
          <table:table-cell office:value-type="float" office:value="0.0151300437974677" calcext:value-type="float">
            <text:p>0.0151300438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0.0130789279937744" calcext:value-type="float">
            <text:p>0.013078928</text:p>
          </table:table-cell>
          <table:table-cell office:value-type="float" office:value="0.01520164748435" calcext:value-type="float">
            <text:p>0.0152016475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0.013084888458252" calcext:value-type="float">
            <text:p>0.0130848885</text:p>
          </table:table-cell>
          <table:table-cell office:value-type="float" office:value="0.0151890079423233" calcext:value-type="float">
            <text:p>0.0151890079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0131828784942627" calcext:value-type="float">
            <text:p>0.0131828785</text:p>
          </table:table-cell>
          <table:table-cell office:value-type="float" office:value="0.0159907085786601" calcext:value-type="float">
            <text:p>0.0159907086</text:p>
          </table:table-cell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float" office:value="2" calcext:value-type="float">
            <text:p>2</text:p>
          </table:table-cell>
          <table:table-cell office:value-type="float" office:value="0.0142359733581543" calcext:value-type="float">
            <text:p>0.0142359734</text:p>
          </table:table-cell>
          <table:table-cell office:value-type="float" office:value="0.0159842032537586" calcext:value-type="float">
            <text:p>0.0159842033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0.0118138790130615" calcext:value-type="float">
            <text:p>0.011813879</text:p>
          </table:table-cell>
          <table:table-cell office:value-type="float" office:value="0.0160922827796271" calcext:value-type="float">
            <text:p>0.0160922828</text:p>
          </table:table-cell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office:value-type="float" office:value="0.0118300914764404" calcext:value-type="float">
            <text:p>0.0118300915</text:p>
          </table:table-cell>
          <table:table-cell office:value-type="float" office:value="0.01601105482585" calcext:value-type="float">
            <text:p>0.0160110548</text:p>
          </table:table-cell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float" office:value="0.0130689144134521" calcext:value-type="float">
            <text:p>0.0130689144</text:p>
          </table:table-cell>
          <table:table-cell office:value-type="float" office:value="0.0156896054352892" calcext:value-type="float">
            <text:p>0.0156896054</text:p>
          </table:table-cell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0.0130720138549805" calcext:value-type="float">
            <text:p>0.0130720139</text:p>
          </table:table-cell>
          <table:table-cell office:value-type="float" office:value="0.0154002445500206" calcext:value-type="float">
            <text:p>0.0154002446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float" office:value="0.0130620002746582" calcext:value-type="float">
            <text:p>0.0130620003</text:p>
          </table:table-cell>
          <table:table-cell office:value-type="float" office:value="0.0151263289819805" calcext:value-type="float">
            <text:p>0.015126329</text:p>
          </table:table-cell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0.0130600929260254" calcext:value-type="float">
            <text:p>0.0130600929</text:p>
          </table:table-cell>
          <table:table-cell office:value-type="float" office:value="0.0148799158511384" calcext:value-type="float">
            <text:p>0.0148799159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float" office:value="0.0131478309631348" calcext:value-type="float">
            <text:p>0.013147831</text:p>
          </table:table-cell>
          <table:table-cell office:value-type="float" office:value="0.0154300994830935" calcext:value-type="float">
            <text:p>0.0154300995</text:p>
          </table:table-cell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0.0131540298461914" calcext:value-type="float">
            <text:p>0.0131540298</text:p>
          </table:table-cell>
          <table:table-cell office:value-type="float" office:value="0.0150021217357845" calcext:value-type="float">
            <text:p>0.0150021217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office:value-type="float" office:value="0.0130710601806641" calcext:value-type="float">
            <text:p>0.0130710602</text:p>
          </table:table-cell>
          <table:table-cell office:value-type="float" office:value="0.0140814885263637" calcext:value-type="float">
            <text:p>0.0140814885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0.0118191242218018" calcext:value-type="float">
            <text:p>0.0118191242</text:p>
          </table:table-cell>
          <table:table-cell office:value-type="float" office:value="0.0155494715650711" calcext:value-type="float">
            <text:p>0.0155494716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office:value-type="float" office:value="0.0130710601806641" calcext:value-type="float">
            <text:p>0.0130710602</text:p>
          </table:table-cell>
          <table:table-cell office:value-type="float" office:value="0.0151112590554554" calcext:value-type="float">
            <text:p>0.0151112591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0.013070821762085" calcext:value-type="float">
            <text:p>0.0130708218</text:p>
          </table:table-cell>
          <table:table-cell office:value-type="float" office:value="0.0147596576602813" calcext:value-type="float">
            <text:p>0.0147596577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float" office:value="0.0130980014801025" calcext:value-type="float">
            <text:p>0.0130980015</text:p>
          </table:table-cell>
          <table:table-cell office:value-type="float" office:value="0.0145067203056495" calcext:value-type="float">
            <text:p>0.0145067203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0.013084888458252" calcext:value-type="float">
            <text:p>0.0130848885</text:p>
          </table:table-cell>
          <table:table-cell office:value-type="float" office:value="0.0142819555537921" calcext:value-type="float">
            <text:p>0.0142819556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float" office:value="0.0131769180297852" calcext:value-type="float">
            <text:p>0.013176918</text:p>
          </table:table-cell>
          <table:table-cell office:value-type="float" office:value="0.0140374462340719" calcext:value-type="float">
            <text:p>0.0140374462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office:value-type="float" office:value="0.0131518840789795" calcext:value-type="float">
            <text:p>0.0131518841</text:p>
          </table:table-cell>
          <table:table-cell office:value-type="float" office:value="0.0139534887787151" calcext:value-type="float">
            <text:p>0.0139534888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0.0131468772888184" calcext:value-type="float">
            <text:p>0.0131468773</text:p>
          </table:table-cell>
          <table:table-cell office:value-type="float" office:value="0.0138677089128392" calcext:value-type="float">
            <text:p>0.0138677089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2" calcext:value-type="float">
            <text:p>2</text:p>
          </table:table-cell>
          <table:table-cell office:value-type="float" office:value="0.0130739212036133" calcext:value-type="float">
            <text:p>0.0130739212</text:p>
          </table:table-cell>
          <table:table-cell office:value-type="float" office:value="0.0141368038573891" calcext:value-type="float">
            <text:p>0.0141368039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0.012955904006958" calcext:value-type="float">
            <text:p>0.012955904</text:p>
          </table:table-cell>
          <table:table-cell office:value-type="float" office:value="0.0137242454960387" calcext:value-type="float">
            <text:p>0.0137242455</text:p>
          </table:table-cell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office:value-type="float" office:value="0.0130290985107422" calcext:value-type="float">
            <text:p>0.0130290985</text:p>
          </table:table-cell>
          <table:table-cell office:value-type="float" office:value="0.0135570052922782" calcext:value-type="float">
            <text:p>0.0135570053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0.0130457878112793" calcext:value-type="float">
            <text:p>0.0130457878</text:p>
          </table:table-cell>
          <table:table-cell office:value-type="float" office:value="0.0134495322847416" calcext:value-type="float">
            <text:p>0.0134495323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float" office:value="0.0130529403686523" calcext:value-type="float">
            <text:p>0.0130529404</text:p>
          </table:table-cell>
          <table:table-cell office:value-type="float" office:value="0.0133744327357947" calcext:value-type="float">
            <text:p>0.0133744327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0.01190185546875" calcext:value-type="float">
            <text:p>0.0119018555</text:p>
          </table:table-cell>
          <table:table-cell office:value-type="float" office:value="0.0142742044475888" calcext:value-type="float">
            <text:p>0.0142742044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office:value-type="float" office:value="0.0131728649139404" calcext:value-type="float">
            <text:p>0.0131728649</text:p>
          </table:table-cell>
          <table:table-cell office:value-type="float" office:value="0.014124731311258" calcext:value-type="float">
            <text:p>0.0141247313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office:value-type="float" office:value="0.0131688117980957" calcext:value-type="float">
            <text:p>0.0131688118</text:p>
          </table:table-cell>
          <table:table-cell office:value-type="float" office:value="0.014082503122618" calcext:value-type="float">
            <text:p>0.0140825031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0.0131709575653076" calcext:value-type="float">
            <text:p>0.0131709576</text:p>
          </table:table-cell>
          <table:table-cell office:value-type="float" office:value="0.0140286520080451" calcext:value-type="float">
            <text:p>0.014028652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2" calcext:value-type="float">
            <text:p>2</text:p>
          </table:table-cell>
          <table:table-cell office:value-type="float" office:value="0.0130269527435303" calcext:value-type="float">
            <text:p>0.0130269527</text:p>
          </table:table-cell>
          <table:table-cell office:value-type="float" office:value="0.0141526157271432" calcext:value-type="float">
            <text:p>0.0141526157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office:value-type="float" office:value="0.0129728317260742" calcext:value-type="float">
            <text:p>0.0129728317</text:p>
          </table:table-cell>
          <table:table-cell office:value-type="float" office:value="0.0137917988225909" calcext:value-type="float">
            <text:p>0.0137917988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float" office:value="0.0130519866943359" calcext:value-type="float">
            <text:p>0.0130519867</text:p>
          </table:table-cell>
          <table:table-cell office:value-type="float" office:value="0.0136576620493272" calcext:value-type="float">
            <text:p>0.013657662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office:value-type="float" office:value="0.0130419731140137" calcext:value-type="float">
            <text:p>0.0130419731</text:p>
          </table:table-cell>
          <table:table-cell office:value-type="float" office:value="0.0135394421591668" calcext:value-type="float">
            <text:p>0.0135394422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0.0130429267883301" calcext:value-type="float">
            <text:p>0.0130429268</text:p>
          </table:table-cell>
          <table:table-cell office:value-type="float" office:value="0.013447387332194" calcext:value-type="float">
            <text:p>0.0134473873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float" office:value="0.0118639469146729" calcext:value-type="float">
            <text:p>0.0118639469</text:p>
          </table:table-cell>
          <table:table-cell office:value-type="float" office:value="0.0143417963179747" calcext:value-type="float">
            <text:p>0.0143417963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0.0131340026855469" calcext:value-type="float">
            <text:p>0.0131340027</text:p>
          </table:table-cell>
          <table:table-cell office:value-type="float" office:value="0.0141137201809408" calcext:value-type="float">
            <text:p>0.0141137202</text:p>
          </table:table-cell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0.0131471157073975" calcext:value-type="float">
            <text:p>0.0131471157</text:p>
          </table:table-cell>
          <table:table-cell office:value-type="float" office:value="0.0140723309565963" calcext:value-type="float">
            <text:p>0.014072331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0.0131378173828125" calcext:value-type="float">
            <text:p>0.0131378174</text:p>
          </table:table-cell>
          <table:table-cell office:value-type="float" office:value="0.0140057956864247" calcext:value-type="float">
            <text:p>0.0140057957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float" office:value="2" calcext:value-type="float">
            <text:p>2</text:p>
          </table:table-cell>
          <table:table-cell office:value-type="float" office:value="0.013049840927124" calcext:value-type="float">
            <text:p>0.0130498409</text:p>
          </table:table-cell>
          <table:table-cell office:value-type="float" office:value="0.0141792558550155" calcext:value-type="float">
            <text:p>0.0141792559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0.0129561424255371" calcext:value-type="float">
            <text:p>0.0129561424</text:p>
          </table:table-cell>
          <table:table-cell office:value-type="float" office:value="0.013759786934454" calcext:value-type="float">
            <text:p>0.0137597869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office:value-type="float" office:value="0.0130388736724854" calcext:value-type="float">
            <text:p>0.0130388737</text:p>
          </table:table-cell>
          <table:table-cell office:value-type="float" office:value="0.0136407842433845" calcext:value-type="float">
            <text:p>0.0136407842</text:p>
          </table:table-cell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0.0130410194396973" calcext:value-type="float">
            <text:p>0.0130410194</text:p>
          </table:table-cell>
          <table:table-cell office:value-type="float" office:value="0.0135462930101429" calcext:value-type="float">
            <text:p>0.013546293</text:p>
          </table:table-cell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office:value-type="float" office:value="0.0130488872528076" calcext:value-type="float">
            <text:p>0.0130488873</text:p>
          </table:table-cell>
          <table:table-cell office:value-type="float" office:value="0.0134773446290009" calcext:value-type="float">
            <text:p>0.0134773446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0.011883020401001" calcext:value-type="float">
            <text:p>0.0118830204</text:p>
          </table:table-cell>
          <table:table-cell office:value-type="float" office:value="0.0143280353398176" calcext:value-type="float">
            <text:p>0.0143280353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0.013153076171875" calcext:value-type="float">
            <text:p>0.0131530762</text:p>
          </table:table-cell>
          <table:table-cell office:value-type="float" office:value="0.0141624647519624" calcext:value-type="float">
            <text:p>0.0141624648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office:value-type="float" office:value="0.0131480693817139" calcext:value-type="float">
            <text:p>0.0131480694</text:p>
          </table:table-cell>
          <table:table-cell office:value-type="float" office:value="0.0141142695585247" calcext:value-type="float">
            <text:p>0.0141142696</text:p>
          </table:table-cell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office:value-type="float" office:value="0.0131440162658691" calcext:value-type="float">
            <text:p>0.0131440163</text:p>
          </table:table-cell>
          <table:table-cell office:value-type="float" office:value="0.0140478879519806" calcext:value-type="float">
            <text:p>0.014047888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float" office:value="2" calcext:value-type="float">
            <text:p>2</text:p>
          </table:table-cell>
          <table:table-cell office:value-type="float" office:value="0.0141921043395996" calcext:value-type="float">
            <text:p>0.0141921043</text:p>
          </table:table-cell>
          <table:table-cell office:value-type="float" office:value="0.01622864024689" calcext:value-type="float">
            <text:p>0.0162286402</text:p>
          </table:table-cell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0.0117850303649902" calcext:value-type="float">
            <text:p>0.0117850304</text:p>
          </table:table-cell>
          <table:table-cell office:value-type="float" office:value="0.0148128282625245" calcext:value-type="float">
            <text:p>0.0148128283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0.0117762088775635" calcext:value-type="float">
            <text:p>0.0117762089</text:p>
          </table:table-cell>
          <table:table-cell office:value-type="float" office:value="0.0152279204585194" calcext:value-type="float">
            <text:p>0.0152279205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float" office:value="0.011883020401001" calcext:value-type="float">
            <text:p>0.0118830204</text:p>
          </table:table-cell>
          <table:table-cell office:value-type="float" office:value="0.0152989986422284" calcext:value-type="float">
            <text:p>0.0152989986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office:value-type="float" office:value="0.0130009651184082" calcext:value-type="float">
            <text:p>0.0130009651</text:p>
          </table:table-cell>
          <table:table-cell office:value-type="float" office:value="0.0150852216569722" calcext:value-type="float">
            <text:p>0.0150852217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office:value-type="float" office:value="0.0118479728698731" calcext:value-type="float">
            <text:p>0.0118479729</text:p>
          </table:table-cell>
          <table:table-cell office:value-type="float" office:value="0.0151672029196383" calcext:value-type="float">
            <text:p>0.0151672029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float" office:value="0.0130219459533691" calcext:value-type="float">
            <text:p>0.013021946</text:p>
          </table:table-cell>
          <table:table-cell office:value-type="float" office:value="0.0150515404106772" calcext:value-type="float">
            <text:p>0.0150515404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office:value-type="float" office:value="0.0143468379974365" calcext:value-type="float">
            <text:p>0.014346838</text:p>
          </table:table-cell>
          <table:table-cell office:value-type="float" office:value="0.0171115456323683" calcext:value-type="float">
            <text:p>0.0171115456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office:value-type="float" office:value="0.013145923614502" calcext:value-type="float">
            <text:p>0.0131459236</text:p>
          </table:table-cell>
          <table:table-cell office:value-type="float" office:value="0.0162535264971954" calcext:value-type="float">
            <text:p>0.0162535265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float" office:value="2" calcext:value-type="float">
            <text:p>2</text:p>
          </table:table-cell>
          <table:table-cell office:value-type="float" office:value="0.0141949653625488" calcext:value-type="float">
            <text:p>0.0141949654</text:p>
          </table:table-cell>
          <table:table-cell office:value-type="float" office:value="0.01574929730477" calcext:value-type="float">
            <text:p>0.0157492973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float" office:value="0.0117790699005127" calcext:value-type="float">
            <text:p>0.0117790699</text:p>
          </table:table-cell>
          <table:table-cell office:value-type="float" office:value="0.0165225631108072" calcext:value-type="float">
            <text:p>0.0165225631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office:value-type="float" office:value="0.0117790699005127" calcext:value-type="float">
            <text:p>0.0117790699</text:p>
          </table:table-cell>
          <table:table-cell office:value-type="float" office:value="0.0165508842256683" calcext:value-type="float">
            <text:p>0.0165508842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0.0130269527435303" calcext:value-type="float">
            <text:p>0.0130269527</text:p>
          </table:table-cell>
          <table:table-cell office:value-type="float" office:value="0.0159354720864644" calcext:value-type="float">
            <text:p>0.0159354721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0.0130369663238525" calcext:value-type="float">
            <text:p>0.0130369663</text:p>
          </table:table-cell>
          <table:table-cell office:value-type="float" office:value="0.0154519819185078" calcext:value-type="float">
            <text:p>0.0154519819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office:value-type="float" office:value="0.0130078792572021" calcext:value-type="float">
            <text:p>0.0130078793</text:p>
          </table:table-cell>
          <table:table-cell office:value-type="float" office:value="0.0150264993084716" calcext:value-type="float">
            <text:p>0.0150264993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office:value-type="float" office:value="0.013016939163208" calcext:value-type="float">
            <text:p>0.0130169392</text:p>
          </table:table-cell>
          <table:table-cell office:value-type="float" office:value="0.0146943868632897" calcext:value-type="float">
            <text:p>0.0146943869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0.0131239891052246" calcext:value-type="float">
            <text:p>0.0131239891</text:p>
          </table:table-cell>
          <table:table-cell office:value-type="float" office:value="0.0151881611193073" calcext:value-type="float">
            <text:p>0.0151881611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  <table:table-cell office:value-type="float" office:value="0.0143809318542481" calcext:value-type="float">
            <text:p>0.0143809319</text:p>
          </table:table-cell>
          <table:table-cell office:value-type="float" office:value="0.0161694707148086" calcext:value-type="float">
            <text:p>0.0161694707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2" calcext:value-type="float">
            <text:p>2</text:p>
          </table:table-cell>
          <table:table-cell office:value-type="float" office:value="0.0142009258270264" calcext:value-type="float">
            <text:p>0.0142009258</text:p>
          </table:table-cell>
          <table:table-cell office:value-type="float" office:value="0.0162749082057719" calcext:value-type="float">
            <text:p>0.0162749082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0.0118989944458008" calcext:value-type="float">
            <text:p>0.0118989944</text:p>
          </table:table-cell>
          <table:table-cell office:value-type="float" office:value="0.0165630247063229" calcext:value-type="float">
            <text:p>0.0165630247</text:p>
          </table:table-cell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office:value-type="float" office:value="0.0119099617004395" calcext:value-type="float">
            <text:p>0.0119099617</text:p>
          </table:table-cell>
          <table:table-cell office:value-type="float" office:value="0.016665947219804" calcext:value-type="float">
            <text:p>0.0166659472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float" office:value="0.0122509002685547" calcext:value-type="float">
            <text:p>0.0122509003</text:p>
          </table:table-cell>
          <table:table-cell office:value-type="float" office:value="0.016286544324695" calcext:value-type="float">
            <text:p>0.0162865443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0.0119009017944336" calcext:value-type="float">
            <text:p>0.0119009018</text:p>
          </table:table-cell>
          <table:table-cell office:value-type="float" office:value="0.0162176959628812" calcext:value-type="float">
            <text:p>0.016217696</text:p>
          </table:table-cell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0.0130407810211182" calcext:value-type="float">
            <text:p>0.013040781</text:p>
          </table:table-cell>
          <table:table-cell office:value-type="float" office:value="0.0157215483387502" calcext:value-type="float">
            <text:p>0.0157215483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0.0130369663238525" calcext:value-type="float">
            <text:p>0.0130369663</text:p>
          </table:table-cell>
          <table:table-cell office:value-type="float" office:value="0.0153078859473143" calcext:value-type="float">
            <text:p>0.0153078859</text:p>
          </table:table-cell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office:value-type="float" office:value="0.0131518840789795" calcext:value-type="float">
            <text:p>0.0131518841</text:p>
          </table:table-cell>
          <table:table-cell office:value-type="float" office:value="0.0156645326469962" calcext:value-type="float">
            <text:p>0.0156645326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0.013139009475708" calcext:value-type="float">
            <text:p>0.0131390095</text:p>
          </table:table-cell>
          <table:table-cell office:value-type="float" office:value="0.0151709694901187" calcext:value-type="float">
            <text:p>0.0151709695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float" office:value="2" calcext:value-type="float">
            <text:p>2</text:p>
          </table:table-cell>
          <table:table-cell office:value-type="float" office:value="0.0130519866943359" calcext:value-type="float">
            <text:p>0.0130519867</text:p>
          </table:table-cell>
          <table:table-cell office:value-type="float" office:value="0.0149709526949932" calcext:value-type="float">
            <text:p>0.0149709527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float" office:value="0.0117530822753906" calcext:value-type="float">
            <text:p>0.0117530823</text:p>
          </table:table-cell>
          <table:table-cell office:value-type="float" office:value="0.0157206209463561" calcext:value-type="float">
            <text:p>0.0157206209</text:p>
          </table:table-cell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0.0129179954528809" calcext:value-type="float">
            <text:p>0.0129179955</text:p>
          </table:table-cell>
          <table:table-cell office:value-type="float" office:value="0.0150836797180683" calcext:value-type="float">
            <text:p>0.0150836797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0.0129890441894531" calcext:value-type="float">
            <text:p>0.0129890442</text:p>
          </table:table-cell>
          <table:table-cell office:value-type="float" office:value="0.0146779392323611" calcext:value-type="float">
            <text:p>0.0146779392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0.0129921436309814" calcext:value-type="float">
            <text:p>0.0129921436</text:p>
          </table:table-cell>
          <table:table-cell office:value-type="float" office:value="0.0143623809402442" calcext:value-type="float">
            <text:p>0.0143623809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0.0118439197540283" calcext:value-type="float">
            <text:p>0.0118439198</text:p>
          </table:table-cell>
          <table:table-cell office:value-type="float" office:value="0.014905390571006" calcext:value-type="float">
            <text:p>0.0149053906</text:p>
          </table:table-cell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0.0118770599365234" calcext:value-type="float">
            <text:p>0.0118770599</text:p>
          </table:table-cell>
          <table:table-cell office:value-type="float" office:value="0.0151370720184796" calcext:value-type="float">
            <text:p>0.015137072</text:p>
          </table:table-cell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0.0131611824035645" calcext:value-type="float">
            <text:p>0.0131611824</text:p>
          </table:table-cell>
          <table:table-cell office:value-type="float" office:value="0.0149248143743169" calcext:value-type="float">
            <text:p>0.0149248144</text:p>
          </table:table-cell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0.0131688117980957" calcext:value-type="float">
            <text:p>0.0131688118</text:p>
          </table:table-cell>
          <table:table-cell office:value-type="float" office:value="0.0148480056711347" calcext:value-type="float">
            <text:p>0.0148480057</text:p>
          </table:table-cell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float" office:value="2" calcext:value-type="float">
            <text:p>2</text:p>
          </table:table-cell>
          <table:table-cell office:value-type="float" office:value="0.0118961334228516" calcext:value-type="float">
            <text:p>0.0118961334</text:p>
          </table:table-cell>
          <table:table-cell office:value-type="float" office:value="0.0146191149739261" calcext:value-type="float">
            <text:p>0.014619115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0.0130240917205811" calcext:value-type="float">
            <text:p>0.0130240917</text:p>
          </table:table-cell>
          <table:table-cell office:value-type="float" office:value="0.0145823150639349" calcext:value-type="float">
            <text:p>0.0145823151</text:p>
          </table:table-cell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0.0130209922790527" calcext:value-type="float">
            <text:p>0.0130209923</text:p>
          </table:table-cell>
          <table:table-cell office:value-type="float" office:value="0.0143557742517609" calcext:value-type="float">
            <text:p>0.0143557743</text:p>
          </table:table-cell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0.0130231380462646" calcext:value-type="float">
            <text:p>0.013023138</text:p>
          </table:table-cell>
          <table:table-cell office:value-type="float" office:value="0.0141678088952379" calcext:value-type="float">
            <text:p>0.0141678089</text:p>
          </table:table-cell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float" office:value="0.0130369663238525" calcext:value-type="float">
            <text:p>0.0130369663</text:p>
          </table:table-cell>
          <table:table-cell office:value-type="float" office:value="0.0140242424782757" calcext:value-type="float">
            <text:p>0.0140242425</text:p>
          </table:table-cell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.0120089054107666" calcext:value-type="float">
            <text:p>0.0120089054</text:p>
          </table:table-cell>
          <table:table-cell office:value-type="float" office:value="0.0148257313863" calcext:value-type="float">
            <text:p>0.0148257314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0.0119988918304443" calcext:value-type="float">
            <text:p>0.0119988918</text:p>
          </table:table-cell>
          <table:table-cell office:value-type="float" office:value="0.0148820594779669" calcext:value-type="float">
            <text:p>0.0148820595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0.0131590366363525" calcext:value-type="float">
            <text:p>0.0131590366</text:p>
          </table:table-cell>
          <table:table-cell office:value-type="float" office:value="0.0149471407359148" calcext:value-type="float">
            <text:p>0.0149471407</text:p>
          </table:table-cell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float" office:value="0.0131509304046631" calcext:value-type="float">
            <text:p>0.0131509304</text:p>
          </table:table-cell>
          <table:table-cell office:value-type="float" office:value="0.0149248525476811" calcext:value-type="float">
            <text:p>0.0149248525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float" office:value="0.0129671096801758" calcext:value-type="float">
            <text:p>0.0129671097</text:p>
          </table:table-cell>
          <table:table-cell office:value-type="float" office:value="0.0149679590936428" calcext:value-type="float">
            <text:p>0.0149679591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float" office:value="0.0129189491271973" calcext:value-type="float">
            <text:p>0.0129189491</text:p>
          </table:table-cell>
          <table:table-cell office:value-type="float" office:value="0.0145938119200345" calcext:value-type="float">
            <text:p>0.0145938119</text:p>
          </table:table-cell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float" office:value="0.0129890441894531" calcext:value-type="float">
            <text:p>0.0129890442</text:p>
          </table:table-cell>
          <table:table-cell office:value-type="float" office:value="0.014403083990903" calcext:value-type="float">
            <text:p>0.014403084</text:p>
          </table:table-cell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office:value-type="float" office:value="0.0118300914764404" calcext:value-type="float">
            <text:p>0.0118300915</text:p>
          </table:table-cell>
          <table:table-cell office:value-type="float" office:value="0.0148268856604735" calcext:value-type="float">
            <text:p>0.0148268857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office:value-type="float" office:value="0.0118298530578613" calcext:value-type="float">
            <text:p>0.0118298531</text:p>
          </table:table-cell>
          <table:table-cell office:value-type="float" office:value="0.0150115643041349" calcext:value-type="float">
            <text:p>0.0150115643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office:value-type="float" office:value="0.0118138790130615" calcext:value-type="float">
            <text:p>0.011813879</text:p>
          </table:table-cell>
          <table:table-cell office:value-type="float" office:value="0.0150473084767914" calcext:value-type="float">
            <text:p>0.0150473085</text:p>
          </table:table-cell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0.0130839347839356" calcext:value-type="float">
            <text:p>0.0130839348</text:p>
          </table:table-cell>
          <table:table-cell office:value-type="float" office:value="0.0149847877585104" calcext:value-type="float">
            <text:p>0.0149847878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office:value-type="float" office:value="0.0130851268768311" calcext:value-type="float">
            <text:p>0.0130851269</text:p>
          </table:table-cell>
          <table:table-cell office:value-type="float" office:value="0.0149377710188817" calcext:value-type="float">
            <text:p>0.014937771</text:p>
          </table:table-cell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 office:value-type="float" office:value="0.0130918025970459" calcext:value-type="float">
            <text:p>0.0130918026</text:p>
          </table:table-cell>
          <table:table-cell office:value-type="float" office:value="0.014856531339303" calcext:value-type="float">
            <text:p>0.0148565313</text:p>
          </table:table-cell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float" office:value="2" calcext:value-type="float">
            <text:p>2</text:p>
          </table:table-cell>
          <table:table-cell office:value-type="float" office:value="0.0129768848419189" calcext:value-type="float">
            <text:p>0.0129768848</text:p>
          </table:table-cell>
          <table:table-cell office:value-type="float" office:value="0.0144688598151085" calcext:value-type="float">
            <text:p>0.0144688598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0.0129110813140869" calcext:value-type="float">
            <text:p>0.0129110813</text:p>
          </table:table-cell>
          <table:table-cell office:value-type="float" office:value="0.0145447585830551" calcext:value-type="float">
            <text:p>0.0145447586</text:p>
          </table:table-cell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office:value-type="float" office:value="0.0129809379577637" calcext:value-type="float">
            <text:p>0.012980938</text:p>
          </table:table-cell>
          <table:table-cell office:value-type="float" office:value="0.0143676940212485" calcext:value-type="float">
            <text:p>0.014367694</text:p>
          </table:table-cell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office:value-type="float" office:value="0.0129780769348145" calcext:value-type="float">
            <text:p>0.0129780769</text:p>
          </table:table-cell>
          <table:table-cell office:value-type="float" office:value="0.0142049406247612" calcext:value-type="float">
            <text:p>0.0142049406</text:p>
          </table:table-cell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0.0129809379577637" calcext:value-type="float">
            <text:p>0.012980938</text:p>
          </table:table-cell>
          <table:table-cell office:value-type="float" office:value="0.0140630128688234" calcext:value-type="float">
            <text:p>0.0140630129</text:p>
          </table:table-cell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office:value-type="float" office:value="0.0118098258972168" calcext:value-type="float">
            <text:p>0.0118098259</text:p>
          </table:table-cell>
          <table:table-cell office:value-type="float" office:value="0.0146326351693739" calcext:value-type="float">
            <text:p>0.0146326352</text:p>
          </table:table-cell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office:value-type="float" office:value="0.013092041015625" calcext:value-type="float">
            <text:p>0.013092041</text:p>
          </table:table-cell>
          <table:table-cell office:value-type="float" office:value="0.0144443087163789" calcext:value-type="float">
            <text:p>0.0144443087</text:p>
          </table:table-cell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0.013092041015625" calcext:value-type="float">
            <text:p>0.013092041</text:p>
          </table:table-cell>
          <table:table-cell office:value-type="float" office:value="0.0143859386921891" calcext:value-type="float">
            <text:p>0.0143859387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office:value-type="float" office:value="0.0130870342254639" calcext:value-type="float">
            <text:p>0.0130870342</text:p>
          </table:table-cell>
          <table:table-cell office:value-type="float" office:value="0.0143015664224906" calcext:value-type="float">
            <text:p>0.0143015664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  <table:table-cell office:value-type="float" office:value="0.0129549503326416" calcext:value-type="float">
            <text:p>0.0129549503</text:p>
          </table:table-cell>
          <table:table-cell office:value-type="float" office:value="0.0141700898974514" calcext:value-type="float">
            <text:p>0.0141700899</text:p>
          </table:table-cell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office:value-type="float" office:value="0.0128810405731201" calcext:value-type="float">
            <text:p>0.0128810406</text:p>
          </table:table-cell>
          <table:table-cell office:value-type="float" office:value="0.0139765001304572" calcext:value-type="float">
            <text:p>0.0139765001</text:p>
          </table:table-cell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0.0129611492156982" calcext:value-type="float">
            <text:p>0.0129611492</text:p>
          </table:table-cell>
          <table:table-cell office:value-type="float" office:value="0.0138190644880439" calcext:value-type="float">
            <text:p>0.0138190645</text:p>
          </table:table-cell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office:value-type="float" office:value="0.0129549503326416" calcext:value-type="float">
            <text:p>0.0129549503</text:p>
          </table:table-cell>
          <table:table-cell office:value-type="float" office:value="0.0136819637520106" calcext:value-type="float">
            <text:p>0.0136819638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 office:value-type="float" office:value="0.0129499435424805" calcext:value-type="float">
            <text:p>0.0129499435</text:p>
          </table:table-cell>
          <table:table-cell office:value-type="float" office:value="0.0135636395857022" calcext:value-type="float">
            <text:p>0.0135636396</text:p>
          </table:table-cell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office:value-type="float" office:value="0.011807918548584" calcext:value-type="float">
            <text:p>0.0118079185</text:p>
          </table:table-cell>
          <table:table-cell office:value-type="float" office:value="0.0143367214477228" calcext:value-type="float">
            <text:p>0.0143367214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  <table:table-cell office:value-type="float" office:value="0.0130760669708252" calcext:value-type="float">
            <text:p>0.013076067</text:p>
          </table:table-cell>
          <table:table-cell office:value-type="float" office:value="0.0141590210491421" calcext:value-type="float">
            <text:p>0.014159021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office:value-type="float" office:value="0.0130870342254639" calcext:value-type="float">
            <text:p>0.0130870342</text:p>
          </table:table-cell>
          <table:table-cell office:value-type="float" office:value="0.0141302529639602" calcext:value-type="float">
            <text:p>0.014130253</text:p>
          </table:table-cell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 office:value-type="float" office:value="0.0130860805511475" calcext:value-type="float">
            <text:p>0.0130860806</text:p>
          </table:table-cell>
          <table:table-cell office:value-type="float" office:value="0.0140777004388756" calcext:value-type="float">
            <text:p>0.0140777004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  <table:table-cell office:value-type="float" office:value="0.0128409862518311" calcext:value-type="float">
            <text:p>0.0128409863</text:p>
          </table:table-cell>
          <table:table-cell office:value-type="float" office:value="0.0141227552415618" calcext:value-type="float">
            <text:p>0.0141227552</text:p>
          </table:table-cell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float" office:value="1" calcext:value-type="float">
            <text:p>1</text:p>
          </table:table-cell>
          <table:table-cell office:value-type="float" office:value="0.0129170417785645" calcext:value-type="float">
            <text:p>0.0129170418</text:p>
          </table:table-cell>
          <table:table-cell office:value-type="float" office:value="0.0138220561036414" calcext:value-type="float">
            <text:p>0.0138220561</text:p>
          </table:table-cell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office:value-type="float" office:value="0.0129749774932861" calcext:value-type="float">
            <text:p>0.0129749775</text:p>
          </table:table-cell>
          <table:table-cell office:value-type="float" office:value="0.0136911854900473" calcext:value-type="float">
            <text:p>0.0136911855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office:value-type="float" office:value="0.0129790306091309" calcext:value-type="float">
            <text:p>0.0129790306</text:p>
          </table:table-cell>
          <table:table-cell office:value-type="float" office:value="0.0135874799053026" calcext:value-type="float">
            <text:p>0.0135874799</text:p>
          </table:table-cell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0.0129899978637695" calcext:value-type="float">
            <text:p>0.0129899979</text:p>
          </table:table-cell>
          <table:table-cell office:value-type="float" office:value="0.0135127472362771" calcext:value-type="float">
            <text:p>0.0135127472</text:p>
          </table:table-cell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office:value-type="float" office:value="0.0116679668426514" calcext:value-type="float">
            <text:p>0.0116679668</text:p>
          </table:table-cell>
          <table:table-cell office:value-type="float" office:value="0.0144548694651011" calcext:value-type="float">
            <text:p>0.0144548695</text:p>
          </table:table-cell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0.0129702091217041" calcext:value-type="float">
            <text:p>0.0129702091</text:p>
          </table:table-cell>
          <table:table-cell office:value-type="float" office:value="0.0140101257300421" calcext:value-type="float">
            <text:p>0.0140101257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office:value-type="float" office:value="0.0129549503326416" calcext:value-type="float">
            <text:p>0.0129549503</text:p>
          </table:table-cell>
          <table:table-cell office:value-type="float" office:value="0.0138865490814015" calcext:value-type="float">
            <text:p>0.0138865491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office:value-type="float" office:value="0.0129590034484863" calcext:value-type="float">
            <text:p>0.0129590034</text:p>
          </table:table-cell>
          <table:table-cell office:value-type="float" office:value="0.0137808992001577" calcext:value-type="float">
            <text:p>0.0137808992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float" office:value="2" calcext:value-type="float">
            <text:p>2</text:p>
          </table:table-cell>
          <table:table-cell office:value-type="float" office:value="0.0129051208496094" calcext:value-type="float">
            <text:p>0.0129051208</text:p>
          </table:table-cell>
          <table:table-cell office:value-type="float" office:value="0.0140734057511182" calcext:value-type="float">
            <text:p>0.0140734058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office:value-type="float" office:value="0.0128829479217529" calcext:value-type="float">
            <text:p>0.0128829479</text:p>
          </table:table-cell>
          <table:table-cell office:value-type="float" office:value="0.0136003197557766" calcext:value-type="float">
            <text:p>0.0136003198</text:p>
          </table:table-cell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 office:value-type="float" office:value="0.0129530429840088" calcext:value-type="float">
            <text:p>0.012953043</text:p>
          </table:table-cell>
          <table:table-cell office:value-type="float" office:value="0.0135382535706261" calcext:value-type="float">
            <text:p>0.0135382536</text:p>
          </table:table-cell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office:value-type="float" office:value="0.0129468441009521" calcext:value-type="float">
            <text:p>0.0129468441</text:p>
          </table:table-cell>
          <table:table-cell office:value-type="float" office:value="0.0134722610623506" calcext:value-type="float">
            <text:p>0.0134722611</text:p>
          </table:table-cell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office:value-type="float" office:value="0.0129551887512207" calcext:value-type="float">
            <text:p>0.0129551888</text:p>
          </table:table-cell>
          <table:table-cell office:value-type="float" office:value="0.0134219219303032" calcext:value-type="float">
            <text:p>0.0134219219</text:p>
          </table:table-cell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0.0117559432983398" calcext:value-type="float">
            <text:p>0.0117559433</text:p>
          </table:table-cell>
          <table:table-cell office:value-type="float" office:value="0.0142657833428514" calcext:value-type="float">
            <text:p>0.0142657833</text:p>
          </table:table-cell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0.0130240917205811" calcext:value-type="float">
            <text:p>0.0130240917</text:p>
          </table:table-cell>
          <table:table-cell office:value-type="float" office:value="0.0140444912832144" calcext:value-type="float">
            <text:p>0.0140444913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office:value-type="float" office:value="0.0130259990692139" calcext:value-type="float">
            <text:p>0.0130259991</text:p>
          </table:table-cell>
          <table:table-cell office:value-type="float" office:value="0.0139957744445321" calcext:value-type="float">
            <text:p>0.0139957744</text:p>
          </table:table-cell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office:value-type="float" office:value="0.0130219459533691" calcext:value-type="float">
            <text:p>0.013021946</text:p>
          </table:table-cell>
          <table:table-cell office:value-type="float" office:value="0.0139289387833428" calcext:value-type="float">
            <text:p>0.0139289388</text:p>
          </table:table-cell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float" office:value="2" calcext:value-type="float">
            <text:p>2</text:p>
          </table:table-cell>
          <table:table-cell office:value-type="float" office:value="0.0129160881042481" calcext:value-type="float">
            <text:p>0.0129160881</text:p>
          </table:table-cell>
          <table:table-cell office:value-type="float" office:value="0.0140318593373051" calcext:value-type="float">
            <text:p>0.0140318593</text:p>
          </table:table-cell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  <table:table-cell office:value-type="float" office:value="0.0128319263458252" calcext:value-type="float">
            <text:p>0.0128319263</text:p>
          </table:table-cell>
          <table:table-cell office:value-type="float" office:value="0.0136697585881487" calcext:value-type="float">
            <text:p>0.0136697586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0.0129029750823975" calcext:value-type="float">
            <text:p>0.0129029751</text:p>
          </table:table-cell>
          <table:table-cell office:value-type="float" office:value="0.0135299724007244" calcext:value-type="float">
            <text:p>0.0135299724</text:p>
          </table:table-cell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  <table:table-cell office:value-type="float" office:value="0.0129039287567139" calcext:value-type="float">
            <text:p>0.0129039288</text:p>
          </table:table-cell>
          <table:table-cell office:value-type="float" office:value="0.0134197169326354" calcext:value-type="float">
            <text:p>0.0134197169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0.0129058361053467" calcext:value-type="float">
            <text:p>0.0129058361</text:p>
          </table:table-cell>
          <table:table-cell office:value-type="float" office:value="0.0133333891684164" calcext:value-type="float">
            <text:p>0.0133333892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office:value-type="float" office:value="0.0117599964141846" calcext:value-type="float">
            <text:p>0.0117599964</text:p>
          </table:table-cell>
          <table:table-cell office:value-type="float" office:value="0.0141817003844873" calcext:value-type="float">
            <text:p>0.0141817004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0.0130319595336914" calcext:value-type="float">
            <text:p>0.0130319595</text:p>
          </table:table-cell>
          <table:table-cell office:value-type="float" office:value="0.0140290136571825" calcext:value-type="float">
            <text:p>0.0140290137</text:p>
          </table:table-cell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office:value-type="float" office:value="0.0130329132080078" calcext:value-type="float">
            <text:p>0.0130329132</text:p>
          </table:table-cell>
          <table:table-cell office:value-type="float" office:value="0.0139970611218489" calcext:value-type="float">
            <text:p>0.0139970611</text:p>
          </table:table-cell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  <table:table-cell office:value-type="float" office:value="0.0130419731140137" calcext:value-type="float">
            <text:p>0.0130419731</text:p>
          </table:table-cell>
          <table:table-cell office:value-type="float" office:value="0.0139561550424853" calcext:value-type="float">
            <text:p>0.013956155</text:p>
          </table:table-cell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float" office:value="2" calcext:value-type="float">
            <text:p>2</text:p>
          </table:table-cell>
          <table:table-cell office:value-type="float" office:value="0.0129010677337646" calcext:value-type="float">
            <text:p>0.0129010677</text:p>
          </table:table-cell>
          <table:table-cell office:value-type="float" office:value="0.014108070343665" calcext:value-type="float">
            <text:p>0.0141080703</text:p>
          </table:table-cell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0.012876033782959" calcext:value-type="float">
            <text:p>0.0128760338</text:p>
          </table:table-cell>
          <table:table-cell office:value-type="float" office:value="0.0137140604952017" calcext:value-type="float">
            <text:p>0.0137140605</text:p>
          </table:table-cell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office:value-type="float" office:value="0.0129599571228027" calcext:value-type="float">
            <text:p>0.0129599571</text:p>
          </table:table-cell>
          <table:table-cell office:value-type="float" office:value="0.0136234113711135" calcext:value-type="float">
            <text:p>0.0136234114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office:value-type="float" office:value="0.0129737854003906" calcext:value-type="float">
            <text:p>0.0129737854</text:p>
          </table:table-cell>
          <table:table-cell office:value-type="float" office:value="0.0135587467504572" calcext:value-type="float">
            <text:p>0.0135587468</text:p>
          </table:table-cell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office:value-type="float" office:value="0.0129690170288086" calcext:value-type="float">
            <text:p>0.012969017</text:p>
          </table:table-cell>
          <table:table-cell office:value-type="float" office:value="0.0134926661329322" calcext:value-type="float">
            <text:p>0.0134926661</text:p>
          </table:table-cell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 office:value-type="float" office:value="0.0117578506469727" calcext:value-type="float">
            <text:p>0.0117578506</text:p>
          </table:table-cell>
          <table:table-cell office:value-type="float" office:value="0.0143300036515097" calcext:value-type="float">
            <text:p>0.0143300037</text:p>
          </table:table-cell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office:value-type="float" office:value="0.0130100250244141" calcext:value-type="float">
            <text:p>0.013010025</text:p>
          </table:table-cell>
          <table:table-cell office:value-type="float" office:value="0.0140472847308131" calcext:value-type="float">
            <text:p>0.0140472847</text:p>
          </table:table-cell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office:value-type="float" office:value="0.0130019187927246" calcext:value-type="float">
            <text:p>0.0130019188</text:p>
          </table:table-cell>
          <table:table-cell office:value-type="float" office:value="0.0139658602959035" calcext:value-type="float">
            <text:p>0.0139658603</text:p>
          </table:table-cell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0.0129930973052979" calcext:value-type="float">
            <text:p>0.0129930973</text:p>
          </table:table-cell>
          <table:table-cell office:value-type="float" office:value="0.0138723781651646" calcext:value-type="float">
            <text:p>0.0138723782</text:p>
          </table:table-cell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float" office:value="2" calcext:value-type="float">
            <text:p>2</text:p>
          </table:table-cell>
          <table:table-cell office:value-type="float" office:value="0.0128998756408691" calcext:value-type="float">
            <text:p>0.0128998756</text:p>
          </table:table-cell>
          <table:table-cell office:value-type="float" office:value="0.0137745343493618" calcext:value-type="float">
            <text:p>0.0137745343</text:p>
          </table:table-cell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office:value-type="float" office:value="0.0117390155792236" calcext:value-type="float">
            <text:p>0.0117390156</text:p>
          </table:table-cell>
          <table:table-cell office:value-type="float" office:value="0.0145814572664863" calcext:value-type="float">
            <text:p>0.0145814573</text:p>
          </table:table-cell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office:value-type="float" office:value="0.0130100250244141" calcext:value-type="float">
            <text:p>0.013010025</text:p>
          </table:table-cell>
          <table:table-cell office:value-type="float" office:value="0.0144551968088079" calcext:value-type="float">
            <text:p>0.0144551968</text:p>
          </table:table-cell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  <table:table-cell office:value-type="float" office:value="0.0130050182342529" calcext:value-type="float">
            <text:p>0.0130050182</text:p>
          </table:table-cell>
          <table:table-cell office:value-type="float" office:value="0.0143215441262629" calcext:value-type="float">
            <text:p>0.0143215441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0.0130090713500977" calcext:value-type="float">
            <text:p>0.0130090714</text:p>
          </table:table-cell>
          <table:table-cell office:value-type="float" office:value="0.0141972528745427" calcext:value-type="float">
            <text:p>0.0141972529</text:p>
          </table:table-cell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0.0129139423370361" calcext:value-type="float">
            <text:p>0.0129139423</text:p>
          </table:table-cell>
          <table:table-cell office:value-type="float" office:value="0.0139715359282683" calcext:value-type="float">
            <text:p>0.0139715359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 office:value-type="float" office:value="0.0130388736724854" calcext:value-type="float">
            <text:p>0.0130388737</text:p>
          </table:table-cell>
          <table:table-cell office:value-type="float" office:value="0.0137742917641322" calcext:value-type="float">
            <text:p>0.0137742918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  <table:table-cell office:value-type="float" office:value="0.0130429267883301" calcext:value-type="float">
            <text:p>0.0130429268</text:p>
          </table:table-cell>
          <table:table-cell office:value-type="float" office:value="0.0137557105075367" calcext:value-type="float">
            <text:p>0.0137557105</text:p>
          </table:table-cell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0.0130369663238525" calcext:value-type="float">
            <text:p>0.0130369663</text:p>
          </table:table-cell>
          <table:table-cell office:value-type="float" office:value="0.0137145365441334" calcext:value-type="float">
            <text:p>0.0137145365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float" office:value="2" calcext:value-type="float">
            <text:p>2</text:p>
          </table:table-cell>
          <table:table-cell office:value-type="float" office:value="0.0129399299621582" calcext:value-type="float">
            <text:p>0.01293993</text:p>
          </table:table-cell>
          <table:table-cell office:value-type="float" office:value="0.0137055439130226" calcext:value-type="float">
            <text:p>0.0137055439</text:p>
          </table:table-cell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office:value-type="float" office:value="0.0117080211639404" calcext:value-type="float">
            <text:p>0.0117080212</text:p>
          </table:table-cell>
          <table:table-cell office:value-type="float" office:value="0.0145521449111538" calcext:value-type="float">
            <text:p>0.0145521449</text:p>
          </table:table-cell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float" office:value="1" calcext:value-type="float">
            <text:p>1</text:p>
          </table:table-cell>
          <table:table-cell office:value-type="float" office:value="0.0129361152648926" calcext:value-type="float">
            <text:p>0.0129361153</text:p>
          </table:table-cell>
          <table:table-cell office:value-type="float" office:value="0.0143112945130416" calcext:value-type="float">
            <text:p>0.0143112945</text:p>
          </table:table-cell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0.0129518508911133" calcext:value-type="float">
            <text:p>0.0129518509</text:p>
          </table:table-cell>
          <table:table-cell office:value-type="float" office:value="0.0141279646672741" calcext:value-type="float">
            <text:p>0.0141279647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  <table:table-cell office:value-type="float" office:value="0.0129530429840088" calcext:value-type="float">
            <text:p>0.012953043</text:p>
          </table:table-cell>
          <table:table-cell office:value-type="float" office:value="0.0139722420049916" calcext:value-type="float">
            <text:p>0.013972242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office:value-type="float" office:value="0.0129499435424805" calcext:value-type="float">
            <text:p>0.0129499435</text:p>
          </table:table-cell>
          <table:table-cell office:value-type="float" office:value="0.0138347121667436" calcext:value-type="float">
            <text:p>0.0138347122</text:p>
          </table:table-cell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float" office:value="1" calcext:value-type="float">
            <text:p>1</text:p>
          </table:table-cell>
          <table:table-cell office:value-type="float" office:value="0.0130629539489746" calcext:value-type="float">
            <text:p>0.0130629539</text:p>
          </table:table-cell>
          <table:table-cell office:value-type="float" office:value="0.0137352537957222" calcext:value-type="float">
            <text:p>0.0137352538</text:p>
          </table:table-cell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office:value-type="float" office:value="0.0130529403686523" calcext:value-type="float">
            <text:p>0.0130529404</text:p>
          </table:table-cell>
          <table:table-cell office:value-type="float" office:value="0.0137224762581703" calcext:value-type="float">
            <text:p>0.0137224763</text:p>
          </table:table-cell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  <table:table-cell office:value-type="float" office:value="0.013059139251709" calcext:value-type="float">
            <text:p>0.0130591393</text:p>
          </table:table-cell>
          <table:table-cell office:value-type="float" office:value="0.0137001417460432" calcext:value-type="float">
            <text:p>0.0137001417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float" office:value="2" calcext:value-type="float">
            <text:p>2</text:p>
          </table:table-cell>
          <table:table-cell office:value-type="float" office:value="0.0140211582183838" calcext:value-type="float">
            <text:p>0.0140211582</text:p>
          </table:table-cell>
          <table:table-cell office:value-type="float" office:value="0.0148400198451685" calcext:value-type="float">
            <text:p>0.0148400198</text:p>
          </table:table-cell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office:value-type="float" office:value="0.0117011070251465" calcext:value-type="float">
            <text:p>0.011701107</text:p>
          </table:table-cell>
          <table:table-cell office:value-type="float" office:value="0.0145667321137776" calcext:value-type="float">
            <text:p>0.0145667321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office:value-type="float" office:value="0.0129411220550537" calcext:value-type="float">
            <text:p>0.0129411221</text:p>
          </table:table-cell>
          <table:table-cell office:value-type="float" office:value="0.0143154663148492" calcext:value-type="float">
            <text:p>0.0143154663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office:value-type="float" office:value="0.0129451751708984" calcext:value-type="float">
            <text:p>0.0129451752</text:p>
          </table:table-cell>
          <table:table-cell office:value-type="float" office:value="0.0141121846315092" calcext:value-type="float">
            <text:p>0.0141121846</text:p>
          </table:table-cell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0.0129311084747314" calcext:value-type="float">
            <text:p>0.0129311085</text:p>
          </table:table-cell>
          <table:table-cell office:value-type="float" office:value="0.0139264869479853" calcext:value-type="float">
            <text:p>0.0139264869</text:p>
          </table:table-cell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float" office:value="1" calcext:value-type="float">
            <text:p>1</text:p>
          </table:table-cell>
          <table:table-cell office:value-type="float" office:value="0.0128860473632813" calcext:value-type="float">
            <text:p>0.0128860474</text:p>
          </table:table-cell>
          <table:table-cell office:value-type="float" office:value="0.0137228235155021" calcext:value-type="float">
            <text:p>0.0137228235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office:value-type="float" office:value="0.0129899978637695" calcext:value-type="float">
            <text:p>0.0129899979</text:p>
          </table:table-cell>
          <table:table-cell office:value-type="float" office:value="0.014387535111734" calcext:value-type="float">
            <text:p>0.0143875351</text:p>
          </table:table-cell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 office:value-type="float" office:value="0.0129878520965576" calcext:value-type="float">
            <text:p>0.0129878521</text:p>
          </table:table-cell>
          <table:table-cell office:value-type="float" office:value="0.0140445049783053" calcext:value-type="float">
            <text:p>0.014044505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0.0129940509796143" calcext:value-type="float">
            <text:p>0.012994051</text:p>
          </table:table-cell>
          <table:table-cell office:value-type="float" office:value="0.0137933447941268" calcext:value-type="float">
            <text:p>0.0137933448</text:p>
          </table:table-cell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float" office:value="2" calcext:value-type="float">
            <text:p>2</text:p>
          </table:table-cell>
          <table:table-cell office:value-type="float" office:value="0.0140450000762939" calcext:value-type="float">
            <text:p>0.0140450001</text:p>
          </table:table-cell>
          <table:table-cell office:value-type="float" office:value="0.0147692981546693" calcext:value-type="float">
            <text:p>0.0147692982</text:p>
          </table:table-cell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office:value-type="float" office:value="0.011667013168335" calcext:value-type="float">
            <text:p>0.0116670132</text:p>
          </table:table-cell>
          <table:table-cell office:value-type="float" office:value="0.014741794445437" calcext:value-type="float">
            <text:p>0.0147417944</text:p>
          </table:table-cell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float" office:value="1" calcext:value-type="float">
            <text:p>1</text:p>
          </table:table-cell>
          <table:table-cell office:value-type="float" office:value="0.0128939151763916" calcext:value-type="float">
            <text:p>0.0128939152</text:p>
          </table:table-cell>
          <table:table-cell office:value-type="float" office:value="0.0143461195056398" calcext:value-type="float">
            <text:p>0.0143461195</text:p>
          </table:table-cell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office:value-type="float" office:value="0.0128970146179199" calcext:value-type="float">
            <text:p>0.0128970146</text:p>
          </table:table-cell>
          <table:table-cell office:value-type="float" office:value="0.0140445633128283" calcext:value-type="float">
            <text:p>0.0140445633</text:p>
          </table:table-cell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office:value-type="float" office:value="0.0129020214080811" calcext:value-type="float">
            <text:p>0.0129020214</text:p>
          </table:table-cell>
          <table:table-cell office:value-type="float" office:value="0.0138164388035111" calcext:value-type="float">
            <text:p>0.0138164388</text:p>
          </table:table-cell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0.0128819942474365" calcext:value-type="float">
            <text:p>0.0128819942</text:p>
          </table:table-cell>
          <table:table-cell office:value-type="float" office:value="0.0136156259949394" calcext:value-type="float">
            <text:p>0.013615626</text:p>
          </table:table-cell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office:value-type="float" office:value="0.0130119323730469" calcext:value-type="float">
            <text:p>0.0130119324</text:p>
          </table:table-cell>
          <table:table-cell office:value-type="float" office:value="0.0143415600283899" calcext:value-type="float">
            <text:p>0.01434156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0.0130109786987305" calcext:value-type="float">
            <text:p>0.0130109787</text:p>
          </table:table-cell>
          <table:table-cell office:value-type="float" office:value="0.0140182331351837" calcext:value-type="float">
            <text:p>0.0140182331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  <table:table-cell office:value-type="float" office:value="0.0130019187927246" calcext:value-type="float">
            <text:p>0.0130019188</text:p>
          </table:table-cell>
          <table:table-cell office:value-type="float" office:value="0.0137643807661213" calcext:value-type="float">
            <text:p>0.0137643808</text:p>
          </table:table-cell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float" office:value="2" calcext:value-type="float">
            <text:p>2</text:p>
          </table:table-cell>
          <table:table-cell office:value-type="float" office:value="0.0127530097961426" calcext:value-type="float">
            <text:p>0.0127530098</text:p>
          </table:table-cell>
          <table:table-cell office:value-type="float" office:value="0.0145949726180116" calcext:value-type="float">
            <text:p>0.0145949726</text:p>
          </table:table-cell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  <table:table-cell office:value-type="float" office:value="0.0116639137268066" calcext:value-type="float">
            <text:p>0.0116639137</text:p>
          </table:table-cell>
          <table:table-cell office:value-type="float" office:value="0.0147442652118289" calcext:value-type="float">
            <text:p>0.0147442652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office:value-type="float" office:value="0.0117311477661133" calcext:value-type="float">
            <text:p>0.0117311478</text:p>
          </table:table-cell>
          <table:table-cell office:value-type="float" office:value="0.0152322236110243" calcext:value-type="float">
            <text:p>0.0152322236</text:p>
          </table:table-cell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office:value-type="float" office:value="0.0128841400146484" calcext:value-type="float">
            <text:p>0.01288414</text:p>
          </table:table-cell>
          <table:table-cell office:value-type="float" office:value="0.0148093396756404" calcext:value-type="float">
            <text:p>0.0148093397</text:p>
          </table:table-cell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office:value-type="float" office:value="0.0128929615020752" calcext:value-type="float">
            <text:p>0.0128929615</text:p>
          </table:table-cell>
          <table:table-cell office:value-type="float" office:value="0.0144815837769938" calcext:value-type="float">
            <text:p>0.0144815838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0.0116159915924072" calcext:value-type="float">
            <text:p>0.0116159916</text:p>
          </table:table-cell>
          <table:table-cell office:value-type="float" office:value="0.0150315209038858" calcext:value-type="float">
            <text:p>0.0150315209</text:p>
          </table:table-cell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office:value-type="float" office:value="0.0128951072692871" calcext:value-type="float">
            <text:p>0.0128951073</text:p>
          </table:table-cell>
          <table:table-cell office:value-type="float" office:value="0.0144107861245108" calcext:value-type="float">
            <text:p>0.0144107861</text:p>
          </table:table-cell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 office:value-type="float" office:value="0.011754035949707" calcext:value-type="float">
            <text:p>0.0117540359</text:p>
          </table:table-cell>
          <table:table-cell office:value-type="float" office:value="0.0147594264911971" calcext:value-type="float">
            <text:p>0.0147594265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0.0117568969726563" calcext:value-type="float">
            <text:p>0.011756897</text:p>
          </table:table-cell>
          <table:table-cell office:value-type="float" office:value="0.0148917998823328" calcext:value-type="float">
            <text:p>0.0148917999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2" calcext:value-type="float">
            <text:p>2</text:p>
          </table:table-cell>
          <table:table-cell office:value-type="float" office:value="0.0128600597381592" calcext:value-type="float">
            <text:p>0.0128600597</text:p>
          </table:table-cell>
          <table:table-cell office:value-type="float" office:value="0.0147632199695352" calcext:value-type="float">
            <text:p>0.01476322</text:p>
          </table:table-cell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office:value-type="float" office:value="0.0129618644714356" calcext:value-type="float">
            <text:p>0.0129618645</text:p>
          </table:table-cell>
          <table:table-cell office:value-type="float" office:value="0.0148627281081546" calcext:value-type="float">
            <text:p>0.0148627281</text:p>
          </table:table-cell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office:value-type="float" office:value="0.0130329132080078" calcext:value-type="float">
            <text:p>0.0130329132</text:p>
          </table:table-cell>
          <table:table-cell office:value-type="float" office:value="0.0148641775963465" calcext:value-type="float">
            <text:p>0.0148641776</text:p>
          </table:table-cell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office:value-type="float" office:value="0.0130250453948975" calcext:value-type="float">
            <text:p>0.0130250454</text:p>
          </table:table-cell>
          <table:table-cell office:value-type="float" office:value="0.0147990505210877" calcext:value-type="float">
            <text:p>0.0147990505</text:p>
          </table:table-cell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office:value-type="float" office:value="0.0130329132080078" calcext:value-type="float">
            <text:p>0.0130329132</text:p>
          </table:table-cell>
          <table:table-cell office:value-type="float" office:value="0.0147097245075048" calcext:value-type="float">
            <text:p>0.0147097245</text:p>
          </table:table-cell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office:value-type="float" office:value="0.0117149353027344" calcext:value-type="float">
            <text:p>0.0117149353</text:p>
          </table:table-cell>
          <table:table-cell office:value-type="float" office:value="0.0150475179957218" calcext:value-type="float">
            <text:p>0.015047518</text:p>
          </table:table-cell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float" office:value="1" calcext:value-type="float">
            <text:p>1</text:p>
          </table:table-cell>
          <table:table-cell office:value-type="float" office:value="0.0129930973052979" calcext:value-type="float">
            <text:p>0.0129930973</text:p>
          </table:table-cell>
          <table:table-cell office:value-type="float" office:value="0.0146668428956507" calcext:value-type="float">
            <text:p>0.0146668429</text:p>
          </table:table-cell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0.0129899978637695" calcext:value-type="float">
            <text:p>0.0129899979</text:p>
          </table:table-cell>
          <table:table-cell office:value-type="float" office:value="0.0145478040194961" calcext:value-type="float">
            <text:p>0.014547804</text:p>
          </table:table-cell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  <table:table-cell office:value-type="float" office:value="0.0129821300506592" calcext:value-type="float">
            <text:p>0.0129821301</text:p>
          </table:table-cell>
          <table:table-cell office:value-type="float" office:value="0.0144121520249041" calcext:value-type="float">
            <text:p>0.014412152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0.0128848552703857" calcext:value-type="float">
            <text:p>0.0128848553</text:p>
          </table:table-cell>
          <table:table-cell office:value-type="float" office:value="0.0145009175993382" calcext:value-type="float">
            <text:p>0.0145009176</text:p>
          </table:table-cell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0.0127899646759033" calcext:value-type="float">
            <text:p>0.0127899647</text:p>
          </table:table-cell>
          <table:table-cell office:value-type="float" office:value="0.0140622561701576" calcext:value-type="float">
            <text:p>0.0140622562</text:p>
          </table:table-cell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  <table:table-cell office:value-type="float" office:value="0.0127861499786377" calcext:value-type="float">
            <text:p>0.01278615</text:p>
          </table:table-cell>
          <table:table-cell office:value-type="float" office:value="0.0137885863718609" calcext:value-type="float">
            <text:p>0.0137885864</text:p>
          </table:table-cell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office:value-type="float" office:value="0.0128669738769531" calcext:value-type="float">
            <text:p>0.0128669739</text:p>
          </table:table-cell>
          <table:table-cell office:value-type="float" office:value="0.0136685913150453" calcext:value-type="float">
            <text:p>0.0136685913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float" office:value="1" calcext:value-type="float">
            <text:p>1</text:p>
          </table:table-cell>
          <table:table-cell office:value-type="float" office:value="0.0128629207611084" calcext:value-type="float">
            <text:p>0.0128629208</text:p>
          </table:table-cell>
          <table:table-cell office:value-type="float" office:value="0.0135602342587444" calcext:value-type="float">
            <text:p>0.0135602343</text:p>
          </table:table-cell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float" office:value="1" calcext:value-type="float">
            <text:p>1</text:p>
          </table:table-cell>
          <table:table-cell office:value-type="float" office:value="0.0117549896240234" calcext:value-type="float">
            <text:p>0.0117549896</text:p>
          </table:table-cell>
          <table:table-cell office:value-type="float" office:value="0.0142506524743285" calcext:value-type="float">
            <text:p>0.0142506525</text:p>
          </table:table-cell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 office:value-type="float" office:value="0.0117528438568115" calcext:value-type="float">
            <text:p>0.0117528439</text:p>
          </table:table-cell>
          <table:table-cell office:value-type="float" office:value="0.014627627510544" calcext:value-type="float">
            <text:p>0.0146276275</text:p>
          </table:table-cell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0.0130159854888916" calcext:value-type="float">
            <text:p>0.0130159855</text:p>
          </table:table-cell>
          <table:table-cell office:value-type="float" office:value="0.0145147837681488" calcext:value-type="float">
            <text:p>0.0145147838</text:p>
          </table:table-cell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0.0130209922790527" calcext:value-type="float">
            <text:p>0.0130209923</text:p>
          </table:table-cell>
          <table:table-cell office:value-type="float" office:value="0.0144826786341352" calcext:value-type="float">
            <text:p>0.0144826786</text:p>
          </table:table-cell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float" office:value="2" calcext:value-type="float">
            <text:p>2</text:p>
          </table:table-cell>
          <table:table-cell office:value-type="float" office:value="0.0139729976654053" calcext:value-type="float">
            <text:p>0.0139729977</text:p>
          </table:table-cell>
          <table:table-cell office:value-type="float" office:value="0.0147147749945897" calcext:value-type="float">
            <text:p>0.014714775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  <table:table-cell office:value-type="float" office:value="0.0127720832824707" calcext:value-type="float">
            <text:p>0.0127720833</text:p>
          </table:table-cell>
          <table:table-cell office:value-type="float" office:value="0.0141359093201877" calcext:value-type="float">
            <text:p>0.0141359093</text:p>
          </table:table-cell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  <table:table-cell office:value-type="float" office:value="0.0128500461578369" calcext:value-type="float">
            <text:p>0.0128500462</text:p>
          </table:table-cell>
          <table:table-cell office:value-type="float" office:value="0.013953430629018" calcext:value-type="float">
            <text:p>0.0139534306</text:p>
          </table:table-cell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 office:value-type="float" office:value="0.0128591060638428" calcext:value-type="float">
            <text:p>0.0128591061</text:p>
          </table:table-cell>
          <table:table-cell office:value-type="float" office:value="0.01380939061747" calcext:value-type="float">
            <text:p>0.0138093906</text:p>
          </table:table-cell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  <table:table-cell office:value-type="float" office:value="0.0128421783447266" calcext:value-type="float">
            <text:p>0.0128421783</text:p>
          </table:table-cell>
          <table:table-cell office:value-type="float" office:value="0.0136661242835851" calcext:value-type="float">
            <text:p>0.0136661243</text:p>
          </table:table-cell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office:value-type="float" office:value="0.0128378868103027" calcext:value-type="float">
            <text:p>0.0128378868</text:p>
          </table:table-cell>
          <table:table-cell office:value-type="float" office:value="0.013541529465157" calcext:value-type="float">
            <text:p>0.0135415295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  <table:table-cell office:value-type="float" office:value="0.0141189098358154" calcext:value-type="float">
            <text:p>0.0141189098</text:p>
          </table:table-cell>
          <table:table-cell office:value-type="float" office:value="0.0156256880234543" calcext:value-type="float">
            <text:p>0.015625688</text:p>
          </table:table-cell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office:value-type="float" office:value="0.0141251087188721" calcext:value-type="float">
            <text:p>0.0141251087</text:p>
          </table:table-cell>
          <table:table-cell office:value-type="float" office:value="0.0161833616237217" calcext:value-type="float">
            <text:p>0.0161833616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office:value-type="float" office:value="0.014124870300293" calcext:value-type="float">
            <text:p>0.0141248703</text:p>
          </table:table-cell>
          <table:table-cell office:value-type="float" office:value="0.0164847462997192" calcext:value-type="float">
            <text:p>0.0164847463</text:p>
          </table:table-cell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float" office:value="2" calcext:value-type="float">
            <text:p>2</text:p>
          </table:table-cell>
          <table:table-cell office:value-type="float" office:value="0.0139670372009277" calcext:value-type="float">
            <text:p>0.0139670372</text:p>
          </table:table-cell>
          <table:table-cell office:value-type="float" office:value="0.0154632959340387" calcext:value-type="float">
            <text:p>0.0154632959</text:p>
          </table:table-cell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float" office:value="1" calcext:value-type="float">
            <text:p>1</text:p>
          </table:table-cell>
          <table:table-cell office:value-type="float" office:value="0.0116350650787354" calcext:value-type="float">
            <text:p>0.0116350651</text:p>
          </table:table-cell>
          <table:table-cell office:value-type="float" office:value="0.0171553484235141" calcext:value-type="float">
            <text:p>0.0171553484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float" office:value="1" calcext:value-type="float">
            <text:p>1</text:p>
          </table:table-cell>
          <table:table-cell office:value-type="float" office:value="0.0128598213195801" calcext:value-type="float">
            <text:p>0.0128598213</text:p>
          </table:table-cell>
          <table:table-cell office:value-type="float" office:value="0.016351260501991" calcext:value-type="float">
            <text:p>0.0163512605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 office:value-type="float" office:value="0.0128550529479981" calcext:value-type="float">
            <text:p>0.0128550529</text:p>
          </table:table-cell>
          <table:table-cell office:value-type="float" office:value="0.0157186426541754" calcext:value-type="float">
            <text:p>0.0157186427</text:p>
          </table:table-cell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 office:value-type="float" office:value="0.0128569602966309" calcext:value-type="float">
            <text:p>0.0128569603</text:p>
          </table:table-cell>
          <table:table-cell office:value-type="float" office:value="0.0152123310831747" calcext:value-type="float">
            <text:p>0.0152123311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  <table:table-cell office:value-type="float" office:value="0.0128309726715088" calcext:value-type="float">
            <text:p>0.0128309727</text:p>
          </table:table-cell>
          <table:table-cell office:value-type="float" office:value="0.0148291979496078" calcext:value-type="float">
            <text:p>0.0148291979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  <table:table-cell office:value-type="float" office:value="0.0129518508911133" calcext:value-type="float">
            <text:p>0.0129518509</text:p>
          </table:table-cell>
          <table:table-cell office:value-type="float" office:value="0.0150216763287976" calcext:value-type="float">
            <text:p>0.0150216763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office:value-type="float" office:value="0.0129780769348145" calcext:value-type="float">
            <text:p>0.0129780769</text:p>
          </table:table-cell>
          <table:table-cell office:value-type="float" office:value="0.0146442336296919" calcext:value-type="float">
            <text:p>0.0146442336</text:p>
          </table:table-cell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float" office:value="1" calcext:value-type="float">
            <text:p>1</text:p>
          </table:table-cell>
          <table:table-cell office:value-type="float" office:value="0.0129849910736084" calcext:value-type="float">
            <text:p>0.0129849911</text:p>
          </table:table-cell>
          <table:table-cell office:value-type="float" office:value="0.0143384195902442" calcext:value-type="float">
            <text:p>0.0143384196</text:p>
          </table:table-cell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float" office:value="2" calcext:value-type="float">
            <text:p>2</text:p>
          </table:table-cell>
          <table:table-cell office:value-type="float" office:value="0.0141398906707764" calcext:value-type="float">
            <text:p>0.0141398907</text:p>
          </table:table-cell>
          <table:table-cell office:value-type="float" office:value="0.0159053378960887" calcext:value-type="float">
            <text:p>0.0159053379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0.0116119384765625" calcext:value-type="float">
            <text:p>0.0116119385</text:p>
          </table:table-cell>
          <table:table-cell office:value-type="float" office:value="0.015296855508127" calcext:value-type="float">
            <text:p>0.0152968555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  <table:table-cell office:value-type="float" office:value="0.0116372108459473" calcext:value-type="float">
            <text:p>0.0116372108</text:p>
          </table:table-cell>
          <table:table-cell office:value-type="float" office:value="0.0157885620987895" calcext:value-type="float">
            <text:p>0.0157885621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0.0128381252288818" calcext:value-type="float">
            <text:p>0.0128381252</text:p>
          </table:table-cell>
          <table:table-cell office:value-type="float" office:value="0.0151444714378503" calcext:value-type="float">
            <text:p>0.0151444714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0.0128729343414307" calcext:value-type="float">
            <text:p>0.0128729343</text:p>
          </table:table-cell>
          <table:table-cell office:value-type="float" office:value="0.0146888738741961" calcext:value-type="float">
            <text:p>0.0146888739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0.0118789672851563" calcext:value-type="float">
            <text:p>0.0118789673</text:p>
          </table:table-cell>
          <table:table-cell office:value-type="float" office:value="0.0149782876159878" calcext:value-type="float">
            <text:p>0.0149782876</text:p>
          </table:table-cell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float" office:value="1" calcext:value-type="float">
            <text:p>1</text:p>
          </table:table-cell>
          <table:table-cell office:value-type="float" office:value="0.0130178928375244" calcext:value-type="float">
            <text:p>0.0130178928</text:p>
          </table:table-cell>
          <table:table-cell office:value-type="float" office:value="0.0148097122649228" calcext:value-type="float">
            <text:p>0.0148097123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float" office:value="1" calcext:value-type="float">
            <text:p>1</text:p>
          </table:table-cell>
          <table:table-cell office:value-type="float" office:value="0.0131218433380127" calcext:value-type="float">
            <text:p>0.0131218433</text:p>
          </table:table-cell>
          <table:table-cell office:value-type="float" office:value="0.0154238687413911" calcext:value-type="float">
            <text:p>0.0154238687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0.013096809387207" calcext:value-type="float">
            <text:p>0.0130968094</text:p>
          </table:table-cell>
          <table:table-cell office:value-type="float" office:value="0.0150078031201089" calcext:value-type="float">
            <text:p>0.0150078031</text:p>
          </table:table-cell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float" office:value="2" calcext:value-type="float">
            <text:p>2</text:p>
          </table:table-cell>
          <table:table-cell office:value-type="float" office:value="0.0140078067779541" calcext:value-type="float">
            <text:p>0.0140078068</text:p>
          </table:table-cell>
          <table:table-cell office:value-type="float" office:value="0.0158892629028691" calcext:value-type="float">
            <text:p>0.0158892629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  <table:table-cell office:value-type="float" office:value="0.0116000175476074" calcext:value-type="float">
            <text:p>0.0116000175</text:p>
          </table:table-cell>
          <table:table-cell office:value-type="float" office:value="0.0156533359271113" calcext:value-type="float">
            <text:p>0.0156533359</text:p>
          </table:table-cell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float" office:value="1" calcext:value-type="float">
            <text:p>1</text:p>
          </table:table-cell>
          <table:table-cell office:value-type="float" office:value="0.0116040706634521" calcext:value-type="float">
            <text:p>0.0116040707</text:p>
          </table:table-cell>
          <table:table-cell office:value-type="float" office:value="0.015946754155983" calcext:value-type="float">
            <text:p>0.0159467542</text:p>
          </table:table-cell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  <table:table-cell office:value-type="float" office:value="0.0128190517425537" calcext:value-type="float">
            <text:p>0.0128190517</text:p>
          </table:table-cell>
          <table:table-cell office:value-type="float" office:value="0.0153393120983043" calcext:value-type="float">
            <text:p>0.0153393121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office:value-type="float" office:value="0.0128350257873535" calcext:value-type="float">
            <text:p>0.0128350258</text:p>
          </table:table-cell>
          <table:table-cell office:value-type="float" office:value="0.0148798909122352" calcext:value-type="float">
            <text:p>0.0148798909</text:p>
          </table:table-cell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office:value-type="float" office:value="0.011728048324585" calcext:value-type="float">
            <text:p>0.0117280483</text:p>
          </table:table-cell>
          <table:table-cell office:value-type="float" office:value="0.0151497982203101" calcext:value-type="float">
            <text:p>0.0151497982</text:p>
          </table:table-cell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  <table:table-cell office:value-type="float" office:value="0.0128741264343262" calcext:value-type="float">
            <text:p>0.0128741264</text:p>
          </table:table-cell>
          <table:table-cell office:value-type="float" office:value="0.0148637607060268" calcext:value-type="float">
            <text:p>0.0148637607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0.0130019187927246" calcext:value-type="float">
            <text:p>0.0130019188</text:p>
          </table:table-cell>
          <table:table-cell office:value-type="float" office:value="0.0153718292322602" calcext:value-type="float">
            <text:p>0.0153718292</text:p>
          </table:table-cell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  <table:table-cell office:value-type="float" office:value="0.0129959583282471" calcext:value-type="float">
            <text:p>0.0129959583</text:p>
          </table:table-cell>
          <table:table-cell office:value-type="float" office:value="0.0149514981621503" calcext:value-type="float">
            <text:p>0.0149514982</text:p>
          </table:table-cell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float" office:value="2" calcext:value-type="float">
            <text:p>2</text:p>
          </table:table-cell>
          <table:table-cell office:value-type="float" office:value="0.0127921104431152" calcext:value-type="float">
            <text:p>0.0127921104</text:p>
          </table:table-cell>
          <table:table-cell office:value-type="float" office:value="0.0140905308834188" calcext:value-type="float">
            <text:p>0.0140905309</text:p>
          </table:table-cell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float" office:value="1" calcext:value-type="float">
            <text:p>1</text:p>
          </table:table-cell>
          <table:table-cell office:value-type="float" office:value="0.0127418041229248" calcext:value-type="float">
            <text:p>0.0127418041</text:p>
          </table:table-cell>
          <table:table-cell office:value-type="float" office:value="0.0144896568954514" calcext:value-type="float">
            <text:p>0.0144896569</text:p>
          </table:table-cell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  <table:table-cell office:value-type="float" office:value="0.0127959251403809" calcext:value-type="float">
            <text:p>0.0127959251</text:p>
          </table:table-cell>
          <table:table-cell office:value-type="float" office:value="0.0140845972747647" calcext:value-type="float">
            <text:p>0.0140845973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float" office:value="0.0128049850463867" calcext:value-type="float">
            <text:p>0.012804985</text:p>
          </table:table-cell>
          <table:table-cell office:value-type="float" office:value="0.0137705784767345" calcext:value-type="float">
            <text:p>0.0137705785</text:p>
          </table:table-cell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float" office:value="1" calcext:value-type="float">
            <text:p>1</text:p>
          </table:table-cell>
          <table:table-cell office:value-type="float" office:value="0.012800931930542" calcext:value-type="float">
            <text:p>0.0128009319</text:p>
          </table:table-cell>
          <table:table-cell office:value-type="float" office:value="0.0135378753221929" calcext:value-type="float">
            <text:p>0.0135378753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office:value-type="float" office:value="0.0116457939147949" calcext:value-type="float">
            <text:p>0.0116457939</text:p>
          </table:table-cell>
          <table:table-cell office:value-type="float" office:value="0.0143728801598146" calcext:value-type="float">
            <text:p>0.0143728802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office:value-type="float" office:value="0.0129508972167969" calcext:value-type="float">
            <text:p>0.0129508972</text:p>
          </table:table-cell>
          <table:table-cell office:value-type="float" office:value="0.0140432986524164" calcext:value-type="float">
            <text:p>0.0140432987</text:p>
          </table:table-cell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 office:value-type="float" office:value="0.0129749774932861" calcext:value-type="float">
            <text:p>0.0129749775</text:p>
          </table:table-cell>
          <table:table-cell office:value-type="float" office:value="0.0140052552670084" calcext:value-type="float">
            <text:p>0.0140052553</text:p>
          </table:table-cell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float" office:value="1" calcext:value-type="float">
            <text:p>1</text:p>
          </table:table-cell>
          <table:table-cell office:value-type="float" office:value="0.012984037399292" calcext:value-type="float">
            <text:p>0.0129840374</text:p>
          </table:table-cell>
          <table:table-cell office:value-type="float" office:value="0.0139582855091622" calcext:value-type="float">
            <text:p>0.0139582855</text:p>
          </table:table-cell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float" office:value="2" calcext:value-type="float">
            <text:p>2</text:p>
          </table:table-cell>
          <table:table-cell office:value-type="float" office:value="0.012822151184082" calcext:value-type="float">
            <text:p>0.0128221512</text:p>
          </table:table-cell>
          <table:table-cell office:value-type="float" office:value="0.0139561440360341" calcext:value-type="float">
            <text:p>0.013956144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0.012782096862793" calcext:value-type="float">
            <text:p>0.0127820969</text:p>
          </table:table-cell>
          <table:table-cell office:value-type="float" office:value="0.0136698332485808" calcext:value-type="float">
            <text:p>0.0136698332</text:p>
          </table:table-cell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office:value-type="float" office:value="0.0128428936004639" calcext:value-type="float">
            <text:p>0.0128428936</text:p>
          </table:table-cell>
          <table:table-cell office:value-type="float" office:value="0.0135211910203981" calcext:value-type="float">
            <text:p>0.013521191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office:value-type="float" office:value="0.0128421783447266" calcext:value-type="float">
            <text:p>0.0128421783</text:p>
          </table:table-cell>
          <table:table-cell office:value-type="float" office:value="0.0134016431010758" calcext:value-type="float">
            <text:p>0.0134016431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float" office:value="0.0128340721130371" calcext:value-type="float">
            <text:p>0.0128340721</text:p>
          </table:table-cell>
          <table:table-cell office:value-type="float" office:value="0.013296586994734" calcext:value-type="float">
            <text:p>0.013296587</text:p>
          </table:table-cell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  <table:table-cell office:value-type="float" office:value="0.0116870403289795" calcext:value-type="float">
            <text:p>0.0116870403</text:p>
          </table:table-cell>
          <table:table-cell office:value-type="float" office:value="0.0141431698646088" calcext:value-type="float">
            <text:p>0.0141431699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office:value-type="float" office:value="0.0129618644714356" calcext:value-type="float">
            <text:p>0.0129618645</text:p>
          </table:table-cell>
          <table:table-cell office:value-type="float" office:value="0.0139551485076811" calcext:value-type="float">
            <text:p>0.0139551485</text:p>
          </table:table-cell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0.0129580497741699" calcext:value-type="float">
            <text:p>0.0129580498</text:p>
          </table:table-cell>
          <table:table-cell office:value-type="float" office:value="0.013919163531643" calcext:value-type="float">
            <text:p>0.0139191635</text:p>
          </table:table-cell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float" office:value="1" calcext:value-type="float">
            <text:p>1</text:p>
          </table:table-cell>
          <table:table-cell office:value-type="float" office:value="0.0129690170288086" calcext:value-type="float">
            <text:p>0.012969017</text:p>
          </table:table-cell>
          <table:table-cell office:value-type="float" office:value="0.0138778517476654" calcext:value-type="float">
            <text:p>0.0138778517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float" office:value="2" calcext:value-type="float">
            <text:p>2</text:p>
          </table:table-cell>
          <table:table-cell office:value-type="float" office:value="0.0139458179473877" calcext:value-type="float">
            <text:p>0.0139458179</text:p>
          </table:table-cell>
          <table:table-cell office:value-type="float" office:value="0.0143710302006486" calcext:value-type="float">
            <text:p>0.0143710302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office:value-type="float" office:value="0.012721061706543" calcext:value-type="float">
            <text:p>0.0127210617</text:p>
          </table:table-cell>
          <table:table-cell office:value-type="float" office:value="0.0136468510279862" calcext:value-type="float">
            <text:p>0.013646851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  <table:table-cell office:value-type="float" office:value="0.0128030776977539" calcext:value-type="float">
            <text:p>0.0128030777</text:p>
          </table:table-cell>
          <table:table-cell office:value-type="float" office:value="0.0134680655385784" calcext:value-type="float">
            <text:p>0.0134680655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 office:value-type="float" office:value="0.0128099918365479" calcext:value-type="float">
            <text:p>0.0128099918</text:p>
          </table:table-cell>
          <table:table-cell office:value-type="float" office:value="0.013337735097272" calcext:value-type="float">
            <text:p>0.0133377351</text:p>
          </table:table-cell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office:value-type="float" office:value="0.0128030776977539" calcext:value-type="float">
            <text:p>0.0128030777</text:p>
          </table:table-cell>
          <table:table-cell office:value-type="float" office:value="0.0132279353621238" calcext:value-type="float">
            <text:p>0.0132279354</text:p>
          </table:table-cell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office:value-type="float" office:value="0.0128159523010254" calcext:value-type="float">
            <text:p>0.0128159523</text:p>
          </table:table-cell>
          <table:table-cell office:value-type="float" office:value="0.0131570864126017" calcext:value-type="float">
            <text:p>0.0131570864</text:p>
          </table:table-cell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float" office:value="2" calcext:value-type="float">
            <text:p>2</text:p>
          </table:table-cell>
          <table:table-cell office:value-type="float" office:value="0.000552177429199219" calcext:value-type="float">
            <text:p>0.0005521774</text:p>
          </table:table-cell>
          <table:table-cell office:value-type="float" office:value="0.0248403065733541" calcext:value-type="float">
            <text:p>0.0248403066</text:p>
          </table:table-cell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float" office:value="2" calcext:value-type="float">
            <text:p>2</text:p>
          </table:table-cell>
          <table:table-cell office:value-type="float" office:value="0.0130271911621094" calcext:value-type="float">
            <text:p>0.0130271912</text:p>
          </table:table-cell>
          <table:table-cell office:value-type="float" office:value="0.0298750550535586" calcext:value-type="float">
            <text:p>0.0298750551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float" office:value="2" calcext:value-type="float">
            <text:p>2</text:p>
          </table:table-cell>
          <table:table-cell office:value-type="float" office:value="0.00056004524230957" calcext:value-type="float">
            <text:p>0.0005600452</text:p>
          </table:table-cell>
          <table:table-cell office:value-type="float" office:value="0.0309448808207156" calcext:value-type="float">
            <text:p>0.0309448808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float" office:value="2" calcext:value-type="float">
            <text:p>2</text:p>
          </table:table-cell>
          <table:table-cell office:value-type="float" office:value="0.0140981674194336" calcext:value-type="float">
            <text:p>0.0140981674</text:p>
          </table:table-cell>
          <table:table-cell office:value-type="float" office:value="0.0284235708443373" calcext:value-type="float">
            <text:p>0.0284235708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float" office:value="2" calcext:value-type="float">
            <text:p>2</text:p>
          </table:table-cell>
          <table:table-cell office:value-type="float" office:value="0.000551939010620117" calcext:value-type="float">
            <text:p>0.000551939</text:p>
          </table:table-cell>
          <table:table-cell office:value-type="float" office:value="0.0340085745114497" calcext:value-type="float">
            <text:p>0.0340085745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float" office:value="2" calcext:value-type="float">
            <text:p>2</text:p>
          </table:table-cell>
          <table:table-cell office:value-type="float" office:value="0.0151879787445068" calcext:value-type="float">
            <text:p>0.0151879787</text:p>
          </table:table-cell>
          <table:table-cell office:value-type="float" office:value="0.0283266189559327" calcext:value-type="float">
            <text:p>0.028326619</text:p>
          </table:table-cell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float" office:value="2" calcext:value-type="float">
            <text:p>2</text:p>
          </table:table-cell>
          <table:table-cell office:value-type="float" office:value="0.0139548778533936" calcext:value-type="float">
            <text:p>0.0139548779</text:p>
          </table:table-cell>
          <table:table-cell office:value-type="float" office:value="0.0239079063541112" calcext:value-type="float">
            <text:p>0.0239079064</text:p>
          </table:table-cell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  <table:table-cell office:value-type="float" office:value="0.0117998123168945" calcext:value-type="float">
            <text:p>0.0117998123</text:p>
          </table:table-cell>
          <table:table-cell office:value-type="float" office:value="0.0310422379944171" calcext:value-type="float">
            <text:p>0.031042238</text:p>
          </table:table-cell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float" office:value="1" calcext:value-type="float">
            <text:p>1</text:p>
          </table:table-cell>
          <table:table-cell office:value-type="float" office:value="0.0129868984222412" calcext:value-type="float">
            <text:p>0.0129868984</text:p>
          </table:table-cell>
          <table:table-cell office:value-type="float" office:value="0.0285372661696607" calcext:value-type="float">
            <text:p>0.0285372662</text:p>
          </table:table-cell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office:value-type="float" office:value="0.0140619277954102" calcext:value-type="float">
            <text:p>0.0140619278</text:p>
          </table:table-cell>
          <table:table-cell office:value-type="float" office:value="0.0278605198530392" calcext:value-type="float">
            <text:p>0.0278605199</text:p>
          </table:table-cell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  <table:table-cell office:value-type="float" office:value="0.0151438713073731" calcext:value-type="float">
            <text:p>0.0151438713</text:p>
          </table:table-cell>
          <table:table-cell office:value-type="float" office:value="0.028172293118824" calcext:value-type="float">
            <text:p>0.0281722931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float" office:value="1" calcext:value-type="float">
            <text:p>1</text:p>
          </table:table-cell>
          <table:table-cell office:value-type="float" office:value="0.0128378868103027" calcext:value-type="float">
            <text:p>0.0128378868</text:p>
          </table:table-cell>
          <table:table-cell office:value-type="float" office:value="0.0250696460474094" calcext:value-type="float">
            <text:p>0.025069646</text:p>
          </table:table-cell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float" office:value="3" calcext:value-type="float">
            <text:p>3</text:p>
          </table:table-cell>
          <table:table-cell office:value-type="float" office:value="0.0127720832824707" calcext:value-type="float">
            <text:p>0.0127720833</text:p>
          </table:table-cell>
          <table:table-cell office:value-type="float" office:value="0.014759713687747" calcext:value-type="float">
            <text:p>0.0147597137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office:value-type="float" office:value="0.0115690231323242" calcext:value-type="float">
            <text:p>0.0115690231</text:p>
          </table:table-cell>
          <table:table-cell office:value-type="float" office:value="0.021688200710261" calcext:value-type="float">
            <text:p>0.0216882007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0.0126729011535645" calcext:value-type="float">
            <text:p>0.0126729012</text:p>
          </table:table-cell>
          <table:table-cell office:value-type="float" office:value="0.0198115782158078" calcext:value-type="float">
            <text:p>0.0198115782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office:value-type="float" office:value="0.0126950740814209" calcext:value-type="float">
            <text:p>0.0126950741</text:p>
          </table:table-cell>
          <table:table-cell office:value-type="float" office:value="0.0183819055894662" calcext:value-type="float">
            <text:p>0.0183819056</text:p>
          </table:table-cell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0.012686014175415" calcext:value-type="float">
            <text:p>0.0126860142</text:p>
          </table:table-cell>
          <table:table-cell office:value-type="float" office:value="0.0172557770495466" calcext:value-type="float">
            <text:p>0.017255777</text:p>
          </table:table-cell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office:value-type="float" office:value="0.0115621089935303" calcext:value-type="float">
            <text:p>0.011562109</text:p>
          </table:table-cell>
          <table:table-cell office:value-type="float" office:value="0.0167616785123706" calcext:value-type="float">
            <text:p>0.0167616785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0.0127689838409424" calcext:value-type="float">
            <text:p>0.0127689838</text:p>
          </table:table-cell>
          <table:table-cell office:value-type="float" office:value="0.0161870674837134" calcext:value-type="float">
            <text:p>0.0161870675</text:p>
          </table:table-cell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0.0116729736328125" calcext:value-type="float">
            <text:p>0.0116729736</text:p>
          </table:table-cell>
          <table:table-cell office:value-type="float" office:value="0.0158150475360344" calcext:value-type="float">
            <text:p>0.0158150475</text:p>
          </table:table-cell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  <table:table-cell office:value-type="float" office:value="0.0116920471191406" calcext:value-type="float">
            <text:p>0.0116920471</text:p>
          </table:table-cell>
          <table:table-cell office:value-type="float" office:value="0.0154247803353574" calcext:value-type="float">
            <text:p>0.0154247803</text:p>
          </table:table-cell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float" office:value="1" calcext:value-type="float">
            <text:p>1</text:p>
          </table:table-cell>
          <table:table-cell office:value-type="float" office:value="0.0128231048583984" calcext:value-type="float">
            <text:p>0.0128231049</text:p>
          </table:table-cell>
          <table:table-cell office:value-type="float" office:value="0.0153281527897214" calcext:value-type="float">
            <text:p>0.0153281528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office:value-type="float" office:value="0.0127761363983154" calcext:value-type="float">
            <text:p>0.0127761364</text:p>
          </table:table-cell>
          <table:table-cell office:value-type="float" office:value="0.0151336186974505" calcext:value-type="float">
            <text:p>0.0151336187</text:p>
          </table:table-cell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office:value-type="float" office:value="0.0116660594940186" calcext:value-type="float">
            <text:p>0.0116660595</text:p>
          </table:table-cell>
          <table:table-cell office:value-type="float" office:value="0.0150166616576483" calcext:value-type="float">
            <text:p>0.0150166617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float" office:value="0.0127921104431152" calcext:value-type="float">
            <text:p>0.0127921104</text:p>
          </table:table-cell>
          <table:table-cell office:value-type="float" office:value="0.014935447527645" calcext:value-type="float">
            <text:p>0.0149354475</text:p>
          </table:table-cell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  <table:table-cell office:value-type="float" office:value="0.012808084487915" calcext:value-type="float">
            <text:p>0.0128080845</text:p>
          </table:table-cell>
          <table:table-cell office:value-type="float" office:value="0.0148331422713386" calcext:value-type="float">
            <text:p>0.0148331423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  <table:table-cell office:value-type="float" office:value="0.0116500854492188" calcext:value-type="float">
            <text:p>0.0116500854</text:p>
          </table:table-cell>
          <table:table-cell office:value-type="float" office:value="0.0148568995427626" calcext:value-type="float">
            <text:p>0.0148568995</text:p>
          </table:table-cell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office:value-type="float" office:value="0.0129439830780029" calcext:value-type="float">
            <text:p>0.0129439831</text:p>
          </table:table-cell>
          <table:table-cell office:value-type="float" office:value="0.0148272092902018" calcext:value-type="float">
            <text:p>0.0148272093</text:p>
          </table:table-cell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  <table:table-cell office:value-type="float" office:value="0.0118098258972168" calcext:value-type="float">
            <text:p>0.0118098259</text:p>
          </table:table-cell>
          <table:table-cell office:value-type="float" office:value="0.0147621834835878" calcext:value-type="float">
            <text:p>0.0147621835</text:p>
          </table:table-cell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  <table:table-cell office:value-type="float" office:value="0.0117969512939453" calcext:value-type="float">
            <text:p>0.0117969513</text:p>
          </table:table-cell>
          <table:table-cell office:value-type="float" office:value="0.0146385144012857" calcext:value-type="float">
            <text:p>0.0146385144</text:p>
          </table:table-cell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float" office:value="2" calcext:value-type="float">
            <text:p>2</text:p>
          </table:table-cell>
          <table:table-cell office:value-type="float" office:value="0.0127618312835693" calcext:value-type="float">
            <text:p>0.0127618313</text:p>
          </table:table-cell>
          <table:table-cell office:value-type="float" office:value="0.014626840881597" calcext:value-type="float">
            <text:p>0.0146268409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  <table:table-cell office:value-type="float" office:value="0.0127129554748535" calcext:value-type="float">
            <text:p>0.0127129555</text:p>
          </table:table-cell>
          <table:table-cell office:value-type="float" office:value="0.0145382906989401" calcext:value-type="float">
            <text:p>0.0145382907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  <table:table-cell office:value-type="float" office:value="0.0116438865661621" calcext:value-type="float">
            <text:p>0.0116438866</text:p>
          </table:table-cell>
          <table:table-cell office:value-type="float" office:value="0.0145885804051032" calcext:value-type="float">
            <text:p>0.0145885804</text:p>
          </table:table-cell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float" office:value="0.0116400718688965" calcext:value-type="float">
            <text:p>0.0116400719</text:p>
          </table:table-cell>
          <table:table-cell office:value-type="float" office:value="0.0145328992024132" calcext:value-type="float">
            <text:p>0.0145328992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 office:value-type="float" office:value="0.0127708911895752" calcext:value-type="float">
            <text:p>0.0127708912</text:p>
          </table:table-cell>
          <table:table-cell office:value-type="float" office:value="0.0146181022903987" calcext:value-type="float">
            <text:p>0.0146181023</text:p>
          </table:table-cell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  <table:table-cell office:value-type="float" office:value="0.0116369724273682" calcext:value-type="float">
            <text:p>0.0116369724</text:p>
          </table:table-cell>
          <table:table-cell office:value-type="float" office:value="0.0145570602045296" calcext:value-type="float">
            <text:p>0.0145570602</text:p>
          </table:table-cell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0.0129299163818359" calcext:value-type="float">
            <text:p>0.0129299164</text:p>
          </table:table-cell>
          <table:table-cell office:value-type="float" office:value="0.0148034486365339" calcext:value-type="float">
            <text:p>0.0148034486</text:p>
          </table:table-cell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float" office:value="1" calcext:value-type="float">
            <text:p>1</text:p>
          </table:table-cell>
          <table:table-cell office:value-type="float" office:value="0.0128700733184814" calcext:value-type="float">
            <text:p>0.0128700733</text:p>
          </table:table-cell>
          <table:table-cell office:value-type="float" office:value="0.0147934761464782" calcext:value-type="float">
            <text:p>0.0147934761</text:p>
          </table:table-cell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0.0127880573272705" calcext:value-type="float">
            <text:p>0.0127880573</text:p>
          </table:table-cell>
          <table:table-cell office:value-type="float" office:value="0.014634557371392" calcext:value-type="float">
            <text:p>0.0146345574</text:p>
          </table:table-cell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float" office:value="2" calcext:value-type="float">
            <text:p>2</text:p>
          </table:table-cell>
          <table:table-cell office:value-type="float" office:value="0.0127911567687988" calcext:value-type="float">
            <text:p>0.0127911568</text:p>
          </table:table-cell>
          <table:table-cell office:value-type="float" office:value="0.0145559686200212" calcext:value-type="float">
            <text:p>0.0145559686</text:p>
          </table:table-cell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  <table:table-cell office:value-type="float" office:value="0.0113968849182129" calcext:value-type="float">
            <text:p>0.0113968849</text:p>
          </table:table-cell>
          <table:table-cell office:value-type="float" office:value="0.0150049677973569" calcext:value-type="float">
            <text:p>0.0150049678</text:p>
          </table:table-cell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office:value-type="float" office:value="0.0125911235809326" calcext:value-type="float">
            <text:p>0.0125911236</text:p>
          </table:table-cell>
          <table:table-cell office:value-type="float" office:value="0.0146435267061344" calcext:value-type="float">
            <text:p>0.0146435267</text:p>
          </table:table-cell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0.0127599239349365" calcext:value-type="float">
            <text:p>0.0127599239</text:p>
          </table:table-cell>
          <table:table-cell office:value-type="float" office:value="0.0145320937906115" calcext:value-type="float">
            <text:p>0.0145320938</text:p>
          </table:table-cell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0.0116138458251953" calcext:value-type="float">
            <text:p>0.0116138458</text:p>
          </table:table-cell>
          <table:table-cell office:value-type="float" office:value="0.0146874684232802" calcext:value-type="float">
            <text:p>0.0146874684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office:value-type="float" office:value="0.0127949714660645" calcext:value-type="float">
            <text:p>0.0127949715</text:p>
          </table:table-cell>
          <table:table-cell office:value-type="float" office:value="0.0146455805839435" calcext:value-type="float">
            <text:p>0.0146455806</text:p>
          </table:table-cell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0.0129420757293701" calcext:value-type="float">
            <text:p>0.0129420757</text:p>
          </table:table-cell>
          <table:table-cell office:value-type="float" office:value="0.0146117942289893" calcext:value-type="float">
            <text:p>0.0146117942</text:p>
          </table:table-cell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0.0129439830780029" calcext:value-type="float">
            <text:p>0.0129439831</text:p>
          </table:table-cell>
          <table:table-cell office:value-type="float" office:value="0.0145983968489733" calcext:value-type="float">
            <text:p>0.0145983968</text:p>
          </table:table-cell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office:value-type="float" office:value="0.0118081569671631" calcext:value-type="float">
            <text:p>0.011808157</text:p>
          </table:table-cell>
          <table:table-cell office:value-type="float" office:value="0.0147246414195186" calcext:value-type="float">
            <text:p>0.0147246414</text:p>
          </table:table-cell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float" office:value="2" calcext:value-type="float">
            <text:p>2</text:p>
          </table:table-cell>
          <table:table-cell office:value-type="float" office:value="0.012753963470459" calcext:value-type="float">
            <text:p>0.0127539635</text:p>
          </table:table-cell>
          <table:table-cell office:value-type="float" office:value="0.0142625456537683" calcext:value-type="float">
            <text:p>0.0142625457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office:value-type="float" office:value="0.0126838684082031" calcext:value-type="float">
            <text:p>0.0126838684</text:p>
          </table:table-cell>
          <table:table-cell office:value-type="float" office:value="0.0144200509205318" calcext:value-type="float">
            <text:p>0.0144200509</text:p>
          </table:table-cell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 office:value-type="float" office:value="0.0127410888671875" calcext:value-type="float">
            <text:p>0.0127410889</text:p>
          </table:table-cell>
          <table:table-cell office:value-type="float" office:value="0.0142302807184189" calcext:value-type="float">
            <text:p>0.0142302807</text:p>
          </table:table-cell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office:value-type="float" office:value="0.012747049331665" calcext:value-type="float">
            <text:p>0.0127470493</text:p>
          </table:table-cell>
          <table:table-cell office:value-type="float" office:value="0.0140659123004685" calcext:value-type="float">
            <text:p>0.0140659123</text:p>
          </table:table-cell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float" office:value="1" calcext:value-type="float">
            <text:p>1</text:p>
          </table:table-cell>
          <table:table-cell office:value-type="float" office:value="0.0127451419830322" calcext:value-type="float">
            <text:p>0.012745142</text:p>
          </table:table-cell>
          <table:table-cell office:value-type="float" office:value="0.0139146852912015" calcext:value-type="float">
            <text:p>0.0139146853</text:p>
          </table:table-cell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0.0116171836853027" calcext:value-type="float">
            <text:p>0.0116171837</text:p>
          </table:table-cell>
          <table:table-cell office:value-type="float" office:value="0.0144079267083189" calcext:value-type="float">
            <text:p>0.0144079267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office:value-type="float" office:value="0.0129539966583252" calcext:value-type="float">
            <text:p>0.0129539967</text:p>
          </table:table-cell>
          <table:table-cell office:value-type="float" office:value="0.0143450334798405" calcext:value-type="float">
            <text:p>0.0143450335</text:p>
          </table:table-cell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office:value-type="float" office:value="0.012984037399292" calcext:value-type="float">
            <text:p>0.0129840374</text:p>
          </table:table-cell>
          <table:table-cell office:value-type="float" office:value="0.0143894920486157" calcext:value-type="float">
            <text:p>0.014389492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 office:value-type="float" office:value="0.012984037399292" calcext:value-type="float">
            <text:p>0.0129840374</text:p>
          </table:table-cell>
          <table:table-cell office:value-type="float" office:value="0.014374747526583" calcext:value-type="float">
            <text:p>0.0143747475</text:p>
          </table:table-cell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float" office:value="2" calcext:value-type="float">
            <text:p>2</text:p>
          </table:table-cell>
          <table:table-cell office:value-type="float" office:value="0.0138568878173828" calcext:value-type="float">
            <text:p>0.0138568878</text:p>
          </table:table-cell>
          <table:table-cell office:value-type="float" office:value="0.0144846229671786" calcext:value-type="float">
            <text:p>0.014484623</text:p>
          </table:table-cell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office:value-type="float" office:value="0.0127379894256592" calcext:value-type="float">
            <text:p>0.0127379894</text:p>
          </table:table-cell>
          <table:table-cell office:value-type="float" office:value="0.0140448077721844" calcext:value-type="float">
            <text:p>0.0140448078</text:p>
          </table:table-cell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  <table:table-cell office:value-type="float" office:value="0.0127649307250977" calcext:value-type="float">
            <text:p>0.0127649307</text:p>
          </table:table-cell>
          <table:table-cell office:value-type="float" office:value="0.0138177556968996" calcext:value-type="float">
            <text:p>0.0138177557</text:p>
          </table:table-cell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  <table:table-cell office:value-type="float" office:value="0.012761116027832" calcext:value-type="float">
            <text:p>0.012761116</text:p>
          </table:table-cell>
          <table:table-cell office:value-type="float" office:value="0.0136315604577013" calcext:value-type="float">
            <text:p>0.0136315605</text:p>
          </table:table-cell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float" office:value="1" calcext:value-type="float">
            <text:p>1</text:p>
          </table:table-cell>
          <table:table-cell office:value-type="float" office:value="0.0127689838409424" calcext:value-type="float">
            <text:p>0.0127689838</text:p>
          </table:table-cell>
          <table:table-cell office:value-type="float" office:value="0.0134910197332932" calcext:value-type="float">
            <text:p>0.0134910197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float" office:value="1" calcext:value-type="float">
            <text:p>1</text:p>
          </table:table-cell>
          <table:table-cell office:value-type="float" office:value="0.0127401351928711" calcext:value-type="float">
            <text:p>0.0127401352</text:p>
          </table:table-cell>
          <table:table-cell office:value-type="float" office:value="0.0133437715321842" calcext:value-type="float">
            <text:p>0.0133437715</text:p>
          </table:table-cell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office:value-type="float" office:value="0.0140199661254883" calcext:value-type="float">
            <text:p>0.0140199661</text:p>
          </table:table-cell>
          <table:table-cell office:value-type="float" office:value="0.0153971530945812" calcext:value-type="float">
            <text:p>0.0153971531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office:value-type="float" office:value="0.0140070915222168" calcext:value-type="float">
            <text:p>0.0140070915</text:p>
          </table:table-cell>
          <table:table-cell office:value-type="float" office:value="0.0159384799692245" calcext:value-type="float">
            <text:p>0.01593848</text:p>
          </table:table-cell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float" office:value="2" calcext:value-type="float">
            <text:p>2</text:p>
          </table:table-cell>
          <table:table-cell office:value-type="float" office:value="0.000548124313354492" calcext:value-type="float">
            <text:p>0.0005481243</text:p>
          </table:table-cell>
          <table:table-cell office:value-type="float" office:value="0.0262322816140258" calcext:value-type="float">
            <text:p>0.0262322816</text:p>
          </table:table-cell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float" office:value="2" calcext:value-type="float">
            <text:p>2</text:p>
          </table:table-cell>
          <table:table-cell office:value-type="float" office:value="0.0139620304107666" calcext:value-type="float">
            <text:p>0.0139620304</text:p>
          </table:table-cell>
          <table:table-cell office:value-type="float" office:value="0.0204702961037513" calcext:value-type="float">
            <text:p>0.0204702961</text:p>
          </table:table-cell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float" office:value="2" calcext:value-type="float">
            <text:p>2</text:p>
          </table:table-cell>
          <table:table-cell office:value-type="float" office:value="0.0138731002807617" calcext:value-type="float">
            <text:p>0.0138731003</text:p>
          </table:table-cell>
          <table:table-cell office:value-type="float" office:value="0.0189026613513895" calcext:value-type="float">
            <text:p>0.0189026614</text:p>
          </table:table-cell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  <table:table-cell office:value-type="float" office:value="0.01161789894104" calcext:value-type="float">
            <text:p>0.0116178989</text:p>
          </table:table-cell>
          <table:table-cell office:value-type="float" office:value="0.0226407368369532" calcext:value-type="float">
            <text:p>0.0226407368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float" office:value="1" calcext:value-type="float">
            <text:p>1</text:p>
          </table:table-cell>
          <table:table-cell office:value-type="float" office:value="0.0128428936004639" calcext:value-type="float">
            <text:p>0.0128428936</text:p>
          </table:table-cell>
          <table:table-cell office:value-type="float" office:value="0.0213174408846039" calcext:value-type="float">
            <text:p>0.0213174409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  <table:table-cell office:value-type="float" office:value="0.012843132019043" calcext:value-type="float">
            <text:p>0.012843132</text:p>
          </table:table-cell>
          <table:table-cell office:value-type="float" office:value="0.0201844665341467" calcext:value-type="float">
            <text:p>0.0201844665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0.0139110088348389" calcext:value-type="float">
            <text:p>0.0139110088</text:p>
          </table:table-cell>
          <table:table-cell office:value-type="float" office:value="0.0203970891829798" calcext:value-type="float">
            <text:p>0.0203970892</text:p>
          </table:table-cell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float" office:value="1" calcext:value-type="float">
            <text:p>1</text:p>
          </table:table-cell>
          <table:table-cell office:value-type="float" office:value="0.0127649307250977" calcext:value-type="float">
            <text:p>0.0127649307</text:p>
          </table:table-cell>
          <table:table-cell office:value-type="float" office:value="0.0188570192568853" calcext:value-type="float">
            <text:p>0.0188570193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  <table:table-cell office:value-type="float" office:value="0.0128979682922363" calcext:value-type="float">
            <text:p>0.0128979683</text:p>
          </table:table-cell>
          <table:table-cell office:value-type="float" office:value="0.0176784167053596" calcext:value-type="float">
            <text:p>0.0176784167</text:p>
          </table:table-cell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0.0128791332244873" calcext:value-type="float">
            <text:p>0.0128791332</text:p>
          </table:table-cell>
          <table:table-cell office:value-type="float" office:value="0.0167044276922748" calcext:value-type="float">
            <text:p>0.0167044277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float" office:value="2" calcext:value-type="float">
            <text:p>2</text:p>
          </table:table-cell>
          <table:table-cell office:value-type="float" office:value="0.0138418674468994" calcext:value-type="float">
            <text:p>0.0138418674</text:p>
          </table:table-cell>
          <table:table-cell office:value-type="float" office:value="0.0148151869747202" calcext:value-type="float">
            <text:p>0.014815187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  <table:table-cell office:value-type="float" office:value="0.0126221179962158" calcext:value-type="float">
            <text:p>0.012622118</text:p>
          </table:table-cell>
          <table:table-cell office:value-type="float" office:value="0.0157189315607906" calcext:value-type="float">
            <text:p>0.0157189316</text:p>
          </table:table-cell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  <table:table-cell office:value-type="float" office:value="0.0126919746398926" calcext:value-type="float">
            <text:p>0.0126919746</text:p>
          </table:table-cell>
          <table:table-cell office:value-type="float" office:value="0.0149994421252555" calcext:value-type="float">
            <text:p>0.0149994421</text:p>
          </table:table-cell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  <table:table-cell office:value-type="float" office:value="0.012692928314209" calcext:value-type="float">
            <text:p>0.0126929283</text:p>
          </table:table-cell>
          <table:table-cell office:value-type="float" office:value="0.014456241707874" calcext:value-type="float">
            <text:p>0.0144562417</text:p>
          </table:table-cell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office:value-type="float" office:value="0.012706995010376" calcext:value-type="float">
            <text:p>0.012706995</text:p>
          </table:table-cell>
          <table:table-cell office:value-type="float" office:value="0.0140604879236032" calcext:value-type="float">
            <text:p>0.0140604879</text:p>
          </table:table-cell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  <table:table-cell office:value-type="float" office:value="0.0127220153808594" calcext:value-type="float">
            <text:p>0.0127220154</text:p>
          </table:table-cell>
          <table:table-cell office:value-type="float" office:value="0.013775375765931" calcext:value-type="float">
            <text:p>0.0137753758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0.0140118598937988" calcext:value-type="float">
            <text:p>0.0140118599</text:p>
          </table:table-cell>
          <table:table-cell office:value-type="float" office:value="0.0156583883480055" calcext:value-type="float">
            <text:p>0.0156583883</text:p>
          </table:table-cell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0.0140109062194824" calcext:value-type="float">
            <text:p>0.0140109062</text:p>
          </table:table-cell>
          <table:table-cell office:value-type="float" office:value="0.0161592123514241" calcext:value-type="float">
            <text:p>0.0161592124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 office:value-type="float" office:value="0.0140030384063721" calcext:value-type="float">
            <text:p>0.0140030384</text:p>
          </table:table-cell>
          <table:table-cell office:value-type="float" office:value="0.0164118922472952" calcext:value-type="float">
            <text:p>0.0164118922</text:p>
          </table:table-cell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float" office:value="2" calcext:value-type="float">
            <text:p>2</text:p>
          </table:table-cell>
          <table:table-cell office:value-type="float" office:value="0.0126950740814209" calcext:value-type="float">
            <text:p>0.0126950741</text:p>
          </table:table-cell>
          <table:table-cell office:value-type="float" office:value="0.0144707656622015" calcext:value-type="float">
            <text:p>0.0144707657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0.0115292072296143" calcext:value-type="float">
            <text:p>0.0115292072</text:p>
          </table:table-cell>
          <table:table-cell office:value-type="float" office:value="0.0170835922618266" calcext:value-type="float">
            <text:p>0.0170835923</text:p>
          </table:table-cell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  <table:table-cell office:value-type="float" office:value="0.0127308368682861" calcext:value-type="float">
            <text:p>0.0127308369</text:p>
          </table:table-cell>
          <table:table-cell office:value-type="float" office:value="0.0162993949302683" calcext:value-type="float">
            <text:p>0.0162993949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  <table:table-cell office:value-type="float" office:value="0.0127341747283936" calcext:value-type="float">
            <text:p>0.0127341747</text:p>
          </table:table-cell>
          <table:table-cell office:value-type="float" office:value="0.0156703273644023" calcext:value-type="float">
            <text:p>0.0156703274</text:p>
          </table:table-cell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office:value-type="float" office:value="0.0127239227294922" calcext:value-type="float">
            <text:p>0.0127239227</text:p>
          </table:table-cell>
          <table:table-cell office:value-type="float" office:value="0.0151747175034661" calcext:value-type="float">
            <text:p>0.0151747175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office:value-type="float" office:value="0.0127232074737549" calcext:value-type="float">
            <text:p>0.0127232075</text:p>
          </table:table-cell>
          <table:table-cell office:value-type="float" office:value="0.0147735120443102" calcext:value-type="float">
            <text:p>0.014773512</text:p>
          </table:table-cell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0.0128688812255859" calcext:value-type="float">
            <text:p>0.0128688812</text:p>
          </table:table-cell>
          <table:table-cell office:value-type="float" office:value="0.01407478841083" calcext:value-type="float">
            <text:p>0.0140747884</text:p>
          </table:table-cell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0.0128800868988037" calcext:value-type="float">
            <text:p>0.0128800869</text:p>
          </table:table-cell>
          <table:table-cell office:value-type="float" office:value="0.0137898501224485" calcext:value-type="float">
            <text:p>0.0137898501</text:p>
          </table:table-cell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office:value-type="float" office:value="0.0128800868988037" calcext:value-type="float">
            <text:p>0.0128800869</text:p>
          </table:table-cell>
          <table:table-cell office:value-type="float" office:value="0.0135744292699593" calcext:value-type="float">
            <text:p>0.0135744293</text:p>
          </table:table-cell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float" office:value="2" calcext:value-type="float">
            <text:p>2</text:p>
          </table:table-cell>
          <table:table-cell office:value-type="float" office:value="0.0127580165863037" calcext:value-type="float">
            <text:p>0.0127580166</text:p>
          </table:table-cell>
          <table:table-cell office:value-type="float" office:value="0.0139283943192145" calcext:value-type="float">
            <text:p>0.0139283943</text:p>
          </table:table-cell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  <table:table-cell office:value-type="float" office:value="0.012639045715332" calcext:value-type="float">
            <text:p>0.0126390457</text:p>
          </table:table-cell>
          <table:table-cell office:value-type="float" office:value="0.0135982322651084" calcext:value-type="float">
            <text:p>0.0135982323</text:p>
          </table:table-cell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office:value-type="float" office:value="0.0127129554748535" calcext:value-type="float">
            <text:p>0.0127129555</text:p>
          </table:table-cell>
          <table:table-cell office:value-type="float" office:value="0.0135192073614132" calcext:value-type="float">
            <text:p>0.0135192074</text:p>
          </table:table-cell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0.0127298831939697" calcext:value-type="float">
            <text:p>0.0127298832</text:p>
          </table:table-cell>
          <table:table-cell office:value-type="float" office:value="0.0134273401426815" calcext:value-type="float">
            <text:p>0.0134273401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office:value-type="float" office:value="0.0127649307250977" calcext:value-type="float">
            <text:p>0.0127649307</text:p>
          </table:table-cell>
          <table:table-cell office:value-type="float" office:value="0.0133145901610047" calcext:value-type="float">
            <text:p>0.0133145902</text:p>
          </table:table-cell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 office:value-type="float" office:value="0.0116431713104248" calcext:value-type="float">
            <text:p>0.0116431713</text:p>
          </table:table-cell>
          <table:table-cell office:value-type="float" office:value="0.0142049606159959" calcext:value-type="float">
            <text:p>0.0142049606</text:p>
          </table:table-cell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  <table:table-cell office:value-type="float" office:value="0.0129289627075195" calcext:value-type="float">
            <text:p>0.0129289627</text:p>
          </table:table-cell>
          <table:table-cell office:value-type="float" office:value="0.013902637769166" calcext:value-type="float">
            <text:p>0.0139026378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 office:value-type="float" office:value="0.0128979682922363" calcext:value-type="float">
            <text:p>0.0128979683</text:p>
          </table:table-cell>
          <table:table-cell office:value-type="float" office:value="0.0138204389703267" calcext:value-type="float">
            <text:p>0.013820439</text:p>
          </table:table-cell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office:value-type="float" office:value="0.0128822326660156" calcext:value-type="float">
            <text:p>0.0128822327</text:p>
          </table:table-cell>
          <table:table-cell office:value-type="float" office:value="0.0137199662203997" calcext:value-type="float">
            <text:p>0.0137199662</text:p>
          </table:table-cell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float" office:value="2" calcext:value-type="float">
            <text:p>2</text:p>
          </table:table-cell>
          <table:table-cell office:value-type="float" office:value="0.0138659477233887" calcext:value-type="float">
            <text:p>0.0138659477</text:p>
          </table:table-cell>
          <table:table-cell office:value-type="float" office:value="0.0142366964695335" calcext:value-type="float">
            <text:p>0.0142366965</text:p>
          </table:table-cell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  <table:table-cell office:value-type="float" office:value="0.0126500129699707" calcext:value-type="float">
            <text:p>0.012650013</text:p>
          </table:table-cell>
          <table:table-cell office:value-type="float" office:value="0.0135628863864233" calcext:value-type="float">
            <text:p>0.0135628864</text:p>
          </table:table-cell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office:value-type="float" office:value="0.012706995010376" calcext:value-type="float">
            <text:p>0.012706995</text:p>
          </table:table-cell>
          <table:table-cell office:value-type="float" office:value="0.0133814161657576" calcext:value-type="float">
            <text:p>0.0133814162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office:value-type="float" office:value="0.0127308368682861" calcext:value-type="float">
            <text:p>0.0127308369</text:p>
          </table:table-cell>
          <table:table-cell office:value-type="float" office:value="0.0132203890466686" calcext:value-type="float">
            <text:p>0.013220389</text:p>
          </table:table-cell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  <table:table-cell office:value-type="float" office:value="0.0127358436584473" calcext:value-type="float">
            <text:p>0.0127358437</text:p>
          </table:table-cell>
          <table:table-cell office:value-type="float" office:value="0.0131025327026895" calcext:value-type="float">
            <text:p>0.0131025327</text:p>
          </table:table-cell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office:value-type="float" office:value="0.012761116027832" calcext:value-type="float">
            <text:p>0.012761116</text:p>
          </table:table-cell>
          <table:table-cell office:value-type="float" office:value="0.0130421618598784" calcext:value-type="float">
            <text:p>0.0130421619</text:p>
          </table:table-cell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float" office:value="2" calcext:value-type="float">
            <text:p>2</text:p>
          </table:table-cell>
          <table:table-cell office:value-type="float" office:value="0.0005340576171875" calcext:value-type="float">
            <text:p>0.0005340576</text:p>
          </table:table-cell>
          <table:table-cell office:value-type="float" office:value="0.0246972514641736" calcext:value-type="float">
            <text:p>0.0246972515</text:p>
          </table:table-cell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float" office:value="2" calcext:value-type="float">
            <text:p>2</text:p>
          </table:table-cell>
          <table:table-cell office:value-type="float" office:value="0.0128970146179199" calcext:value-type="float">
            <text:p>0.0128970146</text:p>
          </table:table-cell>
          <table:table-cell office:value-type="float" office:value="0.0296384599110856" calcext:value-type="float">
            <text:p>0.0296384599</text:p>
          </table:table-cell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float" office:value="2" calcext:value-type="float">
            <text:p>2</text:p>
          </table:table-cell>
          <table:table-cell office:value-type="float" office:value="0.00053095817565918" calcext:value-type="float">
            <text:p>0.0005309582</text:p>
          </table:table-cell>
          <table:table-cell office:value-type="float" office:value="0.0308096028830252" calcext:value-type="float">
            <text:p>0.0308096029</text:p>
          </table:table-cell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float" office:value="2" calcext:value-type="float">
            <text:p>2</text:p>
          </table:table-cell>
          <table:table-cell office:value-type="float" office:value="0.0139708518981934" calcext:value-type="float">
            <text:p>0.0139708519</text:p>
          </table:table-cell>
          <table:table-cell office:value-type="float" office:value="0.028143364188378" calcext:value-type="float">
            <text:p>0.0281433642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float" office:value="2" calcext:value-type="float">
            <text:p>2</text:p>
          </table:table-cell>
          <table:table-cell office:value-type="float" office:value="0.00053095817565918" calcext:value-type="float">
            <text:p>0.0005309582</text:p>
          </table:table-cell>
          <table:table-cell office:value-type="float" office:value="0.0338746258545414" calcext:value-type="float">
            <text:p>0.0338746259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float" office:value="2" calcext:value-type="float">
            <text:p>2</text:p>
          </table:table-cell>
          <table:table-cell office:value-type="float" office:value="0.0150909423828125" calcext:value-type="float">
            <text:p>0.0150909424</text:p>
          </table:table-cell>
          <table:table-cell office:value-type="float" office:value="0.0280878088557745" calcext:value-type="float">
            <text:p>0.0280878089</text:p>
          </table:table-cell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float" office:value="2" calcext:value-type="float">
            <text:p>2</text:p>
          </table:table-cell>
          <table:table-cell office:value-type="float" office:value="0.0140111446380615" calcext:value-type="float">
            <text:p>0.0140111446</text:p>
          </table:table-cell>
          <table:table-cell office:value-type="float" office:value="0.0240130287805016" calcext:value-type="float">
            <text:p>0.0240130288</text:p>
          </table:table-cell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  <table:table-cell office:value-type="float" office:value="0.0116980075836182" calcext:value-type="float">
            <text:p>0.0116980076</text:p>
          </table:table-cell>
          <table:table-cell office:value-type="float" office:value="0.0308641461400313" calcext:value-type="float">
            <text:p>0.0308641461</text:p>
          </table:table-cell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office:value-type="float" office:value="0.0128660202026367" calcext:value-type="float">
            <text:p>0.0128660202</text:p>
          </table:table-cell>
          <table:table-cell office:value-type="float" office:value="0.0282760644407349" calcext:value-type="float">
            <text:p>0.0282760644</text:p>
          </table:table-cell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office:value-type="float" office:value="0.0139551162719727" calcext:value-type="float">
            <text:p>0.0139551163</text:p>
          </table:table-cell>
          <table:table-cell office:value-type="float" office:value="0.0275956860592022" calcext:value-type="float">
            <text:p>0.0275956861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0150749683380127" calcext:value-type="float">
            <text:p>0.0150749683</text:p>
          </table:table-cell>
          <table:table-cell office:value-type="float" office:value="0.0279866415633452" calcext:value-type="float">
            <text:p>0.0279866416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float" office:value="0.0128829479217529" calcext:value-type="float">
            <text:p>0.0128829479</text:p>
          </table:table-cell>
          <table:table-cell office:value-type="float" office:value="0.0250507377711046" calcext:value-type="float">
            <text:p>0.0250507378</text:p>
          </table:table-cell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float" office:value="3" calcext:value-type="float">
            <text:p>3</text:p>
          </table:table-cell>
          <table:table-cell office:value-type="float" office:value="0.0128200054168701" calcext:value-type="float">
            <text:p>0.0128200054</text:p>
          </table:table-cell>
          <table:table-cell office:value-type="float" office:value="0.0147672940373808" calcext:value-type="float">
            <text:p>0.014767294</text:p>
          </table:table-cell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float" office:value="0.0116739273071289" calcext:value-type="float">
            <text:p>0.0116739273</text:p>
          </table:table-cell>
          <table:table-cell office:value-type="float" office:value="0.0216201599552176" calcext:value-type="float">
            <text:p>0.02162016</text:p>
          </table:table-cell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0.0127739906311035" calcext:value-type="float">
            <text:p>0.0127739906</text:p>
          </table:table-cell>
          <table:table-cell office:value-type="float" office:value="0.0199002921908627" calcext:value-type="float">
            <text:p>0.0199002922</text:p>
          </table:table-cell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office:value-type="float" office:value="0.0127830505371094" calcext:value-type="float">
            <text:p>0.0127830505</text:p>
          </table:table-cell>
          <table:table-cell office:value-type="float" office:value="0.0185591244410189" calcext:value-type="float">
            <text:p>0.0185591244</text:p>
          </table:table-cell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office:value-type="float" office:value="0.0127649307250977" calcext:value-type="float">
            <text:p>0.0127649307</text:p>
          </table:table-cell>
          <table:table-cell office:value-type="float" office:value="0.0174780960071736" calcext:value-type="float">
            <text:p>0.017478096</text:p>
          </table:table-cell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office:value-type="float" office:value="0.0116250514984131" calcext:value-type="float">
            <text:p>0.0116250515</text:p>
          </table:table-cell>
          <table:table-cell office:value-type="float" office:value="0.0168837390154768" calcext:value-type="float">
            <text:p>0.016883739</text:p>
          </table:table-cell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  <table:table-cell office:value-type="float" office:value="0.0128488540649414" calcext:value-type="float">
            <text:p>0.0128488541</text:p>
          </table:table-cell>
          <table:table-cell office:value-type="float" office:value="0.0163545074869" calcext:value-type="float">
            <text:p>0.0163545075</text:p>
          </table:table-cell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  <table:table-cell office:value-type="float" office:value="0.0117311477661133" calcext:value-type="float">
            <text:p>0.0117311478</text:p>
          </table:table-cell>
          <table:table-cell office:value-type="float" office:value="0.0159166612201957" calcext:value-type="float">
            <text:p>0.0159166612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office:value-type="float" office:value="0.0128929615020752" calcext:value-type="float">
            <text:p>0.0128929615</text:p>
          </table:table-cell>
          <table:table-cell office:value-type="float" office:value="0.0156886887330888" calcext:value-type="float">
            <text:p>0.0156886887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office:value-type="float" office:value="0.0129008293151856" calcext:value-type="float">
            <text:p>0.0129008293</text:p>
          </table:table-cell>
          <table:table-cell office:value-type="float" office:value="0.0154605666022049" calcext:value-type="float">
            <text:p>0.0154605666</text:p>
          </table:table-cell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office:value-type="float" office:value="0.0116791725158691" calcext:value-type="float">
            <text:p>0.0116791725</text:p>
          </table:table-cell>
          <table:table-cell office:value-type="float" office:value="0.015362133915811" calcext:value-type="float">
            <text:p>0.0153621339</text:p>
          </table:table-cell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office:value-type="float" office:value="0.0128719806671143" calcext:value-type="float">
            <text:p>0.0128719807</text:p>
          </table:table-cell>
          <table:table-cell office:value-type="float" office:value="0.0152069294592498" calcext:value-type="float">
            <text:p>0.0152069295</text:p>
          </table:table-cell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office:value-type="float" office:value="0.0128629207611084" calcext:value-type="float">
            <text:p>0.0128629208</text:p>
          </table:table-cell>
          <table:table-cell office:value-type="float" office:value="0.0150219169906206" calcext:value-type="float">
            <text:p>0.015021917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office:value-type="float" office:value="0.0128579139709473" calcext:value-type="float">
            <text:p>0.012857914</text:p>
          </table:table-cell>
          <table:table-cell office:value-type="float" office:value="0.0148274012869792" calcext:value-type="float">
            <text:p>0.0148274013</text:p>
          </table:table-cell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0.0117199420928955" calcext:value-type="float">
            <text:p>0.0117199421</text:p>
          </table:table-cell>
          <table:table-cell office:value-type="float" office:value="0.01494095916858" calcext:value-type="float">
            <text:p>0.0149409592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float" office:value="1" calcext:value-type="float">
            <text:p>1</text:p>
          </table:table-cell>
          <table:table-cell office:value-type="float" office:value="0.0118908882141113" calcext:value-type="float">
            <text:p>0.0118908882</text:p>
          </table:table-cell>
          <table:table-cell office:value-type="float" office:value="0.0146923044645977" calcext:value-type="float">
            <text:p>0.0146923045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 office:value-type="float" office:value="0.0118780136108398" calcext:value-type="float">
            <text:p>0.0118780136</text:p>
          </table:table-cell>
          <table:table-cell office:value-type="float" office:value="0.0145668135774937" calcext:value-type="float">
            <text:p>0.0145668136</text:p>
          </table:table-cell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  <table:table-cell office:value-type="float" office:value="0.0130219459533691" calcext:value-type="float">
            <text:p>0.013021946</text:p>
          </table:table-cell>
          <table:table-cell office:value-type="float" office:value="0.0147881206726974" calcext:value-type="float">
            <text:p>0.0147881207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float" office:value="2" calcext:value-type="float">
            <text:p>2</text:p>
          </table:table-cell>
          <table:table-cell office:value-type="float" office:value="0.0128371715545654" calcext:value-type="float">
            <text:p>0.0128371716</text:p>
          </table:table-cell>
          <table:table-cell office:value-type="float" office:value="0.0146955632322781" calcext:value-type="float">
            <text:p>0.0146955632</text:p>
          </table:table-cell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office:value-type="float" office:value="0.0116579532623291" calcext:value-type="float">
            <text:p>0.0116579533</text:p>
          </table:table-cell>
          <table:table-cell office:value-type="float" office:value="0.0148566060961362" calcext:value-type="float">
            <text:p>0.0148566061</text:p>
          </table:table-cell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  <table:table-cell office:value-type="float" office:value="0.011713981628418" calcext:value-type="float">
            <text:p>0.0117139816</text:p>
          </table:table-cell>
          <table:table-cell office:value-type="float" office:value="0.0147525669338836" calcext:value-type="float">
            <text:p>0.0147525669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  <table:table-cell office:value-type="float" office:value="0.0128550529479981" calcext:value-type="float">
            <text:p>0.0128550529</text:p>
          </table:table-cell>
          <table:table-cell office:value-type="float" office:value="0.0148127476367785" calcext:value-type="float">
            <text:p>0.0148127476</text:p>
          </table:table-cell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office:value-type="float" office:value="0.0117108821868896" calcext:value-type="float">
            <text:p>0.0117108822</text:p>
          </table:table-cell>
          <table:table-cell office:value-type="float" office:value="0.0147230942812662" calcext:value-type="float">
            <text:p>0.0147230943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  <table:table-cell office:value-type="float" office:value="0.0117349624633789" calcext:value-type="float">
            <text:p>0.0117349625</text:p>
          </table:table-cell>
          <table:table-cell office:value-type="float" office:value="0.0145490573968339" calcext:value-type="float">
            <text:p>0.0145490574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 office:value-type="float" office:value="0.013031005859375" calcext:value-type="float">
            <text:p>0.0130310059</text:p>
          </table:table-cell>
          <table:table-cell office:value-type="float" office:value="0.0149516965397706" calcext:value-type="float">
            <text:p>0.0149516965</text:p>
          </table:table-cell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  <table:table-cell office:value-type="float" office:value="0.0118880271911621" calcext:value-type="float">
            <text:p>0.0118880272</text:p>
          </table:table-cell>
          <table:table-cell office:value-type="float" office:value="0.0147153234722999" calcext:value-type="float">
            <text:p>0.0147153235</text:p>
          </table:table-cell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 office:value-type="float" office:value="0.0118868350982666" calcext:value-type="float">
            <text:p>0.0118868351</text:p>
          </table:table-cell>
          <table:table-cell office:value-type="float" office:value="0.0144728937192703" calcext:value-type="float">
            <text:p>0.0144728937</text:p>
          </table:table-cell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float" office:value="2" calcext:value-type="float">
            <text:p>2</text:p>
          </table:table-cell>
          <table:table-cell office:value-type="float" office:value="0.0128359794616699" calcext:value-type="float">
            <text:p>0.0128359795</text:p>
          </table:table-cell>
          <table:table-cell office:value-type="float" office:value="0.014663472474184" calcext:value-type="float">
            <text:p>0.0146634725</text:p>
          </table:table-cell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office:value-type="float" office:value="0.0127589702606201" calcext:value-type="float">
            <text:p>0.0127589703</text:p>
          </table:table-cell>
          <table:table-cell office:value-type="float" office:value="0.0144912821677302" calcext:value-type="float">
            <text:p>0.0144912822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0.0116820335388184" calcext:value-type="float">
            <text:p>0.0116820335</text:p>
          </table:table-cell>
          <table:table-cell office:value-type="float" office:value="0.0144977958452665" calcext:value-type="float">
            <text:p>0.0144977958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 office:value-type="float" office:value="0.0128428936004639" calcext:value-type="float">
            <text:p>0.0128428936</text:p>
          </table:table-cell>
          <table:table-cell office:value-type="float" office:value="0.0146174274782355" calcext:value-type="float">
            <text:p>0.0146174275</text:p>
          </table:table-cell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office:value-type="float" office:value="0.0128359794616699" calcext:value-type="float">
            <text:p>0.0128359795</text:p>
          </table:table-cell>
          <table:table-cell office:value-type="float" office:value="0.0146327031475479" calcext:value-type="float">
            <text:p>0.0146327031</text:p>
          </table:table-cell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office:value-type="float" office:value="0.0117220878601074" calcext:value-type="float">
            <text:p>0.0117220879</text:p>
          </table:table-cell>
          <table:table-cell office:value-type="float" office:value="0.0146399599948101" calcext:value-type="float">
            <text:p>0.01463996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office:value-type="float" office:value="0.0118920803070068" calcext:value-type="float">
            <text:p>0.0118920803</text:p>
          </table:table-cell>
          <table:table-cell office:value-type="float" office:value="0.0144986899171444" calcext:value-type="float">
            <text:p>0.0144986899</text:p>
          </table:table-cell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0.0118701457977295" calcext:value-type="float">
            <text:p>0.0118701458</text:p>
          </table:table-cell>
          <table:table-cell office:value-type="float" office:value="0.014328287509388" calcext:value-type="float">
            <text:p>0.0143282875</text:p>
          </table:table-cell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  <table:table-cell office:value-type="float" office:value="0.0118601322174072" calcext:value-type="float">
            <text:p>0.0118601322</text:p>
          </table:table-cell>
          <table:table-cell office:value-type="float" office:value="0.0141484058835905" calcext:value-type="float">
            <text:p>0.0141484059</text:p>
          </table:table-cell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float" office:value="2" calcext:value-type="float">
            <text:p>2</text:p>
          </table:table-cell>
          <table:table-cell office:value-type="float" office:value="0.0139081478118896" calcext:value-type="float">
            <text:p>0.0139081478</text:p>
          </table:table-cell>
          <table:table-cell office:value-type="float" office:value="0.0156840287276668" calcext:value-type="float">
            <text:p>0.0156840287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float" office:value="1" calcext:value-type="float">
            <text:p>1</text:p>
          </table:table-cell>
          <table:table-cell office:value-type="float" office:value="0.0127480030059814" calcext:value-type="float">
            <text:p>0.012748003</text:p>
          </table:table-cell>
          <table:table-cell office:value-type="float" office:value="0.0142776823449867" calcext:value-type="float">
            <text:p>0.0142776823</text:p>
          </table:table-cell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office:value-type="float" office:value="0.0127999782562256" calcext:value-type="float">
            <text:p>0.0127999783</text:p>
          </table:table-cell>
          <table:table-cell office:value-type="float" office:value="0.0143731896999587" calcext:value-type="float">
            <text:p>0.0143731897</text:p>
          </table:table-cell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  <table:table-cell office:value-type="float" office:value="0.0116782188415527" calcext:value-type="float">
            <text:p>0.0116782188</text:p>
          </table:table-cell>
          <table:table-cell office:value-type="float" office:value="0.0144383762775566" calcext:value-type="float">
            <text:p>0.0144383763</text:p>
          </table:table-cell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office:value-type="float" office:value="0.0128049850463867" calcext:value-type="float">
            <text:p>0.012804985</text:p>
          </table:table-cell>
          <table:table-cell office:value-type="float" office:value="0.0145130664640248" calcext:value-type="float">
            <text:p>0.0145130665</text:p>
          </table:table-cell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  <table:table-cell office:value-type="float" office:value="0.0127918720245361" calcext:value-type="float">
            <text:p>0.012791872</text:p>
          </table:table-cell>
          <table:table-cell office:value-type="float" office:value="0.0144939522050115" calcext:value-type="float">
            <text:p>0.0144939522</text:p>
          </table:table-cell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  <table:table-cell office:value-type="float" office:value="0.0140829086303711" calcext:value-type="float">
            <text:p>0.0140829086</text:p>
          </table:table-cell>
          <table:table-cell office:value-type="float" office:value="0.016606126087833" calcext:value-type="float">
            <text:p>0.0166061261</text:p>
          </table:table-cell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office:value-type="float" office:value="0.0129501819610596" calcext:value-type="float">
            <text:p>0.012950182</text:p>
          </table:table-cell>
          <table:table-cell office:value-type="float" office:value="0.0158580844319209" calcext:value-type="float">
            <text:p>0.0158580844</text:p>
          </table:table-cell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office:value-type="float" office:value="0.0129358768463135" calcext:value-type="float">
            <text:p>0.0129358768</text:p>
          </table:table-cell>
          <table:table-cell office:value-type="float" office:value="0.0152602168889248" calcext:value-type="float">
            <text:p>0.0152602169</text:p>
          </table:table-cell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float" office:value="2" calcext:value-type="float">
            <text:p>2</text:p>
          </table:table-cell>
          <table:table-cell office:value-type="float" office:value="0.0126020908355713" calcext:value-type="float">
            <text:p>0.0126020908</text:p>
          </table:table-cell>
          <table:table-cell office:value-type="float" office:value="0.0140644427505712" calcext:value-type="float">
            <text:p>0.0140644428</text:p>
          </table:table-cell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 office:value-type="float" office:value="0.0115938186645508" calcext:value-type="float">
            <text:p>0.0115938187</text:p>
          </table:table-cell>
          <table:table-cell office:value-type="float" office:value="0.0157041628897329" calcext:value-type="float">
            <text:p>0.0157041629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  <table:table-cell office:value-type="float" office:value="0.0127608776092529" calcext:value-type="float">
            <text:p>0.0127608776</text:p>
          </table:table-cell>
          <table:table-cell office:value-type="float" office:value="0.0150635913088915" calcext:value-type="float">
            <text:p>0.0150635913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0.0127689838409424" calcext:value-type="float">
            <text:p>0.0127689838</text:p>
          </table:table-cell>
          <table:table-cell office:value-type="float" office:value="0.0145803759165013" calcext:value-type="float">
            <text:p>0.0145803759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float" office:value="0.0116169452667236" calcext:value-type="float">
            <text:p>0.0116169453</text:p>
          </table:table-cell>
          <table:table-cell office:value-type="float" office:value="0.0150338206161313" calcext:value-type="float">
            <text:p>0.0150338206</text:p>
          </table:table-cell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  <table:table-cell office:value-type="float" office:value="0.0126218795776367" calcext:value-type="float">
            <text:p>0.0126218796</text:p>
          </table:table-cell>
          <table:table-cell office:value-type="float" office:value="0.0144973637710337" calcext:value-type="float">
            <text:p>0.0144973638</text:p>
          </table:table-cell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  <table:table-cell office:value-type="float" office:value="0.012782096862793" calcext:value-type="float">
            <text:p>0.0127820969</text:p>
          </table:table-cell>
          <table:table-cell office:value-type="float" office:value="0.0139371466141733" calcext:value-type="float">
            <text:p>0.0139371466</text:p>
          </table:table-cell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office:value-type="float" office:value="0.0127830505371094" calcext:value-type="float">
            <text:p>0.0127830505</text:p>
          </table:table-cell>
          <table:table-cell office:value-type="float" office:value="0.0138185861035375" calcext:value-type="float">
            <text:p>0.0138185861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office:value-type="float" office:value="0.0127768516540527" calcext:value-type="float">
            <text:p>0.0127768517</text:p>
          </table:table-cell>
          <table:table-cell office:value-type="float" office:value="0.0137014465385432" calcext:value-type="float">
            <text:p>0.0137014465</text:p>
          </table:table-cell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float" office:value="2" calcext:value-type="float">
            <text:p>2</text:p>
          </table:table-cell>
          <table:table-cell office:value-type="float" office:value="0.0137331485748291" calcext:value-type="float">
            <text:p>0.0137331486</text:p>
          </table:table-cell>
          <table:table-cell office:value-type="float" office:value="0.0141203297489011" calcext:value-type="float">
            <text:p>0.0141203297</text:p>
          </table:table-cell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  <table:table-cell office:value-type="float" office:value="0.0125279426574707" calcext:value-type="float">
            <text:p>0.0125279427</text:p>
          </table:table-cell>
          <table:table-cell office:value-type="float" office:value="0.0135268873861309" calcext:value-type="float">
            <text:p>0.0135268874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  <table:table-cell office:value-type="float" office:value="0.0126090049743652" calcext:value-type="float">
            <text:p>0.012609005</text:p>
          </table:table-cell>
          <table:table-cell office:value-type="float" office:value="0.013310186392307" calcext:value-type="float">
            <text:p>0.0133101864</text:p>
          </table:table-cell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office:value-type="float" office:value="0.012631893157959" calcext:value-type="float">
            <text:p>0.0126318932</text:p>
          </table:table-cell>
          <table:table-cell office:value-type="float" office:value="0.0131519498159373" calcext:value-type="float">
            <text:p>0.0131519498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float" office:value="0.0126371383666992" calcext:value-type="float">
            <text:p>0.0126371384</text:p>
          </table:table-cell>
          <table:table-cell office:value-type="float" office:value="0.0130377561519657" calcext:value-type="float">
            <text:p>0.0130377562</text:p>
          </table:table-cell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 office:value-type="float" office:value="0.0126428604125977" calcext:value-type="float">
            <text:p>0.0126428604</text:p>
          </table:table-cell>
          <table:table-cell office:value-type="float" office:value="0.0129567345558304" calcext:value-type="float">
            <text:p>0.0129567346</text:p>
          </table:table-cell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float" office:value="2" calcext:value-type="float">
            <text:p>2</text:p>
          </table:table-cell>
          <table:table-cell office:value-type="float" office:value="0.000525951385498047" calcext:value-type="float">
            <text:p>0.0005259514</text:p>
          </table:table-cell>
          <table:table-cell office:value-type="float" office:value="0.0244891538466867" calcext:value-type="float">
            <text:p>0.0244891538</text:p>
          </table:table-cell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float" office:value="2" calcext:value-type="float">
            <text:p>2</text:p>
          </table:table-cell>
          <table:table-cell office:value-type="float" office:value="0.0128319263458252" calcext:value-type="float">
            <text:p>0.0128319263</text:p>
          </table:table-cell>
          <table:table-cell office:value-type="float" office:value="0.0294719465233932" calcext:value-type="float">
            <text:p>0.0294719465</text:p>
          </table:table-cell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float" office:value="2" calcext:value-type="float">
            <text:p>2</text:p>
          </table:table-cell>
          <table:table-cell office:value-type="float" office:value="0.000516176223754883" calcext:value-type="float">
            <text:p>0.0005161762</text:p>
          </table:table-cell>
          <table:table-cell office:value-type="float" office:value="0.0305533978504716" calcext:value-type="float">
            <text:p>0.0305533979</text:p>
          </table:table-cell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float" office:value="2" calcext:value-type="float">
            <text:p>2</text:p>
          </table:table-cell>
          <table:table-cell office:value-type="float" office:value="0.013883113861084" calcext:value-type="float">
            <text:p>0.0138831139</text:p>
          </table:table-cell>
          <table:table-cell office:value-type="float" office:value="0.0280036811616215" calcext:value-type="float">
            <text:p>0.0280036812</text:p>
          </table:table-cell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float" office:value="2" calcext:value-type="float">
            <text:p>2</text:p>
          </table:table-cell>
          <table:table-cell office:value-type="float" office:value="0.000522851943969727" calcext:value-type="float">
            <text:p>0.0005228519</text:p>
          </table:table-cell>
          <table:table-cell office:value-type="float" office:value="0.0335885535469326" calcext:value-type="float">
            <text:p>0.0335885535</text:p>
          </table:table-cell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float" office:value="2" calcext:value-type="float">
            <text:p>2</text:p>
          </table:table-cell>
          <table:table-cell office:value-type="float" office:value="0.0149509906768799" calcext:value-type="float">
            <text:p>0.0149509907</text:p>
          </table:table-cell>
          <table:table-cell office:value-type="float" office:value="0.0278866914780056" calcext:value-type="float">
            <text:p>0.0278866915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float" office:value="2" calcext:value-type="float">
            <text:p>2</text:p>
          </table:table-cell>
          <table:table-cell office:value-type="float" office:value="0.0137400627136231" calcext:value-type="float">
            <text:p>0.0137400627</text:p>
          </table:table-cell>
          <table:table-cell office:value-type="float" office:value="0.023537299415223" calcext:value-type="float">
            <text:p>0.0235372994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office:value-type="float" office:value="0.0116360187530518" calcext:value-type="float">
            <text:p>0.0116360188</text:p>
          </table:table-cell>
          <table:table-cell office:value-type="float" office:value="0.0306494850219476" calcext:value-type="float">
            <text:p>0.030649485</text:p>
          </table:table-cell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office:value-type="float" office:value="0.0127909183502197" calcext:value-type="float">
            <text:p>0.0127909184</text:p>
          </table:table-cell>
          <table:table-cell office:value-type="float" office:value="0.0281330522581118" calcext:value-type="float">
            <text:p>0.0281330523</text:p>
          </table:table-cell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  <table:table-cell office:value-type="float" office:value="0.0138530731201172" calcext:value-type="float">
            <text:p>0.0138530731</text:p>
          </table:table-cell>
          <table:table-cell office:value-type="float" office:value="0.0274437178178204" calcext:value-type="float">
            <text:p>0.0274437178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office:value-type="float" office:value="0.0149128437042236" calcext:value-type="float">
            <text:p>0.0149128437</text:p>
          </table:table-cell>
          <table:table-cell office:value-type="float" office:value="0.0277302369482288" calcext:value-type="float">
            <text:p>0.0277302369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office:value-type="float" office:value="0.0126588344573975" calcext:value-type="float">
            <text:p>0.0126588345</text:p>
          </table:table-cell>
          <table:table-cell office:value-type="float" office:value="0.0246912597215081" calcext:value-type="float">
            <text:p>0.0246912597</text:p>
          </table:table-cell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float" office:value="3" calcext:value-type="float">
            <text:p>3</text:p>
          </table:table-cell>
          <table:table-cell office:value-type="float" office:value="0.0124800205230713" calcext:value-type="float">
            <text:p>0.0124800205</text:p>
          </table:table-cell>
          <table:table-cell office:value-type="float" office:value="0.0133372880125831" calcext:value-type="float">
            <text:p>0.013337288</text:p>
          </table:table-cell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 office:value-type="float" office:value="0.0114660263061523" calcext:value-type="float">
            <text:p>0.0114660263</text:p>
          </table:table-cell>
          <table:table-cell office:value-type="float" office:value="0.021295953282463" calcext:value-type="float">
            <text:p>0.0212959533</text:p>
          </table:table-cell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0.0125479698181152" calcext:value-type="float">
            <text:p>0.0125479698</text:p>
          </table:table-cell>
          <table:table-cell office:value-type="float" office:value="0.0195272255576647" calcext:value-type="float">
            <text:p>0.0195272256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office:value-type="float" office:value="0.0125479698181152" calcext:value-type="float">
            <text:p>0.0125479698</text:p>
          </table:table-cell>
          <table:table-cell office:value-type="float" office:value="0.018148396246405" calcext:value-type="float">
            <text:p>0.0181483962</text:p>
          </table:table-cell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office:value-type="float" office:value="0.0125389099121094" calcext:value-type="float">
            <text:p>0.0125389099</text:p>
          </table:table-cell>
          <table:table-cell office:value-type="float" office:value="0.0170583337907502" calcext:value-type="float">
            <text:p>0.0170583338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 office:value-type="float" office:value="0.0114099979400635" calcext:value-type="float">
            <text:p>0.0114099979</text:p>
          </table:table-cell>
          <table:table-cell office:value-type="float" office:value="0.0165649280277212" calcext:value-type="float">
            <text:p>0.016564928</text:p>
          </table:table-cell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0125911235809326" calcext:value-type="float">
            <text:p>0.0125911236</text:p>
          </table:table-cell>
          <table:table-cell office:value-type="float" office:value="0.0159797502992499" calcext:value-type="float">
            <text:p>0.0159797503</text:p>
          </table:table-cell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float" office:value="1" calcext:value-type="float">
            <text:p>1</text:p>
          </table:table-cell>
          <table:table-cell office:value-type="float" office:value="0.0125808715820313" calcext:value-type="float">
            <text:p>0.0125808716</text:p>
          </table:table-cell>
          <table:table-cell office:value-type="float" office:value="0.0154782993312292" calcext:value-type="float">
            <text:p>0.0154782993</text:p>
          </table:table-cell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office:value-type="float" office:value="0.0125899314880371" calcext:value-type="float">
            <text:p>0.0125899315</text:p>
          </table:table-cell>
          <table:table-cell office:value-type="float" office:value="0.0150688699105598" calcext:value-type="float">
            <text:p>0.0150688699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office:value-type="float" office:value="0.0126090049743652" calcext:value-type="float">
            <text:p>0.012609005</text:p>
          </table:table-cell>
          <table:table-cell office:value-type="float" office:value="0.0147441726996608" calcext:value-type="float">
            <text:p>0.0147441727</text:p>
          </table:table-cell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  <table:table-cell office:value-type="float" office:value="0.0125260353088379" calcext:value-type="float">
            <text:p>0.0125260353</text:p>
          </table:table-cell>
          <table:table-cell office:value-type="float" office:value="0.0143710252898745" calcext:value-type="float">
            <text:p>0.0143710253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 office:value-type="float" office:value="0.0125830173492432" calcext:value-type="float">
            <text:p>0.0125830173</text:p>
          </table:table-cell>
          <table:table-cell office:value-type="float" office:value="0.0141325961607509" calcext:value-type="float">
            <text:p>0.0141325962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 office:value-type="float" office:value="0.0125758647918701" calcext:value-type="float">
            <text:p>0.0125758648</text:p>
          </table:table-cell>
          <table:table-cell office:value-type="float" office:value="0.0139196560798592" calcext:value-type="float">
            <text:p>0.0139196561</text:p>
          </table:table-cell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office:value-type="float" office:value="0.012570858001709" calcext:value-type="float">
            <text:p>0.012570858</text:p>
          </table:table-cell>
          <table:table-cell office:value-type="float" office:value="0.013732288035093" calcext:value-type="float">
            <text:p>0.013732288</text:p>
          </table:table-cell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office:value-type="float" office:value="0.0125739574432373" calcext:value-type="float">
            <text:p>0.0125739574</text:p>
          </table:table-cell>
          <table:table-cell office:value-type="float" office:value="0.0135765199388914" calcext:value-type="float">
            <text:p>0.0135765199</text:p>
          </table:table-cell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 office:value-type="float" office:value="0.0115878582000732" calcext:value-type="float">
            <text:p>0.0115878582</text:p>
          </table:table-cell>
          <table:table-cell office:value-type="float" office:value="0.0138643586292259" calcext:value-type="float">
            <text:p>0.0138643586</text:p>
          </table:table-cell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office:value-type="float" office:value="0.0115799903869629" calcext:value-type="float">
            <text:p>0.0115799904</text:p>
          </table:table-cell>
          <table:table-cell office:value-type="float" office:value="0.0141459924194582" calcext:value-type="float">
            <text:p>0.0141459924</text:p>
          </table:table-cell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office:value-type="float" office:value="0.0126888751983643" calcext:value-type="float">
            <text:p>0.0126888752</text:p>
          </table:table-cell>
          <table:table-cell office:value-type="float" office:value="0.0141716600090344" calcext:value-type="float">
            <text:p>0.01417166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float" office:value="2" calcext:value-type="float">
            <text:p>2</text:p>
          </table:table-cell>
          <table:table-cell office:value-type="float" office:value="0.0136830806732178" calcext:value-type="float">
            <text:p>0.0136830807</text:p>
          </table:table-cell>
          <table:table-cell office:value-type="float" office:value="0.0150571232001948" calcext:value-type="float">
            <text:p>0.0150571232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office:value-type="float" office:value="0.0125160217285156" calcext:value-type="float">
            <text:p>0.0125160217</text:p>
          </table:table-cell>
          <table:table-cell office:value-type="float" office:value="0.0139477071857807" calcext:value-type="float">
            <text:p>0.0139477072</text:p>
          </table:table-cell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float" office:value="1" calcext:value-type="float">
            <text:p>1</text:p>
          </table:table-cell>
          <table:table-cell office:value-type="float" office:value="0.0114901065826416" calcext:value-type="float">
            <text:p>0.0114901066</text:p>
          </table:table-cell>
          <table:table-cell office:value-type="float" office:value="0.0142737602338687" calcext:value-type="float">
            <text:p>0.0142737602</text:p>
          </table:table-cell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office:value-type="float" office:value="0.0125918388366699" calcext:value-type="float">
            <text:p>0.0125918388</text:p>
          </table:table-cell>
          <table:table-cell office:value-type="float" office:value="0.0141772649576109" calcext:value-type="float">
            <text:p>0.014177265</text:p>
          </table:table-cell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office:value-type="float" office:value="0.0126020908355713" calcext:value-type="float">
            <text:p>0.0126020908</text:p>
          </table:table-cell>
          <table:table-cell office:value-type="float" office:value="0.0140759288650514" calcext:value-type="float">
            <text:p>0.0140759289</text:p>
          </table:table-cell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  <table:table-cell office:value-type="float" office:value="0.0125939846038818" calcext:value-type="float">
            <text:p>0.0125939846</text:p>
          </table:table-cell>
          <table:table-cell office:value-type="float" office:value="0.0139542501052373" calcext:value-type="float">
            <text:p>0.0139542501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office:value-type="float" office:value="0.0127508640289307" calcext:value-type="float">
            <text:p>0.012750864</text:p>
          </table:table-cell>
          <table:table-cell office:value-type="float" office:value="0.0146892011149697" calcext:value-type="float">
            <text:p>0.0146892011</text:p>
          </table:table-cell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  <table:table-cell office:value-type="float" office:value="0.0127558708190918" calcext:value-type="float">
            <text:p>0.0127558708</text:p>
          </table:table-cell>
          <table:table-cell office:value-type="float" office:value="0.0143928118515333" calcext:value-type="float">
            <text:p>0.0143928119</text:p>
          </table:table-cell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float" office:value="1" calcext:value-type="float">
            <text:p>1</text:p>
          </table:table-cell>
          <table:table-cell office:value-type="float" office:value="0.0127551555633545" calcext:value-type="float">
            <text:p>0.0127551556</text:p>
          </table:table-cell>
          <table:table-cell office:value-type="float" office:value="0.0141463473274348" calcext:value-type="float">
            <text:p>0.0141463473</text:p>
          </table:table-cell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office:value-type="float" office:value="0.0126080513000488" calcext:value-type="float">
            <text:p>0.0126080513</text:p>
          </table:table-cell>
          <table:table-cell office:value-type="float" office:value="0.0144986551854562" calcext:value-type="float">
            <text:p>0.0144986552</text:p>
          </table:table-cell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0.0113859176635742" calcext:value-type="float">
            <text:p>0.0113859177</text:p>
          </table:table-cell>
          <table:table-cell office:value-type="float" office:value="0.0148133143072829" calcext:value-type="float">
            <text:p>0.0148133143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125718116760254" calcext:value-type="float">
            <text:p>0.0125718117</text:p>
          </table:table-cell>
          <table:table-cell office:value-type="float" office:value="0.0143670313909904" calcext:value-type="float">
            <text:p>0.0143670314</text:p>
          </table:table-cell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0.0125980377197266" calcext:value-type="float">
            <text:p>0.0125980377</text:p>
          </table:table-cell>
          <table:table-cell office:value-type="float" office:value="0.0140475619102446" calcext:value-type="float">
            <text:p>0.0140475619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0.0114848613739014" calcext:value-type="float">
            <text:p>0.0114848614</text:p>
          </table:table-cell>
          <table:table-cell office:value-type="float" office:value="0.0145210838610082" calcext:value-type="float">
            <text:p>0.0145210839</text:p>
          </table:table-cell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0.0115180015563965" calcext:value-type="float">
            <text:p>0.0115180016</text:p>
          </table:table-cell>
          <table:table-cell office:value-type="float" office:value="0.0147079530287915" calcext:value-type="float">
            <text:p>0.014707953</text:p>
          </table:table-cell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float" office:value="0.01279616355896" calcext:value-type="float">
            <text:p>0.0127961636</text:p>
          </table:table-cell>
          <table:table-cell office:value-type="float" office:value="0.0145138483956234" calcext:value-type="float">
            <text:p>0.0145138484</text:p>
          </table:table-cell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0.0116629600524902" calcext:value-type="float">
            <text:p>0.0116629601</text:p>
          </table:table-cell>
          <table:table-cell office:value-type="float" office:value="0.0145800621232284" calcext:value-type="float">
            <text:p>0.0145800621</text:p>
          </table:table-cell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0.01167893409729" calcext:value-type="float">
            <text:p>0.0116789341</text:p>
          </table:table-cell>
          <table:table-cell office:value-type="float" office:value="0.0145183781530587" calcext:value-type="float">
            <text:p>0.0145183782</text:p>
          </table:table-cell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float" office:value="2" calcext:value-type="float">
            <text:p>2</text:p>
          </table:table-cell>
          <table:table-cell office:value-type="float" office:value="0.0136630535125732" calcext:value-type="float">
            <text:p>0.0136630535</text:p>
          </table:table-cell>
          <table:table-cell office:value-type="float" office:value="0.0149959630661827" calcext:value-type="float">
            <text:p>0.0149959631</text:p>
          </table:table-cell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0.0126500129699707" calcext:value-type="float">
            <text:p>0.012650013</text:p>
          </table:table-cell>
          <table:table-cell office:value-type="float" office:value="0.0144493655406124" calcext:value-type="float">
            <text:p>0.0144493655</text:p>
          </table:table-cell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0.0127151012420654" calcext:value-type="float">
            <text:p>0.0127151012</text:p>
          </table:table-cell>
          <table:table-cell office:value-type="float" office:value="0.0144210705519685" calcext:value-type="float">
            <text:p>0.0144210706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0.0127420425415039" calcext:value-type="float">
            <text:p>0.0127420425</text:p>
          </table:table-cell>
          <table:table-cell office:value-type="float" office:value="0.0143794993866048" calcext:value-type="float">
            <text:p>0.0143794994</text:p>
          </table:table-cell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0.0127248764038086" calcext:value-type="float">
            <text:p>0.0127248764</text:p>
          </table:table-cell>
          <table:table-cell office:value-type="float" office:value="0.0142817358780182" calcext:value-type="float">
            <text:p>0.0142817359</text:p>
          </table:table-cell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0.0125761032104492" calcext:value-type="float">
            <text:p>0.0125761032</text:p>
          </table:table-cell>
          <table:table-cell office:value-type="float" office:value="0.0140015568744099" calcext:value-type="float">
            <text:p>0.0140015569</text:p>
          </table:table-cell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0.0138511657714844" calcext:value-type="float">
            <text:p>0.0138511658</text:p>
          </table:table-cell>
          <table:table-cell office:value-type="float" office:value="0.0158185149972584" calcext:value-type="float">
            <text:p>0.015818515</text:p>
          </table:table-cell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float" office:value="0.013847827911377" calcext:value-type="float">
            <text:p>0.0138478279</text:p>
          </table:table-cell>
          <table:table-cell office:value-type="float" office:value="0.0162930799461005" calcext:value-type="float">
            <text:p>0.0162930799</text:p>
          </table:table-cell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office:value-type="float" office:value="0.0138580799102783" calcext:value-type="float">
            <text:p>0.0138580799</text:p>
          </table:table-cell>
          <table:table-cell office:value-type="float" office:value="0.016539632566457" calcext:value-type="float">
            <text:p>0.0165396326</text:p>
          </table:table-cell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float" office:value="2" calcext:value-type="float">
            <text:p>2</text:p>
          </table:table-cell>
          <table:table-cell office:value-type="float" office:value="0.0125710964202881" calcext:value-type="float">
            <text:p>0.0125710964</text:p>
          </table:table-cell>
          <table:table-cell office:value-type="float" office:value="0.0147572231623994" calcext:value-type="float">
            <text:p>0.0147572232</text:p>
          </table:table-cell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office:value-type="float" office:value="0.0114121437072754" calcext:value-type="float">
            <text:p>0.0114121437</text:p>
          </table:table-cell>
          <table:table-cell office:value-type="float" office:value="0.0170472231220638" calcext:value-type="float">
            <text:p>0.0170472231</text:p>
          </table:table-cell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office:value-type="float" office:value="0.0125792026519775" calcext:value-type="float">
            <text:p>0.0125792027</text:p>
          </table:table-cell>
          <table:table-cell office:value-type="float" office:value="0.0161830566158542" calcext:value-type="float">
            <text:p>0.0161830566</text:p>
          </table:table-cell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  <table:table-cell office:value-type="float" office:value="0.0125808715820313" calcext:value-type="float">
            <text:p>0.0125808716</text:p>
          </table:table-cell>
          <table:table-cell office:value-type="float" office:value="0.0155018665959861" calcext:value-type="float">
            <text:p>0.0155018666</text:p>
          </table:table-cell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office:value-type="float" office:value="0.0125792026519775" calcext:value-type="float">
            <text:p>0.0125792027</text:p>
          </table:table-cell>
          <table:table-cell office:value-type="float" office:value="0.0149650148650585" calcext:value-type="float">
            <text:p>0.0149650149</text:p>
          </table:table-cell>
        </table:table-row>
        <table:table-row table:style-name="ro2"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  <table:table-cell office:value-type="float" office:value="0.0115060806274414" calcext:value-type="float">
            <text:p>0.0115060806</text:p>
          </table:table-cell>
          <table:table-cell office:value-type="float" office:value="0.0154771310564476" calcext:value-type="float">
            <text:p>0.0154771311</text:p>
          </table:table-cell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office:value-type="float" office:value="0.0127639770507813" calcext:value-type="float">
            <text:p>0.0127639771</text:p>
          </table:table-cell>
          <table:table-cell office:value-type="float" office:value="0.0144231899988904" calcext:value-type="float">
            <text:p>0.01442319</text:p>
          </table:table-cell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office:value-type="float" office:value="0.0127630233764648" calcext:value-type="float">
            <text:p>0.0127630234</text:p>
          </table:table-cell>
          <table:table-cell office:value-type="float" office:value="0.0141510574471032" calcext:value-type="float">
            <text:p>0.0141510574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.0127649307250977" calcext:value-type="float">
            <text:p>0.0127649307</text:p>
          </table:table-cell>
          <table:table-cell office:value-type="float" office:value="0.0139312401624973" calcext:value-type="float">
            <text:p>0.0139312402</text:p>
          </table:table-cell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float" office:value="2" calcext:value-type="float">
            <text:p>2</text:p>
          </table:table-cell>
          <table:table-cell office:value-type="float" office:value="0.0136508941650391" calcext:value-type="float">
            <text:p>0.0136508942</text:p>
          </table:table-cell>
          <table:table-cell office:value-type="float" office:value="0.0141784794616476" calcext:value-type="float">
            <text:p>0.0141784795</text:p>
          </table:table-cell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office:value-type="float" office:value="0.0124530792236328" calcext:value-type="float">
            <text:p>0.0124530792</text:p>
          </table:table-cell>
          <table:table-cell office:value-type="float" office:value="0.0137699791715467" calcext:value-type="float">
            <text:p>0.0137699792</text:p>
          </table:table-cell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0.0125370025634766" calcext:value-type="float">
            <text:p>0.0125370026</text:p>
          </table:table-cell>
          <table:table-cell office:value-type="float" office:value="0.0135495656004997" calcext:value-type="float">
            <text:p>0.0135495656</text:p>
          </table:table-cell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float" office:value="1" calcext:value-type="float">
            <text:p>1</text:p>
          </table:table-cell>
          <table:table-cell office:value-type="float" office:value="0.0125360488891602" calcext:value-type="float">
            <text:p>0.0125360489</text:p>
          </table:table-cell>
          <table:table-cell office:value-type="float" office:value="0.0133741110646201" calcext:value-type="float">
            <text:p>0.0133741111</text:p>
          </table:table-cell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  <table:table-cell office:value-type="float" office:value="0.012523889541626" calcext:value-type="float">
            <text:p>0.0125238895</text:p>
          </table:table-cell>
          <table:table-cell office:value-type="float" office:value="0.0132434190115583" calcext:value-type="float">
            <text:p>0.013243419</text:p>
          </table:table-cell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office:value-type="float" office:value="0.0125539302825928" calcext:value-type="float">
            <text:p>0.0125539303</text:p>
          </table:table-cell>
          <table:table-cell office:value-type="float" office:value="0.0131088814074552" calcext:value-type="float">
            <text:p>0.0131088814</text:p>
          </table:table-cell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office:value-type="float" office:value="0.0138440132141113" calcext:value-type="float">
            <text:p>0.0138440132</text:p>
          </table:table-cell>
          <table:table-cell office:value-type="float" office:value="0.0150811750743986" calcext:value-type="float">
            <text:p>0.0150811751</text:p>
          </table:table-cell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float" office:value="2" calcext:value-type="float">
            <text:p>2</text:p>
          </table:table-cell>
          <table:table-cell office:value-type="float" office:value="0.000509977340698242" calcext:value-type="float">
            <text:p>0.0005099773</text:p>
          </table:table-cell>
          <table:table-cell office:value-type="float" office:value="0.0253295648020988" calcext:value-type="float">
            <text:p>0.0253295648</text:p>
          </table:table-cell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float" office:value="2" calcext:value-type="float">
            <text:p>2</text:p>
          </table:table-cell>
          <table:table-cell office:value-type="float" office:value="0.0137758255004883" calcext:value-type="float">
            <text:p>0.0137758255</text:p>
          </table:table-cell>
          <table:table-cell office:value-type="float" office:value="0.0264919990952264" calcext:value-type="float">
            <text:p>0.0264919991</text:p>
          </table:table-cell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float" office:value="2" calcext:value-type="float">
            <text:p>2</text:p>
          </table:table-cell>
          <table:table-cell office:value-type="float" office:value="0.000504016876220703" calcext:value-type="float">
            <text:p>0.0005040169</text:p>
          </table:table-cell>
          <table:table-cell office:value-type="float" office:value="0.0312846738591511" calcext:value-type="float">
            <text:p>0.0312846739</text:p>
          </table:table-cell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float" office:value="2" calcext:value-type="float">
            <text:p>2</text:p>
          </table:table-cell>
          <table:table-cell office:value-type="float" office:value="0.0148348808288574" calcext:value-type="float">
            <text:p>0.0148348808</text:p>
          </table:table-cell>
          <table:table-cell office:value-type="float" office:value="0.0260511829516409" calcext:value-type="float">
            <text:p>0.026051183</text:p>
          </table:table-cell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float" office:value="2" calcext:value-type="float">
            <text:p>2</text:p>
          </table:table-cell>
          <table:table-cell office:value-type="float" office:value="0.0125601291656494" calcext:value-type="float">
            <text:p>0.0125601292</text:p>
          </table:table-cell>
          <table:table-cell office:value-type="float" office:value="0.0229008699418111" calcext:value-type="float">
            <text:p>0.0229008699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office:value-type="float" office:value="0.0126850605010986" calcext:value-type="float">
            <text:p>0.0126850605</text:p>
          </table:table-cell>
          <table:table-cell office:value-type="float" office:value="0.0290166099985232" calcext:value-type="float">
            <text:p>0.02901661</text:p>
          </table:table-cell>
        </table:table-row>
        <table:table-row table:style-name="ro2"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office:value-type="float" office:value="0.0126941204071045" calcext:value-type="float">
            <text:p>0.0126941204</text:p>
          </table:table-cell>
          <table:table-cell office:value-type="float" office:value="0.0270280245624483" calcext:value-type="float">
            <text:p>0.0270280246</text:p>
          </table:table-cell>
        </table:table-row>
        <table:table-row table:style-name="ro2">
          <table:table-cell office:value-type="float" office:value="1037" calcext:value-type="float">
            <text:p>1037</text:p>
          </table:table-cell>
          <table:table-cell office:value-type="float" office:value="1" calcext:value-type="float">
            <text:p>1</text:p>
          </table:table-cell>
          <table:table-cell office:value-type="float" office:value="0.0137519836425781" calcext:value-type="float">
            <text:p>0.0137519836</text:p>
          </table:table-cell>
          <table:table-cell office:value-type="float" office:value="0.0257160298673775" calcext:value-type="float">
            <text:p>0.0257160299</text:p>
          </table:table-cell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office:value-type="float" office:value="0.0147960186004639" calcext:value-type="float">
            <text:p>0.0147960186</text:p>
          </table:table-cell>
          <table:table-cell office:value-type="float" office:value="0.025876897714909" calcext:value-type="float">
            <text:p>0.0258768977</text:p>
          </table:table-cell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  <table:table-cell office:value-type="float" office:value="0.0127890110015869" calcext:value-type="float">
            <text:p>0.012789011</text:p>
          </table:table-cell>
          <table:table-cell office:value-type="float" office:value="0.0208821956318902" calcext:value-type="float">
            <text:p>0.0208821956</text:p>
          </table:table-cell>
        </table:table-row>
        <table:table-row table:style-name="ro2"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float" office:value="0.0127980709075928" calcext:value-type="float">
            <text:p>0.0127980709</text:p>
          </table:table-cell>
          <table:table-cell office:value-type="float" office:value="0.0193147209905642" calcext:value-type="float">
            <text:p>0.019314721</text:p>
          </table:table-cell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float" office:value="2" calcext:value-type="float">
            <text:p>2</text:p>
          </table:table-cell>
          <table:table-cell office:value-type="float" office:value="0.0125319957733154" calcext:value-type="float">
            <text:p>0.0125319958</text:p>
          </table:table-cell>
          <table:table-cell office:value-type="float" office:value="0.0141727226363123" calcext:value-type="float">
            <text:p>0.0141727226</text:p>
          </table:table-cell>
        </table:table-row>
        <table:table-row table:style-name="ro2"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office:value-type="float" office:value="0.0124979019165039" calcext:value-type="float">
            <text:p>0.0124979019</text:p>
          </table:table-cell>
          <table:table-cell office:value-type="float" office:value="0.0177447303271262" calcext:value-type="float">
            <text:p>0.0177447303</text:p>
          </table:table-cell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  <table:table-cell office:value-type="float" office:value="0.0113980770111084" calcext:value-type="float">
            <text:p>0.011398077</text:p>
          </table:table-cell>
          <table:table-cell office:value-type="float" office:value="0.01724437914848" calcext:value-type="float">
            <text:p>0.0172443791</text:p>
          </table:table-cell>
        </table:table-row>
        <table:table-row table:style-name="ro2"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  <table:table-cell office:value-type="float" office:value="0.0124750137329102" calcext:value-type="float">
            <text:p>0.0124750137</text:p>
          </table:table-cell>
          <table:table-cell office:value-type="float" office:value="0.0162550616571703" calcext:value-type="float">
            <text:p>0.0162550617</text:p>
          </table:table-cell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float" office:value="1" calcext:value-type="float">
            <text:p>1</text:p>
          </table:table-cell>
          <table:table-cell office:value-type="float" office:value="0.0124690532684326" calcext:value-type="float">
            <text:p>0.0124690533</text:p>
          </table:table-cell>
          <table:table-cell office:value-type="float" office:value="0.0154809900333279" calcext:value-type="float">
            <text:p>0.01548099</text:p>
          </table:table-cell>
        </table:table-row>
        <table:table-row table:style-name="ro2">
          <table:table-cell office:value-type="float" office:value="1046" calcext:value-type="float">
            <text:p>1046</text:p>
          </table:table-cell>
          <table:table-cell office:value-type="float" office:value="1" calcext:value-type="float">
            <text:p>1</text:p>
          </table:table-cell>
          <table:table-cell office:value-type="float" office:value="0.012545108795166" calcext:value-type="float">
            <text:p>0.0125451088</text:p>
          </table:table-cell>
          <table:table-cell office:value-type="float" office:value="0.0149644449738534" calcext:value-type="float">
            <text:p>0.014964445</text:p>
          </table:table-cell>
        </table:table-row>
        <table:table-row table:style-name="ro2"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office:value-type="float" office:value="0.0114250183105469" calcext:value-type="float">
            <text:p>0.0114250183</text:p>
          </table:table-cell>
          <table:table-cell office:value-type="float" office:value="0.0150950866968991" calcext:value-type="float">
            <text:p>0.0150950867</text:p>
          </table:table-cell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office:value-type="float" office:value="0.0125319957733154" calcext:value-type="float">
            <text:p>0.0125319958</text:p>
          </table:table-cell>
          <table:table-cell office:value-type="float" office:value="0.0147318161757209" calcext:value-type="float">
            <text:p>0.0147318162</text:p>
          </table:table-cell>
        </table:table-row>
        <table:table-row table:style-name="ro2"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  <table:table-cell office:value-type="float" office:value="0.0125439167022705" calcext:value-type="float">
            <text:p>0.0125439167</text:p>
          </table:table-cell>
          <table:table-cell office:value-type="float" office:value="0.014438086553697" calcext:value-type="float">
            <text:p>0.0144380866</text:p>
          </table:table-cell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float" office:value="0.012531042098999" calcext:value-type="float">
            <text:p>0.0125310421</text:p>
          </table:table-cell>
          <table:table-cell office:value-type="float" office:value="0.0141293652960884" calcext:value-type="float">
            <text:p>0.0141293653</text:p>
          </table:table-cell>
        </table:table-row>
        <table:table-row table:style-name="ro2">
          <table:table-cell office:value-type="float" office:value="1051" calcext:value-type="float">
            <text:p>1051</text:p>
          </table:table-cell>
          <table:table-cell office:value-type="float" office:value="1" calcext:value-type="float">
            <text:p>1</text:p>
          </table:table-cell>
          <table:table-cell office:value-type="float" office:value="0.0113639831542969" calcext:value-type="float">
            <text:p>0.0113639832</text:p>
          </table:table-cell>
          <table:table-cell office:value-type="float" office:value="0.0145469983372798" calcext:value-type="float">
            <text:p>0.0145469983</text:p>
          </table:table-cell>
        </table:table-row>
        <table:table-row table:style-name="ro2"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office:value-type="float" office:value="0.0125150680541992" calcext:value-type="float">
            <text:p>0.0125150681</text:p>
          </table:table-cell>
          <table:table-cell office:value-type="float" office:value="0.0143136238316729" calcext:value-type="float">
            <text:p>0.0143136238</text:p>
          </table:table-cell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office:value-type="float" office:value="0.0125191211700439" calcext:value-type="float">
            <text:p>0.0125191212</text:p>
          </table:table-cell>
          <table:table-cell office:value-type="float" office:value="0.0141088266996476" calcext:value-type="float">
            <text:p>0.0141088267</text:p>
          </table:table-cell>
        </table:table-row>
        <table:table-row table:style-name="ro2"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office:value-type="float" office:value="0.0125210285186768" calcext:value-type="float">
            <text:p>0.0125210285</text:p>
          </table:table-cell>
          <table:table-cell office:value-type="float" office:value="0.0139268960511678" calcext:value-type="float">
            <text:p>0.0139268961</text:p>
          </table:table-cell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  <table:table-cell office:value-type="float" office:value="0.0114459991455078" calcext:value-type="float">
            <text:p>0.0114459991</text:p>
          </table:table-cell>
          <table:table-cell office:value-type="float" office:value="0.0142741836107096" calcext:value-type="float">
            <text:p>0.0142741836</text:p>
          </table:table-cell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float" office:value="1" calcext:value-type="float">
            <text:p>1</text:p>
          </table:table-cell>
          <table:table-cell office:value-type="float" office:value="0.0127339363098145" calcext:value-type="float">
            <text:p>0.0127339363</text:p>
          </table:table-cell>
          <table:table-cell office:value-type="float" office:value="0.0142126366643765" calcext:value-type="float">
            <text:p>0.0142126367</text:p>
          </table:table-cell>
        </table:table-row>
        <table:table-row table:style-name="ro2"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office:value-type="float" office:value="0.0127439498901367" calcext:value-type="float">
            <text:p>0.0127439499</text:p>
          </table:table-cell>
          <table:table-cell office:value-type="float" office:value="0.0142323393915981" calcext:value-type="float">
            <text:p>0.0142323394</text:p>
          </table:table-cell>
        </table:table-row>
        <table:table-row table:style-name="ro2"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office:value-type="float" office:value="0.0116441249847412" calcext:value-type="float">
            <text:p>0.011644125</text:p>
          </table:table-cell>
          <table:table-cell office:value-type="float" office:value="0.0143873550850746" calcext:value-type="float">
            <text:p>0.0143873551</text:p>
          </table:table-cell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float" office:value="2" calcext:value-type="float">
            <text:p>2</text:p>
          </table:table-cell>
          <table:table-cell office:value-type="float" office:value="0.0135769844055176" calcext:value-type="float">
            <text:p>0.0135769844</text:p>
          </table:table-cell>
          <table:table-cell office:value-type="float" office:value="0.0144861344543846" calcext:value-type="float">
            <text:p>0.0144861345</text:p>
          </table:table-cell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float" office:value="0.0124869346618652" calcext:value-type="float">
            <text:p>0.0124869347</text:p>
          </table:table-cell>
          <table:table-cell office:value-type="float" office:value="0.0141038557319732" calcext:value-type="float">
            <text:p>0.0141038557</text:p>
          </table:table-cell>
        </table:table-row>
        <table:table-row table:style-name="ro2"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  <table:table-cell office:value-type="float" office:value="0.012516975402832" calcext:value-type="float">
            <text:p>0.0125169754</text:p>
          </table:table-cell>
          <table:table-cell office:value-type="float" office:value="0.0139010763316472" calcext:value-type="float">
            <text:p>0.0139010763</text:p>
          </table:table-cell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office:value-type="float" office:value="0.0125188827514648" calcext:value-type="float">
            <text:p>0.0125188828</text:p>
          </table:table-cell>
          <table:table-cell office:value-type="float" office:value="0.0137268949633697" calcext:value-type="float">
            <text:p>0.013726895</text:p>
          </table:table-cell>
        </table:table-row>
        <table:table-row table:style-name="ro2"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0.0124969482421875" calcext:value-type="float">
            <text:p>0.0124969482</text:p>
          </table:table-cell>
          <table:table-cell office:value-type="float" office:value="0.0135501617358785" calcext:value-type="float">
            <text:p>0.0135501617</text:p>
          </table:table-cell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  <table:table-cell office:value-type="float" office:value="0.0124912261962891" calcext:value-type="float">
            <text:p>0.0124912262</text:p>
          </table:table-cell>
          <table:table-cell office:value-type="float" office:value="0.0133948303320239" calcext:value-type="float">
            <text:p>0.0133948303</text:p>
          </table:table-cell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 office:value-type="float" office:value="0.0126969814300537" calcext:value-type="float">
            <text:p>0.0126969814</text:p>
          </table:table-cell>
          <table:table-cell office:value-type="float" office:value="0.0141838884982599" calcext:value-type="float">
            <text:p>0.0141838885</text:p>
          </table:table-cell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float" office:value="1" calcext:value-type="float">
            <text:p>1</text:p>
          </table:table-cell>
          <table:table-cell office:value-type="float" office:value="0.0127010345458984" calcext:value-type="float">
            <text:p>0.0127010345</text:p>
          </table:table-cell>
          <table:table-cell office:value-type="float" office:value="0.013943633498997" calcext:value-type="float">
            <text:p>0.0139436335</text:p>
          </table:table-cell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float" office:value="1" calcext:value-type="float">
            <text:p>1</text:p>
          </table:table-cell>
          <table:table-cell office:value-type="float" office:value="0.0127129554748535" calcext:value-type="float">
            <text:p>0.0127129555</text:p>
          </table:table-cell>
          <table:table-cell office:value-type="float" office:value="0.0137605459835208" calcext:value-type="float">
            <text:p>0.013760546</text:p>
          </table:table-cell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float" office:value="2" calcext:value-type="float">
            <text:p>2</text:p>
          </table:table-cell>
          <table:table-cell office:value-type="float" office:value="0.0135650634765625" calcext:value-type="float">
            <text:p>0.0135650635</text:p>
          </table:table-cell>
          <table:table-cell office:value-type="float" office:value="0.0140694419061276" calcext:value-type="float">
            <text:p>0.0140694419</text:p>
          </table:table-cell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 office:value-type="float" office:value="0.0124340057373047" calcext:value-type="float">
            <text:p>0.0124340057</text:p>
          </table:table-cell>
          <table:table-cell office:value-type="float" office:value="0.0136025746373296" calcext:value-type="float">
            <text:p>0.0136025746</text:p>
          </table:table-cell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  <table:table-cell office:value-type="float" office:value="0.0124881267547607" calcext:value-type="float">
            <text:p>0.0124881268</text:p>
          </table:table-cell>
          <table:table-cell office:value-type="float" office:value="0.0134150322729917" calcext:value-type="float">
            <text:p>0.0134150323</text:p>
          </table:table-cell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office:value-type="float" office:value="0.0124869346618652" calcext:value-type="float">
            <text:p>0.0124869347</text:p>
          </table:table-cell>
          <table:table-cell office:value-type="float" office:value="0.0132640348802339" calcext:value-type="float">
            <text:p>0.0132640349</text:p>
          </table:table-cell>
        </table:table-row>
        <table:table-row table:style-name="ro2"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office:value-type="float" office:value="0.0124919414520264" calcext:value-type="float">
            <text:p>0.0124919415</text:p>
          </table:table-cell>
          <table:table-cell office:value-type="float" office:value="0.0131362775180216" calcext:value-type="float">
            <text:p>0.0131362775</text:p>
          </table:table-cell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office:value-type="float" office:value="0.0124869346618652" calcext:value-type="float">
            <text:p>0.0124869347</text:p>
          </table:table-cell>
          <table:table-cell office:value-type="float" office:value="0.0130366821883983" calcext:value-type="float">
            <text:p>0.0130366822</text:p>
          </table:table-cell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  <table:table-cell office:value-type="float" office:value="0.011570930480957" calcext:value-type="float">
            <text:p>0.0115709305</text:p>
          </table:table-cell>
          <table:table-cell office:value-type="float" office:value="0.0146749662247419" calcext:value-type="float">
            <text:p>0.0146749662</text:p>
          </table:table-cell>
        </table:table-row>
        <table:table-row table:style-name="ro2">
          <table:table-cell office:value-type="float" office:value="1075" calcext:value-type="float">
            <text:p>1075</text:p>
          </table:table-cell>
          <table:table-cell office:value-type="float" office:value="1" calcext:value-type="float">
            <text:p>1</text:p>
          </table:table-cell>
          <table:table-cell office:value-type="float" office:value="0.0115900039672852" calcext:value-type="float">
            <text:p>0.011590004</text:p>
          </table:table-cell>
          <table:table-cell office:value-type="float" office:value="0.0149586511413021" calcext:value-type="float">
            <text:p>0.0149586511</text:p>
          </table:table-cell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office:value-type="float" office:value="0.0126900672912598" calcext:value-type="float">
            <text:p>0.0126900673</text:p>
          </table:table-cell>
          <table:table-cell office:value-type="float" office:value="0.0146361251905291" calcext:value-type="float">
            <text:p>0.0146361252</text:p>
          </table:table-cell>
        </table:table-row>
        <table:table-row table:style-name="ro2">
          <table:table-cell office:value-type="float" office:value="1077" calcext:value-type="float">
            <text:p>1077</text:p>
          </table:table-cell>
          <table:table-cell office:value-type="float" office:value="2" calcext:value-type="float">
            <text:p>2</text:p>
          </table:table-cell>
          <table:table-cell office:value-type="float" office:value="0.0124709606170654" calcext:value-type="float">
            <text:p>0.0124709606</text:p>
          </table:table-cell>
          <table:table-cell office:value-type="float" office:value="0.0130805397506981" calcext:value-type="float">
            <text:p>0.0130805398</text:p>
          </table:table-cell>
        </table:table-row>
        <table:table-row table:style-name="ro2"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  <table:table-cell office:value-type="float" office:value="0.0124928951263428" calcext:value-type="float">
            <text:p>0.0124928951</text:p>
          </table:table-cell>
          <table:table-cell office:value-type="float" office:value="0.0141418345404505" calcext:value-type="float">
            <text:p>0.0141418345</text:p>
          </table:table-cell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float" office:value="1" calcext:value-type="float">
            <text:p>1</text:p>
          </table:table-cell>
          <table:table-cell office:value-type="float" office:value="0.0125000476837158" calcext:value-type="float">
            <text:p>0.0125000477</text:p>
          </table:table-cell>
          <table:table-cell office:value-type="float" office:value="0.0137739735716902" calcext:value-type="float">
            <text:p>0.0137739736</text:p>
          </table:table-cell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float" office:value="0.0125010013580322" calcext:value-type="float">
            <text:p>0.0125010014</text:p>
          </table:table-cell>
          <table:table-cell office:value-type="float" office:value="0.0134938275105481" calcext:value-type="float">
            <text:p>0.0134938275</text:p>
          </table:table-cell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office:value-type="float" office:value="0.0125019550323486" calcext:value-type="float">
            <text:p>0.012501955</text:p>
          </table:table-cell>
          <table:table-cell office:value-type="float" office:value="0.0132800287242634" calcext:value-type="float">
            <text:p>0.0132800287</text:p>
          </table:table-cell>
        </table:table-row>
        <table:table-row table:style-name="ro2">
          <table:table-cell office:value-type="float" office:value="1082" calcext:value-type="float">
            <text:p>1082</text:p>
          </table:table-cell>
          <table:table-cell office:value-type="float" office:value="1" calcext:value-type="float">
            <text:p>1</text:p>
          </table:table-cell>
          <table:table-cell office:value-type="float" office:value="0.0126750469207764" calcext:value-type="float">
            <text:p>0.0126750469</text:p>
          </table:table-cell>
          <table:table-cell office:value-type="float" office:value="0.0131601728555446" calcext:value-type="float">
            <text:p>0.0131601729</text:p>
          </table:table-cell>
        </table:table-row>
        <table:table-row table:style-name="ro2">
          <table:table-cell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  <table:table-cell office:value-type="float" office:value="0.0126998424530029" calcext:value-type="float">
            <text:p>0.0126998425</text:p>
          </table:table-cell>
          <table:table-cell office:value-type="float" office:value="0.0132251668688936" calcext:value-type="float">
            <text:p>0.0132251669</text:p>
          </table:table-cell>
        </table:table-row>
        <table:table-row table:style-name="ro2"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 office:value-type="float" office:value="0.0126841068267822" calcext:value-type="float">
            <text:p>0.0126841068</text:p>
          </table:table-cell>
          <table:table-cell office:value-type="float" office:value="0.0132337002226589" calcext:value-type="float">
            <text:p>0.0132337002</text:p>
          </table:table-cell>
        </table:table-row>
        <table:table-row table:style-name="ro2"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  <table:table-cell office:value-type="float" office:value="0.0126731395721436" calcext:value-type="float">
            <text:p>0.0126731396</text:p>
          </table:table-cell>
          <table:table-cell office:value-type="float" office:value="0.0132097872809778" calcext:value-type="float">
            <text:p>0.0132097873</text:p>
          </table:table-cell>
        </table:table-row>
        <table:table-row table:style-name="ro2">
          <table:table-cell office:value-type="float" office:value="1086" calcext:value-type="float">
            <text:p>1086</text:p>
          </table:table-cell>
          <table:table-cell office:value-type="float" office:value="2" calcext:value-type="float">
            <text:p>2</text:p>
          </table:table-cell>
          <table:table-cell office:value-type="float" office:value="0.0124580860137939" calcext:value-type="float">
            <text:p>0.012458086</text:p>
          </table:table-cell>
          <table:table-cell office:value-type="float" office:value="0.0137803714643091" calcext:value-type="float">
            <text:p>0.0137803715</text:p>
          </table:table-cell>
        </table:table-row>
        <table:table-row table:style-name="ro2"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  <table:table-cell office:value-type="float" office:value="0.0113170146942139" calcext:value-type="float">
            <text:p>0.0113170147</text:p>
          </table:table-cell>
          <table:table-cell office:value-type="float" office:value="0.0141314789983915" calcext:value-type="float">
            <text:p>0.014131479</text:p>
          </table:table-cell>
        </table:table-row>
        <table:table-row table:style-name="ro2"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 office:value-type="float" office:value="0.0124881267547607" calcext:value-type="float">
            <text:p>0.0124881268</text:p>
          </table:table-cell>
          <table:table-cell office:value-type="float" office:value="0.0137960673468355" calcext:value-type="float">
            <text:p>0.0137960673</text:p>
          </table:table-cell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office:value-type="float" office:value="0.012484073638916" calcext:value-type="float">
            <text:p>0.0124840736</text:p>
          </table:table-cell>
          <table:table-cell office:value-type="float" office:value="0.0135305205516743" calcext:value-type="float">
            <text:p>0.0135305206</text:p>
          </table:table-cell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float" office:value="1" calcext:value-type="float">
            <text:p>1</text:p>
          </table:table-cell>
          <table:table-cell office:value-type="float" office:value="0.0125031471252441" calcext:value-type="float">
            <text:p>0.0125031471</text:p>
          </table:table-cell>
          <table:table-cell office:value-type="float" office:value="0.0133450116734451" calcext:value-type="float">
            <text:p>0.0133450117</text:p>
          </table:table-cell>
        </table:table-row>
        <table:table-row table:style-name="ro2"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office:value-type="float" office:value="0.0113799571990967" calcext:value-type="float">
            <text:p>0.0113799572</text:p>
          </table:table-cell>
          <table:table-cell office:value-type="float" office:value="0.0140370854335982" calcext:value-type="float">
            <text:p>0.0140370854</text:p>
          </table:table-cell>
        </table:table-row>
        <table:table-row table:style-name="ro2"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office:value-type="float" office:value="0.012660026550293" calcext:value-type="float">
            <text:p>0.0126600266</text:p>
          </table:table-cell>
          <table:table-cell office:value-type="float" office:value="0.0137977646051958" calcext:value-type="float">
            <text:p>0.0137977646</text:p>
          </table:table-cell>
        </table:table-row>
        <table:table-row table:style-name="ro2">
          <table:table-cell office:value-type="float" office:value="1093" calcext:value-type="float">
            <text:p>1093</text:p>
          </table:table-cell>
          <table:table-cell office:value-type="float" office:value="1" calcext:value-type="float">
            <text:p>1</text:p>
          </table:table-cell>
          <table:table-cell office:value-type="float" office:value="0.0126669406890869" calcext:value-type="float">
            <text:p>0.0126669407</text:p>
          </table:table-cell>
          <table:table-cell office:value-type="float" office:value="0.0137814029458303" calcext:value-type="float">
            <text:p>0.0137814029</text:p>
          </table:table-cell>
        </table:table-row>
        <table:table-row table:style-name="ro2"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office:value-type="float" office:value="0.0126669406890869" calcext:value-type="float">
            <text:p>0.0126669407</text:p>
          </table:table-cell>
          <table:table-cell office:value-type="float" office:value="0.0137358386613484" calcext:value-type="float">
            <text:p>0.0137358387</text:p>
          </table:table-cell>
        </table:table-row>
        <table:table-row table:style-name="ro2">
          <table:table-cell office:value-type="float" office:value="1095" calcext:value-type="float">
            <text:p>1095</text:p>
          </table:table-cell>
          <table:table-cell office:value-type="float" office:value="2" calcext:value-type="float">
            <text:p>2</text:p>
          </table:table-cell>
          <table:table-cell office:value-type="float" office:value="0.0124869346618652" calcext:value-type="float">
            <text:p>0.0124869347</text:p>
          </table:table-cell>
          <table:table-cell office:value-type="float" office:value="0.0135838670507437" calcext:value-type="float">
            <text:p>0.0135838671</text:p>
          </table:table-cell>
        </table:table-row>
        <table:table-row table:style-name="ro2">
          <table:table-cell office:value-type="float" office:value="1096" calcext:value-type="float">
            <text:p>1096</text:p>
          </table:table-cell>
          <table:table-cell office:value-type="float" office:value="1" calcext:value-type="float">
            <text:p>1</text:p>
          </table:table-cell>
          <table:table-cell office:value-type="float" office:value="0.0123920440673828" calcext:value-type="float">
            <text:p>0.0123920441</text:p>
          </table:table-cell>
          <table:table-cell office:value-type="float" office:value="0.0134469660226072" calcext:value-type="float">
            <text:p>0.013446966</text:p>
          </table:table-cell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office:value-type="float" office:value="0.0124740600585938" calcext:value-type="float">
            <text:p>0.0124740601</text:p>
          </table:table-cell>
          <table:table-cell office:value-type="float" office:value="0.0132434656839445" calcext:value-type="float">
            <text:p>0.0132434657</text:p>
          </table:table-cell>
        </table:table-row>
        <table:table-row table:style-name="ro2"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  <table:table-cell office:value-type="float" office:value="0.0124850273132324" calcext:value-type="float">
            <text:p>0.0124850273</text:p>
          </table:table-cell>
          <table:table-cell office:value-type="float" office:value="0.0130982128223735" calcext:value-type="float">
            <text:p>0.0130982128</text:p>
          </table:table-cell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float" office:value="1" calcext:value-type="float">
            <text:p>1</text:p>
          </table:table-cell>
          <table:table-cell office:value-type="float" office:value="0.0124719142913818" calcext:value-type="float">
            <text:p>0.0124719143</text:p>
          </table:table-cell>
          <table:table-cell office:value-type="float" office:value="0.0129689764352249" calcext:value-type="float">
            <text:p>0.0129689764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float" office:value="0.0114040374755859" calcext:value-type="float">
            <text:p>0.0114040375</text:p>
          </table:table-cell>
          <table:table-cell office:value-type="float" office:value="0.0137483475867863" calcext:value-type="float">
            <text:p>0.0137483476</text:p>
          </table:table-cell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office:value-type="float" office:value="0.0127050876617432" calcext:value-type="float">
            <text:p>0.0127050877</text:p>
          </table:table-cell>
          <table:table-cell office:value-type="float" office:value="0.0136870696866759" calcext:value-type="float">
            <text:p>0.0136870697</text:p>
          </table:table-cell>
        </table:table-row>
        <table:table-row table:style-name="ro2"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office:value-type="float" office:value="0.0127079486846924" calcext:value-type="float">
            <text:p>0.0127079487</text:p>
          </table:table-cell>
          <table:table-cell office:value-type="float" office:value="0.0137273281290452" calcext:value-type="float">
            <text:p>0.0137273281</text:p>
          </table:table-cell>
        </table:table-row>
        <table:table-row table:style-name="ro2"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  <table:table-cell office:value-type="float" office:value="0.011613130569458" calcext:value-type="float">
            <text:p>0.0116131306</text:p>
          </table:table-cell>
          <table:table-cell office:value-type="float" office:value="0.0141097805893138" calcext:value-type="float">
            <text:p>0.0141097806</text:p>
          </table:table-cell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float" office:value="2" calcext:value-type="float">
            <text:p>2</text:p>
          </table:table-cell>
          <table:table-cell office:value-type="float" office:value="0.0135610103607178" calcext:value-type="float">
            <text:p>0.0135610104</text:p>
          </table:table-cell>
          <table:table-cell office:value-type="float" office:value="0.0143312266592073" calcext:value-type="float">
            <text:p>0.0143312267</text:p>
          </table:table-cell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0.0124309062957764" calcext:value-type="float">
            <text:p>0.0124309063</text:p>
          </table:table-cell>
          <table:table-cell office:value-type="float" office:value="0.0137856284062065" calcext:value-type="float">
            <text:p>0.0137856284</text:p>
          </table:table-cell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float" office:value="1" calcext:value-type="float">
            <text:p>1</text:p>
          </table:table-cell>
          <table:table-cell office:value-type="float" office:value="0.012505054473877" calcext:value-type="float">
            <text:p>0.0125050545</text:p>
          </table:table-cell>
          <table:table-cell office:value-type="float" office:value="0.0136139851704546" calcext:value-type="float">
            <text:p>0.0136139852</text:p>
          </table:table-cell>
        </table:table-row>
        <table:table-row table:style-name="ro2"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  <table:table-cell office:value-type="float" office:value="0.0125019550323486" calcext:value-type="float">
            <text:p>0.012501955</text:p>
          </table:table-cell>
          <table:table-cell office:value-type="float" office:value="0.013463203341005" calcext:value-type="float">
            <text:p>0.0134632033</text:p>
          </table:table-cell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  <table:table-cell office:value-type="float" office:value="0.0125300884246826" calcext:value-type="float">
            <text:p>0.0125300884</text:p>
          </table:table-cell>
          <table:table-cell office:value-type="float" office:value="0.0133658638221589" calcext:value-type="float">
            <text:p>0.0133658638</text:p>
          </table:table-cell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  <table:table-cell office:value-type="float" office:value="0.0125000476837158" calcext:value-type="float">
            <text:p>0.0125000477</text:p>
          </table:table-cell>
          <table:table-cell office:value-type="float" office:value="0.0132420709481574" calcext:value-type="float">
            <text:p>0.0132420709</text:p>
          </table:table-cell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office:value-type="float" office:value="0.0126729011535645" calcext:value-type="float">
            <text:p>0.0126729012</text:p>
          </table:table-cell>
          <table:table-cell office:value-type="float" office:value="0.0140227929772085" calcext:value-type="float">
            <text:p>0.014022793</text:p>
          </table:table-cell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  <table:table-cell office:value-type="float" office:value="0.0126659870147705" calcext:value-type="float">
            <text:p>0.012665987</text:p>
          </table:table-cell>
          <table:table-cell office:value-type="float" office:value="0.0137704208477648" calcext:value-type="float">
            <text:p>0.0137704208</text:p>
          </table:table-cell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  <table:table-cell office:value-type="float" office:value="0.0126540660858154" calcext:value-type="float">
            <text:p>0.0126540661</text:p>
          </table:table-cell>
          <table:table-cell office:value-type="float" office:value="0.0135568770354618" calcext:value-type="float">
            <text:p>0.013556877</text:p>
          </table:table-cell>
        </table:table-row>
        <table:table-row table:style-name="ro2">
          <table:table-cell office:value-type="float" office:value="1113" calcext:value-type="float">
            <text:p>1113</text:p>
          </table:table-cell>
          <table:table-cell office:value-type="float" office:value="2" calcext:value-type="float">
            <text:p>2</text:p>
          </table:table-cell>
          <table:table-cell office:value-type="float" office:value="0.012444019317627" calcext:value-type="float">
            <text:p>0.0124440193</text:p>
          </table:table-cell>
          <table:table-cell office:value-type="float" office:value="0.0130438715708985" calcext:value-type="float">
            <text:p>0.0130438716</text:p>
          </table:table-cell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float" office:value="1" calcext:value-type="float">
            <text:p>1</text:p>
          </table:table-cell>
          <table:table-cell office:value-type="float" office:value="0.012462854385376" calcext:value-type="float">
            <text:p>0.0124628544</text:p>
          </table:table-cell>
          <table:table-cell office:value-type="float" office:value="0.0134247465479773" calcext:value-type="float">
            <text:p>0.0134247465</text:p>
          </table:table-cell>
        </table:table-row>
        <table:table-row table:style-name="ro2"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office:value-type="float" office:value="0.0124671459197998" calcext:value-type="float">
            <text:p>0.0124671459</text:p>
          </table:table-cell>
          <table:table-cell office:value-type="float" office:value="0.0133042216928635" calcext:value-type="float">
            <text:p>0.0133042217</text:p>
          </table:table-cell>
        </table:table-row>
        <table:table-row table:style-name="ro2"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office:value-type="float" office:value="0.0124750137329102" calcext:value-type="float">
            <text:p>0.0124750137</text:p>
          </table:table-cell>
          <table:table-cell office:value-type="float" office:value="0.0131920843023153" calcext:value-type="float">
            <text:p>0.0131920843</text:p>
          </table:table-cell>
        </table:table-row>
        <table:table-row table:style-name="ro2">
          <table:table-cell office:value-type="float" office:value="1117" calcext:value-type="float">
            <text:p>1117</text:p>
          </table:table-cell>
          <table:table-cell office:value-type="float" office:value="1" calcext:value-type="float">
            <text:p>1</text:p>
          </table:table-cell>
          <table:table-cell office:value-type="float" office:value="0.0124690532684326" calcext:value-type="float">
            <text:p>0.0124690533</text:p>
          </table:table-cell>
          <table:table-cell office:value-type="float" office:value="0.013101301090892" calcext:value-type="float">
            <text:p>0.0131013011</text:p>
          </table:table-cell>
        </table:table-row>
        <table:table-row table:style-name="ro2"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  <table:table-cell office:value-type="float" office:value="0.0126428604125977" calcext:value-type="float">
            <text:p>0.0126428604</text:p>
          </table:table-cell>
          <table:table-cell office:value-type="float" office:value="0.0130448595277169" calcext:value-type="float">
            <text:p>0.0130448595</text:p>
          </table:table-cell>
        </table:table-row>
        <table:table-row table:style-name="ro2">
          <table:table-cell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  <table:table-cell office:value-type="float" office:value="0.012645959854126" calcext:value-type="float">
            <text:p>0.0126459599</text:p>
          </table:table-cell>
          <table:table-cell office:value-type="float" office:value="0.0130364322737508" calcext:value-type="float">
            <text:p>0.0130364323</text:p>
          </table:table-cell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  <table:table-cell office:value-type="float" office:value="0.012645959854126" calcext:value-type="float">
            <text:p>0.0126459599</text:p>
          </table:table-cell>
          <table:table-cell office:value-type="float" office:value="0.0130186996252223" calcext:value-type="float">
            <text:p>0.0130186996</text:p>
          </table:table-cell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float" office:value="1" calcext:value-type="float">
            <text:p>1</text:p>
          </table:table-cell>
          <table:table-cell office:value-type="float" office:value="0.0126340389251709" calcext:value-type="float">
            <text:p>0.0126340389</text:p>
          </table:table-cell>
          <table:table-cell office:value-type="float" office:value="0.0129820034117042" calcext:value-type="float">
            <text:p>0.0129820034</text:p>
          </table:table-cell>
        </table:table-row>
        <table:table-row table:style-name="ro2">
          <table:table-cell office:value-type="float" office:value="1122" calcext:value-type="float">
            <text:p>1122</text:p>
          </table:table-cell>
          <table:table-cell office:value-type="float" office:value="2" calcext:value-type="float">
            <text:p>2</text:p>
          </table:table-cell>
          <table:table-cell office:value-type="float" office:value="0.0124149322509766" calcext:value-type="float">
            <text:p>0.0124149323</text:p>
          </table:table-cell>
          <table:table-cell office:value-type="float" office:value="0.0129075677127638" calcext:value-type="float">
            <text:p>0.0129075677</text:p>
          </table:table-cell>
        </table:table-row>
        <table:table-row table:style-name="ro2"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office:value-type="float" office:value="0.0124430656433106" calcext:value-type="float">
            <text:p>0.0124430656</text:p>
          </table:table-cell>
          <table:table-cell office:value-type="float" office:value="0.0129952113300171" calcext:value-type="float">
            <text:p>0.0129952113</text:p>
          </table:table-cell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 office:value-type="float" office:value="0.0124650001525879" calcext:value-type="float">
            <text:p>0.0124650002</text:p>
          </table:table-cell>
          <table:table-cell office:value-type="float" office:value="0.0129674317780826" calcext:value-type="float">
            <text:p>0.0129674318</text:p>
          </table:table-cell>
        </table:table-row>
        <table:table-row table:style-name="ro2"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  <table:table-cell office:value-type="float" office:value="0.0124619007110596" calcext:value-type="float">
            <text:p>0.0124619007</text:p>
          </table:table-cell>
          <table:table-cell office:value-type="float" office:value="0.0129362124701662" calcext:value-type="float">
            <text:p>0.0129362125</text:p>
          </table:table-cell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  <table:table-cell office:value-type="float" office:value="0.0124571323394775" calcext:value-type="float">
            <text:p>0.0124571323</text:p>
          </table:table-cell>
          <table:table-cell office:value-type="float" office:value="0.0129050748820082" calcext:value-type="float">
            <text:p>0.0129050749</text:p>
          </table:table-cell>
        </table:table-row>
        <table:table-row table:style-name="ro2"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  <table:table-cell office:value-type="float" office:value="0.0126349925994873" calcext:value-type="float">
            <text:p>0.0126349926</text:p>
          </table:table-cell>
          <table:table-cell office:value-type="float" office:value="0.012946887906931" calcext:value-type="float">
            <text:p>0.0129468879</text:p>
          </table:table-cell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float" office:value="0.0126299858093262" calcext:value-type="float">
            <text:p>0.0126299858</text:p>
          </table:table-cell>
          <table:table-cell office:value-type="float" office:value="0.0129573124170643" calcext:value-type="float">
            <text:p>0.0129573124</text:p>
          </table:table-cell>
        </table:table-row>
        <table:table-row table:style-name="ro2"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  <table:table-cell office:value-type="float" office:value="0.012624979019165" calcext:value-type="float">
            <text:p>0.012624979</text:p>
          </table:table-cell>
          <table:table-cell office:value-type="float" office:value="0.0129482919064162" calcext:value-type="float">
            <text:p>0.0129482919</text:p>
          </table:table-cell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  <table:table-cell office:value-type="float" office:value="0.0126371383666992" calcext:value-type="float">
            <text:p>0.0126371384</text:p>
          </table:table-cell>
          <table:table-cell office:value-type="float" office:value="0.0129459479345528" calcext:value-type="float">
            <text:p>0.0129459479</text:p>
          </table:table-cell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float" office:value="2" calcext:value-type="float">
            <text:p>2</text:p>
          </table:table-cell>
          <table:table-cell office:value-type="float" office:value="0.0122678279876709" calcext:value-type="float">
            <text:p>0.012267828</text:p>
          </table:table-cell>
          <table:table-cell office:value-type="float" office:value="0.0130211817425427" calcext:value-type="float">
            <text:p>0.0130211817</text:p>
          </table:table-cell>
        </table:table-row>
        <table:table-row table:style-name="ro2"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 office:value-type="float" office:value="0.0124289989471436" calcext:value-type="float">
            <text:p>0.0124289989</text:p>
          </table:table-cell>
          <table:table-cell office:value-type="float" office:value="0.0129659925700016" calcext:value-type="float">
            <text:p>0.0129659926</text:p>
          </table:table-cell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  <table:table-cell office:value-type="float" office:value="0.0124289989471436" calcext:value-type="float">
            <text:p>0.0124289989</text:p>
          </table:table-cell>
          <table:table-cell office:value-type="float" office:value="0.0129623658113005" calcext:value-type="float">
            <text:p>0.0129623658</text:p>
          </table:table-cell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office:value-type="float" office:value="0.0124258995056152" calcext:value-type="float">
            <text:p>0.0124258995</text:p>
          </table:table-cell>
          <table:table-cell office:value-type="float" office:value="0.0129460300477354" calcext:value-type="float">
            <text:p>0.01294603</text:p>
          </table:table-cell>
        </table:table-row>
        <table:table-row table:style-name="ro2"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  <table:table-cell office:value-type="float" office:value="0.0124318599700928" calcext:value-type="float">
            <text:p>0.01243186</text:p>
          </table:table-cell>
          <table:table-cell office:value-type="float" office:value="0.0129138402170366" calcext:value-type="float">
            <text:p>0.0129138402</text:p>
          </table:table-cell>
        </table:table-row>
        <table:table-row table:style-name="ro2"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office:value-type="float" office:value="0.0124890804290771" calcext:value-type="float">
            <text:p>0.0124890804</text:p>
          </table:table-cell>
          <table:table-cell office:value-type="float" office:value="0.0128987886259689" calcext:value-type="float">
            <text:p>0.0128987886</text:p>
          </table:table-cell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office:value-type="float" office:value="0.0124731063842773" calcext:value-type="float">
            <text:p>0.0124731064</text:p>
          </table:table-cell>
          <table:table-cell office:value-type="float" office:value="0.0127983776276791" calcext:value-type="float">
            <text:p>0.0127983776</text:p>
          </table:table-cell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float" office:value="1" calcext:value-type="float">
            <text:p>1</text:p>
          </table:table-cell>
          <table:table-cell office:value-type="float" office:value="0.0124988555908203" calcext:value-type="float">
            <text:p>0.0124988556</text:p>
          </table:table-cell>
          <table:table-cell office:value-type="float" office:value="0.0127419378332934" calcext:value-type="float">
            <text:p>0.0127419378</text:p>
          </table:table-cell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  <table:table-cell office:value-type="float" office:value="0.0124959945678711" calcext:value-type="float">
            <text:p>0.0124959946</text:p>
          </table:table-cell>
          <table:table-cell office:value-type="float" office:value="0.0126940842473326" calcext:value-type="float">
            <text:p>0.0126940842</text:p>
          </table:table-cell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float" office:value="2" calcext:value-type="float">
            <text:p>2</text:p>
          </table:table-cell>
          <table:table-cell office:value-type="float" office:value="0.0124270915985107" calcext:value-type="float">
            <text:p>0.0124270916</text:p>
          </table:table-cell>
          <table:table-cell office:value-type="float" office:value="0.0126201870507251" calcext:value-type="float">
            <text:p>0.0126201871</text:p>
          </table:table-cell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float" office:value="1" calcext:value-type="float">
            <text:p>1</text:p>
          </table:table-cell>
          <table:table-cell office:value-type="float" office:value="0.0124359130859375" calcext:value-type="float">
            <text:p>0.0124359131</text:p>
          </table:table-cell>
          <table:table-cell office:value-type="float" office:value="0.012681796864965" calcext:value-type="float">
            <text:p>0.0126817969</text:p>
          </table:table-cell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float" office:value="1" calcext:value-type="float">
            <text:p>1</text:p>
          </table:table-cell>
          <table:table-cell office:value-type="float" office:value="0.0124340057373047" calcext:value-type="float">
            <text:p>0.0124340057</text:p>
          </table:table-cell>
          <table:table-cell office:value-type="float" office:value="0.0126677183322454" calcext:value-type="float">
            <text:p>0.0126677183</text:p>
          </table:table-cell>
        </table:table-row>
        <table:table-row table:style-name="ro2"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office:value-type="float" office:value="0.012441873550415" calcext:value-type="float">
            <text:p>0.0124418736</text:p>
          </table:table-cell>
          <table:table-cell office:value-type="float" office:value="0.0126442914400847" calcext:value-type="float">
            <text:p>0.0126442914</text:p>
          </table:table-cell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office:value-type="float" office:value="0.0124330520629883" calcext:value-type="float">
            <text:p>0.0124330521</text:p>
          </table:table-cell>
          <table:table-cell office:value-type="float" office:value="0.0126303107845504" calcext:value-type="float">
            <text:p>0.0126303108</text:p>
          </table:table-cell>
        </table:table-row>
        <table:table-row table:style-name="ro2">
          <table:table-cell office:value-type="float" office:value="1145" calcext:value-type="float">
            <text:p>1145</text:p>
          </table:table-cell>
          <table:table-cell office:value-type="float" office:value="1" calcext:value-type="float">
            <text:p>1</text:p>
          </table:table-cell>
          <table:table-cell office:value-type="float" office:value="0.0126349925994873" calcext:value-type="float">
            <text:p>0.0126349926</text:p>
          </table:table-cell>
          <table:table-cell office:value-type="float" office:value="0.0127781160905543" calcext:value-type="float">
            <text:p>0.0127781161</text:p>
          </table:table-cell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float" office:value="1" calcext:value-type="float">
            <text:p>1</text:p>
          </table:table-cell>
          <table:table-cell office:value-type="float" office:value="0.0126380920410156" calcext:value-type="float">
            <text:p>0.012638092</text:p>
          </table:table-cell>
          <table:table-cell office:value-type="float" office:value="0.0128807712855656" calcext:value-type="float">
            <text:p>0.0128807713</text:p>
          </table:table-cell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office:value-type="float" office:value="0.0126359462738037" calcext:value-type="float">
            <text:p>0.0126359463</text:p>
          </table:table-cell>
          <table:table-cell office:value-type="float" office:value="0.0129381410427862" calcext:value-type="float">
            <text:p>0.012938141</text:p>
          </table:table-cell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office:value-type="float" office:value="0.0126299858093262" calcext:value-type="float">
            <text:p>0.0126299858</text:p>
          </table:table-cell>
          <table:table-cell office:value-type="float" office:value="0.0129596408368943" calcext:value-type="float">
            <text:p>0.0129596408</text:p>
          </table:table-cell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float" office:value="2" calcext:value-type="float">
            <text:p>2</text:p>
          </table:table-cell>
          <table:table-cell office:value-type="float" office:value="0.0123920440673828" calcext:value-type="float">
            <text:p>0.0123920441</text:p>
          </table:table-cell>
          <table:table-cell office:value-type="float" office:value="0.0128437815962441" calcext:value-type="float">
            <text:p>0.0128437816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office:value-type="float" office:value="0.0124108791351318" calcext:value-type="float">
            <text:p>0.0124108791</text:p>
          </table:table-cell>
          <table:table-cell office:value-type="float" office:value="0.0129580894921401" calcext:value-type="float">
            <text:p>0.0129580895</text:p>
          </table:table-cell>
        </table:table-row>
        <table:table-row table:style-name="ro2">
          <table:table-cell office:value-type="float" office:value="1151" calcext:value-type="float">
            <text:p>1151</text:p>
          </table:table-cell>
          <table:table-cell office:value-type="float" office:value="1" calcext:value-type="float">
            <text:p>1</text:p>
          </table:table-cell>
          <table:table-cell office:value-type="float" office:value="0.012423038482666" calcext:value-type="float">
            <text:p>0.0124230385</text:p>
          </table:table-cell>
          <table:table-cell office:value-type="float" office:value="0.0129293316693962" calcext:value-type="float">
            <text:p>0.0129293317</text:p>
          </table:table-cell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office:value-type="float" office:value="0.0124261379241943" calcext:value-type="float">
            <text:p>0.0124261379</text:p>
          </table:table-cell>
          <table:table-cell office:value-type="float" office:value="0.0128919256747979" calcext:value-type="float">
            <text:p>0.0128919257</text:p>
          </table:table-cell>
        </table:table-row>
        <table:table-row table:style-name="ro2"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  <table:table-cell office:value-type="float" office:value="0.0124258995056152" calcext:value-type="float">
            <text:p>0.0124258995</text:p>
          </table:table-cell>
          <table:table-cell office:value-type="float" office:value="0.0128530307398931" calcext:value-type="float">
            <text:p>0.0128530307</text:p>
          </table:table-cell>
        </table:table-row>
        <table:table-row table:style-name="ro2"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  <table:table-cell office:value-type="float" office:value="0.0126380920410156" calcext:value-type="float">
            <text:p>0.012638092</text:p>
          </table:table-cell>
          <table:table-cell office:value-type="float" office:value="0.0129355139802067" calcext:value-type="float">
            <text:p>0.012935514</text:p>
          </table:table-cell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  <table:table-cell office:value-type="float" office:value="0.0126380920410156" calcext:value-type="float">
            <text:p>0.012638092</text:p>
          </table:table-cell>
          <table:table-cell office:value-type="float" office:value="0.0129864189215824" calcext:value-type="float">
            <text:p>0.0129864189</text:p>
          </table:table-cell>
        </table:table-row>
        <table:table-row table:style-name="ro2"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office:value-type="float" office:value="0.0126209259033203" calcext:value-type="float">
            <text:p>0.0126209259</text:p>
          </table:table-cell>
          <table:table-cell office:value-type="float" office:value="0.0129896281694353" calcext:value-type="float">
            <text:p>0.0129896282</text:p>
          </table:table-cell>
        </table:table-row>
        <table:table-row table:style-name="ro2"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  <table:table-cell office:value-type="float" office:value="0.0126309394836426" calcext:value-type="float">
            <text:p>0.0126309395</text:p>
          </table:table-cell>
          <table:table-cell office:value-type="float" office:value="0.0129914775703852" calcext:value-type="float">
            <text:p>0.0129914776</text:p>
          </table:table-cell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float" office:value="2" calcext:value-type="float">
            <text:p>2</text:p>
          </table:table-cell>
          <table:table-cell office:value-type="float" office:value="0.0123860836029053" calcext:value-type="float">
            <text:p>0.0123860836</text:p>
          </table:table-cell>
          <table:table-cell office:value-type="float" office:value="0.0128936456886603" calcext:value-type="float">
            <text:p>0.0128936457</text:p>
          </table:table-cell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float" office:value="1" calcext:value-type="float">
            <text:p>1</text:p>
          </table:table-cell>
          <table:table-cell office:value-type="float" office:value="0.0123920440673828" calcext:value-type="float">
            <text:p>0.0123920441</text:p>
          </table:table-cell>
          <table:table-cell office:value-type="float" office:value="0.013007414768979" calcext:value-type="float">
            <text:p>0.0130074148</text:p>
          </table:table-cell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  <table:table-cell office:value-type="float" office:value="0.0123980045318604" calcext:value-type="float">
            <text:p>0.0123980045</text:p>
          </table:table-cell>
          <table:table-cell office:value-type="float" office:value="0.0129934278147134" calcext:value-type="float">
            <text:p>0.0129934278</text:p>
          </table:table-cell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  <table:table-cell office:value-type="float" office:value="0.0124020576477051" calcext:value-type="float">
            <text:p>0.0124020576</text:p>
          </table:table-cell>
          <table:table-cell office:value-type="float" office:value="0.0129620954220234" calcext:value-type="float">
            <text:p>0.0129620954</text:p>
          </table:table-cell>
        </table:table-row>
        <table:table-row table:style-name="ro2"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float" office:value="0.0124080181121826" calcext:value-type="float">
            <text:p>0.0124080181</text:p>
          </table:table-cell>
          <table:table-cell office:value-type="float" office:value="0.0129188169524552" calcext:value-type="float">
            <text:p>0.012918817</text:p>
          </table:table-cell>
        </table:table-row>
        <table:table-row table:style-name="ro2">
          <table:table-cell office:value-type="float" office:value="1163" calcext:value-type="float">
            <text:p>1163</text:p>
          </table:table-cell>
          <table:table-cell office:value-type="float" office:value="1" calcext:value-type="float">
            <text:p>1</text:p>
          </table:table-cell>
          <table:table-cell office:value-type="float" office:value="0.0126109123229981" calcext:value-type="float">
            <text:p>0.0126109123</text:p>
          </table:table-cell>
          <table:table-cell office:value-type="float" office:value="0.0129461792605754" calcext:value-type="float">
            <text:p>0.0129461793</text:p>
          </table:table-cell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office:value-type="float" office:value="0.0125927925109863" calcext:value-type="float">
            <text:p>0.0125927925</text:p>
          </table:table-cell>
          <table:table-cell office:value-type="float" office:value="0.0129497925368322" calcext:value-type="float">
            <text:p>0.0129497925</text:p>
          </table:table-cell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float" office:value="1" calcext:value-type="float">
            <text:p>1</text:p>
          </table:table-cell>
          <table:table-cell office:value-type="float" office:value="0.0126078128814697" calcext:value-type="float">
            <text:p>0.0126078129</text:p>
          </table:table-cell>
          <table:table-cell office:value-type="float" office:value="0.0129579054153619" calcext:value-type="float">
            <text:p>0.0129579054</text:p>
          </table:table-cell>
        </table:table-row>
        <table:table-row table:style-name="ro2">
          <table:table-cell office:value-type="float" office:value="1166" calcext:value-type="float">
            <text:p>1166</text:p>
          </table:table-cell>
          <table:table-cell office:value-type="float" office:value="1" calcext:value-type="float">
            <text:p>1</text:p>
          </table:table-cell>
          <table:table-cell office:value-type="float" office:value="0.0126080513000488" calcext:value-type="float">
            <text:p>0.0126080513</text:p>
          </table:table-cell>
          <table:table-cell office:value-type="float" office:value="0.0129525573211144" calcext:value-type="float">
            <text:p>0.0129525573</text:p>
          </table:table-cell>
        </table:table-row>
        <table:table-row table:style-name="ro2">
          <table:table-cell office:value-type="float" office:value="1167" calcext:value-type="float">
            <text:p>1167</text:p>
          </table:table-cell>
          <table:table-cell office:value-type="float" office:value="2" calcext:value-type="float">
            <text:p>2</text:p>
          </table:table-cell>
          <table:table-cell office:value-type="float" office:value="0.0124051570892334" calcext:value-type="float">
            <text:p>0.0124051571</text:p>
          </table:table-cell>
          <table:table-cell office:value-type="float" office:value="0.0128393675624545" calcext:value-type="float">
            <text:p>0.0128393676</text:p>
          </table:table-cell>
        </table:table-row>
        <table:table-row table:style-name="ro2"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  <table:table-cell office:value-type="float" office:value="0.0123939514160156" calcext:value-type="float">
            <text:p>0.0123939514</text:p>
          </table:table-cell>
          <table:table-cell office:value-type="float" office:value="0.0129613883504737" calcext:value-type="float">
            <text:p>0.0129613884</text:p>
          </table:table-cell>
        </table:table-row>
        <table:table-row table:style-name="ro2">
          <table:table-cell office:value-type="float" office:value="1169" calcext:value-type="float">
            <text:p>1169</text:p>
          </table:table-cell>
          <table:table-cell office:value-type="float" office:value="1" calcext:value-type="float">
            <text:p>1</text:p>
          </table:table-cell>
          <table:table-cell office:value-type="float" office:value="0.0124030113220215" calcext:value-type="float">
            <text:p>0.0124030113</text:p>
          </table:table-cell>
          <table:table-cell office:value-type="float" office:value="0.0129415238915338" calcext:value-type="float">
            <text:p>0.0129415239</text:p>
          </table:table-cell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  <table:table-cell office:value-type="float" office:value="0.0123989582061768" calcext:value-type="float">
            <text:p>0.0123989582</text:p>
          </table:table-cell>
          <table:table-cell office:value-type="float" office:value="0.0129152057989214" calcext:value-type="float">
            <text:p>0.0129152058</text:p>
          </table:table-cell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  <table:table-cell office:value-type="float" office:value="0.0123989582061768" calcext:value-type="float">
            <text:p>0.0123989582</text:p>
          </table:table-cell>
          <table:table-cell office:value-type="float" office:value="0.0128818018133712" calcext:value-type="float">
            <text:p>0.0128818018</text:p>
          </table:table-cell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  <table:table-cell office:value-type="float" office:value="0.0126228332519531" calcext:value-type="float">
            <text:p>0.0126228333</text:p>
          </table:table-cell>
          <table:table-cell office:value-type="float" office:value="0.0129234836886566" calcext:value-type="float">
            <text:p>0.0129234837</text:p>
          </table:table-cell>
        </table:table-row>
        <table:table-row table:style-name="ro2"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office:value-type="float" office:value="0.0126221179962158" calcext:value-type="float">
            <text:p>0.012622118</text:p>
          </table:table-cell>
          <table:table-cell office:value-type="float" office:value="0.0129684849076252" calcext:value-type="float">
            <text:p>0.0129684849</text:p>
          </table:table-cell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office:value-type="float" office:value="0.0126290321350098" calcext:value-type="float">
            <text:p>0.0126290321</text:p>
          </table:table-cell>
          <table:table-cell office:value-type="float" office:value="0.012994971397735" calcext:value-type="float">
            <text:p>0.0129949714</text:p>
          </table:table-cell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  <table:table-cell office:value-type="float" office:value="0.0126149654388428" calcext:value-type="float">
            <text:p>0.0126149654</text:p>
          </table:table-cell>
          <table:table-cell office:value-type="float" office:value="0.0129850925217216" calcext:value-type="float">
            <text:p>0.0129850925</text:p>
          </table:table-cell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float" office:value="2" calcext:value-type="float">
            <text:p>2</text:p>
          </table:table-cell>
          <table:table-cell office:value-type="float" office:value="0.0134379863739014" calcext:value-type="float">
            <text:p>0.0134379864</text:p>
          </table:table-cell>
          <table:table-cell office:value-type="float" office:value="0.0140069837650764" calcext:value-type="float">
            <text:p>0.0140069838</text:p>
          </table:table-cell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 office:value-type="float" office:value="0.0112349987030029" calcext:value-type="float">
            <text:p>0.0112349987</text:p>
          </table:table-cell>
          <table:table-cell office:value-type="float" office:value="0.0140042687044384" calcext:value-type="float">
            <text:p>0.0140042687</text:p>
          </table:table-cell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 office:value-type="float" office:value="0.0124051570892334" calcext:value-type="float">
            <text:p>0.0124051571</text:p>
          </table:table-cell>
          <table:table-cell office:value-type="float" office:value="0.0136370143575829" calcext:value-type="float">
            <text:p>0.0136370144</text:p>
          </table:table-cell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office:value-type="float" office:value="0.0124001502990723" calcext:value-type="float">
            <text:p>0.0124001503</text:p>
          </table:table-cell>
          <table:table-cell office:value-type="float" office:value="0.0133518755138917" calcext:value-type="float">
            <text:p>0.0133518755</text:p>
          </table:table-cell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0.0124108791351318" calcext:value-type="float">
            <text:p>0.0124108791</text:p>
          </table:table-cell>
          <table:table-cell office:value-type="float" office:value="0.0131470816753233" calcext:value-type="float">
            <text:p>0.0131470817</text:p>
          </table:table-cell>
        </table:table-row>
        <table:table-row table:style-name="ro2"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  <table:table-cell office:value-type="float" office:value="0.0123879909515381" calcext:value-type="float">
            <text:p>0.012387991</text:p>
          </table:table-cell>
          <table:table-cell office:value-type="float" office:value="0.0129639301828388" calcext:value-type="float">
            <text:p>0.0129639302</text:p>
          </table:table-cell>
        </table:table-row>
        <table:table-row table:style-name="ro2"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office:value-type="float" office:value="0.012598991394043" calcext:value-type="float">
            <text:p>0.0125989914</text:p>
          </table:table-cell>
          <table:table-cell office:value-type="float" office:value="0.0137298371576049" calcext:value-type="float">
            <text:p>0.0137298372</text:p>
          </table:table-cell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  <table:table-cell office:value-type="float" office:value="0.0125801563262939" calcext:value-type="float">
            <text:p>0.0125801563</text:p>
          </table:table-cell>
          <table:table-cell office:value-type="float" office:value="0.0134914313151228" calcext:value-type="float">
            <text:p>0.0134914313</text:p>
          </table:table-cell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  <table:table-cell office:value-type="float" office:value="0.0125770568847656" calcext:value-type="float">
            <text:p>0.0125770569</text:p>
          </table:table-cell>
          <table:table-cell office:value-type="float" office:value="0.0133030132658736" calcext:value-type="float">
            <text:p>0.0133030133</text:p>
          </table:table-cell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float" office:value="2" calcext:value-type="float">
            <text:p>2</text:p>
          </table:table-cell>
          <table:table-cell office:value-type="float" office:value="0.0134150981903076" calcext:value-type="float">
            <text:p>0.0134150982</text:p>
          </table:table-cell>
          <table:table-cell office:value-type="float" office:value="0.0140291491221628" calcext:value-type="float">
            <text:p>0.0140291491</text:p>
          </table:table-cell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float" office:value="1" calcext:value-type="float">
            <text:p>1</text:p>
          </table:table-cell>
          <table:table-cell office:value-type="float" office:value="0.0112349987030029" calcext:value-type="float">
            <text:p>0.0112349987</text:p>
          </table:table-cell>
          <table:table-cell office:value-type="float" office:value="0.0142506275765063" calcext:value-type="float">
            <text:p>0.0142506276</text:p>
          </table:table-cell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  <table:table-cell office:value-type="float" office:value="0.012382984161377" calcext:value-type="float">
            <text:p>0.0123829842</text:p>
          </table:table-cell>
          <table:table-cell office:value-type="float" office:value="0.0137914501152434" calcext:value-type="float">
            <text:p>0.0137914501</text:p>
          </table:table-cell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  <table:table-cell office:value-type="float" office:value="0.0123839378356934" calcext:value-type="float">
            <text:p>0.0123839378</text:p>
          </table:table-cell>
          <table:table-cell office:value-type="float" office:value="0.0134471732288372" calcext:value-type="float">
            <text:p>0.0134471732</text:p>
          </table:table-cell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float" office:value="1" calcext:value-type="float">
            <text:p>1</text:p>
          </table:table-cell>
          <table:table-cell office:value-type="float" office:value="0.0123989582061768" calcext:value-type="float">
            <text:p>0.0123989582</text:p>
          </table:table-cell>
          <table:table-cell office:value-type="float" office:value="0.0132049133328912" calcext:value-type="float">
            <text:p>0.0132049133</text:p>
          </table:table-cell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office:value-type="float" office:value="0.0123529434204102" calcext:value-type="float">
            <text:p>0.0123529434</text:p>
          </table:table-cell>
          <table:table-cell office:value-type="float" office:value="0.0130214193965744" calcext:value-type="float">
            <text:p>0.0130214194</text:p>
          </table:table-cell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  <table:table-cell office:value-type="float" office:value="0.0125589370727539" calcext:value-type="float">
            <text:p>0.0125589371</text:p>
          </table:table-cell>
          <table:table-cell office:value-type="float" office:value="0.0137081014057119" calcext:value-type="float">
            <text:p>0.0137081014</text:p>
          </table:table-cell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float" office:value="1" calcext:value-type="float">
            <text:p>1</text:p>
          </table:table-cell>
          <table:table-cell office:value-type="float" office:value="0.012559175491333" calcext:value-type="float">
            <text:p>0.0125591755</text:p>
          </table:table-cell>
          <table:table-cell office:value-type="float" office:value="0.0134617706772875" calcext:value-type="float">
            <text:p>0.0134617707</text:p>
          </table:table-cell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  <table:table-cell office:value-type="float" office:value="0.0125720500946045" calcext:value-type="float">
            <text:p>0.0125720501</text:p>
          </table:table-cell>
          <table:table-cell office:value-type="float" office:value="0.0132863939658783" calcext:value-type="float">
            <text:p>0.013286394</text:p>
          </table:table-cell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float" office:value="2" calcext:value-type="float">
            <text:p>2</text:p>
          </table:table-cell>
          <table:table-cell office:value-type="float" office:value="0.0134849548339844" calcext:value-type="float">
            <text:p>0.0134849548</text:p>
          </table:table-cell>
          <table:table-cell office:value-type="float" office:value="0.0141353599098894" calcext:value-type="float">
            <text:p>0.0141353599</text:p>
          </table:table-cell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 office:value-type="float" office:value="0.0112099647521973" calcext:value-type="float">
            <text:p>0.0112099648</text:p>
          </table:table-cell>
          <table:table-cell office:value-type="float" office:value="0.0142466975591219" calcext:value-type="float">
            <text:p>0.0142466976</text:p>
          </table:table-cell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office:value-type="float" office:value="0.0123639106750488" calcext:value-type="float">
            <text:p>0.0123639107</text:p>
          </table:table-cell>
          <table:table-cell office:value-type="float" office:value="0.0137788822159248" calcext:value-type="float">
            <text:p>0.0137788822</text:p>
          </table:table-cell>
        </table:table-row>
        <table:table-row table:style-name="ro2"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office:value-type="float" office:value="0.0123691558837891" calcext:value-type="float">
            <text:p>0.0123691559</text:p>
          </table:table-cell>
          <table:table-cell office:value-type="float" office:value="0.013433561396132" calcext:value-type="float">
            <text:p>0.0134335614</text:p>
          </table:table-cell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office:value-type="float" office:value="0.0123779773712158" calcext:value-type="float">
            <text:p>0.0123779774</text:p>
          </table:table-cell>
          <table:table-cell office:value-type="float" office:value="0.0131836061092374" calcext:value-type="float">
            <text:p>0.0131836061</text:p>
          </table:table-cell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  <table:table-cell office:value-type="float" office:value="0.0124311447143555" calcext:value-type="float">
            <text:p>0.0124311447</text:p>
          </table:table-cell>
          <table:table-cell office:value-type="float" office:value="0.0130542103151818" calcext:value-type="float">
            <text:p>0.0130542103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0.0126211643218994" calcext:value-type="float">
            <text:p>0.0126211643</text:p>
          </table:table-cell>
          <table:table-cell office:value-type="float" office:value="0.0138527748466987" calcext:value-type="float">
            <text:p>0.0138527748</text:p>
          </table:table-cell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float" office:value="1" calcext:value-type="float">
            <text:p>1</text:p>
          </table:table-cell>
          <table:table-cell office:value-type="float" office:value="0.0126211643218994" calcext:value-type="float">
            <text:p>0.0126211643</text:p>
          </table:table-cell>
          <table:table-cell office:value-type="float" office:value="0.0136288405700799" calcext:value-type="float">
            <text:p>0.0136288406</text:p>
          </table:table-cell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float" office:value="1" calcext:value-type="float">
            <text:p>1</text:p>
          </table:table-cell>
          <table:table-cell office:value-type="float" office:value="0.0126287937164307" calcext:value-type="float">
            <text:p>0.0126287937</text:p>
          </table:table-cell>
          <table:table-cell office:value-type="float" office:value="0.0134589768871407" calcext:value-type="float">
            <text:p>0.0134589769</text:p>
          </table:table-cell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float" office:value="2" calcext:value-type="float">
            <text:p>2</text:p>
          </table:table-cell>
          <table:table-cell office:value-type="float" office:value="0.0134079456329346" calcext:value-type="float">
            <text:p>0.0134079456</text:p>
          </table:table-cell>
          <table:table-cell office:value-type="float" office:value="0.0140444344542891" calcext:value-type="float">
            <text:p>0.0140444345</text:p>
          </table:table-cell>
        </table:table-row>
        <table:table-row table:style-name="ro2"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  <table:table-cell office:value-type="float" office:value="0.011221170425415" calcext:value-type="float">
            <text:p>0.0112211704</text:p>
          </table:table-cell>
          <table:table-cell office:value-type="float" office:value="0.0143929349398196" calcext:value-type="float">
            <text:p>0.0143929349</text:p>
          </table:table-cell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  <table:table-cell office:value-type="float" office:value="0.0123698711395264" calcext:value-type="float">
            <text:p>0.0123698711</text:p>
          </table:table-cell>
          <table:table-cell office:value-type="float" office:value="0.0139016141459675" calcext:value-type="float">
            <text:p>0.0139016141</text:p>
          </table:table-cell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float" office:value="0.0123810768127441" calcext:value-type="float">
            <text:p>0.0123810768</text:p>
          </table:table-cell>
          <table:table-cell office:value-type="float" office:value="0.0135215129419852" calcext:value-type="float">
            <text:p>0.0135215129</text:p>
          </table:table-cell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office:value-type="float" office:value="0.0123758316040039" calcext:value-type="float">
            <text:p>0.0123758316</text:p>
          </table:table-cell>
          <table:table-cell office:value-type="float" office:value="0.0132410224554808" calcext:value-type="float">
            <text:p>0.0132410225</text:p>
          </table:table-cell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office:value-type="float" office:value="0.0123491287231445" calcext:value-type="float">
            <text:p>0.0123491287</text:p>
          </table:table-cell>
          <table:table-cell office:value-type="float" office:value="0.0130532783803556" calcext:value-type="float">
            <text:p>0.0130532784</text:p>
          </table:table-cell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 office:value-type="float" office:value="0.012578010559082" calcext:value-type="float">
            <text:p>0.0125780106</text:p>
          </table:table-cell>
          <table:table-cell office:value-type="float" office:value="0.0137413133940565" calcext:value-type="float">
            <text:p>0.0137413134</text:p>
          </table:table-cell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office:value-type="float" office:value="0.0125827789306641" calcext:value-type="float">
            <text:p>0.0125827789</text:p>
          </table:table-cell>
          <table:table-cell office:value-type="float" office:value="0.0135114014027157" calcext:value-type="float">
            <text:p>0.0135114014</text:p>
          </table:table-cell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  <table:table-cell office:value-type="float" office:value="0.0125739574432373" calcext:value-type="float">
            <text:p>0.0125739574</text:p>
          </table:table-cell>
          <table:table-cell office:value-type="float" office:value="0.0133215780327916" calcext:value-type="float">
            <text:p>0.013321578</text:p>
          </table:table-cell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float" office:value="2" calcext:value-type="float">
            <text:p>2</text:p>
          </table:table-cell>
          <table:table-cell office:value-type="float" office:value="0.013422966003418" calcext:value-type="float">
            <text:p>0.013422966</text:p>
          </table:table-cell>
          <table:table-cell office:value-type="float" office:value="0.0140280206983374" calcext:value-type="float">
            <text:p>0.0140280207</text:p>
          </table:table-cell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  <table:table-cell office:value-type="float" office:value="0.0112478733062744" calcext:value-type="float">
            <text:p>0.0112478733</text:p>
          </table:table-cell>
          <table:table-cell office:value-type="float" office:value="0.0142448916828069" calcext:value-type="float">
            <text:p>0.0142448917</text:p>
          </table:table-cell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  <table:table-cell office:value-type="float" office:value="0.0124039649963379" calcext:value-type="float">
            <text:p>0.012403965</text:p>
          </table:table-cell>
          <table:table-cell office:value-type="float" office:value="0.0138150561879037" calcext:value-type="float">
            <text:p>0.0138150562</text:p>
          </table:table-cell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office:value-type="float" office:value="0.0123970508575439" calcext:value-type="float">
            <text:p>0.0123970509</text:p>
          </table:table-cell>
          <table:table-cell office:value-type="float" office:value="0.0134811016384939" calcext:value-type="float">
            <text:p>0.0134811016</text:p>
          </table:table-cell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  <table:table-cell office:value-type="float" office:value="0.0123910903930664" calcext:value-type="float">
            <text:p>0.0123910904</text:p>
          </table:table-cell>
          <table:table-cell office:value-type="float" office:value="0.0132213618560018" calcext:value-type="float">
            <text:p>0.0132213619</text:p>
          </table:table-cell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  <table:table-cell office:value-type="float" office:value="0.0123779773712158" calcext:value-type="float">
            <text:p>0.0123779774</text:p>
          </table:table-cell>
          <table:table-cell office:value-type="float" office:value="0.0130109094769144" calcext:value-type="float">
            <text:p>0.0130109095</text:p>
          </table:table-cell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  <table:table-cell office:value-type="float" office:value="0.0125770568847656" calcext:value-type="float">
            <text:p>0.0125770569</text:p>
          </table:table-cell>
          <table:table-cell office:value-type="float" office:value="0.0137249442196961" calcext:value-type="float">
            <text:p>0.0137249442</text:p>
          </table:table-cell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  <table:table-cell office:value-type="float" office:value="0.0125617980957031" calcext:value-type="float">
            <text:p>0.0125617981</text:p>
          </table:table-cell>
          <table:table-cell office:value-type="float" office:value="0.0134730126636759" calcext:value-type="float">
            <text:p>0.0134730127</text:p>
          </table:table-cell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office:value-type="float" office:value="0.0125620365142822" calcext:value-type="float">
            <text:p>0.0125620365</text:p>
          </table:table-cell>
          <table:table-cell office:value-type="float" office:value="0.01327947534569" calcext:value-type="float">
            <text:p>0.0132794753</text:p>
          </table:table-cell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float" office:value="2" calcext:value-type="float">
            <text:p>2</text:p>
          </table:table-cell>
          <table:table-cell office:value-type="float" office:value="0.0124888420104981" calcext:value-type="float">
            <text:p>0.012488842</text:p>
          </table:table-cell>
          <table:table-cell office:value-type="float" office:value="0.0138087594694727" calcext:value-type="float">
            <text:p>0.0138087595</text:p>
          </table:table-cell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float" office:value="1" calcext:value-type="float">
            <text:p>1</text:p>
          </table:table-cell>
          <table:table-cell office:value-type="float" office:value="0.0111958980560303" calcext:value-type="float">
            <text:p>0.0111958981</text:p>
          </table:table-cell>
          <table:table-cell office:value-type="float" office:value="0.0142570042295257" calcext:value-type="float">
            <text:p>0.0142570042</text:p>
          </table:table-cell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float" office:value="1" calcext:value-type="float">
            <text:p>1</text:p>
          </table:table-cell>
          <table:table-cell office:value-type="float" office:value="0.0123269557952881" calcext:value-type="float">
            <text:p>0.0123269558</text:p>
          </table:table-cell>
          <table:table-cell office:value-type="float" office:value="0.0138131724697706" calcext:value-type="float">
            <text:p>0.0138131725</text:p>
          </table:table-cell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  <table:table-cell office:value-type="float" office:value="0.0124588012695313" calcext:value-type="float">
            <text:p>0.0124588013</text:p>
          </table:table-cell>
          <table:table-cell office:value-type="float" office:value="0.0135636203334039" calcext:value-type="float">
            <text:p>0.0135636203</text:p>
          </table:table-cell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float" office:value="1" calcext:value-type="float">
            <text:p>1</text:p>
          </table:table-cell>
          <table:table-cell office:value-type="float" office:value="0.0124719142913818" calcext:value-type="float">
            <text:p>0.0124719143</text:p>
          </table:table-cell>
          <table:table-cell office:value-type="float" office:value="0.0133800782977492" calcext:value-type="float">
            <text:p>0.0133800783</text:p>
          </table:table-cell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  <table:table-cell office:value-type="float" office:value="0.011408805847168" calcext:value-type="float">
            <text:p>0.0114088058</text:p>
          </table:table-cell>
          <table:table-cell office:value-type="float" office:value="0.0139826996506373" calcext:value-type="float">
            <text:p>0.0139826997</text:p>
          </table:table-cell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  <table:table-cell office:value-type="float" office:value="0.0126159191131592" calcext:value-type="float">
            <text:p>0.0126159191</text:p>
          </table:table-cell>
          <table:table-cell office:value-type="float" office:value="0.0137963255454843" calcext:value-type="float">
            <text:p>0.0137963255</text:p>
          </table:table-cell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  <table:table-cell office:value-type="float" office:value="0.012598991394043" calcext:value-type="float">
            <text:p>0.0125989914</text:p>
          </table:table-cell>
          <table:table-cell office:value-type="float" office:value="0.013732234397851" calcext:value-type="float">
            <text:p>0.0137322344</text:p>
          </table:table-cell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office:value-type="float" office:value="0.0125980377197266" calcext:value-type="float">
            <text:p>0.0125980377</text:p>
          </table:table-cell>
          <table:table-cell office:value-type="float" office:value="0.0136536878547416" calcext:value-type="float">
            <text:p>0.0136536879</text:p>
          </table:table-cell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float" office:value="2" calcext:value-type="float">
            <text:p>2</text:p>
          </table:table-cell>
          <table:table-cell office:value-type="float" office:value="0.0133650302886963" calcext:value-type="float">
            <text:p>0.0133650303</text:p>
          </table:table-cell>
          <table:table-cell office:value-type="float" office:value="0.0138275559986019" calcext:value-type="float">
            <text:p>0.013827556</text:p>
          </table:table-cell>
        </table:table-row>
        <table:table-row table:style-name="ro2"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  <table:table-cell office:value-type="float" office:value="0.0122702121734619" calcext:value-type="float">
            <text:p>0.0122702122</text:p>
          </table:table-cell>
          <table:table-cell office:value-type="float" office:value="0.0134459947192449" calcext:value-type="float">
            <text:p>0.0134459947</text:p>
          </table:table-cell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float" office:value="1" calcext:value-type="float">
            <text:p>1</text:p>
          </table:table-cell>
          <table:table-cell office:value-type="float" office:value="0.0123300552368164" calcext:value-type="float">
            <text:p>0.0123300552</text:p>
          </table:table-cell>
          <table:table-cell office:value-type="float" office:value="0.0132205902140843" calcext:value-type="float">
            <text:p>0.0132205902</text:p>
          </table:table-cell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  <table:table-cell office:value-type="float" office:value="0.0123391151428223" calcext:value-type="float">
            <text:p>0.0123391151</text:p>
          </table:table-cell>
          <table:table-cell office:value-type="float" office:value="0.0130369118717779" calcext:value-type="float">
            <text:p>0.0130369119</text:p>
          </table:table-cell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office:value-type="float" office:value="0.0123281478881836" calcext:value-type="float">
            <text:p>0.0123281479</text:p>
          </table:table-cell>
          <table:table-cell office:value-type="float" office:value="0.0129041631596683" calcext:value-type="float">
            <text:p>0.0129041632</text:p>
          </table:table-cell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float" office:value="0.0123200416564941" calcext:value-type="float">
            <text:p>0.0123200417</text:p>
          </table:table-cell>
          <table:table-cell office:value-type="float" office:value="0.0128061392928408" calcext:value-type="float">
            <text:p>0.0128061393</text:p>
          </table:table-cell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office:value-type="float" office:value="0.0125279426574707" calcext:value-type="float">
            <text:p>0.0125279427</text:p>
          </table:table-cell>
          <table:table-cell office:value-type="float" office:value="0.0135416831981943" calcext:value-type="float">
            <text:p>0.0135416832</text:p>
          </table:table-cell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office:value-type="float" office:value="0.012545108795166" calcext:value-type="float">
            <text:p>0.0125451088</text:p>
          </table:table-cell>
          <table:table-cell office:value-type="float" office:value="0.0133417116859364" calcext:value-type="float">
            <text:p>0.0133417117</text:p>
          </table:table-cell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float" office:value="1" calcext:value-type="float">
            <text:p>1</text:p>
          </table:table-cell>
          <table:table-cell office:value-type="float" office:value="0.0125460624694824" calcext:value-type="float">
            <text:p>0.0125460625</text:p>
          </table:table-cell>
          <table:table-cell office:value-type="float" office:value="0.0131866594242866" calcext:value-type="float">
            <text:p>0.0131866594</text:p>
          </table:table-cell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float" office:value="2" calcext:value-type="float">
            <text:p>2</text:p>
          </table:table-cell>
          <table:table-cell office:value-type="float" office:value="0.013355016708374" calcext:value-type="float">
            <text:p>0.0133550167</text:p>
          </table:table-cell>
          <table:table-cell office:value-type="float" office:value="0.014014674192875" calcext:value-type="float">
            <text:p>0.0140146742</text:p>
          </table:table-cell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office:value-type="float" office:value="0.0112628936767578" calcext:value-type="float">
            <text:p>0.0112628937</text:p>
          </table:table-cell>
          <table:table-cell office:value-type="float" office:value="0.014099940331448" calcext:value-type="float">
            <text:p>0.0140999403</text:p>
          </table:table-cell>
        </table:table-row>
        <table:table-row table:style-name="ro2"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office:value-type="float" office:value="0.0124189853668213" calcext:value-type="float">
            <text:p>0.0124189854</text:p>
          </table:table-cell>
          <table:table-cell office:value-type="float" office:value="0.0137424360571783" calcext:value-type="float">
            <text:p>0.0137424361</text:p>
          </table:table-cell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office:value-type="float" office:value="0.0124139785766602" calcext:value-type="float">
            <text:p>0.0124139786</text:p>
          </table:table-cell>
          <table:table-cell office:value-type="float" office:value="0.0134608334041839" calcext:value-type="float">
            <text:p>0.0134608334</text:p>
          </table:table-cell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  <table:table-cell office:value-type="float" office:value="0.0124070644378662" calcext:value-type="float">
            <text:p>0.0124070644</text:p>
          </table:table-cell>
          <table:table-cell office:value-type="float" office:value="0.013235539043653" calcext:value-type="float">
            <text:p>0.013235539</text:p>
          </table:table-cell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 office:value-type="float" office:value="0.0123050212860107" calcext:value-type="float">
            <text:p>0.0123050213</text:p>
          </table:table-cell>
          <table:table-cell office:value-type="float" office:value="0.0130747917839002" calcext:value-type="float">
            <text:p>0.0130747918</text:p>
          </table:table-cell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office:value-type="float" office:value="0.0125319957733154" calcext:value-type="float">
            <text:p>0.0125319958</text:p>
          </table:table-cell>
          <table:table-cell office:value-type="float" office:value="0.0136849591754331" calcext:value-type="float">
            <text:p>0.0136849592</text:p>
          </table:table-cell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office:value-type="float" office:value="0.0125260353088379" calcext:value-type="float">
            <text:p>0.0125260353</text:p>
          </table:table-cell>
          <table:table-cell office:value-type="float" office:value="0.0134258480663835" calcext:value-type="float">
            <text:p>0.0134258481</text:p>
          </table:table-cell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float" office:value="0.0125300884246826" calcext:value-type="float">
            <text:p>0.0125300884</text:p>
          </table:table-cell>
          <table:table-cell office:value-type="float" office:value="0.0132322470077217" calcext:value-type="float">
            <text:p>0.013232247</text:p>
          </table:table-cell>
        </table:table-row>
        <table:table-row table:style-name="ro2">
          <table:table-cell office:value-type="float" office:value="1248" calcext:value-type="float">
            <text:p>1248</text:p>
          </table:table-cell>
          <table:table-cell office:value-type="float" office:value="2" calcext:value-type="float">
            <text:p>2</text:p>
          </table:table-cell>
          <table:table-cell office:value-type="float" office:value="0.012286901473999" calcext:value-type="float">
            <text:p>0.0122869015</text:p>
          </table:table-cell>
          <table:table-cell office:value-type="float" office:value="0.0130285346961719" calcext:value-type="float">
            <text:p>0.0130285347</text:p>
          </table:table-cell>
        </table:table-row>
        <table:table-row table:style-name="ro2"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  <table:table-cell office:value-type="float" office:value="0.0122990608215332" calcext:value-type="float">
            <text:p>0.0122990608</text:p>
          </table:table-cell>
          <table:table-cell office:value-type="float" office:value="0.0132247253064838" calcext:value-type="float">
            <text:p>0.0132247253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float" office:value="0.0123100280761719" calcext:value-type="float">
            <text:p>0.0123100281</text:p>
          </table:table-cell>
          <table:table-cell office:value-type="float" office:value="0.0131812658270829" calcext:value-type="float">
            <text:p>0.0131812658</text:p>
          </table:table-cell>
        </table:table-row>
        <table:table-row table:style-name="ro2">
          <table:table-cell office:value-type="float" office:value="1251" calcext:value-type="float">
            <text:p>1251</text:p>
          </table:table-cell>
          <table:table-cell office:value-type="float" office:value="1" calcext:value-type="float">
            <text:p>1</text:p>
          </table:table-cell>
          <table:table-cell office:value-type="float" office:value="0.0122950077056885" calcext:value-type="float">
            <text:p>0.0122950077</text:p>
          </table:table-cell>
          <table:table-cell office:value-type="float" office:value="0.0131386621881831" calcext:value-type="float">
            <text:p>0.0131386622</text:p>
          </table:table-cell>
        </table:table-row>
        <table:table-row table:style-name="ro2">
          <table:table-cell office:value-type="float" office:value="1252" calcext:value-type="float">
            <text:p>1252</text:p>
          </table:table-cell>
          <table:table-cell office:value-type="float" office:value="1" calcext:value-type="float">
            <text:p>1</text:p>
          </table:table-cell>
          <table:table-cell office:value-type="float" office:value="0.0123000144958496" calcext:value-type="float">
            <text:p>0.0123000145</text:p>
          </table:table-cell>
          <table:table-cell office:value-type="float" office:value="0.0130799584061861" calcext:value-type="float">
            <text:p>0.0130799584</text:p>
          </table:table-cell>
        </table:table-row>
        <table:table-row table:style-name="ro2"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  <table:table-cell office:value-type="float" office:value="0.0125360488891602" calcext:value-type="float">
            <text:p>0.0125360489</text:p>
          </table:table-cell>
          <table:table-cell office:value-type="float" office:value="0.0130234840989545" calcext:value-type="float">
            <text:p>0.0130234841</text:p>
          </table:table-cell>
        </table:table-row>
        <table:table-row table:style-name="ro2"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  <table:table-cell office:value-type="float" office:value="0.012570858001709" calcext:value-type="float">
            <text:p>0.012570858</text:p>
          </table:table-cell>
          <table:table-cell office:value-type="float" office:value="0.0130440975458419" calcext:value-type="float">
            <text:p>0.0130440975</text:p>
          </table:table-cell>
        </table:table-row>
        <table:table-row table:style-name="ro2">
          <table:table-cell office:value-type="float" office:value="1255" calcext:value-type="float">
            <text:p>1255</text:p>
          </table:table-cell>
          <table:table-cell office:value-type="float" office:value="1" calcext:value-type="float">
            <text:p>1</text:p>
          </table:table-cell>
          <table:table-cell office:value-type="float" office:value="0.012563943862915" calcext:value-type="float">
            <text:p>0.0125639439</text:p>
          </table:table-cell>
          <table:table-cell office:value-type="float" office:value="0.0130350579784645" calcext:value-type="float">
            <text:p>0.013035058</text:p>
          </table:table-cell>
        </table:table-row>
        <table:table-row table:style-name="ro2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float" office:value="0.012570858001709" calcext:value-type="float">
            <text:p>0.012570858</text:p>
          </table:table-cell>
          <table:table-cell office:value-type="float" office:value="0.0130221818524053" calcext:value-type="float">
            <text:p>0.0130221819</text:p>
          </table:table-cell>
        </table:table-row>
        <table:table-row table:style-name="ro2">
          <table:table-cell office:value-type="float" office:value="1257" calcext:value-type="float">
            <text:p>1257</text:p>
          </table:table-cell>
          <table:table-cell office:value-type="float" office:value="2" calcext:value-type="float">
            <text:p>2</text:p>
          </table:table-cell>
          <table:table-cell office:value-type="float" office:value="0.0122981071472168" calcext:value-type="float">
            <text:p>0.0122981071</text:p>
          </table:table-cell>
          <table:table-cell office:value-type="float" office:value="0.0128697307493551" calcext:value-type="float">
            <text:p>0.0128697307</text:p>
          </table:table-cell>
        </table:table-row>
        <table:table-row table:style-name="ro2">
          <table:table-cell office:value-type="float" office:value="1258" calcext:value-type="float">
            <text:p>1258</text:p>
          </table:table-cell>
          <table:table-cell office:value-type="float" office:value="1" calcext:value-type="float">
            <text:p>1</text:p>
          </table:table-cell>
          <table:table-cell office:value-type="float" office:value="0.012319803237915" calcext:value-type="float">
            <text:p>0.0123198032</text:p>
          </table:table-cell>
          <table:table-cell office:value-type="float" office:value="0.013012953206405" calcext:value-type="float">
            <text:p>0.0130129532</text:p>
          </table:table-cell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  <table:table-cell office:value-type="float" office:value="0.0123190879821777" calcext:value-type="float">
            <text:p>0.012319088</text:p>
          </table:table-cell>
          <table:table-cell office:value-type="float" office:value="0.0129858618197222" calcext:value-type="float">
            <text:p>0.0129858618</text:p>
          </table:table-cell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float" office:value="0.0123138427734375" calcext:value-type="float">
            <text:p>0.0123138428</text:p>
          </table:table-cell>
          <table:table-cell office:value-type="float" office:value="0.012951835972436" calcext:value-type="float">
            <text:p>0.012951836</text:p>
          </table:table-cell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  <table:table-cell office:value-type="float" office:value="0.0123279094696045" calcext:value-type="float">
            <text:p>0.0123279095</text:p>
          </table:table-cell>
          <table:table-cell office:value-type="float" office:value="0.0128972608635396" calcext:value-type="float">
            <text:p>0.0128972609</text:p>
          </table:table-cell>
        </table:table-row>
        <table:table-row table:style-name="ro2">
          <table:table-cell office:value-type="float" office:value="1262" calcext:value-type="float">
            <text:p>1262</text:p>
          </table:table-cell>
          <table:table-cell office:value-type="float" office:value="1" calcext:value-type="float">
            <text:p>1</text:p>
          </table:table-cell>
          <table:table-cell office:value-type="float" office:value="0.0125558376312256" calcext:value-type="float">
            <text:p>0.0125558376</text:p>
          </table:table-cell>
          <table:table-cell office:value-type="float" office:value="0.012933568067915" calcext:value-type="float">
            <text:p>0.0129335681</text:p>
          </table:table-cell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  <table:table-cell office:value-type="float" office:value="0.0125570297241211" calcext:value-type="float">
            <text:p>0.0125570297</text:p>
          </table:table-cell>
          <table:table-cell office:value-type="float" office:value="0.0129649983365807" calcext:value-type="float">
            <text:p>0.0129649983</text:p>
          </table:table-cell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  <table:table-cell office:value-type="float" office:value="0.0125460624694824" calcext:value-type="float">
            <text:p>0.0125460625</text:p>
          </table:table-cell>
          <table:table-cell office:value-type="float" office:value="0.0129605372697848" calcext:value-type="float">
            <text:p>0.0129605373</text:p>
          </table:table-cell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  <table:table-cell office:value-type="float" office:value="0.0125629901885986" calcext:value-type="float">
            <text:p>0.0125629902</text:p>
          </table:table-cell>
          <table:table-cell office:value-type="float" office:value="0.0129637010411962" calcext:value-type="float">
            <text:p>0.012963701</text:p>
          </table:table-cell>
        </table:table-row>
        <table:table-row table:style-name="ro2">
          <table:table-cell office:value-type="float" office:value="1266" calcext:value-type="float">
            <text:p>1266</text:p>
          </table:table-cell>
          <table:table-cell office:value-type="float" office:value="2" calcext:value-type="float">
            <text:p>2</text:p>
          </table:table-cell>
          <table:table-cell office:value-type="float" office:value="0.0122730731964111" calcext:value-type="float">
            <text:p>0.0122730732</text:p>
          </table:table-cell>
          <table:table-cell office:value-type="float" office:value="0.0128753267044535" calcext:value-type="float">
            <text:p>0.0128753267</text:p>
          </table:table-cell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office:value-type="float" office:value="0.01230788230896" calcext:value-type="float">
            <text:p>0.0123078823</text:p>
          </table:table-cell>
          <table:table-cell office:value-type="float" office:value="0.0129713733633092" calcext:value-type="float">
            <text:p>0.0129713734</text:p>
          </table:table-cell>
        </table:table-row>
        <table:table-row table:style-name="ro2"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  <table:table-cell office:value-type="float" office:value="0.0123119354248047" calcext:value-type="float">
            <text:p>0.0123119354</text:p>
          </table:table-cell>
          <table:table-cell office:value-type="float" office:value="0.0129521277528833" calcext:value-type="float">
            <text:p>0.0129521278</text:p>
          </table:table-cell>
        </table:table-row>
        <table:table-row table:style-name="ro2"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  <table:table-cell office:value-type="float" office:value="0.0123088359832764" calcext:value-type="float">
            <text:p>0.012308836</text:p>
          </table:table-cell>
          <table:table-cell office:value-type="float" office:value="0.0129222038221261" calcext:value-type="float">
            <text:p>0.0129222038</text:p>
          </table:table-cell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office:value-type="float" office:value="0.012300968170166" calcext:value-type="float">
            <text:p>0.0123009682</text:p>
          </table:table-cell>
          <table:table-cell office:value-type="float" office:value="0.0128902828340742" calcext:value-type="float">
            <text:p>0.0128902828</text:p>
          </table:table-cell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  <table:table-cell office:value-type="float" office:value="0.0125300884246826" calcext:value-type="float">
            <text:p>0.0125300884</text:p>
          </table:table-cell>
          <table:table-cell office:value-type="float" office:value="0.0129190725743878" calcext:value-type="float">
            <text:p>0.0129190726</text:p>
          </table:table-cell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office:value-type="float" office:value="0.0125229358673096" calcext:value-type="float">
            <text:p>0.0125229359</text:p>
          </table:table-cell>
          <table:table-cell office:value-type="float" office:value="0.0129275784198092" calcext:value-type="float">
            <text:p>0.0129275784</text:p>
          </table:table-cell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  <table:table-cell office:value-type="float" office:value="0.0125319957733154" calcext:value-type="float">
            <text:p>0.0125319958</text:p>
          </table:table-cell>
          <table:table-cell office:value-type="float" office:value="0.012930707695358" calcext:value-type="float">
            <text:p>0.0129307077</text:p>
          </table:table-cell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office:value-type="float" office:value="0.0125329494476318" calcext:value-type="float">
            <text:p>0.0125329494</text:p>
          </table:table-cell>
          <table:table-cell office:value-type="float" office:value="0.012921374418479" calcext:value-type="float">
            <text:p>0.0129213744</text:p>
          </table:table-cell>
        </table:table-row>
        <table:table-row table:style-name="ro2">
          <table:table-cell office:value-type="float" office:value="1275" calcext:value-type="float">
            <text:p>1275</text:p>
          </table:table-cell>
          <table:table-cell office:value-type="float" office:value="2" calcext:value-type="float">
            <text:p>2</text:p>
          </table:table-cell>
          <table:table-cell office:value-type="float" office:value="0.0122580528259277" calcext:value-type="float">
            <text:p>0.0122580528</text:p>
          </table:table-cell>
          <table:table-cell office:value-type="float" office:value="0.0128681091737594" calcext:value-type="float">
            <text:p>0.0128681092</text:p>
          </table:table-cell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office:value-type="float" office:value="0.0122721195220947" calcext:value-type="float">
            <text:p>0.0122721195</text:p>
          </table:table-cell>
          <table:table-cell office:value-type="float" office:value="0.0129511247899281" calcext:value-type="float">
            <text:p>0.0129511248</text:p>
          </table:table-cell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 office:value-type="float" office:value="0.0122590065002441" calcext:value-type="float">
            <text:p>0.0122590065</text:p>
          </table:table-cell>
          <table:table-cell office:value-type="float" office:value="0.012960903450691" calcext:value-type="float">
            <text:p>0.0129609035</text:p>
          </table:table-cell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  <table:table-cell office:value-type="float" office:value="0.0122649669647217" calcext:value-type="float">
            <text:p>0.012264967</text:p>
          </table:table-cell>
          <table:table-cell office:value-type="float" office:value="0.0129401710106973" calcext:value-type="float">
            <text:p>0.012940171</text:p>
          </table:table-cell>
        </table:table-row>
        <table:table-row table:style-name="ro2"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  <table:table-cell office:value-type="float" office:value="0.0122661590576172" calcext:value-type="float">
            <text:p>0.0122661591</text:p>
          </table:table-cell>
          <table:table-cell office:value-type="float" office:value="0.0129044221392312" calcext:value-type="float">
            <text:p>0.0129044221</text:p>
          </table:table-cell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office:value-type="float" office:value="0.0125138759613037" calcext:value-type="float">
            <text:p>0.012513876</text:p>
          </table:table-cell>
          <table:table-cell office:value-type="float" office:value="0.0129181365477127" calcext:value-type="float">
            <text:p>0.0129181365</text:p>
          </table:table-cell>
        </table:table-row>
        <table:table-row table:style-name="ro2"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  <table:table-cell office:value-type="float" office:value="0.0125150680541992" calcext:value-type="float">
            <text:p>0.0125150681</text:p>
          </table:table-cell>
          <table:table-cell office:value-type="float" office:value="0.0129396749730517" calcext:value-type="float">
            <text:p>0.012939675</text:p>
          </table:table-cell>
        </table:table-row>
        <table:table-row table:style-name="ro2">
          <table:table-cell office:value-type="float" office:value="1282" calcext:value-type="float">
            <text:p>1282</text:p>
          </table:table-cell>
          <table:table-cell office:value-type="float" office:value="1" calcext:value-type="float">
            <text:p>1</text:p>
          </table:table-cell>
          <table:table-cell office:value-type="float" office:value="0.0125331878662109" calcext:value-type="float">
            <text:p>0.0125331879</text:p>
          </table:table-cell>
          <table:table-cell office:value-type="float" office:value="0.0129609253869794" calcext:value-type="float">
            <text:p>0.0129609254</text:p>
          </table:table-cell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  <table:table-cell office:value-type="float" office:value="0.0125341415405273" calcext:value-type="float">
            <text:p>0.0125341415</text:p>
          </table:table-cell>
          <table:table-cell office:value-type="float" office:value="0.0129625770572015" calcext:value-type="float">
            <text:p>0.0129625771</text:p>
          </table:table-cell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float" office:value="2" calcext:value-type="float">
            <text:p>2</text:p>
          </table:table-cell>
          <table:table-cell office:value-type="float" office:value="0.0122661590576172" calcext:value-type="float">
            <text:p>0.0122661591</text:p>
          </table:table-cell>
          <table:table-cell office:value-type="float" office:value="0.0128067465702419" calcext:value-type="float">
            <text:p>0.0128067466</text:p>
          </table:table-cell>
        </table:table-row>
        <table:table-row table:style-name="ro2"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  <table:table-cell office:value-type="float" office:value="0.0122990608215332" calcext:value-type="float">
            <text:p>0.0122990608</text:p>
          </table:table-cell>
          <table:table-cell office:value-type="float" office:value="0.0129392727213384" calcext:value-type="float">
            <text:p>0.0129392727</text:p>
          </table:table-cell>
        </table:table-row>
        <table:table-row table:style-name="ro2">
          <table:table-cell office:value-type="float" office:value="1286" calcext:value-type="float">
            <text:p>1286</text:p>
          </table:table-cell>
          <table:table-cell office:value-type="float" office:value="1" calcext:value-type="float">
            <text:p>1</text:p>
          </table:table-cell>
          <table:table-cell office:value-type="float" office:value="0.0122981071472168" calcext:value-type="float">
            <text:p>0.0122981071</text:p>
          </table:table-cell>
          <table:table-cell office:value-type="float" office:value="0.0129048070940862" calcext:value-type="float">
            <text:p>0.0129048071</text:p>
          </table:table-cell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  <table:table-cell office:value-type="float" office:value="0.0123000144958496" calcext:value-type="float">
            <text:p>0.0123000145</text:p>
          </table:table-cell>
          <table:table-cell office:value-type="float" office:value="0.0128615607228085" calcext:value-type="float">
            <text:p>0.0128615607</text:p>
          </table:table-cell>
        </table:table-row>
        <table:table-row table:style-name="ro2"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  <table:table-cell office:value-type="float" office:value="0.0122849941253662" calcext:value-type="float">
            <text:p>0.0122849941</text:p>
          </table:table-cell>
          <table:table-cell office:value-type="float" office:value="0.0128287747962381" calcext:value-type="float">
            <text:p>0.0128287748</text:p>
          </table:table-cell>
        </table:table-row>
        <table:table-row table:style-name="ro2"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office:value-type="float" office:value="0.0125360488891602" calcext:value-type="float">
            <text:p>0.0125360489</text:p>
          </table:table-cell>
          <table:table-cell office:value-type="float" office:value="0.0128944943675119" calcext:value-type="float">
            <text:p>0.0128944944</text:p>
          </table:table-cell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  <table:table-cell office:value-type="float" office:value="0.0125250816345215" calcext:value-type="float">
            <text:p>0.0125250816</text:p>
          </table:table-cell>
          <table:table-cell office:value-type="float" office:value="0.0129285392768034" calcext:value-type="float">
            <text:p>0.0129285393</text:p>
          </table:table-cell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  <table:table-cell office:value-type="float" office:value="0.0125389099121094" calcext:value-type="float">
            <text:p>0.0125389099</text:p>
          </table:table-cell>
          <table:table-cell office:value-type="float" office:value="0.012953830009491" calcext:value-type="float">
            <text:p>0.01295383</text:p>
          </table:table-cell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  <table:table-cell office:value-type="float" office:value="0.0125350952148438" calcext:value-type="float">
            <text:p>0.0125350952</text:p>
          </table:table-cell>
          <table:table-cell office:value-type="float" office:value="0.0129531692653502" calcext:value-type="float">
            <text:p>0.0129531693</text:p>
          </table:table-cell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float" office:value="2" calcext:value-type="float">
            <text:p>2</text:p>
          </table:table-cell>
          <table:table-cell office:value-type="float" office:value="0.0122699737548828" calcext:value-type="float">
            <text:p>0.0122699738</text:p>
          </table:table-cell>
          <table:table-cell office:value-type="float" office:value="0.0128240998778669" calcext:value-type="float">
            <text:p>0.0128240999</text:p>
          </table:table-cell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  <table:table-cell office:value-type="float" office:value="0.0122690200805664" calcext:value-type="float">
            <text:p>0.0122690201</text:p>
          </table:table-cell>
          <table:table-cell office:value-type="float" office:value="0.0129644406713801" calcext:value-type="float">
            <text:p>0.0129644407</text:p>
          </table:table-cell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office:value-type="float" office:value="0.0122718811035156" calcext:value-type="float">
            <text:p>0.0122718811</text:p>
          </table:table-cell>
          <table:table-cell office:value-type="float" office:value="0.0129476022430437" calcext:value-type="float">
            <text:p>0.0129476022</text:p>
          </table:table-cell>
        </table:table-row>
        <table:table-row table:style-name="ro2"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office:value-type="float" office:value="0.0122840404510498" calcext:value-type="float">
            <text:p>0.0122840405</text:p>
          </table:table-cell>
          <table:table-cell office:value-type="float" office:value="0.0129047963097453" calcext:value-type="float">
            <text:p>0.0129047963</text:p>
          </table:table-cell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  <table:table-cell office:value-type="float" office:value="0.0122771263122559" calcext:value-type="float">
            <text:p>0.0122771263</text:p>
          </table:table-cell>
          <table:table-cell office:value-type="float" office:value="0.0128633561668787" calcext:value-type="float">
            <text:p>0.0128633562</text:p>
          </table:table-cell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  <table:table-cell office:value-type="float" office:value="0.0125191211700439" calcext:value-type="float">
            <text:p>0.0125191212</text:p>
          </table:table-cell>
          <table:table-cell office:value-type="float" office:value="0.0128916178504914" calcext:value-type="float">
            <text:p>0.0128916179</text:p>
          </table:table-cell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  <table:table-cell office:value-type="float" office:value="0.0125179290771484" calcext:value-type="float">
            <text:p>0.0125179291</text:p>
          </table:table-cell>
          <table:table-cell office:value-type="float" office:value="0.0129229448942548" calcext:value-type="float">
            <text:p>0.0129229449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float" office:value="0.0125210285186768" calcext:value-type="float">
            <text:p>0.0125210285</text:p>
          </table:table-cell>
          <table:table-cell office:value-type="float" office:value="0.0129343333941594" calcext:value-type="float">
            <text:p>0.0129343334</text:p>
          </table:table-cell>
        </table:table-row>
        <table:table-row table:style-name="ro2">
          <table:table-cell office:value-type="float" office:value="1301" calcext:value-type="float">
            <text:p>1301</text:p>
          </table:table-cell>
          <table:table-cell office:value-type="float" office:value="1" calcext:value-type="float">
            <text:p>1</text:p>
          </table:table-cell>
          <table:table-cell office:value-type="float" office:value="0.0125110149383545" calcext:value-type="float">
            <text:p>0.0125110149</text:p>
          </table:table-cell>
          <table:table-cell office:value-type="float" office:value="0.0129176260420003" calcext:value-type="float">
            <text:p>0.012917626</text:p>
          </table:table-cell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float" office:value="2" calcext:value-type="float">
            <text:p>2</text:p>
          </table:table-cell>
          <table:table-cell office:value-type="float" office:value="0.0123350620269775" calcext:value-type="float">
            <text:p>0.012335062</text:p>
          </table:table-cell>
          <table:table-cell office:value-type="float" office:value="0.0127699054011785" calcext:value-type="float">
            <text:p>0.0127699054</text:p>
          </table:table-cell>
        </table:table-row>
        <table:table-row table:style-name="ro2"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 office:value-type="float" office:value="0.0122270584106445" calcext:value-type="float">
            <text:p>0.0122270584</text:p>
          </table:table-cell>
          <table:table-cell office:value-type="float" office:value="0.0129641726833189" calcext:value-type="float">
            <text:p>0.0129641727</text:p>
          </table:table-cell>
        </table:table-row>
        <table:table-row table:style-name="ro2"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  <table:table-cell office:value-type="float" office:value="0.0122299194335938" calcext:value-type="float">
            <text:p>0.0122299194</text:p>
          </table:table-cell>
          <table:table-cell office:value-type="float" office:value="0.0129691807005825" calcext:value-type="float">
            <text:p>0.0129691807</text:p>
          </table:table-cell>
        </table:table-row>
        <table:table-row table:style-name="ro2">
          <table:table-cell office:value-type="float" office:value="1305" calcext:value-type="float">
            <text:p>1305</text:p>
          </table:table-cell>
          <table:table-cell office:value-type="float" office:value="1" calcext:value-type="float">
            <text:p>1</text:p>
          </table:table-cell>
          <table:table-cell office:value-type="float" office:value="0.012239933013916" calcext:value-type="float">
            <text:p>0.012239933</text:p>
          </table:table-cell>
          <table:table-cell office:value-type="float" office:value="0.0129406034145364" calcext:value-type="float">
            <text:p>0.0129406034</text:p>
          </table:table-cell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  <table:table-cell office:value-type="float" office:value="0.0122389793395996" calcext:value-type="float">
            <text:p>0.0122389793</text:p>
          </table:table-cell>
          <table:table-cell office:value-type="float" office:value="0.0129007880855762" calcext:value-type="float">
            <text:p>0.0129007881</text:p>
          </table:table-cell>
        </table:table-row>
        <table:table-row table:style-name="ro2">
          <table:table-cell office:value-type="float" office:value="1307" calcext:value-type="float">
            <text:p>1307</text:p>
          </table:table-cell>
          <table:table-cell office:value-type="float" office:value="1" calcext:value-type="float">
            <text:p>1</text:p>
          </table:table-cell>
          <table:table-cell office:value-type="float" office:value="0.0126030445098877" calcext:value-type="float">
            <text:p>0.0126030445</text:p>
          </table:table-cell>
          <table:table-cell office:value-type="float" office:value="0.0129554957858696" calcext:value-type="float">
            <text:p>0.0129554958</text:p>
          </table:table-cell>
        </table:table-row>
        <table:table-row table:style-name="ro2"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office:value-type="float" office:value="0.0126109123229981" calcext:value-type="float">
            <text:p>0.0126109123</text:p>
          </table:table-cell>
          <table:table-cell office:value-type="float" office:value="0.0130751266631978" calcext:value-type="float">
            <text:p>0.0130751267</text:p>
          </table:table-cell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  <table:table-cell office:value-type="float" office:value="0.0126008987426758" calcext:value-type="float">
            <text:p>0.0126008987</text:p>
          </table:table-cell>
          <table:table-cell office:value-type="float" office:value="0.0131278624504507" calcext:value-type="float">
            <text:p>0.0131278625</text:p>
          </table:table-cell>
        </table:table-row>
        <table:table-row table:style-name="ro2">
          <table:table-cell office:value-type="float" office:value="1310" calcext:value-type="float">
            <text:p>1310</text:p>
          </table:table-cell>
          <table:table-cell office:value-type="float" office:value="1" calcext:value-type="float">
            <text:p>1</text:p>
          </table:table-cell>
          <table:table-cell office:value-type="float" office:value="0.0126290321350098" calcext:value-type="float">
            <text:p>0.0126290321</text:p>
          </table:table-cell>
          <table:table-cell office:value-type="float" office:value="0.0131776527613431" calcext:value-type="float">
            <text:p>0.0131776528</text:p>
          </table:table-cell>
        </table:table-row>
        <table:table-row table:style-name="ro2">
          <table:table-cell office:value-type="float" office:value="1311" calcext:value-type="float">
            <text:p>1311</text:p>
          </table:table-cell>
          <table:table-cell office:value-type="float" office:value="2" calcext:value-type="float">
            <text:p>2</text:p>
          </table:table-cell>
          <table:table-cell office:value-type="float" office:value="0.0112168788909912" calcext:value-type="float">
            <text:p>0.0112168789</text:p>
          </table:table-cell>
          <table:table-cell office:value-type="float" office:value="0.0138606657850953" calcext:value-type="float">
            <text:p>0.0138606658</text:p>
          </table:table-cell>
        </table:table-row>
        <table:table-row table:style-name="ro2"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  <table:table-cell office:value-type="float" office:value="0.0122640132904053" calcext:value-type="float">
            <text:p>0.0122640133</text:p>
          </table:table-cell>
          <table:table-cell office:value-type="float" office:value="0.0131635789678169" calcext:value-type="float">
            <text:p>0.013163579</text:p>
          </table:table-cell>
        </table:table-row>
        <table:table-row table:style-name="ro2"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  <table:table-cell office:value-type="float" office:value="0.0122809410095215" calcext:value-type="float">
            <text:p>0.012280941</text:p>
          </table:table-cell>
          <table:table-cell office:value-type="float" office:value="0.0131114198591696" calcext:value-type="float">
            <text:p>0.0131114199</text:p>
          </table:table-cell>
        </table:table-row>
        <table:table-row table:style-name="ro2"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  <table:table-cell office:value-type="float" office:value="0.0122768878936768" calcext:value-type="float">
            <text:p>0.0122768879</text:p>
          </table:table-cell>
          <table:table-cell office:value-type="float" office:value="0.0130547844564324" calcext:value-type="float">
            <text:p>0.0130547845</text:p>
          </table:table-cell>
        </table:table-row>
        <table:table-row table:style-name="ro2"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  <table:table-cell office:value-type="float" office:value="0.0122718811035156" calcext:value-type="float">
            <text:p>0.0122718811</text:p>
          </table:table-cell>
          <table:table-cell office:value-type="float" office:value="0.012997689147191" calcext:value-type="float">
            <text:p>0.0129976891</text:p>
          </table:table-cell>
        </table:table-row>
        <table:table-row table:style-name="ro2"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  <table:table-cell office:value-type="float" office:value="0.0114710330963135" calcext:value-type="float">
            <text:p>0.0114710331</text:p>
          </table:table-cell>
          <table:table-cell office:value-type="float" office:value="0.0141219909336223" calcext:value-type="float">
            <text:p>0.0141219909</text:p>
          </table:table-cell>
        </table:table-row>
        <table:table-row table:style-name="ro2"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  <table:table-cell office:value-type="float" office:value="0.0125460624694824" calcext:value-type="float">
            <text:p>0.0125460625</text:p>
          </table:table-cell>
          <table:table-cell office:value-type="float" office:value="0.0140842437869518" calcext:value-type="float">
            <text:p>0.0140842438</text:p>
          </table:table-cell>
        </table:table-row>
        <table:table-row table:style-name="ro2"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  <table:table-cell office:value-type="float" office:value="0.0125339031219482" calcext:value-type="float">
            <text:p>0.0125339031</text:p>
          </table:table-cell>
          <table:table-cell office:value-type="float" office:value="0.0139977247898025" calcext:value-type="float">
            <text:p>0.0139977248</text:p>
          </table:table-cell>
        </table:table-row>
        <table:table-row table:style-name="ro2"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  <table:table-cell office:value-type="float" office:value="0.0125420093536377" calcext:value-type="float">
            <text:p>0.0125420094</text:p>
          </table:table-cell>
          <table:table-cell office:value-type="float" office:value="0.0139043217814534" calcext:value-type="float">
            <text:p>0.0139043218</text:p>
          </table:table-cell>
        </table:table-row>
        <table:table-row table:style-name="ro2">
          <table:table-cell office:value-type="float" office:value="1320" calcext:value-type="float">
            <text:p>1320</text:p>
          </table:table-cell>
          <table:table-cell office:value-type="float" office:value="2" calcext:value-type="float">
            <text:p>2</text:p>
          </table:table-cell>
          <table:table-cell office:value-type="float" office:value="0.0132310390472412" calcext:value-type="float">
            <text:p>0.013231039</text:p>
          </table:table-cell>
          <table:table-cell office:value-type="float" office:value="0.013766897218961" calcext:value-type="float">
            <text:p>0.0137668972</text:p>
          </table:table-cell>
        </table:table-row>
        <table:table-row table:style-name="ro2"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  <table:table-cell office:value-type="float" office:value="0.0122480392456055" calcext:value-type="float">
            <text:p>0.0122480392</text:p>
          </table:table-cell>
          <table:table-cell office:value-type="float" office:value="0.013516625936999" calcext:value-type="float">
            <text:p>0.0135166259</text:p>
          </table:table-cell>
        </table:table-row>
        <table:table-row table:style-name="ro2"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  <table:table-cell office:value-type="float" office:value="0.0123238563537598" calcext:value-type="float">
            <text:p>0.0123238564</text:p>
          </table:table-cell>
          <table:table-cell office:value-type="float" office:value="0.0132668240012982" calcext:value-type="float">
            <text:p>0.013266824</text:p>
          </table:table-cell>
        </table:table-row>
        <table:table-row table:style-name="ro2"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  <table:table-cell office:value-type="float" office:value="0.0123190879821777" calcext:value-type="float">
            <text:p>0.012319088</text:p>
          </table:table-cell>
          <table:table-cell office:value-type="float" office:value="0.0130680593239792" calcext:value-type="float">
            <text:p>0.0130680593</text:p>
          </table:table-cell>
        </table:table-row>
        <table:table-row table:style-name="ro2"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  <table:table-cell office:value-type="float" office:value="0.0123050212860107" calcext:value-type="float">
            <text:p>0.0123050213</text:p>
          </table:table-cell>
          <table:table-cell office:value-type="float" office:value="0.0128983896168694" calcext:value-type="float">
            <text:p>0.0128983896</text:p>
          </table:table-cell>
        </table:table-row>
        <table:table-row table:style-name="ro2">
          <table:table-cell office:value-type="float" office:value="1325" calcext:value-type="float">
            <text:p>1325</text:p>
          </table:table-cell>
          <table:table-cell office:value-type="float" office:value="1" calcext:value-type="float">
            <text:p>1</text:p>
          </table:table-cell>
          <table:table-cell office:value-type="float" office:value="0.0121901035308838" calcext:value-type="float">
            <text:p>0.0121901035</text:p>
          </table:table-cell>
          <table:table-cell office:value-type="float" office:value="0.0128268745422107" calcext:value-type="float">
            <text:p>0.0128268745</text:p>
          </table:table-cell>
        </table:table-row>
        <table:table-row table:style-name="ro2">
          <table:table-cell office:value-type="float" office:value="1326" calcext:value-type="float">
            <text:p>1326</text:p>
          </table:table-cell>
          <table:table-cell office:value-type="float" office:value="1" calcext:value-type="float">
            <text:p>1</text:p>
          </table:table-cell>
          <table:table-cell office:value-type="float" office:value="0.0124258995056152" calcext:value-type="float">
            <text:p>0.0124258995</text:p>
          </table:table-cell>
          <table:table-cell office:value-type="float" office:value="0.0134612595483829" calcext:value-type="float">
            <text:p>0.0134612595</text:p>
          </table:table-cell>
        </table:table-row>
        <table:table-row table:style-name="ro2">
          <table:table-cell office:value-type="float" office:value="1327" calcext:value-type="float">
            <text:p>1327</text:p>
          </table:table-cell>
          <table:table-cell office:value-type="float" office:value="1" calcext:value-type="float">
            <text:p>1</text:p>
          </table:table-cell>
          <table:table-cell office:value-type="float" office:value="0.0124068260192871" calcext:value-type="float">
            <text:p>0.012406826</text:p>
          </table:table-cell>
          <table:table-cell office:value-type="float" office:value="0.0132068721536104" calcext:value-type="float">
            <text:p>0.0132068722</text:p>
          </table:table-cell>
        </table:table-row>
        <table:table-row table:style-name="ro2">
          <table:table-cell office:value-type="float" office:value="1328" calcext:value-type="float">
            <text:p>1328</text:p>
          </table:table-cell>
          <table:table-cell office:value-type="float" office:value="1" calcext:value-type="float">
            <text:p>1</text:p>
          </table:table-cell>
          <table:table-cell office:value-type="float" office:value="0.0124011039733887" calcext:value-type="float">
            <text:p>0.012401104</text:p>
          </table:table-cell>
          <table:table-cell office:value-type="float" office:value="0.0130084916824576" calcext:value-type="float">
            <text:p>0.0130084917</text:p>
          </table:table-cell>
        </table:table-row>
        <table:table-row table:style-name="ro2">
          <table:table-cell office:value-type="float" office:value="1329" calcext:value-type="float">
            <text:p>1329</text:p>
          </table:table-cell>
          <table:table-cell office:value-type="float" office:value="2" calcext:value-type="float">
            <text:p>2</text:p>
          </table:table-cell>
          <table:table-cell office:value-type="float" office:value="0.0122280120849609" calcext:value-type="float">
            <text:p>0.0122280121</text:p>
          </table:table-cell>
          <table:table-cell office:value-type="float" office:value="0.0128143883601403" calcext:value-type="float">
            <text:p>0.0128143884</text:p>
          </table:table-cell>
        </table:table-row>
        <table:table-row table:style-name="ro2"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  <table:table-cell office:value-type="float" office:value="0.0122439861297607" calcext:value-type="float">
            <text:p>0.0122439861</text:p>
          </table:table-cell>
          <table:table-cell office:value-type="float" office:value="0.0129906785977243" calcext:value-type="float">
            <text:p>0.0129906786</text:p>
          </table:table-cell>
        </table:table-row>
        <table:table-row table:style-name="ro2"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  <table:table-cell office:value-type="float" office:value="0.012253999710083" calcext:value-type="float">
            <text:p>0.0122539997</text:p>
          </table:table-cell>
          <table:table-cell office:value-type="float" office:value="0.0129468927384623" calcext:value-type="float">
            <text:p>0.0129468927</text:p>
          </table:table-cell>
        </table:table-row>
        <table:table-row table:style-name="ro2"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  <table:table-cell office:value-type="float" office:value="0.0122461318969727" calcext:value-type="float">
            <text:p>0.0122461319</text:p>
          </table:table-cell>
          <table:table-cell office:value-type="float" office:value="0.0129033896976563" calcext:value-type="float">
            <text:p>0.0129033897</text:p>
          </table:table-cell>
        </table:table-row>
        <table:table-row table:style-name="ro2"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  <table:table-cell office:value-type="float" office:value="0.0122549533843994" calcext:value-type="float">
            <text:p>0.0122549534</text:p>
          </table:table-cell>
          <table:table-cell office:value-type="float" office:value="0.0128465827193576" calcext:value-type="float">
            <text:p>0.0128465827</text:p>
          </table:table-cell>
        </table:table-row>
        <table:table-row table:style-name="ro2"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office:value-type="float" office:value="0.0124921798706055" calcext:value-type="float">
            <text:p>0.0124921799</text:p>
          </table:table-cell>
          <table:table-cell office:value-type="float" office:value="0.0128816501797829" calcext:value-type="float">
            <text:p>0.0128816502</text:p>
          </table:table-cell>
        </table:table-row>
        <table:table-row table:style-name="ro2"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  <table:table-cell office:value-type="float" office:value="0.0124919414520264" calcext:value-type="float">
            <text:p>0.0124919415</text:p>
          </table:table-cell>
          <table:table-cell office:value-type="float" office:value="0.0129133515808601" calcext:value-type="float">
            <text:p>0.0129133516</text:p>
          </table:table-cell>
        </table:table-row>
        <table:table-row table:style-name="ro2"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  <table:table-cell office:value-type="float" office:value="0.0124859809875488" calcext:value-type="float">
            <text:p>0.012485981</text:p>
          </table:table-cell>
          <table:table-cell office:value-type="float" office:value="0.0129142810362537" calcext:value-type="float">
            <text:p>0.012914281</text:p>
          </table:table-cell>
        </table:table-row>
        <table:table-row table:style-name="ro2">
          <table:table-cell office:value-type="float" office:value="1337" calcext:value-type="float">
            <text:p>1337</text:p>
          </table:table-cell>
          <table:table-cell office:value-type="float" office:value="1" calcext:value-type="float">
            <text:p>1</text:p>
          </table:table-cell>
          <table:table-cell office:value-type="float" office:value="0.0124900341033936" calcext:value-type="float">
            <text:p>0.0124900341</text:p>
          </table:table-cell>
          <table:table-cell office:value-type="float" office:value="0.012906066370159" calcext:value-type="float">
            <text:p>0.0129060664</text:p>
          </table:table-cell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float" office:value="2" calcext:value-type="float">
            <text:p>2</text:p>
          </table:table-cell>
          <table:table-cell office:value-type="float" office:value="0.0121991634368896" calcext:value-type="float">
            <text:p>0.0121991634</text:p>
          </table:table-cell>
          <table:table-cell office:value-type="float" office:value="0.0128095308058508" calcext:value-type="float">
            <text:p>0.0128095308</text:p>
          </table:table-cell>
        </table:table-row>
        <table:table-row table:style-name="ro2"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  <table:table-cell office:value-type="float" office:value="0.0122230052947998" calcext:value-type="float">
            <text:p>0.0122230053</text:p>
          </table:table-cell>
          <table:table-cell office:value-type="float" office:value="0.0129256305604768" calcext:value-type="float">
            <text:p>0.0129256306</text:p>
          </table:table-cell>
        </table:table-row>
        <table:table-row table:style-name="ro2">
          <table:table-cell office:value-type="float" office:value="1340" calcext:value-type="float">
            <text:p>1340</text:p>
          </table:table-cell>
          <table:table-cell office:value-type="float" office:value="1" calcext:value-type="float">
            <text:p>1</text:p>
          </table:table-cell>
          <table:table-cell office:value-type="float" office:value="0.012239933013916" calcext:value-type="float">
            <text:p>0.012239933</text:p>
          </table:table-cell>
          <table:table-cell office:value-type="float" office:value="0.0129017007665937" calcext:value-type="float">
            <text:p>0.0129017008</text:p>
          </table:table-cell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  <table:table-cell office:value-type="float" office:value="0.0122408866882324" calcext:value-type="float">
            <text:p>0.0122408867</text:p>
          </table:table-cell>
          <table:table-cell office:value-type="float" office:value="0.0128644821320599" calcext:value-type="float">
            <text:p>0.0128644821</text:p>
          </table:table-cell>
        </table:table-row>
        <table:table-row table:style-name="ro2">
          <table:table-cell office:value-type="float" office:value="1342" calcext:value-type="float">
            <text:p>1342</text:p>
          </table:table-cell>
          <table:table-cell office:value-type="float" office:value="1" calcext:value-type="float">
            <text:p>1</text:p>
          </table:table-cell>
          <table:table-cell office:value-type="float" office:value="0.0122420787811279" calcext:value-type="float">
            <text:p>0.0122420788</text:p>
          </table:table-cell>
          <table:table-cell office:value-type="float" office:value="0.0128195269642439" calcext:value-type="float">
            <text:p>0.012819527</text:p>
          </table:table-cell>
        </table:table-row>
        <table:table-row table:style-name="ro2"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  <table:table-cell office:value-type="float" office:value="0.0124630928039551" calcext:value-type="float">
            <text:p>0.0124630928</text:p>
          </table:table-cell>
          <table:table-cell office:value-type="float" office:value="0.0128551144814365" calcext:value-type="float">
            <text:p>0.0128551145</text:p>
          </table:table-cell>
        </table:table-row>
        <table:table-row table:style-name="ro2"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  <table:table-cell office:value-type="float" office:value="0.0124590396881104" calcext:value-type="float">
            <text:p>0.0124590397</text:p>
          </table:table-cell>
          <table:table-cell office:value-type="float" office:value="0.012868218335793" calcext:value-type="float">
            <text:p>0.0128682183</text:p>
          </table:table-cell>
        </table:table-row>
        <table:table-row table:style-name="ro2">
          <table:table-cell office:value-type="float" office:value="1345" calcext:value-type="float">
            <text:p>1345</text:p>
          </table:table-cell>
          <table:table-cell office:value-type="float" office:value="1" calcext:value-type="float">
            <text:p>1</text:p>
          </table:table-cell>
          <table:table-cell office:value-type="float" office:value="0.0124471187591553" calcext:value-type="float">
            <text:p>0.0124471188</text:p>
          </table:table-cell>
          <table:table-cell office:value-type="float" office:value="0.0128506198624" calcext:value-type="float">
            <text:p>0.0128506199</text:p>
          </table:table-cell>
        </table:table-row>
        <table:table-row table:style-name="ro2">
          <table:table-cell office:value-type="float" office:value="1346" calcext:value-type="float">
            <text:p>1346</text:p>
          </table:table-cell>
          <table:table-cell office:value-type="float" office:value="1" calcext:value-type="float">
            <text:p>1</text:p>
          </table:table-cell>
          <table:table-cell office:value-type="float" office:value="0.0124568939208984" calcext:value-type="float">
            <text:p>0.0124568939</text:p>
          </table:table-cell>
          <table:table-cell office:value-type="float" office:value="0.0128374585117204" calcext:value-type="float">
            <text:p>0.0128374585</text:p>
          </table:table-cell>
        </table:table-row>
        <table:table-row table:style-name="ro2">
          <table:table-cell office:value-type="float" office:value="1347" calcext:value-type="float">
            <text:p>1347</text:p>
          </table:table-cell>
          <table:table-cell office:value-type="float" office:value="2" calcext:value-type="float">
            <text:p>2</text:p>
          </table:table-cell>
          <table:table-cell office:value-type="float" office:value="0.0122160911560059" calcext:value-type="float">
            <text:p>0.0122160912</text:p>
          </table:table-cell>
          <table:table-cell office:value-type="float" office:value="0.0127233477819931" calcext:value-type="float">
            <text:p>0.0127233478</text:p>
          </table:table-cell>
        </table:table-row>
        <table:table-row table:style-name="ro2">
          <table:table-cell office:value-type="float" office:value="1348" calcext:value-type="float">
            <text:p>1348</text:p>
          </table:table-cell>
          <table:table-cell office:value-type="float" office:value="1" calcext:value-type="float">
            <text:p>1</text:p>
          </table:table-cell>
          <table:table-cell office:value-type="float" office:value="0.0122020244598389" calcext:value-type="float">
            <text:p>0.0122020245</text:p>
          </table:table-cell>
          <table:table-cell office:value-type="float" office:value="0.0128693992409092" calcext:value-type="float">
            <text:p>0.0128693992</text:p>
          </table:table-cell>
        </table:table-row>
        <table:table-row table:style-name="ro2"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  <table:table-cell office:value-type="float" office:value="0.0122358798980713" calcext:value-type="float">
            <text:p>0.0122358799</text:p>
          </table:table-cell>
          <table:table-cell office:value-type="float" office:value="0.0128398813740776" calcext:value-type="float">
            <text:p>0.0128398814</text:p>
          </table:table-cell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  <table:table-cell office:value-type="float" office:value="0.0122439861297607" calcext:value-type="float">
            <text:p>0.0122439861</text:p>
          </table:table-cell>
          <table:table-cell office:value-type="float" office:value="0.0127945422751158" calcext:value-type="float">
            <text:p>0.0127945423</text:p>
          </table:table-cell>
        </table:table-row>
        <table:table-row table:style-name="ro2"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  <table:table-cell office:value-type="float" office:value="0.0122480392456055" calcext:value-type="float">
            <text:p>0.0122480392</text:p>
          </table:table-cell>
          <table:table-cell office:value-type="float" office:value="0.0127440371355157" calcext:value-type="float">
            <text:p>0.0127440371</text:p>
          </table:table-cell>
        </table:table-row>
        <table:table-row table:style-name="ro2"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  <table:table-cell office:value-type="float" office:value="0.0124630928039551" calcext:value-type="float">
            <text:p>0.0124630928</text:p>
          </table:table-cell>
          <table:table-cell office:value-type="float" office:value="0.0127986665915727" calcext:value-type="float">
            <text:p>0.0127986666</text:p>
          </table:table-cell>
        </table:table-row>
        <table:table-row table:style-name="ro2"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  <table:table-cell office:value-type="float" office:value="0.0124640464782715" calcext:value-type="float">
            <text:p>0.0124640465</text:p>
          </table:table-cell>
          <table:table-cell office:value-type="float" office:value="0.0128386807631022" calcext:value-type="float">
            <text:p>0.0128386808</text:p>
          </table:table-cell>
        </table:table-row>
        <table:table-row table:style-name="ro2"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  <table:table-cell office:value-type="float" office:value="0.0124449729919434" calcext:value-type="float">
            <text:p>0.012444973</text:p>
          </table:table-cell>
          <table:table-cell office:value-type="float" office:value="0.0128317750696483" calcext:value-type="float">
            <text:p>0.0128317751</text:p>
          </table:table-cell>
        </table:table-row>
        <table:table-row table:style-name="ro2">
          <table:table-cell office:value-type="float" office:value="1355" calcext:value-type="float">
            <text:p>1355</text:p>
          </table:table-cell>
          <table:table-cell office:value-type="float" office:value="1" calcext:value-type="float">
            <text:p>1</text:p>
          </table:table-cell>
          <table:table-cell office:value-type="float" office:value="0.0124640464782715" calcext:value-type="float">
            <text:p>0.0124640465</text:p>
          </table:table-cell>
          <table:table-cell office:value-type="float" office:value="0.0128366133155101" calcext:value-type="float">
            <text:p>0.0128366133</text:p>
          </table:table-cell>
        </table:table-row>
        <table:table-row table:style-name="ro2">
          <table:table-cell office:value-type="float" office:value="1356" calcext:value-type="float">
            <text:p>1356</text:p>
          </table:table-cell>
          <table:table-cell office:value-type="float" office:value="2" calcext:value-type="float">
            <text:p>2</text:p>
          </table:table-cell>
          <table:table-cell office:value-type="float" office:value="0.0122709274291992" calcext:value-type="float">
            <text:p>0.0122709274</text:p>
          </table:table-cell>
          <table:table-cell office:value-type="float" office:value="0.0126493168930875" calcext:value-type="float">
            <text:p>0.0126493169</text:p>
          </table:table-cell>
        </table:table-row>
        <table:table-row table:style-name="ro2"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  <table:table-cell office:value-type="float" office:value="0.0122439861297607" calcext:value-type="float">
            <text:p>0.0122439861</text:p>
          </table:table-cell>
          <table:table-cell office:value-type="float" office:value="0.0128271577182281" calcext:value-type="float">
            <text:p>0.0128271577</text:p>
          </table:table-cell>
        </table:table-row>
        <table:table-row table:style-name="ro2"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  <table:table-cell office:value-type="float" office:value="0.0122687816619873" calcext:value-type="float">
            <text:p>0.0122687817</text:p>
          </table:table-cell>
          <table:table-cell office:value-type="float" office:value="0.012781032279674" calcext:value-type="float">
            <text:p>0.0127810323</text:p>
          </table:table-cell>
        </table:table-row>
        <table:table-row table:style-name="ro2"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  <table:table-cell office:value-type="float" office:value="0.0122549533843994" calcext:value-type="float">
            <text:p>0.0122549534</text:p>
          </table:table-cell>
          <table:table-cell office:value-type="float" office:value="0.0127468543717095" calcext:value-type="float">
            <text:p>0.0127468544</text:p>
          </table:table-cell>
        </table:table-row>
        <table:table-row table:style-name="ro2"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  <table:table-cell office:value-type="float" office:value="0.01226806640625" calcext:value-type="float">
            <text:p>0.0122680664</text:p>
          </table:table-cell>
          <table:table-cell office:value-type="float" office:value="0.0126975793196351" calcext:value-type="float">
            <text:p>0.0126975793</text:p>
          </table:table-cell>
        </table:table-row>
        <table:table-row table:style-name="ro2"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  <table:table-cell office:value-type="float" office:value="0.0125370025634766" calcext:value-type="float">
            <text:p>0.0125370026</text:p>
          </table:table-cell>
          <table:table-cell office:value-type="float" office:value="0.0128143092371079" calcext:value-type="float">
            <text:p>0.0128143092</text:p>
          </table:table-cell>
        </table:table-row>
        <table:table-row table:style-name="ro2"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  <table:table-cell office:value-type="float" office:value="0.0125341415405273" calcext:value-type="float">
            <text:p>0.0125341415</text:p>
          </table:table-cell>
          <table:table-cell office:value-type="float" office:value="0.0129107009785025" calcext:value-type="float">
            <text:p>0.012910701</text:p>
          </table:table-cell>
        </table:table-row>
        <table:table-row table:style-name="ro2">
          <table:table-cell office:value-type="float" office:value="1363" calcext:value-type="float">
            <text:p>1363</text:p>
          </table:table-cell>
          <table:table-cell office:value-type="float" office:value="1" calcext:value-type="float">
            <text:p>1</text:p>
          </table:table-cell>
          <table:table-cell office:value-type="float" office:value="0.0125250816345215" calcext:value-type="float">
            <text:p>0.0125250816</text:p>
          </table:table-cell>
          <table:table-cell office:value-type="float" office:value="0.0129519981820993" calcext:value-type="float">
            <text:p>0.0129519982</text:p>
          </table:table-cell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float" office:value="1" calcext:value-type="float">
            <text:p>1</text:p>
          </table:table-cell>
          <table:table-cell office:value-type="float" office:value="0.0125250816345215" calcext:value-type="float">
            <text:p>0.0125250816</text:p>
          </table:table-cell>
          <table:table-cell office:value-type="float" office:value="0.012965758329848" calcext:value-type="float">
            <text:p>0.0129657583</text:p>
          </table:table-cell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float" office:value="2" calcext:value-type="float">
            <text:p>2</text:p>
          </table:table-cell>
          <table:table-cell office:value-type="float" office:value="0.0121679306030273" calcext:value-type="float">
            <text:p>0.0121679306</text:p>
          </table:table-cell>
          <table:table-cell office:value-type="float" office:value="0.0129186538557261" calcext:value-type="float">
            <text:p>0.0129186539</text:p>
          </table:table-cell>
        </table:table-row>
        <table:table-row table:style-name="ro2">
          <table:table-cell office:value-type="float" office:value="1366" calcext:value-type="float">
            <text:p>1366</text:p>
          </table:table-cell>
          <table:table-cell office:value-type="float" office:value="1" calcext:value-type="float">
            <text:p>1</text:p>
          </table:table-cell>
          <table:table-cell office:value-type="float" office:value="0.0122089385986328" calcext:value-type="float">
            <text:p>0.0122089386</text:p>
          </table:table-cell>
          <table:table-cell office:value-type="float" office:value="0.0129966638671955" calcext:value-type="float">
            <text:p>0.0129966639</text:p>
          </table:table-cell>
        </table:table-row>
        <table:table-row table:style-name="ro2"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  <table:table-cell office:value-type="float" office:value="0.0122020244598389" calcext:value-type="float">
            <text:p>0.0122020245</text:p>
          </table:table-cell>
          <table:table-cell office:value-type="float" office:value="0.0129983790828819" calcext:value-type="float">
            <text:p>0.0129983791</text:p>
          </table:table-cell>
        </table:table-row>
        <table:table-row table:style-name="ro2"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  <table:table-cell office:value-type="float" office:value="0.0121970176696777" calcext:value-type="float">
            <text:p>0.0121970177</text:p>
          </table:table-cell>
          <table:table-cell office:value-type="float" office:value="0.0129789995525969" calcext:value-type="float">
            <text:p>0.0129789996</text:p>
          </table:table-cell>
        </table:table-row>
        <table:table-row table:style-name="ro2"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  <table:table-cell office:value-type="float" office:value="0.0121989250183106" calcext:value-type="float">
            <text:p>0.012198925</text:p>
          </table:table-cell>
          <table:table-cell office:value-type="float" office:value="0.0129401758719525" calcext:value-type="float">
            <text:p>0.0129401759</text:p>
          </table:table-cell>
        </table:table-row>
        <table:table-row table:style-name="ro2"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  <table:table-cell office:value-type="float" office:value="0.0124340057373047" calcext:value-type="float">
            <text:p>0.0124340057</text:p>
          </table:table-cell>
          <table:table-cell office:value-type="float" office:value="0.0129135655443185" calcext:value-type="float">
            <text:p>0.0129135655</text:p>
          </table:table-cell>
        </table:table-row>
        <table:table-row table:style-name="ro2">
          <table:table-cell office:value-type="float" office:value="1371" calcext:value-type="float">
            <text:p>1371</text:p>
          </table:table-cell>
          <table:table-cell office:value-type="float" office:value="1" calcext:value-type="float">
            <text:p>1</text:p>
          </table:table-cell>
          <table:table-cell office:value-type="float" office:value="0.0124521255493164" calcext:value-type="float">
            <text:p>0.0124521255</text:p>
          </table:table-cell>
          <table:table-cell office:value-type="float" office:value="0.0129156248845012" calcext:value-type="float">
            <text:p>0.0129156249</text:p>
          </table:table-cell>
        </table:table-row>
        <table:table-row table:style-name="ro2"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office:value-type="float" office:value="0.012437105178833" calcext:value-type="float">
            <text:p>0.0124371052</text:p>
          </table:table-cell>
          <table:table-cell office:value-type="float" office:value="0.0128855940554777" calcext:value-type="float">
            <text:p>0.0128855941</text:p>
          </table:table-cell>
        </table:table-row>
        <table:table-row table:style-name="ro2"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  <table:table-cell office:value-type="float" office:value="0.0124340057373047" calcext:value-type="float">
            <text:p>0.0124340057</text:p>
          </table:table-cell>
          <table:table-cell office:value-type="float" office:value="0.0128483841748166" calcext:value-type="float">
            <text:p>0.0128483842</text:p>
          </table:table-cell>
        </table:table-row>
        <table:table-row table:style-name="ro2">
          <table:table-cell office:value-type="float" office:value="1374" calcext:value-type="float">
            <text:p>1374</text:p>
          </table:table-cell>
          <table:table-cell office:value-type="float" office:value="2" calcext:value-type="float">
            <text:p>2</text:p>
          </table:table-cell>
          <table:table-cell office:value-type="float" office:value="0.0121619701385498" calcext:value-type="float">
            <text:p>0.0121619701</text:p>
          </table:table-cell>
          <table:table-cell office:value-type="float" office:value="0.0145274406142111" calcext:value-type="float">
            <text:p>0.0145274406</text:p>
          </table:table-cell>
        </table:table-row>
        <table:table-row table:style-name="ro2">
          <table:table-cell office:value-type="float" office:value="1375" calcext:value-type="float">
            <text:p>1375</text:p>
          </table:table-cell>
          <table:table-cell office:value-type="float" office:value="1" calcext:value-type="float">
            <text:p>1</text:p>
          </table:table-cell>
          <table:table-cell office:value-type="float" office:value="0.0121710300445557" calcext:value-type="float">
            <text:p>0.01217103</text:p>
          </table:table-cell>
          <table:table-cell office:value-type="float" office:value="0.0128897451978516" calcext:value-type="float">
            <text:p>0.0128897452</text:p>
          </table:table-cell>
        </table:table-row>
        <table:table-row table:style-name="ro2"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  <table:table-cell office:value-type="float" office:value="0.0132191181182861" calcext:value-type="float">
            <text:p>0.0132191181</text:p>
          </table:table-cell>
          <table:table-cell office:value-type="float" office:value="0.0137457727393576" calcext:value-type="float">
            <text:p>0.0137457727</text:p>
          </table:table-cell>
        </table:table-row>
        <table:table-row table:style-name="ro2"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  <table:table-cell office:value-type="float" office:value="0.0132172107696533" calcext:value-type="float">
            <text:p>0.0132172108</text:p>
          </table:table-cell>
          <table:table-cell office:value-type="float" office:value="0.0142889370893504" calcext:value-type="float">
            <text:p>0.0142889371</text:p>
          </table:table-cell>
        </table:table-row>
        <table:table-row table:style-name="ro2"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  <table:table-cell office:value-type="float" office:value="0.0132229328155518" calcext:value-type="float">
            <text:p>0.0132229328</text:p>
          </table:table-cell>
          <table:table-cell office:value-type="float" office:value="0.0146183345481785" calcext:value-type="float">
            <text:p>0.0146183345</text:p>
          </table:table-cell>
        </table:table-row>
        <table:table-row table:style-name="ro2"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  <table:table-cell office:value-type="float" office:value="0.0124309062957764" calcext:value-type="float">
            <text:p>0.0124309063</text:p>
          </table:table-cell>
          <table:table-cell office:value-type="float" office:value="0.0141585513801073" calcext:value-type="float">
            <text:p>0.0141585514</text:p>
          </table:table-cell>
        </table:table-row>
        <table:table-row table:style-name="ro2"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  <table:table-cell office:value-type="float" office:value="0.0124390125274658" calcext:value-type="float">
            <text:p>0.0124390125</text:p>
          </table:table-cell>
          <table:table-cell office:value-type="float" office:value="0.0138553859586131" calcext:value-type="float">
            <text:p>0.013855386</text:p>
          </table:table-cell>
        </table:table-row>
        <table:table-row table:style-name="ro2"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  <table:table-cell office:value-type="float" office:value="0.0124289989471436" calcext:value-type="float">
            <text:p>0.0124289989</text:p>
          </table:table-cell>
          <table:table-cell office:value-type="float" office:value="0.0136209338638162" calcext:value-type="float">
            <text:p>0.0136209339</text:p>
          </table:table-cell>
        </table:table-row>
        <table:table-row table:style-name="ro2"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  <table:table-cell office:value-type="float" office:value="0.0124449729919434" calcext:value-type="float">
            <text:p>0.012444973</text:p>
          </table:table-cell>
          <table:table-cell office:value-type="float" office:value="0.0134158494212599" calcext:value-type="float">
            <text:p>0.0134158494</text:p>
          </table:table-cell>
        </table:table-row>
        <table:table-row table:style-name="ro2">
          <table:table-cell office:value-type="float" office:value="1383" calcext:value-type="float">
            <text:p>1383</text:p>
          </table:table-cell>
          <table:table-cell office:value-type="float" office:value="2" calcext:value-type="float">
            <text:p>2</text:p>
          </table:table-cell>
          <table:table-cell office:value-type="float" office:value="0.0121660232543945" calcext:value-type="float">
            <text:p>0.0121660233</text:p>
          </table:table-cell>
          <table:table-cell office:value-type="float" office:value="0.0132146698662323" calcext:value-type="float">
            <text:p>0.0132146699</text:p>
          </table:table-cell>
        </table:table-row>
        <table:table-row table:style-name="ro2">
          <table:table-cell office:value-type="float" office:value="1384" calcext:value-type="float">
            <text:p>1384</text:p>
          </table:table-cell>
          <table:table-cell office:value-type="float" office:value="1" calcext:value-type="float">
            <text:p>1</text:p>
          </table:table-cell>
          <table:table-cell office:value-type="float" office:value="0.0121111869812012" calcext:value-type="float">
            <text:p>0.012111187</text:p>
          </table:table-cell>
          <table:table-cell office:value-type="float" office:value="0.0135429856268155" calcext:value-type="float">
            <text:p>0.0135429856</text:p>
          </table:table-cell>
        </table:table-row>
        <table:table-row table:style-name="ro2"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  <table:table-cell office:value-type="float" office:value="0.0121939182281494" calcext:value-type="float">
            <text:p>0.0121939182</text:p>
          </table:table-cell>
          <table:table-cell office:value-type="float" office:value="0.0135092852129563" calcext:value-type="float">
            <text:p>0.0135092852</text:p>
          </table:table-cell>
        </table:table-row>
        <table:table-row table:style-name="ro2"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  <table:table-cell office:value-type="float" office:value="0.0121939182281494" calcext:value-type="float">
            <text:p>0.0121939182</text:p>
          </table:table-cell>
          <table:table-cell office:value-type="float" office:value="0.0134460640980859" calcext:value-type="float">
            <text:p>0.0134460641</text:p>
          </table:table-cell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float" office:value="1" calcext:value-type="float">
            <text:p>1</text:p>
          </table:table-cell>
          <table:table-cell office:value-type="float" office:value="0.012192964553833" calcext:value-type="float">
            <text:p>0.0121929646</text:p>
          </table:table-cell>
          <table:table-cell office:value-type="float" office:value="0.0133662801480436" calcext:value-type="float">
            <text:p>0.0133662801</text:p>
          </table:table-cell>
        </table:table-row>
        <table:table-row table:style-name="ro2"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  <table:table-cell office:value-type="float" office:value="0.0121810436248779" calcext:value-type="float">
            <text:p>0.0121810436</text:p>
          </table:table-cell>
          <table:table-cell office:value-type="float" office:value="0.0132876866313449" calcext:value-type="float">
            <text:p>0.0132876866</text:p>
          </table:table-cell>
        </table:table-row>
        <table:table-row table:style-name="ro2"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  <table:table-cell office:value-type="float" office:value="0.0124509334564209" calcext:value-type="float">
            <text:p>0.0124509335</text:p>
          </table:table-cell>
          <table:table-cell office:value-type="float" office:value="0.0131318855950369" calcext:value-type="float">
            <text:p>0.0131318856</text:p>
          </table:table-cell>
        </table:table-row>
        <table:table-row table:style-name="ro2">
          <table:table-cell office:value-type="float" office:value="1390" calcext:value-type="float">
            <text:p>1390</text:p>
          </table:table-cell>
          <table:table-cell office:value-type="float" office:value="1" calcext:value-type="float">
            <text:p>1</text:p>
          </table:table-cell>
          <table:table-cell office:value-type="float" office:value="0.012441873550415" calcext:value-type="float">
            <text:p>0.0124418736</text:p>
          </table:table-cell>
          <table:table-cell office:value-type="float" office:value="0.0130460862684766" calcext:value-type="float">
            <text:p>0.0130460863</text:p>
          </table:table-cell>
        </table:table-row>
        <table:table-row table:style-name="ro2"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  <table:table-cell office:value-type="float" office:value="0.0124368667602539" calcext:value-type="float">
            <text:p>0.0124368668</text:p>
          </table:table-cell>
          <table:table-cell office:value-type="float" office:value="0.0129652661740507" calcext:value-type="float">
            <text:p>0.0129652662</text:p>
          </table:table-cell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float" office:value="2" calcext:value-type="float">
            <text:p>2</text:p>
          </table:table-cell>
          <table:table-cell office:value-type="float" office:value="0.0132410526275635" calcext:value-type="float">
            <text:p>0.0132410526</text:p>
          </table:table-cell>
          <table:table-cell office:value-type="float" office:value="0.0136223294821182" calcext:value-type="float">
            <text:p>0.0136223295</text:p>
          </table:table-cell>
        </table:table-row>
        <table:table-row table:style-name="ro2"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  <table:table-cell office:value-type="float" office:value="0.0122170448303223" calcext:value-type="float">
            <text:p>0.0122170448</text:p>
          </table:table-cell>
          <table:table-cell office:value-type="float" office:value="0.0129450901288332" calcext:value-type="float">
            <text:p>0.0129450901</text:p>
          </table:table-cell>
        </table:table-row>
        <table:table-row table:style-name="ro2">
          <table:table-cell office:value-type="float" office:value="1394" calcext:value-type="float">
            <text:p>1394</text:p>
          </table:table-cell>
          <table:table-cell office:value-type="float" office:value="1" calcext:value-type="float">
            <text:p>1</text:p>
          </table:table-cell>
          <table:table-cell office:value-type="float" office:value="0.0122888088226318" calcext:value-type="float">
            <text:p>0.0122888088</text:p>
          </table:table-cell>
          <table:table-cell office:value-type="float" office:value="0.0128463046903099" calcext:value-type="float">
            <text:p>0.0128463047</text:p>
          </table:table-cell>
        </table:table-row>
        <table:table-row table:style-name="ro2">
          <table:table-cell office:value-type="float" office:value="1395" calcext:value-type="float">
            <text:p>1395</text:p>
          </table:table-cell>
          <table:table-cell office:value-type="float" office:value="1" calcext:value-type="float">
            <text:p>1</text:p>
          </table:table-cell>
          <table:table-cell office:value-type="float" office:value="0.0123031139373779" calcext:value-type="float">
            <text:p>0.0123031139</text:p>
          </table:table-cell>
          <table:table-cell office:value-type="float" office:value="0.0127515380250112" calcext:value-type="float">
            <text:p>0.012751538</text:p>
          </table:table-cell>
        </table:table-row>
        <table:table-row table:style-name="ro2"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  <table:table-cell office:value-type="float" office:value="0.012315034866333" calcext:value-type="float">
            <text:p>0.0123150349</text:p>
          </table:table-cell>
          <table:table-cell office:value-type="float" office:value="0.0126649033353347" calcext:value-type="float">
            <text:p>0.0126649033</text:p>
          </table:table-cell>
        </table:table-row>
        <table:table-row table:style-name="ro2"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  <table:table-cell office:value-type="float" office:value="0.0122270584106445" calcext:value-type="float">
            <text:p>0.0122270584</text:p>
          </table:table-cell>
          <table:table-cell office:value-type="float" office:value="0.0126740953293056" calcext:value-type="float">
            <text:p>0.0126740953</text:p>
          </table:table-cell>
        </table:table-row>
        <table:table-row table:style-name="ro2">
          <table:table-cell office:value-type="float" office:value="1398" calcext:value-type="float">
            <text:p>1398</text:p>
          </table:table-cell>
          <table:table-cell office:value-type="float" office:value="2" calcext:value-type="float">
            <text:p>2</text:p>
          </table:table-cell>
          <table:table-cell office:value-type="float" office:value="0.000444889068603516" calcext:value-type="float">
            <text:p>0.0004448891</text:p>
          </table:table-cell>
          <table:table-cell office:value-type="float" office:value="0.0238163467007903" calcext:value-type="float">
            <text:p>0.0238163467</text:p>
          </table:table-cell>
        </table:table-row>
        <table:table-row table:style-name="ro2">
          <table:table-cell office:value-type="float" office:value="1398" calcext:value-type="float">
            <text:p>1398</text:p>
          </table:table-cell>
          <table:table-cell office:value-type="float" office:value="2" calcext:value-type="float">
            <text:p>2</text:p>
          </table:table-cell>
          <table:table-cell office:value-type="float" office:value="0.0124499797821045" calcext:value-type="float">
            <text:p>0.0124499798</text:p>
          </table:table-cell>
          <table:table-cell office:value-type="float" office:value="0.0287195371649264" calcext:value-type="float">
            <text:p>0.0287195372</text:p>
          </table:table-cell>
        </table:table-row>
        <table:table-row table:style-name="ro2">
          <table:table-cell office:value-type="float" office:value="1399" calcext:value-type="float">
            <text:p>1399</text:p>
          </table:table-cell>
          <table:table-cell office:value-type="float" office:value="2" calcext:value-type="float">
            <text:p>2</text:p>
          </table:table-cell>
          <table:table-cell office:value-type="float" office:value="0.000425815582275391" calcext:value-type="float">
            <text:p>0.0004258156</text:p>
          </table:table-cell>
          <table:table-cell office:value-type="float" office:value="0.0297925017500752" calcext:value-type="float">
            <text:p>0.0297925018</text:p>
          </table:table-cell>
        </table:table-row>
        <table:table-row table:style-name="ro2">
          <table:table-cell office:value-type="float" office:value="1399" calcext:value-type="float">
            <text:p>1399</text:p>
          </table:table-cell>
          <table:table-cell office:value-type="float" office:value="2" calcext:value-type="float">
            <text:p>2</text:p>
          </table:table-cell>
          <table:table-cell office:value-type="float" office:value="0.0134317874908447" calcext:value-type="float">
            <text:p>0.0134317875</text:p>
          </table:table-cell>
          <table:table-cell office:value-type="float" office:value="0.0271730772951316" calcext:value-type="float">
            <text:p>0.0271730773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0.000436067581176758" calcext:value-type="float">
            <text:p>0.0004360676</text:p>
          </table:table-cell>
          <table:table-cell office:value-type="float" office:value="0.032787674059386" calcext:value-type="float">
            <text:p>0.0327876741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0.0144221782684326" calcext:value-type="float">
            <text:p>0.0144221783</text:p>
          </table:table-cell>
          <table:table-cell office:value-type="float" office:value="0.0269257732524005" calcext:value-type="float">
            <text:p>0.0269257733</text:p>
          </table:table-cell>
        </table:table-row>
        <table:table-row table:style-name="ro2">
          <table:table-cell office:value-type="float" office:value="1401" calcext:value-type="float">
            <text:p>1401</text:p>
          </table:table-cell>
          <table:table-cell office:value-type="float" office:value="2" calcext:value-type="float">
            <text:p>2</text:p>
          </table:table-cell>
          <table:table-cell office:value-type="float" office:value="0.0132229328155518" calcext:value-type="float">
            <text:p>0.0132229328</text:p>
          </table:table-cell>
          <table:table-cell office:value-type="float" office:value="0.0225935937129016" calcext:value-type="float">
            <text:p>0.0225935937</text:p>
          </table:table-cell>
        </table:table-row>
        <table:table-row table:style-name="ro2"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  <table:table-cell office:value-type="float" office:value="0.0113279819488525" calcext:value-type="float">
            <text:p>0.0113279819</text:p>
          </table:table-cell>
          <table:table-cell office:value-type="float" office:value="0.0299201238572851" calcext:value-type="float">
            <text:p>0.0299201239</text:p>
          </table:table-cell>
        </table:table-row>
        <table:table-row table:style-name="ro2"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  <table:table-cell office:value-type="float" office:value="0.0124008655548096" calcext:value-type="float">
            <text:p>0.0124008656</text:p>
          </table:table-cell>
          <table:table-cell office:value-type="float" office:value="0.027367974974146" calcext:value-type="float">
            <text:p>0.027367975</text:p>
          </table:table-cell>
        </table:table-row>
        <table:table-row table:style-name="ro2"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office:value-type="float" office:value="0.0133957862854004" calcext:value-type="float">
            <text:p>0.0133957863</text:p>
          </table:table-cell>
          <table:table-cell office:value-type="float" office:value="0.0265752590307696" calcext:value-type="float">
            <text:p>0.026575259</text:p>
          </table:table-cell>
        </table:table-row>
        <table:table-row table:style-name="ro2"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</text:p>
          </table:table-cell>
          <table:table-cell office:value-type="float" office:value="0.0143868923187256" calcext:value-type="float">
            <text:p>0.0143868923</text:p>
          </table:table-cell>
          <table:table-cell office:value-type="float" office:value="0.0267253641736764" calcext:value-type="float">
            <text:p>0.0267253642</text:p>
          </table:table-cell>
        </table:table-row>
        <table:table-row table:style-name="ro2">
          <table:table-cell office:value-type="float" office:value="1406" calcext:value-type="float">
            <text:p>1406</text:p>
          </table:table-cell>
          <table:table-cell office:value-type="float" office:value="1" calcext:value-type="float">
            <text:p>1</text:p>
          </table:table-cell>
          <table:table-cell office:value-type="float" office:value="0.0122129917144775" calcext:value-type="float">
            <text:p>0.0122129917</text:p>
          </table:table-cell>
          <table:table-cell office:value-type="float" office:value="0.0237626302905174" calcext:value-type="float">
            <text:p>0.0237626303</text:p>
          </table:table-cell>
        </table:table-row>
        <table:table-row table:style-name="ro2">
          <table:table-cell office:value-type="float" office:value="1407" calcext:value-type="float">
            <text:p>1407</text:p>
          </table:table-cell>
          <table:table-cell office:value-type="float" office:value="2" calcext:value-type="float">
            <text:p>2</text:p>
          </table:table-cell>
          <table:table-cell office:value-type="float" office:value="0.0121080875396729" calcext:value-type="float">
            <text:p>0.0121080875</text:p>
          </table:table-cell>
          <table:table-cell office:value-type="float" office:value="0.0136325100932122" calcext:value-type="float">
            <text:p>0.0136325101</text:p>
          </table:table-cell>
        </table:table-row>
        <table:table-row table:style-name="ro2">
          <table:table-cell office:value-type="float" office:value="1408" calcext:value-type="float">
            <text:p>1408</text:p>
          </table:table-cell>
          <table:table-cell office:value-type="float" office:value="1" calcext:value-type="float">
            <text:p>1</text:p>
          </table:table-cell>
          <table:table-cell office:value-type="float" office:value="0.0120820999145508" calcext:value-type="float">
            <text:p>0.0120820999</text:p>
          </table:table-cell>
          <table:table-cell office:value-type="float" office:value="0.0202501432921729" calcext:value-type="float">
            <text:p>0.0202501433</text:p>
          </table:table-cell>
        </table:table-row>
        <table:table-row table:style-name="ro2"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  <table:table-cell office:value-type="float" office:value="0.012070894241333" calcext:value-type="float">
            <text:p>0.0120708942</text:p>
          </table:table-cell>
          <table:table-cell office:value-type="float" office:value="0.018444396215649" calcext:value-type="float">
            <text:p>0.0184443962</text:p>
          </table:table-cell>
        </table:table-row>
        <table:table-row table:style-name="ro2"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  <table:table-cell office:value-type="float" office:value="0.0120680332183838" calcext:value-type="float">
            <text:p>0.0120680332</text:p>
          </table:table-cell>
          <table:table-cell office:value-type="float" office:value="0.017056984109165" calcext:value-type="float">
            <text:p>0.0170569841</text:p>
          </table:table-cell>
        </table:table-row>
        <table:table-row table:style-name="ro2"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  <table:table-cell office:value-type="float" office:value="0.0120739936828613" calcext:value-type="float">
            <text:p>0.0120739937</text:p>
          </table:table-cell>
          <table:table-cell office:value-type="float" office:value="0.0159972957214852" calcext:value-type="float">
            <text:p>0.0159972957</text:p>
          </table:table-cell>
        </table:table-row>
        <table:table-row table:style-name="ro2"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  <table:table-cell office:value-type="float" office:value="0.0131809711456299" calcext:value-type="float">
            <text:p>0.0131809711</text:p>
          </table:table-cell>
          <table:table-cell office:value-type="float" office:value="0.0164246216739779" calcext:value-type="float">
            <text:p>0.0164246217</text:p>
          </table:table-cell>
        </table:table-row>
        <table:table-row table:style-name="ro2">
          <table:table-cell office:value-type="float" office:value="1413" calcext:value-type="float">
            <text:p>1413</text:p>
          </table:table-cell>
          <table:table-cell office:value-type="float" office:value="1" calcext:value-type="float">
            <text:p>1</text:p>
          </table:table-cell>
          <table:table-cell office:value-type="float" office:value="0.0121490955352783" calcext:value-type="float">
            <text:p>0.0121490955</text:p>
          </table:table-cell>
          <table:table-cell office:value-type="float" office:value="0.0154428301896449" calcext:value-type="float">
            <text:p>0.0154428302</text:p>
          </table:table-cell>
        </table:table-row>
        <table:table-row table:style-name="ro2"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  <table:table-cell office:value-type="float" office:value="0.0121340751647949" calcext:value-type="float">
            <text:p>0.0121340752</text:p>
          </table:table-cell>
          <table:table-cell office:value-type="float" office:value="0.0146787024033086" calcext:value-type="float">
            <text:p>0.0146787024</text:p>
          </table:table-cell>
        </table:table-row>
        <table:table-row table:style-name="ro2"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  <table:table-cell office:value-type="float" office:value="0.0121431350708008" calcext:value-type="float">
            <text:p>0.0121431351</text:p>
          </table:table-cell>
          <table:table-cell office:value-type="float" office:value="0.0141079163365784" calcext:value-type="float">
            <text:p>0.0141079163</text:p>
          </table:table-cell>
        </table:table-row>
        <table:table-row table:style-name="ro2">
          <table:table-cell office:value-type="float" office:value="1416" calcext:value-type="float">
            <text:p>1416</text:p>
          </table:table-cell>
          <table:table-cell office:value-type="float" office:value="2" calcext:value-type="float">
            <text:p>2</text:p>
          </table:table-cell>
          <table:table-cell office:value-type="float" office:value="0.0121290683746338" calcext:value-type="float">
            <text:p>0.0121290684</text:p>
          </table:table-cell>
          <table:table-cell office:value-type="float" office:value="0.0137321255563755" calcext:value-type="float">
            <text:p>0.0137321256</text:p>
          </table:table-cell>
        </table:table-row>
        <table:table-row table:style-name="ro2">
          <table:table-cell office:value-type="float" office:value="1417" calcext:value-type="float">
            <text:p>1417</text:p>
          </table:table-cell>
          <table:table-cell office:value-type="float" office:value="1" calcext:value-type="float">
            <text:p>1</text:p>
          </table:table-cell>
          <table:table-cell office:value-type="float" office:value="0.0120840072631836" calcext:value-type="float">
            <text:p>0.0120840073</text:p>
          </table:table-cell>
          <table:table-cell office:value-type="float" office:value="0.0132457962301547" calcext:value-type="float">
            <text:p>0.0132457962</text:p>
          </table:table-cell>
        </table:table-row>
        <table:table-row table:style-name="ro2">
          <table:table-cell office:value-type="float" office:value="1418" calcext:value-type="float">
            <text:p>1418</text:p>
          </table:table-cell>
          <table:table-cell office:value-type="float" office:value="1" calcext:value-type="float">
            <text:p>1</text:p>
          </table:table-cell>
          <table:table-cell office:value-type="float" office:value="0.013206958770752" calcext:value-type="float">
            <text:p>0.0132069588</text:p>
          </table:table-cell>
          <table:table-cell office:value-type="float" office:value="0.0142190297983197" calcext:value-type="float">
            <text:p>0.0142190298</text:p>
          </table:table-cell>
        </table:table-row>
        <table:table-row table:style-name="ro2"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  <table:table-cell office:value-type="float" office:value="0.0131978988647461" calcext:value-type="float">
            <text:p>0.0131978989</text:p>
          </table:table-cell>
          <table:table-cell office:value-type="float" office:value="0.0148158947135599" calcext:value-type="float">
            <text:p>0.0148158947</text:p>
          </table:table-cell>
        </table:table-row>
        <table:table-row table:style-name="ro2"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  <table:table-cell office:value-type="float" office:value="0.01214599609375" calcext:value-type="float">
            <text:p>0.0121459961</text:p>
          </table:table-cell>
          <table:table-cell office:value-type="float" office:value="0.0143731445712652" calcext:value-type="float">
            <text:p>0.0143731446</text:p>
          </table:table-cell>
        </table:table-row>
        <table:table-row table:style-name="ro2">
          <table:table-cell office:value-type="float" office:value="1421" calcext:value-type="float">
            <text:p>1421</text:p>
          </table:table-cell>
          <table:table-cell office:value-type="float" office:value="1" calcext:value-type="float">
            <text:p>1</text:p>
          </table:table-cell>
          <table:table-cell office:value-type="float" office:value="0.0121479034423828" calcext:value-type="float">
            <text:p>0.0121479034</text:p>
          </table:table-cell>
          <table:table-cell office:value-type="float" office:value="0.0140113224704083" calcext:value-type="float">
            <text:p>0.0140113225</text:p>
          </table:table-cell>
        </table:table-row>
        <table:table-row table:style-name="ro2">
          <table:table-cell office:value-type="float" office:value="1422" calcext:value-type="float">
            <text:p>1422</text:p>
          </table:table-cell>
          <table:table-cell office:value-type="float" office:value="1" calcext:value-type="float">
            <text:p>1</text:p>
          </table:table-cell>
          <table:table-cell office:value-type="float" office:value="0.0124030113220215" calcext:value-type="float">
            <text:p>0.0124030113</text:p>
          </table:table-cell>
          <table:table-cell office:value-type="float" office:value="0.0135093114672286" calcext:value-type="float">
            <text:p>0.0135093115</text:p>
          </table:table-cell>
        </table:table-row>
        <table:table-row table:style-name="ro2"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  <table:table-cell office:value-type="float" office:value="0.0123941898345947" calcext:value-type="float">
            <text:p>0.0123941898</text:p>
          </table:table-cell>
          <table:table-cell office:value-type="float" office:value="0.0133185936683331" calcext:value-type="float">
            <text:p>0.0133185937</text:p>
          </table:table-cell>
        </table:table-row>
        <table:table-row table:style-name="ro2"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  <table:table-cell office:value-type="float" office:value="0.0124108791351318" calcext:value-type="float">
            <text:p>0.0124108791</text:p>
          </table:table-cell>
          <table:table-cell office:value-type="float" office:value="0.0131833229561078" calcext:value-type="float">
            <text:p>0.013183323</text:p>
          </table:table-cell>
        </table:table-row>
        <table:table-row table:style-name="ro2">
          <table:table-cell office:value-type="float" office:value="1425" calcext:value-type="float">
            <text:p>1425</text:p>
          </table:table-cell>
          <table:table-cell office:value-type="float" office:value="2" calcext:value-type="float">
            <text:p>2</text:p>
          </table:table-cell>
          <table:table-cell office:value-type="float" office:value="0.0121328830718994" calcext:value-type="float">
            <text:p>0.0121328831</text:p>
          </table:table-cell>
          <table:table-cell office:value-type="float" office:value="0.0136928350864499" calcext:value-type="float">
            <text:p>0.0136928351</text:p>
          </table:table-cell>
        </table:table-row>
        <table:table-row table:style-name="ro2">
          <table:table-cell office:value-type="float" office:value="1426" calcext:value-type="float">
            <text:p>1426</text:p>
          </table:table-cell>
          <table:table-cell office:value-type="float" office:value="1" calcext:value-type="float">
            <text:p>1</text:p>
          </table:table-cell>
          <table:table-cell office:value-type="float" office:value="0.0121209621429443" calcext:value-type="float">
            <text:p>0.0121209621</text:p>
          </table:table-cell>
          <table:table-cell office:value-type="float" office:value="0.0131407742078184" calcext:value-type="float">
            <text:p>0.0131407742</text:p>
          </table:table-cell>
        </table:table-row>
        <table:table-row table:style-name="ro2">
          <table:table-cell office:value-type="float" office:value="1427" calcext:value-type="float">
            <text:p>1427</text:p>
          </table:table-cell>
          <table:table-cell office:value-type="float" office:value="1" calcext:value-type="float">
            <text:p>1</text:p>
          </table:table-cell>
          <table:table-cell office:value-type="float" office:value="0.0121548175811768" calcext:value-type="float">
            <text:p>0.0121548176</text:p>
          </table:table-cell>
          <table:table-cell office:value-type="float" office:value="0.0130513589562728" calcext:value-type="float">
            <text:p>0.013051359</text:p>
          </table:table-cell>
        </table:table-row>
        <table:table-row table:style-name="ro2"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  <table:table-cell office:value-type="float" office:value="0.0121610164642334" calcext:value-type="float">
            <text:p>0.0121610165</text:p>
          </table:table-cell>
          <table:table-cell office:value-type="float" office:value="0.0129592392567997" calcext:value-type="float">
            <text:p>0.0129592393</text:p>
          </table:table-cell>
        </table:table-row>
        <table:table-row table:style-name="ro2"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  <table:table-cell office:value-type="float" office:value="0.0132021903991699" calcext:value-type="float">
            <text:p>0.0132021904</text:p>
          </table:table-cell>
          <table:table-cell office:value-type="float" office:value="0.0138422149263881" calcext:value-type="float">
            <text:p>0.0138422149</text:p>
          </table:table-cell>
        </table:table-row>
        <table:table-row table:style-name="ro2">
          <table:table-cell office:value-type="float" office:value="1430" calcext:value-type="float">
            <text:p>1430</text:p>
          </table:table-cell>
          <table:table-cell office:value-type="float" office:value="1" calcext:value-type="float">
            <text:p>1</text:p>
          </table:table-cell>
          <table:table-cell office:value-type="float" office:value="0.0124139785766602" calcext:value-type="float">
            <text:p>0.0124139786</text:p>
          </table:table-cell>
          <table:table-cell office:value-type="float" office:value="0.013429916983161" calcext:value-type="float">
            <text:p>0.013429917</text:p>
          </table:table-cell>
        </table:table-row>
        <table:table-row table:style-name="ro2">
          <table:table-cell office:value-type="float" office:value="1431" calcext:value-type="float">
            <text:p>1431</text:p>
          </table:table-cell>
          <table:table-cell office:value-type="float" office:value="1" calcext:value-type="float">
            <text:p>1</text:p>
          </table:table-cell>
          <table:table-cell office:value-type="float" office:value="0.0123870372772217" calcext:value-type="float">
            <text:p>0.0123870373</text:p>
          </table:table-cell>
          <table:table-cell office:value-type="float" office:value="0.0131953199408062" calcext:value-type="float">
            <text:p>0.0131953199</text:p>
          </table:table-cell>
        </table:table-row>
        <table:table-row table:style-name="ro2">
          <table:table-cell office:value-type="float" office:value="1432" calcext:value-type="float">
            <text:p>1432</text:p>
          </table:table-cell>
          <table:table-cell office:value-type="float" office:value="1" calcext:value-type="float">
            <text:p>1</text:p>
          </table:table-cell>
          <table:table-cell office:value-type="float" office:value="0.012382984161377" calcext:value-type="float">
            <text:p>0.0123829842</text:p>
          </table:table-cell>
          <table:table-cell office:value-type="float" office:value="0.0130115470431985" calcext:value-type="float">
            <text:p>0.013011547</text:p>
          </table:table-cell>
        </table:table-row>
        <table:table-row table:style-name="ro2"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  <table:table-cell office:value-type="float" office:value="0.0123789310455322" calcext:value-type="float">
            <text:p>0.012378931</text:p>
          </table:table-cell>
          <table:table-cell office:value-type="float" office:value="0.0128667437337612" calcext:value-type="float">
            <text:p>0.0128667437</text:p>
          </table:table-cell>
        </table:table-row>
        <table:table-row table:style-name="ro2">
          <table:table-cell office:value-type="float" office:value="1434" calcext:value-type="float">
            <text:p>1434</text:p>
          </table:table-cell>
          <table:table-cell office:value-type="float" office:value="2" calcext:value-type="float">
            <text:p>2</text:p>
          </table:table-cell>
          <table:table-cell office:value-type="float" office:value="0.0121040344238281" calcext:value-type="float">
            <text:p>0.0121040344</text:p>
          </table:table-cell>
          <table:table-cell office:value-type="float" office:value="0.0134511346438898" calcext:value-type="float">
            <text:p>0.0134511346</text:p>
          </table:table-cell>
        </table:table-row>
        <table:table-row table:style-name="ro2"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  <table:table-cell office:value-type="float" office:value="0.0131781101226807" calcext:value-type="float">
            <text:p>0.0131781101</text:p>
          </table:table-cell>
          <table:table-cell office:value-type="float" office:value="0.0136555488772278" calcext:value-type="float">
            <text:p>0.0136555489</text:p>
          </table:table-cell>
        </table:table-row>
        <table:table-row table:style-name="ro2"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  <table:table-cell office:value-type="float" office:value="0.0121438503265381" calcext:value-type="float">
            <text:p>0.0121438503</text:p>
          </table:table-cell>
          <table:table-cell office:value-type="float" office:value="0.0136413325206994" calcext:value-type="float">
            <text:p>0.0136413325</text:p>
          </table:table-cell>
        </table:table-row>
        <table:table-row table:style-name="ro2"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  <table:table-cell office:value-type="float" office:value="0.0121300220489502" calcext:value-type="float">
            <text:p>0.012130022</text:p>
          </table:table-cell>
          <table:table-cell office:value-type="float" office:value="0.0135973064610496" calcext:value-type="float">
            <text:p>0.0135973065</text:p>
          </table:table-cell>
        </table:table-row>
        <table:table-row table:style-name="ro2">
          <table:table-cell office:value-type="float" office:value="1438" calcext:value-type="float">
            <text:p>1438</text:p>
          </table:table-cell>
          <table:table-cell office:value-type="float" office:value="1" calcext:value-type="float">
            <text:p>1</text:p>
          </table:table-cell>
          <table:table-cell office:value-type="float" office:value="0.0121331214904785" calcext:value-type="float">
            <text:p>0.0121331215</text:p>
          </table:table-cell>
          <table:table-cell office:value-type="float" office:value="0.0135198497101889" calcext:value-type="float">
            <text:p>0.0135198497</text:p>
          </table:table-cell>
        </table:table-row>
        <table:table-row table:style-name="ro2"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  <table:table-cell office:value-type="float" office:value="0.0123810768127441" calcext:value-type="float">
            <text:p>0.0123810768</text:p>
          </table:table-cell>
          <table:table-cell office:value-type="float" office:value="0.0132319114568318" calcext:value-type="float">
            <text:p>0.0132319115</text:p>
          </table:table-cell>
        </table:table-row>
        <table:table-row table:style-name="ro2"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  <table:table-cell office:value-type="float" office:value="0.011350154876709" calcext:value-type="float">
            <text:p>0.0113501549</text:p>
          </table:table-cell>
          <table:table-cell office:value-type="float" office:value="0.0138669318102712" calcext:value-type="float">
            <text:p>0.0138669318</text:p>
          </table:table-cell>
        </table:table-row>
        <table:table-row table:style-name="ro2"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  <table:table-cell office:value-type="float" office:value="0.0123980045318604" calcext:value-type="float">
            <text:p>0.0123980045</text:p>
          </table:table-cell>
          <table:table-cell office:value-type="float" office:value="0.0136642418358004" calcext:value-type="float">
            <text:p>0.0136642418</text:p>
          </table:table-cell>
        </table:table-row>
        <table:table-row table:style-name="ro2"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  <table:table-cell office:value-type="float" office:value="0.0123898983001709" calcext:value-type="float">
            <text:p>0.0123898983</text:p>
          </table:table-cell>
          <table:table-cell office:value-type="float" office:value="0.0134825371136553" calcext:value-type="float">
            <text:p>0.0134825371</text:p>
          </table:table-cell>
        </table:table-row>
        <table:table-row table:style-name="ro2">
          <table:table-cell office:value-type="float" office:value="1443" calcext:value-type="float">
            <text:p>1443</text:p>
          </table:table-cell>
          <table:table-cell office:value-type="float" office:value="2" calcext:value-type="float">
            <text:p>2</text:p>
          </table:table-cell>
          <table:table-cell office:value-type="float" office:value="0.0131921768188477" calcext:value-type="float">
            <text:p>0.0131921768</text:p>
          </table:table-cell>
          <table:table-cell office:value-type="float" office:value="0.0136744071260384" calcext:value-type="float">
            <text:p>0.0136744071</text:p>
          </table:table-cell>
        </table:table-row>
        <table:table-row table:style-name="ro2">
          <table:table-cell office:value-type="float" office:value="1444" calcext:value-type="float">
            <text:p>1444</text:p>
          </table:table-cell>
          <table:table-cell office:value-type="float" office:value="1" calcext:value-type="float">
            <text:p>1</text:p>
          </table:table-cell>
          <table:table-cell office:value-type="float" office:value="0.0120849609375" calcext:value-type="float">
            <text:p>0.0120849609</text:p>
          </table:table-cell>
          <table:table-cell office:value-type="float" office:value="0.0133222062956387" calcext:value-type="float">
            <text:p>0.0133222063</text:p>
          </table:table-cell>
        </table:table-row>
        <table:table-row table:style-name="ro2"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  <table:table-cell office:value-type="float" office:value="0.0121541023254395" calcext:value-type="float">
            <text:p>0.0121541023</text:p>
          </table:table-cell>
          <table:table-cell office:value-type="float" office:value="0.0131178265644265" calcext:value-type="float">
            <text:p>0.0131178266</text:p>
          </table:table-cell>
        </table:table-row>
        <table:table-row table:style-name="ro2"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  <table:table-cell office:value-type="float" office:value="0.0121841430664063" calcext:value-type="float">
            <text:p>0.0121841431</text:p>
          </table:table-cell>
          <table:table-cell office:value-type="float" office:value="0.0129273003350042" calcext:value-type="float">
            <text:p>0.0129273003</text:p>
          </table:table-cell>
        </table:table-row>
        <table:table-row table:style-name="ro2"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  <table:table-cell office:value-type="float" office:value="0.0121698379516602" calcext:value-type="float">
            <text:p>0.012169838</text:p>
          </table:table-cell>
          <table:table-cell office:value-type="float" office:value="0.012791560807705" calcext:value-type="float">
            <text:p>0.0127915608</text:p>
          </table:table-cell>
        </table:table-row>
        <table:table-row table:style-name="ro2">
          <table:table-cell office:value-type="float" office:value="1448" calcext:value-type="float">
            <text:p>1448</text:p>
          </table:table-cell>
          <table:table-cell office:value-type="float" office:value="1" calcext:value-type="float">
            <text:p>1</text:p>
          </table:table-cell>
          <table:table-cell office:value-type="float" office:value="0.0121679306030273" calcext:value-type="float">
            <text:p>0.0121679306</text:p>
          </table:table-cell>
          <table:table-cell office:value-type="float" office:value="0.0126847218337171" calcext:value-type="float">
            <text:p>0.0126847218</text:p>
          </table:table-cell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float" office:value="1" calcext:value-type="float">
            <text:p>1</text:p>
          </table:table-cell>
          <table:table-cell office:value-type="float" office:value="0.0124268531799316" calcext:value-type="float">
            <text:p>0.0124268532</text:p>
          </table:table-cell>
          <table:table-cell office:value-type="float" office:value="0.013447829308244" calcext:value-type="float">
            <text:p>0.0134478293</text:p>
          </table:table-cell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float" office:value="1" calcext:value-type="float">
            <text:p>1</text:p>
          </table:table-cell>
          <table:table-cell office:value-type="float" office:value="0.0124261379241943" calcext:value-type="float">
            <text:p>0.0124261379</text:p>
          </table:table-cell>
          <table:table-cell office:value-type="float" office:value="0.0132664274486022" calcext:value-type="float">
            <text:p>0.0132664274</text:p>
          </table:table-cell>
        </table:table-row>
        <table:table-row table:style-name="ro2"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  <table:table-cell office:value-type="float" office:value="0.0113570690155029" calcext:value-type="float">
            <text:p>0.011357069</text:p>
          </table:table-cell>
          <table:table-cell office:value-type="float" office:value="0.0139085167529383" calcext:value-type="float">
            <text:p>0.0139085168</text:p>
          </table:table-cell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float" office:value="2" calcext:value-type="float">
            <text:p>2</text:p>
          </table:table-cell>
          <table:table-cell office:value-type="float" office:value="0.0131402015686035" calcext:value-type="float">
            <text:p>0.0131402016</text:p>
          </table:table-cell>
          <table:table-cell office:value-type="float" office:value="0.0138031973246451" calcext:value-type="float">
            <text:p>0.0138031973</text:p>
          </table:table-cell>
        </table:table-row>
        <table:table-row table:style-name="ro2"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  <table:table-cell office:value-type="float" office:value="0.0121321678161621" calcext:value-type="float">
            <text:p>0.0121321678</text:p>
          </table:table-cell>
          <table:table-cell office:value-type="float" office:value="0.0135719436665372" calcext:value-type="float">
            <text:p>0.0135719437</text:p>
          </table:table-cell>
        </table:table-row>
        <table:table-row table:style-name="ro2"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 office:value-type="float" office:value="0.0121350288391113" calcext:value-type="float">
            <text:p>0.0121350288</text:p>
          </table:table-cell>
          <table:table-cell office:value-type="float" office:value="0.0133035711881817" calcext:value-type="float">
            <text:p>0.0133035712</text:p>
          </table:table-cell>
        </table:table-row>
        <table:table-row table:style-name="ro2">
          <table:table-cell office:value-type="float" office:value="1455" calcext:value-type="float">
            <text:p>1455</text:p>
          </table:table-cell>
          <table:table-cell office:value-type="float" office:value="1" calcext:value-type="float">
            <text:p>1</text:p>
          </table:table-cell>
          <table:table-cell office:value-type="float" office:value="0.0121347904205322" calcext:value-type="float">
            <text:p>0.0121347904</text:p>
          </table:table-cell>
          <table:table-cell office:value-type="float" office:value="0.0130911434171091" calcext:value-type="float">
            <text:p>0.0130911434</text:p>
          </table:table-cell>
        </table:table-row>
        <table:table-row table:style-name="ro2"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 office:value-type="float" office:value="0.0121419429779053" calcext:value-type="float">
            <text:p>0.012141943</text:p>
          </table:table-cell>
          <table:table-cell office:value-type="float" office:value="0.0129155931734984" calcext:value-type="float">
            <text:p>0.0129155932</text:p>
          </table:table-cell>
        </table:table-row>
        <table:table-row table:style-name="ro2"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  <table:table-cell office:value-type="float" office:value="0.0134291648864746" calcext:value-type="float">
            <text:p>0.0134291649</text:p>
          </table:table-cell>
          <table:table-cell office:value-type="float" office:value="0.0146900526640638" calcext:value-type="float">
            <text:p>0.0146900527</text:p>
          </table:table-cell>
        </table:table-row>
        <table:table-row table:style-name="ro2">
          <table:table-cell office:value-type="float" office:value="1458" calcext:value-type="float">
            <text:p>1458</text:p>
          </table:table-cell>
          <table:table-cell office:value-type="float" office:value="1" calcext:value-type="float">
            <text:p>1</text:p>
          </table:table-cell>
          <table:table-cell office:value-type="float" office:value="0.0134179592132568" calcext:value-type="float">
            <text:p>0.0134179592</text:p>
          </table:table-cell>
          <table:table-cell office:value-type="float" office:value="0.0152200423551377" calcext:value-type="float">
            <text:p>0.0152200424</text:p>
          </table:table-cell>
        </table:table-row>
        <table:table-row table:style-name="ro2">
          <table:table-cell office:value-type="float" office:value="1459" calcext:value-type="float">
            <text:p>1459</text:p>
          </table:table-cell>
          <table:table-cell office:value-type="float" office:value="1" calcext:value-type="float">
            <text:p>1</text:p>
          </table:table-cell>
          <table:table-cell office:value-type="float" office:value="0.0123958587646484" calcext:value-type="float">
            <text:p>0.0123958588</text:p>
          </table:table-cell>
          <table:table-cell office:value-type="float" office:value="0.0147098447767022" calcext:value-type="float">
            <text:p>0.0147098448</text:p>
          </table:table-cell>
        </table:table-row>
        <table:table-row table:style-name="ro2"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  <table:table-cell office:value-type="float" office:value="0.0123767852783203" calcext:value-type="float">
            <text:p>0.0123767853</text:p>
          </table:table-cell>
          <table:table-cell office:value-type="float" office:value="0.0143194048535144" calcext:value-type="float">
            <text:p>0.0143194049</text:p>
          </table:table-cell>
        </table:table-row>
        <table:table-row table:style-name="ro2">
          <table:table-cell office:value-type="float" office:value="1461" calcext:value-type="float">
            <text:p>1461</text:p>
          </table:table-cell>
          <table:table-cell office:value-type="float" office:value="2" calcext:value-type="float">
            <text:p>2</text:p>
          </table:table-cell>
          <table:table-cell office:value-type="float" office:value="0.013045072555542" calcext:value-type="float">
            <text:p>0.0130450726</text:p>
          </table:table-cell>
          <table:table-cell office:value-type="float" office:value="0.0141689168379117" calcext:value-type="float">
            <text:p>0.0141689168</text:p>
          </table:table-cell>
        </table:table-row>
        <table:table-row table:style-name="ro2"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  <table:table-cell office:value-type="float" office:value="0.0120270252227783" calcext:value-type="float">
            <text:p>0.0120270252</text:p>
          </table:table-cell>
          <table:table-cell office:value-type="float" office:value="0.0143085118407968" calcext:value-type="float">
            <text:p>0.0143085118</text:p>
          </table:table-cell>
        </table:table-row>
        <table:table-row table:style-name="ro2"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  <table:table-cell office:value-type="float" office:value="0.0120961666107178" calcext:value-type="float">
            <text:p>0.0120961666</text:p>
          </table:table-cell>
          <table:table-cell office:value-type="float" office:value="0.0141695681299408" calcext:value-type="float">
            <text:p>0.0141695681</text:p>
          </table:table-cell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  <table:table-cell office:value-type="float" office:value="0.0121059417724609" calcext:value-type="float">
            <text:p>0.0121059418</text:p>
          </table:table-cell>
          <table:table-cell office:value-type="float" office:value="0.0140050392556906" calcext:value-type="float">
            <text:p>0.0140050393</text:p>
          </table:table-cell>
        </table:table-row>
        <table:table-row table:style-name="ro2"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  <table:table-cell office:value-type="float" office:value="0.0120999813079834" calcext:value-type="float">
            <text:p>0.0120999813</text:p>
          </table:table-cell>
          <table:table-cell office:value-type="float" office:value="0.0138429357920308" calcext:value-type="float">
            <text:p>0.0138429358</text:p>
          </table:table-cell>
        </table:table-row>
        <table:table-row table:style-name="ro2">
          <table:table-cell office:value-type="float" office:value="1466" calcext:value-type="float">
            <text:p>1466</text:p>
          </table:table-cell>
          <table:table-cell office:value-type="float" office:value="1" calcext:value-type="float">
            <text:p>1</text:p>
          </table:table-cell>
          <table:table-cell office:value-type="float" office:value="0.0120918750762939" calcext:value-type="float">
            <text:p>0.0120918751</text:p>
          </table:table-cell>
          <table:table-cell office:value-type="float" office:value="0.0136891810191058" calcext:value-type="float">
            <text:p>0.013689181</text:p>
          </table:table-cell>
        </table:table-row>
        <table:table-row table:style-name="ro2"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office:value-type="float" office:value="0.0132260322570801" calcext:value-type="float">
            <text:p>0.0132260323</text:p>
          </table:table-cell>
          <table:table-cell office:value-type="float" office:value="0.0146522029994094" calcext:value-type="float">
            <text:p>0.014652203</text:p>
          </table:table-cell>
        </table:table-row>
        <table:table-row table:style-name="ro2"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  <table:table-cell office:value-type="float" office:value="0.0132260322570801" calcext:value-type="float">
            <text:p>0.0132260323</text:p>
          </table:table-cell>
          <table:table-cell office:value-type="float" office:value="0.0149247917071944" calcext:value-type="float">
            <text:p>0.0149247917</text:p>
          </table:table-cell>
        </table:table-row>
        <table:table-row table:style-name="ro2"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  <table:table-cell office:value-type="float" office:value="0.0122001171112061" calcext:value-type="float">
            <text:p>0.0122001171</text:p>
          </table:table-cell>
          <table:table-cell office:value-type="float" office:value="0.0146900047797673" calcext:value-type="float">
            <text:p>0.0146900048</text:p>
          </table:table-cell>
        </table:table-row>
        <table:table-row table:style-name="ro2">
          <table:table-cell office:value-type="float" office:value="1470" calcext:value-type="float">
            <text:p>1470</text:p>
          </table:table-cell>
          <table:table-cell office:value-type="float" office:value="2" calcext:value-type="float">
            <text:p>2</text:p>
          </table:table-cell>
          <table:table-cell office:value-type="float" office:value="0.0130798816680908" calcext:value-type="float">
            <text:p>0.0130798817</text:p>
          </table:table-cell>
          <table:table-cell office:value-type="float" office:value="0.0143229128312352" calcext:value-type="float">
            <text:p>0.0143229128</text:p>
          </table:table-cell>
        </table:table-row>
        <table:table-row table:style-name="ro2">
          <table:table-cell office:value-type="float" office:value="1471" calcext:value-type="float">
            <text:p>1471</text:p>
          </table:table-cell>
          <table:table-cell office:value-type="float" office:value="1" calcext:value-type="float">
            <text:p>1</text:p>
          </table:table-cell>
          <table:table-cell office:value-type="float" office:value="0.0120151042938232" calcext:value-type="float">
            <text:p>0.0120151043</text:p>
          </table:table-cell>
          <table:table-cell office:value-type="float" office:value="0.0146200030842107" calcext:value-type="float">
            <text:p>0.0146200031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.0120851993560791" calcext:value-type="float">
            <text:p>0.0120851994</text:p>
          </table:table-cell>
          <table:table-cell office:value-type="float" office:value="0.0144313282048282" calcext:value-type="float">
            <text:p>0.0144313282</text:p>
          </table:table-cell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.0120930671691895" calcext:value-type="float">
            <text:p>0.0120930672</text:p>
          </table:table-cell>
          <table:table-cell office:value-type="float" office:value="0.0142273094522384" calcext:value-type="float">
            <text:p>0.0142273095</text:p>
          </table:table-cell>
        </table:table-row>
        <table:table-row table:style-name="ro2"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.0120959281921387" calcext:value-type="float">
            <text:p>0.0120959282</text:p>
          </table:table-cell>
          <table:table-cell office:value-type="float" office:value="0.0140242236794256" calcext:value-type="float">
            <text:p>0.0140242237</text:p>
          </table:table-cell>
        </table:table-row>
        <table:table-row table:style-name="ro2"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office:value-type="float" office:value="0.0120759010314941" calcext:value-type="float">
            <text:p>0.012075901</text:p>
          </table:table-cell>
          <table:table-cell office:value-type="float" office:value="0.0138482131726034" calcext:value-type="float">
            <text:p>0.0138482132</text:p>
          </table:table-cell>
        </table:table-row>
        <table:table-row table:style-name="ro2"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.0133762359619141" calcext:value-type="float">
            <text:p>0.013376236</text:p>
          </table:table-cell>
          <table:table-cell office:value-type="float" office:value="0.0149289883389152" calcext:value-type="float">
            <text:p>0.0149289883</text:p>
          </table:table-cell>
        </table:table-row>
        <table:table-row table:style-name="ro2"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  <table:table-cell office:value-type="float" office:value="0.0133481025695801" calcext:value-type="float">
            <text:p>0.0133481026</text:p>
          </table:table-cell>
          <table:table-cell office:value-type="float" office:value="0.0152465518126732" calcext:value-type="float">
            <text:p>0.0152465518</text:p>
          </table:table-cell>
        </table:table-row>
        <table:table-row table:style-name="ro2"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0.0133490562438965" calcext:value-type="float">
            <text:p>0.0133490562</text:p>
          </table:table-cell>
          <table:table-cell office:value-type="float" office:value="0.0153966991870862" calcext:value-type="float">
            <text:p>0.0153966992</text:p>
          </table:table-cell>
        </table:table-row>
        <table:table-row table:style-name="ro2">
          <table:table-cell office:value-type="float" office:value="1479" calcext:value-type="float">
            <text:p>1479</text:p>
          </table:table-cell>
          <table:table-cell office:value-type="float" office:value="2" calcext:value-type="float">
            <text:p>2</text:p>
          </table:table-cell>
          <table:table-cell office:value-type="float" office:value="0.0130631923675537" calcext:value-type="float">
            <text:p>0.0130631924</text:p>
          </table:table-cell>
          <table:table-cell office:value-type="float" office:value="0.0146976506912556" calcext:value-type="float">
            <text:p>0.0146976507</text:p>
          </table:table-cell>
        </table:table-row>
        <table:table-row table:style-name="ro2"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office:value-type="float" office:value="0.0119969844818115" calcext:value-type="float">
            <text:p>0.0119969845</text:p>
          </table:table-cell>
          <table:table-cell office:value-type="float" office:value="0.0153652648181801" calcext:value-type="float">
            <text:p>0.0153652648</text:p>
          </table:table-cell>
        </table:table-row>
        <table:table-row table:style-name="ro2"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  <table:table-cell office:value-type="float" office:value="0.0120739936828613" calcext:value-type="float">
            <text:p>0.0120739937</text:p>
          </table:table-cell>
          <table:table-cell office:value-type="float" office:value="0.0151719942021553" calcext:value-type="float">
            <text:p>0.0151719942</text:p>
          </table:table-cell>
        </table:table-row>
        <table:table-row table:style-name="ro2"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office:value-type="float" office:value="0.0120809078216553" calcext:value-type="float">
            <text:p>0.0120809078</text:p>
          </table:table-cell>
          <table:table-cell office:value-type="float" office:value="0.0149422979727164" calcext:value-type="float">
            <text:p>0.014942298</text:p>
          </table:table-cell>
        </table:table-row>
        <table:table-row table:style-name="ro2">
          <table:table-cell office:value-type="float" office:value="1483" calcext:value-type="float">
            <text:p>1483</text:p>
          </table:table-cell>
          <table:table-cell office:value-type="float" office:value="1" calcext:value-type="float">
            <text:p>1</text:p>
          </table:table-cell>
          <table:table-cell office:value-type="float" office:value="0.0120859146118164" calcext:value-type="float">
            <text:p>0.0120859146</text:p>
          </table:table-cell>
          <table:table-cell office:value-type="float" office:value="0.0146977604385355" calcext:value-type="float">
            <text:p>0.0146977604</text:p>
          </table:table-cell>
        </table:table-row>
        <table:table-row table:style-name="ro2"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.0120668411254883" calcext:value-type="float">
            <text:p>0.0120668411</text:p>
          </table:table-cell>
          <table:table-cell office:value-type="float" office:value="0.0144723518001814" calcext:value-type="float">
            <text:p>0.0144723518</text:p>
          </table:table-cell>
        </table:table-row>
        <table:table-row table:style-name="ro2"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office:value-type="float" office:value="0.0133490562438965" calcext:value-type="float">
            <text:p>0.0133490562</text:p>
          </table:table-cell>
          <table:table-cell office:value-type="float" office:value="0.0151160231267931" calcext:value-type="float">
            <text:p>0.0151160231</text:p>
          </table:table-cell>
        </table:table-row>
        <table:table-row table:style-name="ro2"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.0133600234985352" calcext:value-type="float">
            <text:p>0.0133600235</text:p>
          </table:table-cell>
          <table:table-cell office:value-type="float" office:value="0.0153477004839925" calcext:value-type="float">
            <text:p>0.0153477005</text:p>
          </table:table-cell>
        </table:table-row>
        <table:table-row table:style-name="ro2">
          <table:table-cell office:value-type="float" office:value="1487" calcext:value-type="float">
            <text:p>1487</text:p>
          </table:table-cell>
          <table:table-cell office:value-type="float" office:value="1" calcext:value-type="float">
            <text:p>1</text:p>
          </table:table-cell>
          <table:table-cell office:value-type="float" office:value="0.0133559703826904" calcext:value-type="float">
            <text:p>0.0133559704</text:p>
          </table:table-cell>
          <table:table-cell office:value-type="float" office:value="0.0154330640885337" calcext:value-type="float">
            <text:p>0.0154330641</text:p>
          </table:table-cell>
        </table:table-row>
        <table:table-row table:style-name="ro2">
          <table:table-cell office:value-type="float" office:value="1488" calcext:value-type="float">
            <text:p>1488</text:p>
          </table:table-cell>
          <table:table-cell office:value-type="float" office:value="2" calcext:value-type="float">
            <text:p>2</text:p>
          </table:table-cell>
          <table:table-cell office:value-type="float" office:value="0.0130479335784912" calcext:value-type="float">
            <text:p>0.0130479336</text:p>
          </table:table-cell>
          <table:table-cell office:value-type="float" office:value="0.0145726681176291" calcext:value-type="float">
            <text:p>0.0145726681</text:p>
          </table:table-cell>
        </table:table-row>
        <table:table-row table:style-name="ro2"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  <table:table-cell office:value-type="float" office:value="0.0130190849304199" calcext:value-type="float">
            <text:p>0.0130190849</text:p>
          </table:table-cell>
          <table:table-cell office:value-type="float" office:value="0.015045178641902" calcext:value-type="float">
            <text:p>0.0150451786</text:p>
          </table:table-cell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  <table:table-cell office:value-type="float" office:value="0.0130910873413086" calcext:value-type="float">
            <text:p>0.0130910873</text:p>
          </table:table-cell>
          <table:table-cell office:value-type="float" office:value="0.0148083161013159" calcext:value-type="float">
            <text:p>0.0148083161</text:p>
          </table:table-cell>
        </table:table-row>
        <table:table-row table:style-name="ro2"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  <table:table-cell office:value-type="float" office:value="0.0130929946899414" calcext:value-type="float">
            <text:p>0.0130929947</text:p>
          </table:table-cell>
          <table:table-cell office:value-type="float" office:value="0.0146013574275179" calcext:value-type="float">
            <text:p>0.0146013574</text:p>
          </table:table-cell>
        </table:table-row>
        <table:table-row table:style-name="ro2"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  <table:table-cell office:value-type="float" office:value="0.0130891799926758" calcext:value-type="float">
            <text:p>0.01308918</text:p>
          </table:table-cell>
          <table:table-cell office:value-type="float" office:value="0.0144141129278649" calcext:value-type="float">
            <text:p>0.0144141129</text:p>
          </table:table-cell>
        </table:table-row>
        <table:table-row table:style-name="ro2">
          <table:table-cell office:value-type="float" office:value="1493" calcext:value-type="float">
            <text:p>1493</text:p>
          </table:table-cell>
          <table:table-cell office:value-type="float" office:value="1" calcext:value-type="float">
            <text:p>1</text:p>
          </table:table-cell>
          <table:table-cell office:value-type="float" office:value="0.0120449066162109" calcext:value-type="float">
            <text:p>0.0120449066</text:p>
          </table:table-cell>
          <table:table-cell office:value-type="float" office:value="0.0147819690570347" calcext:value-type="float">
            <text:p>0.0147819691</text:p>
          </table:table-cell>
        </table:table-row>
        <table:table-row table:style-name="ro2"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  <table:table-cell office:value-type="float" office:value="0.0133440494537354" calcext:value-type="float">
            <text:p>0.0133440495</text:p>
          </table:table-cell>
          <table:table-cell office:value-type="float" office:value="0.0147207967814457" calcext:value-type="float">
            <text:p>0.0147207968</text:p>
          </table:table-cell>
        </table:table-row>
        <table:table-row table:style-name="ro2">
          <table:table-cell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  <table:table-cell office:value-type="float" office:value="0.0133481025695801" calcext:value-type="float">
            <text:p>0.0133481026</text:p>
          </table:table-cell>
          <table:table-cell office:value-type="float" office:value="0.0147795426184098" calcext:value-type="float">
            <text:p>0.0147795426</text:p>
          </table:table-cell>
        </table:table-row>
        <table:table-row table:style-name="ro2">
          <table:table-cell office:value-type="float" office:value="1496" calcext:value-type="float">
            <text:p>1496</text:p>
          </table:table-cell>
          <table:table-cell office:value-type="float" office:value="1" calcext:value-type="float">
            <text:p>1</text:p>
          </table:table-cell>
          <table:table-cell office:value-type="float" office:value="0.0133628845214844" calcext:value-type="float">
            <text:p>0.0133628845</text:p>
          </table:table-cell>
          <table:table-cell office:value-type="float" office:value="0.0147899917682839" calcext:value-type="float">
            <text:p>0.0147899918</text:p>
          </table:table-cell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float" office:value="2" calcext:value-type="float">
            <text:p>2</text:p>
          </table:table-cell>
          <table:table-cell office:value-type="float" office:value="0.0140669345855713" calcext:value-type="float">
            <text:p>0.0140669346</text:p>
          </table:table-cell>
          <table:table-cell office:value-type="float" office:value="0.0158890839776268" calcext:value-type="float">
            <text:p>0.015889084</text:p>
          </table:table-cell>
        </table:table-row>
        <table:table-row table:style-name="ro2"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  <table:table-cell office:value-type="float" office:value="0.0120081901550293" calcext:value-type="float">
            <text:p>0.0120081902</text:p>
          </table:table-cell>
          <table:table-cell office:value-type="float" office:value="0.0152083821438636" calcext:value-type="float">
            <text:p>0.0152083821</text:p>
          </table:table-cell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  <table:table-cell office:value-type="float" office:value="0.0120139122009277" calcext:value-type="float">
            <text:p>0.0120139122</text:p>
          </table:table-cell>
          <table:table-cell office:value-type="float" office:value="0.0153779380380256" calcext:value-type="float">
            <text:p>0.015377938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0.0120830535888672" calcext:value-type="float">
            <text:p>0.0120830536</text:p>
          </table:table-cell>
          <table:table-cell office:value-type="float" office:value="0.015323584571713" calcext:value-type="float">
            <text:p>0.0153235846</text:p>
          </table:table-cell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float" office:value="1" calcext:value-type="float">
            <text:p>1</text:p>
          </table:table-cell>
          <table:table-cell office:value-type="float" office:value="0.0120890140533447" calcext:value-type="float">
            <text:p>0.0120890141</text:p>
          </table:table-cell>
          <table:table-cell office:value-type="float" office:value="0.0151814331098137" calcext:value-type="float">
            <text:p>0.0151814331</text:p>
          </table:table-cell>
        </table:table-row>
        <table:table-row table:style-name="ro2"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  <table:table-cell office:value-type="float" office:value="0.0130760669708252" calcext:value-type="float">
            <text:p>0.013076067</text:p>
          </table:table-cell>
          <table:table-cell office:value-type="float" office:value="0.01506517861096" calcext:value-type="float">
            <text:p>0.0150651786</text:p>
          </table:table-cell>
        </table:table-row>
        <table:table-row table:style-name="ro2"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  <table:table-cell office:value-type="float" office:value="0.0130710601806641" calcext:value-type="float">
            <text:p>0.0130710602</text:p>
          </table:table-cell>
          <table:table-cell office:value-type="float" office:value="0.0149210942184018" calcext:value-type="float">
            <text:p>0.0149210942</text:p>
          </table:table-cell>
        </table:table-row>
        <table:table-row table:style-name="ro2"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  <table:table-cell office:value-type="float" office:value="0.0143599510192871" calcext:value-type="float">
            <text:p>0.014359951</text:p>
          </table:table-cell>
          <table:table-cell office:value-type="float" office:value="0.0167970285765467" calcext:value-type="float">
            <text:p>0.0167970286</text:p>
          </table:table-cell>
        </table:table-row>
        <table:table-row table:style-name="ro2">
          <table:table-cell office:value-type="float" office:value="1505" calcext:value-type="float">
            <text:p>1505</text:p>
          </table:table-cell>
          <table:table-cell office:value-type="float" office:value="1" calcext:value-type="float">
            <text:p>1</text:p>
          </table:table-cell>
          <table:table-cell office:value-type="float" office:value="0.0143721103668213" calcext:value-type="float">
            <text:p>0.0143721104</text:p>
          </table:table-cell>
          <table:table-cell office:value-type="float" office:value="0.0173303878118995" calcext:value-type="float">
            <text:p>0.0173303878</text:p>
          </table:table-cell>
        </table:table-row>
        <table:table-row table:style-name="ro2">
          <table:table-cell office:value-type="float" office:value="1506" calcext:value-type="float">
            <text:p>1506</text:p>
          </table:table-cell>
          <table:table-cell office:value-type="float" office:value="2" calcext:value-type="float">
            <text:p>2</text:p>
          </table:table-cell>
          <table:table-cell office:value-type="float" office:value="0.0120179653167725" calcext:value-type="float">
            <text:p>0.0120179653</text:p>
          </table:table-cell>
          <table:table-cell office:value-type="float" office:value="0.015593445480456" calcext:value-type="float">
            <text:p>0.0155934455</text:p>
          </table:table-cell>
        </table:table-row>
        <table:table-row table:style-name="ro2"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office:value-type="float" office:value="0.0119779109954834" calcext:value-type="float">
            <text:p>0.011977911</text:p>
          </table:table-cell>
          <table:table-cell office:value-type="float" office:value="0.0174037055142934" calcext:value-type="float">
            <text:p>0.0174037055</text:p>
          </table:table-cell>
        </table:table-row>
        <table:table-row table:style-name="ro2"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  <table:table-cell office:value-type="float" office:value="0.0130889415740967" calcext:value-type="float">
            <text:p>0.0130889416</text:p>
          </table:table-cell>
          <table:table-cell office:value-type="float" office:value="0.0163366050574976" calcext:value-type="float">
            <text:p>0.0163366051</text:p>
          </table:table-cell>
        </table:table-row>
        <table:table-row table:style-name="ro2"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  <table:table-cell office:value-type="float" office:value="0.0130901336669922" calcext:value-type="float">
            <text:p>0.0130901337</text:p>
          </table:table-cell>
          <table:table-cell office:value-type="float" office:value="0.0155361720033764" calcext:value-type="float">
            <text:p>0.015536172</text:p>
          </table:table-cell>
        </table:table-row>
        <table:table-row table:style-name="ro2">
          <table:table-cell office:value-type="float" office:value="1510" calcext:value-type="float">
            <text:p>1510</text:p>
          </table:table-cell>
          <table:table-cell office:value-type="float" office:value="1" calcext:value-type="float">
            <text:p>1</text:p>
          </table:table-cell>
          <table:table-cell office:value-type="float" office:value="0.013092041015625" calcext:value-type="float">
            <text:p>0.013092041</text:p>
          </table:table-cell>
          <table:table-cell office:value-type="float" office:value="0.0149365948808093" calcext:value-type="float">
            <text:p>0.0149365949</text:p>
          </table:table-cell>
        </table:table-row>
        <table:table-row table:style-name="ro2">
          <table:table-cell office:value-type="float" office:value="1511" calcext:value-type="float">
            <text:p>1511</text:p>
          </table:table-cell>
          <table:table-cell office:value-type="float" office:value="1" calcext:value-type="float">
            <text:p>1</text:p>
          </table:table-cell>
          <table:table-cell office:value-type="float" office:value="0.0120351314544678" calcext:value-type="float">
            <text:p>0.0120351315</text:p>
          </table:table-cell>
          <table:table-cell office:value-type="float" office:value="0.0153873647031087" calcext:value-type="float">
            <text:p>0.0153873647</text:p>
          </table:table-cell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float" office:value="1" calcext:value-type="float">
            <text:p>1</text:p>
          </table:table-cell>
          <table:table-cell office:value-type="float" office:value="0.012321949005127" calcext:value-type="float">
            <text:p>0.012321949</text:p>
          </table:table-cell>
          <table:table-cell office:value-type="float" office:value="0.0153509665081649" calcext:value-type="float">
            <text:p>0.0153509665</text:p>
          </table:table-cell>
        </table:table-row>
        <table:table-row table:style-name="ro2">
          <table:table-cell office:value-type="float" office:value="1513" calcext:value-type="float">
            <text:p>1513</text:p>
          </table:table-cell>
          <table:table-cell office:value-type="float" office:value="1" calcext:value-type="float">
            <text:p>1</text:p>
          </table:table-cell>
          <table:table-cell office:value-type="float" office:value="0.0123121738433838" calcext:value-type="float">
            <text:p>0.0123121738</text:p>
          </table:table-cell>
          <table:table-cell office:value-type="float" office:value="0.0151057361521542" calcext:value-type="float">
            <text:p>0.0151057362</text:p>
          </table:table-cell>
        </table:table-row>
        <table:table-row table:style-name="ro2">
          <table:table-cell office:value-type="float" office:value="1514" calcext:value-type="float">
            <text:p>1514</text:p>
          </table:table-cell>
          <table:table-cell office:value-type="float" office:value="1" calcext:value-type="float">
            <text:p>1</text:p>
          </table:table-cell>
          <table:table-cell office:value-type="float" office:value="0.0123178958892822" calcext:value-type="float">
            <text:p>0.0123178959</text:p>
          </table:table-cell>
          <table:table-cell office:value-type="float" office:value="0.014852498118712" calcext:value-type="float">
            <text:p>0.0148524981</text:p>
          </table:table-cell>
        </table:table-row>
        <table:table-row table:style-name="ro2">
          <table:table-cell office:value-type="float" office:value="1515" calcext:value-type="float">
            <text:p>1515</text:p>
          </table:table-cell>
          <table:table-cell office:value-type="float" office:value="2" calcext:value-type="float">
            <text:p>2</text:p>
          </table:table-cell>
          <table:table-cell office:value-type="float" office:value="0.0140440464019775" calcext:value-type="float">
            <text:p>0.0140440464</text:p>
          </table:table-cell>
          <table:table-cell office:value-type="float" office:value="0.015917954038744" calcext:value-type="float">
            <text:p>0.015917954</text:p>
          </table:table-cell>
        </table:table-row>
        <table:table-row table:style-name="ro2">
          <table:table-cell office:value-type="float" office:value="1516" calcext:value-type="float">
            <text:p>1516</text:p>
          </table:table-cell>
          <table:table-cell office:value-type="float" office:value="1" calcext:value-type="float">
            <text:p>1</text:p>
          </table:table-cell>
          <table:table-cell office:value-type="float" office:value="0.0119829177856445" calcext:value-type="float">
            <text:p>0.0119829178</text:p>
          </table:table-cell>
          <table:table-cell office:value-type="float" office:value="0.0149002101802788" calcext:value-type="float">
            <text:p>0.0149002102</text:p>
          </table:table-cell>
        </table:table-row>
        <table:table-row table:style-name="ro2">
          <table:table-cell office:value-type="float" office:value="1517" calcext:value-type="float">
            <text:p>1517</text:p>
          </table:table-cell>
          <table:table-cell office:value-type="float" office:value="1" calcext:value-type="float">
            <text:p>1</text:p>
          </table:table-cell>
          <table:table-cell office:value-type="float" office:value="0.0119850635528564" calcext:value-type="float">
            <text:p>0.0119850636</text:p>
          </table:table-cell>
          <table:table-cell office:value-type="float" office:value="0.0148384782870393" calcext:value-type="float">
            <text:p>0.0148384783</text:p>
          </table:table-cell>
        </table:table-row>
        <table:table-row table:style-name="ro2"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office:value-type="float" office:value="0.0120360851287842" calcext:value-type="float">
            <text:p>0.0120360851</text:p>
          </table:table-cell>
          <table:table-cell office:value-type="float" office:value="0.0146641536427209" calcext:value-type="float">
            <text:p>0.0146641536</text:p>
          </table:table-cell>
        </table:table-row>
        <table:table-row table:style-name="ro2">
          <table:table-cell office:value-type="float" office:value="1519" calcext:value-type="float">
            <text:p>1519</text:p>
          </table:table-cell>
          <table:table-cell office:value-type="float" office:value="1" calcext:value-type="float">
            <text:p>1</text:p>
          </table:table-cell>
          <table:table-cell office:value-type="float" office:value="0.0130631923675537" calcext:value-type="float">
            <text:p>0.0130631924</text:p>
          </table:table-cell>
          <table:table-cell office:value-type="float" office:value="0.0148044737048382" calcext:value-type="float">
            <text:p>0.0148044737</text:p>
          </table:table-cell>
        </table:table-row>
        <table:table-row table:style-name="ro2">
          <table:table-cell office:value-type="float" office:value="1520" calcext:value-type="float">
            <text:p>1520</text:p>
          </table:table-cell>
          <table:table-cell office:value-type="float" office:value="1" calcext:value-type="float">
            <text:p>1</text:p>
          </table:table-cell>
          <table:table-cell office:value-type="float" office:value="0.0120210647583008" calcext:value-type="float">
            <text:p>0.0120210648</text:p>
          </table:table-cell>
          <table:table-cell office:value-type="float" office:value="0.0146728846000907" calcext:value-type="float">
            <text:p>0.0146728846</text:p>
          </table:table-cell>
        </table:table-row>
        <table:table-row table:style-name="ro2">
          <table:table-cell office:value-type="float" office:value="1521" calcext:value-type="float">
            <text:p>1521</text:p>
          </table:table-cell>
          <table:table-cell office:value-type="float" office:value="1" calcext:value-type="float">
            <text:p>1</text:p>
          </table:table-cell>
          <table:table-cell office:value-type="float" office:value="0.0130469799041748" calcext:value-type="float">
            <text:p>0.0130469799</text:p>
          </table:table-cell>
          <table:table-cell office:value-type="float" office:value="0.0147800717695507" calcext:value-type="float">
            <text:p>0.0147800718</text:p>
          </table:table-cell>
        </table:table-row>
        <table:table-row table:style-name="ro2">
          <table:table-cell office:value-type="float" office:value="1522" calcext:value-type="float">
            <text:p>1522</text:p>
          </table:table-cell>
          <table:table-cell office:value-type="float" office:value="1" calcext:value-type="float">
            <text:p>1</text:p>
          </table:table-cell>
          <table:table-cell office:value-type="float" office:value="0.014362096786499" calcext:value-type="float">
            <text:p>0.0143620968</text:p>
          </table:table-cell>
          <table:table-cell office:value-type="float" office:value="0.0169639363468398" calcext:value-type="float">
            <text:p>0.0169639363</text:p>
          </table:table-cell>
        </table:table-row>
        <table:table-row table:style-name="ro2">
          <table:table-cell office:value-type="float" office:value="1523" calcext:value-type="float">
            <text:p>1523</text:p>
          </table:table-cell>
          <table:table-cell office:value-type="float" office:value="1" calcext:value-type="float">
            <text:p>1</text:p>
          </table:table-cell>
          <table:table-cell office:value-type="float" office:value="0.013329029083252" calcext:value-type="float">
            <text:p>0.0133290291</text:p>
          </table:table-cell>
          <table:table-cell office:value-type="float" office:value="0.0164068535841141" calcext:value-type="float">
            <text:p>0.0164068536</text:p>
          </table:table-cell>
        </table:table-row>
        <table:table-row table:style-name="ro2">
          <table:table-cell office:value-type="float" office:value="1524" calcext:value-type="float">
            <text:p>1524</text:p>
          </table:table-cell>
          <table:table-cell office:value-type="float" office:value="2" calcext:value-type="float">
            <text:p>2</text:p>
          </table:table-cell>
          <table:table-cell office:value-type="float" office:value="0.0130250453948975" calcext:value-type="float">
            <text:p>0.0130250454</text:p>
          </table:table-cell>
          <table:table-cell office:value-type="float" office:value="0.0150599289170102" calcext:value-type="float">
            <text:p>0.0150599289</text:p>
          </table:table-cell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float" office:value="1" calcext:value-type="float">
            <text:p>1</text:p>
          </table:table-cell>
          <table:table-cell office:value-type="float" office:value="0.0119729042053223" calcext:value-type="float">
            <text:p>0.0119729042</text:p>
          </table:table-cell>
          <table:table-cell office:value-type="float" office:value="0.0164284071672694" calcext:value-type="float">
            <text:p>0.0164284072</text:p>
          </table:table-cell>
        </table:table-row>
        <table:table-row table:style-name="ro2">
          <table:table-cell office:value-type="float" office:value="1526" calcext:value-type="float">
            <text:p>1526</text:p>
          </table:table-cell>
          <table:table-cell office:value-type="float" office:value="1" calcext:value-type="float">
            <text:p>1</text:p>
          </table:table-cell>
          <table:table-cell office:value-type="float" office:value="0.0120439529418945" calcext:value-type="float">
            <text:p>0.0120439529</text:p>
          </table:table-cell>
          <table:table-cell office:value-type="float" office:value="0.0162411495941535" calcext:value-type="float">
            <text:p>0.0162411496</text:p>
          </table:table-cell>
        </table:table-row>
        <table:table-row table:style-name="ro2">
          <table:table-cell office:value-type="float" office:value="1527" calcext:value-type="float">
            <text:p>1527</text:p>
          </table:table-cell>
          <table:table-cell office:value-type="float" office:value="1" calcext:value-type="float">
            <text:p>1</text:p>
          </table:table-cell>
          <table:table-cell office:value-type="float" office:value="0.0130679607391357" calcext:value-type="float">
            <text:p>0.0130679607</text:p>
          </table:table-cell>
          <table:table-cell office:value-type="float" office:value="0.0157253322143995" calcext:value-type="float">
            <text:p>0.0157253322</text:p>
          </table:table-cell>
        </table:table-row>
        <table:table-row table:style-name="ro2"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float" office:value="0.0130691528320313" calcext:value-type="float">
            <text:p>0.0130691528</text:p>
          </table:table-cell>
          <table:table-cell office:value-type="float" office:value="0.0153051253048414" calcext:value-type="float">
            <text:p>0.0153051253</text:p>
          </table:table-cell>
        </table:table-row>
        <table:table-row table:style-name="ro2"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office:value-type="float" office:value="0.0120220184326172" calcext:value-type="float">
            <text:p>0.0120220184</text:p>
          </table:table-cell>
          <table:table-cell office:value-type="float" office:value="0.015388057108088" calcext:value-type="float">
            <text:p>0.0153880571</text:p>
          </table:table-cell>
        </table:table-row>
        <table:table-row table:style-name="ro2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float" office:value="0.0133099555969238" calcext:value-type="float">
            <text:p>0.0133099556</text:p>
          </table:table-cell>
          <table:table-cell office:value-type="float" office:value="0.0151015286588291" calcext:value-type="float">
            <text:p>0.0151015287</text:p>
          </table:table-cell>
        </table:table-row>
        <table:table-row table:style-name="ro2"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 office:value-type="float" office:value="0.0122900009155273" calcext:value-type="float">
            <text:p>0.0122900009</text:p>
          </table:table-cell>
          <table:table-cell office:value-type="float" office:value="0.0150071160337542" calcext:value-type="float">
            <text:p>0.015007116</text:p>
          </table:table-cell>
        </table:table-row>
        <table:table-row table:style-name="ro2"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float" office:value="0.0122931003570557" calcext:value-type="float">
            <text:p>0.0122931004</text:p>
          </table:table-cell>
          <table:table-cell office:value-type="float" office:value="0.0148575358897669" calcext:value-type="float">
            <text:p>0.0148575359</text:p>
          </table:table-cell>
        </table:table-row>
        <table:table-row table:style-name="ro2">
          <table:table-cell office:value-type="float" office:value="1533" calcext:value-type="float">
            <text:p>1533</text:p>
          </table:table-cell>
          <table:table-cell office:value-type="float" office:value="2" calcext:value-type="float">
            <text:p>2</text:p>
          </table:table-cell>
          <table:table-cell office:value-type="float" office:value="0.0130090713500977" calcext:value-type="float">
            <text:p>0.0130090714</text:p>
          </table:table-cell>
          <table:table-cell office:value-type="float" office:value="0.0146450791793509" calcext:value-type="float">
            <text:p>0.0146450792</text:p>
          </table:table-cell>
        </table:table-row>
        <table:table-row table:style-name="ro2">
          <table:table-cell office:value-type="float" office:value="1534" calcext:value-type="float">
            <text:p>1534</text:p>
          </table:table-cell>
          <table:table-cell office:value-type="float" office:value="1" calcext:value-type="float">
            <text:p>1</text:p>
          </table:table-cell>
          <table:table-cell office:value-type="float" office:value="0.012984037399292" calcext:value-type="float">
            <text:p>0.0129840374</text:p>
          </table:table-cell>
          <table:table-cell office:value-type="float" office:value="0.0146337691654358" calcext:value-type="float">
            <text:p>0.0146337692</text:p>
          </table:table-cell>
        </table:table-row>
        <table:table-row table:style-name="ro2">
          <table:table-cell office:value-type="float" office:value="1535" calcext:value-type="float">
            <text:p>1535</text:p>
          </table:table-cell>
          <table:table-cell office:value-type="float" office:value="1" calcext:value-type="float">
            <text:p>1</text:p>
          </table:table-cell>
          <table:table-cell office:value-type="float" office:value="0.0129909515380859" calcext:value-type="float">
            <text:p>0.0129909515</text:p>
          </table:table-cell>
          <table:table-cell office:value-type="float" office:value="0.0144431465410447" calcext:value-type="float">
            <text:p>0.0144431465</text:p>
          </table:table-cell>
        </table:table-row>
        <table:table-row table:style-name="ro2">
          <table:table-cell office:value-type="float" office:value="1536" calcext:value-type="float">
            <text:p>1536</text:p>
          </table:table-cell>
          <table:table-cell office:value-type="float" office:value="1" calcext:value-type="float">
            <text:p>1</text:p>
          </table:table-cell>
          <table:table-cell office:value-type="float" office:value="0.0130560398101807" calcext:value-type="float">
            <text:p>0.0130560398</text:p>
          </table:table-cell>
          <table:table-cell office:value-type="float" office:value="0.0143458936560521" calcext:value-type="float">
            <text:p>0.0143458937</text:p>
          </table:table-cell>
        </table:table-row>
        <table:table-row table:style-name="ro2">
          <table:table-cell office:value-type="float" office:value="1537" calcext:value-type="float">
            <text:p>1537</text:p>
          </table:table-cell>
          <table:table-cell office:value-type="float" office:value="1" calcext:value-type="float">
            <text:p>1</text:p>
          </table:table-cell>
          <table:table-cell office:value-type="float" office:value="0.013063907623291" calcext:value-type="float">
            <text:p>0.0130639076</text:p>
          </table:table-cell>
          <table:table-cell office:value-type="float" office:value="0.0142506148073414" calcext:value-type="float">
            <text:p>0.0142506148</text:p>
          </table:table-cell>
        </table:table-row>
        <table:table-row table:style-name="ro2">
          <table:table-cell office:value-type="float" office:value="1538" calcext:value-type="float">
            <text:p>1538</text:p>
          </table:table-cell>
          <table:table-cell office:value-type="float" office:value="1" calcext:value-type="float">
            <text:p>1</text:p>
          </table:table-cell>
          <table:table-cell office:value-type="float" office:value="0.01202392578125" calcext:value-type="float">
            <text:p>0.0120239258</text:p>
          </table:table-cell>
          <table:table-cell office:value-type="float" office:value="0.0146105522562002" calcext:value-type="float">
            <text:p>0.0146105523</text:p>
          </table:table-cell>
        </table:table-row>
        <table:table-row table:style-name="ro2">
          <table:table-cell office:value-type="float" office:value="1539" calcext:value-type="float">
            <text:p>1539</text:p>
          </table:table-cell>
          <table:table-cell office:value-type="float" office:value="1" calcext:value-type="float">
            <text:p>1</text:p>
          </table:table-cell>
          <table:table-cell office:value-type="float" office:value="0.0120210647583008" calcext:value-type="float">
            <text:p>0.0120210648</text:p>
          </table:table-cell>
          <table:table-cell office:value-type="float" office:value="0.0147684325247521" calcext:value-type="float">
            <text:p>0.0147684325</text:p>
          </table:table-cell>
        </table:table-row>
        <table:table-row table:style-name="ro2">
          <table:table-cell office:value-type="float" office:value="1540" calcext:value-type="float">
            <text:p>1540</text:p>
          </table:table-cell>
          <table:table-cell office:value-type="float" office:value="1" calcext:value-type="float">
            <text:p>1</text:p>
          </table:table-cell>
          <table:table-cell office:value-type="float" office:value="0.0133061408996582" calcext:value-type="float">
            <text:p>0.0133061409</text:p>
          </table:table-cell>
          <table:table-cell office:value-type="float" office:value="0.0148472065450228" calcext:value-type="float">
            <text:p>0.0148472065</text:p>
          </table:table-cell>
        </table:table-row>
        <table:table-row table:style-name="ro2">
          <table:table-cell office:value-type="float" office:value="1541" calcext:value-type="float">
            <text:p>1541</text:p>
          </table:table-cell>
          <table:table-cell office:value-type="float" office:value="1" calcext:value-type="float">
            <text:p>1</text:p>
          </table:table-cell>
          <table:table-cell office:value-type="float" office:value="0.0132999420166016" calcext:value-type="float">
            <text:p>0.013299942</text:p>
          </table:table-cell>
          <table:table-cell office:value-type="float" office:value="0.0149247205838886" calcext:value-type="float">
            <text:p>0.0149247206</text:p>
          </table:table-cell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float" office:value="2" calcext:value-type="float">
            <text:p>2</text:p>
          </table:table-cell>
          <table:table-cell office:value-type="float" office:value="0.0140049457550049" calcext:value-type="float">
            <text:p>0.0140049458</text:p>
          </table:table-cell>
          <table:table-cell office:value-type="float" office:value="0.0159235922659222" calcext:value-type="float">
            <text:p>0.0159235923</text:p>
          </table:table-cell>
        </table:table-row>
        <table:table-row table:style-name="ro2">
          <table:table-cell office:value-type="float" office:value="1543" calcext:value-type="float">
            <text:p>1543</text:p>
          </table:table-cell>
          <table:table-cell office:value-type="float" office:value="1" calcext:value-type="float">
            <text:p>1</text:p>
          </table:table-cell>
          <table:table-cell office:value-type="float" office:value="0.0119168758392334" calcext:value-type="float">
            <text:p>0.0119168758</text:p>
          </table:table-cell>
          <table:table-cell office:value-type="float" office:value="0.0152063374049215" calcext:value-type="float">
            <text:p>0.0152063374</text:p>
          </table:table-cell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float" office:value="1" calcext:value-type="float">
            <text:p>1</text:p>
          </table:table-cell>
          <table:table-cell office:value-type="float" office:value="0.0119318962097168" calcext:value-type="float">
            <text:p>0.0119318962</text:p>
          </table:table-cell>
          <table:table-cell office:value-type="float" office:value="0.0152752099456236" calcext:value-type="float">
            <text:p>0.0152752099</text:p>
          </table:table-cell>
        </table:table-row>
        <table:table-row table:style-name="ro2">
          <table:table-cell office:value-type="float" office:value="1545" calcext:value-type="float">
            <text:p>1545</text:p>
          </table:table-cell>
          <table:table-cell office:value-type="float" office:value="1" calcext:value-type="float">
            <text:p>1</text:p>
          </table:table-cell>
          <table:table-cell office:value-type="float" office:value="0.0119891166687012" calcext:value-type="float">
            <text:p>0.0119891167</text:p>
          </table:table-cell>
          <table:table-cell office:value-type="float" office:value="0.0151658610946009" calcext:value-type="float">
            <text:p>0.0151658611</text:p>
          </table:table-cell>
        </table:table-row>
        <table:table-row table:style-name="ro2">
          <table:table-cell office:value-type="float" office:value="1546" calcext:value-type="float">
            <text:p>1546</text:p>
          </table:table-cell>
          <table:table-cell office:value-type="float" office:value="1" calcext:value-type="float">
            <text:p>1</text:p>
          </table:table-cell>
          <table:table-cell office:value-type="float" office:value="0.0130259990692139" calcext:value-type="float">
            <text:p>0.0130259991</text:p>
          </table:table-cell>
          <table:table-cell office:value-type="float" office:value="0.015053493397839" calcext:value-type="float">
            <text:p>0.0150534934</text:p>
          </table:table-cell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float" office:value="1" calcext:value-type="float">
            <text:p>1</text:p>
          </table:table-cell>
          <table:table-cell office:value-type="float" office:value="0.0119950771331787" calcext:value-type="float">
            <text:p>0.0119950771</text:p>
          </table:table-cell>
          <table:table-cell office:value-type="float" office:value="0.0149732539739305" calcext:value-type="float">
            <text:p>0.014973254</text:p>
          </table:table-cell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float" office:value="1" calcext:value-type="float">
            <text:p>1</text:p>
          </table:table-cell>
          <table:table-cell office:value-type="float" office:value="0.0130150318145752" calcext:value-type="float">
            <text:p>0.0130150318</text:p>
          </table:table-cell>
          <table:table-cell office:value-type="float" office:value="0.0149104106210001" calcext:value-type="float">
            <text:p>0.0149104106</text:p>
          </table:table-cell>
        </table:table-row>
        <table:table-row table:style-name="ro2">
          <table:table-cell office:value-type="float" office:value="1549" calcext:value-type="float">
            <text:p>1549</text:p>
          </table:table-cell>
          <table:table-cell office:value-type="float" office:value="1" calcext:value-type="float">
            <text:p>1</text:p>
          </table:table-cell>
          <table:table-cell office:value-type="float" office:value="0.014315128326416" calcext:value-type="float">
            <text:p>0.0143151283</text:p>
          </table:table-cell>
          <table:table-cell office:value-type="float" office:value="0.0168774904097736" calcext:value-type="float">
            <text:p>0.0168774904</text:p>
          </table:table-cell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float" office:value="1" calcext:value-type="float">
            <text:p>1</text:p>
          </table:table-cell>
          <table:table-cell office:value-type="float" office:value="0.0132730007171631" calcext:value-type="float">
            <text:p>0.0132730007</text:p>
          </table:table-cell>
          <table:table-cell office:value-type="float" office:value="0.0162510186911616" calcext:value-type="float">
            <text:p>0.0162510187</text:p>
          </table:table-cell>
        </table:table-row>
        <table:table-row table:style-name="ro2">
          <table:table-cell office:value-type="float" office:value="1551" calcext:value-type="float">
            <text:p>1551</text:p>
          </table:table-cell>
          <table:table-cell office:value-type="float" office:value="2" calcext:value-type="float">
            <text:p>2</text:p>
          </table:table-cell>
          <table:table-cell office:value-type="float" office:value="0.0140230655670166" calcext:value-type="float">
            <text:p>0.0140230656</text:p>
          </table:table-cell>
          <table:table-cell office:value-type="float" office:value="0.0156910780981434" calcext:value-type="float">
            <text:p>0.0156910781</text:p>
          </table:table-cell>
        </table:table-row>
        <table:table-row table:style-name="ro2">
          <table:table-cell office:value-type="float" office:value="1552" calcext:value-type="float">
            <text:p>1552</text:p>
          </table:table-cell>
          <table:table-cell office:value-type="float" office:value="1" calcext:value-type="float">
            <text:p>1</text:p>
          </table:table-cell>
          <table:table-cell office:value-type="float" office:value="0.0119051933288574" calcext:value-type="float">
            <text:p>0.0119051933</text:p>
          </table:table-cell>
          <table:table-cell office:value-type="float" office:value="0.0163943636198212" calcext:value-type="float">
            <text:p>0.0163943636</text:p>
          </table:table-cell>
        </table:table-row>
        <table:table-row table:style-name="ro2">
          <table:table-cell office:value-type="float" office:value="1553" calcext:value-type="float">
            <text:p>1553</text:p>
          </table:table-cell>
          <table:table-cell office:value-type="float" office:value="1" calcext:value-type="float">
            <text:p>1</text:p>
          </table:table-cell>
          <table:table-cell office:value-type="float" office:value="0.0119729042053223" calcext:value-type="float">
            <text:p>0.0119729042</text:p>
          </table:table-cell>
          <table:table-cell office:value-type="float" office:value="0.0162889001407547" calcext:value-type="float">
            <text:p>0.0162889001</text:p>
          </table:table-cell>
        </table:table-row>
        <table:table-row table:style-name="ro2">
          <table:table-cell office:value-type="float" office:value="1554" calcext:value-type="float">
            <text:p>1554</text:p>
          </table:table-cell>
          <table:table-cell office:value-type="float" office:value="1" calcext:value-type="float">
            <text:p>1</text:p>
          </table:table-cell>
          <table:table-cell office:value-type="float" office:value="0.0130040645599365" calcext:value-type="float">
            <text:p>0.0130040646</text:p>
          </table:table-cell>
          <table:table-cell office:value-type="float" office:value="0.0156894681203744" calcext:value-type="float">
            <text:p>0.0156894681</text:p>
          </table:table-cell>
        </table:table-row>
        <table:table-row table:style-name="ro2">
          <table:table-cell office:value-type="float" office:value="1555" calcext:value-type="float">
            <text:p>1555</text:p>
          </table:table-cell>
          <table:table-cell office:value-type="float" office:value="1" calcext:value-type="float">
            <text:p>1</text:p>
          </table:table-cell>
          <table:table-cell office:value-type="float" office:value="0.0130088329315186" calcext:value-type="float">
            <text:p>0.0130088329</text:p>
          </table:table-cell>
          <table:table-cell office:value-type="float" office:value="0.0152175364137659" calcext:value-type="float">
            <text:p>0.0152175364</text:p>
          </table:table-cell>
        </table:table-row>
        <table:table-row table:style-name="ro2">
          <table:table-cell office:value-type="float" office:value="1556" calcext:value-type="float">
            <text:p>1556</text:p>
          </table:table-cell>
          <table:table-cell office:value-type="float" office:value="1" calcext:value-type="float">
            <text:p>1</text:p>
          </table:table-cell>
          <table:table-cell office:value-type="float" office:value="0.0130319595336914" calcext:value-type="float">
            <text:p>0.0130319595</text:p>
          </table:table-cell>
          <table:table-cell office:value-type="float" office:value="0.0148648266749283" calcext:value-type="float">
            <text:p>0.0148648267</text:p>
          </table:table-cell>
        </table:table-row>
        <table:table-row table:style-name="ro2">
          <table:table-cell office:value-type="float" office:value="1557" calcext:value-type="float">
            <text:p>1557</text:p>
          </table:table-cell>
          <table:table-cell office:value-type="float" office:value="1" calcext:value-type="float">
            <text:p>1</text:p>
          </table:table-cell>
          <table:table-cell office:value-type="float" office:value="0.0143289566040039" calcext:value-type="float">
            <text:p>0.0143289566</text:p>
          </table:table-cell>
          <table:table-cell office:value-type="float" office:value="0.0165253076196412" calcext:value-type="float">
            <text:p>0.0165253076</text:p>
          </table:table-cell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float" office:value="1" calcext:value-type="float">
            <text:p>1</text:p>
          </table:table-cell>
          <table:table-cell office:value-type="float" office:value="0.0133099555969238" calcext:value-type="float">
            <text:p>0.0133099556</text:p>
          </table:table-cell>
          <table:table-cell office:value-type="float" office:value="0.0158577586409205" calcext:value-type="float">
            <text:p>0.0158577586</text:p>
          </table:table-cell>
        </table:table-row>
        <table:table-row table:style-name="ro2">
          <table:table-cell office:value-type="float" office:value="1559" calcext:value-type="float">
            <text:p>1559</text:p>
          </table:table-cell>
          <table:table-cell office:value-type="float" office:value="1" calcext:value-type="float">
            <text:p>1</text:p>
          </table:table-cell>
          <table:table-cell office:value-type="float" office:value="0.0133171081542969" calcext:value-type="float">
            <text:p>0.0133171082</text:p>
          </table:table-cell>
          <table:table-cell office:value-type="float" office:value="0.0153481074055547" calcext:value-type="float">
            <text:p>0.0153481074</text:p>
          </table:table-cell>
        </table:table-row>
        <table:table-row table:style-name="ro2">
          <table:table-cell office:value-type="float" office:value="1560" calcext:value-type="float">
            <text:p>1560</text:p>
          </table:table-cell>
          <table:table-cell office:value-type="float" office:value="2" calcext:value-type="float">
            <text:p>2</text:p>
          </table:table-cell>
          <table:table-cell office:value-type="float" office:value="0.0120038986206055" calcext:value-type="float">
            <text:p>0.0120038986</text:p>
          </table:table-cell>
          <table:table-cell office:value-type="float" office:value="0.0152208289188477" calcext:value-type="float">
            <text:p>0.0152208289</text:p>
          </table:table-cell>
        </table:table-row>
        <table:table-row table:style-name="ro2">
          <table:table-cell office:value-type="float" office:value="1561" calcext:value-type="float">
            <text:p>1561</text:p>
          </table:table-cell>
          <table:table-cell office:value-type="float" office:value="1" calcext:value-type="float">
            <text:p>1</text:p>
          </table:table-cell>
          <table:table-cell office:value-type="float" office:value="0.0119729042053223" calcext:value-type="float">
            <text:p>0.0119729042</text:p>
          </table:table-cell>
          <table:table-cell office:value-type="float" office:value="0.0158753357385166" calcext:value-type="float">
            <text:p>0.0158753357</text:p>
          </table:table-cell>
        </table:table-row>
        <table:table-row table:style-name="ro2">
          <table:table-cell office:value-type="float" office:value="1562" calcext:value-type="float">
            <text:p>1562</text:p>
          </table:table-cell>
          <table:table-cell office:value-type="float" office:value="1" calcext:value-type="float">
            <text:p>1</text:p>
          </table:table-cell>
          <table:table-cell office:value-type="float" office:value="0.0130810737609863" calcext:value-type="float">
            <text:p>0.0130810738</text:p>
          </table:table-cell>
          <table:table-cell office:value-type="float" office:value="0.0152133571120348" calcext:value-type="float">
            <text:p>0.0152133571</text:p>
          </table:table-cell>
        </table:table-row>
        <table:table-row table:style-name="ro2">
          <table:table-cell office:value-type="float" office:value="1563" calcext:value-type="float">
            <text:p>1563</text:p>
          </table:table-cell>
          <table:table-cell office:value-type="float" office:value="1" calcext:value-type="float">
            <text:p>1</text:p>
          </table:table-cell>
          <table:table-cell office:value-type="float" office:value="0.0130839347839356" calcext:value-type="float">
            <text:p>0.0130839348</text:p>
          </table:table-cell>
          <table:table-cell office:value-type="float" office:value="0.0147155184345038" calcext:value-type="float">
            <text:p>0.0147155184</text:p>
          </table:table-cell>
        </table:table-row>
        <table:table-row table:style-name="ro2"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office:value-type="float" office:value="0.0130789279937744" calcext:value-type="float">
            <text:p>0.013078928</text:p>
          </table:table-cell>
          <table:table-cell office:value-type="float" office:value="0.0143321921743625" calcext:value-type="float">
            <text:p>0.0143321922</text:p>
          </table:table-cell>
        </table:table-row>
        <table:table-row table:style-name="ro2">
          <table:table-cell office:value-type="float" office:value="1565" calcext:value-type="float">
            <text:p>1565</text:p>
          </table:table-cell>
          <table:table-cell office:value-type="float" office:value="1" calcext:value-type="float">
            <text:p>1</text:p>
          </table:table-cell>
          <table:table-cell office:value-type="float" office:value="0.0120248794555664" calcext:value-type="float">
            <text:p>0.0120248795</text:p>
          </table:table-cell>
          <table:table-cell office:value-type="float" office:value="0.0149121195813513" calcext:value-type="float">
            <text:p>0.0149121196</text:p>
          </table:table-cell>
        </table:table-row>
        <table:table-row table:style-name="ro2">
          <table:table-cell office:value-type="float" office:value="1566" calcext:value-type="float">
            <text:p>1566</text:p>
          </table:table-cell>
          <table:table-cell office:value-type="float" office:value="1" calcext:value-type="float">
            <text:p>1</text:p>
          </table:table-cell>
          <table:table-cell office:value-type="float" office:value="0.0123028755187988" calcext:value-type="float">
            <text:p>0.0123028755</text:p>
          </table:table-cell>
          <table:table-cell office:value-type="float" office:value="0.0150612855638405" calcext:value-type="float">
            <text:p>0.0150612856</text:p>
          </table:table-cell>
        </table:table-row>
        <table:table-row table:style-name="ro2">
          <table:table-cell office:value-type="float" office:value="1567" calcext:value-type="float">
            <text:p>1567</text:p>
          </table:table-cell>
          <table:table-cell office:value-type="float" office:value="1" calcext:value-type="float">
            <text:p>1</text:p>
          </table:table-cell>
          <table:table-cell office:value-type="float" office:value="0.0122871398925781" calcext:value-type="float">
            <text:p>0.0122871399</text:p>
          </table:table-cell>
          <table:table-cell office:value-type="float" office:value="0.0148841535961526" calcext:value-type="float">
            <text:p>0.0148841536</text:p>
          </table:table-cell>
        </table:table-row>
        <table:table-row table:style-name="ro2">
          <table:table-cell office:value-type="float" office:value="1568" calcext:value-type="float">
            <text:p>1568</text:p>
          </table:table-cell>
          <table:table-cell office:value-type="float" office:value="1" calcext:value-type="float">
            <text:p>1</text:p>
          </table:table-cell>
          <table:table-cell office:value-type="float" office:value="0.0122709274291992" calcext:value-type="float">
            <text:p>0.0122709274</text:p>
          </table:table-cell>
          <table:table-cell office:value-type="float" office:value="0.0147009399695773" calcext:value-type="float">
            <text:p>0.01470094</text:p>
          </table:table-cell>
        </table:table-row>
        <table:table-row table:style-name="ro2">
          <table:table-cell office:value-type="float" office:value="1569" calcext:value-type="float">
            <text:p>1569</text:p>
          </table:table-cell>
          <table:table-cell office:value-type="float" office:value="2" calcext:value-type="float">
            <text:p>2</text:p>
          </table:table-cell>
          <table:table-cell office:value-type="float" office:value="0.0139739513397217" calcext:value-type="float">
            <text:p>0.0139739513</text:p>
          </table:table-cell>
          <table:table-cell office:value-type="float" office:value="0.0158345289195857" calcext:value-type="float">
            <text:p>0.0158345289</text:p>
          </table:table-cell>
        </table:table-row>
        <table:table-row table:style-name="ro2">
          <table:table-cell office:value-type="float" office:value="1570" calcext:value-type="float">
            <text:p>1570</text:p>
          </table:table-cell>
          <table:table-cell office:value-type="float" office:value="1" calcext:value-type="float">
            <text:p>1</text:p>
          </table:table-cell>
          <table:table-cell office:value-type="float" office:value="0.0119080543518066" calcext:value-type="float">
            <text:p>0.0119080544</text:p>
          </table:table-cell>
          <table:table-cell office:value-type="float" office:value="0.0148222820779689" calcext:value-type="float">
            <text:p>0.0148222821</text:p>
          </table:table-cell>
        </table:table-row>
        <table:table-row table:style-name="ro2">
          <table:table-cell office:value-type="float" office:value="1571" calcext:value-type="float">
            <text:p>1571</text:p>
          </table:table-cell>
          <table:table-cell office:value-type="float" office:value="1" calcext:value-type="float">
            <text:p>1</text:p>
          </table:table-cell>
          <table:table-cell office:value-type="float" office:value="0.0119140148162842" calcext:value-type="float">
            <text:p>0.0119140148</text:p>
          </table:table-cell>
          <table:table-cell office:value-type="float" office:value="0.0148056278137405" calcext:value-type="float">
            <text:p>0.0148056278</text:p>
          </table:table-cell>
        </table:table-row>
        <table:table-row table:style-name="ro2">
          <table:table-cell office:value-type="float" office:value="1572" calcext:value-type="float">
            <text:p>1572</text:p>
          </table:table-cell>
          <table:table-cell office:value-type="float" office:value="1" calcext:value-type="float">
            <text:p>1</text:p>
          </table:table-cell>
          <table:table-cell office:value-type="float" office:value="0.0119879245758057" calcext:value-type="float">
            <text:p>0.0119879246</text:p>
          </table:table-cell>
          <table:table-cell office:value-type="float" office:value="0.0146396645070887" calcext:value-type="float">
            <text:p>0.0146396645</text:p>
          </table:table-cell>
        </table:table-row>
        <table:table-row table:style-name="ro2">
          <table:table-cell office:value-type="float" office:value="1573" calcext:value-type="float">
            <text:p>1573</text:p>
          </table:table-cell>
          <table:table-cell office:value-type="float" office:value="1" calcext:value-type="float">
            <text:p>1</text:p>
          </table:table-cell>
          <table:table-cell office:value-type="float" office:value="0.0130131244659424" calcext:value-type="float">
            <text:p>0.0130131245</text:p>
          </table:table-cell>
          <table:table-cell office:value-type="float" office:value="0.0147636257529111" calcext:value-type="float">
            <text:p>0.0147636258</text:p>
          </table:table-cell>
        </table:table-row>
        <table:table-row table:style-name="ro2">
          <table:table-cell office:value-type="float" office:value="1574" calcext:value-type="float">
            <text:p>1574</text:p>
          </table:table-cell>
          <table:table-cell office:value-type="float" office:value="1" calcext:value-type="float">
            <text:p>1</text:p>
          </table:table-cell>
          <table:table-cell office:value-type="float" office:value="0.0119838714599609" calcext:value-type="float">
            <text:p>0.0119838715</text:p>
          </table:table-cell>
          <table:table-cell office:value-type="float" office:value="0.0146296760232801" calcext:value-type="float">
            <text:p>0.014629676</text:p>
          </table:table-cell>
        </table:table-row>
        <table:table-row table:style-name="ro2">
          <table:table-cell office:value-type="float" office:value="1575" calcext:value-type="float">
            <text:p>1575</text:p>
          </table:table-cell>
          <table:table-cell office:value-type="float" office:value="1" calcext:value-type="float">
            <text:p>1</text:p>
          </table:table-cell>
          <table:table-cell office:value-type="float" office:value="0.0129969120025635" calcext:value-type="float">
            <text:p>0.012996912</text:p>
          </table:table-cell>
          <table:table-cell office:value-type="float" office:value="0.0147261114187571" calcext:value-type="float">
            <text:p>0.0147261114</text:p>
          </table:table-cell>
        </table:table-row>
        <table:table-row table:style-name="ro2">
          <table:table-cell office:value-type="float" office:value="1576" calcext:value-type="float">
            <text:p>1576</text:p>
          </table:table-cell>
          <table:table-cell office:value-type="float" office:value="1" calcext:value-type="float">
            <text:p>1</text:p>
          </table:table-cell>
          <table:table-cell office:value-type="float" office:value="0.0142710208892822" calcext:value-type="float">
            <text:p>0.0142710209</text:p>
          </table:table-cell>
          <table:table-cell office:value-type="float" office:value="0.0168379880983894" calcext:value-type="float">
            <text:p>0.0168379881</text:p>
          </table:table-cell>
        </table:table-row>
        <table:table-row table:style-name="ro2">
          <table:table-cell office:value-type="float" office:value="1577" calcext:value-type="float">
            <text:p>1577</text:p>
          </table:table-cell>
          <table:table-cell office:value-type="float" office:value="1" calcext:value-type="float">
            <text:p>1</text:p>
          </table:table-cell>
          <table:table-cell office:value-type="float" office:value="0.013253927230835" calcext:value-type="float">
            <text:p>0.0132539272</text:p>
          </table:table-cell>
          <table:table-cell office:value-type="float" office:value="0.0162720600934416" calcext:value-type="float">
            <text:p>0.0162720601</text:p>
          </table:table-cell>
        </table:table-row>
        <table:table-row table:style-name="ro2">
          <table:table-cell office:value-type="float" office:value="1578" calcext:value-type="float">
            <text:p>1578</text:p>
          </table:table-cell>
          <table:table-cell office:value-type="float" office:value="2" calcext:value-type="float">
            <text:p>2</text:p>
          </table:table-cell>
          <table:table-cell office:value-type="float" office:value="0.0139851570129395" calcext:value-type="float">
            <text:p>0.013985157</text:p>
          </table:table-cell>
          <table:table-cell office:value-type="float" office:value="0.0157002990809425" calcext:value-type="float">
            <text:p>0.0157002991</text:p>
          </table:table-cell>
        </table:table-row>
        <table:table-row table:style-name="ro2">
          <table:table-cell office:value-type="float" office:value="1579" calcext:value-type="float">
            <text:p>1579</text:p>
          </table:table-cell>
          <table:table-cell office:value-type="float" office:value="1" calcext:value-type="float">
            <text:p>1</text:p>
          </table:table-cell>
          <table:table-cell office:value-type="float" office:value="0.0118899345397949" calcext:value-type="float">
            <text:p>0.0118899345</text:p>
          </table:table-cell>
          <table:table-cell office:value-type="float" office:value="0.0163396723690166" calcext:value-type="float">
            <text:p>0.0163396724</text:p>
          </table:table-cell>
        </table:table-row>
        <table:table-row table:style-name="ro2">
          <table:table-cell office:value-type="float" office:value="1580" calcext:value-type="float">
            <text:p>1580</text:p>
          </table:table-cell>
          <table:table-cell office:value-type="float" office:value="1" calcext:value-type="float">
            <text:p>1</text:p>
          </table:table-cell>
          <table:table-cell office:value-type="float" office:value="0.011976957321167" calcext:value-type="float">
            <text:p>0.0119769573</text:p>
          </table:table-cell>
          <table:table-cell office:value-type="float" office:value="0.016168843683999" calcext:value-type="float">
            <text:p>0.0161688437</text:p>
          </table:table-cell>
        </table:table-row>
        <table:table-row table:style-name="ro2">
          <table:table-cell office:value-type="float" office:value="1581" calcext:value-type="float">
            <text:p>1581</text:p>
          </table:table-cell>
          <table:table-cell office:value-type="float" office:value="1" calcext:value-type="float">
            <text:p>1</text:p>
          </table:table-cell>
          <table:table-cell office:value-type="float" office:value="0.0129971504211426" calcext:value-type="float">
            <text:p>0.0129971504</text:p>
          </table:table-cell>
          <table:table-cell office:value-type="float" office:value="0.0156425802506205" calcext:value-type="float">
            <text:p>0.0156425803</text:p>
          </table:table-cell>
        </table:table-row>
        <table:table-row table:style-name="ro2">
          <table:table-cell office:value-type="float" office:value="1582" calcext:value-type="float">
            <text:p>1582</text:p>
          </table:table-cell>
          <table:table-cell office:value-type="float" office:value="1" calcext:value-type="float">
            <text:p>1</text:p>
          </table:table-cell>
          <table:table-cell office:value-type="float" office:value="0.0130009651184082" calcext:value-type="float">
            <text:p>0.0130009651</text:p>
          </table:table-cell>
          <table:table-cell office:value-type="float" office:value="0.0152188417247186" calcext:value-type="float">
            <text:p>0.0152188417</text:p>
          </table:table-cell>
        </table:table-row>
        <table:table-row table:style-name="ro2">
          <table:table-cell office:value-type="float" office:value="1583" calcext:value-type="float">
            <text:p>1583</text:p>
          </table:table-cell>
          <table:table-cell office:value-type="float" office:value="1" calcext:value-type="float">
            <text:p>1</text:p>
          </table:table-cell>
          <table:table-cell office:value-type="float" office:value="0.0130119323730469" calcext:value-type="float">
            <text:p>0.0130119324</text:p>
          </table:table-cell>
          <table:table-cell office:value-type="float" office:value="0.0148837928346167" calcext:value-type="float">
            <text:p>0.0148837928</text:p>
          </table:table-cell>
        </table:table-row>
        <table:table-row table:style-name="ro2">
          <table:table-cell office:value-type="float" office:value="1584" calcext:value-type="float">
            <text:p>1584</text:p>
          </table:table-cell>
          <table:table-cell office:value-type="float" office:value="1" calcext:value-type="float">
            <text:p>1</text:p>
          </table:table-cell>
          <table:table-cell office:value-type="float" office:value="0.0143041610717773" calcext:value-type="float">
            <text:p>0.0143041611</text:p>
          </table:table-cell>
          <table:table-cell office:value-type="float" office:value="0.0165414126816613" calcext:value-type="float">
            <text:p>0.0165414127</text:p>
          </table:table-cell>
        </table:table-row>
        <table:table-row table:style-name="ro2">
          <table:table-cell office:value-type="float" office:value="1585" calcext:value-type="float">
            <text:p>1585</text:p>
          </table:table-cell>
          <table:table-cell office:value-type="float" office:value="1" calcext:value-type="float">
            <text:p>1</text:p>
          </table:table-cell>
          <table:table-cell office:value-type="float" office:value="0.0132780075073242" calcext:value-type="float">
            <text:p>0.0132780075</text:p>
          </table:table-cell>
          <table:table-cell office:value-type="float" office:value="0.0158690566093144" calcext:value-type="float">
            <text:p>0.0158690566</text:p>
          </table:table-cell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float" office:value="1" calcext:value-type="float">
            <text:p>1</text:p>
          </table:table-cell>
          <table:table-cell office:value-type="float" office:value="0.0132770538330078" calcext:value-type="float">
            <text:p>0.0132770538</text:p>
          </table:table-cell>
          <table:table-cell office:value-type="float" office:value="0.0153457797687936" calcext:value-type="float">
            <text:p>0.0153457798</text:p>
          </table:table-cell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float" office:value="2" calcext:value-type="float">
            <text:p>2</text:p>
          </table:table-cell>
          <table:table-cell office:value-type="float" office:value="0.011911153793335" calcext:value-type="float">
            <text:p>0.0119111538</text:p>
          </table:table-cell>
          <table:table-cell office:value-type="float" office:value="0.015187460083457" calcext:value-type="float">
            <text:p>0.0151874601</text:p>
          </table:table-cell>
        </table:table-row>
        <table:table-row table:style-name="ro2">
          <table:table-cell office:value-type="float" office:value="1588" calcext:value-type="float">
            <text:p>1588</text:p>
          </table:table-cell>
          <table:table-cell office:value-type="float" office:value="1" calcext:value-type="float">
            <text:p>1</text:p>
          </table:table-cell>
          <table:table-cell office:value-type="float" office:value="0.0118958950042725" calcext:value-type="float">
            <text:p>0.011895895</text:p>
          </table:table-cell>
          <table:table-cell office:value-type="float" office:value="0.0158967979247402" calcext:value-type="float">
            <text:p>0.0158967979</text:p>
          </table:table-cell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float" office:value="1" calcext:value-type="float">
            <text:p>1</text:p>
          </table:table-cell>
          <table:table-cell office:value-type="float" office:value="0.0129799842834473" calcext:value-type="float">
            <text:p>0.0129799843</text:p>
          </table:table-cell>
          <table:table-cell office:value-type="float" office:value="0.0151847972540377" calcext:value-type="float">
            <text:p>0.0151847973</text:p>
          </table:table-cell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office:value-type="float" office:value="0.0129809379577637" calcext:value-type="float">
            <text:p>0.012980938</text:p>
          </table:table-cell>
          <table:table-cell office:value-type="float" office:value="0.0146478119435313" calcext:value-type="float">
            <text:p>0.0146478119</text:p>
          </table:table-cell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float" office:value="1" calcext:value-type="float">
            <text:p>1</text:p>
          </table:table-cell>
          <table:table-cell office:value-type="float" office:value="0.0129749774932861" calcext:value-type="float">
            <text:p>0.0129749775</text:p>
          </table:table-cell>
          <table:table-cell office:value-type="float" office:value="0.0142485409278742" calcext:value-type="float">
            <text:p>0.0142485409</text:p>
          </table:table-cell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float" office:value="1" calcext:value-type="float">
            <text:p>1</text:p>
          </table:table-cell>
          <table:table-cell office:value-type="float" office:value="0.0119309425354004" calcext:value-type="float">
            <text:p>0.0119309425</text:p>
          </table:table-cell>
          <table:table-cell office:value-type="float" office:value="0.0148602510546683" calcext:value-type="float">
            <text:p>0.0148602511</text:p>
          </table:table-cell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float" office:value="1" calcext:value-type="float">
            <text:p>1</text:p>
          </table:table-cell>
          <table:table-cell office:value-type="float" office:value="0.0122220516204834" calcext:value-type="float">
            <text:p>0.0122220516</text:p>
          </table:table-cell>
          <table:table-cell office:value-type="float" office:value="0.0150277708382785" calcext:value-type="float">
            <text:p>0.0150277708</text:p>
          </table:table-cell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  <table:table-cell office:value-type="float" office:value="0.0122330188751221" calcext:value-type="float">
            <text:p>0.0122330189</text:p>
          </table:table-cell>
          <table:table-cell office:value-type="float" office:value="0.0148256996977651" calcext:value-type="float">
            <text:p>0.0148256997</text:p>
          </table:table-cell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float" office:value="1" calcext:value-type="float">
            <text:p>1</text:p>
          </table:table-cell>
          <table:table-cell office:value-type="float" office:value="0.0122418403625488" calcext:value-type="float">
            <text:p>0.0122418404</text:p>
          </table:table-cell>
          <table:table-cell office:value-type="float" office:value="0.0146043504345972" calcext:value-type="float">
            <text:p>0.0146043504</text:p>
          </table:table-cell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float" office:value="2" calcext:value-type="float">
            <text:p>2</text:p>
          </table:table-cell>
          <table:table-cell office:value-type="float" office:value="0.0129480361938477" calcext:value-type="float">
            <text:p>0.0129480362</text:p>
          </table:table-cell>
          <table:table-cell office:value-type="float" office:value="0.0143655034977138" calcext:value-type="float">
            <text:p>0.0143655035</text:p>
          </table:table-cell>
        </table:table-row>
        <table:table-row table:style-name="ro2">
          <table:table-cell office:value-type="float" office:value="1597" calcext:value-type="float">
            <text:p>1597</text:p>
          </table:table-cell>
          <table:table-cell office:value-type="float" office:value="1" calcext:value-type="float">
            <text:p>1</text:p>
          </table:table-cell>
          <table:table-cell office:value-type="float" office:value="0.0128798484802246" calcext:value-type="float">
            <text:p>0.0128798485</text:p>
          </table:table-cell>
          <table:table-cell office:value-type="float" office:value="0.0144425075633985" calcext:value-type="float">
            <text:p>0.0144425076</text:p>
          </table:table-cell>
        </table:table-row>
        <table:table-row table:style-name="ro2">
          <table:table-cell office:value-type="float" office:value="1598" calcext:value-type="float">
            <text:p>1598</text:p>
          </table:table-cell>
          <table:table-cell office:value-type="float" office:value="1" calcext:value-type="float">
            <text:p>1</text:p>
          </table:table-cell>
          <table:table-cell office:value-type="float" office:value="0.0129508972167969" calcext:value-type="float">
            <text:p>0.0129508972</text:p>
          </table:table-cell>
          <table:table-cell office:value-type="float" office:value="0.014367394911469" calcext:value-type="float">
            <text:p>0.0143673949</text:p>
          </table:table-cell>
        </table:table-row>
        <table:table-row table:style-name="ro2">
          <table:table-cell office:value-type="float" office:value="1599" calcext:value-type="float">
            <text:p>1599</text:p>
          </table:table-cell>
          <table:table-cell office:value-type="float" office:value="1" calcext:value-type="float">
            <text:p>1</text:p>
          </table:table-cell>
          <table:table-cell office:value-type="float" office:value="0.0129568576812744" calcext:value-type="float">
            <text:p>0.0129568577</text:p>
          </table:table-cell>
          <table:table-cell office:value-type="float" office:value="0.014280542203219" calcext:value-type="float">
            <text:p>0.0142805422</text:p>
          </table:table-cell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0.0129361152648926" calcext:value-type="float">
            <text:p>0.0129361153</text:p>
          </table:table-cell>
          <table:table-cell office:value-type="float" office:value="0.0141588447536896" calcext:value-type="float">
            <text:p>0.0141588448</text:p>
          </table:table-cell>
        </table:table-row>
        <table:table-row table:style-name="ro2">
          <table:table-cell office:value-type="float" office:value="1601" calcext:value-type="float">
            <text:p>1601</text:p>
          </table:table-cell>
          <table:table-cell office:value-type="float" office:value="1" calcext:value-type="float">
            <text:p>1</text:p>
          </table:table-cell>
          <table:table-cell office:value-type="float" office:value="0.0119631290435791" calcext:value-type="float">
            <text:p>0.011963129</text:p>
          </table:table-cell>
          <table:table-cell office:value-type="float" office:value="0.0144633148794559" calcext:value-type="float">
            <text:p>0.0144633149</text:p>
          </table:table-cell>
        </table:table-row>
        <table:table-row table:style-name="ro2">
          <table:table-cell office:value-type="float" office:value="1602" calcext:value-type="float">
            <text:p>1602</text:p>
          </table:table-cell>
          <table:table-cell office:value-type="float" office:value="1" calcext:value-type="float">
            <text:p>1</text:p>
          </table:table-cell>
          <table:table-cell office:value-type="float" office:value="0.0132801532745361" calcext:value-type="float">
            <text:p>0.0132801533</text:p>
          </table:table-cell>
          <table:table-cell office:value-type="float" office:value="0.0146306506409742" calcext:value-type="float">
            <text:p>0.0146306506</text:p>
          </table:table-cell>
        </table:table-row>
        <table:table-row table:style-name="ro2">
          <table:table-cell office:value-type="float" office:value="1603" calcext:value-type="float">
            <text:p>1603</text:p>
          </table:table-cell>
          <table:table-cell office:value-type="float" office:value="1" calcext:value-type="float">
            <text:p>1</text:p>
          </table:table-cell>
          <table:table-cell office:value-type="float" office:value="0.0132710933685303" calcext:value-type="float">
            <text:p>0.0132710934</text:p>
          </table:table-cell>
          <table:table-cell office:value-type="float" office:value="0.0147522580167811" calcext:value-type="float">
            <text:p>0.014752258</text:p>
          </table:table-cell>
        </table:table-row>
        <table:table-row table:style-name="ro2">
          <table:table-cell office:value-type="float" office:value="1604" calcext:value-type="float">
            <text:p>1604</text:p>
          </table:table-cell>
          <table:table-cell office:value-type="float" office:value="1" calcext:value-type="float">
            <text:p>1</text:p>
          </table:table-cell>
          <table:table-cell office:value-type="float" office:value="0.0132758617401123" calcext:value-type="float">
            <text:p>0.0132758617</text:p>
          </table:table-cell>
          <table:table-cell office:value-type="float" office:value="0.0147911408799263" calcext:value-type="float">
            <text:p>0.0147911409</text:p>
          </table:table-cell>
        </table:table-row>
        <table:table-row table:style-name="ro2">
          <table:table-cell office:value-type="float" office:value="1605" calcext:value-type="float">
            <text:p>1605</text:p>
          </table:table-cell>
          <table:table-cell office:value-type="float" office:value="2" calcext:value-type="float">
            <text:p>2</text:p>
          </table:table-cell>
          <table:table-cell office:value-type="float" office:value="0.0139439105987549" calcext:value-type="float">
            <text:p>0.0139439106</text:p>
          </table:table-cell>
          <table:table-cell office:value-type="float" office:value="0.0158542026034238" calcext:value-type="float">
            <text:p>0.0158542026</text:p>
          </table:table-cell>
        </table:table-row>
        <table:table-row table:style-name="ro2">
          <table:table-cell office:value-type="float" office:value="1606" calcext:value-type="float">
            <text:p>1606</text:p>
          </table:table-cell>
          <table:table-cell office:value-type="float" office:value="1" calcext:value-type="float">
            <text:p>1</text:p>
          </table:table-cell>
          <table:table-cell office:value-type="float" office:value="0.0118741989135742" calcext:value-type="float">
            <text:p>0.0118741989</text:p>
          </table:table-cell>
          <table:table-cell office:value-type="float" office:value="0.0151797963943422" calcext:value-type="float">
            <text:p>0.0151797964</text:p>
          </table:table-cell>
        </table:table-row>
        <table:table-row table:style-name="ro2">
          <table:table-cell office:value-type="float" office:value="1607" calcext:value-type="float">
            <text:p>1607</text:p>
          </table:table-cell>
          <table:table-cell office:value-type="float" office:value="1" calcext:value-type="float">
            <text:p>1</text:p>
          </table:table-cell>
          <table:table-cell office:value-type="float" office:value="0.011876106262207" calcext:value-type="float">
            <text:p>0.0118761063</text:p>
          </table:table-cell>
          <table:table-cell office:value-type="float" office:value="0.0153298827243499" calcext:value-type="float">
            <text:p>0.0153298827</text:p>
          </table:table-cell>
        </table:table-row>
        <table:table-row table:style-name="ro2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0.0119431018829346" calcext:value-type="float">
            <text:p>0.0119431019</text:p>
          </table:table-cell>
          <table:table-cell office:value-type="float" office:value="0.0152618251958389" calcext:value-type="float">
            <text:p>0.0152618252</text:p>
          </table:table-cell>
        </table:table-row>
        <table:table-row table:style-name="ro2">
          <table:table-cell office:value-type="float" office:value="1609" calcext:value-type="float">
            <text:p>1609</text:p>
          </table:table-cell>
          <table:table-cell office:value-type="float" office:value="1" calcext:value-type="float">
            <text:p>1</text:p>
          </table:table-cell>
          <table:table-cell office:value-type="float" office:value="0.0129621028900146" calcext:value-type="float">
            <text:p>0.0129621029</text:p>
          </table:table-cell>
          <table:table-cell office:value-type="float" office:value="0.0150486143004348" calcext:value-type="float">
            <text:p>0.0150486143</text:p>
          </table:table-cell>
        </table:table-row>
        <table:table-row table:style-name="ro2">
          <table:table-cell office:value-type="float" office:value="1610" calcext:value-type="float">
            <text:p>1610</text:p>
          </table:table-cell>
          <table:table-cell office:value-type="float" office:value="1" calcext:value-type="float">
            <text:p>1</text:p>
          </table:table-cell>
          <table:table-cell office:value-type="float" office:value="0.0119409561157227" calcext:value-type="float">
            <text:p>0.0119409561</text:p>
          </table:table-cell>
          <table:table-cell office:value-type="float" office:value="0.0150135552341517" calcext:value-type="float">
            <text:p>0.0150135552</text:p>
          </table:table-cell>
        </table:table-row>
        <table:table-row table:style-name="ro2">
          <table:table-cell office:value-type="float" office:value="1611" calcext:value-type="float">
            <text:p>1611</text:p>
          </table:table-cell>
          <table:table-cell office:value-type="float" office:value="1" calcext:value-type="float">
            <text:p>1</text:p>
          </table:table-cell>
          <table:table-cell office:value-type="float" office:value="0.0129649639129639" calcext:value-type="float">
            <text:p>0.0129649639</text:p>
          </table:table-cell>
          <table:table-cell office:value-type="float" office:value="0.014892540358179" calcext:value-type="float">
            <text:p>0.0148925404</text:p>
          </table:table-cell>
        </table:table-row>
        <table:table-row table:style-name="ro2">
          <table:table-cell office:value-type="float" office:value="1612" calcext:value-type="float">
            <text:p>1612</text:p>
          </table:table-cell>
          <table:table-cell office:value-type="float" office:value="1" calcext:value-type="float">
            <text:p>1</text:p>
          </table:table-cell>
          <table:table-cell office:value-type="float" office:value="0.0142579078674316" calcext:value-type="float">
            <text:p>0.0142579079</text:p>
          </table:table-cell>
          <table:table-cell office:value-type="float" office:value="0.0167788437539812" calcext:value-type="float">
            <text:p>0.0167788438</text:p>
          </table:table-cell>
        </table:table-row>
        <table:table-row table:style-name="ro2">
          <table:table-cell office:value-type="float" office:value="1613" calcext:value-type="float">
            <text:p>1613</text:p>
          </table:table-cell>
          <table:table-cell office:value-type="float" office:value="1" calcext:value-type="float">
            <text:p>1</text:p>
          </table:table-cell>
          <table:table-cell office:value-type="float" office:value="0.0132279396057129" calcext:value-type="float">
            <text:p>0.0132279396</text:p>
          </table:table-cell>
          <table:table-cell office:value-type="float" office:value="0.0161481459681462" calcext:value-type="float">
            <text:p>0.016148146</text:p>
          </table:table-cell>
        </table:table-row>
        <table:table-row table:style-name="ro2">
          <table:table-cell office:value-type="float" office:value="1614" calcext:value-type="float">
            <text:p>1614</text:p>
          </table:table-cell>
          <table:table-cell office:value-type="float" office:value="2" calcext:value-type="float">
            <text:p>2</text:p>
          </table:table-cell>
          <table:table-cell office:value-type="float" office:value="0.0139381885528564" calcext:value-type="float">
            <text:p>0.0139381886</text:p>
          </table:table-cell>
          <table:table-cell office:value-type="float" office:value="0.0162785014163455" calcext:value-type="float">
            <text:p>0.0162785014</text:p>
          </table:table-cell>
        </table:table-row>
        <table:table-row table:style-name="ro2">
          <table:table-cell office:value-type="float" office:value="1615" calcext:value-type="float">
            <text:p>1615</text:p>
          </table:table-cell>
          <table:table-cell office:value-type="float" office:value="1" calcext:value-type="float">
            <text:p>1</text:p>
          </table:table-cell>
          <table:table-cell office:value-type="float" office:value="0.0118298530578613" calcext:value-type="float">
            <text:p>0.0118298531</text:p>
          </table:table-cell>
          <table:table-cell office:value-type="float" office:value="0.0163522633242719" calcext:value-type="float">
            <text:p>0.0163522633</text:p>
          </table:table-cell>
        </table:table-row>
        <table:table-row table:style-name="ro2">
          <table:table-cell office:value-type="float" office:value="1616" calcext:value-type="float">
            <text:p>1616</text:p>
          </table:table-cell>
          <table:table-cell office:value-type="float" office:value="1" calcext:value-type="float">
            <text:p>1</text:p>
          </table:table-cell>
          <table:table-cell office:value-type="float" office:value="0.0119020938873291" calcext:value-type="float">
            <text:p>0.0119020939</text:p>
          </table:table-cell>
          <table:table-cell office:value-type="float" office:value="0.0162816792926198" calcext:value-type="float">
            <text:p>0.0162816793</text:p>
          </table:table-cell>
        </table:table-row>
        <table:table-row table:style-name="ro2">
          <table:table-cell office:value-type="float" office:value="1617" calcext:value-type="float">
            <text:p>1617</text:p>
          </table:table-cell>
          <table:table-cell office:value-type="float" office:value="1" calcext:value-type="float">
            <text:p>1</text:p>
          </table:table-cell>
          <table:table-cell office:value-type="float" office:value="0.0119218826293945" calcext:value-type="float">
            <text:p>0.0119218826</text:p>
          </table:table-cell>
          <table:table-cell office:value-type="float" office:value="0.0160811813286255" calcext:value-type="float">
            <text:p>0.0160811813</text:p>
          </table:table-cell>
        </table:table-row>
        <table:table-row table:style-name="ro2">
          <table:table-cell office:value-type="float" office:value="1618" calcext:value-type="float">
            <text:p>1618</text:p>
          </table:table-cell>
          <table:table-cell office:value-type="float" office:value="1" calcext:value-type="float">
            <text:p>1</text:p>
          </table:table-cell>
          <table:table-cell office:value-type="float" office:value="0.0119261741638184" calcext:value-type="float">
            <text:p>0.0119261742</text:p>
          </table:table-cell>
          <table:table-cell office:value-type="float" office:value="0.0158158713627824" calcext:value-type="float">
            <text:p>0.0158158714</text:p>
          </table:table-cell>
        </table:table-row>
        <table:table-row table:style-name="ro2">
          <table:table-cell office:value-type="float" office:value="1619" calcext:value-type="float">
            <text:p>1619</text:p>
          </table:table-cell>
          <table:table-cell office:value-type="float" office:value="1" calcext:value-type="float">
            <text:p>1</text:p>
          </table:table-cell>
          <table:table-cell office:value-type="float" office:value="0.012955904006958" calcext:value-type="float">
            <text:p>0.012955904</text:p>
          </table:table-cell>
          <table:table-cell office:value-type="float" office:value="0.0154755230054266" calcext:value-type="float">
            <text:p>0.015475523</text:p>
          </table:table-cell>
        </table:table-row>
        <table:table-row table:style-name="ro2">
          <table:table-cell office:value-type="float" office:value="1620" calcext:value-type="float">
            <text:p>1620</text:p>
          </table:table-cell>
          <table:table-cell office:value-type="float" office:value="1" calcext:value-type="float">
            <text:p>1</text:p>
          </table:table-cell>
          <table:table-cell office:value-type="float" office:value="0.0142669677734375" calcext:value-type="float">
            <text:p>0.0142669678</text:p>
          </table:table-cell>
          <table:table-cell office:value-type="float" office:value="0.0171021978446806" calcext:value-type="float">
            <text:p>0.0171021978</text:p>
          </table:table-cell>
        </table:table-row>
        <table:table-row table:style-name="ro2">
          <table:table-cell office:value-type="float" office:value="1621" calcext:value-type="float">
            <text:p>1621</text:p>
          </table:table-cell>
          <table:table-cell office:value-type="float" office:value="1" calcext:value-type="float">
            <text:p>1</text:p>
          </table:table-cell>
          <table:table-cell office:value-type="float" office:value="0.0142531394958496" calcext:value-type="float">
            <text:p>0.0142531395</text:p>
          </table:table-cell>
          <table:table-cell office:value-type="float" office:value="0.0175385908737628" calcext:value-type="float">
            <text:p>0.0175385909</text:p>
          </table:table-cell>
        </table:table-row>
        <table:table-row table:style-name="ro2">
          <table:table-cell office:value-type="float" office:value="1622" calcext:value-type="float">
            <text:p>1622</text:p>
          </table:table-cell>
          <table:table-cell office:value-type="float" office:value="1" calcext:value-type="float">
            <text:p>1</text:p>
          </table:table-cell>
          <table:table-cell office:value-type="float" office:value="0.0142531394958496" calcext:value-type="float">
            <text:p>0.0142531395</text:p>
          </table:table-cell>
          <table:table-cell office:value-type="float" office:value="0.0177223034435382" calcext:value-type="float">
            <text:p>0.0177223034</text:p>
          </table:table-cell>
        </table:table-row>
        <table:table-row table:style-name="ro2">
          <table:table-cell office:value-type="float" office:value="1623" calcext:value-type="float">
            <text:p>1623</text:p>
          </table:table-cell>
          <table:table-cell office:value-type="float" office:value="2" calcext:value-type="float">
            <text:p>2</text:p>
          </table:table-cell>
          <table:table-cell office:value-type="float" office:value="0.0139040946960449" calcext:value-type="float">
            <text:p>0.0139040947</text:p>
          </table:table-cell>
          <table:table-cell office:value-type="float" office:value="0.0151766558027802" calcext:value-type="float">
            <text:p>0.0151766558</text:p>
          </table:table-cell>
        </table:table-row>
        <table:table-row table:style-name="ro2">
          <table:table-cell office:value-type="float" office:value="1624" calcext:value-type="float">
            <text:p>1624</text:p>
          </table:table-cell>
          <table:table-cell office:value-type="float" office:value="1" calcext:value-type="float">
            <text:p>1</text:p>
          </table:table-cell>
          <table:table-cell office:value-type="float" office:value="0.0118541717529297" calcext:value-type="float">
            <text:p>0.0118541718</text:p>
          </table:table-cell>
          <table:table-cell office:value-type="float" office:value="0.0178233993906356" calcext:value-type="float">
            <text:p>0.0178233994</text:p>
          </table:table-cell>
        </table:table-row>
        <table:table-row table:style-name="ro2">
          <table:table-cell office:value-type="float" office:value="1625" calcext:value-type="float">
            <text:p>1625</text:p>
          </table:table-cell>
          <table:table-cell office:value-type="float" office:value="1" calcext:value-type="float">
            <text:p>1</text:p>
          </table:table-cell>
          <table:table-cell office:value-type="float" office:value="0.011850118637085" calcext:value-type="float">
            <text:p>0.0118501186</text:p>
          </table:table-cell>
          <table:table-cell office:value-type="float" office:value="0.017706751718604" calcext:value-type="float">
            <text:p>0.0177067517</text:p>
          </table:table-cell>
        </table:table-row>
        <table:table-row table:style-name="ro2">
          <table:table-cell office:value-type="float" office:value="1626" calcext:value-type="float">
            <text:p>1626</text:p>
          </table:table-cell>
          <table:table-cell office:value-type="float" office:value="1" calcext:value-type="float">
            <text:p>1</text:p>
          </table:table-cell>
          <table:table-cell office:value-type="float" office:value="0.0129261016845703" calcext:value-type="float">
            <text:p>0.0129261017</text:p>
          </table:table-cell>
          <table:table-cell office:value-type="float" office:value="0.0165161722474585" calcext:value-type="float">
            <text:p>0.0165161722</text:p>
          </table:table-cell>
        </table:table-row>
        <table:table-row table:style-name="ro2">
          <table:table-cell office:value-type="float" office:value="1627" calcext:value-type="float">
            <text:p>1627</text:p>
          </table:table-cell>
          <table:table-cell office:value-type="float" office:value="1" calcext:value-type="float">
            <text:p>1</text:p>
          </table:table-cell>
          <table:table-cell office:value-type="float" office:value="0.0129280090332031" calcext:value-type="float">
            <text:p>0.012928009</text:p>
          </table:table-cell>
          <table:table-cell office:value-type="float" office:value="0.0156248105316409" calcext:value-type="float">
            <text:p>0.0156248105</text:p>
          </table:table-cell>
        </table:table-row>
        <table:table-row table:style-name="ro2">
          <table:table-cell office:value-type="float" office:value="1628" calcext:value-type="float">
            <text:p>1628</text:p>
          </table:table-cell>
          <table:table-cell office:value-type="float" office:value="1" calcext:value-type="float">
            <text:p>1</text:p>
          </table:table-cell>
          <table:table-cell office:value-type="float" office:value="0.0129280090332031" calcext:value-type="float">
            <text:p>0.012928009</text:p>
          </table:table-cell>
          <table:table-cell office:value-type="float" office:value="0.0149555793588094" calcext:value-type="float">
            <text:p>0.0149555794</text:p>
          </table:table-cell>
        </table:table-row>
        <table:table-row table:style-name="ro2">
          <table:table-cell office:value-type="float" office:value="1629" calcext:value-type="float">
            <text:p>1629</text:p>
          </table:table-cell>
          <table:table-cell office:value-type="float" office:value="1" calcext:value-type="float">
            <text:p>1</text:p>
          </table:table-cell>
          <table:table-cell office:value-type="float" office:value="0.0129320621490479" calcext:value-type="float">
            <text:p>0.0129320621</text:p>
          </table:table-cell>
          <table:table-cell office:value-type="float" office:value="0.0144575945842889" calcext:value-type="float">
            <text:p>0.0144575946</text:p>
          </table:table-cell>
        </table:table-row>
        <table:table-row table:style-name="ro2">
          <table:table-cell office:value-type="float" office:value="1630" calcext:value-type="float">
            <text:p>1630</text:p>
          </table:table-cell>
          <table:table-cell office:value-type="float" office:value="1" calcext:value-type="float">
            <text:p>1</text:p>
          </table:table-cell>
          <table:table-cell office:value-type="float" office:value="0.0132219791412354" calcext:value-type="float">
            <text:p>0.0132219791</text:p>
          </table:table-cell>
          <table:table-cell office:value-type="float" office:value="0.0148413921936689" calcext:value-type="float">
            <text:p>0.0148413922</text:p>
          </table:table-cell>
        </table:table-row>
        <table:table-row table:style-name="ro2">
          <table:table-cell office:value-type="float" office:value="1631" calcext:value-type="float">
            <text:p>1631</text:p>
          </table:table-cell>
          <table:table-cell office:value-type="float" office:value="1" calcext:value-type="float">
            <text:p>1</text:p>
          </table:table-cell>
          <table:table-cell office:value-type="float" office:value="0.0132207870483398" calcext:value-type="float">
            <text:p>0.013220787</text:p>
          </table:table-cell>
          <table:table-cell office:value-type="float" office:value="0.0145694276877936" calcext:value-type="float">
            <text:p>0.0145694277</text:p>
          </table:table-cell>
        </table:table-row>
        <table:table-row table:style-name="ro2">
          <table:table-cell office:value-type="float" office:value="1632" calcext:value-type="float">
            <text:p>1632</text:p>
          </table:table-cell>
          <table:table-cell office:value-type="float" office:value="2" calcext:value-type="float">
            <text:p>2</text:p>
          </table:table-cell>
          <table:table-cell office:value-type="float" office:value="0.0119020938873291" calcext:value-type="float">
            <text:p>0.0119020939</text:p>
          </table:table-cell>
          <table:table-cell office:value-type="float" office:value="0.0149160235938318" calcext:value-type="float">
            <text:p>0.0149160236</text:p>
          </table:table-cell>
        </table:table-row>
        <table:table-row table:style-name="ro2">
          <table:table-cell office:value-type="float" office:value="1633" calcext:value-type="float">
            <text:p>1633</text:p>
          </table:table-cell>
          <table:table-cell office:value-type="float" office:value="1" calcext:value-type="float">
            <text:p>1</text:p>
          </table:table-cell>
          <table:table-cell office:value-type="float" office:value="0.0118429660797119" calcext:value-type="float">
            <text:p>0.0118429661</text:p>
          </table:table-cell>
          <table:table-cell office:value-type="float" office:value="0.0152880257474655" calcext:value-type="float">
            <text:p>0.0152880257</text:p>
          </table:table-cell>
        </table:table-row>
        <table:table-row table:style-name="ro2">
          <table:table-cell office:value-type="float" office:value="1634" calcext:value-type="float">
            <text:p>1634</text:p>
          </table:table-cell>
          <table:table-cell office:value-type="float" office:value="1" calcext:value-type="float">
            <text:p>1</text:p>
          </table:table-cell>
          <table:table-cell office:value-type="float" office:value="0.0129280090332031" calcext:value-type="float">
            <text:p>0.012928009</text:p>
          </table:table-cell>
          <table:table-cell office:value-type="float" office:value="0.0147025350252031" calcext:value-type="float">
            <text:p>0.014702535</text:p>
          </table:table-cell>
        </table:table-row>
        <table:table-row table:style-name="ro2">
          <table:table-cell office:value-type="float" office:value="1635" calcext:value-type="float">
            <text:p>1635</text:p>
          </table:table-cell>
          <table:table-cell office:value-type="float" office:value="1" calcext:value-type="float">
            <text:p>1</text:p>
          </table:table-cell>
          <table:table-cell office:value-type="float" office:value="0.0129361152648926" calcext:value-type="float">
            <text:p>0.0129361153</text:p>
          </table:table-cell>
          <table:table-cell office:value-type="float" office:value="0.0142649513800918" calcext:value-type="float">
            <text:p>0.0142649514</text:p>
          </table:table-cell>
        </table:table-row>
        <table:table-row table:style-name="ro2"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0.0129261016845703" calcext:value-type="float">
            <text:p>0.0129261017</text:p>
          </table:table-cell>
          <table:table-cell office:value-type="float" office:value="0.0139369802772368" calcext:value-type="float">
            <text:p>0.0139369803</text:p>
          </table:table-cell>
        </table:table-row>
        <table:table-row table:style-name="ro2">
          <table:table-cell office:value-type="float" office:value="1637" calcext:value-type="float">
            <text:p>1637</text:p>
          </table:table-cell>
          <table:table-cell office:value-type="float" office:value="1" calcext:value-type="float">
            <text:p>1</text:p>
          </table:table-cell>
          <table:table-cell office:value-type="float" office:value="0.0119259357452393" calcext:value-type="float">
            <text:p>0.0119259357</text:p>
          </table:table-cell>
          <table:table-cell office:value-type="float" office:value="0.0145653044818821" calcext:value-type="float">
            <text:p>0.0145653045</text:p>
          </table:table-cell>
        </table:table-row>
        <table:table-row table:style-name="ro2">
          <table:table-cell office:value-type="float" office:value="1638" calcext:value-type="float">
            <text:p>1638</text:p>
          </table:table-cell>
          <table:table-cell office:value-type="float" office:value="1" calcext:value-type="float">
            <text:p>1</text:p>
          </table:table-cell>
          <table:table-cell office:value-type="float" office:value="0.012221097946167" calcext:value-type="float">
            <text:p>0.0122210979</text:p>
          </table:table-cell>
          <table:table-cell office:value-type="float" office:value="0.0147728691562375" calcext:value-type="float">
            <text:p>0.0147728692</text:p>
          </table:table-cell>
        </table:table-row>
        <table:table-row table:style-name="ro2">
          <table:table-cell office:value-type="float" office:value="1639" calcext:value-type="float">
            <text:p>1639</text:p>
          </table:table-cell>
          <table:table-cell office:value-type="float" office:value="1" calcext:value-type="float">
            <text:p>1</text:p>
          </table:table-cell>
          <table:table-cell office:value-type="float" office:value="0.01220703125" calcext:value-type="float">
            <text:p>0.0122070313</text:p>
          </table:table-cell>
          <table:table-cell office:value-type="float" office:value="0.0146114895653976" calcext:value-type="float">
            <text:p>0.0146114896</text:p>
          </table:table-cell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float" office:value="1" calcext:value-type="float">
            <text:p>1</text:p>
          </table:table-cell>
          <table:table-cell office:value-type="float" office:value="0.0122058391571045" calcext:value-type="float">
            <text:p>0.0122058392</text:p>
          </table:table-cell>
          <table:table-cell office:value-type="float" office:value="0.0144314879678363" calcext:value-type="float">
            <text:p>0.014431488</text:p>
          </table:table-cell>
        </table:table-row>
        <table:table-row table:style-name="ro2">
          <table:table-cell office:value-type="float" office:value="1641" calcext:value-type="float">
            <text:p>1641</text:p>
          </table:table-cell>
          <table:table-cell office:value-type="float" office:value="2" calcext:value-type="float">
            <text:p>2</text:p>
          </table:table-cell>
          <table:table-cell office:value-type="float" office:value="0.0128798484802246" calcext:value-type="float">
            <text:p>0.0128798485</text:p>
          </table:table-cell>
          <table:table-cell office:value-type="float" office:value="0.0143076864483412" calcext:value-type="float">
            <text:p>0.0143076864</text:p>
          </table:table-cell>
        </table:table-row>
        <table:table-row table:style-name="ro2">
          <table:table-cell office:value-type="float" office:value="1642" calcext:value-type="float">
            <text:p>1642</text:p>
          </table:table-cell>
          <table:table-cell office:value-type="float" office:value="1" calcext:value-type="float">
            <text:p>1</text:p>
          </table:table-cell>
          <table:table-cell office:value-type="float" office:value="0.0128428936004639" calcext:value-type="float">
            <text:p>0.0128428936</text:p>
          </table:table-cell>
          <table:table-cell office:value-type="float" office:value="0.0143049684136398" calcext:value-type="float">
            <text:p>0.0143049684</text:p>
          </table:table-cell>
        </table:table-row>
        <table:table-row table:style-name="ro2">
          <table:table-cell office:value-type="float" office:value="1643" calcext:value-type="float">
            <text:p>1643</text:p>
          </table:table-cell>
          <table:table-cell office:value-type="float" office:value="1" calcext:value-type="float">
            <text:p>1</text:p>
          </table:table-cell>
          <table:table-cell office:value-type="float" office:value="0.0129151344299316" calcext:value-type="float">
            <text:p>0.0129151344</text:p>
          </table:table-cell>
          <table:table-cell office:value-type="float" office:value="0.0142575210514378" calcext:value-type="float">
            <text:p>0.0142575211</text:p>
          </table:table-cell>
        </table:table-row>
        <table:table-row table:style-name="ro2">
          <table:table-cell office:value-type="float" office:value="1644" calcext:value-type="float">
            <text:p>1644</text:p>
          </table:table-cell>
          <table:table-cell office:value-type="float" office:value="1" calcext:value-type="float">
            <text:p>1</text:p>
          </table:table-cell>
          <table:table-cell office:value-type="float" office:value="0.0129098892211914" calcext:value-type="float">
            <text:p>0.0129098892</text:p>
          </table:table-cell>
          <table:table-cell office:value-type="float" office:value="0.0141785332782379" calcext:value-type="float">
            <text:p>0.0141785333</text:p>
          </table:table-cell>
        </table:table-row>
        <table:table-row table:style-name="ro2">
          <table:table-cell office:value-type="float" office:value="1645" calcext:value-type="float">
            <text:p>1645</text:p>
          </table:table-cell>
          <table:table-cell office:value-type="float" office:value="1" calcext:value-type="float">
            <text:p>1</text:p>
          </table:table-cell>
          <table:table-cell office:value-type="float" office:value="0.0129280090332031" calcext:value-type="float">
            <text:p>0.012928009</text:p>
          </table:table-cell>
          <table:table-cell office:value-type="float" office:value="0.014107437213806" calcext:value-type="float">
            <text:p>0.0141074372</text:p>
          </table:table-cell>
        </table:table-row>
        <table:table-row table:style-name="ro2">
          <table:table-cell office:value-type="float" office:value="1646" calcext:value-type="float">
            <text:p>1646</text:p>
          </table:table-cell>
          <table:table-cell office:value-type="float" office:value="1" calcext:value-type="float">
            <text:p>1</text:p>
          </table:table-cell>
          <table:table-cell office:value-type="float" office:value="0.011897087097168" calcext:value-type="float">
            <text:p>0.0118970871</text:p>
          </table:table-cell>
          <table:table-cell office:value-type="float" office:value="0.0144429099912559" calcext:value-type="float">
            <text:p>0.01444291</text:p>
          </table:table-cell>
        </table:table-row>
        <table:table-row table:style-name="ro2">
          <table:table-cell office:value-type="float" office:value="1647" calcext:value-type="float">
            <text:p>1647</text:p>
          </table:table-cell>
          <table:table-cell office:value-type="float" office:value="1" calcext:value-type="float">
            <text:p>1</text:p>
          </table:table-cell>
          <table:table-cell office:value-type="float" office:value="0.0131940841674805" calcext:value-type="float">
            <text:p>0.0131940842</text:p>
          </table:table-cell>
          <table:table-cell office:value-type="float" office:value="0.0145278412099626" calcext:value-type="float">
            <text:p>0.0145278412</text:p>
          </table:table-cell>
        </table:table-row>
        <table:table-row table:style-name="ro2">
          <table:table-cell office:value-type="float" office:value="1648" calcext:value-type="float">
            <text:p>1648</text:p>
          </table:table-cell>
          <table:table-cell office:value-type="float" office:value="1" calcext:value-type="float">
            <text:p>1</text:p>
          </table:table-cell>
          <table:table-cell office:value-type="float" office:value="0.013157844543457" calcext:value-type="float">
            <text:p>0.0131578445</text:p>
          </table:table-cell>
          <table:table-cell office:value-type="float" office:value="0.0145898682876728" calcext:value-type="float">
            <text:p>0.0145898683</text:p>
          </table:table-cell>
        </table:table-row>
        <table:table-row table:style-name="ro2">
          <table:table-cell office:value-type="float" office:value="1649" calcext:value-type="float">
            <text:p>1649</text:p>
          </table:table-cell>
          <table:table-cell office:value-type="float" office:value="1" calcext:value-type="float">
            <text:p>1</text:p>
          </table:table-cell>
          <table:table-cell office:value-type="float" office:value="0.0130898952484131" calcext:value-type="float">
            <text:p>0.0130898952</text:p>
          </table:table-cell>
          <table:table-cell office:value-type="float" office:value="0.0145093798584889" calcext:value-type="float">
            <text:p>0.0145093799</text:p>
          </table:table-cell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office:value-type="float" office:value="0.0120291709899902" calcext:value-type="float">
            <text:p>0.012029171</text:p>
          </table:table-cell>
          <table:table-cell office:value-type="float" office:value="0.0146261252197566" calcext:value-type="float">
            <text:p>0.0146261252</text:p>
          </table:table-cell>
        </table:table-row>
        <table:table-row table:style-name="ro2"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office:value-type="float" office:value="0.0124149322509766" calcext:value-type="float">
            <text:p>0.0124149323</text:p>
          </table:table-cell>
          <table:table-cell office:value-type="float" office:value="0.014413783394267" calcext:value-type="float">
            <text:p>0.0144137834</text:p>
          </table:table-cell>
        </table:table-row>
      </table:table>
      <table:named-expressions/>
      <table:database-ranges>
        <table:database-range table:name="__Anonymous_Sheet_DB__0" table:target-range-address="Sheet1.A2:Sheet1.D16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1T09:33:01.864265800</dc:date>
    <meta:document-statistic meta:table-count="1" meta:cell-count="6680" meta:object-count="1"/>
    <meta:generator>LibreOffice/4.1.6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961cm" svg:height="16.303cm" xlink:href=".." xlink:type="simple" chart:class="chart:line" chart:style-name="ch1">
        <chart:legend chart:legend-position="end" svg:x="19.982cm" svg:y="7.603cm" style:legend-expansion="high" chart:style-name="ch2"/>
        <chart:plot-area chart:style-name="ch3" table:cell-range-address="Sheet1.C1:Sheet1.D1670" chart:data-source-has-labels="row" svg:x="0.878cm" svg:y="1.662cm" svg:width="15.339cm" svg:height="12.648cm">
          <chartooo:coordinate-region svg:x="1.976cm" svg:y="1.861cm" svg:width="14.241cm" svg:height="11.3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670" chart:label-cell-address="Sheet1.C1:Sheet1.C1" chart:class="chart:line">
            <chart:data-point chart:repeated="1669"/>
          </chart:series>
          <chart:series chart:style-name="ch7" chart:values-cell-range-address="Sheet1.D2:Sheet1.D1670" chart:label-cell-address="Sheet1.D1:Sheet1.D1" chart:class="chart:line">
            <chart:data-point chart:repeated="166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T</text:p>
                <draw:g>
                  <svg:desc>Sheet1.C1:Sheet1.C1</svg:desc>
                </draw:g>
              </table:table-cell>
              <table:table-cell office:value-type="string">
                <text:p>RTO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4502182006836">
                <text:p>0.0124502182006836</text:p>
                <draw:g>
                  <svg:desc>Sheet1.C2:Sheet1.C1670</svg:desc>
                </draw:g>
              </table:table-cell>
              <table:table-cell office:value-type="float" office:value="0.031125545501709">
                <text:p>0.031125545501709</text:p>
                <draw:g>
                  <svg:desc>Sheet1.D2:Sheet1.D16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4208927154541">
                <text:p>0.0124208927154541</text:p>
              </table:table-cell>
              <table:table-cell office:value-type="float" office:value="0.0264823734760284">
                <text:p>0.0264823734760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41429901123047">
                <text:p>0.0141429901123047</text:p>
              </table:table-cell>
              <table:table-cell office:value-type="float" office:value="0.0161415097438437">
                <text:p>0.0161415097438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3970508575439">
                <text:p>0.0123970508575439</text:p>
              </table:table-cell>
              <table:table-cell office:value-type="float" office:value="0.023016732186079">
                <text:p>0.023016732186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24039649963379">
                <text:p>0.0124039649963379</text:p>
              </table:table-cell>
              <table:table-cell office:value-type="float" office:value="0.0204044901765883">
                <text:p>0.0204044901765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3319625854492">
                <text:p>0.0123319625854492</text:p>
              </table:table-cell>
              <table:table-cell office:value-type="float" office:value="0.0185031920555048">
                <text:p>0.0185031920555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315034866333">
                <text:p>0.012315034866333</text:p>
              </table:table-cell>
              <table:table-cell office:value-type="float" office:value="0.0170774259968312">
                <text:p>0.0170774259968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23131275177002">
                <text:p>0.0123131275177002</text:p>
              </table:table-cell>
              <table:table-cell office:value-type="float" office:value="0.0159946112280522">
                <text:p>0.0159946112280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3021602630615">
                <text:p>0.0123021602630615</text:p>
              </table:table-cell>
              <table:table-cell office:value-type="float" office:value="0.0151785640179014">
                <text:p>0.0151785640179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2315034866333">
                <text:p>0.012315034866333</text:p>
              </table:table-cell>
              <table:table-cell office:value-type="float" office:value="0.0145418801410386">
                <text:p>0.01454188014103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3050212860107">
                <text:p>0.0123050212860107</text:p>
              </table:table-cell>
              <table:table-cell office:value-type="float" office:value="0.0140632293147949">
                <text:p>0.01406322931479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3121738433838">
                <text:p>0.0123121738433838</text:p>
              </table:table-cell>
              <table:table-cell office:value-type="float" office:value="0.0136879122214715">
                <text:p>0.01368791222147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2749805450439">
                <text:p>0.0122749805450439</text:p>
              </table:table-cell>
              <table:table-cell office:value-type="float" office:value="0.0129190130663373">
                <text:p>0.0129190130663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23069286346436">
                <text:p>0.0123069286346436</text:p>
              </table:table-cell>
              <table:table-cell office:value-type="float" office:value="0.0134032081123105">
                <text:p>0.0134032081123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22890472412109">
                <text:p>0.0122890472412109</text:p>
              </table:table-cell>
              <table:table-cell office:value-type="float" office:value="0.01319775852625">
                <text:p>0.01319775852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22840404510498">
                <text:p>0.0122840404510498</text:p>
              </table:table-cell>
              <table:table-cell office:value-type="float" office:value="0.0130389159491313">
                <text:p>0.01303891594913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22590065002441">
                <text:p>0.0122590065002441</text:p>
              </table:table-cell>
              <table:table-cell office:value-type="float" office:value="0.0128341780724131">
                <text:p>0.01283417807241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22601985931396">
                <text:p>0.0122601985931396</text:p>
              </table:table-cell>
              <table:table-cell office:value-type="float" office:value="0.0127594879147365">
                <text:p>0.01275948791473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22690200805664">
                <text:p>0.0122690200805664</text:p>
              </table:table-cell>
              <table:table-cell office:value-type="float" office:value="0.012687150905963">
                <text:p>0.0126871509059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22711658477783">
                <text:p>0.0122711658477783</text:p>
              </table:table-cell>
              <table:table-cell office:value-type="float" office:value="0.0126247356093512">
                <text:p>0.01262473560935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21159553527832">
                <text:p>0.0121159553527832</text:p>
              </table:table-cell>
              <table:table-cell office:value-type="float" office:value="0.0127085356990214">
                <text:p>0.01270853569902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22339725494385">
                <text:p>0.0122339725494385</text:p>
              </table:table-cell>
              <table:table-cell office:value-type="float" office:value="0.0125478197867197">
                <text:p>0.01254781978671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21009349822998">
                <text:p>0.0121009349822998</text:p>
              </table:table-cell>
              <table:table-cell office:value-type="float" office:value="0.0127581541962204">
                <text:p>0.01275815419622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0830535888672">
                <text:p>0.0120830535888672</text:p>
              </table:table-cell>
              <table:table-cell office:value-type="float" office:value="0.0127858244538258">
                <text:p>0.01278582445382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22368335723877">
                <text:p>0.0122368335723877</text:p>
              </table:table-cell>
              <table:table-cell office:value-type="float" office:value="0.0126494422042864">
                <text:p>0.01264944220428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22330188751221">
                <text:p>0.0122330188751221</text:p>
              </table:table-cell>
              <table:table-cell office:value-type="float" office:value="0.0124721568140533">
                <text:p>0.01247215681405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22320652008057">
                <text:p>0.0122320652008057</text:p>
              </table:table-cell>
              <table:table-cell office:value-type="float" office:value="0.0124158643926762">
                <text:p>0.01241586439267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22530460357666">
                <text:p>0.0122530460357666</text:p>
              </table:table-cell>
              <table:table-cell office:value-type="float" office:value="0.012390979233834">
                <text:p>0.0123909792338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22499465942383">
                <text:p>0.0122499465942383</text:p>
              </table:table-cell>
              <table:table-cell office:value-type="float" office:value="0.0123668510641848">
                <text:p>0.01236685106418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22549533843994">
                <text:p>0.0122549533843994</text:p>
              </table:table-cell>
              <table:table-cell office:value-type="float" office:value="0.012352996327098">
                <text:p>0.0123529963270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22427940368652">
                <text:p>0.0122427940368652</text:p>
              </table:table-cell>
              <table:table-cell office:value-type="float" office:value="0.0123014659368149">
                <text:p>0.01230146593681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22158527374268">
                <text:p>0.0122158527374268</text:p>
              </table:table-cell>
              <table:table-cell office:value-type="float" office:value="0.0123468140143074">
                <text:p>0.01234681401430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22458934783936">
                <text:p>0.0122458934783936</text:p>
              </table:table-cell>
              <table:table-cell office:value-type="float" office:value="0.0123287434780258">
                <text:p>0.01232874347802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22489929199219">
                <text:p>0.0122489929199219</text:p>
              </table:table-cell>
              <table:table-cell office:value-type="float" office:value="0.0123177824978218">
                <text:p>0.01231778249782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22699737548828">
                <text:p>0.0122699737548828</text:p>
              </table:table-cell>
              <table:table-cell office:value-type="float" office:value="0.0123195018795504">
                <text:p>0.01231950187955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22377872467041">
                <text:p>0.0122377872467041</text:p>
              </table:table-cell>
              <table:table-cell office:value-type="float" office:value="0.012306135431294">
                <text:p>0.0123061354312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22439861297607">
                <text:p>0.0122439861297607</text:p>
              </table:table-cell>
              <table:table-cell office:value-type="float" office:value="0.0122912159023657">
                <text:p>0.01229121590236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22308731079102">
                <text:p>0.0122308731079102</text:p>
              </table:table-cell>
              <table:table-cell office:value-type="float" office:value="0.0122901873323218">
                <text:p>0.01229018733232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22239589691162">
                <text:p>0.0122239589691162</text:p>
              </table:table-cell>
              <table:table-cell office:value-type="float" office:value="0.0122937086351623">
                <text:p>0.01229370863516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22280120849609">
                <text:p>0.0122280120849609</text:p>
              </table:table-cell>
              <table:table-cell office:value-type="float" office:value="0.0122836808812691">
                <text:p>0.01228368088126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22101306915283">
                <text:p>0.0122101306915283</text:p>
              </table:table-cell>
              <table:table-cell office:value-type="float" office:value="0.0123059395559769">
                <text:p>0.01230593955597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22120380401611">
                <text:p>0.0122120380401611</text:p>
              </table:table-cell>
              <table:table-cell office:value-type="float" office:value="0.0123093031406937">
                <text:p>0.01230930314069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22261047363281">
                <text:p>0.0122261047363281</text:p>
              </table:table-cell>
              <table:table-cell office:value-type="float" office:value="0.0122961625996263">
                <text:p>0.01229616259962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2239933013916">
                <text:p>0.012239933013916</text:p>
              </table:table-cell>
              <table:table-cell office:value-type="float" office:value="0.012280074177195">
                <text:p>0.0122800741771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22268199920654">
                <text:p>0.0122268199920654</text:p>
              </table:table-cell>
              <table:table-cell office:value-type="float" office:value="0.0122732662348848">
                <text:p>0.01227326623488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21369361877441">
                <text:p>0.0121369361877441</text:p>
              </table:table-cell>
              <table:table-cell office:value-type="float" office:value="0.0123459954064368">
                <text:p>0.01234599540643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21219158172607">
                <text:p>0.0121219158172607</text:p>
              </table:table-cell>
              <table:table-cell office:value-type="float" office:value="0.0124003336488565">
                <text:p>0.01240033364885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21080875396729">
                <text:p>0.0121080875396729</text:p>
              </table:table-cell>
              <table:table-cell office:value-type="float" office:value="0.0124393923060966">
                <text:p>0.01243939230609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2160062789917">
                <text:p>0.012160062789917</text:p>
              </table:table-cell>
              <table:table-cell office:value-type="float" office:value="0.0123297226375814">
                <text:p>0.01232972263758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21669769287109">
                <text:p>0.0121669769287109</text:p>
              </table:table-cell>
              <table:table-cell office:value-type="float" office:value="0.0124031430605513">
                <text:p>0.01240314306055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21719837188721">
                <text:p>0.0121719837188721</text:p>
              </table:table-cell>
              <table:table-cell office:value-type="float" office:value="0.0123675933601512">
                <text:p>0.01236759336015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21610164642334">
                <text:p>0.0121610164642334</text:p>
              </table:table-cell>
              <table:table-cell office:value-type="float" office:value="0.0123477474157825">
                <text:p>0.01234774741578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21579170227051">
                <text:p>0.0121579170227051</text:p>
              </table:table-cell>
              <table:table-cell office:value-type="float" office:value="0.0123144695529579">
                <text:p>0.01231446955295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21541023254395">
                <text:p>0.0121541023254395</text:p>
              </table:table-cell>
              <table:table-cell office:value-type="float" office:value="0.0123029053097108">
                <text:p>0.01230290530971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21688842773438">
                <text:p>0.0121688842773438</text:p>
              </table:table-cell>
              <table:table-cell office:value-type="float" office:value="0.0122777319739051">
                <text:p>0.01227773197390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21450424194336">
                <text:p>0.0121450424194336</text:p>
              </table:table-cell>
              <table:table-cell office:value-type="float" office:value="0.0122786721074365">
                <text:p>0.01227867210743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21378898620606">
                <text:p>0.0121378898620606</text:p>
              </table:table-cell>
              <table:table-cell office:value-type="float" office:value="0.0122813716300177">
                <text:p>0.01228137163001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22170448303223">
                <text:p>0.0122170448303223</text:p>
              </table:table-cell>
              <table:table-cell office:value-type="float" office:value="0.020011061567455">
                <text:p>0.0200110615674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21288299560547">
                <text:p>0.0121288299560547</text:p>
              </table:table-cell>
              <table:table-cell office:value-type="float" office:value="0.0122865868042182">
                <text:p>0.01228658680421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684976577758789">
                <text:p>0.000684976577758789</text:p>
              </table:table-cell>
              <table:table-cell office:value-type="float" office:value="0.022298451066791">
                <text:p>0.0222984510667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22249126434326">
                <text:p>0.0122249126434326</text:p>
              </table:table-cell>
              <table:table-cell office:value-type="float" office:value="0.0182460860815542">
                <text:p>0.01824608608155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22249126434326">
                <text:p>0.0122249126434326</text:p>
              </table:table-cell>
              <table:table-cell office:value-type="float" office:value="0.0210899955998022">
                <text:p>0.02108999559980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22389793395996">
                <text:p>0.0122389793395996</text:p>
              </table:table-cell>
              <table:table-cell office:value-type="float" office:value="0.0190841244086289">
                <text:p>0.01908412440862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21848583221436">
                <text:p>0.0121848583221436</text:p>
              </table:table-cell>
              <table:table-cell office:value-type="float" office:value="0.0174629006480199">
                <text:p>0.01746290064801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2178897857666">
                <text:p>0.012178897857666</text:p>
              </table:table-cell>
              <table:table-cell office:value-type="float" office:value="0.0167772908620421">
                <text:p>0.01677729086204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21641159057617">
                <text:p>0.0121641159057617</text:p>
              </table:table-cell>
              <table:table-cell office:value-type="float" office:value="0.0161670299627152">
                <text:p>0.01616702996271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21471881866455">
                <text:p>0.0121471881866455</text:p>
              </table:table-cell>
              <table:table-cell office:value-type="float" office:value="0.0140781966138958">
                <text:p>0.01407819661389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20420455932617">
                <text:p>0.0120420455932617</text:p>
              </table:table-cell>
              <table:table-cell office:value-type="float" office:value="0.0155041260816895">
                <text:p>0.01550412608168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21068954467773">
                <text:p>0.0121068954467773</text:p>
              </table:table-cell>
              <table:table-cell office:value-type="float" office:value="0.0150338614797082">
                <text:p>0.01503386147970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21209621429443">
                <text:p>0.0121209621429443</text:p>
              </table:table-cell>
              <table:table-cell office:value-type="float" office:value="0.0146496076793167">
                <text:p>0.01464960767931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21431350708008">
                <text:p>0.0121431350708008</text:p>
              </table:table-cell>
              <table:table-cell office:value-type="float" office:value="0.0143433654936367">
                <text:p>0.01434336549363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2160062789917">
                <text:p>0.012160062789917</text:p>
              </table:table-cell>
              <table:table-cell office:value-type="float" office:value="0.0138583194518947">
                <text:p>0.01385831945189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21519565582275">
                <text:p>0.0121519565582275</text:p>
              </table:table-cell>
              <table:table-cell office:value-type="float" office:value="0.0136518350329941">
                <text:p>0.01365183503299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21378898620606">
                <text:p>0.0121378898620606</text:p>
              </table:table-cell>
              <table:table-cell office:value-type="float" office:value="0.0134536333975662">
                <text:p>0.01345363339756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2131929397583">
                <text:p>0.012131929397583</text:p>
              </table:table-cell>
              <table:table-cell office:value-type="float" office:value="0.0132757410662949">
                <text:p>0.01327574106629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21159553527832">
                <text:p>0.0121159553527832</text:p>
              </table:table-cell>
              <table:table-cell office:value-type="float" office:value="0.0127445505886077">
                <text:p>0.01274455058860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2113094329834">
                <text:p>0.012113094329834</text:p>
              </table:table-cell>
              <table:table-cell office:value-type="float" office:value="0.0131020656580332">
                <text:p>0.01310206565803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21161937713623">
                <text:p>0.0121161937713623</text:p>
              </table:table-cell>
              <table:table-cell office:value-type="float" office:value="0.0129606726890746">
                <text:p>0.01296067268907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21219158172607">
                <text:p>0.0121219158172607</text:p>
              </table:table-cell>
              <table:table-cell office:value-type="float" office:value="0.0128479308886527">
                <text:p>0.01284793088865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21238231658936">
                <text:p>0.0121238231658936</text:p>
              </table:table-cell>
              <table:table-cell office:value-type="float" office:value="0.0126659149553327">
                <text:p>0.01266591495533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21240615844727">
                <text:p>0.0121240615844727</text:p>
              </table:table-cell>
              <table:table-cell office:value-type="float" office:value="0.0125976381734775">
                <text:p>0.01259763817347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21021270751953">
                <text:p>0.0121021270751953</text:p>
              </table:table-cell>
              <table:table-cell office:value-type="float" office:value="0.0125133559440417">
                <text:p>0.01251335594404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20880603790283">
                <text:p>0.0120880603790283</text:p>
              </table:table-cell>
              <table:table-cell office:value-type="float" office:value="0.0124293697956351">
                <text:p>0.01242936979563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20909214019775">
                <text:p>0.0120909214019775</text:p>
              </table:table-cell>
              <table:table-cell office:value-type="float" office:value="0.0123668066172922">
                <text:p>0.01236680661729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21431350708008">
                <text:p>0.0121431350708008</text:p>
              </table:table-cell>
              <table:table-cell office:value-type="float" office:value="0.0209744732721047">
                <text:p>0.02097447327210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20670795440674">
                <text:p>0.0120670795440674</text:p>
              </table:table-cell>
              <table:table-cell office:value-type="float" office:value="0.0122938919040545">
                <text:p>0.01229389190405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20639801025391">
                <text:p>0.0120639801025391</text:p>
              </table:table-cell>
              <table:table-cell office:value-type="float" office:value="0.01224166574858">
                <text:p>0.012241665748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673055648803711">
                <text:p>0.000673055648803711</text:p>
              </table:table-cell>
              <table:table-cell office:value-type="float" office:value="0.0221688985546294">
                <text:p>0.02216889855462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21579170227051">
                <text:p>0.0121579170227051</text:p>
              </table:table-cell>
              <table:table-cell office:value-type="float" office:value="0.0181910659167593">
                <text:p>0.01819106591675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21650695800781">
                <text:p>0.0121650695800781</text:p>
              </table:table-cell>
              <table:table-cell office:value-type="float" office:value="0.019939328684594">
                <text:p>0.0199393286845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21669769287109">
                <text:p>0.0121669769287109</text:p>
              </table:table-cell>
              <table:table-cell office:value-type="float" office:value="0.019019215219236">
                <text:p>0.0190192152192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21071338653564">
                <text:p>0.0121071338653564</text:p>
              </table:table-cell>
              <table:table-cell office:value-type="float" office:value="0.0174019259820525">
                <text:p>0.01740192598205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2099027633667">
                <text:p>0.012099027633667</text:p>
              </table:table-cell>
              <table:table-cell office:value-type="float" office:value="0.0167094711356038">
                <text:p>0.01670947113560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20341777801514">
                <text:p>0.0120341777801514</text:p>
              </table:table-cell>
              <table:table-cell office:value-type="float" office:value="0.0139625220179633">
                <text:p>0.01396252201796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20029449462891">
                <text:p>0.0120029449462891</text:p>
              </table:table-cell>
              <table:table-cell office:value-type="float" office:value="0.0160028782598862">
                <text:p>0.01600287825988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19898319244385">
                <text:p>0.0119898319244385</text:p>
              </table:table-cell>
              <table:table-cell office:value-type="float" office:value="0.0153994266195646">
                <text:p>0.01539942661956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20539665222168">
                <text:p>0.0120539665222168</text:p>
              </table:table-cell>
              <table:table-cell office:value-type="float" office:value="0.0149690130688815">
                <text:p>0.01496901306888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20601654052734">
                <text:p>0.0120601654052734</text:p>
              </table:table-cell>
              <table:table-cell office:value-type="float" office:value="0.0146024327151012">
                <text:p>0.01460243271510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20449066162109">
                <text:p>0.0120449066162109</text:p>
              </table:table-cell>
              <table:table-cell office:value-type="float" office:value="0.0142652523668054">
                <text:p>0.01426525236680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20480060577393">
                <text:p>0.0120480060577393</text:p>
              </table:table-cell>
              <table:table-cell office:value-type="float" office:value="0.0137191512813903">
                <text:p>0.01371915128139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20339393615723">
                <text:p>0.0120339393615723</text:p>
              </table:table-cell>
              <table:table-cell office:value-type="float" office:value="0.0134913909140874">
                <text:p>0.01349139091408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20360851287842">
                <text:p>0.0120360851287842</text:p>
              </table:table-cell>
              <table:table-cell office:value-type="float" office:value="0.0132987918001421">
                <text:p>0.01329879180014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32598876953125">
                <text:p>0.0132598876953125</text:p>
              </table:table-cell>
              <table:table-cell office:value-type="float" office:value="0.0143801015251146">
                <text:p>0.01438010152511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1948823928833">
                <text:p>0.011948823928833</text:p>
              </table:table-cell>
              <table:table-cell office:value-type="float" office:value="0.0130347701981905">
                <text:p>0.01303477019819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32529735565186">
                <text:p>0.0132529735565186</text:p>
              </table:table-cell>
              <table:table-cell office:value-type="float" office:value="0.0142947385321386">
                <text:p>0.01429473853213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20229721069336">
                <text:p>0.0120229721069336</text:p>
              </table:table-cell>
              <table:table-cell office:value-type="float" office:value="0.0137544538754586">
                <text:p>0.01375445387545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20360851287842">
                <text:p>0.0120360851287842</text:p>
              </table:table-cell>
              <table:table-cell office:value-type="float" office:value="0.0133343093701267">
                <text:p>0.01333430937012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20511054992676">
                <text:p>0.0120511054992676</text:p>
              </table:table-cell>
              <table:table-cell office:value-type="float" office:value="0.0139602852188005">
                <text:p>0.01396028521880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20527744293213">
                <text:p>0.0120527744293213</text:p>
              </table:table-cell>
              <table:table-cell office:value-type="float" office:value="0.0136236585877494">
                <text:p>0.01362365858774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20310783386231">
                <text:p>0.0120310783386231</text:p>
              </table:table-cell>
              <table:table-cell office:value-type="float" office:value="0.0133726413105322">
                <text:p>0.01337264131053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20251178741455">
                <text:p>0.0120251178741455</text:p>
              </table:table-cell>
              <table:table-cell office:value-type="float" office:value="0.0131712027859041">
                <text:p>0.01317120278590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32629871368408">
                <text:p>0.0132629871368408</text:p>
              </table:table-cell>
              <table:table-cell office:value-type="float" office:value="0.0153998245791927">
                <text:p>0.01539982457919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19349956512451">
                <text:p>0.0119349956512451</text:p>
              </table:table-cell>
              <table:table-cell office:value-type="float" office:value="0.0130820505456623">
                <text:p>0.01308205054566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32560729980469">
                <text:p>0.0132560729980469</text:p>
              </table:table-cell>
              <table:table-cell office:value-type="float" office:value="0.0141318449812694">
                <text:p>0.01413184498126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32730007171631">
                <text:p>0.0132730007171631</text:p>
              </table:table-cell>
              <table:table-cell office:value-type="float" office:value="0.0148124483891665">
                <text:p>0.01481244838916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32718086242676">
                <text:p>0.0132718086242676</text:p>
              </table:table-cell>
              <table:table-cell office:value-type="float" office:value="0.0152096455313415">
                <text:p>0.01520964553134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18980407714844">
                <text:p>0.0118980407714844</text:p>
              </table:table-cell>
              <table:table-cell office:value-type="float" office:value="0.0152984941860057">
                <text:p>0.01529849418600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31340026855469">
                <text:p>0.0131340026855469</text:p>
              </table:table-cell>
              <table:table-cell office:value-type="float" office:value="0.0153120093415531">
                <text:p>0.01531200934155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18839740753174">
                <text:p>0.0118839740753174</text:p>
              </table:table-cell>
              <table:table-cell office:value-type="float" office:value="0.0152373149270075">
                <text:p>0.01523731492700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19080543518066">
                <text:p>0.0119080543518066</text:p>
              </table:table-cell>
              <table:table-cell office:value-type="float" office:value="0.0150624345739185">
                <text:p>0.01506243457391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19919776916504">
                <text:p>0.0119919776916504</text:p>
              </table:table-cell>
              <table:table-cell office:value-type="float" office:value="0.0137670513967068">
                <text:p>0.01376705139670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19500160217285">
                <text:p>0.0119500160217285</text:p>
              </table:table-cell>
              <table:table-cell office:value-type="float" office:value="0.0148123784990813">
                <text:p>0.01481237849908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20291709899902">
                <text:p>0.0120291709899902</text:p>
              </table:table-cell>
              <table:table-cell office:value-type="float" office:value="0.014489569775323">
                <text:p>0.0144895697753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20210647583008">
                <text:p>0.0120210647583008</text:p>
              </table:table-cell>
              <table:table-cell office:value-type="float" office:value="0.0142079320410433">
                <text:p>0.01420793204104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19950771331787">
                <text:p>0.0119950771331787</text:p>
              </table:table-cell>
              <table:table-cell office:value-type="float" office:value="0.0139775068473183">
                <text:p>0.01397750684731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19979381561279">
                <text:p>0.0119979381561279</text:p>
              </table:table-cell>
              <table:table-cell office:value-type="float" office:value="0.013568253547542">
                <text:p>0.0135682535475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32229328155518">
                <text:p>0.0132229328155518</text:p>
              </table:table-cell>
              <table:table-cell office:value-type="float" office:value="0.0143880917111512">
                <text:p>0.01438809171115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19791030883789">
                <text:p>0.0119791030883789</text:p>
              </table:table-cell>
              <table:table-cell office:value-type="float" office:value="0.014165713608595">
                <text:p>0.0141657136085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32029056549072">
                <text:p>0.0132029056549072</text:p>
              </table:table-cell>
              <table:table-cell office:value-type="float" office:value="0.0147373168713894">
                <text:p>0.01473731687138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19869709014893">
                <text:p>0.0119869709014893</text:p>
              </table:table-cell>
              <table:table-cell office:value-type="float" office:value="0.0138467535420479">
                <text:p>0.01384675354204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19731426239014">
                <text:p>0.0119731426239014</text:p>
              </table:table-cell>
              <table:table-cell office:value-type="float" office:value="0.0145159133117806">
                <text:p>0.01451591331178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19750499725342">
                <text:p>0.0119750499725342</text:p>
              </table:table-cell>
              <table:table-cell office:value-type="float" office:value="0.0142894867117374">
                <text:p>0.01428948671173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1976957321167">
                <text:p>0.011976957321167</text:p>
              </table:table-cell>
              <table:table-cell office:value-type="float" office:value="0.0140668991773053">
                <text:p>0.01406689917730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19941234588623">
                <text:p>0.0119941234588623</text:p>
              </table:table-cell>
              <table:table-cell office:value-type="float" office:value="0.0136379062736913">
                <text:p>0.01363790627369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19869709014893">
                <text:p>0.0119869709014893</text:p>
              </table:table-cell>
              <table:table-cell office:value-type="float" office:value="0.0134557405285704">
                <text:p>0.01345574052857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19919776916504">
                <text:p>0.0119919776916504</text:p>
              </table:table-cell>
              <table:table-cell office:value-type="float" office:value="0.0132859142660974">
                <text:p>0.01328591426609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19831562042236">
                <text:p>0.0119831562042236</text:p>
              </table:table-cell>
              <table:table-cell office:value-type="float" office:value="0.0131417490648965">
                <text:p>0.01314174906489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19929313659668">
                <text:p>0.0119929313659668</text:p>
              </table:table-cell>
              <table:table-cell office:value-type="float" office:value="0.0130023813581871">
                <text:p>0.01300238135818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19807720184326">
                <text:p>0.0119807720184326</text:p>
              </table:table-cell>
              <table:table-cell office:value-type="float" office:value="0.0126069988128242">
                <text:p>0.01260699881282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19562149047852">
                <text:p>0.0119562149047852</text:p>
              </table:table-cell>
              <table:table-cell office:value-type="float" office:value="0.0129115028919361">
                <text:p>0.01291150289193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19810104370117">
                <text:p>0.0119810104370117</text:p>
              </table:table-cell>
              <table:table-cell office:value-type="float" office:value="0.0128003150581622">
                <text:p>0.01280031505816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19960308074951">
                <text:p>0.0119960308074951</text:p>
              </table:table-cell>
              <table:table-cell office:value-type="float" office:value="0.0126886019486642">
                <text:p>0.01268860194866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20131969451904">
                <text:p>0.0120131969451904</text:p>
              </table:table-cell>
              <table:table-cell office:value-type="float" office:value="0.0125055053566914">
                <text:p>0.01250550535669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1991024017334">
                <text:p>0.011991024017334</text:p>
              </table:table-cell>
              <table:table-cell office:value-type="float" office:value="0.0124429169501193">
                <text:p>0.01244291695011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32269859313965">
                <text:p>0.0132269859313965</text:p>
              </table:table-cell>
              <table:table-cell office:value-type="float" office:value="0.013675462474617">
                <text:p>0.0136754624746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20000839233398">
                <text:p>0.0120000839233398</text:p>
              </table:table-cell>
              <table:table-cell office:value-type="float" office:value="0.0134707882817857">
                <text:p>0.01347078828178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652790069580078">
                <text:p>0.000652790069580078</text:p>
              </table:table-cell>
              <table:table-cell office:value-type="float" office:value="0.0232193934535786">
                <text:p>0.02321939345357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19719505310059">
                <text:p>0.0119719505310059</text:p>
              </table:table-cell>
              <table:table-cell office:value-type="float" office:value="0.0189081606487102">
                <text:p>0.01890816064871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31471157073975">
                <text:p>0.0131471157073975</text:p>
              </table:table-cell>
              <table:table-cell office:value-type="float" office:value="0.0183324916466359">
                <text:p>0.01833249164663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20158195495606">
                <text:p>0.0120158195495606</text:p>
              </table:table-cell>
              <table:table-cell office:value-type="float" office:value="0.0215458433903713">
                <text:p>0.02154584339037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19860172271729">
                <text:p>0.0119860172271729</text:p>
              </table:table-cell>
              <table:table-cell office:value-type="float" office:value="0.02011623530368">
                <text:p>0.020116235303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19168758392334">
                <text:p>0.0119168758392334</text:p>
              </table:table-cell>
              <table:table-cell office:value-type="float" office:value="0.0178366460619639">
                <text:p>0.01783664606196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19450092315674">
                <text:p>0.0119450092315674</text:p>
              </table:table-cell>
              <table:table-cell office:value-type="float" office:value="0.0171434775281669">
                <text:p>0.01714347752816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19609832763672">
                <text:p>0.0119609832763672</text:p>
              </table:table-cell>
              <table:table-cell office:value-type="float" office:value="0.0162187056790527">
                <text:p>0.01621870567905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19428634643555">
                <text:p>0.0119428634643555</text:p>
              </table:table-cell>
              <table:table-cell office:value-type="float" office:value="0.0154583855394743">
                <text:p>0.01545838553947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19249820709229">
                <text:p>0.0119249820709229</text:p>
              </table:table-cell>
              <table:table-cell office:value-type="float" office:value="0.0148294488154169">
                <text:p>0.01482944881541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31077766418457">
                <text:p>0.0131077766418457</text:p>
              </table:table-cell>
              <table:table-cell office:value-type="float" office:value="0.0149272874566708">
                <text:p>0.01492728745667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18119716644287">
                <text:p>0.0118119716644287</text:p>
              </table:table-cell>
              <table:table-cell office:value-type="float" office:value="0.0141988077971828">
                <text:p>0.01419880779718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18839740753174">
                <text:p>0.0118839740753174</text:p>
              </table:table-cell>
              <table:table-cell office:value-type="float" office:value="0.0137913637120679">
                <text:p>0.01379136371206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31001472473145">
                <text:p>0.0131001472473145</text:p>
              </table:table-cell>
              <table:table-cell office:value-type="float" office:value="0.0148325674235595">
                <text:p>0.01483256742355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18989944458008">
                <text:p>0.0118989944458008</text:p>
              </table:table-cell>
              <table:table-cell office:value-type="float" office:value="0.0141104223270154">
                <text:p>0.01411042232701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1929988861084">
                <text:p>0.011929988861084</text:p>
              </table:table-cell>
              <table:table-cell office:value-type="float" office:value="0.0143020066913147">
                <text:p>0.01430200669131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192307472229">
                <text:p>0.01192307472229</text:p>
              </table:table-cell>
              <table:table-cell office:value-type="float" office:value="0.0138235905032997">
                <text:p>0.01382359050329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19128227233887">
                <text:p>0.0119128227233887</text:p>
              </table:table-cell>
              <table:table-cell office:value-type="float" office:value="0.013459209260797">
                <text:p>0.0134592092607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19190216064453">
                <text:p>0.0119190216064453</text:p>
              </table:table-cell>
              <table:table-cell office:value-type="float" office:value="0.0131663354684361">
                <text:p>0.01316633546843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18598937988281">
                <text:p>0.0118598937988281</text:p>
              </table:table-cell>
              <table:table-cell office:value-type="float" office:value="0.0136314220210307">
                <text:p>0.01363142202103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18720531463623">
                <text:p>0.0118720531463623</text:p>
              </table:table-cell>
              <table:table-cell office:value-type="float" office:value="0.0129762558865846">
                <text:p>0.01297625588658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18651390075684">
                <text:p>0.0118651390075684</text:p>
              </table:table-cell>
              <table:table-cell office:value-type="float" office:value="0.0128230596968074">
                <text:p>0.01282305969680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30751132965088">
                <text:p>0.0130751132965088</text:p>
              </table:table-cell>
              <table:table-cell office:value-type="float" office:value="0.0138600149263769">
                <text:p>0.01386001492637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18930339813232">
                <text:p>0.0118930339813232</text:p>
              </table:table-cell>
              <table:table-cell office:value-type="float" office:value="0.0133970500102702">
                <text:p>0.01339705001027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18951797485352">
                <text:p>0.0118951797485352</text:p>
              </table:table-cell>
              <table:table-cell office:value-type="float" office:value="0.0131943653309936">
                <text:p>0.01319436533099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1897087097168">
                <text:p>0.011897087097168</text:p>
              </table:table-cell>
              <table:table-cell office:value-type="float" office:value="0.0130190850307128">
                <text:p>0.01301908503071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18820667266846">
                <text:p>0.0118820667266846</text:p>
              </table:table-cell>
              <table:table-cell office:value-type="float" office:value="0.0128821377224032">
                <text:p>0.01288213772240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18899345397949">
                <text:p>0.0118899345397949</text:p>
              </table:table-cell>
              <table:table-cell office:value-type="float" office:value="0.0127541294962373">
                <text:p>0.01275412949623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18658542633057">
                <text:p>0.0118658542633057</text:p>
              </table:table-cell>
              <table:table-cell office:value-type="float" office:value="0.013255752675417">
                <text:p>0.0132557526754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30631923675537">
                <text:p>0.0130631923675537</text:p>
              </table:table-cell>
              <table:table-cell office:value-type="float" office:value="0.0137763001757884">
                <text:p>0.01377630017578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18370056152344">
                <text:p>0.0118370056152344</text:p>
              </table:table-cell>
              <table:table-cell office:value-type="float" office:value="0.0136079185500719">
                <text:p>0.01360791855007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18410587310791">
                <text:p>0.0118410587310791</text:p>
              </table:table-cell>
              <table:table-cell office:value-type="float" office:value="0.0134385306026177">
                <text:p>0.01343853060261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19011402130127">
                <text:p>0.0119011402130127</text:p>
              </table:table-cell>
              <table:table-cell office:value-type="float" office:value="0.0130614951293194">
                <text:p>0.01306149512931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18980407714844">
                <text:p>0.0118980407714844</text:p>
              </table:table-cell>
              <table:table-cell office:value-type="float" office:value="0.0129004645348956">
                <text:p>0.01290046453489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31049156188965">
                <text:p>0.0131049156188965</text:p>
              </table:table-cell>
              <table:table-cell office:value-type="float" office:value="0.013919234231316">
                <text:p>0.0139192342313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18939876556396">
                <text:p>0.0118939876556396</text:p>
              </table:table-cell>
              <table:table-cell office:value-type="float" office:value="0.0136866025049632">
                <text:p>0.01368660250496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30858421325684">
                <text:p>0.0130858421325684</text:p>
              </table:table-cell>
              <table:table-cell office:value-type="float" office:value="0.0143930306908334">
                <text:p>0.01439303069083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18870735168457">
                <text:p>0.0118870735168457</text:p>
              </table:table-cell>
              <table:table-cell office:value-type="float" office:value="0.0135370186643581">
                <text:p>0.01353701866435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18539333343506">
                <text:p>0.0118539333343506</text:p>
              </table:table-cell>
              <table:table-cell office:value-type="float" office:value="0.0141804581858676">
                <text:p>0.01418045818586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18401050567627">
                <text:p>0.0118401050567627</text:p>
              </table:table-cell>
              <table:table-cell office:value-type="float" office:value="0.0139803533207634">
                <text:p>0.01398035332076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18658542633057">
                <text:p>0.0118658542633057</text:p>
              </table:table-cell>
              <table:table-cell office:value-type="float" office:value="0.0137596211890636">
                <text:p>0.01375962118906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19118690490723">
                <text:p>0.0119118690490723</text:p>
              </table:table-cell>
              <table:table-cell office:value-type="float" office:value="0.0133176788809622">
                <text:p>0.01331767888096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19090080261231">
                <text:p>0.0119090080261231</text:p>
              </table:table-cell>
              <table:table-cell office:value-type="float" office:value="0.0131323089859426">
                <text:p>0.01313230898594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29160881042481">
                <text:p>0.0129160881042481</text:p>
              </table:table-cell>
              <table:table-cell office:value-type="float" office:value="0.0138459336517142">
                <text:p>0.01384593365171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29110813140869">
                <text:p>0.0129110813140869</text:p>
              </table:table-cell>
              <table:table-cell office:value-type="float" office:value="0.0142795595263372">
                <text:p>0.01427955952633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16958618164063">
                <text:p>0.0116958618164063</text:p>
              </table:table-cell>
              <table:table-cell office:value-type="float" office:value="0.0142500007048366">
                <text:p>0.01425000070483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16350650787354">
                <text:p>0.0116350650787354</text:p>
              </table:table-cell>
              <table:table-cell office:value-type="float" office:value="0.0142571354419166">
                <text:p>0.01425713544191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18060111999512">
                <text:p>0.0118060111999512</text:p>
              </table:table-cell>
              <table:table-cell office:value-type="float" office:value="0.0140544051773617">
                <text:p>0.01405440517736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17349624633789">
                <text:p>0.0117349624633789</text:p>
              </table:table-cell>
              <table:table-cell office:value-type="float" office:value="0.0139179509451629">
                <text:p>0.01391795094516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28459930419922">
                <text:p>0.0128459930419922</text:p>
              </table:table-cell>
              <table:table-cell office:value-type="float" office:value="0.0143203505052603">
                <text:p>0.01432035050526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28588676452637">
                <text:p>0.0128588676452637</text:p>
              </table:table-cell>
              <table:table-cell office:value-type="float" office:value="0.0145645456222005">
                <text:p>0.01456454562220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30140781402588">
                <text:p>0.0130140781402588</text:p>
              </table:table-cell>
              <table:table-cell office:value-type="float" office:value="0.0148875929231021">
                <text:p>0.01488759292310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17979049682617">
                <text:p>0.0117979049682617</text:p>
              </table:table-cell>
              <table:table-cell office:value-type="float" office:value="0.0146838685600783">
                <text:p>0.01468386856007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17940902709961">
                <text:p>0.0117940902709961</text:p>
              </table:table-cell>
              <table:table-cell office:value-type="float" office:value="0.0144633259447072">
                <text:p>0.01446332594470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18100643157959">
                <text:p>0.0118100643157959</text:p>
              </table:table-cell>
              <table:table-cell office:value-type="float" office:value="0.0142212039493665">
                <text:p>0.01422120394936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29919052124023">
                <text:p>0.0129919052124023</text:p>
              </table:table-cell>
              <table:table-cell office:value-type="float" office:value="0.0149704162814497">
                <text:p>0.01497041628144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17030143737793">
                <text:p>0.0117030143737793</text:p>
              </table:table-cell>
              <table:table-cell office:value-type="float" office:value="0.0140806319756397">
                <text:p>0.01408063197563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29852294921875">
                <text:p>0.0129852294921875</text:p>
              </table:table-cell>
              <table:table-cell office:value-type="float" office:value="0.014595944644657">
                <text:p>0.0145959446446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17869377136231">
                <text:p>0.0117869377136231</text:p>
              </table:table-cell>
              <table:table-cell office:value-type="float" office:value="0.0143539624616681">
                <text:p>0.01435396246166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3002872467041">
                <text:p>0.013002872467041</text:p>
              </table:table-cell>
              <table:table-cell office:value-type="float" office:value="0.0147668938731033">
                <text:p>0.01476689387310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18308067321777">
                <text:p>0.0118308067321777</text:p>
              </table:table-cell>
              <table:table-cell office:value-type="float" office:value="0.0147635714141726">
                <text:p>0.01476357141417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3016939163208">
                <text:p>0.013016939163208</text:p>
              </table:table-cell>
              <table:table-cell office:value-type="float" office:value="0.0149713789718885">
                <text:p>0.01497137897188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18050575256348">
                <text:p>0.0118050575256348</text:p>
              </table:table-cell>
              <table:table-cell office:value-type="float" office:value="0.0148181416295808">
                <text:p>0.01481814162958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117998123168945">
                <text:p>0.0117998123168945</text:p>
              </table:table-cell>
              <table:table-cell office:value-type="float" office:value="0.0146280103030907">
                <text:p>0.01462801030309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117511749267578">
                <text:p>0.0117511749267578</text:p>
              </table:table-cell>
              <table:table-cell office:value-type="float" office:value="0.0146046639992788">
                <text:p>0.01460466399927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15909576416016">
                <text:p>0.0115909576416016</text:p>
              </table:table-cell>
              <table:table-cell office:value-type="float" office:value="0.0145976032738944">
                <text:p>0.01459760327389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27940177917481">
                <text:p>0.0127940177917481</text:p>
              </table:table-cell>
              <table:table-cell office:value-type="float" office:value="0.0147033574420607">
                <text:p>0.01470335744206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2800931930542">
                <text:p>0.012800931930542</text:p>
              </table:table-cell>
              <table:table-cell office:value-type="float" office:value="0.0147208701569907">
                <text:p>0.01472087015699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117900371551514">
                <text:p>0.0117900371551514</text:p>
              </table:table-cell>
              <table:table-cell office:value-type="float" office:value="0.0144052277249196">
                <text:p>0.01440522772491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29761695861816">
                <text:p>0.0129761695861816</text:p>
              </table:table-cell>
              <table:table-cell office:value-type="float" office:value="0.0147426790479844">
                <text:p>0.01474267904798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29659175872803">
                <text:p>0.0129659175872803</text:p>
              </table:table-cell>
              <table:table-cell office:value-type="float" office:value="0.0148973945593002">
                <text:p>0.01489739455930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29470825195313">
                <text:p>0.0129470825195313</text:p>
              </table:table-cell>
              <table:table-cell office:value-type="float" office:value="0.014917378507008">
                <text:p>0.0149173785070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29380226135254">
                <text:p>0.0129380226135254</text:p>
              </table:table-cell>
              <table:table-cell office:value-type="float" office:value="0.0148587288288259">
                <text:p>0.01485872882882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29020214080811">
                <text:p>0.0129020214080811</text:p>
              </table:table-cell>
              <table:table-cell office:value-type="float" office:value="0.014928828498886">
                <text:p>0.0149288284988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16429328918457">
                <text:p>0.0116429328918457</text:p>
              </table:table-cell>
              <table:table-cell office:value-type="float" office:value="0.0150210428243833">
                <text:p>0.01502104282438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17158889770508">
                <text:p>0.0117158889770508</text:p>
              </table:table-cell>
              <table:table-cell office:value-type="float" office:value="0.0149581588740216">
                <text:p>0.01495815887402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17239952087402">
                <text:p>0.0117239952087402</text:p>
              </table:table-cell>
              <table:table-cell office:value-type="float" office:value="0.0148084773945882">
                <text:p>0.01480847739458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29129886627197">
                <text:p>0.0129129886627197</text:p>
              </table:table-cell>
              <table:table-cell office:value-type="float" office:value="0.0149265840337495">
                <text:p>0.01492658403374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17580890655518">
                <text:p>0.0117580890655518</text:p>
              </table:table-cell>
              <table:table-cell office:value-type="float" office:value="0.0148511342641501">
                <text:p>0.01485113426415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29508972167969">
                <text:p>0.0129508972167969</text:p>
              </table:table-cell>
              <table:table-cell office:value-type="float" office:value="0.0149331912935918">
                <text:p>0.01493319129359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17509365081787">
                <text:p>0.0117509365081787</text:p>
              </table:table-cell>
              <table:table-cell office:value-type="float" office:value="0.014860827566744">
                <text:p>0.0148608275667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17530822753906">
                <text:p>0.0117530822753906</text:p>
              </table:table-cell>
              <table:table-cell office:value-type="float" office:value="0.0147142772291095">
                <text:p>0.01471427722910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29060745239258">
                <text:p>0.0129060745239258</text:p>
              </table:table-cell>
              <table:table-cell office:value-type="float" office:value="0.014916748489542">
                <text:p>0.0149167484895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16350650787354">
                <text:p>0.0116350650787354</text:p>
              </table:table-cell>
              <table:table-cell office:value-type="float" office:value="0.0146288312748066">
                <text:p>0.01462883127480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29148960113525">
                <text:p>0.0129148960113525</text:p>
              </table:table-cell>
              <table:table-cell office:value-type="float" office:value="0.0148544565099659">
                <text:p>0.01485445650996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12930154800415">
                <text:p>0.012930154800415</text:p>
              </table:table-cell>
              <table:table-cell office:value-type="float" office:value="0.0149590779426529">
                <text:p>0.01495907794265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17309093475342">
                <text:p>0.0117309093475342</text:p>
              </table:table-cell>
              <table:table-cell office:value-type="float" office:value="0.0148422779607802">
                <text:p>0.01484227796078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17559432983398">
                <text:p>0.0117559432983398</text:p>
              </table:table-cell>
              <table:table-cell office:value-type="float" office:value="0.0147921082590533">
                <text:p>0.01479210825905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17509365081787">
                <text:p>0.0117509365081787</text:p>
              </table:table-cell>
              <table:table-cell office:value-type="float" office:value="0.0146198138941638">
                <text:p>0.01461981389416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29561424255371">
                <text:p>0.0129561424255371</text:p>
              </table:table-cell>
              <table:table-cell office:value-type="float" office:value="0.0148582855092981">
                <text:p>0.01485828550929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1775016784668">
                <text:p>0.011775016784668</text:p>
              </table:table-cell>
              <table:table-cell office:value-type="float" office:value="0.014680046506541">
                <text:p>0.0146800465065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40738487243652">
                <text:p>0.0140738487243652</text:p>
              </table:table-cell>
              <table:table-cell office:value-type="float" office:value="0.0161561253502858">
                <text:p>0.01615612535028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28350257873535">
                <text:p>0.0128350257873535</text:p>
              </table:table-cell>
              <table:table-cell office:value-type="float" office:value="0.0147430168326826">
                <text:p>0.01474301683268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17158889770508">
                <text:p>0.0117158889770508</text:p>
              </table:table-cell>
              <table:table-cell office:value-type="float" office:value="0.0146555100861844">
                <text:p>0.01465551008618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17099285125732">
                <text:p>0.0117099285125732</text:p>
              </table:table-cell>
              <table:table-cell office:value-type="float" office:value="0.0145114360305525">
                <text:p>0.01451143603055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28891468048096">
                <text:p>0.0128891468048096</text:p>
              </table:table-cell>
              <table:table-cell office:value-type="float" office:value="0.0147345721527295">
                <text:p>0.01473457215272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17208957672119">
                <text:p>0.0117208957672119</text:p>
              </table:table-cell>
              <table:table-cell office:value-type="float" office:value="0.0159093142198365">
                <text:p>0.01590931421983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29108428955078">
                <text:p>0.0129108428955078</text:p>
              </table:table-cell>
              <table:table-cell office:value-type="float" office:value="0.0156142637787821">
                <text:p>0.015614263778782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17199420928955">
                <text:p>0.0117199420928955</text:p>
              </table:table-cell>
              <table:table-cell office:value-type="float" office:value="0.0154690584464681">
                <text:p>0.01546905844646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29079818725586">
                <text:p>0.0129079818725586</text:p>
              </table:table-cell>
              <table:table-cell office:value-type="float" office:value="0.0153045688411859">
                <text:p>0.01530456884118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12847900390625">
                <text:p>0.012847900390625</text:p>
              </table:table-cell>
              <table:table-cell office:value-type="float" office:value="0.0149377429723273">
                <text:p>0.01493774297232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1584997177124">
                <text:p>0.011584997177124</text:p>
              </table:table-cell>
              <table:table-cell office:value-type="float" office:value="0.0153277817270647">
                <text:p>0.01532778172706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128660202026367">
                <text:p>0.0128660202026367</text:p>
              </table:table-cell>
              <table:table-cell office:value-type="float" office:value="0.0151845950447699">
                <text:p>0.01518459504476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128688812255859">
                <text:p>0.0128688812255859</text:p>
              </table:table-cell>
              <table:table-cell office:value-type="float" office:value="0.0150213919715152">
                <text:p>0.01502139197151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116748809814453">
                <text:p>0.0116748809814453</text:p>
              </table:table-cell>
              <table:table-cell office:value-type="float" office:value="0.015060323444422">
                <text:p>0.01506032344442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116968154907227">
                <text:p>0.0116968154907227</text:p>
              </table:table-cell>
              <table:table-cell office:value-type="float" office:value="0.0149381406615424">
                <text:p>0.01493814066154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116989612579346">
                <text:p>0.0116989612579346</text:p>
              </table:table-cell>
              <table:table-cell office:value-type="float" office:value="0.0148352326871913">
                <text:p>0.01483523268719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128819942474365">
                <text:p>0.0128819942474365</text:p>
              </table:table-cell>
              <table:table-cell office:value-type="float" office:value="0.0149010011520808">
                <text:p>0.01490100115208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128719806671143">
                <text:p>0.0128719806671143</text:p>
              </table:table-cell>
              <table:table-cell office:value-type="float" office:value="0.0148698024635319">
                <text:p>0.01486980246353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140209197998047">
                <text:p>0.0140209197998047</text:p>
              </table:table-cell>
              <table:table-cell office:value-type="float" office:value="0.0160817983119541">
                <text:p>0.016081798311954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127511024475098">
                <text:p>0.0127511024475098</text:p>
              </table:table-cell>
              <table:table-cell office:value-type="float" office:value="0.0146509083959786">
                <text:p>0.014650908395978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116579532623291">
                <text:p>0.0116579532623291</text:p>
              </table:table-cell>
              <table:table-cell office:value-type="float" office:value="0.0147828338923857">
                <text:p>0.01478283389238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11667013168335">
                <text:p>0.011667013168335</text:p>
              </table:table-cell>
              <table:table-cell office:value-type="float" office:value="0.0147638300619585">
                <text:p>0.01476383006195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128450393676758">
                <text:p>0.0128450393676758</text:p>
              </table:table-cell>
              <table:table-cell office:value-type="float" office:value="0.0147977161992182">
                <text:p>0.01479771619921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128979682922363">
                <text:p>0.0128979682922363</text:p>
              </table:table-cell>
              <table:table-cell office:value-type="float" office:value="0.015596754298918">
                <text:p>0.0155967542989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128939151763916">
                <text:p>0.0128939151763916</text:p>
              </table:table-cell>
              <table:table-cell office:value-type="float" office:value="0.015189547347329">
                <text:p>0.01518954734732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116980075836182">
                <text:p>0.0116980075836182</text:p>
              </table:table-cell>
              <table:table-cell office:value-type="float" office:value="0.0153599927655985">
                <text:p>0.01535999276559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116920471191406">
                <text:p>0.0116920471191406</text:p>
              </table:table-cell>
              <table:table-cell office:value-type="float" office:value="0.0153626259408189">
                <text:p>0.01536262594081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128068923950195">
                <text:p>0.0128068923950195</text:p>
              </table:table-cell>
              <table:table-cell office:value-type="float" office:value="0.0146597157255016">
                <text:p>0.01465971572550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27358436584473">
                <text:p>0.0127358436584473</text:p>
              </table:table-cell>
              <table:table-cell office:value-type="float" office:value="0.0149934001233011">
                <text:p>0.01499340012330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127959251403809">
                <text:p>0.0127959251403809</text:p>
              </table:table-cell>
              <table:table-cell office:value-type="float" office:value="0.0147481387082037">
                <text:p>0.01474813870820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128021240234375">
                <text:p>0.0128021240234375</text:p>
              </table:table-cell>
              <table:table-cell office:value-type="float" office:value="0.0145331529739903">
                <text:p>0.014533152973990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116269588470459">
                <text:p>0.0116269588470459</text:p>
              </table:table-cell>
              <table:table-cell office:value-type="float" office:value="0.0148232075865944">
                <text:p>0.01482320758659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128359794616699">
                <text:p>0.0128359794616699</text:p>
              </table:table-cell>
              <table:table-cell office:value-type="float" office:value="0.0145272464125637">
                <text:p>0.01452724641256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128231048583984">
                <text:p>0.0128231048583984</text:p>
              </table:table-cell>
              <table:table-cell office:value-type="float" office:value="0.0143729774050523">
                <text:p>0.01437297740505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128159523010254">
                <text:p>0.0128159523010254</text:p>
              </table:table-cell>
              <table:table-cell office:value-type="float" office:value="0.0142152582247453">
                <text:p>0.01421525822474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128209590911865">
                <text:p>0.0128209590911865</text:p>
              </table:table-cell>
              <table:table-cell office:value-type="float" office:value="0.0140736593414839">
                <text:p>0.01407365934148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127720832824707">
                <text:p>0.0127720832824707</text:p>
              </table:table-cell>
              <table:table-cell office:value-type="float" office:value="0.0139333991134822">
                <text:p>0.01393339911348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115301609039307">
                <text:p>0.0115301609039307</text:p>
              </table:table-cell>
              <table:table-cell office:value-type="float" office:value="0.0146570848051141">
                <text:p>0.014657084805114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127761363983154">
                <text:p>0.0127761363983154</text:p>
              </table:table-cell>
              <table:table-cell office:value-type="float" office:value="0.0144472748224191">
                <text:p>0.01444727482241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127689838409424">
                <text:p>0.0127689838409424</text:p>
              </table:table-cell>
              <table:table-cell office:value-type="float" office:value="0.0142493173184775">
                <text:p>0.01424931731847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12786865234375">
                <text:p>0.012786865234375</text:p>
              </table:table-cell>
              <table:table-cell office:value-type="float" office:value="0.0140932638529546">
                <text:p>0.01409326385295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11721134185791">
                <text:p>0.011721134185791</text:p>
              </table:table-cell>
              <table:table-cell office:value-type="float" office:value="0.0143709164117819">
                <text:p>0.01437091641178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117199420928955">
                <text:p>0.0117199420928955</text:p>
              </table:table-cell>
              <table:table-cell office:value-type="float" office:value="0.0145762745255124">
                <text:p>0.01457627452551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127289295196533">
                <text:p>0.0127289295196533</text:p>
              </table:table-cell>
              <table:table-cell office:value-type="float" office:value="0.0144065108421947">
                <text:p>0.01440651084219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27358436584473">
                <text:p>0.0127358436584473</text:p>
              </table:table-cell>
              <table:table-cell office:value-type="float" office:value="0.0142504574148312">
                <text:p>0.01425045741483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11491060256958">
                <text:p>0.011491060256958</text:p>
              </table:table-cell>
              <table:table-cell office:value-type="float" office:value="0.0146666744123933">
                <text:p>0.01466667441239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27320289611816">
                <text:p>0.0127320289611816</text:p>
              </table:table-cell>
              <table:table-cell office:value-type="float" office:value="0.0145161211093348">
                <text:p>0.01451612110933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117230415344238">
                <text:p>0.0117230415344238</text:p>
              </table:table-cell>
              <table:table-cell office:value-type="float" office:value="0.0145782155034971">
                <text:p>0.01457821550349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11742115020752">
                <text:p>0.011742115020752</text:p>
              </table:table-cell>
              <table:table-cell office:value-type="float" office:value="0.0145130514625954">
                <text:p>0.014513051462595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129020214080811">
                <text:p>0.0129020214080811</text:p>
              </table:table-cell>
              <table:table-cell office:value-type="float" office:value="0.0146870288030264">
                <text:p>0.01468702880302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130000114440918">
                <text:p>0.0130000114440918</text:p>
              </table:table-cell>
              <table:table-cell office:value-type="float" office:value="0.01574770812103">
                <text:p>0.015747708121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120398998260498">
                <text:p>0.0120398998260498</text:p>
              </table:table-cell>
              <table:table-cell office:value-type="float" office:value="0.0154603620464424">
                <text:p>0.01546036204644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120720863342285">
                <text:p>0.0120720863342285</text:p>
              </table:table-cell>
              <table:table-cell office:value-type="float" office:value="0.0151367385459506">
                <text:p>0.015136738545950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133209228515625">
                <text:p>0.0133209228515625</text:p>
              </table:table-cell>
              <table:table-cell office:value-type="float" office:value="0.0143968644395821">
                <text:p>0.01439686443958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120720863342285">
                <text:p>0.0120720863342285</text:p>
              </table:table-cell>
              <table:table-cell office:value-type="float" office:value="0.0148285902421366">
                <text:p>0.01482859024213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120739936828613">
                <text:p>0.0120739936828613</text:p>
              </table:table-cell>
              <table:table-cell office:value-type="float" office:value="0.0145385582405828">
                <text:p>0.01453855824058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121331214904785">
                <text:p>0.0121331214904785</text:p>
              </table:table-cell>
              <table:table-cell office:value-type="float" office:value="0.0142194702654693">
                <text:p>0.01421947026546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121350288391113">
                <text:p>0.0121350288391113</text:p>
              </table:table-cell>
              <table:table-cell office:value-type="float" office:value="0.0139432014525288">
                <text:p>0.013943201452528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121161937713623">
                <text:p>0.0121161937713623</text:p>
              </table:table-cell>
              <table:table-cell office:value-type="float" office:value="0.0137218753341478">
                <text:p>0.01372187533414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121059417724609">
                <text:p>0.0121059417724609</text:p>
              </table:table-cell>
              <table:table-cell office:value-type="float" office:value="0.0135354230191619">
                <text:p>0.01353542301916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121440887451172">
                <text:p>0.0121440887451172</text:p>
              </table:table-cell>
              <table:table-cell office:value-type="float" office:value="0.0141281591156068">
                <text:p>0.01412815911560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121490955352783">
                <text:p>0.0121490955352783</text:p>
              </table:table-cell>
              <table:table-cell office:value-type="float" office:value="0.0138854381062792">
                <text:p>0.01388543810627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21009349822998">
                <text:p>0.0121009349822998</text:p>
              </table:table-cell>
              <table:table-cell office:value-type="float" office:value="0.0143953466773904">
                <text:p>0.01439534667739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133349895477295">
                <text:p>0.0133349895477295</text:p>
              </table:table-cell>
              <table:table-cell office:value-type="float" office:value="0.0146139526802869">
                <text:p>0.014613952680286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13329029083252">
                <text:p>0.013329029083252</text:p>
              </table:table-cell>
              <table:table-cell office:value-type="float" office:value="0.0150453672490499">
                <text:p>0.01504536724904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121138095855713">
                <text:p>0.0121138095855713</text:p>
              </table:table-cell>
              <table:table-cell office:value-type="float" office:value="0.0148328736165466">
                <text:p>0.014832873616546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121121406555176">
                <text:p>0.0121121406555176</text:p>
              </table:table-cell>
              <table:table-cell office:value-type="float" office:value="0.0146099142330453">
                <text:p>0.014609914233045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121538639068604">
                <text:p>0.0121538639068604</text:p>
              </table:table-cell>
              <table:table-cell office:value-type="float" office:value="0.0141365235445298">
                <text:p>0.01413652354452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121569633483887">
                <text:p>0.0121569633483887</text:p>
              </table:table-cell>
              <table:table-cell office:value-type="float" office:value="0.0139020007385756">
                <text:p>0.01390200073857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121629238128662">
                <text:p>0.0121629238128662</text:p>
              </table:table-cell>
              <table:table-cell office:value-type="float" office:value="0.013688347322307">
                <text:p>0.0136883473223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121428966522217">
                <text:p>0.0121428966522217</text:p>
              </table:table-cell>
              <table:table-cell office:value-type="float" office:value="0.0135179915487746">
                <text:p>0.01351799154877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133430957794189">
                <text:p>0.0133430957794189</text:p>
              </table:table-cell>
              <table:table-cell office:value-type="float" office:value="0.0139642200990052">
                <text:p>0.01396422009900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120229721069336">
                <text:p>0.0120229721069336</text:p>
              </table:table-cell>
              <table:table-cell office:value-type="float" office:value="0.0134681578340038">
                <text:p>0.01346815783400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12019157409668">
                <text:p>0.012019157409668</text:p>
              </table:table-cell>
              <table:table-cell office:value-type="float" office:value="0.013393630264822">
                <text:p>0.0133936302648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120770931243896">
                <text:p>0.0120770931243896</text:p>
              </table:table-cell>
              <table:table-cell office:value-type="float" office:value="0.0132510755204413">
                <text:p>0.01325107552044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120930671691895">
                <text:p>0.0120930671691895</text:p>
              </table:table-cell>
              <table:table-cell office:value-type="float" office:value="0.0131068597303651">
                <text:p>0.013106859730365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121231079101563">
                <text:p>0.0121231079101563</text:p>
              </table:table-cell>
              <table:table-cell office:value-type="float" office:value="0.0129542514522449">
                <text:p>0.012954251452244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121290683746338">
                <text:p>0.0121290683746338</text:p>
              </table:table-cell>
              <table:table-cell office:value-type="float" office:value="0.0128229136276204">
                <text:p>0.01282291362762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121750831604004">
                <text:p>0.0121750831604004</text:p>
              </table:table-cell>
              <table:table-cell office:value-type="float" office:value="0.0136932815106353">
                <text:p>0.01369328151063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121908187866211">
                <text:p>0.0121908187866211</text:p>
              </table:table-cell>
              <table:table-cell office:value-type="float" office:value="0.0134542656906296">
                <text:p>0.013454265690629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120501518249512">
                <text:p>0.0120501518249512</text:p>
              </table:table-cell>
              <table:table-cell office:value-type="float" office:value="0.0143012768095454">
                <text:p>0.014301276809545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133159160614014">
                <text:p>0.0133159160614014</text:p>
              </table:table-cell>
              <table:table-cell office:value-type="float" office:value="0.0143111746044651">
                <text:p>0.01431117460446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133321285247803">
                <text:p>0.0133321285247803</text:p>
              </table:table-cell>
              <table:table-cell office:value-type="float" office:value="0.0148606582710001">
                <text:p>0.01486065827100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120959281921387">
                <text:p>0.0120959281921387</text:p>
              </table:table-cell>
              <table:table-cell office:value-type="float" office:value="0.0146666752907433">
                <text:p>0.01466667529074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120720863342285">
                <text:p>0.0120720863342285</text:p>
              </table:table-cell>
              <table:table-cell office:value-type="float" office:value="0.0144798997387897">
                <text:p>0.014479899738789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121009349822998">
                <text:p>0.0121009349822998</text:p>
              </table:table-cell>
              <table:table-cell office:value-type="float" office:value="0.0140692725937801">
                <text:p>0.01406927259378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13322114944458">
                <text:p>0.013322114944458</text:p>
              </table:table-cell>
              <table:table-cell office:value-type="float" office:value="0.0147345436926261">
                <text:p>0.01473454369262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133328437805176">
                <text:p>0.0133328437805176</text:p>
              </table:table-cell>
              <table:table-cell office:value-type="float" office:value="0.0151390593934305">
                <text:p>0.01513905939343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133218765258789">
                <text:p>0.0133218765258789</text:p>
              </table:table-cell>
              <table:table-cell office:value-type="float" office:value="0.0153357404227113">
                <text:p>0.01533574042271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33068561553955">
                <text:p>0.0133068561553955</text:p>
              </table:table-cell>
              <table:table-cell office:value-type="float" office:value="0.0153208491886057">
                <text:p>0.01532084918860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119719505310059">
                <text:p>0.0119719505310059</text:p>
              </table:table-cell>
              <table:table-cell office:value-type="float" office:value="0.0152811108545773">
                <text:p>0.01528111085457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120410919189453">
                <text:p>0.0120410919189453</text:p>
              </table:table-cell>
              <table:table-cell office:value-type="float" office:value="0.0150813502259307">
                <text:p>0.015081350225930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32648944854736">
                <text:p>0.0132648944854736</text:p>
              </table:table-cell>
              <table:table-cell office:value-type="float" office:value="0.015282758520448">
                <text:p>0.0152827585204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132648944854736">
                <text:p>0.0132648944854736</text:p>
              </table:table-cell>
              <table:table-cell office:value-type="float" office:value="0.0153518744626321">
                <text:p>0.015351874462632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132911205291748">
                <text:p>0.0132911205291748</text:p>
              </table:table-cell>
              <table:table-cell office:value-type="float" office:value="0.015361517974568">
                <text:p>0.0153615179745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133631229400635">
                <text:p>0.0133631229400635</text:p>
              </table:table-cell>
              <table:table-cell office:value-type="float" office:value="0.0152945231482816">
                <text:p>0.01529452314828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121450424194336">
                <text:p>0.0121450424194336</text:p>
              </table:table-cell>
              <table:table-cell office:value-type="float" office:value="0.0153564998397403">
                <text:p>0.015356499839740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121448040008545">
                <text:p>0.0121448040008545</text:p>
              </table:table-cell>
              <table:table-cell office:value-type="float" office:value="0.0152970226153823">
                <text:p>0.015297022615382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132551193237305">
                <text:p>0.0132551193237305</text:p>
              </table:table-cell>
              <table:table-cell office:value-type="float" office:value="0.0152349464545445">
                <text:p>0.01523494645454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132029056549072">
                <text:p>0.0132029056549072</text:p>
              </table:table-cell>
              <table:table-cell office:value-type="float" office:value="0.0151933755165484">
                <text:p>0.015193375516548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131959915161133">
                <text:p>0.0131959915161133</text:p>
              </table:table-cell>
              <table:table-cell office:value-type="float" office:value="0.0150553765186193">
                <text:p>0.015055376518619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132708549499512">
                <text:p>0.0132708549499512</text:p>
              </table:table-cell>
              <table:table-cell office:value-type="float" office:value="0.0149909302579676">
                <text:p>0.014990930257967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132749080657959">
                <text:p>0.0132749080657959</text:p>
              </table:table-cell>
              <table:table-cell office:value-type="float" office:value="0.0148994448013647">
                <text:p>0.014899444801364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120351314544678">
                <text:p>0.0120351314544678</text:p>
              </table:table-cell>
              <table:table-cell office:value-type="float" office:value="0.0151984050495146">
                <text:p>0.015198405049514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120530128479004">
                <text:p>0.0120530128479004</text:p>
              </table:table-cell>
              <table:table-cell office:value-type="float" office:value="0.0152800991932642">
                <text:p>0.015280099193264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133230686187744">
                <text:p>0.0133230686187744</text:p>
              </table:table-cell>
              <table:table-cell office:value-type="float" office:value="0.0152198883288462">
                <text:p>0.015219888328846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133299827575684">
                <text:p>0.0133299827575684</text:p>
              </table:table-cell>
              <table:table-cell office:value-type="float" office:value="0.0151585092240602">
                <text:p>0.015158509224060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144891738891602">
                <text:p>0.0144891738891602</text:p>
              </table:table-cell>
              <table:table-cell office:value-type="float" office:value="0.0167265652804072">
                <text:p>0.01672656528040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119559764862061">
                <text:p>0.0119559764862061</text:p>
              </table:table-cell>
              <table:table-cell office:value-type="float" office:value="0.0154411486458416">
                <text:p>0.01544114864584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119469165802002">
                <text:p>0.0119469165802002</text:p>
              </table:table-cell>
              <table:table-cell office:value-type="float" office:value="0.0155256465541522">
                <text:p>0.01552564655415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120179653167725">
                <text:p>0.0120179653167725</text:p>
              </table:table-cell>
              <table:table-cell office:value-type="float" office:value="0.0154070953502943">
                <text:p>0.015407095350294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120210647583008">
                <text:p>0.0120210647583008</text:p>
              </table:table-cell>
              <table:table-cell office:value-type="float" office:value="0.0152206737978778">
                <text:p>0.01522067379787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132501125335693">
                <text:p>0.0132501125335693</text:p>
              </table:table-cell>
              <table:table-cell office:value-type="float" office:value="0.0153542250256675">
                <text:p>0.01535422502566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132617950439453">
                <text:p>0.0132617950439453</text:p>
              </table:table-cell>
              <table:table-cell office:value-type="float" office:value="0.0153892573276994">
                <text:p>0.015389257327699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145401954650879">
                <text:p>0.0145401954650879</text:p>
              </table:table-cell>
              <table:table-cell office:value-type="float" office:value="0.0175916544163139">
                <text:p>0.01759165441631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145549774169922">
                <text:p>0.0145549774169922</text:p>
              </table:table-cell>
              <table:table-cell office:value-type="float" office:value="0.0180806407654193">
                <text:p>0.018080640765419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131058692932129">
                <text:p>0.0131058692932129</text:p>
              </table:table-cell>
              <table:table-cell office:value-type="float" office:value="0.0154937382254087">
                <text:p>0.015493738225408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13185977935791">
                <text:p>0.013185977935791</text:p>
              </table:table-cell>
              <table:table-cell office:value-type="float" office:value="0.0169929244255608">
                <text:p>0.01699292442556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13192892074585">
                <text:p>0.013192892074585</text:p>
              </table:table-cell>
              <table:table-cell office:value-type="float" office:value="0.0161540936282787">
                <text:p>0.016154093628278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132670402526856">
                <text:p>0.0132670402526856</text:p>
              </table:table-cell>
              <table:table-cell office:value-type="float" office:value="0.0154461937131713">
                <text:p>0.01544619371317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132710933685303">
                <text:p>0.0132710933685303</text:p>
              </table:table-cell>
              <table:table-cell office:value-type="float" office:value="0.0149099893718778">
                <text:p>0.014909989371877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119009017944336">
                <text:p>0.0119009017944336</text:p>
              </table:table-cell>
              <table:table-cell office:value-type="float" office:value="0.0157058074001339">
                <text:p>0.01570580740013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11897087097168">
                <text:p>0.011897087097168</text:p>
              </table:table-cell>
              <table:table-cell office:value-type="float" office:value="0.0161124975411063">
                <text:p>0.01611249754110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131518840789795">
                <text:p>0.0131518840789795</text:p>
              </table:table-cell>
              <table:table-cell office:value-type="float" office:value="0.0150648231543384">
                <text:p>0.015064823154338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131499767303467">
                <text:p>0.0131499767303467</text:p>
              </table:table-cell>
              <table:table-cell office:value-type="float" office:value="0.0147214225256316">
                <text:p>0.01472142252563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132589340209961">
                <text:p>0.0132589340209961</text:p>
              </table:table-cell>
              <table:table-cell office:value-type="float" office:value="0.0152310078927383">
                <text:p>0.015231007892738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119540691375732">
                <text:p>0.0119540691375732</text:p>
              </table:table-cell>
              <table:table-cell office:value-type="float" office:value="0.0152227553710346">
                <text:p>0.01522275537103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119659900665283">
                <text:p>0.0119659900665283</text:p>
              </table:table-cell>
              <table:table-cell office:value-type="float" office:value="0.0154391777931989">
                <text:p>0.015439177793198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119650363922119">
                <text:p>0.0119650363922119</text:p>
              </table:table-cell>
              <table:table-cell office:value-type="float" office:value="0.0154735023563126">
                <text:p>0.015473502356312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132489204406738">
                <text:p>0.0132489204406738</text:p>
              </table:table-cell>
              <table:table-cell office:value-type="float" office:value="0.0154263090898812">
                <text:p>0.01542630908988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120429992675781">
                <text:p>0.0120429992675781</text:p>
              </table:table-cell>
              <table:table-cell office:value-type="float" office:value="0.015364571715">
                <text:p>0.0153645717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120389461517334">
                <text:p>0.0120389461517334</text:p>
              </table:table-cell>
              <table:table-cell office:value-type="float" office:value="0.0152238039001165">
                <text:p>0.015223803900116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120570659637451">
                <text:p>0.0120570659637451</text:p>
              </table:table-cell>
              <table:table-cell office:value-type="float" office:value="0.0150160433814519">
                <text:p>0.01501604338145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121150016784668">
                <text:p>0.0121150016784668</text:p>
              </table:table-cell>
              <table:table-cell office:value-type="float" office:value="0.0150029081416905">
                <text:p>0.01500290814169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132548809051514">
                <text:p>0.0132548809051514</text:p>
              </table:table-cell>
              <table:table-cell office:value-type="float" office:value="0.014505325419854">
                <text:p>0.01450532541985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11962890625">
                <text:p>0.011962890625</text:p>
              </table:table-cell>
              <table:table-cell office:value-type="float" office:value="0.014896067774873">
                <text:p>0.01489606777487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119638442993164">
                <text:p>0.0119638442993164</text:p>
              </table:table-cell>
              <table:table-cell office:value-type="float" office:value="0.0147334575331887">
                <text:p>0.014733457533188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120358467102051">
                <text:p>0.0120358467102051</text:p>
              </table:table-cell>
              <table:table-cell office:value-type="float" office:value="0.0144771920389973">
                <text:p>0.014477192038997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120601654052734">
                <text:p>0.0120601654052734</text:p>
              </table:table-cell>
              <table:table-cell office:value-type="float" office:value="0.0142114469087246">
                <text:p>0.01421144690872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120420455932617">
                <text:p>0.0120420455932617</text:p>
              </table:table-cell>
              <table:table-cell office:value-type="float" office:value="0.0139856789555105">
                <text:p>0.01398567895551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20599269866943">
                <text:p>0.0120599269866943</text:p>
              </table:table-cell>
              <table:table-cell office:value-type="float" office:value="0.01376113397439">
                <text:p>0.0137611339743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133059024810791">
                <text:p>0.0133059024810791</text:p>
              </table:table-cell>
              <table:table-cell office:value-type="float" office:value="0.0150120239377739">
                <text:p>0.015012023937773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133190155029297">
                <text:p>0.0133190155029297</text:p>
              </table:table-cell>
              <table:table-cell office:value-type="float" office:value="0.0153059806942191">
                <text:p>0.015305980694219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132858753204346">
                <text:p>0.0132858753204346</text:p>
              </table:table-cell>
              <table:table-cell office:value-type="float" office:value="0.0151867924113331">
                <text:p>0.015186792411333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131659507751465">
                <text:p>0.0131659507751465</text:p>
              </table:table-cell>
              <table:table-cell office:value-type="float" office:value="0.0152645993346524">
                <text:p>0.01526459933465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132439136505127">
                <text:p>0.0132439136505127</text:p>
              </table:table-cell>
              <table:table-cell office:value-type="float" office:value="0.0152595682847391">
                <text:p>0.01525956828473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132298469543457">
                <text:p>0.0132298469543457</text:p>
              </table:table-cell>
              <table:table-cell office:value-type="float" office:value="0.0151774524177261">
                <text:p>0.01517745241772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132229328155518">
                <text:p>0.0132229328155518</text:p>
              </table:table-cell>
              <table:table-cell office:value-type="float" office:value="0.015054922803125">
                <text:p>0.0150549228031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120589733123779">
                <text:p>0.0120589733123779</text:p>
              </table:table-cell>
              <table:table-cell office:value-type="float" office:value="0.0152035270498235">
                <text:p>0.015203527049823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133631229400635">
                <text:p>0.0133631229400635</text:p>
              </table:table-cell>
              <table:table-cell office:value-type="float" office:value="0.0152033102178157">
                <text:p>0.015203310217815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133571624755859">
                <text:p>0.0133571624755859</text:p>
              </table:table-cell>
              <table:table-cell office:value-type="float" office:value="0.0151499386533529">
                <text:p>0.015149938653352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133888721466064">
                <text:p>0.0133888721466064</text:p>
              </table:table-cell>
              <table:table-cell office:value-type="float" office:value="0.015094562688517">
                <text:p>0.0150945626885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132210254669189">
                <text:p>0.0132210254669189</text:p>
              </table:table-cell>
              <table:table-cell office:value-type="float" office:value="0.0153380436607496">
                <text:p>0.015338043660749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119659900665283">
                <text:p>0.0119659900665283</text:p>
              </table:table-cell>
              <table:table-cell office:value-type="float" office:value="0.0154801598785256">
                <text:p>0.01548015987852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119760036468506">
                <text:p>0.0119760036468506</text:p>
              </table:table-cell>
              <table:table-cell office:value-type="float" office:value="0.0156146283450619">
                <text:p>0.015614628345061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132429599761963">
                <text:p>0.0132429599761963</text:p>
              </table:table-cell>
              <table:table-cell office:value-type="float" office:value="0.0154425915313244">
                <text:p>0.01544259153132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132210254669189">
                <text:p>0.0132210254669189</text:p>
              </table:table-cell>
              <table:table-cell office:value-type="float" office:value="0.0152362775632745">
                <text:p>0.015236277563274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119969844818115">
                <text:p>0.0119969844818115</text:p>
              </table:table-cell>
              <table:table-cell office:value-type="float" office:value="0.0154107881595968">
                <text:p>0.015410788159596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120179653167725">
                <text:p>0.0120179653167725</text:p>
              </table:table-cell>
              <table:table-cell office:value-type="float" office:value="0.0154002711429117">
                <text:p>0.01540027114291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121049880981445">
                <text:p>0.0121049880981445</text:p>
              </table:table-cell>
              <table:table-cell office:value-type="float" office:value="0.0152424148810289">
                <text:p>0.015242414881028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133140087127686">
                <text:p>0.0133140087127686</text:p>
              </table:table-cell>
              <table:table-cell office:value-type="float" office:value="0.0153332185929321">
                <text:p>0.01533321859293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131309032440186">
                <text:p>0.0131309032440186</text:p>
              </table:table-cell>
              <table:table-cell office:value-type="float" office:value="0.015181035546773">
                <text:p>0.0151810355467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119879245758057">
                <text:p>0.0119879245758057</text:p>
              </table:table-cell>
              <table:table-cell office:value-type="float" office:value="0.0153442213320194">
                <text:p>0.01534422133201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131869316101074">
                <text:p>0.0131869316101074</text:p>
              </table:table-cell>
              <table:table-cell office:value-type="float" office:value="0.0152773774742627">
                <text:p>0.015277377474262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132551193237305">
                <text:p>0.0132551193237305</text:p>
              </table:table-cell>
              <table:table-cell office:value-type="float" office:value="0.0152448959371809">
                <text:p>0.015244895937180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120398998260498">
                <text:p>0.0120398998260498</text:p>
              </table:table-cell>
              <table:table-cell office:value-type="float" office:value="0.0152785504686687">
                <text:p>0.015278550468668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120120048522949">
                <text:p>0.0120120048522949</text:p>
              </table:table-cell>
              <table:table-cell office:value-type="float" office:value="0.0152238365244112">
                <text:p>0.01522383652441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11937141418457">
                <text:p>0.011937141418457</text:p>
              </table:table-cell>
              <table:table-cell office:value-type="float" office:value="0.0151530662633468">
                <text:p>0.015153066263346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131981372833252">
                <text:p>0.0131981372833252</text:p>
              </table:table-cell>
              <table:table-cell office:value-type="float" office:value="0.0152109620487803">
                <text:p>0.01521096204878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132091045379639">
                <text:p>0.0132091045379639</text:p>
              </table:table-cell>
              <table:table-cell office:value-type="float" office:value="0.0151800387032707">
                <text:p>0.01518003870327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143911838531494">
                <text:p>0.0143911838531494</text:p>
              </table:table-cell>
              <table:table-cell office:value-type="float" office:value="0.0165925404300101">
                <text:p>0.01659254043001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119051933288574">
                <text:p>0.0119051933288574</text:p>
              </table:table-cell>
              <table:table-cell office:value-type="float" office:value="0.0152999938086933">
                <text:p>0.01529999380869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1190185546875">
                <text:p>0.01190185546875</text:p>
              </table:table-cell>
              <table:table-cell office:value-type="float" office:value="0.0152755474592261">
                <text:p>0.015275547459226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119659900665283">
                <text:p>0.0119659900665283</text:p>
              </table:table-cell>
              <table:table-cell office:value-type="float" office:value="0.0150979588946298">
                <text:p>0.015097958894629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131621360778809">
                <text:p>0.0131621360778809</text:p>
              </table:table-cell>
              <table:table-cell office:value-type="float" office:value="0.0152184054171076">
                <text:p>0.01521840541710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119791030883789">
                <text:p>0.0119791030883789</text:p>
              </table:table-cell>
              <table:table-cell office:value-type="float" office:value="0.015059539443117">
                <text:p>0.0150595394431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131869316101074">
                <text:p>0.0131869316101074</text:p>
              </table:table-cell>
              <table:table-cell office:value-type="float" office:value="0.01520522326358">
                <text:p>0.015205223263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144648551940918">
                <text:p>0.0144648551940918</text:p>
              </table:table-cell>
              <table:table-cell office:value-type="float" office:value="0.0175170551860131">
                <text:p>0.01751705518601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132830142974854">
                <text:p>0.0132830142974854</text:p>
              </table:table-cell>
              <table:table-cell office:value-type="float" office:value="0.0166988157362103">
                <text:p>0.016698815736210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131599903106689">
                <text:p>0.0131599903106689</text:p>
              </table:table-cell>
              <table:table-cell office:value-type="float" office:value="0.0155863937935431">
                <text:p>0.015586393793543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119969844818115">
                <text:p>0.0119969844818115</text:p>
              </table:table-cell>
              <table:table-cell office:value-type="float" office:value="0.0166998368463734">
                <text:p>0.016699836846373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120770931243896">
                <text:p>0.0120770931243896</text:p>
              </table:table-cell>
              <table:table-cell office:value-type="float" office:value="0.0164834477512695">
                <text:p>0.016483447751269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120618343353271">
                <text:p>0.0120618343353271</text:p>
              </table:table-cell>
              <table:table-cell office:value-type="float" office:value="0.0162170952659473">
                <text:p>0.016217095265947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120639801025391">
                <text:p>0.0120639801025391</text:p>
              </table:table-cell>
              <table:table-cell office:value-type="float" office:value="0.0159105719970622">
                <text:p>0.015910571997062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119578838348389">
                <text:p>0.0119578838348389</text:p>
              </table:table-cell>
              <table:table-cell office:value-type="float" office:value="0.0156820443393903">
                <text:p>0.015682044339390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132379531860352">
                <text:p>0.0132379531860352</text:p>
              </table:table-cell>
              <table:table-cell office:value-type="float" office:value="0.015535506248778">
                <text:p>0.01553550624877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132548809051514">
                <text:p>0.0132548809051514</text:p>
              </table:table-cell>
              <table:table-cell office:value-type="float" office:value="0.015449356448321">
                <text:p>0.01544935644832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132460594177246">
                <text:p>0.0132460594177246</text:p>
              </table:table-cell>
              <table:table-cell office:value-type="float" office:value="0.0153143191076919">
                <text:p>0.01531431910769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131831169128418">
                <text:p>0.0131831169128418</text:p>
              </table:table-cell>
              <table:table-cell office:value-type="float" office:value="0.0150516592485328">
                <text:p>0.015051659248532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130970478057861">
                <text:p>0.0130970478057861</text:p>
              </table:table-cell>
              <table:table-cell office:value-type="float" office:value="0.0149934296741618">
                <text:p>0.014993429674161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130991935729981">
                <text:p>0.0130991935729981</text:p>
              </table:table-cell>
              <table:table-cell office:value-type="float" office:value="0.0147259980381343">
                <text:p>0.01472599803813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131590366363525">
                <text:p>0.0131590366363525</text:p>
              </table:table-cell>
              <table:table-cell office:value-type="float" office:value="0.0145669818337296">
                <text:p>0.014566981833729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131630897521973">
                <text:p>0.0131630897521973</text:p>
              </table:table-cell>
              <table:table-cell office:value-type="float" office:value="0.0144231889174963">
                <text:p>0.01442318891749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119669437408447">
                <text:p>0.0119669437408447</text:p>
              </table:table-cell>
              <table:table-cell office:value-type="float" office:value="0.0149217142689365">
                <text:p>0.014921714268936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1198410987854">
                <text:p>0.01198410987854</text:p>
              </table:table-cell>
              <table:table-cell office:value-type="float" office:value="0.0151415145813329">
                <text:p>0.015141514581332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132620334625244">
                <text:p>0.0132620334625244</text:p>
              </table:table-cell>
              <table:table-cell office:value-type="float" office:value="0.0150230808567853">
                <text:p>0.015023080856785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132901668548584">
                <text:p>0.0132901668548584</text:p>
              </table:table-cell>
              <table:table-cell office:value-type="float" office:value="0.0149809436225061">
                <text:p>0.014980943622506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144109725952148">
                <text:p>0.0144109725952148</text:p>
              </table:table-cell>
              <table:table-cell office:value-type="float" office:value="0.0166014732554651">
                <text:p>0.016601473255465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119330883026123">
                <text:p>0.0119330883026123</text:p>
              </table:table-cell>
              <table:table-cell office:value-type="float" office:value="0.0153057154893317">
                <text:p>0.01530571548933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119311809539795">
                <text:p>0.0119311809539795</text:p>
              </table:table-cell>
              <table:table-cell office:value-type="float" office:value="0.0154151213574047">
                <text:p>0.015415121357404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119781494140625">
                <text:p>0.0119781494140625</text:p>
              </table:table-cell>
              <table:table-cell office:value-type="float" office:value="0.0153369484181479">
                <text:p>0.015336948418147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131728649139404">
                <text:p>0.0131728649139404</text:p>
              </table:table-cell>
              <table:table-cell office:value-type="float" office:value="0.015309742045012">
                <text:p>0.01530974204501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119860172271729">
                <text:p>0.0119860172271729</text:p>
              </table:table-cell>
              <table:table-cell office:value-type="float" office:value="0.0152359731723853">
                <text:p>0.015235973172385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13206958770752">
                <text:p>0.013206958770752</text:p>
              </table:table-cell>
              <table:table-cell office:value-type="float" office:value="0.0152817523912223">
                <text:p>0.015281752391222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144860744476318">
                <text:p>0.0144860744476318</text:p>
              </table:table-cell>
              <table:table-cell office:value-type="float" office:value="0.0174835765109608">
                <text:p>0.01748357651096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132889747619629">
                <text:p>0.0132889747619629</text:p>
              </table:table-cell>
              <table:table-cell office:value-type="float" office:value="0.0166220476865232">
                <text:p>0.016622047686523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133471488952637">
                <text:p>0.0133471488952637</text:p>
              </table:table-cell>
              <table:table-cell office:value-type="float" office:value="0.0157862909681531">
                <text:p>0.015786290968153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119431018829346">
                <text:p>0.0119431018829346</text:p>
              </table:table-cell>
              <table:table-cell office:value-type="float" office:value="0.0167559064101195">
                <text:p>0.01675590641011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120160579681396">
                <text:p>0.0120160579681396</text:p>
              </table:table-cell>
              <table:table-cell office:value-type="float" office:value="0.0166295144814506">
                <text:p>0.016629514481450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120279788970947">
                <text:p>0.0120279788970947</text:p>
              </table:table-cell>
              <table:table-cell office:value-type="float" office:value="0.016391968449385">
                <text:p>0.0163919684493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120317935943604">
                <text:p>0.0120317935943604</text:p>
              </table:table-cell>
              <table:table-cell office:value-type="float" office:value="0.0160963663322255">
                <text:p>0.016096366332225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121099948883057">
                <text:p>0.0121099948883057</text:p>
              </table:table-cell>
              <table:table-cell office:value-type="float" office:value="0.0157069334125791">
                <text:p>0.01570693341257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134348869323731">
                <text:p>0.0134348869323731</text:p>
              </table:table-cell>
              <table:table-cell office:value-type="float" office:value="0.0158608514659689">
                <text:p>0.015860851465968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134470462799072">
                <text:p>0.0134470462799072</text:p>
              </table:table-cell>
              <table:table-cell office:value-type="float" office:value="0.0158476496669615">
                <text:p>0.01584764966696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134439468383789">
                <text:p>0.0134439468383789</text:p>
              </table:table-cell>
              <table:table-cell office:value-type="float" office:value="0.0157604802587982">
                <text:p>0.015760480258798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143520832061768">
                <text:p>0.0143520832061768</text:p>
              </table:table-cell>
              <table:table-cell office:value-type="float" office:value="0.0159249713208046">
                <text:p>0.01592497132080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131340026855469">
                <text:p>0.0131340026855469</text:p>
              </table:table-cell>
              <table:table-cell office:value-type="float" office:value="0.0152821964933668">
                <text:p>0.015282196493366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131299495697021">
                <text:p>0.0131299495697021</text:p>
              </table:table-cell>
              <table:table-cell office:value-type="float" office:value="0.0148966319604828">
                <text:p>0.014896631960482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132100582122803">
                <text:p>0.0132100582122803</text:p>
              </table:table-cell>
              <table:table-cell office:value-type="float" office:value="0.0146785186339661">
                <text:p>0.014678518633966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131988525390625">
                <text:p>0.0131988525390625</text:p>
              </table:table-cell>
              <table:table-cell office:value-type="float" office:value="0.0144768859928919">
                <text:p>0.014476885992891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119929313659668">
                <text:p>0.0119929313659668</text:p>
              </table:table-cell>
              <table:table-cell office:value-type="float" office:value="0.0150232392879102">
                <text:p>0.015023239287910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131700038909912">
                <text:p>0.0131700038909912</text:p>
              </table:table-cell>
              <table:table-cell office:value-type="float" office:value="0.0147954278475806">
                <text:p>0.01479542784758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144369602203369">
                <text:p>0.0144369602203369</text:p>
              </table:table-cell>
              <table:table-cell office:value-type="float" office:value="0.016712568112456">
                <text:p>0.01671256811245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144150257110596">
                <text:p>0.0144150257110596</text:p>
              </table:table-cell>
              <table:table-cell office:value-type="float" office:value="0.0171336394374114">
                <text:p>0.01713363943741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143370628356934">
                <text:p>0.0143370628356934</text:p>
              </table:table-cell>
              <table:table-cell office:value-type="float" office:value="0.0160522578362059">
                <text:p>0.016052257836205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118720531463623">
                <text:p>0.0118720531463623</text:p>
              </table:table-cell>
              <table:table-cell office:value-type="float" office:value="0.0175591979589659">
                <text:p>0.017559197958965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119400024414063">
                <text:p>0.0119400024414063</text:p>
              </table:table-cell>
              <table:table-cell office:value-type="float" office:value="0.0176012918301788">
                <text:p>0.017601291830178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131499767303467">
                <text:p>0.0131499767303467</text:p>
              </table:table-cell>
              <table:table-cell office:value-type="float" office:value="0.0165624996583279">
                <text:p>0.016562499658327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131499767303467">
                <text:p>0.0131499767303467</text:p>
              </table:table-cell>
              <table:table-cell office:value-type="float" office:value="0.0157741509540513">
                <text:p>0.015774150954051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131480693817139">
                <text:p>0.0131480693817139</text:p>
              </table:table-cell>
              <table:table-cell office:value-type="float" office:value="0.0151726459051671">
                <text:p>0.015172645905167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144121646881104">
                <text:p>0.0144121646881104</text:p>
              </table:table-cell>
              <table:table-cell office:value-type="float" office:value="0.0166603929061532">
                <text:p>0.01666039290615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13214111328125">
                <text:p>0.013214111328125</text:p>
              </table:table-cell>
              <table:table-cell office:value-type="float" office:value="0.0160012043900371">
                <text:p>0.016001204390037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132210254669189">
                <text:p>0.0132210254669189</text:p>
              </table:table-cell>
              <table:table-cell office:value-type="float" office:value="0.0154754653967064">
                <text:p>0.015475465396706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119249820709229">
                <text:p>0.0119249820709229</text:p>
              </table:table-cell>
              <table:table-cell office:value-type="float" office:value="0.0156307662573007">
                <text:p>0.015630766257300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118811130523682">
                <text:p>0.0118811130523682</text:p>
              </table:table-cell>
              <table:table-cell office:value-type="float" office:value="0.0162324212972593">
                <text:p>0.016232421297259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13139009475708">
                <text:p>0.013139009475708</text:p>
              </table:table-cell>
              <table:table-cell office:value-type="float" office:value="0.0154925358539219">
                <text:p>0.01549253585392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131499767303467">
                <text:p>0.0131499767303467</text:p>
              </table:table-cell>
              <table:table-cell office:value-type="float" office:value="0.0149238419846037">
                <text:p>0.014923841984603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131499767303467">
                <text:p>0.0131499767303467</text:p>
              </table:table-cell>
              <table:table-cell office:value-type="float" office:value="0.0144952033436681">
                <text:p>0.014495203343668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119259357452393">
                <text:p>0.0119259357452393</text:p>
              </table:table-cell>
              <table:table-cell office:value-type="float" office:value="0.0152429067658568">
                <text:p>0.015242906765856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120148658752441">
                <text:p>0.0120148658752441</text:p>
              </table:table-cell>
              <table:table-cell office:value-type="float" office:value="0.0156908449639553">
                <text:p>0.015690844963955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131940841674805">
                <text:p>0.0131940841674805</text:p>
              </table:table-cell>
              <table:table-cell office:value-type="float" office:value="0.015442378599623">
                <text:p>0.0154423785996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131890773773193">
                <text:p>0.0131890773773193</text:p>
              </table:table-cell>
              <table:table-cell office:value-type="float" office:value="0.0152034307080942">
                <text:p>0.015203430708094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130791664123535">
                <text:p>0.0130791664123535</text:p>
              </table:table-cell>
              <table:table-cell office:value-type="float" office:value="0.0151501931209372">
                <text:p>0.015150193120937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130410194396973">
                <text:p>0.0130410194396973</text:p>
              </table:table-cell>
              <table:table-cell office:value-type="float" office:value="0.0148171074328668">
                <text:p>0.014817107432866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130460262298584">
                <text:p>0.0130460262298584</text:p>
              </table:table-cell>
              <table:table-cell office:value-type="float" office:value="0.0145137126726436">
                <text:p>0.014513712672643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119271278381348">
                <text:p>0.0119271278381348</text:p>
              </table:table-cell>
              <table:table-cell office:value-type="float" office:value="0.0149690296716105">
                <text:p>0.014969029671610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119271278381348">
                <text:p>0.0119271278381348</text:p>
              </table:table-cell>
              <table:table-cell office:value-type="float" office:value="0.0151727720198864">
                <text:p>0.015172772019886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119090080261231">
                <text:p>0.0119090080261231</text:p>
              </table:table-cell>
              <table:table-cell office:value-type="float" office:value="0.0152209063907729">
                <text:p>0.015220906390772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118968486785889">
                <text:p>0.0118968486785889</text:p>
              </table:table-cell>
              <table:table-cell office:value-type="float" office:value="0.0151596371768643">
                <text:p>0.015159637176864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131709575653076">
                <text:p>0.0131709575653076</text:p>
              </table:table-cell>
              <table:table-cell office:value-type="float" office:value="0.0151825409216651">
                <text:p>0.015182540921665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131800174713135">
                <text:p>0.0131800174713135</text:p>
              </table:table-cell>
              <table:table-cell office:value-type="float" office:value="0.0151510995802632">
                <text:p>0.01515109958026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142738819122314">
                <text:p>0.0142738819122314</text:p>
              </table:table-cell>
              <table:table-cell office:value-type="float" office:value="0.0164163105300868">
                <text:p>0.01641631053008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118389129638672">
                <text:p>0.0118389129638672</text:p>
              </table:table-cell>
              <table:table-cell office:value-type="float" office:value="0.015303957285707">
                <text:p>0.01530395728570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118379592895508">
                <text:p>0.0118379592895508</text:p>
              </table:table-cell>
              <table:table-cell office:value-type="float" office:value="0.0152968219848739">
                <text:p>0.015296821984873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11915922164917">
                <text:p>0.011915922164917</text:p>
              </table:table-cell>
              <table:table-cell office:value-type="float" office:value="0.0151158324685278">
                <text:p>0.015115832468527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11915922164917">
                <text:p>0.011915922164917</text:p>
              </table:table-cell>
              <table:table-cell office:value-type="float" office:value="0.0148970609014379">
                <text:p>0.014897060901437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119109153747559">
                <text:p>0.0119109153747559</text:p>
              </table:table-cell>
              <table:table-cell office:value-type="float" office:value="0.0146647124164098">
                <text:p>0.014664712416409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30910873413086">
                <text:p>0.0130910873413086</text:p>
              </table:table-cell>
              <table:table-cell office:value-type="float" office:value="0.0149540231887087">
                <text:p>0.014954023188708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143818855285645">
                <text:p>0.0143818855285645</text:p>
              </table:table-cell>
              <table:table-cell office:value-type="float" office:value="0.0174304897719328">
                <text:p>0.017430489771932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143868923187256">
                <text:p>0.0143868923187256</text:p>
              </table:table-cell>
              <table:table-cell office:value-type="float" office:value="0.0180064086557203">
                <text:p>0.018006408655720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131049156188965">
                <text:p>0.0131049156188965</text:p>
              </table:table-cell>
              <table:table-cell office:value-type="float" office:value="0.0158702449398338">
                <text:p>0.015870244939833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117230415344238">
                <text:p>0.0117230415344238</text:p>
              </table:table-cell>
              <table:table-cell office:value-type="float" office:value="0.0179284784797602">
                <text:p>0.017928478479760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118000507354736">
                <text:p>0.0118000507354736</text:p>
              </table:table-cell>
              <table:table-cell office:value-type="float" office:value="0.0176160338463261">
                <text:p>0.017616033846326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11775016784668">
                <text:p>0.011775016784668</text:p>
              </table:table-cell>
              <table:table-cell office:value-type="float" office:value="0.0172511472903757">
                <text:p>0.017251147290375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12969970703125">
                <text:p>0.012969970703125</text:p>
              </table:table-cell>
              <table:table-cell office:value-type="float" office:value="0.0164809792421609">
                <text:p>0.016480979242160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119290351867676">
                <text:p>0.0119290351867676</text:p>
              </table:table-cell>
              <table:table-cell office:value-type="float" office:value="0.0161764038232921">
                <text:p>0.016176403823292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1320481300354">
                <text:p>0.01320481300354</text:p>
              </table:table-cell>
              <table:table-cell office:value-type="float" office:value="0.0156952961890091">
                <text:p>0.015695296189009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13206958770752">
                <text:p>0.013206958770752</text:p>
              </table:table-cell>
              <table:table-cell office:value-type="float" office:value="0.0155050724598478">
                <text:p>0.015505072459847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120341777801514">
                <text:p>0.0120341777801514</text:p>
              </table:table-cell>
              <table:table-cell office:value-type="float" office:value="0.015470884200771">
                <text:p>0.01547088420077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14279842376709">
                <text:p>0.014279842376709</text:p>
              </table:table-cell>
              <table:table-cell office:value-type="float" office:value="0.0164592826672552">
                <text:p>0.016459282667255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118439197540283">
                <text:p>0.0118439197540283</text:p>
              </table:table-cell>
              <table:table-cell office:value-type="float" office:value="0.0155075268529651">
                <text:p>0.015507526852965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118420124053955">
                <text:p>0.0118420124053955</text:p>
              </table:table-cell>
              <table:table-cell office:value-type="float" office:value="0.0154187548016794">
                <text:p>0.015418754801679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118308067321777">
                <text:p>0.0118308067321777</text:p>
              </table:table-cell>
              <table:table-cell office:value-type="float" office:value="0.0152585299072049">
                <text:p>0.015258529907204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130729675292969">
                <text:p>0.0130729675292969</text:p>
              </table:table-cell>
              <table:table-cell office:value-type="float" office:value="0.015297622454344">
                <text:p>0.01529762245434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11876106262207">
                <text:p>0.011876106262207</text:p>
              </table:table-cell>
              <table:table-cell office:value-type="float" office:value="0.0151300437974677">
                <text:p>0.015130043797467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130789279937744">
                <text:p>0.0130789279937744</text:p>
              </table:table-cell>
              <table:table-cell office:value-type="float" office:value="0.01520164748435">
                <text:p>0.0152016474843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13084888458252">
                <text:p>0.013084888458252</text:p>
              </table:table-cell>
              <table:table-cell office:value-type="float" office:value="0.0151890079423233">
                <text:p>0.01518900794232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131828784942627">
                <text:p>0.0131828784942627</text:p>
              </table:table-cell>
              <table:table-cell office:value-type="float" office:value="0.0159907085786601">
                <text:p>0.01599070857866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142359733581543">
                <text:p>0.0142359733581543</text:p>
              </table:table-cell>
              <table:table-cell office:value-type="float" office:value="0.0159842032537586">
                <text:p>0.015984203253758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118138790130615">
                <text:p>0.0118138790130615</text:p>
              </table:table-cell>
              <table:table-cell office:value-type="float" office:value="0.0160922827796271">
                <text:p>0.016092282779627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118300914764404">
                <text:p>0.0118300914764404</text:p>
              </table:table-cell>
              <table:table-cell office:value-type="float" office:value="0.01601105482585">
                <text:p>0.0160110548258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130689144134521">
                <text:p>0.0130689144134521</text:p>
              </table:table-cell>
              <table:table-cell office:value-type="float" office:value="0.0156896054352892">
                <text:p>0.015689605435289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130720138549805">
                <text:p>0.0130720138549805</text:p>
              </table:table-cell>
              <table:table-cell office:value-type="float" office:value="0.0154002445500206">
                <text:p>0.015400244550020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130620002746582">
                <text:p>0.0130620002746582</text:p>
              </table:table-cell>
              <table:table-cell office:value-type="float" office:value="0.0151263289819805">
                <text:p>0.015126328981980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130600929260254">
                <text:p>0.0130600929260254</text:p>
              </table:table-cell>
              <table:table-cell office:value-type="float" office:value="0.0148799158511384">
                <text:p>0.014879915851138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131478309631348">
                <text:p>0.0131478309631348</text:p>
              </table:table-cell>
              <table:table-cell office:value-type="float" office:value="0.0154300994830935">
                <text:p>0.015430099483093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131540298461914">
                <text:p>0.0131540298461914</text:p>
              </table:table-cell>
              <table:table-cell office:value-type="float" office:value="0.0150021217357845">
                <text:p>0.015002121735784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130710601806641">
                <text:p>0.0130710601806641</text:p>
              </table:table-cell>
              <table:table-cell office:value-type="float" office:value="0.0140814885263637">
                <text:p>0.014081488526363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118191242218018">
                <text:p>0.0118191242218018</text:p>
              </table:table-cell>
              <table:table-cell office:value-type="float" office:value="0.0155494715650711">
                <text:p>0.015549471565071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130710601806641">
                <text:p>0.0130710601806641</text:p>
              </table:table-cell>
              <table:table-cell office:value-type="float" office:value="0.0151112590554554">
                <text:p>0.015111259055455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13070821762085">
                <text:p>0.013070821762085</text:p>
              </table:table-cell>
              <table:table-cell office:value-type="float" office:value="0.0147596576602813">
                <text:p>0.01475965766028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130980014801025">
                <text:p>0.0130980014801025</text:p>
              </table:table-cell>
              <table:table-cell office:value-type="float" office:value="0.0145067203056495">
                <text:p>0.014506720305649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13084888458252">
                <text:p>0.013084888458252</text:p>
              </table:table-cell>
              <table:table-cell office:value-type="float" office:value="0.0142819555537921">
                <text:p>0.014281955553792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131769180297852">
                <text:p>0.0131769180297852</text:p>
              </table:table-cell>
              <table:table-cell office:value-type="float" office:value="0.0140374462340719">
                <text:p>0.014037446234071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131518840789795">
                <text:p>0.0131518840789795</text:p>
              </table:table-cell>
              <table:table-cell office:value-type="float" office:value="0.0139534887787151">
                <text:p>0.013953488778715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131468772888184">
                <text:p>0.0131468772888184</text:p>
              </table:table-cell>
              <table:table-cell office:value-type="float" office:value="0.0138677089128392">
                <text:p>0.013867708912839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130739212036133">
                <text:p>0.0130739212036133</text:p>
              </table:table-cell>
              <table:table-cell office:value-type="float" office:value="0.0141368038573891">
                <text:p>0.014136803857389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12955904006958">
                <text:p>0.012955904006958</text:p>
              </table:table-cell>
              <table:table-cell office:value-type="float" office:value="0.0137242454960387">
                <text:p>0.013724245496038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130290985107422">
                <text:p>0.0130290985107422</text:p>
              </table:table-cell>
              <table:table-cell office:value-type="float" office:value="0.0135570052922782">
                <text:p>0.013557005292278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130457878112793">
                <text:p>0.0130457878112793</text:p>
              </table:table-cell>
              <table:table-cell office:value-type="float" office:value="0.0134495322847416">
                <text:p>0.013449532284741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130529403686523">
                <text:p>0.0130529403686523</text:p>
              </table:table-cell>
              <table:table-cell office:value-type="float" office:value="0.0133744327357947">
                <text:p>0.013374432735794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1190185546875">
                <text:p>0.01190185546875</text:p>
              </table:table-cell>
              <table:table-cell office:value-type="float" office:value="0.0142742044475888">
                <text:p>0.014274204447588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131728649139404">
                <text:p>0.0131728649139404</text:p>
              </table:table-cell>
              <table:table-cell office:value-type="float" office:value="0.014124731311258">
                <text:p>0.01412473131125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131688117980957">
                <text:p>0.0131688117980957</text:p>
              </table:table-cell>
              <table:table-cell office:value-type="float" office:value="0.014082503122618">
                <text:p>0.01408250312261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131709575653076">
                <text:p>0.0131709575653076</text:p>
              </table:table-cell>
              <table:table-cell office:value-type="float" office:value="0.0140286520080451">
                <text:p>0.014028652008045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130269527435303">
                <text:p>0.0130269527435303</text:p>
              </table:table-cell>
              <table:table-cell office:value-type="float" office:value="0.0141526157271432">
                <text:p>0.014152615727143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129728317260742">
                <text:p>0.0129728317260742</text:p>
              </table:table-cell>
              <table:table-cell office:value-type="float" office:value="0.0137917988225909">
                <text:p>0.013791798822590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130519866943359">
                <text:p>0.0130519866943359</text:p>
              </table:table-cell>
              <table:table-cell office:value-type="float" office:value="0.0136576620493272">
                <text:p>0.013657662049327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130419731140137">
                <text:p>0.0130419731140137</text:p>
              </table:table-cell>
              <table:table-cell office:value-type="float" office:value="0.0135394421591668">
                <text:p>0.013539442159166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130429267883301">
                <text:p>0.0130429267883301</text:p>
              </table:table-cell>
              <table:table-cell office:value-type="float" office:value="0.013447387332194">
                <text:p>0.01344738733219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118639469146729">
                <text:p>0.0118639469146729</text:p>
              </table:table-cell>
              <table:table-cell office:value-type="float" office:value="0.0143417963179747">
                <text:p>0.014341796317974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131340026855469">
                <text:p>0.0131340026855469</text:p>
              </table:table-cell>
              <table:table-cell office:value-type="float" office:value="0.0141137201809408">
                <text:p>0.014113720180940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131471157073975">
                <text:p>0.0131471157073975</text:p>
              </table:table-cell>
              <table:table-cell office:value-type="float" office:value="0.0140723309565963">
                <text:p>0.01407233095659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131378173828125">
                <text:p>0.0131378173828125</text:p>
              </table:table-cell>
              <table:table-cell office:value-type="float" office:value="0.0140057956864247">
                <text:p>0.014005795686424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13049840927124">
                <text:p>0.013049840927124</text:p>
              </table:table-cell>
              <table:table-cell office:value-type="float" office:value="0.0141792558550155">
                <text:p>0.014179255855015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129561424255371">
                <text:p>0.0129561424255371</text:p>
              </table:table-cell>
              <table:table-cell office:value-type="float" office:value="0.013759786934454">
                <text:p>0.01375978693445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130388736724854">
                <text:p>0.0130388736724854</text:p>
              </table:table-cell>
              <table:table-cell office:value-type="float" office:value="0.0136407842433845">
                <text:p>0.013640784243384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130410194396973">
                <text:p>0.0130410194396973</text:p>
              </table:table-cell>
              <table:table-cell office:value-type="float" office:value="0.0135462930101429">
                <text:p>0.013546293010142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130488872528076">
                <text:p>0.0130488872528076</text:p>
              </table:table-cell>
              <table:table-cell office:value-type="float" office:value="0.0134773446290009">
                <text:p>0.013477344629000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11883020401001">
                <text:p>0.011883020401001</text:p>
              </table:table-cell>
              <table:table-cell office:value-type="float" office:value="0.0143280353398176">
                <text:p>0.014328035339817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13153076171875">
                <text:p>0.013153076171875</text:p>
              </table:table-cell>
              <table:table-cell office:value-type="float" office:value="0.0141624647519624">
                <text:p>0.014162464751962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131480693817139">
                <text:p>0.0131480693817139</text:p>
              </table:table-cell>
              <table:table-cell office:value-type="float" office:value="0.0141142695585247">
                <text:p>0.014114269558524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131440162658691">
                <text:p>0.0131440162658691</text:p>
              </table:table-cell>
              <table:table-cell office:value-type="float" office:value="0.0140478879519806">
                <text:p>0.014047887951980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141921043395996">
                <text:p>0.0141921043395996</text:p>
              </table:table-cell>
              <table:table-cell office:value-type="float" office:value="0.01622864024689">
                <text:p>0.0162286402468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117850303649902">
                <text:p>0.0117850303649902</text:p>
              </table:table-cell>
              <table:table-cell office:value-type="float" office:value="0.0148128282625245">
                <text:p>0.014812828262524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117762088775635">
                <text:p>0.0117762088775635</text:p>
              </table:table-cell>
              <table:table-cell office:value-type="float" office:value="0.0152279204585194">
                <text:p>0.015227920458519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11883020401001">
                <text:p>0.011883020401001</text:p>
              </table:table-cell>
              <table:table-cell office:value-type="float" office:value="0.0152989986422284">
                <text:p>0.015298998642228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130009651184082">
                <text:p>0.0130009651184082</text:p>
              </table:table-cell>
              <table:table-cell office:value-type="float" office:value="0.0150852216569722">
                <text:p>0.015085221656972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118479728698731">
                <text:p>0.0118479728698731</text:p>
              </table:table-cell>
              <table:table-cell office:value-type="float" office:value="0.0151672029196383">
                <text:p>0.015167202919638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130219459533691">
                <text:p>0.0130219459533691</text:p>
              </table:table-cell>
              <table:table-cell office:value-type="float" office:value="0.0150515404106772">
                <text:p>0.015051540410677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143468379974365">
                <text:p>0.0143468379974365</text:p>
              </table:table-cell>
              <table:table-cell office:value-type="float" office:value="0.0171115456323683">
                <text:p>0.017111545632368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13145923614502">
                <text:p>0.013145923614502</text:p>
              </table:table-cell>
              <table:table-cell office:value-type="float" office:value="0.0162535264971954">
                <text:p>0.016253526497195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141949653625488">
                <text:p>0.0141949653625488</text:p>
              </table:table-cell>
              <table:table-cell office:value-type="float" office:value="0.01574929730477">
                <text:p>0.0157492973047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117790699005127">
                <text:p>0.0117790699005127</text:p>
              </table:table-cell>
              <table:table-cell office:value-type="float" office:value="0.0165225631108072">
                <text:p>0.016522563110807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117790699005127">
                <text:p>0.0117790699005127</text:p>
              </table:table-cell>
              <table:table-cell office:value-type="float" office:value="0.0165508842256683">
                <text:p>0.016550884225668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130269527435303">
                <text:p>0.0130269527435303</text:p>
              </table:table-cell>
              <table:table-cell office:value-type="float" office:value="0.0159354720864644">
                <text:p>0.015935472086464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130369663238525">
                <text:p>0.0130369663238525</text:p>
              </table:table-cell>
              <table:table-cell office:value-type="float" office:value="0.0154519819185078">
                <text:p>0.015451981918507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130078792572021">
                <text:p>0.0130078792572021</text:p>
              </table:table-cell>
              <table:table-cell office:value-type="float" office:value="0.0150264993084716">
                <text:p>0.015026499308471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13016939163208">
                <text:p>0.013016939163208</text:p>
              </table:table-cell>
              <table:table-cell office:value-type="float" office:value="0.0146943868632897">
                <text:p>0.014694386863289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131239891052246">
                <text:p>0.0131239891052246</text:p>
              </table:table-cell>
              <table:table-cell office:value-type="float" office:value="0.0151881611193073">
                <text:p>0.015188161119307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143809318542481">
                <text:p>0.0143809318542481</text:p>
              </table:table-cell>
              <table:table-cell office:value-type="float" office:value="0.0161694707148086">
                <text:p>0.016169470714808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142009258270264">
                <text:p>0.0142009258270264</text:p>
              </table:table-cell>
              <table:table-cell office:value-type="float" office:value="0.0162749082057719">
                <text:p>0.016274908205771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118989944458008">
                <text:p>0.0118989944458008</text:p>
              </table:table-cell>
              <table:table-cell office:value-type="float" office:value="0.0165630247063229">
                <text:p>0.016563024706322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119099617004395">
                <text:p>0.0119099617004395</text:p>
              </table:table-cell>
              <table:table-cell office:value-type="float" office:value="0.016665947219804">
                <text:p>0.01666594721980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122509002685547">
                <text:p>0.0122509002685547</text:p>
              </table:table-cell>
              <table:table-cell office:value-type="float" office:value="0.016286544324695">
                <text:p>0.01628654432469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119009017944336">
                <text:p>0.0119009017944336</text:p>
              </table:table-cell>
              <table:table-cell office:value-type="float" office:value="0.0162176959628812">
                <text:p>0.01621769596288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130407810211182">
                <text:p>0.0130407810211182</text:p>
              </table:table-cell>
              <table:table-cell office:value-type="float" office:value="0.0157215483387502">
                <text:p>0.015721548338750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130369663238525">
                <text:p>0.0130369663238525</text:p>
              </table:table-cell>
              <table:table-cell office:value-type="float" office:value="0.0153078859473143">
                <text:p>0.015307885947314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131518840789795">
                <text:p>0.0131518840789795</text:p>
              </table:table-cell>
              <table:table-cell office:value-type="float" office:value="0.0156645326469962">
                <text:p>0.015664532646996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13139009475708">
                <text:p>0.013139009475708</text:p>
              </table:table-cell>
              <table:table-cell office:value-type="float" office:value="0.0151709694901187">
                <text:p>0.015170969490118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130519866943359">
                <text:p>0.0130519866943359</text:p>
              </table:table-cell>
              <table:table-cell office:value-type="float" office:value="0.0149709526949932">
                <text:p>0.014970952694993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117530822753906">
                <text:p>0.0117530822753906</text:p>
              </table:table-cell>
              <table:table-cell office:value-type="float" office:value="0.0157206209463561">
                <text:p>0.015720620946356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129179954528809">
                <text:p>0.0129179954528809</text:p>
              </table:table-cell>
              <table:table-cell office:value-type="float" office:value="0.0150836797180683">
                <text:p>0.015083679718068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129890441894531">
                <text:p>0.0129890441894531</text:p>
              </table:table-cell>
              <table:table-cell office:value-type="float" office:value="0.0146779392323611">
                <text:p>0.014677939232361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129921436309814">
                <text:p>0.0129921436309814</text:p>
              </table:table-cell>
              <table:table-cell office:value-type="float" office:value="0.0143623809402442">
                <text:p>0.014362380940244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118439197540283">
                <text:p>0.0118439197540283</text:p>
              </table:table-cell>
              <table:table-cell office:value-type="float" office:value="0.014905390571006">
                <text:p>0.01490539057100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118770599365234">
                <text:p>0.0118770599365234</text:p>
              </table:table-cell>
              <table:table-cell office:value-type="float" office:value="0.0151370720184796">
                <text:p>0.015137072018479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131611824035645">
                <text:p>0.0131611824035645</text:p>
              </table:table-cell>
              <table:table-cell office:value-type="float" office:value="0.0149248143743169">
                <text:p>0.014924814374316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131688117980957">
                <text:p>0.0131688117980957</text:p>
              </table:table-cell>
              <table:table-cell office:value-type="float" office:value="0.0148480056711347">
                <text:p>0.014848005671134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118961334228516">
                <text:p>0.0118961334228516</text:p>
              </table:table-cell>
              <table:table-cell office:value-type="float" office:value="0.0146191149739261">
                <text:p>0.014619114973926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130240917205811">
                <text:p>0.0130240917205811</text:p>
              </table:table-cell>
              <table:table-cell office:value-type="float" office:value="0.0145823150639349">
                <text:p>0.014582315063934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130209922790527">
                <text:p>0.0130209922790527</text:p>
              </table:table-cell>
              <table:table-cell office:value-type="float" office:value="0.0143557742517609">
                <text:p>0.014355774251760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130231380462646">
                <text:p>0.0130231380462646</text:p>
              </table:table-cell>
              <table:table-cell office:value-type="float" office:value="0.0141678088952379">
                <text:p>0.014167808895237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130369663238525">
                <text:p>0.0130369663238525</text:p>
              </table:table-cell>
              <table:table-cell office:value-type="float" office:value="0.0140242424782757">
                <text:p>0.014024242478275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120089054107666">
                <text:p>0.0120089054107666</text:p>
              </table:table-cell>
              <table:table-cell office:value-type="float" office:value="0.0148257313863">
                <text:p>0.014825731386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119988918304443">
                <text:p>0.0119988918304443</text:p>
              </table:table-cell>
              <table:table-cell office:value-type="float" office:value="0.0148820594779669">
                <text:p>0.014882059477966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131590366363525">
                <text:p>0.0131590366363525</text:p>
              </table:table-cell>
              <table:table-cell office:value-type="float" office:value="0.0149471407359148">
                <text:p>0.014947140735914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131509304046631">
                <text:p>0.0131509304046631</text:p>
              </table:table-cell>
              <table:table-cell office:value-type="float" office:value="0.0149248525476811">
                <text:p>0.014924852547681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129671096801758">
                <text:p>0.0129671096801758</text:p>
              </table:table-cell>
              <table:table-cell office:value-type="float" office:value="0.0149679590936428">
                <text:p>0.014967959093642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129189491271973">
                <text:p>0.0129189491271973</text:p>
              </table:table-cell>
              <table:table-cell office:value-type="float" office:value="0.0145938119200345">
                <text:p>0.014593811920034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129890441894531">
                <text:p>0.0129890441894531</text:p>
              </table:table-cell>
              <table:table-cell office:value-type="float" office:value="0.014403083990903">
                <text:p>0.01440308399090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118300914764404">
                <text:p>0.0118300914764404</text:p>
              </table:table-cell>
              <table:table-cell office:value-type="float" office:value="0.0148268856604735">
                <text:p>0.014826885660473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118298530578613">
                <text:p>0.0118298530578613</text:p>
              </table:table-cell>
              <table:table-cell office:value-type="float" office:value="0.0150115643041349">
                <text:p>0.015011564304134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118138790130615">
                <text:p>0.0118138790130615</text:p>
              </table:table-cell>
              <table:table-cell office:value-type="float" office:value="0.0150473084767914">
                <text:p>0.015047308476791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130839347839356">
                <text:p>0.0130839347839356</text:p>
              </table:table-cell>
              <table:table-cell office:value-type="float" office:value="0.0149847877585104">
                <text:p>0.014984787758510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130851268768311">
                <text:p>0.0130851268768311</text:p>
              </table:table-cell>
              <table:table-cell office:value-type="float" office:value="0.0149377710188817">
                <text:p>0.014937771018881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130918025970459">
                <text:p>0.0130918025970459</text:p>
              </table:table-cell>
              <table:table-cell office:value-type="float" office:value="0.014856531339303">
                <text:p>0.01485653133930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129768848419189">
                <text:p>0.0129768848419189</text:p>
              </table:table-cell>
              <table:table-cell office:value-type="float" office:value="0.0144688598151085">
                <text:p>0.014468859815108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129110813140869">
                <text:p>0.0129110813140869</text:p>
              </table:table-cell>
              <table:table-cell office:value-type="float" office:value="0.0145447585830551">
                <text:p>0.014544758583055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129809379577637">
                <text:p>0.0129809379577637</text:p>
              </table:table-cell>
              <table:table-cell office:value-type="float" office:value="0.0143676940212485">
                <text:p>0.014367694021248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129780769348145">
                <text:p>0.0129780769348145</text:p>
              </table:table-cell>
              <table:table-cell office:value-type="float" office:value="0.0142049406247612">
                <text:p>0.01420494062476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129809379577637">
                <text:p>0.0129809379577637</text:p>
              </table:table-cell>
              <table:table-cell office:value-type="float" office:value="0.0140630128688234">
                <text:p>0.014063012868823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118098258972168">
                <text:p>0.0118098258972168</text:p>
              </table:table-cell>
              <table:table-cell office:value-type="float" office:value="0.0146326351693739">
                <text:p>0.014632635169373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13092041015625">
                <text:p>0.013092041015625</text:p>
              </table:table-cell>
              <table:table-cell office:value-type="float" office:value="0.0144443087163789">
                <text:p>0.014444308716378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13092041015625">
                <text:p>0.013092041015625</text:p>
              </table:table-cell>
              <table:table-cell office:value-type="float" office:value="0.0143859386921891">
                <text:p>0.014385938692189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130870342254639">
                <text:p>0.0130870342254639</text:p>
              </table:table-cell>
              <table:table-cell office:value-type="float" office:value="0.0143015664224906">
                <text:p>0.014301566422490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129549503326416">
                <text:p>0.0129549503326416</text:p>
              </table:table-cell>
              <table:table-cell office:value-type="float" office:value="0.0141700898974514">
                <text:p>0.014170089897451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128810405731201">
                <text:p>0.0128810405731201</text:p>
              </table:table-cell>
              <table:table-cell office:value-type="float" office:value="0.0139765001304572">
                <text:p>0.013976500130457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129611492156982">
                <text:p>0.0129611492156982</text:p>
              </table:table-cell>
              <table:table-cell office:value-type="float" office:value="0.0138190644880439">
                <text:p>0.013819064488043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129549503326416">
                <text:p>0.0129549503326416</text:p>
              </table:table-cell>
              <table:table-cell office:value-type="float" office:value="0.0136819637520106">
                <text:p>0.013681963752010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129499435424805">
                <text:p>0.0129499435424805</text:p>
              </table:table-cell>
              <table:table-cell office:value-type="float" office:value="0.0135636395857022">
                <text:p>0.013563639585702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11807918548584">
                <text:p>0.011807918548584</text:p>
              </table:table-cell>
              <table:table-cell office:value-type="float" office:value="0.0143367214477228">
                <text:p>0.014336721447722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130760669708252">
                <text:p>0.0130760669708252</text:p>
              </table:table-cell>
              <table:table-cell office:value-type="float" office:value="0.0141590210491421">
                <text:p>0.014159021049142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130870342254639">
                <text:p>0.0130870342254639</text:p>
              </table:table-cell>
              <table:table-cell office:value-type="float" office:value="0.0141302529639602">
                <text:p>0.014130252963960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130860805511475">
                <text:p>0.0130860805511475</text:p>
              </table:table-cell>
              <table:table-cell office:value-type="float" office:value="0.0140777004388756">
                <text:p>0.014077700438875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128409862518311">
                <text:p>0.0128409862518311</text:p>
              </table:table-cell>
              <table:table-cell office:value-type="float" office:value="0.0141227552415618">
                <text:p>0.01412275524156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129170417785645">
                <text:p>0.0129170417785645</text:p>
              </table:table-cell>
              <table:table-cell office:value-type="float" office:value="0.0138220561036414">
                <text:p>0.013822056103641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129749774932861">
                <text:p>0.0129749774932861</text:p>
              </table:table-cell>
              <table:table-cell office:value-type="float" office:value="0.0136911854900473">
                <text:p>0.013691185490047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129790306091309">
                <text:p>0.0129790306091309</text:p>
              </table:table-cell>
              <table:table-cell office:value-type="float" office:value="0.0135874799053026">
                <text:p>0.013587479905302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129899978637695">
                <text:p>0.0129899978637695</text:p>
              </table:table-cell>
              <table:table-cell office:value-type="float" office:value="0.0135127472362771">
                <text:p>0.013512747236277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116679668426514">
                <text:p>0.0116679668426514</text:p>
              </table:table-cell>
              <table:table-cell office:value-type="float" office:value="0.0144548694651011">
                <text:p>0.014454869465101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129702091217041">
                <text:p>0.0129702091217041</text:p>
              </table:table-cell>
              <table:table-cell office:value-type="float" office:value="0.0140101257300421">
                <text:p>0.014010125730042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129549503326416">
                <text:p>0.0129549503326416</text:p>
              </table:table-cell>
              <table:table-cell office:value-type="float" office:value="0.0138865490814015">
                <text:p>0.01388654908140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129590034484863">
                <text:p>0.0129590034484863</text:p>
              </table:table-cell>
              <table:table-cell office:value-type="float" office:value="0.0137808992001577">
                <text:p>0.013780899200157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129051208496094">
                <text:p>0.0129051208496094</text:p>
              </table:table-cell>
              <table:table-cell office:value-type="float" office:value="0.0140734057511182">
                <text:p>0.014073405751118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128829479217529">
                <text:p>0.0128829479217529</text:p>
              </table:table-cell>
              <table:table-cell office:value-type="float" office:value="0.0136003197557766">
                <text:p>0.013600319755776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129530429840088">
                <text:p>0.0129530429840088</text:p>
              </table:table-cell>
              <table:table-cell office:value-type="float" office:value="0.0135382535706261">
                <text:p>0.013538253570626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129468441009521">
                <text:p>0.0129468441009521</text:p>
              </table:table-cell>
              <table:table-cell office:value-type="float" office:value="0.0134722610623506">
                <text:p>0.013472261062350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129551887512207">
                <text:p>0.0129551887512207</text:p>
              </table:table-cell>
              <table:table-cell office:value-type="float" office:value="0.0134219219303032">
                <text:p>0.013421921930303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117559432983398">
                <text:p>0.0117559432983398</text:p>
              </table:table-cell>
              <table:table-cell office:value-type="float" office:value="0.0142657833428514">
                <text:p>0.014265783342851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130240917205811">
                <text:p>0.0130240917205811</text:p>
              </table:table-cell>
              <table:table-cell office:value-type="float" office:value="0.0140444912832144">
                <text:p>0.014044491283214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130259990692139">
                <text:p>0.0130259990692139</text:p>
              </table:table-cell>
              <table:table-cell office:value-type="float" office:value="0.0139957744445321">
                <text:p>0.013995774444532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130219459533691">
                <text:p>0.0130219459533691</text:p>
              </table:table-cell>
              <table:table-cell office:value-type="float" office:value="0.0139289387833428">
                <text:p>0.013928938783342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129160881042481">
                <text:p>0.0129160881042481</text:p>
              </table:table-cell>
              <table:table-cell office:value-type="float" office:value="0.0140318593373051">
                <text:p>0.014031859337305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128319263458252">
                <text:p>0.0128319263458252</text:p>
              </table:table-cell>
              <table:table-cell office:value-type="float" office:value="0.0136697585881487">
                <text:p>0.013669758588148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129029750823975">
                <text:p>0.0129029750823975</text:p>
              </table:table-cell>
              <table:table-cell office:value-type="float" office:value="0.0135299724007244">
                <text:p>0.013529972400724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129039287567139">
                <text:p>0.0129039287567139</text:p>
              </table:table-cell>
              <table:table-cell office:value-type="float" office:value="0.0134197169326354">
                <text:p>0.013419716932635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129058361053467">
                <text:p>0.0129058361053467</text:p>
              </table:table-cell>
              <table:table-cell office:value-type="float" office:value="0.0133333891684164">
                <text:p>0.013333389168416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117599964141846">
                <text:p>0.0117599964141846</text:p>
              </table:table-cell>
              <table:table-cell office:value-type="float" office:value="0.0141817003844873">
                <text:p>0.014181700384487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130319595336914">
                <text:p>0.0130319595336914</text:p>
              </table:table-cell>
              <table:table-cell office:value-type="float" office:value="0.0140290136571825">
                <text:p>0.014029013657182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130329132080078">
                <text:p>0.0130329132080078</text:p>
              </table:table-cell>
              <table:table-cell office:value-type="float" office:value="0.0139970611218489">
                <text:p>0.013997061121848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130419731140137">
                <text:p>0.0130419731140137</text:p>
              </table:table-cell>
              <table:table-cell office:value-type="float" office:value="0.0139561550424853">
                <text:p>0.013956155042485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129010677337646">
                <text:p>0.0129010677337646</text:p>
              </table:table-cell>
              <table:table-cell office:value-type="float" office:value="0.014108070343665">
                <text:p>0.01410807034366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12876033782959">
                <text:p>0.012876033782959</text:p>
              </table:table-cell>
              <table:table-cell office:value-type="float" office:value="0.0137140604952017">
                <text:p>0.013714060495201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129599571228027">
                <text:p>0.0129599571228027</text:p>
              </table:table-cell>
              <table:table-cell office:value-type="float" office:value="0.0136234113711135">
                <text:p>0.013623411371113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129737854003906">
                <text:p>0.0129737854003906</text:p>
              </table:table-cell>
              <table:table-cell office:value-type="float" office:value="0.0135587467504572">
                <text:p>0.013558746750457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129690170288086">
                <text:p>0.0129690170288086</text:p>
              </table:table-cell>
              <table:table-cell office:value-type="float" office:value="0.0134926661329322">
                <text:p>0.013492666132932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117578506469727">
                <text:p>0.0117578506469727</text:p>
              </table:table-cell>
              <table:table-cell office:value-type="float" office:value="0.0143300036515097">
                <text:p>0.014330003651509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130100250244141">
                <text:p>0.0130100250244141</text:p>
              </table:table-cell>
              <table:table-cell office:value-type="float" office:value="0.0140472847308131">
                <text:p>0.014047284730813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130019187927246">
                <text:p>0.0130019187927246</text:p>
              </table:table-cell>
              <table:table-cell office:value-type="float" office:value="0.0139658602959035">
                <text:p>0.013965860295903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129930973052979">
                <text:p>0.0129930973052979</text:p>
              </table:table-cell>
              <table:table-cell office:value-type="float" office:value="0.0138723781651646">
                <text:p>0.013872378165164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128998756408691">
                <text:p>0.0128998756408691</text:p>
              </table:table-cell>
              <table:table-cell office:value-type="float" office:value="0.0137745343493618">
                <text:p>0.013774534349361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117390155792236">
                <text:p>0.0117390155792236</text:p>
              </table:table-cell>
              <table:table-cell office:value-type="float" office:value="0.0145814572664863">
                <text:p>0.014581457266486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130100250244141">
                <text:p>0.0130100250244141</text:p>
              </table:table-cell>
              <table:table-cell office:value-type="float" office:value="0.0144551968088079">
                <text:p>0.014455196808807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130050182342529">
                <text:p>0.0130050182342529</text:p>
              </table:table-cell>
              <table:table-cell office:value-type="float" office:value="0.0143215441262629">
                <text:p>0.014321544126262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130090713500977">
                <text:p>0.0130090713500977</text:p>
              </table:table-cell>
              <table:table-cell office:value-type="float" office:value="0.0141972528745427">
                <text:p>0.014197252874542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129139423370361">
                <text:p>0.0129139423370361</text:p>
              </table:table-cell>
              <table:table-cell office:value-type="float" office:value="0.0139715359282683">
                <text:p>0.013971535928268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130388736724854">
                <text:p>0.0130388736724854</text:p>
              </table:table-cell>
              <table:table-cell office:value-type="float" office:value="0.0137742917641322">
                <text:p>0.013774291764132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130429267883301">
                <text:p>0.0130429267883301</text:p>
              </table:table-cell>
              <table:table-cell office:value-type="float" office:value="0.0137557105075367">
                <text:p>0.013755710507536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130369663238525">
                <text:p>0.0130369663238525</text:p>
              </table:table-cell>
              <table:table-cell office:value-type="float" office:value="0.0137145365441334">
                <text:p>0.013714536544133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129399299621582">
                <text:p>0.0129399299621582</text:p>
              </table:table-cell>
              <table:table-cell office:value-type="float" office:value="0.0137055439130226">
                <text:p>0.013705543913022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117080211639404">
                <text:p>0.0117080211639404</text:p>
              </table:table-cell>
              <table:table-cell office:value-type="float" office:value="0.0145521449111538">
                <text:p>0.014552144911153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129361152648926">
                <text:p>0.0129361152648926</text:p>
              </table:table-cell>
              <table:table-cell office:value-type="float" office:value="0.0143112945130416">
                <text:p>0.014311294513041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129518508911133">
                <text:p>0.0129518508911133</text:p>
              </table:table-cell>
              <table:table-cell office:value-type="float" office:value="0.0141279646672741">
                <text:p>0.014127964667274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129530429840088">
                <text:p>0.0129530429840088</text:p>
              </table:table-cell>
              <table:table-cell office:value-type="float" office:value="0.0139722420049916">
                <text:p>0.013972242004991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129499435424805">
                <text:p>0.0129499435424805</text:p>
              </table:table-cell>
              <table:table-cell office:value-type="float" office:value="0.0138347121667436">
                <text:p>0.013834712166743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130629539489746">
                <text:p>0.0130629539489746</text:p>
              </table:table-cell>
              <table:table-cell office:value-type="float" office:value="0.0137352537957222">
                <text:p>0.013735253795722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130529403686523">
                <text:p>0.0130529403686523</text:p>
              </table:table-cell>
              <table:table-cell office:value-type="float" office:value="0.0137224762581703">
                <text:p>0.013722476258170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13059139251709">
                <text:p>0.013059139251709</text:p>
              </table:table-cell>
              <table:table-cell office:value-type="float" office:value="0.0137001417460432">
                <text:p>0.013700141746043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140211582183838">
                <text:p>0.0140211582183838</text:p>
              </table:table-cell>
              <table:table-cell office:value-type="float" office:value="0.0148400198451685">
                <text:p>0.014840019845168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117011070251465">
                <text:p>0.0117011070251465</text:p>
              </table:table-cell>
              <table:table-cell office:value-type="float" office:value="0.0145667321137776">
                <text:p>0.014566732113777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129411220550537">
                <text:p>0.0129411220550537</text:p>
              </table:table-cell>
              <table:table-cell office:value-type="float" office:value="0.0143154663148492">
                <text:p>0.014315466314849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129451751708984">
                <text:p>0.0129451751708984</text:p>
              </table:table-cell>
              <table:table-cell office:value-type="float" office:value="0.0141121846315092">
                <text:p>0.014112184631509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129311084747314">
                <text:p>0.0129311084747314</text:p>
              </table:table-cell>
              <table:table-cell office:value-type="float" office:value="0.0139264869479853">
                <text:p>0.013926486947985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128860473632813">
                <text:p>0.0128860473632813</text:p>
              </table:table-cell>
              <table:table-cell office:value-type="float" office:value="0.0137228235155021">
                <text:p>0.013722823515502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129899978637695">
                <text:p>0.0129899978637695</text:p>
              </table:table-cell>
              <table:table-cell office:value-type="float" office:value="0.014387535111734">
                <text:p>0.01438753511173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129878520965576">
                <text:p>0.0129878520965576</text:p>
              </table:table-cell>
              <table:table-cell office:value-type="float" office:value="0.0140445049783053">
                <text:p>0.014044504978305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129940509796143">
                <text:p>0.0129940509796143</text:p>
              </table:table-cell>
              <table:table-cell office:value-type="float" office:value="0.0137933447941268">
                <text:p>0.013793344794126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140450000762939">
                <text:p>0.0140450000762939</text:p>
              </table:table-cell>
              <table:table-cell office:value-type="float" office:value="0.0147692981546693">
                <text:p>0.014769298154669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11667013168335">
                <text:p>0.011667013168335</text:p>
              </table:table-cell>
              <table:table-cell office:value-type="float" office:value="0.014741794445437">
                <text:p>0.01474179444543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128939151763916">
                <text:p>0.0128939151763916</text:p>
              </table:table-cell>
              <table:table-cell office:value-type="float" office:value="0.0143461195056398">
                <text:p>0.014346119505639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128970146179199">
                <text:p>0.0128970146179199</text:p>
              </table:table-cell>
              <table:table-cell office:value-type="float" office:value="0.0140445633128283">
                <text:p>0.014044563312828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129020214080811">
                <text:p>0.0129020214080811</text:p>
              </table:table-cell>
              <table:table-cell office:value-type="float" office:value="0.0138164388035111">
                <text:p>0.013816438803511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128819942474365">
                <text:p>0.0128819942474365</text:p>
              </table:table-cell>
              <table:table-cell office:value-type="float" office:value="0.0136156259949394">
                <text:p>0.013615625994939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130119323730469">
                <text:p>0.0130119323730469</text:p>
              </table:table-cell>
              <table:table-cell office:value-type="float" office:value="0.0143415600283899">
                <text:p>0.014341560028389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130109786987305">
                <text:p>0.0130109786987305</text:p>
              </table:table-cell>
              <table:table-cell office:value-type="float" office:value="0.0140182331351837">
                <text:p>0.014018233135183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130019187927246">
                <text:p>0.0130019187927246</text:p>
              </table:table-cell>
              <table:table-cell office:value-type="float" office:value="0.0137643807661213">
                <text:p>0.013764380766121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127530097961426">
                <text:p>0.0127530097961426</text:p>
              </table:table-cell>
              <table:table-cell office:value-type="float" office:value="0.0145949726180116">
                <text:p>0.014594972618011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116639137268066">
                <text:p>0.0116639137268066</text:p>
              </table:table-cell>
              <table:table-cell office:value-type="float" office:value="0.0147442652118289">
                <text:p>0.014744265211828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117311477661133">
                <text:p>0.0117311477661133</text:p>
              </table:table-cell>
              <table:table-cell office:value-type="float" office:value="0.0152322236110243">
                <text:p>0.015232223611024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128841400146484">
                <text:p>0.0128841400146484</text:p>
              </table:table-cell>
              <table:table-cell office:value-type="float" office:value="0.0148093396756404">
                <text:p>0.014809339675640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128929615020752">
                <text:p>0.0128929615020752</text:p>
              </table:table-cell>
              <table:table-cell office:value-type="float" office:value="0.0144815837769938">
                <text:p>0.014481583776993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116159915924072">
                <text:p>0.0116159915924072</text:p>
              </table:table-cell>
              <table:table-cell office:value-type="float" office:value="0.0150315209038858">
                <text:p>0.015031520903885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128951072692871">
                <text:p>0.0128951072692871</text:p>
              </table:table-cell>
              <table:table-cell office:value-type="float" office:value="0.0144107861245108">
                <text:p>0.014410786124510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11754035949707">
                <text:p>0.011754035949707</text:p>
              </table:table-cell>
              <table:table-cell office:value-type="float" office:value="0.0147594264911971">
                <text:p>0.014759426491197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117568969726563">
                <text:p>0.0117568969726563</text:p>
              </table:table-cell>
              <table:table-cell office:value-type="float" office:value="0.0148917998823328">
                <text:p>0.014891799882332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128600597381592">
                <text:p>0.0128600597381592</text:p>
              </table:table-cell>
              <table:table-cell office:value-type="float" office:value="0.0147632199695352">
                <text:p>0.014763219969535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129618644714356">
                <text:p>0.0129618644714356</text:p>
              </table:table-cell>
              <table:table-cell office:value-type="float" office:value="0.0148627281081546">
                <text:p>0.014862728108154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130329132080078">
                <text:p>0.0130329132080078</text:p>
              </table:table-cell>
              <table:table-cell office:value-type="float" office:value="0.0148641775963465">
                <text:p>0.014864177596346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130250453948975">
                <text:p>0.0130250453948975</text:p>
              </table:table-cell>
              <table:table-cell office:value-type="float" office:value="0.0147990505210877">
                <text:p>0.014799050521087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130329132080078">
                <text:p>0.0130329132080078</text:p>
              </table:table-cell>
              <table:table-cell office:value-type="float" office:value="0.0147097245075048">
                <text:p>0.014709724507504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117149353027344">
                <text:p>0.0117149353027344</text:p>
              </table:table-cell>
              <table:table-cell office:value-type="float" office:value="0.0150475179957218">
                <text:p>0.015047517995721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129930973052979">
                <text:p>0.0129930973052979</text:p>
              </table:table-cell>
              <table:table-cell office:value-type="float" office:value="0.0146668428956507">
                <text:p>0.014666842895650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129899978637695">
                <text:p>0.0129899978637695</text:p>
              </table:table-cell>
              <table:table-cell office:value-type="float" office:value="0.0145478040194961">
                <text:p>0.014547804019496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129821300506592">
                <text:p>0.0129821300506592</text:p>
              </table:table-cell>
              <table:table-cell office:value-type="float" office:value="0.0144121520249041">
                <text:p>0.014412152024904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128848552703857">
                <text:p>0.0128848552703857</text:p>
              </table:table-cell>
              <table:table-cell office:value-type="float" office:value="0.0145009175993382">
                <text:p>0.014500917599338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127899646759033">
                <text:p>0.0127899646759033</text:p>
              </table:table-cell>
              <table:table-cell office:value-type="float" office:value="0.0140622561701576">
                <text:p>0.014062256170157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127861499786377">
                <text:p>0.0127861499786377</text:p>
              </table:table-cell>
              <table:table-cell office:value-type="float" office:value="0.0137885863718609">
                <text:p>0.013788586371860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128669738769531">
                <text:p>0.0128669738769531</text:p>
              </table:table-cell>
              <table:table-cell office:value-type="float" office:value="0.0136685913150453">
                <text:p>0.013668591315045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128629207611084">
                <text:p>0.0128629207611084</text:p>
              </table:table-cell>
              <table:table-cell office:value-type="float" office:value="0.0135602342587444">
                <text:p>0.013560234258744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117549896240234">
                <text:p>0.0117549896240234</text:p>
              </table:table-cell>
              <table:table-cell office:value-type="float" office:value="0.0142506524743285">
                <text:p>0.014250652474328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117528438568115">
                <text:p>0.0117528438568115</text:p>
              </table:table-cell>
              <table:table-cell office:value-type="float" office:value="0.014627627510544">
                <text:p>0.01462762751054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130159854888916">
                <text:p>0.0130159854888916</text:p>
              </table:table-cell>
              <table:table-cell office:value-type="float" office:value="0.0145147837681488">
                <text:p>0.014514783768148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130209922790527">
                <text:p>0.0130209922790527</text:p>
              </table:table-cell>
              <table:table-cell office:value-type="float" office:value="0.0144826786341352">
                <text:p>0.014482678634135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139729976654053">
                <text:p>0.0139729976654053</text:p>
              </table:table-cell>
              <table:table-cell office:value-type="float" office:value="0.0147147749945897">
                <text:p>0.014714774994589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127720832824707">
                <text:p>0.0127720832824707</text:p>
              </table:table-cell>
              <table:table-cell office:value-type="float" office:value="0.0141359093201877">
                <text:p>0.014135909320187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128500461578369">
                <text:p>0.0128500461578369</text:p>
              </table:table-cell>
              <table:table-cell office:value-type="float" office:value="0.013953430629018">
                <text:p>0.01395343062901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128591060638428">
                <text:p>0.0128591060638428</text:p>
              </table:table-cell>
              <table:table-cell office:value-type="float" office:value="0.01380939061747">
                <text:p>0.0138093906174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128421783447266">
                <text:p>0.0128421783447266</text:p>
              </table:table-cell>
              <table:table-cell office:value-type="float" office:value="0.0136661242835851">
                <text:p>0.013666124283585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128378868103027">
                <text:p>0.0128378868103027</text:p>
              </table:table-cell>
              <table:table-cell office:value-type="float" office:value="0.013541529465157">
                <text:p>0.01354152946515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141189098358154">
                <text:p>0.0141189098358154</text:p>
              </table:table-cell>
              <table:table-cell office:value-type="float" office:value="0.0156256880234543">
                <text:p>0.015625688023454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141251087188721">
                <text:p>0.0141251087188721</text:p>
              </table:table-cell>
              <table:table-cell office:value-type="float" office:value="0.0161833616237217">
                <text:p>0.016183361623721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14124870300293">
                <text:p>0.014124870300293</text:p>
              </table:table-cell>
              <table:table-cell office:value-type="float" office:value="0.0164847462997192">
                <text:p>0.016484746299719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139670372009277">
                <text:p>0.0139670372009277</text:p>
              </table:table-cell>
              <table:table-cell office:value-type="float" office:value="0.0154632959340387">
                <text:p>0.015463295934038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116350650787354">
                <text:p>0.0116350650787354</text:p>
              </table:table-cell>
              <table:table-cell office:value-type="float" office:value="0.0171553484235141">
                <text:p>0.017155348423514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128598213195801">
                <text:p>0.0128598213195801</text:p>
              </table:table-cell>
              <table:table-cell office:value-type="float" office:value="0.016351260501991">
                <text:p>0.01635126050199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128550529479981">
                <text:p>0.0128550529479981</text:p>
              </table:table-cell>
              <table:table-cell office:value-type="float" office:value="0.0157186426541754">
                <text:p>0.015718642654175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128569602966309">
                <text:p>0.0128569602966309</text:p>
              </table:table-cell>
              <table:table-cell office:value-type="float" office:value="0.0152123310831747">
                <text:p>0.015212331083174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128309726715088">
                <text:p>0.0128309726715088</text:p>
              </table:table-cell>
              <table:table-cell office:value-type="float" office:value="0.0148291979496078">
                <text:p>0.014829197949607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129518508911133">
                <text:p>0.0129518508911133</text:p>
              </table:table-cell>
              <table:table-cell office:value-type="float" office:value="0.0150216763287976">
                <text:p>0.015021676328797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129780769348145">
                <text:p>0.0129780769348145</text:p>
              </table:table-cell>
              <table:table-cell office:value-type="float" office:value="0.0146442336296919">
                <text:p>0.014644233629691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129849910736084">
                <text:p>0.0129849910736084</text:p>
              </table:table-cell>
              <table:table-cell office:value-type="float" office:value="0.0143384195902442">
                <text:p>0.014338419590244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141398906707764">
                <text:p>0.0141398906707764</text:p>
              </table:table-cell>
              <table:table-cell office:value-type="float" office:value="0.0159053378960887">
                <text:p>0.015905337896088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116119384765625">
                <text:p>0.0116119384765625</text:p>
              </table:table-cell>
              <table:table-cell office:value-type="float" office:value="0.015296855508127">
                <text:p>0.01529685550812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116372108459473">
                <text:p>0.0116372108459473</text:p>
              </table:table-cell>
              <table:table-cell office:value-type="float" office:value="0.0157885620987895">
                <text:p>0.015788562098789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128381252288818">
                <text:p>0.0128381252288818</text:p>
              </table:table-cell>
              <table:table-cell office:value-type="float" office:value="0.0151444714378503">
                <text:p>0.015144471437850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128729343414307">
                <text:p>0.0128729343414307</text:p>
              </table:table-cell>
              <table:table-cell office:value-type="float" office:value="0.0146888738741961">
                <text:p>0.014688873874196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118789672851563">
                <text:p>0.0118789672851563</text:p>
              </table:table-cell>
              <table:table-cell office:value-type="float" office:value="0.0149782876159878">
                <text:p>0.014978287615987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130178928375244">
                <text:p>0.0130178928375244</text:p>
              </table:table-cell>
              <table:table-cell office:value-type="float" office:value="0.0148097122649228">
                <text:p>0.014809712264922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131218433380127">
                <text:p>0.0131218433380127</text:p>
              </table:table-cell>
              <table:table-cell office:value-type="float" office:value="0.0154238687413911">
                <text:p>0.015423868741391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13096809387207">
                <text:p>0.013096809387207</text:p>
              </table:table-cell>
              <table:table-cell office:value-type="float" office:value="0.0150078031201089">
                <text:p>0.015007803120108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140078067779541">
                <text:p>0.0140078067779541</text:p>
              </table:table-cell>
              <table:table-cell office:value-type="float" office:value="0.0158892629028691">
                <text:p>0.015889262902869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116000175476074">
                <text:p>0.0116000175476074</text:p>
              </table:table-cell>
              <table:table-cell office:value-type="float" office:value="0.0156533359271113">
                <text:p>0.01565333592711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116040706634521">
                <text:p>0.0116040706634521</text:p>
              </table:table-cell>
              <table:table-cell office:value-type="float" office:value="0.015946754155983">
                <text:p>0.01594675415598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128190517425537">
                <text:p>0.0128190517425537</text:p>
              </table:table-cell>
              <table:table-cell office:value-type="float" office:value="0.0153393120983043">
                <text:p>0.015339312098304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128350257873535">
                <text:p>0.0128350257873535</text:p>
              </table:table-cell>
              <table:table-cell office:value-type="float" office:value="0.0148798909122352">
                <text:p>0.014879890912235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11728048324585">
                <text:p>0.011728048324585</text:p>
              </table:table-cell>
              <table:table-cell office:value-type="float" office:value="0.0151497982203101">
                <text:p>0.015149798220310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128741264343262">
                <text:p>0.0128741264343262</text:p>
              </table:table-cell>
              <table:table-cell office:value-type="float" office:value="0.0148637607060268">
                <text:p>0.014863760706026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130019187927246">
                <text:p>0.0130019187927246</text:p>
              </table:table-cell>
              <table:table-cell office:value-type="float" office:value="0.0153718292322602">
                <text:p>0.015371829232260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129959583282471">
                <text:p>0.0129959583282471</text:p>
              </table:table-cell>
              <table:table-cell office:value-type="float" office:value="0.0149514981621503">
                <text:p>0.014951498162150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127921104431152">
                <text:p>0.0127921104431152</text:p>
              </table:table-cell>
              <table:table-cell office:value-type="float" office:value="0.0140905308834188">
                <text:p>0.014090530883418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127418041229248">
                <text:p>0.0127418041229248</text:p>
              </table:table-cell>
              <table:table-cell office:value-type="float" office:value="0.0144896568954514">
                <text:p>0.014489656895451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127959251403809">
                <text:p>0.0127959251403809</text:p>
              </table:table-cell>
              <table:table-cell office:value-type="float" office:value="0.0140845972747647">
                <text:p>0.014084597274764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128049850463867">
                <text:p>0.0128049850463867</text:p>
              </table:table-cell>
              <table:table-cell office:value-type="float" office:value="0.0137705784767345">
                <text:p>0.013770578476734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12800931930542">
                <text:p>0.012800931930542</text:p>
              </table:table-cell>
              <table:table-cell office:value-type="float" office:value="0.0135378753221929">
                <text:p>0.013537875322192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116457939147949">
                <text:p>0.0116457939147949</text:p>
              </table:table-cell>
              <table:table-cell office:value-type="float" office:value="0.0143728801598146">
                <text:p>0.014372880159814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129508972167969">
                <text:p>0.0129508972167969</text:p>
              </table:table-cell>
              <table:table-cell office:value-type="float" office:value="0.0140432986524164">
                <text:p>0.014043298652416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129749774932861">
                <text:p>0.0129749774932861</text:p>
              </table:table-cell>
              <table:table-cell office:value-type="float" office:value="0.0140052552670084">
                <text:p>0.014005255267008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12984037399292">
                <text:p>0.012984037399292</text:p>
              </table:table-cell>
              <table:table-cell office:value-type="float" office:value="0.0139582855091622">
                <text:p>0.013958285509162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12822151184082">
                <text:p>0.012822151184082</text:p>
              </table:table-cell>
              <table:table-cell office:value-type="float" office:value="0.0139561440360341">
                <text:p>0.013956144036034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12782096862793">
                <text:p>0.012782096862793</text:p>
              </table:table-cell>
              <table:table-cell office:value-type="float" office:value="0.0136698332485808">
                <text:p>0.013669833248580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128428936004639">
                <text:p>0.0128428936004639</text:p>
              </table:table-cell>
              <table:table-cell office:value-type="float" office:value="0.0135211910203981">
                <text:p>0.013521191020398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128421783447266">
                <text:p>0.0128421783447266</text:p>
              </table:table-cell>
              <table:table-cell office:value-type="float" office:value="0.0134016431010758">
                <text:p>0.013401643101075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128340721130371">
                <text:p>0.0128340721130371</text:p>
              </table:table-cell>
              <table:table-cell office:value-type="float" office:value="0.013296586994734">
                <text:p>0.01329658699473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116870403289795">
                <text:p>0.0116870403289795</text:p>
              </table:table-cell>
              <table:table-cell office:value-type="float" office:value="0.0141431698646088">
                <text:p>0.014143169864608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129618644714356">
                <text:p>0.0129618644714356</text:p>
              </table:table-cell>
              <table:table-cell office:value-type="float" office:value="0.0139551485076811">
                <text:p>0.013955148507681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129580497741699">
                <text:p>0.0129580497741699</text:p>
              </table:table-cell>
              <table:table-cell office:value-type="float" office:value="0.013919163531643">
                <text:p>0.01391916353164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129690170288086">
                <text:p>0.0129690170288086</text:p>
              </table:table-cell>
              <table:table-cell office:value-type="float" office:value="0.0138778517476654">
                <text:p>0.013877851747665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139458179473877">
                <text:p>0.0139458179473877</text:p>
              </table:table-cell>
              <table:table-cell office:value-type="float" office:value="0.0143710302006486">
                <text:p>0.014371030200648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12721061706543">
                <text:p>0.012721061706543</text:p>
              </table:table-cell>
              <table:table-cell office:value-type="float" office:value="0.0136468510279862">
                <text:p>0.013646851027986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128030776977539">
                <text:p>0.0128030776977539</text:p>
              </table:table-cell>
              <table:table-cell office:value-type="float" office:value="0.0134680655385784">
                <text:p>0.013468065538578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128099918365479">
                <text:p>0.0128099918365479</text:p>
              </table:table-cell>
              <table:table-cell office:value-type="float" office:value="0.013337735097272">
                <text:p>0.01333773509727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128030776977539">
                <text:p>0.0128030776977539</text:p>
              </table:table-cell>
              <table:table-cell office:value-type="float" office:value="0.0132279353621238">
                <text:p>0.013227935362123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128159523010254">
                <text:p>0.0128159523010254</text:p>
              </table:table-cell>
              <table:table-cell office:value-type="float" office:value="0.0131570864126017">
                <text:p>0.013157086412601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0552177429199219">
                <text:p>0.000552177429199219</text:p>
              </table:table-cell>
              <table:table-cell office:value-type="float" office:value="0.0248403065733541">
                <text:p>0.024840306573354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130271911621094">
                <text:p>0.0130271911621094</text:p>
              </table:table-cell>
              <table:table-cell office:value-type="float" office:value="0.0298750550535586">
                <text:p>0.029875055053558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056004524230957">
                <text:p>0.00056004524230957</text:p>
              </table:table-cell>
              <table:table-cell office:value-type="float" office:value="0.0309448808207156">
                <text:p>0.030944880820715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140981674194336">
                <text:p>0.0140981674194336</text:p>
              </table:table-cell>
              <table:table-cell office:value-type="float" office:value="0.0284235708443373">
                <text:p>0.028423570844337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0551939010620117">
                <text:p>0.000551939010620117</text:p>
              </table:table-cell>
              <table:table-cell office:value-type="float" office:value="0.0340085745114497">
                <text:p>0.034008574511449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151879787445068">
                <text:p>0.0151879787445068</text:p>
              </table:table-cell>
              <table:table-cell office:value-type="float" office:value="0.0283266189559327">
                <text:p>0.028326618955932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139548778533936">
                <text:p>0.0139548778533936</text:p>
              </table:table-cell>
              <table:table-cell office:value-type="float" office:value="0.0239079063541112">
                <text:p>0.02390790635411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117998123168945">
                <text:p>0.0117998123168945</text:p>
              </table:table-cell>
              <table:table-cell office:value-type="float" office:value="0.0310422379944171">
                <text:p>0.031042237994417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129868984222412">
                <text:p>0.0129868984222412</text:p>
              </table:table-cell>
              <table:table-cell office:value-type="float" office:value="0.0285372661696607">
                <text:p>0.028537266169660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140619277954102">
                <text:p>0.0140619277954102</text:p>
              </table:table-cell>
              <table:table-cell office:value-type="float" office:value="0.0278605198530392">
                <text:p>0.027860519853039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151438713073731">
                <text:p>0.0151438713073731</text:p>
              </table:table-cell>
              <table:table-cell office:value-type="float" office:value="0.028172293118824">
                <text:p>0.02817229311882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128378868103027">
                <text:p>0.0128378868103027</text:p>
              </table:table-cell>
              <table:table-cell office:value-type="float" office:value="0.0250696460474094">
                <text:p>0.025069646047409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127720832824707">
                <text:p>0.0127720832824707</text:p>
              </table:table-cell>
              <table:table-cell office:value-type="float" office:value="0.014759713687747">
                <text:p>0.01475971368774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115690231323242">
                <text:p>0.0115690231323242</text:p>
              </table:table-cell>
              <table:table-cell office:value-type="float" office:value="0.021688200710261">
                <text:p>0.02168820071026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126729011535645">
                <text:p>0.0126729011535645</text:p>
              </table:table-cell>
              <table:table-cell office:value-type="float" office:value="0.0198115782158078">
                <text:p>0.019811578215807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126950740814209">
                <text:p>0.0126950740814209</text:p>
              </table:table-cell>
              <table:table-cell office:value-type="float" office:value="0.0183819055894662">
                <text:p>0.018381905589466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12686014175415">
                <text:p>0.012686014175415</text:p>
              </table:table-cell>
              <table:table-cell office:value-type="float" office:value="0.0172557770495466">
                <text:p>0.017255777049546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115621089935303">
                <text:p>0.0115621089935303</text:p>
              </table:table-cell>
              <table:table-cell office:value-type="float" office:value="0.0167616785123706">
                <text:p>0.016761678512370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127689838409424">
                <text:p>0.0127689838409424</text:p>
              </table:table-cell>
              <table:table-cell office:value-type="float" office:value="0.0161870674837134">
                <text:p>0.016187067483713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116729736328125">
                <text:p>0.0116729736328125</text:p>
              </table:table-cell>
              <table:table-cell office:value-type="float" office:value="0.0158150475360344">
                <text:p>0.015815047536034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116920471191406">
                <text:p>0.0116920471191406</text:p>
              </table:table-cell>
              <table:table-cell office:value-type="float" office:value="0.0154247803353574">
                <text:p>0.015424780335357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128231048583984">
                <text:p>0.0128231048583984</text:p>
              </table:table-cell>
              <table:table-cell office:value-type="float" office:value="0.0153281527897214">
                <text:p>0.015328152789721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127761363983154">
                <text:p>0.0127761363983154</text:p>
              </table:table-cell>
              <table:table-cell office:value-type="float" office:value="0.0151336186974505">
                <text:p>0.015133618697450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116660594940186">
                <text:p>0.0116660594940186</text:p>
              </table:table-cell>
              <table:table-cell office:value-type="float" office:value="0.0150166616576483">
                <text:p>0.015016661657648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127921104431152">
                <text:p>0.0127921104431152</text:p>
              </table:table-cell>
              <table:table-cell office:value-type="float" office:value="0.014935447527645">
                <text:p>0.01493544752764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12808084487915">
                <text:p>0.012808084487915</text:p>
              </table:table-cell>
              <table:table-cell office:value-type="float" office:value="0.0148331422713386">
                <text:p>0.014833142271338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116500854492188">
                <text:p>0.0116500854492188</text:p>
              </table:table-cell>
              <table:table-cell office:value-type="float" office:value="0.0148568995427626">
                <text:p>0.014856899542762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129439830780029">
                <text:p>0.0129439830780029</text:p>
              </table:table-cell>
              <table:table-cell office:value-type="float" office:value="0.0148272092902018">
                <text:p>0.014827209290201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118098258972168">
                <text:p>0.0118098258972168</text:p>
              </table:table-cell>
              <table:table-cell office:value-type="float" office:value="0.0147621834835878">
                <text:p>0.014762183483587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117969512939453">
                <text:p>0.0117969512939453</text:p>
              </table:table-cell>
              <table:table-cell office:value-type="float" office:value="0.0146385144012857">
                <text:p>0.014638514401285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127618312835693">
                <text:p>0.0127618312835693</text:p>
              </table:table-cell>
              <table:table-cell office:value-type="float" office:value="0.014626840881597">
                <text:p>0.01462684088159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127129554748535">
                <text:p>0.0127129554748535</text:p>
              </table:table-cell>
              <table:table-cell office:value-type="float" office:value="0.0145382906989401">
                <text:p>0.014538290698940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116438865661621">
                <text:p>0.0116438865661621</text:p>
              </table:table-cell>
              <table:table-cell office:value-type="float" office:value="0.0145885804051032">
                <text:p>0.014588580405103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116400718688965">
                <text:p>0.0116400718688965</text:p>
              </table:table-cell>
              <table:table-cell office:value-type="float" office:value="0.0145328992024132">
                <text:p>0.014532899202413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127708911895752">
                <text:p>0.0127708911895752</text:p>
              </table:table-cell>
              <table:table-cell office:value-type="float" office:value="0.0146181022903987">
                <text:p>0.014618102290398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116369724273682">
                <text:p>0.0116369724273682</text:p>
              </table:table-cell>
              <table:table-cell office:value-type="float" office:value="0.0145570602045296">
                <text:p>0.014557060204529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129299163818359">
                <text:p>0.0129299163818359</text:p>
              </table:table-cell>
              <table:table-cell office:value-type="float" office:value="0.0148034486365339">
                <text:p>0.014803448636533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128700733184814">
                <text:p>0.0128700733184814</text:p>
              </table:table-cell>
              <table:table-cell office:value-type="float" office:value="0.0147934761464782">
                <text:p>0.014793476146478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127880573272705">
                <text:p>0.0127880573272705</text:p>
              </table:table-cell>
              <table:table-cell office:value-type="float" office:value="0.014634557371392">
                <text:p>0.01463455737139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127911567687988">
                <text:p>0.0127911567687988</text:p>
              </table:table-cell>
              <table:table-cell office:value-type="float" office:value="0.0145559686200212">
                <text:p>0.014555968620021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113968849182129">
                <text:p>0.0113968849182129</text:p>
              </table:table-cell>
              <table:table-cell office:value-type="float" office:value="0.0150049677973569">
                <text:p>0.015004967797356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125911235809326">
                <text:p>0.0125911235809326</text:p>
              </table:table-cell>
              <table:table-cell office:value-type="float" office:value="0.0146435267061344">
                <text:p>0.014643526706134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127599239349365">
                <text:p>0.0127599239349365</text:p>
              </table:table-cell>
              <table:table-cell office:value-type="float" office:value="0.0145320937906115">
                <text:p>0.014532093790611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116138458251953">
                <text:p>0.0116138458251953</text:p>
              </table:table-cell>
              <table:table-cell office:value-type="float" office:value="0.0146874684232802">
                <text:p>0.014687468423280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127949714660645">
                <text:p>0.0127949714660645</text:p>
              </table:table-cell>
              <table:table-cell office:value-type="float" office:value="0.0146455805839435">
                <text:p>0.014645580583943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129420757293701">
                <text:p>0.0129420757293701</text:p>
              </table:table-cell>
              <table:table-cell office:value-type="float" office:value="0.0146117942289893">
                <text:p>0.014611794228989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129439830780029">
                <text:p>0.0129439830780029</text:p>
              </table:table-cell>
              <table:table-cell office:value-type="float" office:value="0.0145983968489733">
                <text:p>0.014598396848973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118081569671631">
                <text:p>0.0118081569671631</text:p>
              </table:table-cell>
              <table:table-cell office:value-type="float" office:value="0.0147246414195186">
                <text:p>0.014724641419518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12753963470459">
                <text:p>0.012753963470459</text:p>
              </table:table-cell>
              <table:table-cell office:value-type="float" office:value="0.0142625456537683">
                <text:p>0.014262545653768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126838684082031">
                <text:p>0.0126838684082031</text:p>
              </table:table-cell>
              <table:table-cell office:value-type="float" office:value="0.0144200509205318">
                <text:p>0.014420050920531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127410888671875">
                <text:p>0.0127410888671875</text:p>
              </table:table-cell>
              <table:table-cell office:value-type="float" office:value="0.0142302807184189">
                <text:p>0.014230280718418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12747049331665">
                <text:p>0.012747049331665</text:p>
              </table:table-cell>
              <table:table-cell office:value-type="float" office:value="0.0140659123004685">
                <text:p>0.014065912300468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127451419830322">
                <text:p>0.0127451419830322</text:p>
              </table:table-cell>
              <table:table-cell office:value-type="float" office:value="0.0139146852912015">
                <text:p>0.013914685291201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116171836853027">
                <text:p>0.0116171836853027</text:p>
              </table:table-cell>
              <table:table-cell office:value-type="float" office:value="0.0144079267083189">
                <text:p>0.014407926708318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129539966583252">
                <text:p>0.0129539966583252</text:p>
              </table:table-cell>
              <table:table-cell office:value-type="float" office:value="0.0143450334798405">
                <text:p>0.014345033479840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12984037399292">
                <text:p>0.012984037399292</text:p>
              </table:table-cell>
              <table:table-cell office:value-type="float" office:value="0.0143894920486157">
                <text:p>0.014389492048615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12984037399292">
                <text:p>0.012984037399292</text:p>
              </table:table-cell>
              <table:table-cell office:value-type="float" office:value="0.014374747526583">
                <text:p>0.01437474752658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138568878173828">
                <text:p>0.0138568878173828</text:p>
              </table:table-cell>
              <table:table-cell office:value-type="float" office:value="0.0144846229671786">
                <text:p>0.014484622967178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127379894256592">
                <text:p>0.0127379894256592</text:p>
              </table:table-cell>
              <table:table-cell office:value-type="float" office:value="0.0140448077721844">
                <text:p>0.014044807772184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127649307250977">
                <text:p>0.0127649307250977</text:p>
              </table:table-cell>
              <table:table-cell office:value-type="float" office:value="0.0138177556968996">
                <text:p>0.013817755696899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12761116027832">
                <text:p>0.012761116027832</text:p>
              </table:table-cell>
              <table:table-cell office:value-type="float" office:value="0.0136315604577013">
                <text:p>0.013631560457701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127689838409424">
                <text:p>0.0127689838409424</text:p>
              </table:table-cell>
              <table:table-cell office:value-type="float" office:value="0.0134910197332932">
                <text:p>0.013491019733293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127401351928711">
                <text:p>0.0127401351928711</text:p>
              </table:table-cell>
              <table:table-cell office:value-type="float" office:value="0.0133437715321842">
                <text:p>0.013343771532184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140199661254883">
                <text:p>0.0140199661254883</text:p>
              </table:table-cell>
              <table:table-cell office:value-type="float" office:value="0.0153971530945812">
                <text:p>0.015397153094581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140070915222168">
                <text:p>0.0140070915222168</text:p>
              </table:table-cell>
              <table:table-cell office:value-type="float" office:value="0.0159384799692245">
                <text:p>0.015938479969224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0548124313354492">
                <text:p>0.000548124313354492</text:p>
              </table:table-cell>
              <table:table-cell office:value-type="float" office:value="0.0262322816140258">
                <text:p>0.026232281614025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139620304107666">
                <text:p>0.0139620304107666</text:p>
              </table:table-cell>
              <table:table-cell office:value-type="float" office:value="0.0204702961037513">
                <text:p>0.020470296103751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138731002807617">
                <text:p>0.0138731002807617</text:p>
              </table:table-cell>
              <table:table-cell office:value-type="float" office:value="0.0189026613513895">
                <text:p>0.018902661351389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1161789894104">
                <text:p>0.01161789894104</text:p>
              </table:table-cell>
              <table:table-cell office:value-type="float" office:value="0.0226407368369532">
                <text:p>0.022640736836953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128428936004639">
                <text:p>0.0128428936004639</text:p>
              </table:table-cell>
              <table:table-cell office:value-type="float" office:value="0.0213174408846039">
                <text:p>0.021317440884603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12843132019043">
                <text:p>0.012843132019043</text:p>
              </table:table-cell>
              <table:table-cell office:value-type="float" office:value="0.0201844665341467">
                <text:p>0.020184466534146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139110088348389">
                <text:p>0.0139110088348389</text:p>
              </table:table-cell>
              <table:table-cell office:value-type="float" office:value="0.0203970891829798">
                <text:p>0.020397089182979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127649307250977">
                <text:p>0.0127649307250977</text:p>
              </table:table-cell>
              <table:table-cell office:value-type="float" office:value="0.0188570192568853">
                <text:p>0.018857019256885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128979682922363">
                <text:p>0.0128979682922363</text:p>
              </table:table-cell>
              <table:table-cell office:value-type="float" office:value="0.0176784167053596">
                <text:p>0.017678416705359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128791332244873">
                <text:p>0.0128791332244873</text:p>
              </table:table-cell>
              <table:table-cell office:value-type="float" office:value="0.0167044276922748">
                <text:p>0.016704427692274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138418674468994">
                <text:p>0.0138418674468994</text:p>
              </table:table-cell>
              <table:table-cell office:value-type="float" office:value="0.0148151869747202">
                <text:p>0.014815186974720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126221179962158">
                <text:p>0.0126221179962158</text:p>
              </table:table-cell>
              <table:table-cell office:value-type="float" office:value="0.0157189315607906">
                <text:p>0.015718931560790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126919746398926">
                <text:p>0.0126919746398926</text:p>
              </table:table-cell>
              <table:table-cell office:value-type="float" office:value="0.0149994421252555">
                <text:p>0.014999442125255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12692928314209">
                <text:p>0.012692928314209</text:p>
              </table:table-cell>
              <table:table-cell office:value-type="float" office:value="0.014456241707874">
                <text:p>0.01445624170787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12706995010376">
                <text:p>0.012706995010376</text:p>
              </table:table-cell>
              <table:table-cell office:value-type="float" office:value="0.0140604879236032">
                <text:p>0.014060487923603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127220153808594">
                <text:p>0.0127220153808594</text:p>
              </table:table-cell>
              <table:table-cell office:value-type="float" office:value="0.013775375765931">
                <text:p>0.01377537576593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140118598937988">
                <text:p>0.0140118598937988</text:p>
              </table:table-cell>
              <table:table-cell office:value-type="float" office:value="0.0156583883480055">
                <text:p>0.015658388348005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140109062194824">
                <text:p>0.0140109062194824</text:p>
              </table:table-cell>
              <table:table-cell office:value-type="float" office:value="0.0161592123514241">
                <text:p>0.016159212351424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140030384063721">
                <text:p>0.0140030384063721</text:p>
              </table:table-cell>
              <table:table-cell office:value-type="float" office:value="0.0164118922472952">
                <text:p>0.016411892247295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126950740814209">
                <text:p>0.0126950740814209</text:p>
              </table:table-cell>
              <table:table-cell office:value-type="float" office:value="0.0144707656622015">
                <text:p>0.014470765662201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115292072296143">
                <text:p>0.0115292072296143</text:p>
              </table:table-cell>
              <table:table-cell office:value-type="float" office:value="0.0170835922618266">
                <text:p>0.017083592261826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127308368682861">
                <text:p>0.0127308368682861</text:p>
              </table:table-cell>
              <table:table-cell office:value-type="float" office:value="0.0162993949302683">
                <text:p>0.016299394930268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127341747283936">
                <text:p>0.0127341747283936</text:p>
              </table:table-cell>
              <table:table-cell office:value-type="float" office:value="0.0156703273644023">
                <text:p>0.015670327364402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127239227294922">
                <text:p>0.0127239227294922</text:p>
              </table:table-cell>
              <table:table-cell office:value-type="float" office:value="0.0151747175034661">
                <text:p>0.015174717503466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127232074737549">
                <text:p>0.0127232074737549</text:p>
              </table:table-cell>
              <table:table-cell office:value-type="float" office:value="0.0147735120443102">
                <text:p>0.014773512044310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128688812255859">
                <text:p>0.0128688812255859</text:p>
              </table:table-cell>
              <table:table-cell office:value-type="float" office:value="0.01407478841083">
                <text:p>0.0140747884108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128800868988037">
                <text:p>0.0128800868988037</text:p>
              </table:table-cell>
              <table:table-cell office:value-type="float" office:value="0.0137898501224485">
                <text:p>0.013789850122448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128800868988037">
                <text:p>0.0128800868988037</text:p>
              </table:table-cell>
              <table:table-cell office:value-type="float" office:value="0.0135744292699593">
                <text:p>0.013574429269959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127580165863037">
                <text:p>0.0127580165863037</text:p>
              </table:table-cell>
              <table:table-cell office:value-type="float" office:value="0.0139283943192145">
                <text:p>0.013928394319214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12639045715332">
                <text:p>0.012639045715332</text:p>
              </table:table-cell>
              <table:table-cell office:value-type="float" office:value="0.0135982322651084">
                <text:p>0.013598232265108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127129554748535">
                <text:p>0.0127129554748535</text:p>
              </table:table-cell>
              <table:table-cell office:value-type="float" office:value="0.0135192073614132">
                <text:p>0.013519207361413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127298831939697">
                <text:p>0.0127298831939697</text:p>
              </table:table-cell>
              <table:table-cell office:value-type="float" office:value="0.0134273401426815">
                <text:p>0.013427340142681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127649307250977">
                <text:p>0.0127649307250977</text:p>
              </table:table-cell>
              <table:table-cell office:value-type="float" office:value="0.0133145901610047">
                <text:p>0.013314590161004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116431713104248">
                <text:p>0.0116431713104248</text:p>
              </table:table-cell>
              <table:table-cell office:value-type="float" office:value="0.0142049606159959">
                <text:p>0.014204960615995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129289627075195">
                <text:p>0.0129289627075195</text:p>
              </table:table-cell>
              <table:table-cell office:value-type="float" office:value="0.013902637769166">
                <text:p>0.01390263776916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128979682922363">
                <text:p>0.0128979682922363</text:p>
              </table:table-cell>
              <table:table-cell office:value-type="float" office:value="0.0138204389703267">
                <text:p>0.013820438970326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128822326660156">
                <text:p>0.0128822326660156</text:p>
              </table:table-cell>
              <table:table-cell office:value-type="float" office:value="0.0137199662203997">
                <text:p>0.013719966220399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138659477233887">
                <text:p>0.0138659477233887</text:p>
              </table:table-cell>
              <table:table-cell office:value-type="float" office:value="0.0142366964695335">
                <text:p>0.014236696469533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126500129699707">
                <text:p>0.0126500129699707</text:p>
              </table:table-cell>
              <table:table-cell office:value-type="float" office:value="0.0135628863864233">
                <text:p>0.013562886386423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12706995010376">
                <text:p>0.012706995010376</text:p>
              </table:table-cell>
              <table:table-cell office:value-type="float" office:value="0.0133814161657576">
                <text:p>0.013381416165757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127308368682861">
                <text:p>0.0127308368682861</text:p>
              </table:table-cell>
              <table:table-cell office:value-type="float" office:value="0.0132203890466686">
                <text:p>0.013220389046668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127358436584473">
                <text:p>0.0127358436584473</text:p>
              </table:table-cell>
              <table:table-cell office:value-type="float" office:value="0.0131025327026895">
                <text:p>0.013102532702689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12761116027832">
                <text:p>0.012761116027832</text:p>
              </table:table-cell>
              <table:table-cell office:value-type="float" office:value="0.0130421618598784">
                <text:p>0.013042161859878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05340576171875">
                <text:p>0.0005340576171875</text:p>
              </table:table-cell>
              <table:table-cell office:value-type="float" office:value="0.0246972514641736">
                <text:p>0.024697251464173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128970146179199">
                <text:p>0.0128970146179199</text:p>
              </table:table-cell>
              <table:table-cell office:value-type="float" office:value="0.0296384599110856">
                <text:p>0.029638459911085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053095817565918">
                <text:p>0.00053095817565918</text:p>
              </table:table-cell>
              <table:table-cell office:value-type="float" office:value="0.0308096028830252">
                <text:p>0.030809602883025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139708518981934">
                <text:p>0.0139708518981934</text:p>
              </table:table-cell>
              <table:table-cell office:value-type="float" office:value="0.028143364188378">
                <text:p>0.02814336418837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053095817565918">
                <text:p>0.00053095817565918</text:p>
              </table:table-cell>
              <table:table-cell office:value-type="float" office:value="0.0338746258545414">
                <text:p>0.033874625854541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150909423828125">
                <text:p>0.0150909423828125</text:p>
              </table:table-cell>
              <table:table-cell office:value-type="float" office:value="0.0280878088557745">
                <text:p>0.028087808855774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140111446380615">
                <text:p>0.0140111446380615</text:p>
              </table:table-cell>
              <table:table-cell office:value-type="float" office:value="0.0240130287805016">
                <text:p>0.024013028780501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116980075836182">
                <text:p>0.0116980075836182</text:p>
              </table:table-cell>
              <table:table-cell office:value-type="float" office:value="0.0308641461400313">
                <text:p>0.030864146140031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128660202026367">
                <text:p>0.0128660202026367</text:p>
              </table:table-cell>
              <table:table-cell office:value-type="float" office:value="0.0282760644407349">
                <text:p>0.028276064440734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139551162719727">
                <text:p>0.0139551162719727</text:p>
              </table:table-cell>
              <table:table-cell office:value-type="float" office:value="0.0275956860592022">
                <text:p>0.027595686059202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150749683380127">
                <text:p>0.0150749683380127</text:p>
              </table:table-cell>
              <table:table-cell office:value-type="float" office:value="0.0279866415633452">
                <text:p>0.027986641563345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128829479217529">
                <text:p>0.0128829479217529</text:p>
              </table:table-cell>
              <table:table-cell office:value-type="float" office:value="0.0250507377711046">
                <text:p>0.025050737771104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128200054168701">
                <text:p>0.0128200054168701</text:p>
              </table:table-cell>
              <table:table-cell office:value-type="float" office:value="0.0147672940373808">
                <text:p>0.014767294037380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116739273071289">
                <text:p>0.0116739273071289</text:p>
              </table:table-cell>
              <table:table-cell office:value-type="float" office:value="0.0216201599552176">
                <text:p>0.021620159955217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127739906311035">
                <text:p>0.0127739906311035</text:p>
              </table:table-cell>
              <table:table-cell office:value-type="float" office:value="0.0199002921908627">
                <text:p>0.019900292190862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127830505371094">
                <text:p>0.0127830505371094</text:p>
              </table:table-cell>
              <table:table-cell office:value-type="float" office:value="0.0185591244410189">
                <text:p>0.018559124441018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127649307250977">
                <text:p>0.0127649307250977</text:p>
              </table:table-cell>
              <table:table-cell office:value-type="float" office:value="0.0174780960071736">
                <text:p>0.017478096007173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116250514984131">
                <text:p>0.0116250514984131</text:p>
              </table:table-cell>
              <table:table-cell office:value-type="float" office:value="0.0168837390154768">
                <text:p>0.016883739015476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128488540649414">
                <text:p>0.0128488540649414</text:p>
              </table:table-cell>
              <table:table-cell office:value-type="float" office:value="0.0163545074869">
                <text:p>0.016354507486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117311477661133">
                <text:p>0.0117311477661133</text:p>
              </table:table-cell>
              <table:table-cell office:value-type="float" office:value="0.0159166612201957">
                <text:p>0.015916661220195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128929615020752">
                <text:p>0.0128929615020752</text:p>
              </table:table-cell>
              <table:table-cell office:value-type="float" office:value="0.0156886887330888">
                <text:p>0.015688688733088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129008293151856">
                <text:p>0.0129008293151856</text:p>
              </table:table-cell>
              <table:table-cell office:value-type="float" office:value="0.0154605666022049">
                <text:p>0.015460566602204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116791725158691">
                <text:p>0.0116791725158691</text:p>
              </table:table-cell>
              <table:table-cell office:value-type="float" office:value="0.015362133915811">
                <text:p>0.01536213391581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128719806671143">
                <text:p>0.0128719806671143</text:p>
              </table:table-cell>
              <table:table-cell office:value-type="float" office:value="0.0152069294592498">
                <text:p>0.015206929459249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128629207611084">
                <text:p>0.0128629207611084</text:p>
              </table:table-cell>
              <table:table-cell office:value-type="float" office:value="0.0150219169906206">
                <text:p>0.015021916990620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128579139709473">
                <text:p>0.0128579139709473</text:p>
              </table:table-cell>
              <table:table-cell office:value-type="float" office:value="0.0148274012869792">
                <text:p>0.014827401286979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117199420928955">
                <text:p>0.0117199420928955</text:p>
              </table:table-cell>
              <table:table-cell office:value-type="float" office:value="0.01494095916858">
                <text:p>0.0149409591685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118908882141113">
                <text:p>0.0118908882141113</text:p>
              </table:table-cell>
              <table:table-cell office:value-type="float" office:value="0.0146923044645977">
                <text:p>0.014692304464597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118780136108398">
                <text:p>0.0118780136108398</text:p>
              </table:table-cell>
              <table:table-cell office:value-type="float" office:value="0.0145668135774937">
                <text:p>0.014566813577493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130219459533691">
                <text:p>0.0130219459533691</text:p>
              </table:table-cell>
              <table:table-cell office:value-type="float" office:value="0.0147881206726974">
                <text:p>0.014788120672697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128371715545654">
                <text:p>0.0128371715545654</text:p>
              </table:table-cell>
              <table:table-cell office:value-type="float" office:value="0.0146955632322781">
                <text:p>0.014695563232278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116579532623291">
                <text:p>0.0116579532623291</text:p>
              </table:table-cell>
              <table:table-cell office:value-type="float" office:value="0.0148566060961362">
                <text:p>0.014856606096136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11713981628418">
                <text:p>0.011713981628418</text:p>
              </table:table-cell>
              <table:table-cell office:value-type="float" office:value="0.0147525669338836">
                <text:p>0.014752566933883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128550529479981">
                <text:p>0.0128550529479981</text:p>
              </table:table-cell>
              <table:table-cell office:value-type="float" office:value="0.0148127476367785">
                <text:p>0.014812747636778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117108821868896">
                <text:p>0.0117108821868896</text:p>
              </table:table-cell>
              <table:table-cell office:value-type="float" office:value="0.0147230942812662">
                <text:p>0.014723094281266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117349624633789">
                <text:p>0.0117349624633789</text:p>
              </table:table-cell>
              <table:table-cell office:value-type="float" office:value="0.0145490573968339">
                <text:p>0.014549057396833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13031005859375">
                <text:p>0.013031005859375</text:p>
              </table:table-cell>
              <table:table-cell office:value-type="float" office:value="0.0149516965397706">
                <text:p>0.014951696539770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118880271911621">
                <text:p>0.0118880271911621</text:p>
              </table:table-cell>
              <table:table-cell office:value-type="float" office:value="0.0147153234722999">
                <text:p>0.014715323472299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118868350982666">
                <text:p>0.0118868350982666</text:p>
              </table:table-cell>
              <table:table-cell office:value-type="float" office:value="0.0144728937192703">
                <text:p>0.014472893719270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128359794616699">
                <text:p>0.0128359794616699</text:p>
              </table:table-cell>
              <table:table-cell office:value-type="float" office:value="0.014663472474184">
                <text:p>0.01466347247418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127589702606201">
                <text:p>0.0127589702606201</text:p>
              </table:table-cell>
              <table:table-cell office:value-type="float" office:value="0.0144912821677302">
                <text:p>0.014491282167730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116820335388184">
                <text:p>0.0116820335388184</text:p>
              </table:table-cell>
              <table:table-cell office:value-type="float" office:value="0.0144977958452665">
                <text:p>0.014497795845266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128428936004639">
                <text:p>0.0128428936004639</text:p>
              </table:table-cell>
              <table:table-cell office:value-type="float" office:value="0.0146174274782355">
                <text:p>0.014617427478235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128359794616699">
                <text:p>0.0128359794616699</text:p>
              </table:table-cell>
              <table:table-cell office:value-type="float" office:value="0.0146327031475479">
                <text:p>0.014632703147547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117220878601074">
                <text:p>0.0117220878601074</text:p>
              </table:table-cell>
              <table:table-cell office:value-type="float" office:value="0.0146399599948101">
                <text:p>0.014639959994810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118920803070068">
                <text:p>0.0118920803070068</text:p>
              </table:table-cell>
              <table:table-cell office:value-type="float" office:value="0.0144986899171444">
                <text:p>0.014498689917144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118701457977295">
                <text:p>0.0118701457977295</text:p>
              </table:table-cell>
              <table:table-cell office:value-type="float" office:value="0.014328287509388">
                <text:p>0.01432828750938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118601322174072">
                <text:p>0.0118601322174072</text:p>
              </table:table-cell>
              <table:table-cell office:value-type="float" office:value="0.0141484058835905">
                <text:p>0.014148405883590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139081478118896">
                <text:p>0.0139081478118896</text:p>
              </table:table-cell>
              <table:table-cell office:value-type="float" office:value="0.0156840287276668">
                <text:p>0.015684028727666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127480030059814">
                <text:p>0.0127480030059814</text:p>
              </table:table-cell>
              <table:table-cell office:value-type="float" office:value="0.0142776823449867">
                <text:p>0.014277682344986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127999782562256">
                <text:p>0.0127999782562256</text:p>
              </table:table-cell>
              <table:table-cell office:value-type="float" office:value="0.0143731896999587">
                <text:p>0.014373189699958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116782188415527">
                <text:p>0.0116782188415527</text:p>
              </table:table-cell>
              <table:table-cell office:value-type="float" office:value="0.0144383762775566">
                <text:p>0.014438376277556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128049850463867">
                <text:p>0.0128049850463867</text:p>
              </table:table-cell>
              <table:table-cell office:value-type="float" office:value="0.0145130664640248">
                <text:p>0.014513066464024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127918720245361">
                <text:p>0.0127918720245361</text:p>
              </table:table-cell>
              <table:table-cell office:value-type="float" office:value="0.0144939522050115">
                <text:p>0.014493952205011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140829086303711">
                <text:p>0.0140829086303711</text:p>
              </table:table-cell>
              <table:table-cell office:value-type="float" office:value="0.016606126087833">
                <text:p>0.01660612608783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129501819610596">
                <text:p>0.0129501819610596</text:p>
              </table:table-cell>
              <table:table-cell office:value-type="float" office:value="0.0158580844319209">
                <text:p>0.015858084431920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129358768463135">
                <text:p>0.0129358768463135</text:p>
              </table:table-cell>
              <table:table-cell office:value-type="float" office:value="0.0152602168889248">
                <text:p>0.015260216888924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126020908355713">
                <text:p>0.0126020908355713</text:p>
              </table:table-cell>
              <table:table-cell office:value-type="float" office:value="0.0140644427505712">
                <text:p>0.014064442750571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115938186645508">
                <text:p>0.0115938186645508</text:p>
              </table:table-cell>
              <table:table-cell office:value-type="float" office:value="0.0157041628897329">
                <text:p>0.015704162889732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127608776092529">
                <text:p>0.0127608776092529</text:p>
              </table:table-cell>
              <table:table-cell office:value-type="float" office:value="0.0150635913088915">
                <text:p>0.015063591308891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127689838409424">
                <text:p>0.0127689838409424</text:p>
              </table:table-cell>
              <table:table-cell office:value-type="float" office:value="0.0145803759165013">
                <text:p>0.014580375916501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116169452667236">
                <text:p>0.0116169452667236</text:p>
              </table:table-cell>
              <table:table-cell office:value-type="float" office:value="0.0150338206161313">
                <text:p>0.015033820616131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126218795776367">
                <text:p>0.0126218795776367</text:p>
              </table:table-cell>
              <table:table-cell office:value-type="float" office:value="0.0144973637710337">
                <text:p>0.014497363771033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12782096862793">
                <text:p>0.012782096862793</text:p>
              </table:table-cell>
              <table:table-cell office:value-type="float" office:value="0.0139371466141733">
                <text:p>0.013937146614173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127830505371094">
                <text:p>0.0127830505371094</text:p>
              </table:table-cell>
              <table:table-cell office:value-type="float" office:value="0.0138185861035375">
                <text:p>0.013818586103537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127768516540527">
                <text:p>0.0127768516540527</text:p>
              </table:table-cell>
              <table:table-cell office:value-type="float" office:value="0.0137014465385432">
                <text:p>0.013701446538543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137331485748291">
                <text:p>0.0137331485748291</text:p>
              </table:table-cell>
              <table:table-cell office:value-type="float" office:value="0.0141203297489011">
                <text:p>0.014120329748901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125279426574707">
                <text:p>0.0125279426574707</text:p>
              </table:table-cell>
              <table:table-cell office:value-type="float" office:value="0.0135268873861309">
                <text:p>0.013526887386130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126090049743652">
                <text:p>0.0126090049743652</text:p>
              </table:table-cell>
              <table:table-cell office:value-type="float" office:value="0.013310186392307">
                <text:p>0.01331018639230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12631893157959">
                <text:p>0.012631893157959</text:p>
              </table:table-cell>
              <table:table-cell office:value-type="float" office:value="0.0131519498159373">
                <text:p>0.013151949815937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126371383666992">
                <text:p>0.0126371383666992</text:p>
              </table:table-cell>
              <table:table-cell office:value-type="float" office:value="0.0130377561519657">
                <text:p>0.013037756151965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126428604125977">
                <text:p>0.0126428604125977</text:p>
              </table:table-cell>
              <table:table-cell office:value-type="float" office:value="0.0129567345558304">
                <text:p>0.012956734555830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0525951385498047">
                <text:p>0.000525951385498047</text:p>
              </table:table-cell>
              <table:table-cell office:value-type="float" office:value="0.0244891538466867">
                <text:p>0.024489153846686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128319263458252">
                <text:p>0.0128319263458252</text:p>
              </table:table-cell>
              <table:table-cell office:value-type="float" office:value="0.0294719465233932">
                <text:p>0.029471946523393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0516176223754883">
                <text:p>0.000516176223754883</text:p>
              </table:table-cell>
              <table:table-cell office:value-type="float" office:value="0.0305533978504716">
                <text:p>0.030553397850471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13883113861084">
                <text:p>0.013883113861084</text:p>
              </table:table-cell>
              <table:table-cell office:value-type="float" office:value="0.0280036811616215">
                <text:p>0.028003681161621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0522851943969727">
                <text:p>0.000522851943969727</text:p>
              </table:table-cell>
              <table:table-cell office:value-type="float" office:value="0.0335885535469326">
                <text:p>0.033588553546932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149509906768799">
                <text:p>0.0149509906768799</text:p>
              </table:table-cell>
              <table:table-cell office:value-type="float" office:value="0.0278866914780056">
                <text:p>0.027886691478005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137400627136231">
                <text:p>0.0137400627136231</text:p>
              </table:table-cell>
              <table:table-cell office:value-type="float" office:value="0.023537299415223">
                <text:p>0.02353729941522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116360187530518">
                <text:p>0.0116360187530518</text:p>
              </table:table-cell>
              <table:table-cell office:value-type="float" office:value="0.0306494850219476">
                <text:p>0.030649485021947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127909183502197">
                <text:p>0.0127909183502197</text:p>
              </table:table-cell>
              <table:table-cell office:value-type="float" office:value="0.0281330522581118">
                <text:p>0.028133052258111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138530731201172">
                <text:p>0.0138530731201172</text:p>
              </table:table-cell>
              <table:table-cell office:value-type="float" office:value="0.0274437178178204">
                <text:p>0.027443717817820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149128437042236">
                <text:p>0.0149128437042236</text:p>
              </table:table-cell>
              <table:table-cell office:value-type="float" office:value="0.0277302369482288">
                <text:p>0.027730236948228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126588344573975">
                <text:p>0.0126588344573975</text:p>
              </table:table-cell>
              <table:table-cell office:value-type="float" office:value="0.0246912597215081">
                <text:p>0.024691259721508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124800205230713">
                <text:p>0.0124800205230713</text:p>
              </table:table-cell>
              <table:table-cell office:value-type="float" office:value="0.0133372880125831">
                <text:p>0.013337288012583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114660263061523">
                <text:p>0.0114660263061523</text:p>
              </table:table-cell>
              <table:table-cell office:value-type="float" office:value="0.021295953282463">
                <text:p>0.02129595328246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125479698181152">
                <text:p>0.0125479698181152</text:p>
              </table:table-cell>
              <table:table-cell office:value-type="float" office:value="0.0195272255576647">
                <text:p>0.019527225557664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125479698181152">
                <text:p>0.0125479698181152</text:p>
              </table:table-cell>
              <table:table-cell office:value-type="float" office:value="0.018148396246405">
                <text:p>0.01814839624640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125389099121094">
                <text:p>0.0125389099121094</text:p>
              </table:table-cell>
              <table:table-cell office:value-type="float" office:value="0.0170583337907502">
                <text:p>0.017058333790750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114099979400635">
                <text:p>0.0114099979400635</text:p>
              </table:table-cell>
              <table:table-cell office:value-type="float" office:value="0.0165649280277212">
                <text:p>0.016564928027721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125911235809326">
                <text:p>0.0125911235809326</text:p>
              </table:table-cell>
              <table:table-cell office:value-type="float" office:value="0.0159797502992499">
                <text:p>0.015979750299249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125808715820313">
                <text:p>0.0125808715820313</text:p>
              </table:table-cell>
              <table:table-cell office:value-type="float" office:value="0.0154782993312292">
                <text:p>0.015478299331229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125899314880371">
                <text:p>0.0125899314880371</text:p>
              </table:table-cell>
              <table:table-cell office:value-type="float" office:value="0.0150688699105598">
                <text:p>0.015068869910559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126090049743652">
                <text:p>0.0126090049743652</text:p>
              </table:table-cell>
              <table:table-cell office:value-type="float" office:value="0.0147441726996608">
                <text:p>0.014744172699660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125260353088379">
                <text:p>0.0125260353088379</text:p>
              </table:table-cell>
              <table:table-cell office:value-type="float" office:value="0.0143710252898745">
                <text:p>0.014371025289874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125830173492432">
                <text:p>0.0125830173492432</text:p>
              </table:table-cell>
              <table:table-cell office:value-type="float" office:value="0.0141325961607509">
                <text:p>0.014132596160750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125758647918701">
                <text:p>0.0125758647918701</text:p>
              </table:table-cell>
              <table:table-cell office:value-type="float" office:value="0.0139196560798592">
                <text:p>0.013919656079859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12570858001709">
                <text:p>0.012570858001709</text:p>
              </table:table-cell>
              <table:table-cell office:value-type="float" office:value="0.013732288035093">
                <text:p>0.01373228803509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125739574432373">
                <text:p>0.0125739574432373</text:p>
              </table:table-cell>
              <table:table-cell office:value-type="float" office:value="0.0135765199388914">
                <text:p>0.013576519938891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115878582000732">
                <text:p>0.0115878582000732</text:p>
              </table:table-cell>
              <table:table-cell office:value-type="float" office:value="0.0138643586292259">
                <text:p>0.013864358629225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115799903869629">
                <text:p>0.0115799903869629</text:p>
              </table:table-cell>
              <table:table-cell office:value-type="float" office:value="0.0141459924194582">
                <text:p>0.014145992419458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126888751983643">
                <text:p>0.0126888751983643</text:p>
              </table:table-cell>
              <table:table-cell office:value-type="float" office:value="0.0141716600090344">
                <text:p>0.014171660009034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136830806732178">
                <text:p>0.0136830806732178</text:p>
              </table:table-cell>
              <table:table-cell office:value-type="float" office:value="0.0150571232001948">
                <text:p>0.015057123200194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125160217285156">
                <text:p>0.0125160217285156</text:p>
              </table:table-cell>
              <table:table-cell office:value-type="float" office:value="0.0139477071857807">
                <text:p>0.013947707185780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114901065826416">
                <text:p>0.0114901065826416</text:p>
              </table:table-cell>
              <table:table-cell office:value-type="float" office:value="0.0142737602338687">
                <text:p>0.014273760233868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125918388366699">
                <text:p>0.0125918388366699</text:p>
              </table:table-cell>
              <table:table-cell office:value-type="float" office:value="0.0141772649576109">
                <text:p>0.014177264957610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126020908355713">
                <text:p>0.0126020908355713</text:p>
              </table:table-cell>
              <table:table-cell office:value-type="float" office:value="0.0140759288650514">
                <text:p>0.014075928865051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125939846038818">
                <text:p>0.0125939846038818</text:p>
              </table:table-cell>
              <table:table-cell office:value-type="float" office:value="0.0139542501052373">
                <text:p>0.013954250105237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127508640289307">
                <text:p>0.0127508640289307</text:p>
              </table:table-cell>
              <table:table-cell office:value-type="float" office:value="0.0146892011149697">
                <text:p>0.014689201114969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127558708190918">
                <text:p>0.0127558708190918</text:p>
              </table:table-cell>
              <table:table-cell office:value-type="float" office:value="0.0143928118515333">
                <text:p>0.014392811851533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127551555633545">
                <text:p>0.0127551555633545</text:p>
              </table:table-cell>
              <table:table-cell office:value-type="float" office:value="0.0141463473274348">
                <text:p>0.014146347327434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126080513000488">
                <text:p>0.0126080513000488</text:p>
              </table:table-cell>
              <table:table-cell office:value-type="float" office:value="0.0144986551854562">
                <text:p>0.014498655185456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113859176635742">
                <text:p>0.0113859176635742</text:p>
              </table:table-cell>
              <table:table-cell office:value-type="float" office:value="0.0148133143072829">
                <text:p>0.014813314307282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125718116760254">
                <text:p>0.0125718116760254</text:p>
              </table:table-cell>
              <table:table-cell office:value-type="float" office:value="0.0143670313909904">
                <text:p>0.014367031390990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125980377197266">
                <text:p>0.0125980377197266</text:p>
              </table:table-cell>
              <table:table-cell office:value-type="float" office:value="0.0140475619102446">
                <text:p>0.014047561910244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114848613739014">
                <text:p>0.0114848613739014</text:p>
              </table:table-cell>
              <table:table-cell office:value-type="float" office:value="0.0145210838610082">
                <text:p>0.014521083861008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115180015563965">
                <text:p>0.0115180015563965</text:p>
              </table:table-cell>
              <table:table-cell office:value-type="float" office:value="0.0147079530287915">
                <text:p>0.014707953028791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1279616355896">
                <text:p>0.01279616355896</text:p>
              </table:table-cell>
              <table:table-cell office:value-type="float" office:value="0.0145138483956234">
                <text:p>0.014513848395623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116629600524902">
                <text:p>0.0116629600524902</text:p>
              </table:table-cell>
              <table:table-cell office:value-type="float" office:value="0.0145800621232284">
                <text:p>0.014580062123228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1167893409729">
                <text:p>0.01167893409729</text:p>
              </table:table-cell>
              <table:table-cell office:value-type="float" office:value="0.0145183781530587">
                <text:p>0.014518378153058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136630535125732">
                <text:p>0.0136630535125732</text:p>
              </table:table-cell>
              <table:table-cell office:value-type="float" office:value="0.0149959630661827">
                <text:p>0.014995963066182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126500129699707">
                <text:p>0.0126500129699707</text:p>
              </table:table-cell>
              <table:table-cell office:value-type="float" office:value="0.0144493655406124">
                <text:p>0.014449365540612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127151012420654">
                <text:p>0.0127151012420654</text:p>
              </table:table-cell>
              <table:table-cell office:value-type="float" office:value="0.0144210705519685">
                <text:p>0.014421070551968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127420425415039">
                <text:p>0.0127420425415039</text:p>
              </table:table-cell>
              <table:table-cell office:value-type="float" office:value="0.0143794993866048">
                <text:p>0.014379499386604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127248764038086">
                <text:p>0.0127248764038086</text:p>
              </table:table-cell>
              <table:table-cell office:value-type="float" office:value="0.0142817358780182">
                <text:p>0.014281735878018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125761032104492">
                <text:p>0.0125761032104492</text:p>
              </table:table-cell>
              <table:table-cell office:value-type="float" office:value="0.0140015568744099">
                <text:p>0.014001556874409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138511657714844">
                <text:p>0.0138511657714844</text:p>
              </table:table-cell>
              <table:table-cell office:value-type="float" office:value="0.0158185149972584">
                <text:p>0.015818514997258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13847827911377">
                <text:p>0.013847827911377</text:p>
              </table:table-cell>
              <table:table-cell office:value-type="float" office:value="0.0162930799461005">
                <text:p>0.016293079946100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138580799102783">
                <text:p>0.0138580799102783</text:p>
              </table:table-cell>
              <table:table-cell office:value-type="float" office:value="0.016539632566457">
                <text:p>0.01653963256645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125710964202881">
                <text:p>0.0125710964202881</text:p>
              </table:table-cell>
              <table:table-cell office:value-type="float" office:value="0.0147572231623994">
                <text:p>0.014757223162399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114121437072754">
                <text:p>0.0114121437072754</text:p>
              </table:table-cell>
              <table:table-cell office:value-type="float" office:value="0.0170472231220638">
                <text:p>0.017047223122063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125792026519775">
                <text:p>0.0125792026519775</text:p>
              </table:table-cell>
              <table:table-cell office:value-type="float" office:value="0.0161830566158542">
                <text:p>0.016183056615854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125808715820313">
                <text:p>0.0125808715820313</text:p>
              </table:table-cell>
              <table:table-cell office:value-type="float" office:value="0.0155018665959861">
                <text:p>0.015501866595986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125792026519775">
                <text:p>0.0125792026519775</text:p>
              </table:table-cell>
              <table:table-cell office:value-type="float" office:value="0.0149650148650585">
                <text:p>0.014965014865058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115060806274414">
                <text:p>0.0115060806274414</text:p>
              </table:table-cell>
              <table:table-cell office:value-type="float" office:value="0.0154771310564476">
                <text:p>0.015477131056447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127639770507813">
                <text:p>0.0127639770507813</text:p>
              </table:table-cell>
              <table:table-cell office:value-type="float" office:value="0.0144231899988904">
                <text:p>0.014423189998890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127630233764648">
                <text:p>0.0127630233764648</text:p>
              </table:table-cell>
              <table:table-cell office:value-type="float" office:value="0.0141510574471032">
                <text:p>0.014151057447103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127649307250977">
                <text:p>0.0127649307250977</text:p>
              </table:table-cell>
              <table:table-cell office:value-type="float" office:value="0.0139312401624973">
                <text:p>0.013931240162497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136508941650391">
                <text:p>0.0136508941650391</text:p>
              </table:table-cell>
              <table:table-cell office:value-type="float" office:value="0.0141784794616476">
                <text:p>0.014178479461647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124530792236328">
                <text:p>0.0124530792236328</text:p>
              </table:table-cell>
              <table:table-cell office:value-type="float" office:value="0.0137699791715467">
                <text:p>0.013769979171546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125370025634766">
                <text:p>0.0125370025634766</text:p>
              </table:table-cell>
              <table:table-cell office:value-type="float" office:value="0.0135495656004997">
                <text:p>0.013549565600499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125360488891602">
                <text:p>0.0125360488891602</text:p>
              </table:table-cell>
              <table:table-cell office:value-type="float" office:value="0.0133741110646201">
                <text:p>0.013374111064620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12523889541626">
                <text:p>0.012523889541626</text:p>
              </table:table-cell>
              <table:table-cell office:value-type="float" office:value="0.0132434190115583">
                <text:p>0.013243419011558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125539302825928">
                <text:p>0.0125539302825928</text:p>
              </table:table-cell>
              <table:table-cell office:value-type="float" office:value="0.0131088814074552">
                <text:p>0.013108881407455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138440132141113">
                <text:p>0.0138440132141113</text:p>
              </table:table-cell>
              <table:table-cell office:value-type="float" office:value="0.0150811750743986">
                <text:p>0.015081175074398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0509977340698242">
                <text:p>0.000509977340698242</text:p>
              </table:table-cell>
              <table:table-cell office:value-type="float" office:value="0.0253295648020988">
                <text:p>0.025329564802098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137758255004883">
                <text:p>0.0137758255004883</text:p>
              </table:table-cell>
              <table:table-cell office:value-type="float" office:value="0.0264919990952264">
                <text:p>0.026491999095226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0504016876220703">
                <text:p>0.000504016876220703</text:p>
              </table:table-cell>
              <table:table-cell office:value-type="float" office:value="0.0312846738591511">
                <text:p>0.031284673859151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148348808288574">
                <text:p>0.0148348808288574</text:p>
              </table:table-cell>
              <table:table-cell office:value-type="float" office:value="0.0260511829516409">
                <text:p>0.026051182951640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125601291656494">
                <text:p>0.0125601291656494</text:p>
              </table:table-cell>
              <table:table-cell office:value-type="float" office:value="0.0229008699418111">
                <text:p>0.022900869941811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126850605010986">
                <text:p>0.0126850605010986</text:p>
              </table:table-cell>
              <table:table-cell office:value-type="float" office:value="0.0290166099985232">
                <text:p>0.029016609998523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126941204071045">
                <text:p>0.0126941204071045</text:p>
              </table:table-cell>
              <table:table-cell office:value-type="float" office:value="0.0270280245624483">
                <text:p>0.027028024562448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137519836425781">
                <text:p>0.0137519836425781</text:p>
              </table:table-cell>
              <table:table-cell office:value-type="float" office:value="0.0257160298673775">
                <text:p>0.025716029867377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147960186004639">
                <text:p>0.0147960186004639</text:p>
              </table:table-cell>
              <table:table-cell office:value-type="float" office:value="0.025876897714909">
                <text:p>0.02587689771490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127890110015869">
                <text:p>0.0127890110015869</text:p>
              </table:table-cell>
              <table:table-cell office:value-type="float" office:value="0.0208821956318902">
                <text:p>0.020882195631890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127980709075928">
                <text:p>0.0127980709075928</text:p>
              </table:table-cell>
              <table:table-cell office:value-type="float" office:value="0.0193147209905642">
                <text:p>0.019314720990564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125319957733154">
                <text:p>0.0125319957733154</text:p>
              </table:table-cell>
              <table:table-cell office:value-type="float" office:value="0.0141727226363123">
                <text:p>0.014172722636312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124979019165039">
                <text:p>0.0124979019165039</text:p>
              </table:table-cell>
              <table:table-cell office:value-type="float" office:value="0.0177447303271262">
                <text:p>0.017744730327126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113980770111084">
                <text:p>0.0113980770111084</text:p>
              </table:table-cell>
              <table:table-cell office:value-type="float" office:value="0.01724437914848">
                <text:p>0.0172443791484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124750137329102">
                <text:p>0.0124750137329102</text:p>
              </table:table-cell>
              <table:table-cell office:value-type="float" office:value="0.0162550616571703">
                <text:p>0.016255061657170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124690532684326">
                <text:p>0.0124690532684326</text:p>
              </table:table-cell>
              <table:table-cell office:value-type="float" office:value="0.0154809900333279">
                <text:p>0.015480990033327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12545108795166">
                <text:p>0.012545108795166</text:p>
              </table:table-cell>
              <table:table-cell office:value-type="float" office:value="0.0149644449738534">
                <text:p>0.014964444973853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114250183105469">
                <text:p>0.0114250183105469</text:p>
              </table:table-cell>
              <table:table-cell office:value-type="float" office:value="0.0150950866968991">
                <text:p>0.015095086696899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125319957733154">
                <text:p>0.0125319957733154</text:p>
              </table:table-cell>
              <table:table-cell office:value-type="float" office:value="0.0147318161757209">
                <text:p>0.014731816175720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125439167022705">
                <text:p>0.0125439167022705</text:p>
              </table:table-cell>
              <table:table-cell office:value-type="float" office:value="0.014438086553697">
                <text:p>0.01443808655369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12531042098999">
                <text:p>0.012531042098999</text:p>
              </table:table-cell>
              <table:table-cell office:value-type="float" office:value="0.0141293652960884">
                <text:p>0.014129365296088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113639831542969">
                <text:p>0.0113639831542969</text:p>
              </table:table-cell>
              <table:table-cell office:value-type="float" office:value="0.0145469983372798">
                <text:p>0.014546998337279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125150680541992">
                <text:p>0.0125150680541992</text:p>
              </table:table-cell>
              <table:table-cell office:value-type="float" office:value="0.0143136238316729">
                <text:p>0.014313623831672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125191211700439">
                <text:p>0.0125191211700439</text:p>
              </table:table-cell>
              <table:table-cell office:value-type="float" office:value="0.0141088266996476">
                <text:p>0.014108826699647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125210285186768">
                <text:p>0.0125210285186768</text:p>
              </table:table-cell>
              <table:table-cell office:value-type="float" office:value="0.0139268960511678">
                <text:p>0.013926896051167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114459991455078">
                <text:p>0.0114459991455078</text:p>
              </table:table-cell>
              <table:table-cell office:value-type="float" office:value="0.0142741836107096">
                <text:p>0.014274183610709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127339363098145">
                <text:p>0.0127339363098145</text:p>
              </table:table-cell>
              <table:table-cell office:value-type="float" office:value="0.0142126366643765">
                <text:p>0.014212636664376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127439498901367">
                <text:p>0.0127439498901367</text:p>
              </table:table-cell>
              <table:table-cell office:value-type="float" office:value="0.0142323393915981">
                <text:p>0.014232339391598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116441249847412">
                <text:p>0.0116441249847412</text:p>
              </table:table-cell>
              <table:table-cell office:value-type="float" office:value="0.0143873550850746">
                <text:p>0.014387355085074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135769844055176">
                <text:p>0.0135769844055176</text:p>
              </table:table-cell>
              <table:table-cell office:value-type="float" office:value="0.0144861344543846">
                <text:p>0.014486134454384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124869346618652">
                <text:p>0.0124869346618652</text:p>
              </table:table-cell>
              <table:table-cell office:value-type="float" office:value="0.0141038557319732">
                <text:p>0.014103855731973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12516975402832">
                <text:p>0.012516975402832</text:p>
              </table:table-cell>
              <table:table-cell office:value-type="float" office:value="0.0139010763316472">
                <text:p>0.013901076331647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125188827514648">
                <text:p>0.0125188827514648</text:p>
              </table:table-cell>
              <table:table-cell office:value-type="float" office:value="0.0137268949633697">
                <text:p>0.013726894963369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124969482421875">
                <text:p>0.0124969482421875</text:p>
              </table:table-cell>
              <table:table-cell office:value-type="float" office:value="0.0135501617358785">
                <text:p>0.013550161735878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124912261962891">
                <text:p>0.0124912261962891</text:p>
              </table:table-cell>
              <table:table-cell office:value-type="float" office:value="0.0133948303320239">
                <text:p>0.013394830332023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126969814300537">
                <text:p>0.0126969814300537</text:p>
              </table:table-cell>
              <table:table-cell office:value-type="float" office:value="0.0141838884982599">
                <text:p>0.014183888498259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127010345458984">
                <text:p>0.0127010345458984</text:p>
              </table:table-cell>
              <table:table-cell office:value-type="float" office:value="0.013943633498997">
                <text:p>0.01394363349899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127129554748535">
                <text:p>0.0127129554748535</text:p>
              </table:table-cell>
              <table:table-cell office:value-type="float" office:value="0.0137605459835208">
                <text:p>0.013760545983520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135650634765625">
                <text:p>0.0135650634765625</text:p>
              </table:table-cell>
              <table:table-cell office:value-type="float" office:value="0.0140694419061276">
                <text:p>0.014069441906127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124340057373047">
                <text:p>0.0124340057373047</text:p>
              </table:table-cell>
              <table:table-cell office:value-type="float" office:value="0.0136025746373296">
                <text:p>0.013602574637329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124881267547607">
                <text:p>0.0124881267547607</text:p>
              </table:table-cell>
              <table:table-cell office:value-type="float" office:value="0.0134150322729917">
                <text:p>0.013415032272991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124869346618652">
                <text:p>0.0124869346618652</text:p>
              </table:table-cell>
              <table:table-cell office:value-type="float" office:value="0.0132640348802339">
                <text:p>0.013264034880233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124919414520264">
                <text:p>0.0124919414520264</text:p>
              </table:table-cell>
              <table:table-cell office:value-type="float" office:value="0.0131362775180216">
                <text:p>0.013136277518021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124869346618652">
                <text:p>0.0124869346618652</text:p>
              </table:table-cell>
              <table:table-cell office:value-type="float" office:value="0.0130366821883983">
                <text:p>0.013036682188398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11570930480957">
                <text:p>0.011570930480957</text:p>
              </table:table-cell>
              <table:table-cell office:value-type="float" office:value="0.0146749662247419">
                <text:p>0.014674966224741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115900039672852">
                <text:p>0.0115900039672852</text:p>
              </table:table-cell>
              <table:table-cell office:value-type="float" office:value="0.0149586511413021">
                <text:p>0.014958651141302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126900672912598">
                <text:p>0.0126900672912598</text:p>
              </table:table-cell>
              <table:table-cell office:value-type="float" office:value="0.0146361251905291">
                <text:p>0.014636125190529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124709606170654">
                <text:p>0.0124709606170654</text:p>
              </table:table-cell>
              <table:table-cell office:value-type="float" office:value="0.0130805397506981">
                <text:p>0.013080539750698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124928951263428">
                <text:p>0.0124928951263428</text:p>
              </table:table-cell>
              <table:table-cell office:value-type="float" office:value="0.0141418345404505">
                <text:p>0.014141834540450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125000476837158">
                <text:p>0.0125000476837158</text:p>
              </table:table-cell>
              <table:table-cell office:value-type="float" office:value="0.0137739735716902">
                <text:p>0.013773973571690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125010013580322">
                <text:p>0.0125010013580322</text:p>
              </table:table-cell>
              <table:table-cell office:value-type="float" office:value="0.0134938275105481">
                <text:p>0.013493827510548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125019550323486">
                <text:p>0.0125019550323486</text:p>
              </table:table-cell>
              <table:table-cell office:value-type="float" office:value="0.0132800287242634">
                <text:p>0.013280028724263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126750469207764">
                <text:p>0.0126750469207764</text:p>
              </table:table-cell>
              <table:table-cell office:value-type="float" office:value="0.0131601728555446">
                <text:p>0.013160172855544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126998424530029">
                <text:p>0.0126998424530029</text:p>
              </table:table-cell>
              <table:table-cell office:value-type="float" office:value="0.0132251668688936">
                <text:p>0.013225166868893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126841068267822">
                <text:p>0.0126841068267822</text:p>
              </table:table-cell>
              <table:table-cell office:value-type="float" office:value="0.0132337002226589">
                <text:p>0.013233700222658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126731395721436">
                <text:p>0.0126731395721436</text:p>
              </table:table-cell>
              <table:table-cell office:value-type="float" office:value="0.0132097872809778">
                <text:p>0.013209787280977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124580860137939">
                <text:p>0.0124580860137939</text:p>
              </table:table-cell>
              <table:table-cell office:value-type="float" office:value="0.0137803714643091">
                <text:p>0.013780371464309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113170146942139">
                <text:p>0.0113170146942139</text:p>
              </table:table-cell>
              <table:table-cell office:value-type="float" office:value="0.0141314789983915">
                <text:p>0.014131478998391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124881267547607">
                <text:p>0.0124881267547607</text:p>
              </table:table-cell>
              <table:table-cell office:value-type="float" office:value="0.0137960673468355">
                <text:p>0.013796067346835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12484073638916">
                <text:p>0.012484073638916</text:p>
              </table:table-cell>
              <table:table-cell office:value-type="float" office:value="0.0135305205516743">
                <text:p>0.013530520551674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125031471252441">
                <text:p>0.0125031471252441</text:p>
              </table:table-cell>
              <table:table-cell office:value-type="float" office:value="0.0133450116734451">
                <text:p>0.013345011673445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113799571990967">
                <text:p>0.0113799571990967</text:p>
              </table:table-cell>
              <table:table-cell office:value-type="float" office:value="0.0140370854335982">
                <text:p>0.014037085433598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12660026550293">
                <text:p>0.012660026550293</text:p>
              </table:table-cell>
              <table:table-cell office:value-type="float" office:value="0.0137977646051958">
                <text:p>0.013797764605195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126669406890869">
                <text:p>0.0126669406890869</text:p>
              </table:table-cell>
              <table:table-cell office:value-type="float" office:value="0.0137814029458303">
                <text:p>0.013781402945830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126669406890869">
                <text:p>0.0126669406890869</text:p>
              </table:table-cell>
              <table:table-cell office:value-type="float" office:value="0.0137358386613484">
                <text:p>0.013735838661348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124869346618652">
                <text:p>0.0124869346618652</text:p>
              </table:table-cell>
              <table:table-cell office:value-type="float" office:value="0.0135838670507437">
                <text:p>0.013583867050743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123920440673828">
                <text:p>0.0123920440673828</text:p>
              </table:table-cell>
              <table:table-cell office:value-type="float" office:value="0.0134469660226072">
                <text:p>0.013446966022607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124740600585938">
                <text:p>0.0124740600585938</text:p>
              </table:table-cell>
              <table:table-cell office:value-type="float" office:value="0.0132434656839445">
                <text:p>0.013243465683944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124850273132324">
                <text:p>0.0124850273132324</text:p>
              </table:table-cell>
              <table:table-cell office:value-type="float" office:value="0.0130982128223735">
                <text:p>0.013098212822373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124719142913818">
                <text:p>0.0124719142913818</text:p>
              </table:table-cell>
              <table:table-cell office:value-type="float" office:value="0.0129689764352249">
                <text:p>0.012968976435224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114040374755859">
                <text:p>0.0114040374755859</text:p>
              </table:table-cell>
              <table:table-cell office:value-type="float" office:value="0.0137483475867863">
                <text:p>0.013748347586786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127050876617432">
                <text:p>0.0127050876617432</text:p>
              </table:table-cell>
              <table:table-cell office:value-type="float" office:value="0.0136870696866759">
                <text:p>0.013687069686675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127079486846924">
                <text:p>0.0127079486846924</text:p>
              </table:table-cell>
              <table:table-cell office:value-type="float" office:value="0.0137273281290452">
                <text:p>0.013727328129045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11613130569458">
                <text:p>0.011613130569458</text:p>
              </table:table-cell>
              <table:table-cell office:value-type="float" office:value="0.0141097805893138">
                <text:p>0.014109780589313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135610103607178">
                <text:p>0.0135610103607178</text:p>
              </table:table-cell>
              <table:table-cell office:value-type="float" office:value="0.0143312266592073">
                <text:p>0.014331226659207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124309062957764">
                <text:p>0.0124309062957764</text:p>
              </table:table-cell>
              <table:table-cell office:value-type="float" office:value="0.0137856284062065">
                <text:p>0.013785628406206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12505054473877">
                <text:p>0.012505054473877</text:p>
              </table:table-cell>
              <table:table-cell office:value-type="float" office:value="0.0136139851704546">
                <text:p>0.013613985170454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125019550323486">
                <text:p>0.0125019550323486</text:p>
              </table:table-cell>
              <table:table-cell office:value-type="float" office:value="0.013463203341005">
                <text:p>0.01346320334100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125300884246826">
                <text:p>0.0125300884246826</text:p>
              </table:table-cell>
              <table:table-cell office:value-type="float" office:value="0.0133658638221589">
                <text:p>0.013365863822158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125000476837158">
                <text:p>0.0125000476837158</text:p>
              </table:table-cell>
              <table:table-cell office:value-type="float" office:value="0.0132420709481574">
                <text:p>0.013242070948157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126729011535645">
                <text:p>0.0126729011535645</text:p>
              </table:table-cell>
              <table:table-cell office:value-type="float" office:value="0.0140227929772085">
                <text:p>0.014022792977208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126659870147705">
                <text:p>0.0126659870147705</text:p>
              </table:table-cell>
              <table:table-cell office:value-type="float" office:value="0.0137704208477648">
                <text:p>0.013770420847764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126540660858154">
                <text:p>0.0126540660858154</text:p>
              </table:table-cell>
              <table:table-cell office:value-type="float" office:value="0.0135568770354618">
                <text:p>0.013556877035461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12444019317627">
                <text:p>0.012444019317627</text:p>
              </table:table-cell>
              <table:table-cell office:value-type="float" office:value="0.0130438715708985">
                <text:p>0.013043871570898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12462854385376">
                <text:p>0.012462854385376</text:p>
              </table:table-cell>
              <table:table-cell office:value-type="float" office:value="0.0134247465479773">
                <text:p>0.013424746547977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124671459197998">
                <text:p>0.0124671459197998</text:p>
              </table:table-cell>
              <table:table-cell office:value-type="float" office:value="0.0133042216928635">
                <text:p>0.013304221692863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124750137329102">
                <text:p>0.0124750137329102</text:p>
              </table:table-cell>
              <table:table-cell office:value-type="float" office:value="0.0131920843023153">
                <text:p>0.013192084302315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124690532684326">
                <text:p>0.0124690532684326</text:p>
              </table:table-cell>
              <table:table-cell office:value-type="float" office:value="0.013101301090892">
                <text:p>0.01310130109089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126428604125977">
                <text:p>0.0126428604125977</text:p>
              </table:table-cell>
              <table:table-cell office:value-type="float" office:value="0.0130448595277169">
                <text:p>0.013044859527716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12645959854126">
                <text:p>0.012645959854126</text:p>
              </table:table-cell>
              <table:table-cell office:value-type="float" office:value="0.0130364322737508">
                <text:p>0.013036432273750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12645959854126">
                <text:p>0.012645959854126</text:p>
              </table:table-cell>
              <table:table-cell office:value-type="float" office:value="0.0130186996252223">
                <text:p>0.013018699625222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126340389251709">
                <text:p>0.0126340389251709</text:p>
              </table:table-cell>
              <table:table-cell office:value-type="float" office:value="0.0129820034117042">
                <text:p>0.012982003411704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124149322509766">
                <text:p>0.0124149322509766</text:p>
              </table:table-cell>
              <table:table-cell office:value-type="float" office:value="0.0129075677127638">
                <text:p>0.012907567712763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124430656433106">
                <text:p>0.0124430656433106</text:p>
              </table:table-cell>
              <table:table-cell office:value-type="float" office:value="0.0129952113300171">
                <text:p>0.012995211330017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124650001525879">
                <text:p>0.0124650001525879</text:p>
              </table:table-cell>
              <table:table-cell office:value-type="float" office:value="0.0129674317780826">
                <text:p>0.012967431778082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124619007110596">
                <text:p>0.0124619007110596</text:p>
              </table:table-cell>
              <table:table-cell office:value-type="float" office:value="0.0129362124701662">
                <text:p>0.012936212470166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124571323394775">
                <text:p>0.0124571323394775</text:p>
              </table:table-cell>
              <table:table-cell office:value-type="float" office:value="0.0129050748820082">
                <text:p>0.012905074882008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126349925994873">
                <text:p>0.0126349925994873</text:p>
              </table:table-cell>
              <table:table-cell office:value-type="float" office:value="0.012946887906931">
                <text:p>0.01294688790693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126299858093262">
                <text:p>0.0126299858093262</text:p>
              </table:table-cell>
              <table:table-cell office:value-type="float" office:value="0.0129573124170643">
                <text:p>0.012957312417064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12624979019165">
                <text:p>0.012624979019165</text:p>
              </table:table-cell>
              <table:table-cell office:value-type="float" office:value="0.0129482919064162">
                <text:p>0.012948291906416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126371383666992">
                <text:p>0.0126371383666992</text:p>
              </table:table-cell>
              <table:table-cell office:value-type="float" office:value="0.0129459479345528">
                <text:p>0.012945947934552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122678279876709">
                <text:p>0.0122678279876709</text:p>
              </table:table-cell>
              <table:table-cell office:value-type="float" office:value="0.0130211817425427">
                <text:p>0.013021181742542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124289989471436">
                <text:p>0.0124289989471436</text:p>
              </table:table-cell>
              <table:table-cell office:value-type="float" office:value="0.0129659925700016">
                <text:p>0.012965992570001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124289989471436">
                <text:p>0.0124289989471436</text:p>
              </table:table-cell>
              <table:table-cell office:value-type="float" office:value="0.0129623658113005">
                <text:p>0.012962365811300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124258995056152">
                <text:p>0.0124258995056152</text:p>
              </table:table-cell>
              <table:table-cell office:value-type="float" office:value="0.0129460300477354">
                <text:p>0.012946030047735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124318599700928">
                <text:p>0.0124318599700928</text:p>
              </table:table-cell>
              <table:table-cell office:value-type="float" office:value="0.0129138402170366">
                <text:p>0.012913840217036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124890804290771">
                <text:p>0.0124890804290771</text:p>
              </table:table-cell>
              <table:table-cell office:value-type="float" office:value="0.0128987886259689">
                <text:p>0.012898788625968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124731063842773">
                <text:p>0.0124731063842773</text:p>
              </table:table-cell>
              <table:table-cell office:value-type="float" office:value="0.0127983776276791">
                <text:p>0.012798377627679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124988555908203">
                <text:p>0.0124988555908203</text:p>
              </table:table-cell>
              <table:table-cell office:value-type="float" office:value="0.0127419378332934">
                <text:p>0.012741937833293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124959945678711">
                <text:p>0.0124959945678711</text:p>
              </table:table-cell>
              <table:table-cell office:value-type="float" office:value="0.0126940842473326">
                <text:p>0.012694084247332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124270915985107">
                <text:p>0.0124270915985107</text:p>
              </table:table-cell>
              <table:table-cell office:value-type="float" office:value="0.0126201870507251">
                <text:p>0.012620187050725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124359130859375">
                <text:p>0.0124359130859375</text:p>
              </table:table-cell>
              <table:table-cell office:value-type="float" office:value="0.012681796864965">
                <text:p>0.01268179686496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124340057373047">
                <text:p>0.0124340057373047</text:p>
              </table:table-cell>
              <table:table-cell office:value-type="float" office:value="0.0126677183322454">
                <text:p>0.012667718332245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12441873550415">
                <text:p>0.012441873550415</text:p>
              </table:table-cell>
              <table:table-cell office:value-type="float" office:value="0.0126442914400847">
                <text:p>0.012644291440084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124330520629883">
                <text:p>0.0124330520629883</text:p>
              </table:table-cell>
              <table:table-cell office:value-type="float" office:value="0.0126303107845504">
                <text:p>0.012630310784550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126349925994873">
                <text:p>0.0126349925994873</text:p>
              </table:table-cell>
              <table:table-cell office:value-type="float" office:value="0.0127781160905543">
                <text:p>0.012778116090554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126380920410156">
                <text:p>0.0126380920410156</text:p>
              </table:table-cell>
              <table:table-cell office:value-type="float" office:value="0.0128807712855656">
                <text:p>0.012880771285565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126359462738037">
                <text:p>0.0126359462738037</text:p>
              </table:table-cell>
              <table:table-cell office:value-type="float" office:value="0.0129381410427862">
                <text:p>0.012938141042786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126299858093262">
                <text:p>0.0126299858093262</text:p>
              </table:table-cell>
              <table:table-cell office:value-type="float" office:value="0.0129596408368943">
                <text:p>0.012959640836894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123920440673828">
                <text:p>0.0123920440673828</text:p>
              </table:table-cell>
              <table:table-cell office:value-type="float" office:value="0.0128437815962441">
                <text:p>0.012843781596244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124108791351318">
                <text:p>0.0124108791351318</text:p>
              </table:table-cell>
              <table:table-cell office:value-type="float" office:value="0.0129580894921401">
                <text:p>0.012958089492140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12423038482666">
                <text:p>0.012423038482666</text:p>
              </table:table-cell>
              <table:table-cell office:value-type="float" office:value="0.0129293316693962">
                <text:p>0.012929331669396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124261379241943">
                <text:p>0.0124261379241943</text:p>
              </table:table-cell>
              <table:table-cell office:value-type="float" office:value="0.0128919256747979">
                <text:p>0.012891925674797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124258995056152">
                <text:p>0.0124258995056152</text:p>
              </table:table-cell>
              <table:table-cell office:value-type="float" office:value="0.0128530307398931">
                <text:p>0.012853030739893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126380920410156">
                <text:p>0.0126380920410156</text:p>
              </table:table-cell>
              <table:table-cell office:value-type="float" office:value="0.0129355139802067">
                <text:p>0.012935513980206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126380920410156">
                <text:p>0.0126380920410156</text:p>
              </table:table-cell>
              <table:table-cell office:value-type="float" office:value="0.0129864189215824">
                <text:p>0.012986418921582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126209259033203">
                <text:p>0.0126209259033203</text:p>
              </table:table-cell>
              <table:table-cell office:value-type="float" office:value="0.0129896281694353">
                <text:p>0.012989628169435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126309394836426">
                <text:p>0.0126309394836426</text:p>
              </table:table-cell>
              <table:table-cell office:value-type="float" office:value="0.0129914775703852">
                <text:p>0.012991477570385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123860836029053">
                <text:p>0.0123860836029053</text:p>
              </table:table-cell>
              <table:table-cell office:value-type="float" office:value="0.0128936456886603">
                <text:p>0.012893645688660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123920440673828">
                <text:p>0.0123920440673828</text:p>
              </table:table-cell>
              <table:table-cell office:value-type="float" office:value="0.013007414768979">
                <text:p>0.01300741476897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123980045318604">
                <text:p>0.0123980045318604</text:p>
              </table:table-cell>
              <table:table-cell office:value-type="float" office:value="0.0129934278147134">
                <text:p>0.012993427814713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124020576477051">
                <text:p>0.0124020576477051</text:p>
              </table:table-cell>
              <table:table-cell office:value-type="float" office:value="0.0129620954220234">
                <text:p>0.012962095422023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124080181121826">
                <text:p>0.0124080181121826</text:p>
              </table:table-cell>
              <table:table-cell office:value-type="float" office:value="0.0129188169524552">
                <text:p>0.012918816952455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126109123229981">
                <text:p>0.0126109123229981</text:p>
              </table:table-cell>
              <table:table-cell office:value-type="float" office:value="0.0129461792605754">
                <text:p>0.012946179260575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125927925109863">
                <text:p>0.0125927925109863</text:p>
              </table:table-cell>
              <table:table-cell office:value-type="float" office:value="0.0129497925368322">
                <text:p>0.012949792536832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126078128814697">
                <text:p>0.0126078128814697</text:p>
              </table:table-cell>
              <table:table-cell office:value-type="float" office:value="0.0129579054153619">
                <text:p>0.012957905415361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126080513000488">
                <text:p>0.0126080513000488</text:p>
              </table:table-cell>
              <table:table-cell office:value-type="float" office:value="0.0129525573211144">
                <text:p>0.012952557321114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124051570892334">
                <text:p>0.0124051570892334</text:p>
              </table:table-cell>
              <table:table-cell office:value-type="float" office:value="0.0128393675624545">
                <text:p>0.012839367562454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123939514160156">
                <text:p>0.0123939514160156</text:p>
              </table:table-cell>
              <table:table-cell office:value-type="float" office:value="0.0129613883504737">
                <text:p>0.012961388350473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124030113220215">
                <text:p>0.0124030113220215</text:p>
              </table:table-cell>
              <table:table-cell office:value-type="float" office:value="0.0129415238915338">
                <text:p>0.012941523891533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123989582061768">
                <text:p>0.0123989582061768</text:p>
              </table:table-cell>
              <table:table-cell office:value-type="float" office:value="0.0129152057989214">
                <text:p>0.012915205798921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123989582061768">
                <text:p>0.0123989582061768</text:p>
              </table:table-cell>
              <table:table-cell office:value-type="float" office:value="0.0128818018133712">
                <text:p>0.012881801813371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126228332519531">
                <text:p>0.0126228332519531</text:p>
              </table:table-cell>
              <table:table-cell office:value-type="float" office:value="0.0129234836886566">
                <text:p>0.012923483688656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126221179962158">
                <text:p>0.0126221179962158</text:p>
              </table:table-cell>
              <table:table-cell office:value-type="float" office:value="0.0129684849076252">
                <text:p>0.012968484907625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126290321350098">
                <text:p>0.0126290321350098</text:p>
              </table:table-cell>
              <table:table-cell office:value-type="float" office:value="0.012994971397735">
                <text:p>0.01299497139773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126149654388428">
                <text:p>0.0126149654388428</text:p>
              </table:table-cell>
              <table:table-cell office:value-type="float" office:value="0.0129850925217216">
                <text:p>0.012985092521721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0134379863739014">
                <text:p>0.0134379863739014</text:p>
              </table:table-cell>
              <table:table-cell office:value-type="float" office:value="0.0140069837650764">
                <text:p>0.014006983765076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0112349987030029">
                <text:p>0.0112349987030029</text:p>
              </table:table-cell>
              <table:table-cell office:value-type="float" office:value="0.0140042687044384">
                <text:p>0.014004268704438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0124051570892334">
                <text:p>0.0124051570892334</text:p>
              </table:table-cell>
              <table:table-cell office:value-type="float" office:value="0.0136370143575829">
                <text:p>0.013637014357582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0124001502990723">
                <text:p>0.0124001502990723</text:p>
              </table:table-cell>
              <table:table-cell office:value-type="float" office:value="0.0133518755138917">
                <text:p>0.013351875513891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0124108791351318">
                <text:p>0.0124108791351318</text:p>
              </table:table-cell>
              <table:table-cell office:value-type="float" office:value="0.0131470816753233">
                <text:p>0.013147081675323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123879909515381">
                <text:p>0.0123879909515381</text:p>
              </table:table-cell>
              <table:table-cell office:value-type="float" office:value="0.0129639301828388">
                <text:p>0.012963930182838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012598991394043">
                <text:p>0.012598991394043</text:p>
              </table:table-cell>
              <table:table-cell office:value-type="float" office:value="0.0137298371576049">
                <text:p>0.013729837157604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0125801563262939">
                <text:p>0.0125801563262939</text:p>
              </table:table-cell>
              <table:table-cell office:value-type="float" office:value="0.0134914313151228">
                <text:p>0.013491431315122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0125770568847656">
                <text:p>0.0125770568847656</text:p>
              </table:table-cell>
              <table:table-cell office:value-type="float" office:value="0.0133030132658736">
                <text:p>0.013303013265873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134150981903076">
                <text:p>0.0134150981903076</text:p>
              </table:table-cell>
              <table:table-cell office:value-type="float" office:value="0.0140291491221628">
                <text:p>0.014029149122162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0112349987030029">
                <text:p>0.0112349987030029</text:p>
              </table:table-cell>
              <table:table-cell office:value-type="float" office:value="0.0142506275765063">
                <text:p>0.014250627576506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012382984161377">
                <text:p>0.012382984161377</text:p>
              </table:table-cell>
              <table:table-cell office:value-type="float" office:value="0.0137914501152434">
                <text:p>0.013791450115243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0123839378356934">
                <text:p>0.0123839378356934</text:p>
              </table:table-cell>
              <table:table-cell office:value-type="float" office:value="0.0134471732288372">
                <text:p>0.013447173228837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123989582061768">
                <text:p>0.0123989582061768</text:p>
              </table:table-cell>
              <table:table-cell office:value-type="float" office:value="0.0132049133328912">
                <text:p>0.013204913332891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0123529434204102">
                <text:p>0.0123529434204102</text:p>
              </table:table-cell>
              <table:table-cell office:value-type="float" office:value="0.0130214193965744">
                <text:p>0.013021419396574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0125589370727539">
                <text:p>0.0125589370727539</text:p>
              </table:table-cell>
              <table:table-cell office:value-type="float" office:value="0.0137081014057119">
                <text:p>0.0137081014057119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012559175491333">
                <text:p>0.012559175491333</text:p>
              </table:table-cell>
              <table:table-cell office:value-type="float" office:value="0.0134617706772875">
                <text:p>0.013461770677287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0125720500946045">
                <text:p>0.0125720500946045</text:p>
              </table:table-cell>
              <table:table-cell office:value-type="float" office:value="0.0132863939658783">
                <text:p>0.013286393965878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0134849548339844">
                <text:p>0.0134849548339844</text:p>
              </table:table-cell>
              <table:table-cell office:value-type="float" office:value="0.0141353599098894">
                <text:p>0.014135359909889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0112099647521973">
                <text:p>0.0112099647521973</text:p>
              </table:table-cell>
              <table:table-cell office:value-type="float" office:value="0.0142466975591219">
                <text:p>0.014246697559121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0123639106750488">
                <text:p>0.0123639106750488</text:p>
              </table:table-cell>
              <table:table-cell office:value-type="float" office:value="0.0137788822159248">
                <text:p>0.013778882215924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0123691558837891">
                <text:p>0.0123691558837891</text:p>
              </table:table-cell>
              <table:table-cell office:value-type="float" office:value="0.013433561396132">
                <text:p>0.01343356139613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0123779773712158">
                <text:p>0.0123779773712158</text:p>
              </table:table-cell>
              <table:table-cell office:value-type="float" office:value="0.0131836061092374">
                <text:p>0.013183606109237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0124311447143555">
                <text:p>0.0124311447143555</text:p>
              </table:table-cell>
              <table:table-cell office:value-type="float" office:value="0.0130542103151818">
                <text:p>0.013054210315181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0126211643218994">
                <text:p>0.0126211643218994</text:p>
              </table:table-cell>
              <table:table-cell office:value-type="float" office:value="0.0138527748466987">
                <text:p>0.013852774846698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0126211643218994">
                <text:p>0.0126211643218994</text:p>
              </table:table-cell>
              <table:table-cell office:value-type="float" office:value="0.0136288405700799">
                <text:p>0.013628840570079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0126287937164307">
                <text:p>0.0126287937164307</text:p>
              </table:table-cell>
              <table:table-cell office:value-type="float" office:value="0.0134589768871407">
                <text:p>0.013458976887140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0134079456329346">
                <text:p>0.0134079456329346</text:p>
              </table:table-cell>
              <table:table-cell office:value-type="float" office:value="0.0140444344542891">
                <text:p>0.014044434454289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011221170425415">
                <text:p>0.011221170425415</text:p>
              </table:table-cell>
              <table:table-cell office:value-type="float" office:value="0.0143929349398196">
                <text:p>0.014392934939819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0123698711395264">
                <text:p>0.0123698711395264</text:p>
              </table:table-cell>
              <table:table-cell office:value-type="float" office:value="0.0139016141459675">
                <text:p>0.013901614145967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0123810768127441">
                <text:p>0.0123810768127441</text:p>
              </table:table-cell>
              <table:table-cell office:value-type="float" office:value="0.0135215129419852">
                <text:p>0.013521512941985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0123758316040039">
                <text:p>0.0123758316040039</text:p>
              </table:table-cell>
              <table:table-cell office:value-type="float" office:value="0.0132410224554808">
                <text:p>0.013241022455480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0123491287231445">
                <text:p>0.0123491287231445</text:p>
              </table:table-cell>
              <table:table-cell office:value-type="float" office:value="0.0130532783803556">
                <text:p>0.013053278380355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012578010559082">
                <text:p>0.012578010559082</text:p>
              </table:table-cell>
              <table:table-cell office:value-type="float" office:value="0.0137413133940565">
                <text:p>0.013741313394056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0125827789306641">
                <text:p>0.0125827789306641</text:p>
              </table:table-cell>
              <table:table-cell office:value-type="float" office:value="0.0135114014027157">
                <text:p>0.013511401402715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0125739574432373">
                <text:p>0.0125739574432373</text:p>
              </table:table-cell>
              <table:table-cell office:value-type="float" office:value="0.0133215780327916">
                <text:p>0.013321578032791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013422966003418">
                <text:p>0.013422966003418</text:p>
              </table:table-cell>
              <table:table-cell office:value-type="float" office:value="0.0140280206983374">
                <text:p>0.014028020698337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0112478733062744">
                <text:p>0.0112478733062744</text:p>
              </table:table-cell>
              <table:table-cell office:value-type="float" office:value="0.0142448916828069">
                <text:p>0.014244891682806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124039649963379">
                <text:p>0.0124039649963379</text:p>
              </table:table-cell>
              <table:table-cell office:value-type="float" office:value="0.0138150561879037">
                <text:p>0.013815056187903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0123970508575439">
                <text:p>0.0123970508575439</text:p>
              </table:table-cell>
              <table:table-cell office:value-type="float" office:value="0.0134811016384939">
                <text:p>0.013481101638493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0123910903930664">
                <text:p>0.0123910903930664</text:p>
              </table:table-cell>
              <table:table-cell office:value-type="float" office:value="0.0132213618560018">
                <text:p>0.013221361856001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0123779773712158">
                <text:p>0.0123779773712158</text:p>
              </table:table-cell>
              <table:table-cell office:value-type="float" office:value="0.0130109094769144">
                <text:p>0.013010909476914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125770568847656">
                <text:p>0.0125770568847656</text:p>
              </table:table-cell>
              <table:table-cell office:value-type="float" office:value="0.0137249442196961">
                <text:p>0.013724944219696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0125617980957031">
                <text:p>0.0125617980957031</text:p>
              </table:table-cell>
              <table:table-cell office:value-type="float" office:value="0.0134730126636759">
                <text:p>0.013473012663675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0125620365142822">
                <text:p>0.0125620365142822</text:p>
              </table:table-cell>
              <table:table-cell office:value-type="float" office:value="0.01327947534569">
                <text:p>0.0132794753456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0124888420104981">
                <text:p>0.0124888420104981</text:p>
              </table:table-cell>
              <table:table-cell office:value-type="float" office:value="0.0138087594694727">
                <text:p>0.013808759469472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111958980560303">
                <text:p>0.0111958980560303</text:p>
              </table:table-cell>
              <table:table-cell office:value-type="float" office:value="0.0142570042295257">
                <text:p>0.014257004229525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0123269557952881">
                <text:p>0.0123269557952881</text:p>
              </table:table-cell>
              <table:table-cell office:value-type="float" office:value="0.0138131724697706">
                <text:p>0.013813172469770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0124588012695313">
                <text:p>0.0124588012695313</text:p>
              </table:table-cell>
              <table:table-cell office:value-type="float" office:value="0.0135636203334039">
                <text:p>0.013563620333403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0124719142913818">
                <text:p>0.0124719142913818</text:p>
              </table:table-cell>
              <table:table-cell office:value-type="float" office:value="0.0133800782977492">
                <text:p>0.013380078297749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011408805847168">
                <text:p>0.011408805847168</text:p>
              </table:table-cell>
              <table:table-cell office:value-type="float" office:value="0.0139826996506373">
                <text:p>0.013982699650637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0126159191131592">
                <text:p>0.0126159191131592</text:p>
              </table:table-cell>
              <table:table-cell office:value-type="float" office:value="0.0137963255454843">
                <text:p>0.013796325545484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012598991394043">
                <text:p>0.012598991394043</text:p>
              </table:table-cell>
              <table:table-cell office:value-type="float" office:value="0.013732234397851">
                <text:p>0.01373223439785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0125980377197266">
                <text:p>0.0125980377197266</text:p>
              </table:table-cell>
              <table:table-cell office:value-type="float" office:value="0.0136536878547416">
                <text:p>0.013653687854741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0133650302886963">
                <text:p>0.0133650302886963</text:p>
              </table:table-cell>
              <table:table-cell office:value-type="float" office:value="0.0138275559986019">
                <text:p>0.013827555998601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0122702121734619">
                <text:p>0.0122702121734619</text:p>
              </table:table-cell>
              <table:table-cell office:value-type="float" office:value="0.0134459947192449">
                <text:p>0.013445994719244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0123300552368164">
                <text:p>0.0123300552368164</text:p>
              </table:table-cell>
              <table:table-cell office:value-type="float" office:value="0.0132205902140843">
                <text:p>0.013220590214084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0123391151428223">
                <text:p>0.0123391151428223</text:p>
              </table:table-cell>
              <table:table-cell office:value-type="float" office:value="0.0130369118717779">
                <text:p>0.013036911871777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0123281478881836">
                <text:p>0.0123281478881836</text:p>
              </table:table-cell>
              <table:table-cell office:value-type="float" office:value="0.0129041631596683">
                <text:p>0.012904163159668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0123200416564941">
                <text:p>0.0123200416564941</text:p>
              </table:table-cell>
              <table:table-cell office:value-type="float" office:value="0.0128061392928408">
                <text:p>0.012806139292840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0125279426574707">
                <text:p>0.0125279426574707</text:p>
              </table:table-cell>
              <table:table-cell office:value-type="float" office:value="0.0135416831981943">
                <text:p>0.013541683198194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012545108795166">
                <text:p>0.012545108795166</text:p>
              </table:table-cell>
              <table:table-cell office:value-type="float" office:value="0.0133417116859364">
                <text:p>0.013341711685936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0125460624694824">
                <text:p>0.0125460624694824</text:p>
              </table:table-cell>
              <table:table-cell office:value-type="float" office:value="0.0131866594242866">
                <text:p>0.013186659424286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013355016708374">
                <text:p>0.013355016708374</text:p>
              </table:table-cell>
              <table:table-cell office:value-type="float" office:value="0.014014674192875">
                <text:p>0.01401467419287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0112628936767578">
                <text:p>0.0112628936767578</text:p>
              </table:table-cell>
              <table:table-cell office:value-type="float" office:value="0.014099940331448">
                <text:p>0.01409994033144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0124189853668213">
                <text:p>0.0124189853668213</text:p>
              </table:table-cell>
              <table:table-cell office:value-type="float" office:value="0.0137424360571783">
                <text:p>0.013742436057178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0124139785766602">
                <text:p>0.0124139785766602</text:p>
              </table:table-cell>
              <table:table-cell office:value-type="float" office:value="0.0134608334041839">
                <text:p>0.013460833404183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0124070644378662">
                <text:p>0.0124070644378662</text:p>
              </table:table-cell>
              <table:table-cell office:value-type="float" office:value="0.013235539043653">
                <text:p>0.01323553904365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0123050212860107">
                <text:p>0.0123050212860107</text:p>
              </table:table-cell>
              <table:table-cell office:value-type="float" office:value="0.0130747917839002">
                <text:p>0.013074791783900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0125319957733154">
                <text:p>0.0125319957733154</text:p>
              </table:table-cell>
              <table:table-cell office:value-type="float" office:value="0.0136849591754331">
                <text:p>0.013684959175433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125260353088379">
                <text:p>0.0125260353088379</text:p>
              </table:table-cell>
              <table:table-cell office:value-type="float" office:value="0.0134258480663835">
                <text:p>0.013425848066383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125300884246826">
                <text:p>0.0125300884246826</text:p>
              </table:table-cell>
              <table:table-cell office:value-type="float" office:value="0.0132322470077217">
                <text:p>0.013232247007721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012286901473999">
                <text:p>0.012286901473999</text:p>
              </table:table-cell>
              <table:table-cell office:value-type="float" office:value="0.0130285346961719">
                <text:p>0.013028534696171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0122990608215332">
                <text:p>0.0122990608215332</text:p>
              </table:table-cell>
              <table:table-cell office:value-type="float" office:value="0.0132247253064838">
                <text:p>0.013224725306483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0123100280761719">
                <text:p>0.0123100280761719</text:p>
              </table:table-cell>
              <table:table-cell office:value-type="float" office:value="0.0131812658270829">
                <text:p>0.013181265827082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122950077056885">
                <text:p>0.0122950077056885</text:p>
              </table:table-cell>
              <table:table-cell office:value-type="float" office:value="0.0131386621881831">
                <text:p>0.013138662188183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0123000144958496">
                <text:p>0.0123000144958496</text:p>
              </table:table-cell>
              <table:table-cell office:value-type="float" office:value="0.0130799584061861">
                <text:p>0.013079958406186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0125360488891602">
                <text:p>0.0125360488891602</text:p>
              </table:table-cell>
              <table:table-cell office:value-type="float" office:value="0.0130234840989545">
                <text:p>0.013023484098954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012570858001709">
                <text:p>0.012570858001709</text:p>
              </table:table-cell>
              <table:table-cell office:value-type="float" office:value="0.0130440975458419">
                <text:p>0.013044097545841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12563943862915">
                <text:p>0.012563943862915</text:p>
              </table:table-cell>
              <table:table-cell office:value-type="float" office:value="0.0130350579784645">
                <text:p>0.013035057978464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12570858001709">
                <text:p>0.012570858001709</text:p>
              </table:table-cell>
              <table:table-cell office:value-type="float" office:value="0.0130221818524053">
                <text:p>0.013022181852405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0122981071472168">
                <text:p>0.0122981071472168</text:p>
              </table:table-cell>
              <table:table-cell office:value-type="float" office:value="0.0128697307493551">
                <text:p>0.012869730749355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012319803237915">
                <text:p>0.012319803237915</text:p>
              </table:table-cell>
              <table:table-cell office:value-type="float" office:value="0.013012953206405">
                <text:p>0.01301295320640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0123190879821777">
                <text:p>0.0123190879821777</text:p>
              </table:table-cell>
              <table:table-cell office:value-type="float" office:value="0.0129858618197222">
                <text:p>0.012985861819722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0123138427734375">
                <text:p>0.0123138427734375</text:p>
              </table:table-cell>
              <table:table-cell office:value-type="float" office:value="0.012951835972436">
                <text:p>0.01295183597243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0123279094696045">
                <text:p>0.0123279094696045</text:p>
              </table:table-cell>
              <table:table-cell office:value-type="float" office:value="0.0128972608635396">
                <text:p>0.012897260863539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0125558376312256">
                <text:p>0.0125558376312256</text:p>
              </table:table-cell>
              <table:table-cell office:value-type="float" office:value="0.012933568067915">
                <text:p>0.01293356806791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0125570297241211">
                <text:p>0.0125570297241211</text:p>
              </table:table-cell>
              <table:table-cell office:value-type="float" office:value="0.0129649983365807">
                <text:p>0.012964998336580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0125460624694824">
                <text:p>0.0125460624694824</text:p>
              </table:table-cell>
              <table:table-cell office:value-type="float" office:value="0.0129605372697848">
                <text:p>0.012960537269784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0125629901885986">
                <text:p>0.0125629901885986</text:p>
              </table:table-cell>
              <table:table-cell office:value-type="float" office:value="0.0129637010411962">
                <text:p>0.012963701041196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0122730731964111">
                <text:p>0.0122730731964111</text:p>
              </table:table-cell>
              <table:table-cell office:value-type="float" office:value="0.0128753267044535">
                <text:p>0.012875326704453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01230788230896">
                <text:p>0.01230788230896</text:p>
              </table:table-cell>
              <table:table-cell office:value-type="float" office:value="0.0129713733633092">
                <text:p>0.012971373363309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0123119354248047">
                <text:p>0.0123119354248047</text:p>
              </table:table-cell>
              <table:table-cell office:value-type="float" office:value="0.0129521277528833">
                <text:p>0.012952127752883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0123088359832764">
                <text:p>0.0123088359832764</text:p>
              </table:table-cell>
              <table:table-cell office:value-type="float" office:value="0.0129222038221261">
                <text:p>0.012922203822126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012300968170166">
                <text:p>0.012300968170166</text:p>
              </table:table-cell>
              <table:table-cell office:value-type="float" office:value="0.0128902828340742">
                <text:p>0.012890282834074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0125300884246826">
                <text:p>0.0125300884246826</text:p>
              </table:table-cell>
              <table:table-cell office:value-type="float" office:value="0.0129190725743878">
                <text:p>0.012919072574387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0125229358673096">
                <text:p>0.0125229358673096</text:p>
              </table:table-cell>
              <table:table-cell office:value-type="float" office:value="0.0129275784198092">
                <text:p>0.012927578419809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0125319957733154">
                <text:p>0.0125319957733154</text:p>
              </table:table-cell>
              <table:table-cell office:value-type="float" office:value="0.012930707695358">
                <text:p>0.01293070769535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0125329494476318">
                <text:p>0.0125329494476318</text:p>
              </table:table-cell>
              <table:table-cell office:value-type="float" office:value="0.012921374418479">
                <text:p>0.01292137441847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0122580528259277">
                <text:p>0.0122580528259277</text:p>
              </table:table-cell>
              <table:table-cell office:value-type="float" office:value="0.0128681091737594">
                <text:p>0.0128681091737594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0122721195220947">
                <text:p>0.0122721195220947</text:p>
              </table:table-cell>
              <table:table-cell office:value-type="float" office:value="0.0129511247899281">
                <text:p>0.012951124789928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0122590065002441">
                <text:p>0.0122590065002441</text:p>
              </table:table-cell>
              <table:table-cell office:value-type="float" office:value="0.012960903450691">
                <text:p>0.01296090345069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0122649669647217">
                <text:p>0.0122649669647217</text:p>
              </table:table-cell>
              <table:table-cell office:value-type="float" office:value="0.0129401710106973">
                <text:p>0.012940171010697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0122661590576172">
                <text:p>0.0122661590576172</text:p>
              </table:table-cell>
              <table:table-cell office:value-type="float" office:value="0.0129044221392312">
                <text:p>0.012904422139231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0125138759613037">
                <text:p>0.0125138759613037</text:p>
              </table:table-cell>
              <table:table-cell office:value-type="float" office:value="0.0129181365477127">
                <text:p>0.012918136547712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0125150680541992">
                <text:p>0.0125150680541992</text:p>
              </table:table-cell>
              <table:table-cell office:value-type="float" office:value="0.0129396749730517">
                <text:p>0.012939674973051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0125331878662109">
                <text:p>0.0125331878662109</text:p>
              </table:table-cell>
              <table:table-cell office:value-type="float" office:value="0.0129609253869794">
                <text:p>0.012960925386979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0125341415405273">
                <text:p>0.0125341415405273</text:p>
              </table:table-cell>
              <table:table-cell office:value-type="float" office:value="0.0129625770572015">
                <text:p>0.012962577057201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122661590576172">
                <text:p>0.0122661590576172</text:p>
              </table:table-cell>
              <table:table-cell office:value-type="float" office:value="0.0128067465702419">
                <text:p>0.012806746570241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0122990608215332">
                <text:p>0.0122990608215332</text:p>
              </table:table-cell>
              <table:table-cell office:value-type="float" office:value="0.0129392727213384">
                <text:p>0.012939272721338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0122981071472168">
                <text:p>0.0122981071472168</text:p>
              </table:table-cell>
              <table:table-cell office:value-type="float" office:value="0.0129048070940862">
                <text:p>0.0129048070940862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0123000144958496">
                <text:p>0.0123000144958496</text:p>
              </table:table-cell>
              <table:table-cell office:value-type="float" office:value="0.0128615607228085">
                <text:p>0.012861560722808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122849941253662">
                <text:p>0.0122849941253662</text:p>
              </table:table-cell>
              <table:table-cell office:value-type="float" office:value="0.0128287747962381">
                <text:p>0.012828774796238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0125360488891602">
                <text:p>0.0125360488891602</text:p>
              </table:table-cell>
              <table:table-cell office:value-type="float" office:value="0.0128944943675119">
                <text:p>0.012894494367511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0125250816345215">
                <text:p>0.0125250816345215</text:p>
              </table:table-cell>
              <table:table-cell office:value-type="float" office:value="0.0129285392768034">
                <text:p>0.012928539276803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0125389099121094">
                <text:p>0.0125389099121094</text:p>
              </table:table-cell>
              <table:table-cell office:value-type="float" office:value="0.012953830009491">
                <text:p>0.01295383000949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0125350952148438">
                <text:p>0.0125350952148438</text:p>
              </table:table-cell>
              <table:table-cell office:value-type="float" office:value="0.0129531692653502">
                <text:p>0.012953169265350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0122699737548828">
                <text:p>0.0122699737548828</text:p>
              </table:table-cell>
              <table:table-cell office:value-type="float" office:value="0.0128240998778669">
                <text:p>0.012824099877866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0122690200805664">
                <text:p>0.0122690200805664</text:p>
              </table:table-cell>
              <table:table-cell office:value-type="float" office:value="0.0129644406713801">
                <text:p>0.012964440671380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0122718811035156">
                <text:p>0.0122718811035156</text:p>
              </table:table-cell>
              <table:table-cell office:value-type="float" office:value="0.0129476022430437">
                <text:p>0.012947602243043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0122840404510498">
                <text:p>0.0122840404510498</text:p>
              </table:table-cell>
              <table:table-cell office:value-type="float" office:value="0.0129047963097453">
                <text:p>0.012904796309745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0122771263122559">
                <text:p>0.0122771263122559</text:p>
              </table:table-cell>
              <table:table-cell office:value-type="float" office:value="0.0128633561668787">
                <text:p>0.012863356166878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0125191211700439">
                <text:p>0.0125191211700439</text:p>
              </table:table-cell>
              <table:table-cell office:value-type="float" office:value="0.0128916178504914">
                <text:p>0.012891617850491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0125179290771484">
                <text:p>0.0125179290771484</text:p>
              </table:table-cell>
              <table:table-cell office:value-type="float" office:value="0.0129229448942548">
                <text:p>0.012922944894254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0125210285186768">
                <text:p>0.0125210285186768</text:p>
              </table:table-cell>
              <table:table-cell office:value-type="float" office:value="0.0129343333941594">
                <text:p>0.012934333394159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0125110149383545">
                <text:p>0.0125110149383545</text:p>
              </table:table-cell>
              <table:table-cell office:value-type="float" office:value="0.0129176260420003">
                <text:p>0.012917626042000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0123350620269775">
                <text:p>0.0123350620269775</text:p>
              </table:table-cell>
              <table:table-cell office:value-type="float" office:value="0.0127699054011785">
                <text:p>0.012769905401178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0122270584106445">
                <text:p>0.0122270584106445</text:p>
              </table:table-cell>
              <table:table-cell office:value-type="float" office:value="0.0129641726833189">
                <text:p>0.012964172683318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0122299194335938">
                <text:p>0.0122299194335938</text:p>
              </table:table-cell>
              <table:table-cell office:value-type="float" office:value="0.0129691807005825">
                <text:p>0.012969180700582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012239933013916">
                <text:p>0.012239933013916</text:p>
              </table:table-cell>
              <table:table-cell office:value-type="float" office:value="0.0129406034145364">
                <text:p>0.012940603414536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0122389793395996">
                <text:p>0.0122389793395996</text:p>
              </table:table-cell>
              <table:table-cell office:value-type="float" office:value="0.0129007880855762">
                <text:p>0.012900788085576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0126030445098877">
                <text:p>0.0126030445098877</text:p>
              </table:table-cell>
              <table:table-cell office:value-type="float" office:value="0.0129554957858696">
                <text:p>0.012955495785869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0126109123229981">
                <text:p>0.0126109123229981</text:p>
              </table:table-cell>
              <table:table-cell office:value-type="float" office:value="0.0130751266631978">
                <text:p>0.013075126663197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0126008987426758">
                <text:p>0.0126008987426758</text:p>
              </table:table-cell>
              <table:table-cell office:value-type="float" office:value="0.0131278624504507">
                <text:p>0.013127862450450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0126290321350098">
                <text:p>0.0126290321350098</text:p>
              </table:table-cell>
              <table:table-cell office:value-type="float" office:value="0.0131776527613431">
                <text:p>0.013177652761343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0112168788909912">
                <text:p>0.0112168788909912</text:p>
              </table:table-cell>
              <table:table-cell office:value-type="float" office:value="0.0138606657850953">
                <text:p>0.013860665785095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0122640132904053">
                <text:p>0.0122640132904053</text:p>
              </table:table-cell>
              <table:table-cell office:value-type="float" office:value="0.0131635789678169">
                <text:p>0.013163578967816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0122809410095215">
                <text:p>0.0122809410095215</text:p>
              </table:table-cell>
              <table:table-cell office:value-type="float" office:value="0.0131114198591696">
                <text:p>0.013111419859169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0122768878936768">
                <text:p>0.0122768878936768</text:p>
              </table:table-cell>
              <table:table-cell office:value-type="float" office:value="0.0130547844564324">
                <text:p>0.013054784456432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0122718811035156">
                <text:p>0.0122718811035156</text:p>
              </table:table-cell>
              <table:table-cell office:value-type="float" office:value="0.012997689147191">
                <text:p>0.01299768914719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0114710330963135">
                <text:p>0.0114710330963135</text:p>
              </table:table-cell>
              <table:table-cell office:value-type="float" office:value="0.0141219909336223">
                <text:p>0.014121990933622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0125460624694824">
                <text:p>0.0125460624694824</text:p>
              </table:table-cell>
              <table:table-cell office:value-type="float" office:value="0.0140842437869518">
                <text:p>0.014084243786951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0125339031219482">
                <text:p>0.0125339031219482</text:p>
              </table:table-cell>
              <table:table-cell office:value-type="float" office:value="0.0139977247898025">
                <text:p>0.013997724789802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0125420093536377">
                <text:p>0.0125420093536377</text:p>
              </table:table-cell>
              <table:table-cell office:value-type="float" office:value="0.0139043217814534">
                <text:p>0.013904321781453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0132310390472412">
                <text:p>0.0132310390472412</text:p>
              </table:table-cell>
              <table:table-cell office:value-type="float" office:value="0.013766897218961">
                <text:p>0.01376689721896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0122480392456055">
                <text:p>0.0122480392456055</text:p>
              </table:table-cell>
              <table:table-cell office:value-type="float" office:value="0.013516625936999">
                <text:p>0.01351662593699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0123238563537598">
                <text:p>0.0123238563537598</text:p>
              </table:table-cell>
              <table:table-cell office:value-type="float" office:value="0.0132668240012982">
                <text:p>0.013266824001298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0123190879821777">
                <text:p>0.0123190879821777</text:p>
              </table:table-cell>
              <table:table-cell office:value-type="float" office:value="0.0130680593239792">
                <text:p>0.013068059323979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0123050212860107">
                <text:p>0.0123050212860107</text:p>
              </table:table-cell>
              <table:table-cell office:value-type="float" office:value="0.0128983896168694">
                <text:p>0.012898389616869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0121901035308838">
                <text:p>0.0121901035308838</text:p>
              </table:table-cell>
              <table:table-cell office:value-type="float" office:value="0.0128268745422107">
                <text:p>0.0128268745422107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0124258995056152">
                <text:p>0.0124258995056152</text:p>
              </table:table-cell>
              <table:table-cell office:value-type="float" office:value="0.0134612595483829">
                <text:p>0.013461259548382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0124068260192871">
                <text:p>0.0124068260192871</text:p>
              </table:table-cell>
              <table:table-cell office:value-type="float" office:value="0.0132068721536104">
                <text:p>0.013206872153610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0124011039733887">
                <text:p>0.0124011039733887</text:p>
              </table:table-cell>
              <table:table-cell office:value-type="float" office:value="0.0130084916824576">
                <text:p>0.013008491682457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0122280120849609">
                <text:p>0.0122280120849609</text:p>
              </table:table-cell>
              <table:table-cell office:value-type="float" office:value="0.0128143883601403">
                <text:p>0.012814388360140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0122439861297607">
                <text:p>0.0122439861297607</text:p>
              </table:table-cell>
              <table:table-cell office:value-type="float" office:value="0.0129906785977243">
                <text:p>0.012990678597724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012253999710083">
                <text:p>0.012253999710083</text:p>
              </table:table-cell>
              <table:table-cell office:value-type="float" office:value="0.0129468927384623">
                <text:p>0.012946892738462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0122461318969727">
                <text:p>0.0122461318969727</text:p>
              </table:table-cell>
              <table:table-cell office:value-type="float" office:value="0.0129033896976563">
                <text:p>0.012903389697656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0122549533843994">
                <text:p>0.0122549533843994</text:p>
              </table:table-cell>
              <table:table-cell office:value-type="float" office:value="0.0128465827193576">
                <text:p>0.012846582719357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0124921798706055">
                <text:p>0.0124921798706055</text:p>
              </table:table-cell>
              <table:table-cell office:value-type="float" office:value="0.0128816501797829">
                <text:p>0.012881650179782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0124919414520264">
                <text:p>0.0124919414520264</text:p>
              </table:table-cell>
              <table:table-cell office:value-type="float" office:value="0.0129133515808601">
                <text:p>0.012913351580860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0124859809875488">
                <text:p>0.0124859809875488</text:p>
              </table:table-cell>
              <table:table-cell office:value-type="float" office:value="0.0129142810362537">
                <text:p>0.012914281036253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0124900341033936">
                <text:p>0.0124900341033936</text:p>
              </table:table-cell>
              <table:table-cell office:value-type="float" office:value="0.012906066370159">
                <text:p>0.01290606637015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0121991634368896">
                <text:p>0.0121991634368896</text:p>
              </table:table-cell>
              <table:table-cell office:value-type="float" office:value="0.0128095308058508">
                <text:p>0.012809530805850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0122230052947998">
                <text:p>0.0122230052947998</text:p>
              </table:table-cell>
              <table:table-cell office:value-type="float" office:value="0.0129256305604768">
                <text:p>0.0129256305604768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012239933013916">
                <text:p>0.012239933013916</text:p>
              </table:table-cell>
              <table:table-cell office:value-type="float" office:value="0.0129017007665937">
                <text:p>0.012901700766593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0122408866882324">
                <text:p>0.0122408866882324</text:p>
              </table:table-cell>
              <table:table-cell office:value-type="float" office:value="0.0128644821320599">
                <text:p>0.012864482132059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0122420787811279">
                <text:p>0.0122420787811279</text:p>
              </table:table-cell>
              <table:table-cell office:value-type="float" office:value="0.0128195269642439">
                <text:p>0.012819526964243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0124630928039551">
                <text:p>0.0124630928039551</text:p>
              </table:table-cell>
              <table:table-cell office:value-type="float" office:value="0.0128551144814365">
                <text:p>0.012855114481436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0124590396881104">
                <text:p>0.0124590396881104</text:p>
              </table:table-cell>
              <table:table-cell office:value-type="float" office:value="0.012868218335793">
                <text:p>0.01286821833579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0124471187591553">
                <text:p>0.0124471187591553</text:p>
              </table:table-cell>
              <table:table-cell office:value-type="float" office:value="0.0128506198624">
                <text:p>0.012850619862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0124568939208984">
                <text:p>0.0124568939208984</text:p>
              </table:table-cell>
              <table:table-cell office:value-type="float" office:value="0.0128374585117204">
                <text:p>0.012837458511720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0122160911560059">
                <text:p>0.0122160911560059</text:p>
              </table:table-cell>
              <table:table-cell office:value-type="float" office:value="0.0127233477819931">
                <text:p>0.012723347781993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0122020244598389">
                <text:p>0.0122020244598389</text:p>
              </table:table-cell>
              <table:table-cell office:value-type="float" office:value="0.0128693992409092">
                <text:p>0.012869399240909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0122358798980713">
                <text:p>0.0122358798980713</text:p>
              </table:table-cell>
              <table:table-cell office:value-type="float" office:value="0.0128398813740776">
                <text:p>0.012839881374077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0122439861297607">
                <text:p>0.0122439861297607</text:p>
              </table:table-cell>
              <table:table-cell office:value-type="float" office:value="0.0127945422751158">
                <text:p>0.012794542275115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0122480392456055">
                <text:p>0.0122480392456055</text:p>
              </table:table-cell>
              <table:table-cell office:value-type="float" office:value="0.0127440371355157">
                <text:p>0.0127440371355157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0124630928039551">
                <text:p>0.0124630928039551</text:p>
              </table:table-cell>
              <table:table-cell office:value-type="float" office:value="0.0127986665915727">
                <text:p>0.012798666591572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0124640464782715">
                <text:p>0.0124640464782715</text:p>
              </table:table-cell>
              <table:table-cell office:value-type="float" office:value="0.0128386807631022">
                <text:p>0.012838680763102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0124449729919434">
                <text:p>0.0124449729919434</text:p>
              </table:table-cell>
              <table:table-cell office:value-type="float" office:value="0.0128317750696483">
                <text:p>0.0128317750696483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0124640464782715">
                <text:p>0.0124640464782715</text:p>
              </table:table-cell>
              <table:table-cell office:value-type="float" office:value="0.0128366133155101">
                <text:p>0.012836613315510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0122709274291992">
                <text:p>0.0122709274291992</text:p>
              </table:table-cell>
              <table:table-cell office:value-type="float" office:value="0.0126493168930875">
                <text:p>0.012649316893087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0122439861297607">
                <text:p>0.0122439861297607</text:p>
              </table:table-cell>
              <table:table-cell office:value-type="float" office:value="0.0128271577182281">
                <text:p>0.012827157718228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0122687816619873">
                <text:p>0.0122687816619873</text:p>
              </table:table-cell>
              <table:table-cell office:value-type="float" office:value="0.012781032279674">
                <text:p>0.01278103227967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0122549533843994">
                <text:p>0.0122549533843994</text:p>
              </table:table-cell>
              <table:table-cell office:value-type="float" office:value="0.0127468543717095">
                <text:p>0.012746854371709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01226806640625">
                <text:p>0.01226806640625</text:p>
              </table:table-cell>
              <table:table-cell office:value-type="float" office:value="0.0126975793196351">
                <text:p>0.012697579319635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0125370025634766">
                <text:p>0.0125370025634766</text:p>
              </table:table-cell>
              <table:table-cell office:value-type="float" office:value="0.0128143092371079">
                <text:p>0.012814309237107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0125341415405273">
                <text:p>0.0125341415405273</text:p>
              </table:table-cell>
              <table:table-cell office:value-type="float" office:value="0.0129107009785025">
                <text:p>0.012910700978502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0125250816345215">
                <text:p>0.0125250816345215</text:p>
              </table:table-cell>
              <table:table-cell office:value-type="float" office:value="0.0129519981820993">
                <text:p>0.0129519981820993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0125250816345215">
                <text:p>0.0125250816345215</text:p>
              </table:table-cell>
              <table:table-cell office:value-type="float" office:value="0.012965758329848">
                <text:p>0.01296575832984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0121679306030273">
                <text:p>0.0121679306030273</text:p>
              </table:table-cell>
              <table:table-cell office:value-type="float" office:value="0.0129186538557261">
                <text:p>0.012918653855726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0122089385986328">
                <text:p>0.0122089385986328</text:p>
              </table:table-cell>
              <table:table-cell office:value-type="float" office:value="0.0129966638671955">
                <text:p>0.012996663867195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0122020244598389">
                <text:p>0.0122020244598389</text:p>
              </table:table-cell>
              <table:table-cell office:value-type="float" office:value="0.0129983790828819">
                <text:p>0.012998379082881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0121970176696777">
                <text:p>0.0121970176696777</text:p>
              </table:table-cell>
              <table:table-cell office:value-type="float" office:value="0.0129789995525969">
                <text:p>0.012978999552596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0121989250183106">
                <text:p>0.0121989250183106</text:p>
              </table:table-cell>
              <table:table-cell office:value-type="float" office:value="0.0129401758719525">
                <text:p>0.012940175871952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0124340057373047">
                <text:p>0.0124340057373047</text:p>
              </table:table-cell>
              <table:table-cell office:value-type="float" office:value="0.0129135655443185">
                <text:p>0.012913565544318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0124521255493164">
                <text:p>0.0124521255493164</text:p>
              </table:table-cell>
              <table:table-cell office:value-type="float" office:value="0.0129156248845012">
                <text:p>0.012915624884501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012437105178833">
                <text:p>0.012437105178833</text:p>
              </table:table-cell>
              <table:table-cell office:value-type="float" office:value="0.0128855940554777">
                <text:p>0.012885594055477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0124340057373047">
                <text:p>0.0124340057373047</text:p>
              </table:table-cell>
              <table:table-cell office:value-type="float" office:value="0.0128483841748166">
                <text:p>0.012848384174816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0121619701385498">
                <text:p>0.0121619701385498</text:p>
              </table:table-cell>
              <table:table-cell office:value-type="float" office:value="0.0145274406142111">
                <text:p>0.014527440614211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0121710300445557">
                <text:p>0.0121710300445557</text:p>
              </table:table-cell>
              <table:table-cell office:value-type="float" office:value="0.0128897451978516">
                <text:p>0.012889745197851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0132191181182861">
                <text:p>0.0132191181182861</text:p>
              </table:table-cell>
              <table:table-cell office:value-type="float" office:value="0.0137457727393576">
                <text:p>0.0137457727393576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0132172107696533">
                <text:p>0.0132172107696533</text:p>
              </table:table-cell>
              <table:table-cell office:value-type="float" office:value="0.0142889370893504">
                <text:p>0.014288937089350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0132229328155518">
                <text:p>0.0132229328155518</text:p>
              </table:table-cell>
              <table:table-cell office:value-type="float" office:value="0.0146183345481785">
                <text:p>0.014618334548178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0124309062957764">
                <text:p>0.0124309062957764</text:p>
              </table:table-cell>
              <table:table-cell office:value-type="float" office:value="0.0141585513801073">
                <text:p>0.014158551380107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0124390125274658">
                <text:p>0.0124390125274658</text:p>
              </table:table-cell>
              <table:table-cell office:value-type="float" office:value="0.0138553859586131">
                <text:p>0.013855385958613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0124289989471436">
                <text:p>0.0124289989471436</text:p>
              </table:table-cell>
              <table:table-cell office:value-type="float" office:value="0.0136209338638162">
                <text:p>0.013620933863816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0124449729919434">
                <text:p>0.0124449729919434</text:p>
              </table:table-cell>
              <table:table-cell office:value-type="float" office:value="0.0134158494212599">
                <text:p>0.013415849421259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0121660232543945">
                <text:p>0.0121660232543945</text:p>
              </table:table-cell>
              <table:table-cell office:value-type="float" office:value="0.0132146698662323">
                <text:p>0.013214669866232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0121111869812012">
                <text:p>0.0121111869812012</text:p>
              </table:table-cell>
              <table:table-cell office:value-type="float" office:value="0.0135429856268155">
                <text:p>0.013542985626815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0121939182281494">
                <text:p>0.0121939182281494</text:p>
              </table:table-cell>
              <table:table-cell office:value-type="float" office:value="0.0135092852129563">
                <text:p>0.013509285212956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0121939182281494">
                <text:p>0.0121939182281494</text:p>
              </table:table-cell>
              <table:table-cell office:value-type="float" office:value="0.0134460640980859">
                <text:p>0.013446064098085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012192964553833">
                <text:p>0.012192964553833</text:p>
              </table:table-cell>
              <table:table-cell office:value-type="float" office:value="0.0133662801480436">
                <text:p>0.013366280148043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0121810436248779">
                <text:p>0.0121810436248779</text:p>
              </table:table-cell>
              <table:table-cell office:value-type="float" office:value="0.0132876866313449">
                <text:p>0.0132876866313449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0124509334564209">
                <text:p>0.0124509334564209</text:p>
              </table:table-cell>
              <table:table-cell office:value-type="float" office:value="0.0131318855950369">
                <text:p>0.013131885595036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012441873550415">
                <text:p>0.012441873550415</text:p>
              </table:table-cell>
              <table:table-cell office:value-type="float" office:value="0.0130460862684766">
                <text:p>0.013046086268476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0124368667602539">
                <text:p>0.0124368667602539</text:p>
              </table:table-cell>
              <table:table-cell office:value-type="float" office:value="0.0129652661740507">
                <text:p>0.012965266174050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0132410526275635">
                <text:p>0.0132410526275635</text:p>
              </table:table-cell>
              <table:table-cell office:value-type="float" office:value="0.0136223294821182">
                <text:p>0.013622329482118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0122170448303223">
                <text:p>0.0122170448303223</text:p>
              </table:table-cell>
              <table:table-cell office:value-type="float" office:value="0.0129450901288332">
                <text:p>0.012945090128833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0122888088226318">
                <text:p>0.0122888088226318</text:p>
              </table:table-cell>
              <table:table-cell office:value-type="float" office:value="0.0128463046903099">
                <text:p>0.012846304690309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0123031139373779">
                <text:p>0.0123031139373779</text:p>
              </table:table-cell>
              <table:table-cell office:value-type="float" office:value="0.0127515380250112">
                <text:p>0.012751538025011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012315034866333">
                <text:p>0.012315034866333</text:p>
              </table:table-cell>
              <table:table-cell office:value-type="float" office:value="0.0126649033353347">
                <text:p>0.012664903335334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0122270584106445">
                <text:p>0.0122270584106445</text:p>
              </table:table-cell>
              <table:table-cell office:value-type="float" office:value="0.0126740953293056">
                <text:p>0.012674095329305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000444889068603516">
                <text:p>0.000444889068603516</text:p>
              </table:table-cell>
              <table:table-cell office:value-type="float" office:value="0.0238163467007903">
                <text:p>0.023816346700790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0124499797821045">
                <text:p>0.0124499797821045</text:p>
              </table:table-cell>
              <table:table-cell office:value-type="float" office:value="0.0287195371649264">
                <text:p>0.028719537164926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000425815582275391">
                <text:p>0.000425815582275391</text:p>
              </table:table-cell>
              <table:table-cell office:value-type="float" office:value="0.0297925017500752">
                <text:p>0.029792501750075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0134317874908447">
                <text:p>0.0134317874908447</text:p>
              </table:table-cell>
              <table:table-cell office:value-type="float" office:value="0.0271730772951316">
                <text:p>0.027173077295131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000436067581176758">
                <text:p>0.000436067581176758</text:p>
              </table:table-cell>
              <table:table-cell office:value-type="float" office:value="0.032787674059386">
                <text:p>0.03278767405938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0144221782684326">
                <text:p>0.0144221782684326</text:p>
              </table:table-cell>
              <table:table-cell office:value-type="float" office:value="0.0269257732524005">
                <text:p>0.026925773252400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0132229328155518">
                <text:p>0.0132229328155518</text:p>
              </table:table-cell>
              <table:table-cell office:value-type="float" office:value="0.0225935937129016">
                <text:p>0.022593593712901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0113279819488525">
                <text:p>0.0113279819488525</text:p>
              </table:table-cell>
              <table:table-cell office:value-type="float" office:value="0.0299201238572851">
                <text:p>0.029920123857285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0124008655548096">
                <text:p>0.0124008655548096</text:p>
              </table:table-cell>
              <table:table-cell office:value-type="float" office:value="0.027367974974146">
                <text:p>0.02736797497414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0133957862854004">
                <text:p>0.0133957862854004</text:p>
              </table:table-cell>
              <table:table-cell office:value-type="float" office:value="0.0265752590307696">
                <text:p>0.026575259030769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0143868923187256">
                <text:p>0.0143868923187256</text:p>
              </table:table-cell>
              <table:table-cell office:value-type="float" office:value="0.0267253641736764">
                <text:p>0.026725364173676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0122129917144775">
                <text:p>0.0122129917144775</text:p>
              </table:table-cell>
              <table:table-cell office:value-type="float" office:value="0.0237626302905174">
                <text:p>0.023762630290517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0121080875396729">
                <text:p>0.0121080875396729</text:p>
              </table:table-cell>
              <table:table-cell office:value-type="float" office:value="0.0136325100932122">
                <text:p>0.013632510093212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0120820999145508">
                <text:p>0.0120820999145508</text:p>
              </table:table-cell>
              <table:table-cell office:value-type="float" office:value="0.0202501432921729">
                <text:p>0.020250143292172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012070894241333">
                <text:p>0.012070894241333</text:p>
              </table:table-cell>
              <table:table-cell office:value-type="float" office:value="0.018444396215649">
                <text:p>0.01844439621564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0120680332183838">
                <text:p>0.0120680332183838</text:p>
              </table:table-cell>
              <table:table-cell office:value-type="float" office:value="0.017056984109165">
                <text:p>0.01705698410916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0120739936828613">
                <text:p>0.0120739936828613</text:p>
              </table:table-cell>
              <table:table-cell office:value-type="float" office:value="0.0159972957214852">
                <text:p>0.015997295721485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0131809711456299">
                <text:p>0.0131809711456299</text:p>
              </table:table-cell>
              <table:table-cell office:value-type="float" office:value="0.0164246216739779">
                <text:p>0.016424621673977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0121490955352783">
                <text:p>0.0121490955352783</text:p>
              </table:table-cell>
              <table:table-cell office:value-type="float" office:value="0.0154428301896449">
                <text:p>0.015442830189644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0121340751647949">
                <text:p>0.0121340751647949</text:p>
              </table:table-cell>
              <table:table-cell office:value-type="float" office:value="0.0146787024033086">
                <text:p>0.0146787024033086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0121431350708008">
                <text:p>0.0121431350708008</text:p>
              </table:table-cell>
              <table:table-cell office:value-type="float" office:value="0.0141079163365784">
                <text:p>0.014107916336578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0121290683746338">
                <text:p>0.0121290683746338</text:p>
              </table:table-cell>
              <table:table-cell office:value-type="float" office:value="0.0137321255563755">
                <text:p>0.013732125556375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0120840072631836">
                <text:p>0.0120840072631836</text:p>
              </table:table-cell>
              <table:table-cell office:value-type="float" office:value="0.0132457962301547">
                <text:p>0.013245796230154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013206958770752">
                <text:p>0.013206958770752</text:p>
              </table:table-cell>
              <table:table-cell office:value-type="float" office:value="0.0142190297983197">
                <text:p>0.014219029798319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0131978988647461">
                <text:p>0.0131978988647461</text:p>
              </table:table-cell>
              <table:table-cell office:value-type="float" office:value="0.0148158947135599">
                <text:p>0.014815894713559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01214599609375">
                <text:p>0.01214599609375</text:p>
              </table:table-cell>
              <table:table-cell office:value-type="float" office:value="0.0143731445712652">
                <text:p>0.014373144571265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0121479034423828">
                <text:p>0.0121479034423828</text:p>
              </table:table-cell>
              <table:table-cell office:value-type="float" office:value="0.0140113224704083">
                <text:p>0.014011322470408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0124030113220215">
                <text:p>0.0124030113220215</text:p>
              </table:table-cell>
              <table:table-cell office:value-type="float" office:value="0.0135093114672286">
                <text:p>0.013509311467228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0123941898345947">
                <text:p>0.0123941898345947</text:p>
              </table:table-cell>
              <table:table-cell office:value-type="float" office:value="0.0133185936683331">
                <text:p>0.013318593668333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0124108791351318">
                <text:p>0.0124108791351318</text:p>
              </table:table-cell>
              <table:table-cell office:value-type="float" office:value="0.0131833229561078">
                <text:p>0.013183322956107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0121328830718994">
                <text:p>0.0121328830718994</text:p>
              </table:table-cell>
              <table:table-cell office:value-type="float" office:value="0.0136928350864499">
                <text:p>0.013692835086449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0121209621429443">
                <text:p>0.0121209621429443</text:p>
              </table:table-cell>
              <table:table-cell office:value-type="float" office:value="0.0131407742078184">
                <text:p>0.013140774207818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0121548175811768">
                <text:p>0.0121548175811768</text:p>
              </table:table-cell>
              <table:table-cell office:value-type="float" office:value="0.0130513589562728">
                <text:p>0.0130513589562728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0121610164642334">
                <text:p>0.0121610164642334</text:p>
              </table:table-cell>
              <table:table-cell office:value-type="float" office:value="0.0129592392567997">
                <text:p>0.0129592392567997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0132021903991699">
                <text:p>0.0132021903991699</text:p>
              </table:table-cell>
              <table:table-cell office:value-type="float" office:value="0.0138422149263881">
                <text:p>0.0138422149263881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0124139785766602">
                <text:p>0.0124139785766602</text:p>
              </table:table-cell>
              <table:table-cell office:value-type="float" office:value="0.013429916983161">
                <text:p>0.01342991698316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0123870372772217">
                <text:p>0.0123870372772217</text:p>
              </table:table-cell>
              <table:table-cell office:value-type="float" office:value="0.0131953199408062">
                <text:p>0.013195319940806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012382984161377">
                <text:p>0.012382984161377</text:p>
              </table:table-cell>
              <table:table-cell office:value-type="float" office:value="0.0130115470431985">
                <text:p>0.013011547043198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0123789310455322">
                <text:p>0.0123789310455322</text:p>
              </table:table-cell>
              <table:table-cell office:value-type="float" office:value="0.0128667437337612">
                <text:p>0.012866743733761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0121040344238281">
                <text:p>0.0121040344238281</text:p>
              </table:table-cell>
              <table:table-cell office:value-type="float" office:value="0.0134511346438898">
                <text:p>0.013451134643889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0131781101226807">
                <text:p>0.0131781101226807</text:p>
              </table:table-cell>
              <table:table-cell office:value-type="float" office:value="0.0136555488772278">
                <text:p>0.0136555488772278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0121438503265381">
                <text:p>0.0121438503265381</text:p>
              </table:table-cell>
              <table:table-cell office:value-type="float" office:value="0.0136413325206994">
                <text:p>0.0136413325206994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0121300220489502">
                <text:p>0.0121300220489502</text:p>
              </table:table-cell>
              <table:table-cell office:value-type="float" office:value="0.0135973064610496">
                <text:p>0.013597306461049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0121331214904785">
                <text:p>0.0121331214904785</text:p>
              </table:table-cell>
              <table:table-cell office:value-type="float" office:value="0.0135198497101889">
                <text:p>0.013519849710188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0123810768127441">
                <text:p>0.0123810768127441</text:p>
              </table:table-cell>
              <table:table-cell office:value-type="float" office:value="0.0132319114568318">
                <text:p>0.013231911456831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011350154876709">
                <text:p>0.011350154876709</text:p>
              </table:table-cell>
              <table:table-cell office:value-type="float" office:value="0.0138669318102712">
                <text:p>0.013866931810271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0123980045318604">
                <text:p>0.0123980045318604</text:p>
              </table:table-cell>
              <table:table-cell office:value-type="float" office:value="0.0136642418358004">
                <text:p>0.013664241835800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0123898983001709">
                <text:p>0.0123898983001709</text:p>
              </table:table-cell>
              <table:table-cell office:value-type="float" office:value="0.0134825371136553">
                <text:p>0.013482537113655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0131921768188477">
                <text:p>0.0131921768188477</text:p>
              </table:table-cell>
              <table:table-cell office:value-type="float" office:value="0.0136744071260384">
                <text:p>0.013674407126038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0120849609375">
                <text:p>0.0120849609375</text:p>
              </table:table-cell>
              <table:table-cell office:value-type="float" office:value="0.0133222062956387">
                <text:p>0.0133222062956387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0121541023254395">
                <text:p>0.0121541023254395</text:p>
              </table:table-cell>
              <table:table-cell office:value-type="float" office:value="0.0131178265644265">
                <text:p>0.013117826564426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0121841430664063">
                <text:p>0.0121841430664063</text:p>
              </table:table-cell>
              <table:table-cell office:value-type="float" office:value="0.0129273003350042">
                <text:p>0.012927300335004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0121698379516602">
                <text:p>0.0121698379516602</text:p>
              </table:table-cell>
              <table:table-cell office:value-type="float" office:value="0.012791560807705">
                <text:p>0.01279156080770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0121679306030273">
                <text:p>0.0121679306030273</text:p>
              </table:table-cell>
              <table:table-cell office:value-type="float" office:value="0.0126847218337171">
                <text:p>0.012684721833717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0124268531799316">
                <text:p>0.0124268531799316</text:p>
              </table:table-cell>
              <table:table-cell office:value-type="float" office:value="0.013447829308244">
                <text:p>0.01344782930824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0124261379241943">
                <text:p>0.0124261379241943</text:p>
              </table:table-cell>
              <table:table-cell office:value-type="float" office:value="0.0132664274486022">
                <text:p>0.013266427448602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0113570690155029">
                <text:p>0.0113570690155029</text:p>
              </table:table-cell>
              <table:table-cell office:value-type="float" office:value="0.0139085167529383">
                <text:p>0.013908516752938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0131402015686035">
                <text:p>0.0131402015686035</text:p>
              </table:table-cell>
              <table:table-cell office:value-type="float" office:value="0.0138031973246451">
                <text:p>0.013803197324645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0121321678161621">
                <text:p>0.0121321678161621</text:p>
              </table:table-cell>
              <table:table-cell office:value-type="float" office:value="0.0135719436665372">
                <text:p>0.013571943666537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0121350288391113">
                <text:p>0.0121350288391113</text:p>
              </table:table-cell>
              <table:table-cell office:value-type="float" office:value="0.0133035711881817">
                <text:p>0.0133035711881817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0121347904205322">
                <text:p>0.0121347904205322</text:p>
              </table:table-cell>
              <table:table-cell office:value-type="float" office:value="0.0130911434171091">
                <text:p>0.013091143417109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0121419429779053">
                <text:p>0.0121419429779053</text:p>
              </table:table-cell>
              <table:table-cell office:value-type="float" office:value="0.0129155931734984">
                <text:p>0.012915593173498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0134291648864746">
                <text:p>0.0134291648864746</text:p>
              </table:table-cell>
              <table:table-cell office:value-type="float" office:value="0.0146900526640638">
                <text:p>0.014690052664063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0134179592132568">
                <text:p>0.0134179592132568</text:p>
              </table:table-cell>
              <table:table-cell office:value-type="float" office:value="0.0152200423551377">
                <text:p>0.0152200423551377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0123958587646484">
                <text:p>0.0123958587646484</text:p>
              </table:table-cell>
              <table:table-cell office:value-type="float" office:value="0.0147098447767022">
                <text:p>0.014709844776702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0123767852783203">
                <text:p>0.0123767852783203</text:p>
              </table:table-cell>
              <table:table-cell office:value-type="float" office:value="0.0143194048535144">
                <text:p>0.0143194048535144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013045072555542">
                <text:p>0.013045072555542</text:p>
              </table:table-cell>
              <table:table-cell office:value-type="float" office:value="0.0141689168379117">
                <text:p>0.014168916837911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0120270252227783">
                <text:p>0.0120270252227783</text:p>
              </table:table-cell>
              <table:table-cell office:value-type="float" office:value="0.0143085118407968">
                <text:p>0.0143085118407968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0120961666107178">
                <text:p>0.0120961666107178</text:p>
              </table:table-cell>
              <table:table-cell office:value-type="float" office:value="0.0141695681299408">
                <text:p>0.0141695681299408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0121059417724609">
                <text:p>0.0121059417724609</text:p>
              </table:table-cell>
              <table:table-cell office:value-type="float" office:value="0.0140050392556906">
                <text:p>0.0140050392556906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0120999813079834">
                <text:p>0.0120999813079834</text:p>
              </table:table-cell>
              <table:table-cell office:value-type="float" office:value="0.0138429357920308">
                <text:p>0.0138429357920308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0120918750762939">
                <text:p>0.0120918750762939</text:p>
              </table:table-cell>
              <table:table-cell office:value-type="float" office:value="0.0136891810191058">
                <text:p>0.013689181019105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0132260322570801">
                <text:p>0.0132260322570801</text:p>
              </table:table-cell>
              <table:table-cell office:value-type="float" office:value="0.0146522029994094">
                <text:p>0.014652202999409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0132260322570801">
                <text:p>0.0132260322570801</text:p>
              </table:table-cell>
              <table:table-cell office:value-type="float" office:value="0.0149247917071944">
                <text:p>0.014924791707194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0122001171112061">
                <text:p>0.0122001171112061</text:p>
              </table:table-cell>
              <table:table-cell office:value-type="float" office:value="0.0146900047797673">
                <text:p>0.014690004779767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0130798816680908">
                <text:p>0.0130798816680908</text:p>
              </table:table-cell>
              <table:table-cell office:value-type="float" office:value="0.0143229128312352">
                <text:p>0.014322912831235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0120151042938232">
                <text:p>0.0120151042938232</text:p>
              </table:table-cell>
              <table:table-cell office:value-type="float" office:value="0.0146200030842107">
                <text:p>0.014620003084210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0120851993560791">
                <text:p>0.0120851993560791</text:p>
              </table:table-cell>
              <table:table-cell office:value-type="float" office:value="0.0144313282048282">
                <text:p>0.014431328204828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0120930671691895">
                <text:p>0.0120930671691895</text:p>
              </table:table-cell>
              <table:table-cell office:value-type="float" office:value="0.0142273094522384">
                <text:p>0.0142273094522384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0120959281921387">
                <text:p>0.0120959281921387</text:p>
              </table:table-cell>
              <table:table-cell office:value-type="float" office:value="0.0140242236794256">
                <text:p>0.014024223679425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0120759010314941">
                <text:p>0.0120759010314941</text:p>
              </table:table-cell>
              <table:table-cell office:value-type="float" office:value="0.0138482131726034">
                <text:p>0.013848213172603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0133762359619141">
                <text:p>0.0133762359619141</text:p>
              </table:table-cell>
              <table:table-cell office:value-type="float" office:value="0.0149289883389152">
                <text:p>0.014928988338915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0133481025695801">
                <text:p>0.0133481025695801</text:p>
              </table:table-cell>
              <table:table-cell office:value-type="float" office:value="0.0152465518126732">
                <text:p>0.015246551812673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0133490562438965">
                <text:p>0.0133490562438965</text:p>
              </table:table-cell>
              <table:table-cell office:value-type="float" office:value="0.0153966991870862">
                <text:p>0.015396699187086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0130631923675537">
                <text:p>0.0130631923675537</text:p>
              </table:table-cell>
              <table:table-cell office:value-type="float" office:value="0.0146976506912556">
                <text:p>0.0146976506912556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0119969844818115">
                <text:p>0.0119969844818115</text:p>
              </table:table-cell>
              <table:table-cell office:value-type="float" office:value="0.0153652648181801">
                <text:p>0.015365264818180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0120739936828613">
                <text:p>0.0120739936828613</text:p>
              </table:table-cell>
              <table:table-cell office:value-type="float" office:value="0.0151719942021553">
                <text:p>0.015171994202155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0120809078216553">
                <text:p>0.0120809078216553</text:p>
              </table:table-cell>
              <table:table-cell office:value-type="float" office:value="0.0149422979727164">
                <text:p>0.0149422979727164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0120859146118164">
                <text:p>0.0120859146118164</text:p>
              </table:table-cell>
              <table:table-cell office:value-type="float" office:value="0.0146977604385355">
                <text:p>0.014697760438535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0120668411254883">
                <text:p>0.0120668411254883</text:p>
              </table:table-cell>
              <table:table-cell office:value-type="float" office:value="0.0144723518001814">
                <text:p>0.014472351800181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0133490562438965">
                <text:p>0.0133490562438965</text:p>
              </table:table-cell>
              <table:table-cell office:value-type="float" office:value="0.0151160231267931">
                <text:p>0.015116023126793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0133600234985352">
                <text:p>0.0133600234985352</text:p>
              </table:table-cell>
              <table:table-cell office:value-type="float" office:value="0.0153477004839925">
                <text:p>0.015347700483992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0133559703826904">
                <text:p>0.0133559703826904</text:p>
              </table:table-cell>
              <table:table-cell office:value-type="float" office:value="0.0154330640885337">
                <text:p>0.0154330640885337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0130479335784912">
                <text:p>0.0130479335784912</text:p>
              </table:table-cell>
              <table:table-cell office:value-type="float" office:value="0.0145726681176291">
                <text:p>0.014572668117629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0130190849304199">
                <text:p>0.0130190849304199</text:p>
              </table:table-cell>
              <table:table-cell office:value-type="float" office:value="0.015045178641902">
                <text:p>0.01504517864190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0130910873413086">
                <text:p>0.0130910873413086</text:p>
              </table:table-cell>
              <table:table-cell office:value-type="float" office:value="0.0148083161013159">
                <text:p>0.014808316101315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0130929946899414">
                <text:p>0.0130929946899414</text:p>
              </table:table-cell>
              <table:table-cell office:value-type="float" office:value="0.0146013574275179">
                <text:p>0.014601357427517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0130891799926758">
                <text:p>0.0130891799926758</text:p>
              </table:table-cell>
              <table:table-cell office:value-type="float" office:value="0.0144141129278649">
                <text:p>0.014414112927864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0120449066162109">
                <text:p>0.0120449066162109</text:p>
              </table:table-cell>
              <table:table-cell office:value-type="float" office:value="0.0147819690570347">
                <text:p>0.0147819690570347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0133440494537354">
                <text:p>0.0133440494537354</text:p>
              </table:table-cell>
              <table:table-cell office:value-type="float" office:value="0.0147207967814457">
                <text:p>0.014720796781445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0133481025695801">
                <text:p>0.0133481025695801</text:p>
              </table:table-cell>
              <table:table-cell office:value-type="float" office:value="0.0147795426184098">
                <text:p>0.0147795426184098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0133628845214844">
                <text:p>0.0133628845214844</text:p>
              </table:table-cell>
              <table:table-cell office:value-type="float" office:value="0.0147899917682839">
                <text:p>0.014789991768283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0140669345855713">
                <text:p>0.0140669345855713</text:p>
              </table:table-cell>
              <table:table-cell office:value-type="float" office:value="0.0158890839776268">
                <text:p>0.015889083977626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0120081901550293">
                <text:p>0.0120081901550293</text:p>
              </table:table-cell>
              <table:table-cell office:value-type="float" office:value="0.0152083821438636">
                <text:p>0.015208382143863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0120139122009277">
                <text:p>0.0120139122009277</text:p>
              </table:table-cell>
              <table:table-cell office:value-type="float" office:value="0.0153779380380256">
                <text:p>0.015377938038025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0120830535888672">
                <text:p>0.0120830535888672</text:p>
              </table:table-cell>
              <table:table-cell office:value-type="float" office:value="0.015323584571713">
                <text:p>0.01532358457171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0120890140533447">
                <text:p>0.0120890140533447</text:p>
              </table:table-cell>
              <table:table-cell office:value-type="float" office:value="0.0151814331098137">
                <text:p>0.0151814331098137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0130760669708252">
                <text:p>0.0130760669708252</text:p>
              </table:table-cell>
              <table:table-cell office:value-type="float" office:value="0.01506517861096">
                <text:p>0.0150651786109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0130710601806641">
                <text:p>0.0130710601806641</text:p>
              </table:table-cell>
              <table:table-cell office:value-type="float" office:value="0.0149210942184018">
                <text:p>0.014921094218401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0143599510192871">
                <text:p>0.0143599510192871</text:p>
              </table:table-cell>
              <table:table-cell office:value-type="float" office:value="0.0167970285765467">
                <text:p>0.016797028576546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0143721103668213">
                <text:p>0.0143721103668213</text:p>
              </table:table-cell>
              <table:table-cell office:value-type="float" office:value="0.0173303878118995">
                <text:p>0.017330387811899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0120179653167725">
                <text:p>0.0120179653167725</text:p>
              </table:table-cell>
              <table:table-cell office:value-type="float" office:value="0.015593445480456">
                <text:p>0.015593445480456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0119779109954834">
                <text:p>0.0119779109954834</text:p>
              </table:table-cell>
              <table:table-cell office:value-type="float" office:value="0.0174037055142934">
                <text:p>0.0174037055142934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0130889415740967">
                <text:p>0.0130889415740967</text:p>
              </table:table-cell>
              <table:table-cell office:value-type="float" office:value="0.0163366050574976">
                <text:p>0.0163366050574976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0130901336669922">
                <text:p>0.0130901336669922</text:p>
              </table:table-cell>
              <table:table-cell office:value-type="float" office:value="0.0155361720033764">
                <text:p>0.0155361720033764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013092041015625">
                <text:p>0.013092041015625</text:p>
              </table:table-cell>
              <table:table-cell office:value-type="float" office:value="0.0149365948808093">
                <text:p>0.014936594880809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0120351314544678">
                <text:p>0.0120351314544678</text:p>
              </table:table-cell>
              <table:table-cell office:value-type="float" office:value="0.0153873647031087">
                <text:p>0.0153873647031087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012321949005127">
                <text:p>0.012321949005127</text:p>
              </table:table-cell>
              <table:table-cell office:value-type="float" office:value="0.0153509665081649">
                <text:p>0.015350966508164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0123121738433838">
                <text:p>0.0123121738433838</text:p>
              </table:table-cell>
              <table:table-cell office:value-type="float" office:value="0.0151057361521542">
                <text:p>0.0151057361521542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0123178958892822">
                <text:p>0.0123178958892822</text:p>
              </table:table-cell>
              <table:table-cell office:value-type="float" office:value="0.014852498118712">
                <text:p>0.01485249811871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0140440464019775">
                <text:p>0.0140440464019775</text:p>
              </table:table-cell>
              <table:table-cell office:value-type="float" office:value="0.015917954038744">
                <text:p>0.015917954038744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0119829177856445">
                <text:p>0.0119829177856445</text:p>
              </table:table-cell>
              <table:table-cell office:value-type="float" office:value="0.0149002101802788">
                <text:p>0.014900210180278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0119850635528564">
                <text:p>0.0119850635528564</text:p>
              </table:table-cell>
              <table:table-cell office:value-type="float" office:value="0.0148384782870393">
                <text:p>0.0148384782870393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0120360851287842">
                <text:p>0.0120360851287842</text:p>
              </table:table-cell>
              <table:table-cell office:value-type="float" office:value="0.0146641536427209">
                <text:p>0.0146641536427209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0130631923675537">
                <text:p>0.0130631923675537</text:p>
              </table:table-cell>
              <table:table-cell office:value-type="float" office:value="0.0148044737048382">
                <text:p>0.0148044737048382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0120210647583008">
                <text:p>0.0120210647583008</text:p>
              </table:table-cell>
              <table:table-cell office:value-type="float" office:value="0.0146728846000907">
                <text:p>0.0146728846000907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0130469799041748">
                <text:p>0.0130469799041748</text:p>
              </table:table-cell>
              <table:table-cell office:value-type="float" office:value="0.0147800717695507">
                <text:p>0.014780071769550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014362096786499">
                <text:p>0.014362096786499</text:p>
              </table:table-cell>
              <table:table-cell office:value-type="float" office:value="0.0169639363468398">
                <text:p>0.0169639363468398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013329029083252">
                <text:p>0.013329029083252</text:p>
              </table:table-cell>
              <table:table-cell office:value-type="float" office:value="0.0164068535841141">
                <text:p>0.016406853584114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0130250453948975">
                <text:p>0.0130250453948975</text:p>
              </table:table-cell>
              <table:table-cell office:value-type="float" office:value="0.0150599289170102">
                <text:p>0.015059928917010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0119729042053223">
                <text:p>0.0119729042053223</text:p>
              </table:table-cell>
              <table:table-cell office:value-type="float" office:value="0.0164284071672694">
                <text:p>0.0164284071672694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0120439529418945">
                <text:p>0.0120439529418945</text:p>
              </table:table-cell>
              <table:table-cell office:value-type="float" office:value="0.0162411495941535">
                <text:p>0.016241149594153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0130679607391357">
                <text:p>0.0130679607391357</text:p>
              </table:table-cell>
              <table:table-cell office:value-type="float" office:value="0.0157253322143995">
                <text:p>0.015725332214399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0130691528320313">
                <text:p>0.0130691528320313</text:p>
              </table:table-cell>
              <table:table-cell office:value-type="float" office:value="0.0153051253048414">
                <text:p>0.0153051253048414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0120220184326172">
                <text:p>0.0120220184326172</text:p>
              </table:table-cell>
              <table:table-cell office:value-type="float" office:value="0.015388057108088">
                <text:p>0.015388057108088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0133099555969238">
                <text:p>0.0133099555969238</text:p>
              </table:table-cell>
              <table:table-cell office:value-type="float" office:value="0.0151015286588291">
                <text:p>0.015101528658829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0122900009155273">
                <text:p>0.0122900009155273</text:p>
              </table:table-cell>
              <table:table-cell office:value-type="float" office:value="0.0150071160337542">
                <text:p>0.015007116033754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0122931003570557">
                <text:p>0.0122931003570557</text:p>
              </table:table-cell>
              <table:table-cell office:value-type="float" office:value="0.0148575358897669">
                <text:p>0.014857535889766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0130090713500977">
                <text:p>0.0130090713500977</text:p>
              </table:table-cell>
              <table:table-cell office:value-type="float" office:value="0.0146450791793509">
                <text:p>0.014645079179350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012984037399292">
                <text:p>0.012984037399292</text:p>
              </table:table-cell>
              <table:table-cell office:value-type="float" office:value="0.0146337691654358">
                <text:p>0.014633769165435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0129909515380859">
                <text:p>0.0129909515380859</text:p>
              </table:table-cell>
              <table:table-cell office:value-type="float" office:value="0.0144431465410447">
                <text:p>0.014443146541044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0130560398101807">
                <text:p>0.0130560398101807</text:p>
              </table:table-cell>
              <table:table-cell office:value-type="float" office:value="0.0143458936560521">
                <text:p>0.014345893656052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013063907623291">
                <text:p>0.013063907623291</text:p>
              </table:table-cell>
              <table:table-cell office:value-type="float" office:value="0.0142506148073414">
                <text:p>0.014250614807341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01202392578125">
                <text:p>0.01202392578125</text:p>
              </table:table-cell>
              <table:table-cell office:value-type="float" office:value="0.0146105522562002">
                <text:p>0.014610552256200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0120210647583008">
                <text:p>0.0120210647583008</text:p>
              </table:table-cell>
              <table:table-cell office:value-type="float" office:value="0.0147684325247521">
                <text:p>0.014768432524752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0133061408996582">
                <text:p>0.0133061408996582</text:p>
              </table:table-cell>
              <table:table-cell office:value-type="float" office:value="0.0148472065450228">
                <text:p>0.0148472065450228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0132999420166016">
                <text:p>0.0132999420166016</text:p>
              </table:table-cell>
              <table:table-cell office:value-type="float" office:value="0.0149247205838886">
                <text:p>0.0149247205838886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0140049457550049">
                <text:p>0.0140049457550049</text:p>
              </table:table-cell>
              <table:table-cell office:value-type="float" office:value="0.0159235922659222">
                <text:p>0.015923592265922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0119168758392334">
                <text:p>0.0119168758392334</text:p>
              </table:table-cell>
              <table:table-cell office:value-type="float" office:value="0.0152063374049215">
                <text:p>0.015206337404921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0119318962097168">
                <text:p>0.0119318962097168</text:p>
              </table:table-cell>
              <table:table-cell office:value-type="float" office:value="0.0152752099456236">
                <text:p>0.015275209945623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0119891166687012">
                <text:p>0.0119891166687012</text:p>
              </table:table-cell>
              <table:table-cell office:value-type="float" office:value="0.0151658610946009">
                <text:p>0.0151658610946009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0130259990692139">
                <text:p>0.0130259990692139</text:p>
              </table:table-cell>
              <table:table-cell office:value-type="float" office:value="0.015053493397839">
                <text:p>0.015053493397839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0119950771331787">
                <text:p>0.0119950771331787</text:p>
              </table:table-cell>
              <table:table-cell office:value-type="float" office:value="0.0149732539739305">
                <text:p>0.014973253973930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0130150318145752">
                <text:p>0.0130150318145752</text:p>
              </table:table-cell>
              <table:table-cell office:value-type="float" office:value="0.0149104106210001">
                <text:p>0.014910410621000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014315128326416">
                <text:p>0.014315128326416</text:p>
              </table:table-cell>
              <table:table-cell office:value-type="float" office:value="0.0168774904097736">
                <text:p>0.0168774904097736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0132730007171631">
                <text:p>0.0132730007171631</text:p>
              </table:table-cell>
              <table:table-cell office:value-type="float" office:value="0.0162510186911616">
                <text:p>0.016251018691161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0140230655670166">
                <text:p>0.0140230655670166</text:p>
              </table:table-cell>
              <table:table-cell office:value-type="float" office:value="0.0156910780981434">
                <text:p>0.015691078098143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0119051933288574">
                <text:p>0.0119051933288574</text:p>
              </table:table-cell>
              <table:table-cell office:value-type="float" office:value="0.0163943636198212">
                <text:p>0.016394363619821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0119729042053223">
                <text:p>0.0119729042053223</text:p>
              </table:table-cell>
              <table:table-cell office:value-type="float" office:value="0.0162889001407547">
                <text:p>0.0162889001407547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0130040645599365">
                <text:p>0.0130040645599365</text:p>
              </table:table-cell>
              <table:table-cell office:value-type="float" office:value="0.0156894681203744">
                <text:p>0.0156894681203744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0130088329315186">
                <text:p>0.0130088329315186</text:p>
              </table:table-cell>
              <table:table-cell office:value-type="float" office:value="0.0152175364137659">
                <text:p>0.0152175364137659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0130319595336914">
                <text:p>0.0130319595336914</text:p>
              </table:table-cell>
              <table:table-cell office:value-type="float" office:value="0.0148648266749283">
                <text:p>0.0148648266749283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0143289566040039">
                <text:p>0.0143289566040039</text:p>
              </table:table-cell>
              <table:table-cell office:value-type="float" office:value="0.0165253076196412">
                <text:p>0.016525307619641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0133099555969238">
                <text:p>0.0133099555969238</text:p>
              </table:table-cell>
              <table:table-cell office:value-type="float" office:value="0.0158577586409205">
                <text:p>0.015857758640920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0133171081542969">
                <text:p>0.0133171081542969</text:p>
              </table:table-cell>
              <table:table-cell office:value-type="float" office:value="0.0153481074055547">
                <text:p>0.0153481074055547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0120038986206055">
                <text:p>0.0120038986206055</text:p>
              </table:table-cell>
              <table:table-cell office:value-type="float" office:value="0.0152208289188477">
                <text:p>0.0152208289188477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0119729042053223">
                <text:p>0.0119729042053223</text:p>
              </table:table-cell>
              <table:table-cell office:value-type="float" office:value="0.0158753357385166">
                <text:p>0.015875335738516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0130810737609863">
                <text:p>0.0130810737609863</text:p>
              </table:table-cell>
              <table:table-cell office:value-type="float" office:value="0.0152133571120348">
                <text:p>0.0152133571120348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0130839347839356">
                <text:p>0.0130839347839356</text:p>
              </table:table-cell>
              <table:table-cell office:value-type="float" office:value="0.0147155184345038">
                <text:p>0.0147155184345038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0130789279937744">
                <text:p>0.0130789279937744</text:p>
              </table:table-cell>
              <table:table-cell office:value-type="float" office:value="0.0143321921743625">
                <text:p>0.014332192174362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0120248794555664">
                <text:p>0.0120248794555664</text:p>
              </table:table-cell>
              <table:table-cell office:value-type="float" office:value="0.0149121195813513">
                <text:p>0.0149121195813513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0123028755187988">
                <text:p>0.0123028755187988</text:p>
              </table:table-cell>
              <table:table-cell office:value-type="float" office:value="0.0150612855638405">
                <text:p>0.015061285563840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0122871398925781">
                <text:p>0.0122871398925781</text:p>
              </table:table-cell>
              <table:table-cell office:value-type="float" office:value="0.0148841535961526">
                <text:p>0.0148841535961526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0122709274291992">
                <text:p>0.0122709274291992</text:p>
              </table:table-cell>
              <table:table-cell office:value-type="float" office:value="0.0147009399695773">
                <text:p>0.0147009399695773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0139739513397217">
                <text:p>0.0139739513397217</text:p>
              </table:table-cell>
              <table:table-cell office:value-type="float" office:value="0.0158345289195857">
                <text:p>0.015834528919585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0119080543518066">
                <text:p>0.0119080543518066</text:p>
              </table:table-cell>
              <table:table-cell office:value-type="float" office:value="0.0148222820779689">
                <text:p>0.0148222820779689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0119140148162842">
                <text:p>0.0119140148162842</text:p>
              </table:table-cell>
              <table:table-cell office:value-type="float" office:value="0.0148056278137405">
                <text:p>0.014805627813740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0119879245758057">
                <text:p>0.0119879245758057</text:p>
              </table:table-cell>
              <table:table-cell office:value-type="float" office:value="0.0146396645070887">
                <text:p>0.0146396645070887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0130131244659424">
                <text:p>0.0130131244659424</text:p>
              </table:table-cell>
              <table:table-cell office:value-type="float" office:value="0.0147636257529111">
                <text:p>0.0147636257529111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0119838714599609">
                <text:p>0.0119838714599609</text:p>
              </table:table-cell>
              <table:table-cell office:value-type="float" office:value="0.0146296760232801">
                <text:p>0.014629676023280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0129969120025635">
                <text:p>0.0129969120025635</text:p>
              </table:table-cell>
              <table:table-cell office:value-type="float" office:value="0.0147261114187571">
                <text:p>0.014726111418757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0142710208892822">
                <text:p>0.0142710208892822</text:p>
              </table:table-cell>
              <table:table-cell office:value-type="float" office:value="0.0168379880983894">
                <text:p>0.0168379880983894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013253927230835">
                <text:p>0.013253927230835</text:p>
              </table:table-cell>
              <table:table-cell office:value-type="float" office:value="0.0162720600934416">
                <text:p>0.0162720600934416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0139851570129395">
                <text:p>0.0139851570129395</text:p>
              </table:table-cell>
              <table:table-cell office:value-type="float" office:value="0.0157002990809425">
                <text:p>0.015700299080942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0118899345397949">
                <text:p>0.0118899345397949</text:p>
              </table:table-cell>
              <table:table-cell office:value-type="float" office:value="0.0163396723690166">
                <text:p>0.0163396723690166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011976957321167">
                <text:p>0.011976957321167</text:p>
              </table:table-cell>
              <table:table-cell office:value-type="float" office:value="0.016168843683999">
                <text:p>0.016168843683999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0129971504211426">
                <text:p>0.0129971504211426</text:p>
              </table:table-cell>
              <table:table-cell office:value-type="float" office:value="0.0156425802506205">
                <text:p>0.015642580250620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0130009651184082">
                <text:p>0.0130009651184082</text:p>
              </table:table-cell>
              <table:table-cell office:value-type="float" office:value="0.0152188417247186">
                <text:p>0.015218841724718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0130119323730469">
                <text:p>0.0130119323730469</text:p>
              </table:table-cell>
              <table:table-cell office:value-type="float" office:value="0.0148837928346167">
                <text:p>0.0148837928346167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0143041610717773">
                <text:p>0.0143041610717773</text:p>
              </table:table-cell>
              <table:table-cell office:value-type="float" office:value="0.0165414126816613">
                <text:p>0.0165414126816613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0132780075073242">
                <text:p>0.0132780075073242</text:p>
              </table:table-cell>
              <table:table-cell office:value-type="float" office:value="0.0158690566093144">
                <text:p>0.0158690566093144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0132770538330078">
                <text:p>0.0132770538330078</text:p>
              </table:table-cell>
              <table:table-cell office:value-type="float" office:value="0.0153457797687936">
                <text:p>0.0153457797687936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011911153793335">
                <text:p>0.011911153793335</text:p>
              </table:table-cell>
              <table:table-cell office:value-type="float" office:value="0.015187460083457">
                <text:p>0.015187460083457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0118958950042725">
                <text:p>0.0118958950042725</text:p>
              </table:table-cell>
              <table:table-cell office:value-type="float" office:value="0.0158967979247402">
                <text:p>0.015896797924740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0129799842834473">
                <text:p>0.0129799842834473</text:p>
              </table:table-cell>
              <table:table-cell office:value-type="float" office:value="0.0151847972540377">
                <text:p>0.0151847972540377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0129809379577637">
                <text:p>0.0129809379577637</text:p>
              </table:table-cell>
              <table:table-cell office:value-type="float" office:value="0.0146478119435313">
                <text:p>0.014647811943531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0129749774932861">
                <text:p>0.0129749774932861</text:p>
              </table:table-cell>
              <table:table-cell office:value-type="float" office:value="0.0142485409278742">
                <text:p>0.014248540927874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0119309425354004">
                <text:p>0.0119309425354004</text:p>
              </table:table-cell>
              <table:table-cell office:value-type="float" office:value="0.0148602510546683">
                <text:p>0.014860251054668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0122220516204834">
                <text:p>0.0122220516204834</text:p>
              </table:table-cell>
              <table:table-cell office:value-type="float" office:value="0.0150277708382785">
                <text:p>0.015027770838278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0122330188751221">
                <text:p>0.0122330188751221</text:p>
              </table:table-cell>
              <table:table-cell office:value-type="float" office:value="0.0148256996977651">
                <text:p>0.014825699697765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0122418403625488">
                <text:p>0.0122418403625488</text:p>
              </table:table-cell>
              <table:table-cell office:value-type="float" office:value="0.0146043504345972">
                <text:p>0.014604350434597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0129480361938477">
                <text:p>0.0129480361938477</text:p>
              </table:table-cell>
              <table:table-cell office:value-type="float" office:value="0.0143655034977138">
                <text:p>0.0143655034977138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0128798484802246">
                <text:p>0.0128798484802246</text:p>
              </table:table-cell>
              <table:table-cell office:value-type="float" office:value="0.0144425075633985">
                <text:p>0.014442507563398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0129508972167969">
                <text:p>0.0129508972167969</text:p>
              </table:table-cell>
              <table:table-cell office:value-type="float" office:value="0.014367394911469">
                <text:p>0.014367394911469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0129568576812744">
                <text:p>0.0129568576812744</text:p>
              </table:table-cell>
              <table:table-cell office:value-type="float" office:value="0.014280542203219">
                <text:p>0.014280542203219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0129361152648926">
                <text:p>0.0129361152648926</text:p>
              </table:table-cell>
              <table:table-cell office:value-type="float" office:value="0.0141588447536896">
                <text:p>0.0141588447536896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0119631290435791">
                <text:p>0.0119631290435791</text:p>
              </table:table-cell>
              <table:table-cell office:value-type="float" office:value="0.0144633148794559">
                <text:p>0.0144633148794559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0132801532745361">
                <text:p>0.0132801532745361</text:p>
              </table:table-cell>
              <table:table-cell office:value-type="float" office:value="0.0146306506409742">
                <text:p>0.0146306506409742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0132710933685303">
                <text:p>0.0132710933685303</text:p>
              </table:table-cell>
              <table:table-cell office:value-type="float" office:value="0.0147522580167811">
                <text:p>0.0147522580167811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0132758617401123">
                <text:p>0.0132758617401123</text:p>
              </table:table-cell>
              <table:table-cell office:value-type="float" office:value="0.0147911408799263">
                <text:p>0.014791140879926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0139439105987549">
                <text:p>0.0139439105987549</text:p>
              </table:table-cell>
              <table:table-cell office:value-type="float" office:value="0.0158542026034238">
                <text:p>0.0158542026034238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0118741989135742">
                <text:p>0.0118741989135742</text:p>
              </table:table-cell>
              <table:table-cell office:value-type="float" office:value="0.0151797963943422">
                <text:p>0.015179796394342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011876106262207">
                <text:p>0.011876106262207</text:p>
              </table:table-cell>
              <table:table-cell office:value-type="float" office:value="0.0153298827243499">
                <text:p>0.0153298827243499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0119431018829346">
                <text:p>0.0119431018829346</text:p>
              </table:table-cell>
              <table:table-cell office:value-type="float" office:value="0.0152618251958389">
                <text:p>0.0152618251958389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0129621028900146">
                <text:p>0.0129621028900146</text:p>
              </table:table-cell>
              <table:table-cell office:value-type="float" office:value="0.0150486143004348">
                <text:p>0.015048614300434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0119409561157227">
                <text:p>0.0119409561157227</text:p>
              </table:table-cell>
              <table:table-cell office:value-type="float" office:value="0.0150135552341517">
                <text:p>0.0150135552341517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0129649639129639">
                <text:p>0.0129649639129639</text:p>
              </table:table-cell>
              <table:table-cell office:value-type="float" office:value="0.014892540358179">
                <text:p>0.01489254035817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0142579078674316">
                <text:p>0.0142579078674316</text:p>
              </table:table-cell>
              <table:table-cell office:value-type="float" office:value="0.0167788437539812">
                <text:p>0.016778843753981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0132279396057129">
                <text:p>0.0132279396057129</text:p>
              </table:table-cell>
              <table:table-cell office:value-type="float" office:value="0.0161481459681462">
                <text:p>0.0161481459681462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0139381885528564">
                <text:p>0.0139381885528564</text:p>
              </table:table-cell>
              <table:table-cell office:value-type="float" office:value="0.0162785014163455">
                <text:p>0.016278501416345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0118298530578613">
                <text:p>0.0118298530578613</text:p>
              </table:table-cell>
              <table:table-cell office:value-type="float" office:value="0.0163522633242719">
                <text:p>0.0163522633242719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0119020938873291">
                <text:p>0.0119020938873291</text:p>
              </table:table-cell>
              <table:table-cell office:value-type="float" office:value="0.0162816792926198">
                <text:p>0.0162816792926198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0119218826293945">
                <text:p>0.0119218826293945</text:p>
              </table:table-cell>
              <table:table-cell office:value-type="float" office:value="0.0160811813286255">
                <text:p>0.016081181328625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0119261741638184">
                <text:p>0.0119261741638184</text:p>
              </table:table-cell>
              <table:table-cell office:value-type="float" office:value="0.0158158713627824">
                <text:p>0.0158158713627824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012955904006958">
                <text:p>0.012955904006958</text:p>
              </table:table-cell>
              <table:table-cell office:value-type="float" office:value="0.0154755230054266">
                <text:p>0.0154755230054266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0142669677734375">
                <text:p>0.0142669677734375</text:p>
              </table:table-cell>
              <table:table-cell office:value-type="float" office:value="0.0171021978446806">
                <text:p>0.0171021978446806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0142531394958496">
                <text:p>0.0142531394958496</text:p>
              </table:table-cell>
              <table:table-cell office:value-type="float" office:value="0.0175385908737628">
                <text:p>0.017538590873762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0142531394958496">
                <text:p>0.0142531394958496</text:p>
              </table:table-cell>
              <table:table-cell office:value-type="float" office:value="0.0177223034435382">
                <text:p>0.0177223034435382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0139040946960449">
                <text:p>0.0139040946960449</text:p>
              </table:table-cell>
              <table:table-cell office:value-type="float" office:value="0.0151766558027802">
                <text:p>0.0151766558027802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0118541717529297">
                <text:p>0.0118541717529297</text:p>
              </table:table-cell>
              <table:table-cell office:value-type="float" office:value="0.0178233993906356">
                <text:p>0.0178233993906356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011850118637085">
                <text:p>0.011850118637085</text:p>
              </table:table-cell>
              <table:table-cell office:value-type="float" office:value="0.017706751718604">
                <text:p>0.01770675171860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0129261016845703">
                <text:p>0.0129261016845703</text:p>
              </table:table-cell>
              <table:table-cell office:value-type="float" office:value="0.0165161722474585">
                <text:p>0.016516172247458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0129280090332031">
                <text:p>0.0129280090332031</text:p>
              </table:table-cell>
              <table:table-cell office:value-type="float" office:value="0.0156248105316409">
                <text:p>0.0156248105316409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0129280090332031">
                <text:p>0.0129280090332031</text:p>
              </table:table-cell>
              <table:table-cell office:value-type="float" office:value="0.0149555793588094">
                <text:p>0.0149555793588094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0129320621490479">
                <text:p>0.0129320621490479</text:p>
              </table:table-cell>
              <table:table-cell office:value-type="float" office:value="0.0144575945842889">
                <text:p>0.0144575945842889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0132219791412354">
                <text:p>0.0132219791412354</text:p>
              </table:table-cell>
              <table:table-cell office:value-type="float" office:value="0.0148413921936689">
                <text:p>0.0148413921936689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0132207870483398">
                <text:p>0.0132207870483398</text:p>
              </table:table-cell>
              <table:table-cell office:value-type="float" office:value="0.0145694276877936">
                <text:p>0.0145694276877936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0119020938873291">
                <text:p>0.0119020938873291</text:p>
              </table:table-cell>
              <table:table-cell office:value-type="float" office:value="0.0149160235938318">
                <text:p>0.0149160235938318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0118429660797119">
                <text:p>0.0118429660797119</text:p>
              </table:table-cell>
              <table:table-cell office:value-type="float" office:value="0.0152880257474655">
                <text:p>0.015288025747465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0129280090332031">
                <text:p>0.0129280090332031</text:p>
              </table:table-cell>
              <table:table-cell office:value-type="float" office:value="0.0147025350252031">
                <text:p>0.014702535025203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0129361152648926">
                <text:p>0.0129361152648926</text:p>
              </table:table-cell>
              <table:table-cell office:value-type="float" office:value="0.0142649513800918">
                <text:p>0.014264951380091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0129261016845703">
                <text:p>0.0129261016845703</text:p>
              </table:table-cell>
              <table:table-cell office:value-type="float" office:value="0.0139369802772368">
                <text:p>0.0139369802772368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0119259357452393">
                <text:p>0.0119259357452393</text:p>
              </table:table-cell>
              <table:table-cell office:value-type="float" office:value="0.0145653044818821">
                <text:p>0.0145653044818821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012221097946167">
                <text:p>0.012221097946167</text:p>
              </table:table-cell>
              <table:table-cell office:value-type="float" office:value="0.0147728691562375">
                <text:p>0.014772869156237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01220703125">
                <text:p>0.01220703125</text:p>
              </table:table-cell>
              <table:table-cell office:value-type="float" office:value="0.0146114895653976">
                <text:p>0.0146114895653976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0122058391571045">
                <text:p>0.0122058391571045</text:p>
              </table:table-cell>
              <table:table-cell office:value-type="float" office:value="0.0144314879678363">
                <text:p>0.014431487967836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0128798484802246">
                <text:p>0.0128798484802246</text:p>
              </table:table-cell>
              <table:table-cell office:value-type="float" office:value="0.0143076864483412">
                <text:p>0.0143076864483412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0128428936004639">
                <text:p>0.0128428936004639</text:p>
              </table:table-cell>
              <table:table-cell office:value-type="float" office:value="0.0143049684136398">
                <text:p>0.0143049684136398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0129151344299316">
                <text:p>0.0129151344299316</text:p>
              </table:table-cell>
              <table:table-cell office:value-type="float" office:value="0.0142575210514378">
                <text:p>0.0142575210514378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0129098892211914">
                <text:p>0.0129098892211914</text:p>
              </table:table-cell>
              <table:table-cell office:value-type="float" office:value="0.0141785332782379">
                <text:p>0.0141785332782379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0129280090332031">
                <text:p>0.0129280090332031</text:p>
              </table:table-cell>
              <table:table-cell office:value-type="float" office:value="0.014107437213806">
                <text:p>0.014107437213806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011897087097168">
                <text:p>0.011897087097168</text:p>
              </table:table-cell>
              <table:table-cell office:value-type="float" office:value="0.0144429099912559">
                <text:p>0.014442909991255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0131940841674805">
                <text:p>0.0131940841674805</text:p>
              </table:table-cell>
              <table:table-cell office:value-type="float" office:value="0.0145278412099626">
                <text:p>0.0145278412099626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013157844543457">
                <text:p>0.013157844543457</text:p>
              </table:table-cell>
              <table:table-cell office:value-type="float" office:value="0.0145898682876728">
                <text:p>0.0145898682876728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0130898952484131">
                <text:p>0.0130898952484131</text:p>
              </table:table-cell>
              <table:table-cell office:value-type="float" office:value="0.0145093798584889">
                <text:p>0.0145093798584889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0120291709899902">
                <text:p>0.0120291709899902</text:p>
              </table:table-cell>
              <table:table-cell office:value-type="float" office:value="0.0146261252197566">
                <text:p>0.0146261252197566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0124149322509766">
                <text:p>0.0124149322509766</text:p>
              </table:table-cell>
              <table:table-cell office:value-type="float" office:value="0.014413783394267">
                <text:p>0.0144137833942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